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3.695cm"/>
    </style:style>
    <style:style style:name="co1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5.248cm"/>
    </style:style>
    <style:style style:name="co5" style:family="table-column">
      <style:table-column-properties fo:break-before="auto" style:column-width="4.136cm"/>
    </style:style>
    <style:style style:name="co6" style:family="table-column">
      <style:table-column-properties fo:break-before="auto" style:column-width="1.395cm"/>
    </style:style>
    <style:style style:name="co7" style:family="table-column">
      <style:table-column-properties fo:break-before="auto" style:column-width="0.594cm"/>
    </style:style>
    <style:style style:name="co8" style:family="table-column">
      <style:table-column-properties fo:break-before="auto" style:column-width="1.73cm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0f8ff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aebd7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ffff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7fffd4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0ffff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5f5dc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e4c4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ebcd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00ff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8a2be2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a52a2a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deb887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5f9ea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7fff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d2691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7f5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6495ed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8dc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dc143c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008b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008b8b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b8860b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a9a9a9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0064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bdb76b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8b008b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556b2f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8c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32cc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8b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e9967a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8fbc8f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483d8b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2f4f4f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00ced1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9400d3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1493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00bfff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696969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1e90ff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b22222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ffaf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228b22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ff00ff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dcdcdc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f8f8ff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7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daa52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80808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008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adff2f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0fff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69b4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cd5c5c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4b0082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fffff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f0e68c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e6e6fa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f0f5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7cfc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facd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add8e6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f0808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e0ffff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afad2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90ee9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d3d3d3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b6c1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ffa07a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20b2aa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87cefa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778899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b0c4d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ffffe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00ff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32cd32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faf0e6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8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66cdaa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0000cd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ba55d3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9370db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3cb371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7b68e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00fa9a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48d1cc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c71585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19197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f5fffa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fe4e1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ffe4b5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ffdead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00008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fdf5e6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808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6b8e23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ffa5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ff45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da70d6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eee8aa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#98fb98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#afeee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db7093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#ffefd5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ackground-color="#ffdab9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#cd853f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ffc0cb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dda0dd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#b0e0e6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80008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transparent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#ff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#bc8f8f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ackground-color="#4169e1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8b4513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ackground-color="#fa8072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f4a46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ackground-color="#2e8b57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fff5e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#a0522d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c0c0c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87ceeb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6a5acd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70809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afa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00ff7f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4682b4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d2b48c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00808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d8bfd8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ff6347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40e0d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ee82e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ackground-color="#f5deb3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ffffff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f5f5f5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fff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9acd32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3" style:family="table-cell" style:parent-style-name="Default" style:data-style-name="N100">
      <style:table-cell-properties style:text-align-source="fix" style:repeat-content="false" fo:background-color="transparent"/>
      <style:paragraph-properties fo:text-align="center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 style:data-style-name="N100">
      <style:table-cell-properties fo:background-color="transparent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 style:data-style-name="N100">
      <style:table-cell-properties fo:background-color="transparent"/>
    </style:style>
    <style:style style:name="ce147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 style:data-style-name="N10">
      <style:table-cell-properties fo:background-color="#b2b2b2"/>
    </style:style>
    <style:style style:name="ce149" style:family="table-cell" style:parent-style-name="Default">
      <style:table-cell-properties fo:background-color="#b2b2b2"/>
    </style:style>
    <style:style style:name="ce150" style:family="table-cell" style:parent-style-name="Default">
      <style:table-cell-properties fo:background-color="transparent"/>
    </style:style>
    <style:style style:name="ce151" style:family="table-cell" style:parent-style-name="Default" style:data-style-name="N1"/>
    <style:style style:name="ce152" style:family="table-cell" style:parent-style-name="Default" style:data-style-name="N10"/>
    <style:style style:name="ce15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4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146"/>
        <table:table-column table:style-name="co6" table:number-columns-repeated="2" table:default-cell-style-name="Default"/>
        <table:table-column table:style-name="co6" table:number-columns-repeated="3" table:default-cell-style-name="ce149"/>
        <table:table-column table:style-name="co1" table:number-columns-repeated="6" table:default-cell-style-name="Default"/>
        <table:table-row table:style-name="ro3">
          <table:table-cell table:style-name="ce1"/>
          <table:table-cell table:style-name="ce142" table:number-columns-repeated="4"/>
          <table:table-cell table:style-name="ce143" office:value-type="string" table:number-columns-spanned="3" table:number-rows-spanned="1">
            <text:p>Decimal</text:p>
          </table:table-cell>
          <table:covered-table-cell table:number-columns-repeated="2"/>
          <table:table-cell table:style-name="ce143" office:value-type="string" table:number-columns-spanned="3" table:number-rows-spanned="1">
            <text:p>Percentage</text:p>
          </table:table-cell>
          <table:covered-table-cell table:number-columns-repeated="2" table:style-name="ce150"/>
          <table:table-cell table:style-name="ce143" office:value-type="string" table:number-columns-spanned="3" table:number-rows-spanned="1">
            <text:p>HSL</text:p>
          </table:table-cell>
          <table:covered-table-cell table:number-columns-repeated="2"/>
          <table:table-cell table:number-columns-repeated="3"/>
        </table:table-row>
        <table:table-row table:style-name="ro3">
          <table:table-cell table:style-name="ce1" office:value-type="string">
            <text:p>Named </text:p>
          </table:table-cell>
          <table:table-cell table:style-name="ce142" office:value-type="string">
            <text:p>Numeric </text:p>
          </table:table-cell>
          <table:table-cell table:number-columns-repeated="2" table:style-name="ce142" office:value-type="string">
            <text:p>Color name </text:p>
          </table:table-cell>
          <table:table-cell table:style-name="ce142" office:value-type="string">
            <text:p>Hex rgb </text:p>
          </table:table-cell>
          <table:table-cell table:style-name="ce142" office:value-type="string">
            <text:p>R</text:p>
          </table:table-cell>
          <table:table-cell table:style-name="ce142" office:value-type="string">
            <text:p>G</text:p>
          </table:table-cell>
          <table:table-cell table:style-name="ce142" office:value-type="string">
            <text:p>B</text:p>
          </table:table-cell>
          <table:table-cell table:style-name="ce147" office:value-type="string">
            <text:p>R</text:p>
          </table:table-cell>
          <table:table-cell table:style-name="ce147" office:value-type="string">
            <text:p>G</text:p>
          </table:table-cell>
          <table:table-cell table:style-name="ce147" office:value-type="string">
            <text:p>B</text:p>
          </table:table-cell>
          <table:table-cell table:style-name="ce147" office:value-type="string">
            <text:p>H</text:p>
          </table:table-cell>
          <table:table-cell table:style-name="ce147" office:value-type="string">
            <text:p>S</text:p>
          </table:table-cell>
          <table:table-cell table:style-name="ce147" office:value-type="string">
            <text:p>L</text:p>
          </table:table-cell>
          <table:table-cell/>
          <table:table-cell office:value-type="string">
            <text:p>min</text:p>
          </table:table-cell>
          <table:table-cell office:value-type="string">
            <text:p>max</text:p>
          </table:table-cell>
        </table:table-row>
        <table:table-row table:style-name="ro3">
          <table:table-cell table:number-columns-repeated="2" table:style-name="ce2" office:value-type="string">
            <text:p><text:s text:c="2"/></text:p>
          </table:table-cell>
          <table:table-cell table:style-name="ce27" office:value-type="string">
            <text:p>aliceblue </text:p>
          </table:table-cell>
          <table:table-cell table:style-name="ce27" office:value-type="string">
            <text:p>AliceBlue </text:p>
          </table:table-cell>
          <table:table-cell table:style-name="ce124" office:value-type="string">
            <text:p>#f0f8ff </text:p>
          </table:table-cell>
          <table:table-cell table:style-name="ce144" office:value-type="float" office:value="240">
            <text:p>240</text:p>
          </table:table-cell>
          <table:table-cell office:value-type="float" office:value="248">
            <text:p>248</text:p>
          </table:table-cell>
          <table:table-cell office:value-type="float" office:value="255">
            <text:p>255</text:p>
          </table:table-cell>
          <table:table-cell table:style-name="ce148" table:formula="of:=[.F3]/255" office:value-type="percentage" office:value="0.941176470588235">
            <text:p>94%</text:p>
          </table:table-cell>
          <table:table-cell table:style-name="ce148" table:formula="of:=[.G3]/255" office:value-type="percentage" office:value="0.972549019607843">
            <text:p>97%</text:p>
          </table:table-cell>
          <table:table-cell table:style-name="ce148" table:formula="of:=[.H3]/255" office:value-type="percentage" office:value="1">
            <text:p>100%</text:p>
          </table:table-cell>
          <table:table-cell table:style-name="ce151" table:formula="of:=IF([.P3]=[.F3];(120+120*([.H3]-[.P3])/([.G3]+[.H3]-2*[.P3])); IF([.G3]=[.P3]; 240+120*(([.F3]-[.P3])/([.F3]+[.H3]-2*[.P3])) ; 120*(([.G3]-[.P3])/([.F3]+[.G3]-2*[.P3]) )))" office:value-type="float" office:value="198.260869565217">
            <text:p>198</text:p>
          </table:table-cell>
          <table:table-cell table:style-name="ce152" table:formula="of:=1-([.P3]/[.Q3])" office:value-type="percentage" office:value="0.0588235294117647">
            <text:p>6%</text:p>
          </table:table-cell>
          <table:table-cell table:style-name="ce152" table:formula="of:=([.P3]+[.Q3])/2/255" office:value-type="percentage" office:value="0.970588235294118">
            <text:p>97%</text:p>
          </table:table-cell>
          <table:table-cell/>
          <table:table-cell table:formula="of:=MIN([.F3:.H3])" office:value-type="float" office:value="240">
            <text:p>240</text:p>
          </table:table-cell>
          <table:table-cell table:formula="of:=MAX([.F3:.H3])" office:value-type="float" office:value="255">
            <text:p>255</text:p>
          </table:table-cell>
        </table:table-row>
        <table:table-row table:style-name="ro3">
          <table:table-cell table:number-columns-repeated="2" table:style-name="ce3" office:value-type="string">
            <text:p><text:s text:c="2"/></text:p>
          </table:table-cell>
          <table:table-cell table:style-name="ce27" office:value-type="string">
            <text:p>antiquewhite </text:p>
          </table:table-cell>
          <table:table-cell table:style-name="ce27" office:value-type="string">
            <text:p>antiqueWhite </text:p>
          </table:table-cell>
          <table:table-cell table:style-name="ce124" office:value-type="string">
            <text:p>#faebd7 </text:p>
          </table:table-cell>
          <table:table-cell table:style-name="ce144" office:value-type="float" office:value="250">
            <text:p>250</text:p>
          </table:table-cell>
          <table:table-cell office:value-type="float" office:value="235">
            <text:p>235</text:p>
          </table:table-cell>
          <table:table-cell office:value-type="float" office:value="215">
            <text:p>215</text:p>
          </table:table-cell>
          <table:table-cell table:style-name="ce148" table:formula="of:=[.F4]/255" office:value-type="percentage" office:value="0.980392156862745">
            <text:p>98%</text:p>
          </table:table-cell>
          <table:table-cell table:style-name="ce148" table:formula="of:=[.G4]/255" office:value-type="percentage" office:value="0.92156862745098">
            <text:p>92%</text:p>
          </table:table-cell>
          <table:table-cell table:style-name="ce148" table:formula="of:=[.H4]/255" office:value-type="percentage" office:value="0.843137254901961">
            <text:p>84%</text:p>
          </table:table-cell>
          <table:table-cell table:style-name="ce151" table:formula="of:=IF([.P4]=[.F4];(120+120*([.H4]-[.P4])/([.G4]+[.H4]-2*[.P4])); IF([.G4]=[.P4]; 240+120*(([.F4]-[.P4])/([.F4]+[.H4]-2*[.P4])) ; 120*(([.G4]-[.P4])/([.F4]+[.G4]-2*[.P4]) )))" office:value-type="float" office:value="43.6363636363636">
            <text:p>44</text:p>
          </table:table-cell>
          <table:table-cell table:style-name="ce152" table:formula="of:=1-([.P4]/[.Q4])" office:value-type="percentage" office:value="0.14">
            <text:p>14%</text:p>
          </table:table-cell>
          <table:table-cell table:style-name="ce152" table:formula="of:=([.P4]+[.Q4])/2/255" office:value-type="percentage" office:value="0.911764705882353">
            <text:p>91%</text:p>
          </table:table-cell>
          <table:table-cell/>
          <table:table-cell table:formula="of:=MIN([.F4:.H4])" office:value-type="float" office:value="215">
            <text:p>215</text:p>
          </table:table-cell>
          <table:table-cell table:formula="of:=MAX([.F4:.H4])" office:value-type="float" office:value="250">
            <text:p>250</text:p>
          </table:table-cell>
        </table:table-row>
        <table:table-row table:style-name="ro3">
          <table:table-cell table:number-columns-repeated="2" table:style-name="ce4" office:value-type="string">
            <text:p><text:s text:c="2"/></text:p>
          </table:table-cell>
          <table:table-cell table:number-columns-repeated="2" table:style-name="ce27" office:value-type="string">
            <text:p>aqua </text:p>
          </table:table-cell>
          <table:table-cell table:style-name="ce124" office:value-type="string">
            <text:p>#00ffff </text:p>
          </table:table-cell>
          <table:table-cell table:style-name="ce144"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table:style-name="ce148" table:formula="of:=[.F5]/255" office:value-type="percentage" office:value="0">
            <text:p>0%</text:p>
          </table:table-cell>
          <table:table-cell table:style-name="ce148" table:formula="of:=[.G5]/255" office:value-type="percentage" office:value="1">
            <text:p>100%</text:p>
          </table:table-cell>
          <table:table-cell table:style-name="ce148" table:formula="of:=[.H5]/255" office:value-type="percentage" office:value="1">
            <text:p>100%</text:p>
          </table:table-cell>
          <table:table-cell table:style-name="ce151" table:formula="of:=IF([.P5]=[.F5];(120+120*([.H5]-[.P5])/([.G5]+[.H5]-2*[.P5])); IF([.G5]=[.P5]; 240+120*(([.F5]-[.P5])/([.F5]+[.H5]-2*[.P5])) ; 120*(([.G5]-[.P5])/([.F5]+[.G5]-2*[.P5]) )))" office:value-type="float" office:value="180">
            <text:p>180</text:p>
          </table:table-cell>
          <table:table-cell table:style-name="ce152" table:formula="of:=1-([.P5]/[.Q5])" office:value-type="percentage" office:value="1">
            <text:p>100%</text:p>
          </table:table-cell>
          <table:table-cell table:style-name="ce152" table:formula="of:=([.P5]+[.Q5])/2/255" office:value-type="percentage" office:value="0.5">
            <text:p>50%</text:p>
          </table:table-cell>
          <table:table-cell/>
          <table:table-cell table:formula="of:=MIN([.F5:.H5])" office:value-type="float" office:value="0">
            <text:p>0</text:p>
          </table:table-cell>
          <table:table-cell table:formula="of:=MAX([.F5:.H5])" office:value-type="float" office:value="255">
            <text:p>255</text:p>
          </table:table-cell>
        </table:table-row>
        <table:table-row table:style-name="ro3">
          <table:table-cell table:number-columns-repeated="2" table:style-name="ce5" office:value-type="string">
            <text:p><text:s text:c="2"/></text:p>
          </table:table-cell>
          <table:table-cell table:number-columns-repeated="2" table:style-name="ce27" office:value-type="string">
            <text:p>aquamarine </text:p>
          </table:table-cell>
          <table:table-cell table:style-name="ce124" office:value-type="string">
            <text:p>#7fffd4 </text:p>
          </table:table-cell>
          <table:table-cell table:style-name="ce144" office:value-type="float" office:value="127">
            <text:p>127</text:p>
          </table:table-cell>
          <table:table-cell office:value-type="float" office:value="255">
            <text:p>255</text:p>
          </table:table-cell>
          <table:table-cell office:value-type="float" office:value="212">
            <text:p>212</text:p>
          </table:table-cell>
          <table:table-cell table:style-name="ce148" table:formula="of:=[.F6]/255" office:value-type="percentage" office:value="0.498039215686275">
            <text:p>50%</text:p>
          </table:table-cell>
          <table:table-cell table:style-name="ce148" table:formula="of:=[.G6]/255" office:value-type="percentage" office:value="1">
            <text:p>100%</text:p>
          </table:table-cell>
          <table:table-cell table:style-name="ce148" table:formula="of:=[.H6]/255" office:value-type="percentage" office:value="0.831372549019608">
            <text:p>83%</text:p>
          </table:table-cell>
          <table:table-cell table:style-name="ce151" table:formula="of:=IF([.P6]=[.F6];(120+120*([.H6]-[.P6])/([.G6]+[.H6]-2*[.P6])); IF([.G6]=[.P6]; 240+120*(([.F6]-[.P6])/([.F6]+[.H6]-2*[.P6])) ; 120*(([.G6]-[.P6])/([.F6]+[.G6]-2*[.P6]) )))" office:value-type="float" office:value="167.887323943662">
            <text:p>168</text:p>
          </table:table-cell>
          <table:table-cell table:style-name="ce152" table:formula="of:=1-([.P6]/[.Q6])" office:value-type="percentage" office:value="0.501960784313726">
            <text:p>50%</text:p>
          </table:table-cell>
          <table:table-cell table:style-name="ce152" table:formula="of:=([.P6]+[.Q6])/2/255" office:value-type="percentage" office:value="0.749019607843137">
            <text:p>75%</text:p>
          </table:table-cell>
          <table:table-cell/>
          <table:table-cell table:formula="of:=MIN([.F6:.H6])" office:value-type="float" office:value="127">
            <text:p>127</text:p>
          </table:table-cell>
          <table:table-cell table:formula="of:=MAX([.F6:.H6])" office:value-type="float" office:value="255">
            <text:p>255</text:p>
          </table:table-cell>
        </table:table-row>
        <table:table-row table:style-name="ro3">
          <table:table-cell table:number-columns-repeated="2" table:style-name="ce6" office:value-type="string">
            <text:p><text:s text:c="2"/></text:p>
          </table:table-cell>
          <table:table-cell table:number-columns-repeated="2" table:style-name="ce27" office:value-type="string">
            <text:p>azure </text:p>
          </table:table-cell>
          <table:table-cell table:style-name="ce124" office:value-type="string">
            <text:p>#f0ffff </text:p>
          </table:table-cell>
          <table:table-cell table:style-name="ce144" office:value-type="float" office:value="240">
            <text:p>240</text:p>
          </table:table-cell>
          <table:table-cell table:number-columns-repeated="2" office:value-type="float" office:value="255">
            <text:p>255</text:p>
          </table:table-cell>
          <table:table-cell table:style-name="ce148" table:formula="of:=[.F7]/255" office:value-type="percentage" office:value="0.941176470588235">
            <text:p>94%</text:p>
          </table:table-cell>
          <table:table-cell table:style-name="ce148" table:formula="of:=[.G7]/255" office:value-type="percentage" office:value="1">
            <text:p>100%</text:p>
          </table:table-cell>
          <table:table-cell table:style-name="ce148" table:formula="of:=[.H7]/255" office:value-type="percentage" office:value="1">
            <text:p>100%</text:p>
          </table:table-cell>
          <table:table-cell table:style-name="ce151" table:formula="of:=IF([.P7]=[.F7];(120+120*([.H7]-[.P7])/([.G7]+[.H7]-2*[.P7])); IF([.G7]=[.P7]; 240+120*(([.F7]-[.P7])/([.F7]+[.H7]-2*[.P7])) ; 120*(([.G7]-[.P7])/([.F7]+[.G7]-2*[.P7]) )))" office:value-type="float" office:value="180">
            <text:p>180</text:p>
          </table:table-cell>
          <table:table-cell table:style-name="ce152" table:formula="of:=1-([.P7]/[.Q7])" office:value-type="percentage" office:value="0.0588235294117647">
            <text:p>6%</text:p>
          </table:table-cell>
          <table:table-cell table:style-name="ce152" table:formula="of:=([.P7]+[.Q7])/2/255" office:value-type="percentage" office:value="0.970588235294118">
            <text:p>97%</text:p>
          </table:table-cell>
          <table:table-cell/>
          <table:table-cell table:formula="of:=MIN([.F7:.H7])" office:value-type="float" office:value="240">
            <text:p>240</text:p>
          </table:table-cell>
          <table:table-cell table:formula="of:=MAX([.F7:.H7])" office:value-type="float" office:value="255">
            <text:p>255</text:p>
          </table:table-cell>
        </table:table-row>
        <table:table-row table:style-name="ro3">
          <table:table-cell table:number-columns-repeated="2" table:style-name="ce7" office:value-type="string">
            <text:p><text:s text:c="2"/></text:p>
          </table:table-cell>
          <table:table-cell table:number-columns-repeated="2" table:style-name="ce27" office:value-type="string">
            <text:p>beige </text:p>
          </table:table-cell>
          <table:table-cell table:style-name="ce124" office:value-type="string">
            <text:p>#f5f5dc </text:p>
          </table:table-cell>
          <table:table-cell table:style-name="ce144" office:value-type="float" office:value="245">
            <text:p>245</text:p>
          </table:table-cell>
          <table:table-cell office:value-type="float" office:value="245">
            <text:p>245</text:p>
          </table:table-cell>
          <table:table-cell office:value-type="float" office:value="220">
            <text:p>220</text:p>
          </table:table-cell>
          <table:table-cell table:style-name="ce148" table:formula="of:=[.F8]/255" office:value-type="percentage" office:value="0.96078431372549">
            <text:p>96%</text:p>
          </table:table-cell>
          <table:table-cell table:style-name="ce148" table:formula="of:=[.G8]/255" office:value-type="percentage" office:value="0.96078431372549">
            <text:p>96%</text:p>
          </table:table-cell>
          <table:table-cell table:style-name="ce148" table:formula="of:=[.H8]/255" office:value-type="percentage" office:value="0.862745098039216">
            <text:p>86%</text:p>
          </table:table-cell>
          <table:table-cell table:style-name="ce151" table:formula="of:=IF([.P8]=[.F8];(120+120*([.H8]-[.P8])/([.G8]+[.H8]-2*[.P8])); IF([.G8]=[.P8]; 240+120*(([.F8]-[.P8])/([.F8]+[.H8]-2*[.P8])) ; 120*(([.G8]-[.P8])/([.F8]+[.G8]-2*[.P8]) )))" office:value-type="float" office:value="60">
            <text:p>60</text:p>
          </table:table-cell>
          <table:table-cell table:style-name="ce152" table:formula="of:=1-([.P8]/[.Q8])" office:value-type="percentage" office:value="0.102040816326531">
            <text:p>10%</text:p>
          </table:table-cell>
          <table:table-cell table:style-name="ce152" table:formula="of:=([.P8]+[.Q8])/2/255" office:value-type="percentage" office:value="0.911764705882353">
            <text:p>91%</text:p>
          </table:table-cell>
          <table:table-cell/>
          <table:table-cell table:formula="of:=MIN([.F8:.H8])" office:value-type="float" office:value="220">
            <text:p>220</text:p>
          </table:table-cell>
          <table:table-cell table:formula="of:=MAX([.F8:.H8])" office:value-type="float" office:value="245">
            <text:p>245</text:p>
          </table:table-cell>
        </table:table-row>
        <table:table-row table:style-name="ro3">
          <table:table-cell table:number-columns-repeated="2" table:style-name="ce8" office:value-type="string">
            <text:p><text:s text:c="2"/></text:p>
          </table:table-cell>
          <table:table-cell table:number-columns-repeated="2" table:style-name="ce27" office:value-type="string">
            <text:p>bisque </text:p>
          </table:table-cell>
          <table:table-cell table:style-name="ce124" office:value-type="string">
            <text:p>#ffe4c4 </text:p>
          </table:table-cell>
          <table:table-cell table:style-name="ce144" office:value-type="float" office:value="255">
            <text:p>255</text:p>
          </table:table-cell>
          <table:table-cell office:value-type="float" office:value="228">
            <text:p>228</text:p>
          </table:table-cell>
          <table:table-cell office:value-type="float" office:value="196">
            <text:p>196</text:p>
          </table:table-cell>
          <table:table-cell table:style-name="ce148" table:formula="of:=[.F9]/255" office:value-type="percentage" office:value="1">
            <text:p>100%</text:p>
          </table:table-cell>
          <table:table-cell table:style-name="ce148" table:formula="of:=[.G9]/255" office:value-type="percentage" office:value="0.894117647058824">
            <text:p>89%</text:p>
          </table:table-cell>
          <table:table-cell table:style-name="ce148" table:formula="of:=[.H9]/255" office:value-type="percentage" office:value="0.768627450980392">
            <text:p>77%</text:p>
          </table:table-cell>
          <table:table-cell table:style-name="ce151" table:formula="of:=IF([.P9]=[.F9];(120+120*([.H9]-[.P9])/([.G9]+[.H9]-2*[.P9])); IF([.G9]=[.P9]; 240+120*(([.F9]-[.P9])/([.F9]+[.H9]-2*[.P9])) ; 120*(([.G9]-[.P9])/([.F9]+[.G9]-2*[.P9]) )))" office:value-type="float" office:value="42.1978021978022">
            <text:p>42</text:p>
          </table:table-cell>
          <table:table-cell table:style-name="ce152" table:formula="of:=1-([.P9]/[.Q9])" office:value-type="percentage" office:value="0.231372549019608">
            <text:p>23%</text:p>
          </table:table-cell>
          <table:table-cell table:style-name="ce152" table:formula="of:=([.P9]+[.Q9])/2/255" office:value-type="percentage" office:value="0.884313725490196">
            <text:p>88%</text:p>
          </table:table-cell>
          <table:table-cell/>
          <table:table-cell table:formula="of:=MIN([.F9:.H9])" office:value-type="float" office:value="196">
            <text:p>196</text:p>
          </table:table-cell>
          <table:table-cell table:formula="of:=MAX([.F9:.H9])" office:value-type="float" office:value="255">
            <text:p>255</text:p>
          </table:table-cell>
        </table:table-row>
        <table:table-row table:style-name="ro3">
          <table:table-cell table:number-columns-repeated="2" table:style-name="ce9" office:value-type="string">
            <text:p><text:s text:c="2"/></text:p>
          </table:table-cell>
          <table:table-cell table:number-columns-repeated="2" table:style-name="ce27" office:value-type="string">
            <text:p>black </text:p>
          </table:table-cell>
          <table:table-cell table:style-name="ce124" office:value-type="string">
            <text:p>#000000 </text:p>
          </table:table-cell>
          <table:table-cell table:style-name="ce144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48" table:formula="of:=[.F10]/255" office:value-type="percentage" office:value="0">
            <text:p>0%</text:p>
          </table:table-cell>
          <table:table-cell table:style-name="ce148" table:formula="of:=[.G10]/255" office:value-type="percentage" office:value="0">
            <text:p>0%</text:p>
          </table:table-cell>
          <table:table-cell table:style-name="ce148" table:formula="of:=[.H10]/255" office:value-type="percentage" office:value="0">
            <text:p>0%</text:p>
          </table:table-cell>
          <table:table-cell table:style-name="ce151" table:formula="of:=IF([.P10]=[.F10];(120+120*([.H10]-[.P10])/([.G10]+[.H10]-2*[.P10])); IF([.G10]=[.P10]; 240+120*(([.F10]-[.P10])/([.F10]+[.H10]-2*[.P10])) ; 120*(([.G10]-[.P10])/([.F10]+[.G10]-2*[.P10]) )))" office:value-type="float" office:value="0">
            <text:p>#DIV/0!</text:p>
          </table:table-cell>
          <table:table-cell table:style-name="ce152" table:formula="of:=1-([.P10]/[.Q10])" office:value-type="percentage" office:value="0">
            <text:p>#DIV/0!</text:p>
          </table:table-cell>
          <table:table-cell table:style-name="ce152" table:formula="of:=([.P10]+[.Q10])/2/255" office:value-type="percentage" office:value="0">
            <text:p>0%</text:p>
          </table:table-cell>
          <table:table-cell/>
          <table:table-cell table:formula="of:=MIN([.F10:.H10])" office:value-type="float" office:value="0">
            <text:p>0</text:p>
          </table:table-cell>
          <table:table-cell table:formula="of:=MAX([.F10:.H10])" office:value-type="float" office:value="0">
            <text:p>0</text:p>
          </table:table-cell>
        </table:table-row>
        <table:table-row table:style-name="ro3">
          <table:table-cell table:number-columns-repeated="2" table:style-name="ce10" office:value-type="string">
            <text:p><text:s text:c="2"/></text:p>
          </table:table-cell>
          <table:table-cell table:style-name="ce27" office:value-type="string">
            <text:p>blanchedalmond </text:p>
          </table:table-cell>
          <table:table-cell table:style-name="ce27" office:value-type="string">
            <text:p>blanchedAlmond </text:p>
          </table:table-cell>
          <table:table-cell table:style-name="ce124" office:value-type="string">
            <text:p>#ffebcd </text:p>
          </table:table-cell>
          <table:table-cell table:style-name="ce144" office:value-type="float" office:value="255">
            <text:p>255</text:p>
          </table:table-cell>
          <table:table-cell office:value-type="float" office:value="235">
            <text:p>235</text:p>
          </table:table-cell>
          <table:table-cell office:value-type="float" office:value="205">
            <text:p>205</text:p>
          </table:table-cell>
          <table:table-cell table:style-name="ce148" table:formula="of:=[.F11]/255" office:value-type="percentage" office:value="1">
            <text:p>100%</text:p>
          </table:table-cell>
          <table:table-cell table:style-name="ce148" table:formula="of:=[.G11]/255" office:value-type="percentage" office:value="0.92156862745098">
            <text:p>92%</text:p>
          </table:table-cell>
          <table:table-cell table:style-name="ce148" table:formula="of:=[.H11]/255" office:value-type="percentage" office:value="0.803921568627451">
            <text:p>80%</text:p>
          </table:table-cell>
          <table:table-cell table:style-name="ce151" table:formula="of:=IF([.P11]=[.F11];(120+120*([.H11]-[.P11])/([.G11]+[.H11]-2*[.P11])); IF([.G11]=[.P11]; 240+120*(([.F11]-[.P11])/([.F11]+[.H11]-2*[.P11])) ; 120*(([.G11]-[.P11])/([.F11]+[.G11]-2*[.P11]) )))" office:value-type="float" office:value="45">
            <text:p>45</text:p>
          </table:table-cell>
          <table:table-cell table:style-name="ce152" table:formula="of:=1-([.P11]/[.Q11])" office:value-type="percentage" office:value="0.196078431372549">
            <text:p>20%</text:p>
          </table:table-cell>
          <table:table-cell table:style-name="ce152" table:formula="of:=([.P11]+[.Q11])/2/255" office:value-type="percentage" office:value="0.901960784313726">
            <text:p>90%</text:p>
          </table:table-cell>
          <table:table-cell/>
          <table:table-cell table:formula="of:=MIN([.F11:.H11])" office:value-type="float" office:value="205">
            <text:p>205</text:p>
          </table:table-cell>
          <table:table-cell table:formula="of:=MAX([.F11:.H11])" office:value-type="float" office:value="255">
            <text:p>255</text:p>
          </table:table-cell>
        </table:table-row>
        <table:table-row table:style-name="ro3">
          <table:table-cell table:number-columns-repeated="2" table:style-name="ce11" office:value-type="string">
            <text:p><text:s text:c="2"/></text:p>
          </table:table-cell>
          <table:table-cell table:number-columns-repeated="2" table:style-name="ce27" office:value-type="string">
            <text:p>blue </text:p>
          </table:table-cell>
          <table:table-cell table:style-name="ce124" office:value-type="string">
            <text:p>#0000ff </text:p>
          </table:table-cell>
          <table:table-cell table:style-name="ce14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style-name="ce148" table:formula="of:=[.F12]/255" office:value-type="percentage" office:value="0">
            <text:p>0%</text:p>
          </table:table-cell>
          <table:table-cell table:style-name="ce148" table:formula="of:=[.G12]/255" office:value-type="percentage" office:value="0">
            <text:p>0%</text:p>
          </table:table-cell>
          <table:table-cell table:style-name="ce148" table:formula="of:=[.H12]/255" office:value-type="percentage" office:value="1">
            <text:p>100%</text:p>
          </table:table-cell>
          <table:table-cell table:style-name="ce151" table:formula="of:=IF([.P12]=[.F12];(120+120*([.H12]-[.P12])/([.G12]+[.H12]-2*[.P12])); IF([.G12]=[.P12]; 240+120*(([.F12]-[.P12])/([.F12]+[.H12]-2*[.P12])) ; 120*(([.G12]-[.P12])/([.F12]+[.G12]-2*[.P12]) )))" office:value-type="float" office:value="240">
            <text:p>240</text:p>
          </table:table-cell>
          <table:table-cell table:style-name="ce152" table:formula="of:=1-([.P12]/[.Q12])" office:value-type="percentage" office:value="1">
            <text:p>100%</text:p>
          </table:table-cell>
          <table:table-cell table:style-name="ce152" table:formula="of:=([.P12]+[.Q12])/2/255" office:value-type="percentage" office:value="0.5">
            <text:p>50%</text:p>
          </table:table-cell>
          <table:table-cell/>
          <table:table-cell table:formula="of:=MIN([.F12:.H12])" office:value-type="float" office:value="0">
            <text:p>0</text:p>
          </table:table-cell>
          <table:table-cell table:formula="of:=MAX([.F12:.H12])" office:value-type="float" office:value="255">
            <text:p>255</text:p>
          </table:table-cell>
        </table:table-row>
        <table:table-row table:style-name="ro3">
          <table:table-cell table:number-columns-repeated="2" table:style-name="ce12" office:value-type="string">
            <text:p><text:s text:c="2"/></text:p>
          </table:table-cell>
          <table:table-cell table:style-name="ce27" office:value-type="string">
            <text:p>blueviolet </text:p>
          </table:table-cell>
          <table:table-cell table:style-name="ce27" office:value-type="string">
            <text:p>blueViolet </text:p>
          </table:table-cell>
          <table:table-cell table:style-name="ce124" office:value-type="string">
            <text:p>#8a2be2 </text:p>
          </table:table-cell>
          <table:table-cell table:style-name="ce144" office:value-type="float" office:value="138">
            <text:p>138</text:p>
          </table:table-cell>
          <table:table-cell office:value-type="float" office:value="43">
            <text:p>43</text:p>
          </table:table-cell>
          <table:table-cell office:value-type="float" office:value="226">
            <text:p>226</text:p>
          </table:table-cell>
          <table:table-cell table:style-name="ce148" table:formula="of:=[.F13]/255" office:value-type="percentage" office:value="0.541176470588235">
            <text:p>54%</text:p>
          </table:table-cell>
          <table:table-cell table:style-name="ce148" table:formula="of:=[.G13]/255" office:value-type="percentage" office:value="0.168627450980392">
            <text:p>17%</text:p>
          </table:table-cell>
          <table:table-cell table:style-name="ce148" table:formula="of:=[.H13]/255" office:value-type="percentage" office:value="0.886274509803921">
            <text:p>89%</text:p>
          </table:table-cell>
          <table:table-cell table:style-name="ce151" table:formula="of:=IF([.P13]=[.F13];(120+120*([.H13]-[.P13])/([.G13]+[.H13]-2*[.P13])); IF([.G13]=[.P13]; 240+120*(([.F13]-[.P13])/([.F13]+[.H13]-2*[.P13])) ; 120*(([.G13]-[.P13])/([.F13]+[.G13]-2*[.P13]) )))" office:value-type="float" office:value="281.007194244604">
            <text:p>281</text:p>
          </table:table-cell>
          <table:table-cell table:style-name="ce152" table:formula="of:=1-([.P13]/[.Q13])" office:value-type="percentage" office:value="0.809734513274336">
            <text:p>81%</text:p>
          </table:table-cell>
          <table:table-cell table:style-name="ce152" table:formula="of:=([.P13]+[.Q13])/2/255" office:value-type="percentage" office:value="0.527450980392157">
            <text:p>53%</text:p>
          </table:table-cell>
          <table:table-cell/>
          <table:table-cell table:formula="of:=MIN([.F13:.H13])" office:value-type="float" office:value="43">
            <text:p>43</text:p>
          </table:table-cell>
          <table:table-cell table:formula="of:=MAX([.F13:.H13])" office:value-type="float" office:value="226">
            <text:p>226</text:p>
          </table:table-cell>
        </table:table-row>
        <table:table-row table:style-name="ro3">
          <table:table-cell table:number-columns-repeated="2" table:style-name="ce13" office:value-type="string">
            <text:p><text:s text:c="2"/></text:p>
          </table:table-cell>
          <table:table-cell table:number-columns-repeated="2" table:style-name="ce27" office:value-type="string">
            <text:p>brown </text:p>
          </table:table-cell>
          <table:table-cell table:style-name="ce124" office:value-type="string">
            <text:p>#a52a2a </text:p>
          </table:table-cell>
          <table:table-cell table:style-name="ce144" office:value-type="float" office:value="165">
            <text:p>165</text:p>
          </table:table-cell>
          <table:table-cell table:number-columns-repeated="2" office:value-type="float" office:value="42">
            <text:p>42</text:p>
          </table:table-cell>
          <table:table-cell table:style-name="ce148" table:formula="of:=[.F14]/255" office:value-type="percentage" office:value="0.647058823529412">
            <text:p>65%</text:p>
          </table:table-cell>
          <table:table-cell table:style-name="ce148" table:formula="of:=[.G14]/255" office:value-type="percentage" office:value="0.164705882352941">
            <text:p>16%</text:p>
          </table:table-cell>
          <table:table-cell table:style-name="ce148" table:formula="of:=[.H14]/255" office:value-type="percentage" office:value="0.164705882352941">
            <text:p>16%</text:p>
          </table:table-cell>
          <table:table-cell table:style-name="ce151" table:formula="of:=IF([.P14]=[.F14];(120+120*([.H14]-[.P14])/([.G14]+[.H14]-2*[.P14])); IF([.G14]=[.P14]; 240+120*(([.F14]-[.P14])/([.F14]+[.H14]-2*[.P14])) ; 120*(([.G14]-[.P14])/([.F14]+[.G14]-2*[.P14]) )))" office:value-type="float" office:value="360">
            <text:p>360</text:p>
          </table:table-cell>
          <table:table-cell table:style-name="ce152" table:formula="of:=1-([.P14]/[.Q14])" office:value-type="percentage" office:value="0.745454545454545">
            <text:p>75%</text:p>
          </table:table-cell>
          <table:table-cell table:style-name="ce152" table:formula="of:=([.P14]+[.Q14])/2/255" office:value-type="percentage" office:value="0.405882352941176">
            <text:p>41%</text:p>
          </table:table-cell>
          <table:table-cell/>
          <table:table-cell table:formula="of:=MIN([.F14:.H14])" office:value-type="float" office:value="42">
            <text:p>42</text:p>
          </table:table-cell>
          <table:table-cell table:formula="of:=MAX([.F14:.H14])" office:value-type="float" office:value="165">
            <text:p>165</text:p>
          </table:table-cell>
        </table:table-row>
        <table:table-row table:style-name="ro3">
          <table:table-cell table:number-columns-repeated="2" table:style-name="ce14" office:value-type="string">
            <text:p><text:s text:c="2"/></text:p>
          </table:table-cell>
          <table:table-cell table:number-columns-repeated="2" table:style-name="ce27" office:value-type="string">
            <text:p>burlywood </text:p>
          </table:table-cell>
          <table:table-cell table:style-name="ce124" office:value-type="string">
            <text:p>#deb887 </text:p>
          </table:table-cell>
          <table:table-cell table:style-name="ce144" office:value-type="float" office:value="222">
            <text:p>222</text:p>
          </table:table-cell>
          <table:table-cell office:value-type="float" office:value="184">
            <text:p>184</text:p>
          </table:table-cell>
          <table:table-cell office:value-type="float" office:value="135">
            <text:p>135</text:p>
          </table:table-cell>
          <table:table-cell table:style-name="ce148" table:formula="of:=[.F15]/255" office:value-type="percentage" office:value="0.870588235294118">
            <text:p>87%</text:p>
          </table:table-cell>
          <table:table-cell table:style-name="ce148" table:formula="of:=[.G15]/255" office:value-type="percentage" office:value="0.72156862745098">
            <text:p>72%</text:p>
          </table:table-cell>
          <table:table-cell table:style-name="ce148" table:formula="of:=[.H15]/255" office:value-type="percentage" office:value="0.529411764705882">
            <text:p>53%</text:p>
          </table:table-cell>
          <table:table-cell table:style-name="ce151" table:formula="of:=IF([.P15]=[.F15];(120+120*([.H15]-[.P15])/([.G15]+[.H15]-2*[.P15])); IF([.G15]=[.P15]; 240+120*(([.F15]-[.P15])/([.F15]+[.H15]-2*[.P15])) ; 120*(([.G15]-[.P15])/([.F15]+[.G15]-2*[.P15]) )))" office:value-type="float" office:value="43.2352941176471">
            <text:p>43</text:p>
          </table:table-cell>
          <table:table-cell table:style-name="ce152" table:formula="of:=1-([.P15]/[.Q15])" office:value-type="percentage" office:value="0.391891891891892">
            <text:p>39%</text:p>
          </table:table-cell>
          <table:table-cell table:style-name="ce152" table:formula="of:=([.P15]+[.Q15])/2/255" office:value-type="percentage" office:value="0.7">
            <text:p>70%</text:p>
          </table:table-cell>
          <table:table-cell/>
          <table:table-cell table:formula="of:=MIN([.F15:.H15])" office:value-type="float" office:value="135">
            <text:p>135</text:p>
          </table:table-cell>
          <table:table-cell table:formula="of:=MAX([.F15:.H15])" office:value-type="float" office:value="222">
            <text:p>222</text:p>
          </table:table-cell>
        </table:table-row>
        <table:table-row table:style-name="ro3">
          <table:table-cell table:number-columns-repeated="2" table:style-name="ce15" office:value-type="string">
            <text:p><text:s text:c="2"/></text:p>
          </table:table-cell>
          <table:table-cell table:style-name="ce27" office:value-type="string">
            <text:p>cadetblue </text:p>
          </table:table-cell>
          <table:table-cell table:style-name="ce27" office:value-type="string">
            <text:p>cadetBlue </text:p>
          </table:table-cell>
          <table:table-cell table:style-name="ce124" office:value-type="string">
            <text:p>#5f9ea0 </text:p>
          </table:table-cell>
          <table:table-cell table:style-name="ce144" office:value-type="float" office:value="95">
            <text:p>95</text:p>
          </table:table-cell>
          <table:table-cell office:value-type="float" office:value="158">
            <text:p>158</text:p>
          </table:table-cell>
          <table:table-cell office:value-type="float" office:value="160">
            <text:p>160</text:p>
          </table:table-cell>
          <table:table-cell table:style-name="ce148" table:formula="of:=[.F16]/255" office:value-type="percentage" office:value="0.372549019607843">
            <text:p>37%</text:p>
          </table:table-cell>
          <table:table-cell table:style-name="ce148" table:formula="of:=[.G16]/255" office:value-type="percentage" office:value="0.619607843137255">
            <text:p>62%</text:p>
          </table:table-cell>
          <table:table-cell table:style-name="ce148" table:formula="of:=[.H16]/255" office:value-type="percentage" office:value="0.627450980392157">
            <text:p>63%</text:p>
          </table:table-cell>
          <table:table-cell table:style-name="ce151" table:formula="of:=IF([.P16]=[.F16];(120+120*([.H16]-[.P16])/([.G16]+[.H16]-2*[.P16])); IF([.G16]=[.P16]; 240+120*(([.F16]-[.P16])/([.F16]+[.H16]-2*[.P16])) ; 120*(([.G16]-[.P16])/([.F16]+[.G16]-2*[.P16]) )))" office:value-type="float" office:value="180.9375">
            <text:p>181</text:p>
          </table:table-cell>
          <table:table-cell table:style-name="ce152" table:formula="of:=1-([.P16]/[.Q16])" office:value-type="percentage" office:value="0.40625">
            <text:p>41%</text:p>
          </table:table-cell>
          <table:table-cell table:style-name="ce152" table:formula="of:=([.P16]+[.Q16])/2/255" office:value-type="percentage" office:value="0.5">
            <text:p>50%</text:p>
          </table:table-cell>
          <table:table-cell/>
          <table:table-cell table:formula="of:=MIN([.F16:.H16])" office:value-type="float" office:value="95">
            <text:p>95</text:p>
          </table:table-cell>
          <table:table-cell table:formula="of:=MAX([.F16:.H16])" office:value-type="float" office:value="160">
            <text:p>160</text:p>
          </table:table-cell>
        </table:table-row>
        <table:table-row table:style-name="ro3">
          <table:table-cell table:number-columns-repeated="2" table:style-name="ce16" office:value-type="string">
            <text:p><text:s text:c="2"/></text:p>
          </table:table-cell>
          <table:table-cell table:number-columns-repeated="2" table:style-name="ce27" office:value-type="string">
            <text:p>chartreuse </text:p>
          </table:table-cell>
          <table:table-cell table:style-name="ce124" office:value-type="string">
            <text:p>#7fff00 </text:p>
          </table:table-cell>
          <table:table-cell table:style-name="ce144" office:value-type="float" office:value="127">
            <text:p>127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table:style-name="ce148" table:formula="of:=[.F17]/255" office:value-type="percentage" office:value="0.498039215686275">
            <text:p>50%</text:p>
          </table:table-cell>
          <table:table-cell table:style-name="ce148" table:formula="of:=[.G17]/255" office:value-type="percentage" office:value="1">
            <text:p>100%</text:p>
          </table:table-cell>
          <table:table-cell table:style-name="ce148" table:formula="of:=[.H17]/255" office:value-type="percentage" office:value="0">
            <text:p>0%</text:p>
          </table:table-cell>
          <table:table-cell table:style-name="ce151" table:formula="of:=IF([.P17]=[.F17];(120+120*([.H17]-[.P17])/([.G17]+[.H17]-2*[.P17])); IF([.G17]=[.P17]; 240+120*(([.F17]-[.P17])/([.F17]+[.H17]-2*[.P17])) ; 120*(([.G17]-[.P17])/([.F17]+[.G17]-2*[.P17]) )))" office:value-type="float" office:value="80.1047120418848">
            <text:p>80</text:p>
          </table:table-cell>
          <table:table-cell table:style-name="ce152" table:formula="of:=1-([.P17]/[.Q17])" office:value-type="percentage" office:value="1">
            <text:p>100%</text:p>
          </table:table-cell>
          <table:table-cell table:style-name="ce152" table:formula="of:=([.P17]+[.Q17])/2/255" office:value-type="percentage" office:value="0.5">
            <text:p>50%</text:p>
          </table:table-cell>
          <table:table-cell/>
          <table:table-cell table:formula="of:=MIN([.F17:.H17])" office:value-type="float" office:value="0">
            <text:p>0</text:p>
          </table:table-cell>
          <table:table-cell table:formula="of:=MAX([.F17:.H17])" office:value-type="float" office:value="255">
            <text:p>255</text:p>
          </table:table-cell>
        </table:table-row>
        <table:table-row table:style-name="ro3">
          <table:table-cell table:number-columns-repeated="2" table:style-name="ce17" office:value-type="string">
            <text:p><text:s text:c="2"/></text:p>
          </table:table-cell>
          <table:table-cell table:number-columns-repeated="2" table:style-name="ce27" office:value-type="string">
            <text:p>chocolate </text:p>
          </table:table-cell>
          <table:table-cell table:style-name="ce124" office:value-type="string">
            <text:p>#d2691e </text:p>
          </table:table-cell>
          <table:table-cell table:style-name="ce144" office:value-type="float" office:value="210">
            <text:p>210</text:p>
          </table:table-cell>
          <table:table-cell office:value-type="float" office:value="105">
            <text:p>105</text:p>
          </table:table-cell>
          <table:table-cell office:value-type="float" office:value="30">
            <text:p>30</text:p>
          </table:table-cell>
          <table:table-cell table:style-name="ce148" table:formula="of:=[.F18]/255" office:value-type="percentage" office:value="0.823529411764706">
            <text:p>82%</text:p>
          </table:table-cell>
          <table:table-cell table:style-name="ce148" table:formula="of:=[.G18]/255" office:value-type="percentage" office:value="0.411764705882353">
            <text:p>41%</text:p>
          </table:table-cell>
          <table:table-cell table:style-name="ce148" table:formula="of:=[.H18]/255" office:value-type="percentage" office:value="0.117647058823529">
            <text:p>12%</text:p>
          </table:table-cell>
          <table:table-cell table:style-name="ce151" table:formula="of:=IF([.P18]=[.F18];(120+120*([.H18]-[.P18])/([.G18]+[.H18]-2*[.P18])); IF([.G18]=[.P18]; 240+120*(([.F18]-[.P18])/([.F18]+[.H18]-2*[.P18])) ; 120*(([.G18]-[.P18])/([.F18]+[.G18]-2*[.P18]) )))" office:value-type="float" office:value="35.2941176470588">
            <text:p>35</text:p>
          </table:table-cell>
          <table:table-cell table:style-name="ce152" table:formula="of:=1-([.P18]/[.Q18])" office:value-type="percentage" office:value="0.857142857142857">
            <text:p>86%</text:p>
          </table:table-cell>
          <table:table-cell table:style-name="ce152" table:formula="of:=([.P18]+[.Q18])/2/255" office:value-type="percentage" office:value="0.470588235294118">
            <text:p>47%</text:p>
          </table:table-cell>
          <table:table-cell/>
          <table:table-cell table:formula="of:=MIN([.F18:.H18])" office:value-type="float" office:value="30">
            <text:p>30</text:p>
          </table:table-cell>
          <table:table-cell table:formula="of:=MAX([.F18:.H18])" office:value-type="float" office:value="210">
            <text:p>210</text:p>
          </table:table-cell>
        </table:table-row>
        <table:table-row table:style-name="ro3">
          <table:table-cell table:number-columns-repeated="2" table:style-name="ce18" office:value-type="string">
            <text:p><text:s text:c="2"/></text:p>
          </table:table-cell>
          <table:table-cell table:number-columns-repeated="2" table:style-name="ce27" office:value-type="string">
            <text:p>coral </text:p>
          </table:table-cell>
          <table:table-cell table:style-name="ce124" office:value-type="string">
            <text:p>#ff7f50 </text:p>
          </table:table-cell>
          <table:table-cell table:style-name="ce144" office:value-type="float" office:value="255">
            <text:p>255</text:p>
          </table:table-cell>
          <table:table-cell office:value-type="float" office:value="127">
            <text:p>127</text:p>
          </table:table-cell>
          <table:table-cell office:value-type="float" office:value="80">
            <text:p>80</text:p>
          </table:table-cell>
          <table:table-cell table:style-name="ce148" table:formula="of:=[.F19]/255" office:value-type="percentage" office:value="1">
            <text:p>100%</text:p>
          </table:table-cell>
          <table:table-cell table:style-name="ce148" table:formula="of:=[.G19]/255" office:value-type="percentage" office:value="0.498039215686275">
            <text:p>50%</text:p>
          </table:table-cell>
          <table:table-cell table:style-name="ce148" table:formula="of:=[.H19]/255" office:value-type="percentage" office:value="0.313725490196078">
            <text:p>31%</text:p>
          </table:table-cell>
          <table:table-cell table:style-name="ce151" table:formula="of:=IF([.P19]=[.F19];(120+120*([.H19]-[.P19])/([.G19]+[.H19]-2*[.P19])); IF([.G19]=[.P19]; 240+120*(([.F19]-[.P19])/([.F19]+[.H19]-2*[.P19])) ; 120*(([.G19]-[.P19])/([.F19]+[.G19]-2*[.P19]) )))" office:value-type="float" office:value="25.4054054054054">
            <text:p>25</text:p>
          </table:table-cell>
          <table:table-cell table:style-name="ce152" table:formula="of:=1-([.P19]/[.Q19])" office:value-type="percentage" office:value="0.686274509803922">
            <text:p>69%</text:p>
          </table:table-cell>
          <table:table-cell table:style-name="ce152" table:formula="of:=([.P19]+[.Q19])/2/255" office:value-type="percentage" office:value="0.656862745098039">
            <text:p>66%</text:p>
          </table:table-cell>
          <table:table-cell/>
          <table:table-cell table:formula="of:=MIN([.F19:.H19])" office:value-type="float" office:value="80">
            <text:p>80</text:p>
          </table:table-cell>
          <table:table-cell table:formula="of:=MAX([.F19:.H19])" office:value-type="float" office:value="255">
            <text:p>255</text:p>
          </table:table-cell>
        </table:table-row>
        <table:table-row table:style-name="ro3">
          <table:table-cell table:number-columns-repeated="2" table:style-name="ce19" office:value-type="string">
            <text:p><text:s text:c="2"/></text:p>
          </table:table-cell>
          <table:table-cell table:style-name="ce27" office:value-type="string">
            <text:p>cornflowerblue </text:p>
          </table:table-cell>
          <table:table-cell table:style-name="ce27" office:value-type="string">
            <text:p>cornflowerBlue </text:p>
          </table:table-cell>
          <table:table-cell table:style-name="ce124" office:value-type="string">
            <text:p>#6495ed </text:p>
          </table:table-cell>
          <table:table-cell table:style-name="ce144" office:value-type="float" office:value="100">
            <text:p>100</text:p>
          </table:table-cell>
          <table:table-cell office:value-type="float" office:value="149">
            <text:p>149</text:p>
          </table:table-cell>
          <table:table-cell office:value-type="float" office:value="237">
            <text:p>237</text:p>
          </table:table-cell>
          <table:table-cell table:style-name="ce148" table:formula="of:=[.F20]/255" office:value-type="percentage" office:value="0.392156862745098">
            <text:p>39%</text:p>
          </table:table-cell>
          <table:table-cell table:style-name="ce148" table:formula="of:=[.G20]/255" office:value-type="percentage" office:value="0.584313725490196">
            <text:p>58%</text:p>
          </table:table-cell>
          <table:table-cell table:style-name="ce148" table:formula="of:=[.H20]/255" office:value-type="percentage" office:value="0.929411764705882">
            <text:p>93%</text:p>
          </table:table-cell>
          <table:table-cell table:style-name="ce151" table:formula="of:=IF([.P20]=[.F20];(120+120*([.H20]-[.P20])/([.G20]+[.H20]-2*[.P20])); IF([.G20]=[.P20]; 240+120*(([.F20]-[.P20])/([.F20]+[.H20]-2*[.P20])) ; 120*(([.G20]-[.P20])/([.F20]+[.G20]-2*[.P20]) )))" office:value-type="float" office:value="208.387096774194">
            <text:p>208</text:p>
          </table:table-cell>
          <table:table-cell table:style-name="ce152" table:formula="of:=1-([.P20]/[.Q20])" office:value-type="percentage" office:value="0.578059071729958">
            <text:p>58%</text:p>
          </table:table-cell>
          <table:table-cell table:style-name="ce152" table:formula="of:=([.P20]+[.Q20])/2/255" office:value-type="percentage" office:value="0.66078431372549">
            <text:p>66%</text:p>
          </table:table-cell>
          <table:table-cell/>
          <table:table-cell table:formula="of:=MIN([.F20:.H20])" office:value-type="float" office:value="100">
            <text:p>100</text:p>
          </table:table-cell>
          <table:table-cell table:formula="of:=MAX([.F20:.H20])" office:value-type="float" office:value="237">
            <text:p>237</text:p>
          </table:table-cell>
        </table:table-row>
        <table:table-row table:style-name="ro3">
          <table:table-cell table:number-columns-repeated="2" table:style-name="ce20" office:value-type="string">
            <text:p><text:s text:c="2"/></text:p>
          </table:table-cell>
          <table:table-cell table:number-columns-repeated="2" table:style-name="ce27" office:value-type="string">
            <text:p>cornsilk </text:p>
          </table:table-cell>
          <table:table-cell table:style-name="ce124" office:value-type="string">
            <text:p>#fff8dc </text:p>
          </table:table-cell>
          <table:table-cell table:style-name="ce144" office:value-type="float" office:value="255">
            <text:p>255</text:p>
          </table:table-cell>
          <table:table-cell office:value-type="float" office:value="248">
            <text:p>248</text:p>
          </table:table-cell>
          <table:table-cell office:value-type="float" office:value="220">
            <text:p>220</text:p>
          </table:table-cell>
          <table:table-cell table:style-name="ce148" table:formula="of:=[.F21]/255" office:value-type="percentage" office:value="1">
            <text:p>100%</text:p>
          </table:table-cell>
          <table:table-cell table:style-name="ce148" table:formula="of:=[.G21]/255" office:value-type="percentage" office:value="0.972549019607843">
            <text:p>97%</text:p>
          </table:table-cell>
          <table:table-cell table:style-name="ce148" table:formula="of:=[.H21]/255" office:value-type="percentage" office:value="0.862745098039216">
            <text:p>86%</text:p>
          </table:table-cell>
          <table:table-cell table:style-name="ce151" table:formula="of:=IF([.P21]=[.F21];(120+120*([.H21]-[.P21])/([.G21]+[.H21]-2*[.P21])); IF([.G21]=[.P21]; 240+120*(([.F21]-[.P21])/([.F21]+[.H21]-2*[.P21])) ; 120*(([.G21]-[.P21])/([.F21]+[.G21]-2*[.P21]) )))" office:value-type="float" office:value="53.3333333333333">
            <text:p>53</text:p>
          </table:table-cell>
          <table:table-cell table:style-name="ce152" table:formula="of:=1-([.P21]/[.Q21])" office:value-type="percentage" office:value="0.137254901960784">
            <text:p>14%</text:p>
          </table:table-cell>
          <table:table-cell table:style-name="ce152" table:formula="of:=([.P21]+[.Q21])/2/255" office:value-type="percentage" office:value="0.931372549019608">
            <text:p>93%</text:p>
          </table:table-cell>
          <table:table-cell/>
          <table:table-cell table:formula="of:=MIN([.F21:.H21])" office:value-type="float" office:value="220">
            <text:p>220</text:p>
          </table:table-cell>
          <table:table-cell table:formula="of:=MAX([.F21:.H21])" office:value-type="float" office:value="255">
            <text:p>255</text:p>
          </table:table-cell>
        </table:table-row>
        <table:table-row table:style-name="ro3">
          <table:table-cell table:number-columns-repeated="2" table:style-name="ce21" office:value-type="string">
            <text:p><text:s text:c="2"/></text:p>
          </table:table-cell>
          <table:table-cell table:number-columns-repeated="2" table:style-name="ce27" office:value-type="string">
            <text:p>crimson </text:p>
          </table:table-cell>
          <table:table-cell table:style-name="ce124" office:value-type="string">
            <text:p>#dc143c </text:p>
          </table:table-cell>
          <table:table-cell table:style-name="ce144" office:value-type="float" office:value="220">
            <text:p>22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style-name="ce148" table:formula="of:=[.F22]/255" office:value-type="percentage" office:value="0.862745098039216">
            <text:p>86%</text:p>
          </table:table-cell>
          <table:table-cell table:style-name="ce148" table:formula="of:=[.G22]/255" office:value-type="percentage" office:value="0.0784313725490196">
            <text:p>8%</text:p>
          </table:table-cell>
          <table:table-cell table:style-name="ce148" table:formula="of:=[.H22]/255" office:value-type="percentage" office:value="0.235294117647059">
            <text:p>24%</text:p>
          </table:table-cell>
          <table:table-cell table:style-name="ce151" table:formula="of:=IF([.P22]=[.F22];(120+120*([.H22]-[.P22])/([.G22]+[.H22]-2*[.P22])); IF([.G22]=[.P22]; 240+120*(([.F22]-[.P22])/([.F22]+[.H22]-2*[.P22])) ; 120*(([.G22]-[.P22])/([.F22]+[.G22]-2*[.P22]) )))" office:value-type="float" office:value="340">
            <text:p>340</text:p>
          </table:table-cell>
          <table:table-cell table:style-name="ce152" table:formula="of:=1-([.P22]/[.Q22])" office:value-type="percentage" office:value="0.909090909090909">
            <text:p>91%</text:p>
          </table:table-cell>
          <table:table-cell table:style-name="ce152" table:formula="of:=([.P22]+[.Q22])/2/255" office:value-type="percentage" office:value="0.470588235294118">
            <text:p>47%</text:p>
          </table:table-cell>
          <table:table-cell/>
          <table:table-cell table:formula="of:=MIN([.F22:.H22])" office:value-type="float" office:value="20">
            <text:p>20</text:p>
          </table:table-cell>
          <table:table-cell table:formula="of:=MAX([.F22:.H22])" office:value-type="float" office:value="220">
            <text:p>220</text:p>
          </table:table-cell>
        </table:table-row>
        <table:table-row table:style-name="ro3">
          <table:table-cell table:number-columns-repeated="2" table:style-name="ce4" office:value-type="string">
            <text:p><text:s text:c="2"/></text:p>
          </table:table-cell>
          <table:table-cell table:number-columns-repeated="2" table:style-name="ce27" office:value-type="string">
            <text:p>cyan </text:p>
          </table:table-cell>
          <table:table-cell table:style-name="ce124" office:value-type="string">
            <text:p>#00ffff </text:p>
          </table:table-cell>
          <table:table-cell table:style-name="ce144"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table:style-name="ce148" table:formula="of:=[.F23]/255" office:value-type="percentage" office:value="0">
            <text:p>0%</text:p>
          </table:table-cell>
          <table:table-cell table:style-name="ce148" table:formula="of:=[.G23]/255" office:value-type="percentage" office:value="1">
            <text:p>100%</text:p>
          </table:table-cell>
          <table:table-cell table:style-name="ce148" table:formula="of:=[.H23]/255" office:value-type="percentage" office:value="1">
            <text:p>100%</text:p>
          </table:table-cell>
          <table:table-cell table:style-name="ce151" table:formula="of:=IF([.P23]=[.F23];(120+120*([.H23]-[.P23])/([.G23]+[.H23]-2*[.P23])); IF([.G23]=[.P23]; 240+120*(([.F23]-[.P23])/([.F23]+[.H23]-2*[.P23])) ; 120*(([.G23]-[.P23])/([.F23]+[.G23]-2*[.P23]) )))" office:value-type="float" office:value="180">
            <text:p>180</text:p>
          </table:table-cell>
          <table:table-cell table:style-name="ce152" table:formula="of:=1-([.P23]/[.Q23])" office:value-type="percentage" office:value="1">
            <text:p>100%</text:p>
          </table:table-cell>
          <table:table-cell table:style-name="ce152" table:formula="of:=([.P23]+[.Q23])/2/255" office:value-type="percentage" office:value="0.5">
            <text:p>50%</text:p>
          </table:table-cell>
          <table:table-cell/>
          <table:table-cell table:formula="of:=MIN([.F23:.H23])" office:value-type="float" office:value="0">
            <text:p>0</text:p>
          </table:table-cell>
          <table:table-cell table:formula="of:=MAX([.F23:.H23])" office:value-type="float" office:value="255">
            <text:p>255</text:p>
          </table:table-cell>
        </table:table-row>
        <table:table-row table:style-name="ro3">
          <table:table-cell table:number-columns-repeated="2" table:style-name="ce22" office:value-type="string">
            <text:p><text:s text:c="2"/></text:p>
          </table:table-cell>
          <table:table-cell table:style-name="ce27" office:value-type="string">
            <text:p>darkblue </text:p>
          </table:table-cell>
          <table:table-cell table:style-name="ce27" office:value-type="string">
            <text:p>darkBlue </text:p>
          </table:table-cell>
          <table:table-cell table:style-name="ce124" office:value-type="string">
            <text:p>#00008b </text:p>
          </table:table-cell>
          <table:table-cell table:style-name="ce14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39">
            <text:p>139</text:p>
          </table:table-cell>
          <table:table-cell table:style-name="ce148" table:formula="of:=[.F24]/255" office:value-type="percentage" office:value="0">
            <text:p>0%</text:p>
          </table:table-cell>
          <table:table-cell table:style-name="ce148" table:formula="of:=[.G24]/255" office:value-type="percentage" office:value="0">
            <text:p>0%</text:p>
          </table:table-cell>
          <table:table-cell table:style-name="ce148" table:formula="of:=[.H24]/255" office:value-type="percentage" office:value="0.545098039215686">
            <text:p>55%</text:p>
          </table:table-cell>
          <table:table-cell table:style-name="ce151" table:formula="of:=IF([.P24]=[.F24];(120+120*([.H24]-[.P24])/([.G24]+[.H24]-2*[.P24])); IF([.G24]=[.P24]; 240+120*(([.F24]-[.P24])/([.F24]+[.H24]-2*[.P24])) ; 120*(([.G24]-[.P24])/([.F24]+[.G24]-2*[.P24]) )))" office:value-type="float" office:value="240">
            <text:p>240</text:p>
          </table:table-cell>
          <table:table-cell table:style-name="ce152" table:formula="of:=1-([.P24]/[.Q24])" office:value-type="percentage" office:value="1">
            <text:p>100%</text:p>
          </table:table-cell>
          <table:table-cell table:style-name="ce152" table:formula="of:=([.P24]+[.Q24])/2/255" office:value-type="percentage" office:value="0.272549019607843">
            <text:p>27%</text:p>
          </table:table-cell>
          <table:table-cell/>
          <table:table-cell table:formula="of:=MIN([.F24:.H24])" office:value-type="float" office:value="0">
            <text:p>0</text:p>
          </table:table-cell>
          <table:table-cell table:formula="of:=MAX([.F24:.H24])" office:value-type="float" office:value="139">
            <text:p>139</text:p>
          </table:table-cell>
        </table:table-row>
        <table:table-row table:style-name="ro3">
          <table:table-cell table:number-columns-repeated="2" table:style-name="ce23" office:value-type="string">
            <text:p><text:s text:c="2"/></text:p>
          </table:table-cell>
          <table:table-cell table:style-name="ce27" office:value-type="string">
            <text:p>darkcyan </text:p>
          </table:table-cell>
          <table:table-cell table:style-name="ce27" office:value-type="string">
            <text:p>darkCyan </text:p>
          </table:table-cell>
          <table:table-cell table:style-name="ce124" office:value-type="string">
            <text:p>#008b8b </text:p>
          </table:table-cell>
          <table:table-cell table:style-name="ce144" office:value-type="float" office:value="0">
            <text:p>0</text:p>
          </table:table-cell>
          <table:table-cell table:number-columns-repeated="2" office:value-type="float" office:value="139">
            <text:p>139</text:p>
          </table:table-cell>
          <table:table-cell table:style-name="ce148" table:formula="of:=[.F25]/255" office:value-type="percentage" office:value="0">
            <text:p>0%</text:p>
          </table:table-cell>
          <table:table-cell table:style-name="ce148" table:formula="of:=[.G25]/255" office:value-type="percentage" office:value="0.545098039215686">
            <text:p>55%</text:p>
          </table:table-cell>
          <table:table-cell table:style-name="ce148" table:formula="of:=[.H25]/255" office:value-type="percentage" office:value="0.545098039215686">
            <text:p>55%</text:p>
          </table:table-cell>
          <table:table-cell table:style-name="ce151" table:formula="of:=IF([.P25]=[.F25];(120+120*([.H25]-[.P25])/([.G25]+[.H25]-2*[.P25])); IF([.G25]=[.P25]; 240+120*(([.F25]-[.P25])/([.F25]+[.H25]-2*[.P25])) ; 120*(([.G25]-[.P25])/([.F25]+[.G25]-2*[.P25]) )))" office:value-type="float" office:value="180">
            <text:p>180</text:p>
          </table:table-cell>
          <table:table-cell table:style-name="ce152" table:formula="of:=1-([.P25]/[.Q25])" office:value-type="percentage" office:value="1">
            <text:p>100%</text:p>
          </table:table-cell>
          <table:table-cell table:style-name="ce152" table:formula="of:=([.P25]+[.Q25])/2/255" office:value-type="percentage" office:value="0.272549019607843">
            <text:p>27%</text:p>
          </table:table-cell>
          <table:table-cell/>
          <table:table-cell table:formula="of:=MIN([.F25:.H25])" office:value-type="float" office:value="0">
            <text:p>0</text:p>
          </table:table-cell>
          <table:table-cell table:formula="of:=MAX([.F25:.H25])" office:value-type="float" office:value="139">
            <text:p>139</text:p>
          </table:table-cell>
        </table:table-row>
        <table:table-row table:style-name="ro3">
          <table:table-cell table:number-columns-repeated="2" table:style-name="ce24" office:value-type="string">
            <text:p><text:s text:c="2"/></text:p>
          </table:table-cell>
          <table:table-cell table:style-name="ce27" office:value-type="string">
            <text:p>darkgoldenrod </text:p>
          </table:table-cell>
          <table:table-cell table:style-name="ce27" office:value-type="string">
            <text:p>darkGoldenrod </text:p>
          </table:table-cell>
          <table:table-cell table:style-name="ce124" office:value-type="string">
            <text:p>#b8860b </text:p>
          </table:table-cell>
          <table:table-cell table:style-name="ce144" office:value-type="float" office:value="184">
            <text:p>184</text:p>
          </table:table-cell>
          <table:table-cell office:value-type="float" office:value="134">
            <text:p>134</text:p>
          </table:table-cell>
          <table:table-cell office:value-type="float" office:value="11">
            <text:p>11</text:p>
          </table:table-cell>
          <table:table-cell table:style-name="ce148" table:formula="of:=[.F26]/255" office:value-type="percentage" office:value="0.72156862745098">
            <text:p>72%</text:p>
          </table:table-cell>
          <table:table-cell table:style-name="ce148" table:formula="of:=[.G26]/255" office:value-type="percentage" office:value="0.525490196078431">
            <text:p>53%</text:p>
          </table:table-cell>
          <table:table-cell table:style-name="ce148" table:formula="of:=[.H26]/255" office:value-type="percentage" office:value="0.0431372549019608">
            <text:p>4%</text:p>
          </table:table-cell>
          <table:table-cell table:style-name="ce151" table:formula="of:=IF([.P26]=[.F26];(120+120*([.H26]-[.P26])/([.G26]+[.H26]-2*[.P26])); IF([.G26]=[.P26]; 240+120*(([.F26]-[.P26])/([.F26]+[.H26]-2*[.P26])) ; 120*(([.G26]-[.P26])/([.F26]+[.G26]-2*[.P26]) )))" office:value-type="float" office:value="49.8648648648649">
            <text:p>50</text:p>
          </table:table-cell>
          <table:table-cell table:style-name="ce152" table:formula="of:=1-([.P26]/[.Q26])" office:value-type="percentage" office:value="0.940217391304348">
            <text:p>94%</text:p>
          </table:table-cell>
          <table:table-cell table:style-name="ce152" table:formula="of:=([.P26]+[.Q26])/2/255" office:value-type="percentage" office:value="0.382352941176471">
            <text:p>38%</text:p>
          </table:table-cell>
          <table:table-cell/>
          <table:table-cell table:formula="of:=MIN([.F26:.H26])" office:value-type="float" office:value="11">
            <text:p>11</text:p>
          </table:table-cell>
          <table:table-cell table:formula="of:=MAX([.F26:.H26])" office:value-type="float" office:value="184">
            <text:p>184</text:p>
          </table:table-cell>
        </table:table-row>
        <table:table-row table:style-name="ro3">
          <table:table-cell table:number-columns-repeated="2" table:style-name="ce25" office:value-type="string">
            <text:p><text:s text:c="2"/></text:p>
          </table:table-cell>
          <table:table-cell table:style-name="ce27" office:value-type="string">
            <text:p>darkgray </text:p>
          </table:table-cell>
          <table:table-cell table:style-name="ce27" office:value-type="string">
            <text:p>darkGray </text:p>
          </table:table-cell>
          <table:table-cell table:style-name="ce124" office:value-type="string">
            <text:p>#a9a9a9 </text:p>
          </table:table-cell>
          <table:table-cell table:style-name="ce144" office:value-type="float" office:value="169">
            <text:p>169</text:p>
          </table:table-cell>
          <table:table-cell table:number-columns-repeated="2" office:value-type="float" office:value="169">
            <text:p>169</text:p>
          </table:table-cell>
          <table:table-cell table:style-name="ce148" table:formula="of:=[.F27]/255" office:value-type="percentage" office:value="0.662745098039216">
            <text:p>66%</text:p>
          </table:table-cell>
          <table:table-cell table:style-name="ce148" table:formula="of:=[.G27]/255" office:value-type="percentage" office:value="0.662745098039216">
            <text:p>66%</text:p>
          </table:table-cell>
          <table:table-cell table:style-name="ce148" table:formula="of:=[.H27]/255" office:value-type="percentage" office:value="0.662745098039216">
            <text:p>66%</text:p>
          </table:table-cell>
          <table:table-cell table:style-name="ce151" table:formula="of:=IF([.P27]=[.F27];(120+120*([.H27]-[.P27])/([.G27]+[.H27]-2*[.P27])); IF([.G27]=[.P27]; 240+120*(([.F27]-[.P27])/([.F27]+[.H27]-2*[.P27])) ; 120*(([.G27]-[.P27])/([.F27]+[.G27]-2*[.P27]) )))" office:value-type="float" office:value="0">
            <text:p>#DIV/0!</text:p>
          </table:table-cell>
          <table:table-cell table:style-name="ce152" table:formula="of:=1-([.P27]/[.Q27])" office:value-type="percentage" office:value="0">
            <text:p>0%</text:p>
          </table:table-cell>
          <table:table-cell table:style-name="ce152" table:formula="of:=([.P27]+[.Q27])/2/255" office:value-type="percentage" office:value="0.662745098039216">
            <text:p>66%</text:p>
          </table:table-cell>
          <table:table-cell/>
          <table:table-cell table:formula="of:=MIN([.F27:.H27])" office:value-type="float" office:value="169">
            <text:p>169</text:p>
          </table:table-cell>
          <table:table-cell table:formula="of:=MAX([.F27:.H27])" office:value-type="float" office:value="169">
            <text:p>169</text:p>
          </table:table-cell>
        </table:table-row>
        <table:table-row table:style-name="ro3">
          <table:table-cell table:number-columns-repeated="2" table:style-name="ce26" office:value-type="string">
            <text:p><text:s text:c="2"/></text:p>
          </table:table-cell>
          <table:table-cell table:style-name="ce27" office:value-type="string">
            <text:p>darkgreen </text:p>
          </table:table-cell>
          <table:table-cell table:style-name="ce27" office:value-type="string">
            <text:p>darkGreen </text:p>
          </table:table-cell>
          <table:table-cell table:style-name="ce124" office:value-type="string">
            <text:p>#006400 </text:p>
          </table:table-cell>
          <table:table-cell table:style-name="ce144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148" table:formula="of:=[.F28]/255" office:value-type="percentage" office:value="0">
            <text:p>0%</text:p>
          </table:table-cell>
          <table:table-cell table:style-name="ce148" table:formula="of:=[.G28]/255" office:value-type="percentage" office:value="0.392156862745098">
            <text:p>39%</text:p>
          </table:table-cell>
          <table:table-cell table:style-name="ce148" table:formula="of:=[.H28]/255" office:value-type="percentage" office:value="0">
            <text:p>0%</text:p>
          </table:table-cell>
          <table:table-cell table:style-name="ce151" table:formula="of:=IF([.P28]=[.F28];(120+120*([.H28]-[.P28])/([.G28]+[.H28]-2*[.P28])); IF([.G28]=[.P28]; 240+120*(([.F28]-[.P28])/([.F28]+[.H28]-2*[.P28])) ; 120*(([.G28]-[.P28])/([.F28]+[.G28]-2*[.P28]) )))" office:value-type="float" office:value="120">
            <text:p>120</text:p>
          </table:table-cell>
          <table:table-cell table:style-name="ce152" table:formula="of:=1-([.P28]/[.Q28])" office:value-type="percentage" office:value="1">
            <text:p>100%</text:p>
          </table:table-cell>
          <table:table-cell table:style-name="ce152" table:formula="of:=([.P28]+[.Q28])/2/255" office:value-type="percentage" office:value="0.196078431372549">
            <text:p>20%</text:p>
          </table:table-cell>
          <table:table-cell/>
          <table:table-cell table:formula="of:=MIN([.F28:.H28])" office:value-type="float" office:value="0">
            <text:p>0</text:p>
          </table:table-cell>
          <table:table-cell table:formula="of:=MAX([.F28:.H28])" office:value-type="float" office:value="100">
            <text:p>100</text:p>
          </table:table-cell>
        </table:table-row>
        <table:table-row table:style-name="ro3">
          <table:table-cell table:style-name="ce27" office:value-type="string">
            <text:p><text:s text:c="2"/></text:p>
          </table:table-cell>
          <table:table-cell table:style-name="ce25" office:value-type="string">
            <text:p><text:s text:c="2"/></text:p>
          </table:table-cell>
          <table:table-cell table:style-name="ce27" office:value-type="string">
            <text:p>darkgrey </text:p>
          </table:table-cell>
          <table:table-cell table:style-name="ce27" office:value-type="string">
            <text:p>darkGrey </text:p>
          </table:table-cell>
          <table:table-cell table:style-name="ce124" office:value-type="string">
            <text:p>#a9a9a9 </text:p>
          </table:table-cell>
          <table:table-cell table:style-name="ce144" office:value-type="float" office:value="169">
            <text:p>169</text:p>
          </table:table-cell>
          <table:table-cell table:number-columns-repeated="2" office:value-type="float" office:value="169">
            <text:p>169</text:p>
          </table:table-cell>
          <table:table-cell table:style-name="ce148" table:formula="of:=[.F29]/255" office:value-type="percentage" office:value="0.662745098039216">
            <text:p>66%</text:p>
          </table:table-cell>
          <table:table-cell table:style-name="ce148" table:formula="of:=[.G29]/255" office:value-type="percentage" office:value="0.662745098039216">
            <text:p>66%</text:p>
          </table:table-cell>
          <table:table-cell table:style-name="ce148" table:formula="of:=[.H29]/255" office:value-type="percentage" office:value="0.662745098039216">
            <text:p>66%</text:p>
          </table:table-cell>
          <table:table-cell table:style-name="ce151" table:formula="of:=IF([.P29]=[.F29];(120+120*([.H29]-[.P29])/([.G29]+[.H29]-2*[.P29])); IF([.G29]=[.P29]; 240+120*(([.F29]-[.P29])/([.F29]+[.H29]-2*[.P29])) ; 120*(([.G29]-[.P29])/([.F29]+[.G29]-2*[.P29]) )))" office:value-type="float" office:value="0">
            <text:p>#DIV/0!</text:p>
          </table:table-cell>
          <table:table-cell table:style-name="ce152" table:formula="of:=1-([.P29]/[.Q29])" office:value-type="percentage" office:value="0">
            <text:p>0%</text:p>
          </table:table-cell>
          <table:table-cell table:style-name="ce152" table:formula="of:=([.P29]+[.Q29])/2/255" office:value-type="percentage" office:value="0.662745098039216">
            <text:p>66%</text:p>
          </table:table-cell>
          <table:table-cell/>
          <table:table-cell table:formula="of:=MIN([.F29:.H29])" office:value-type="float" office:value="169">
            <text:p>169</text:p>
          </table:table-cell>
          <table:table-cell table:formula="of:=MAX([.F29:.H29])" office:value-type="float" office:value="169">
            <text:p>169</text:p>
          </table:table-cell>
        </table:table-row>
        <table:table-row table:style-name="ro3">
          <table:table-cell table:number-columns-repeated="2" table:style-name="ce28" office:value-type="string">
            <text:p><text:s text:c="2"/></text:p>
          </table:table-cell>
          <table:table-cell table:style-name="ce27" office:value-type="string">
            <text:p>darkkhaki </text:p>
          </table:table-cell>
          <table:table-cell table:style-name="ce27" office:value-type="string">
            <text:p>darkKhaki </text:p>
          </table:table-cell>
          <table:table-cell table:style-name="ce124" office:value-type="string">
            <text:p>#bdb76b </text:p>
          </table:table-cell>
          <table:table-cell table:style-name="ce144" office:value-type="float" office:value="189">
            <text:p>189</text:p>
          </table:table-cell>
          <table:table-cell office:value-type="float" office:value="183">
            <text:p>183</text:p>
          </table:table-cell>
          <table:table-cell office:value-type="float" office:value="107">
            <text:p>107</text:p>
          </table:table-cell>
          <table:table-cell table:style-name="ce148" table:formula="of:=[.F30]/255" office:value-type="percentage" office:value="0.741176470588235">
            <text:p>74%</text:p>
          </table:table-cell>
          <table:table-cell table:style-name="ce148" table:formula="of:=[.G30]/255" office:value-type="percentage" office:value="0.717647058823529">
            <text:p>72%</text:p>
          </table:table-cell>
          <table:table-cell table:style-name="ce148" table:formula="of:=[.H30]/255" office:value-type="percentage" office:value="0.419607843137255">
            <text:p>42%</text:p>
          </table:table-cell>
          <table:table-cell table:style-name="ce151" table:formula="of:=IF([.P30]=[.F30];(120+120*([.H30]-[.P30])/([.G30]+[.H30]-2*[.P30])); IF([.G30]=[.P30]; 240+120*(([.F30]-[.P30])/([.F30]+[.H30]-2*[.P30])) ; 120*(([.G30]-[.P30])/([.F30]+[.G30]-2*[.P30]) )))" office:value-type="float" office:value="57.7215189873418">
            <text:p>58</text:p>
          </table:table-cell>
          <table:table-cell table:style-name="ce152" table:formula="of:=1-([.P30]/[.Q30])" office:value-type="percentage" office:value="0.433862433862434">
            <text:p>43%</text:p>
          </table:table-cell>
          <table:table-cell table:style-name="ce152" table:formula="of:=([.P30]+[.Q30])/2/255" office:value-type="percentage" office:value="0.580392156862745">
            <text:p>58%</text:p>
          </table:table-cell>
          <table:table-cell/>
          <table:table-cell table:formula="of:=MIN([.F30:.H30])" office:value-type="float" office:value="107">
            <text:p>107</text:p>
          </table:table-cell>
          <table:table-cell table:formula="of:=MAX([.F30:.H30])" office:value-type="float" office:value="189">
            <text:p>189</text:p>
          </table:table-cell>
        </table:table-row>
        <table:table-row table:style-name="ro3">
          <table:table-cell table:number-columns-repeated="2" table:style-name="ce29" office:value-type="string">
            <text:p><text:s text:c="2"/></text:p>
          </table:table-cell>
          <table:table-cell table:style-name="ce27" office:value-type="string">
            <text:p>darkmagenta </text:p>
          </table:table-cell>
          <table:table-cell table:style-name="ce27" office:value-type="string">
            <text:p>darkMagenta </text:p>
          </table:table-cell>
          <table:table-cell table:style-name="ce124" office:value-type="string">
            <text:p>#8b008b </text:p>
          </table:table-cell>
          <table:table-cell table:style-name="ce144" office:value-type="float" office:value="139">
            <text:p>139</text:p>
          </table:table-cell>
          <table:table-cell office:value-type="float" office:value="0">
            <text:p>0</text:p>
          </table:table-cell>
          <table:table-cell office:value-type="float" office:value="139">
            <text:p>139</text:p>
          </table:table-cell>
          <table:table-cell table:style-name="ce148" table:formula="of:=[.F31]/255" office:value-type="percentage" office:value="0.545098039215686">
            <text:p>55%</text:p>
          </table:table-cell>
          <table:table-cell table:style-name="ce148" table:formula="of:=[.G31]/255" office:value-type="percentage" office:value="0">
            <text:p>0%</text:p>
          </table:table-cell>
          <table:table-cell table:style-name="ce148" table:formula="of:=[.H31]/255" office:value-type="percentage" office:value="0.545098039215686">
            <text:p>55%</text:p>
          </table:table-cell>
          <table:table-cell table:style-name="ce151" table:formula="of:=IF([.P31]=[.F31];(120+120*([.H31]-[.P31])/([.G31]+[.H31]-2*[.P31])); IF([.G31]=[.P31]; 240+120*(([.F31]-[.P31])/([.F31]+[.H31]-2*[.P31])) ; 120*(([.G31]-[.P31])/([.F31]+[.G31]-2*[.P31]) )))" office:value-type="float" office:value="300">
            <text:p>300</text:p>
          </table:table-cell>
          <table:table-cell table:style-name="ce152" table:formula="of:=1-([.P31]/[.Q31])" office:value-type="percentage" office:value="1">
            <text:p>100%</text:p>
          </table:table-cell>
          <table:table-cell table:style-name="ce152" table:formula="of:=([.P31]+[.Q31])/2/255" office:value-type="percentage" office:value="0.272549019607843">
            <text:p>27%</text:p>
          </table:table-cell>
          <table:table-cell/>
          <table:table-cell table:formula="of:=MIN([.F31:.H31])" office:value-type="float" office:value="0">
            <text:p>0</text:p>
          </table:table-cell>
          <table:table-cell table:formula="of:=MAX([.F31:.H31])" office:value-type="float" office:value="139">
            <text:p>139</text:p>
          </table:table-cell>
        </table:table-row>
        <table:table-row table:style-name="ro3">
          <table:table-cell table:number-columns-repeated="2" table:style-name="ce30" office:value-type="string">
            <text:p><text:s text:c="2"/></text:p>
          </table:table-cell>
          <table:table-cell table:style-name="ce27" office:value-type="string">
            <text:p>darkolivegreen </text:p>
          </table:table-cell>
          <table:table-cell table:style-name="ce27" office:value-type="string">
            <text:p>darkOliveGreen </text:p>
          </table:table-cell>
          <table:table-cell table:style-name="ce124" office:value-type="string">
            <text:p>#556b2f </text:p>
          </table:table-cell>
          <table:table-cell table:style-name="ce144" office:value-type="float" office:value="85">
            <text:p>85</text:p>
          </table:table-cell>
          <table:table-cell office:value-type="float" office:value="107">
            <text:p>107</text:p>
          </table:table-cell>
          <table:table-cell office:value-type="float" office:value="47">
            <text:p>47</text:p>
          </table:table-cell>
          <table:table-cell table:style-name="ce148" table:formula="of:=[.F32]/255" office:value-type="percentage" office:value="0.333333333333333">
            <text:p>33%</text:p>
          </table:table-cell>
          <table:table-cell table:style-name="ce148" table:formula="of:=[.G32]/255" office:value-type="percentage" office:value="0.419607843137255">
            <text:p>42%</text:p>
          </table:table-cell>
          <table:table-cell table:style-name="ce148" table:formula="of:=[.H32]/255" office:value-type="percentage" office:value="0.184313725490196">
            <text:p>18%</text:p>
          </table:table-cell>
          <table:table-cell table:style-name="ce151" table:formula="of:=IF([.P32]=[.F32];(120+120*([.H32]-[.P32])/([.G32]+[.H32]-2*[.P32])); IF([.G32]=[.P32]; 240+120*(([.F32]-[.P32])/([.F32]+[.H32]-2*[.P32])) ; 120*(([.G32]-[.P32])/([.F32]+[.G32]-2*[.P32]) )))" office:value-type="float" office:value="73.4693877551021">
            <text:p>73</text:p>
          </table:table-cell>
          <table:table-cell table:style-name="ce152" table:formula="of:=1-([.P32]/[.Q32])" office:value-type="percentage" office:value="0.560747663551402">
            <text:p>56%</text:p>
          </table:table-cell>
          <table:table-cell table:style-name="ce152" table:formula="of:=([.P32]+[.Q32])/2/255" office:value-type="percentage" office:value="0.301960784313725">
            <text:p>30%</text:p>
          </table:table-cell>
          <table:table-cell/>
          <table:table-cell table:formula="of:=MIN([.F32:.H32])" office:value-type="float" office:value="47">
            <text:p>47</text:p>
          </table:table-cell>
          <table:table-cell table:formula="of:=MAX([.F32:.H32])" office:value-type="float" office:value="107">
            <text:p>107</text:p>
          </table:table-cell>
        </table:table-row>
        <table:table-row table:style-name="ro3">
          <table:table-cell table:number-columns-repeated="2" table:style-name="ce31" office:value-type="string">
            <text:p><text:s text:c="2"/></text:p>
          </table:table-cell>
          <table:table-cell table:style-name="ce27" office:value-type="string">
            <text:p>darkorange </text:p>
          </table:table-cell>
          <table:table-cell table:style-name="ce27" office:value-type="string">
            <text:p>darkOrange </text:p>
          </table:table-cell>
          <table:table-cell table:style-name="ce124" office:value-type="string">
            <text:p>#ff8c00 </text:p>
          </table:table-cell>
          <table:table-cell table:style-name="ce144" office:value-type="float" office:value="255">
            <text:p>255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table:style-name="ce148" table:formula="of:=[.F33]/255" office:value-type="percentage" office:value="1">
            <text:p>100%</text:p>
          </table:table-cell>
          <table:table-cell table:style-name="ce148" table:formula="of:=[.G33]/255" office:value-type="percentage" office:value="0.549019607843137">
            <text:p>55%</text:p>
          </table:table-cell>
          <table:table-cell table:style-name="ce148" table:formula="of:=[.H33]/255" office:value-type="percentage" office:value="0">
            <text:p>0%</text:p>
          </table:table-cell>
          <table:table-cell table:style-name="ce151" table:formula="of:=IF([.P33]=[.F33];(120+120*([.H33]-[.P33])/([.G33]+[.H33]-2*[.P33])); IF([.G33]=[.P33]; 240+120*(([.F33]-[.P33])/([.F33]+[.H33]-2*[.P33])) ; 120*(([.G33]-[.P33])/([.F33]+[.G33]-2*[.P33]) )))" office:value-type="float" office:value="42.5316455696203">
            <text:p>43</text:p>
          </table:table-cell>
          <table:table-cell table:style-name="ce152" table:formula="of:=1-([.P33]/[.Q33])" office:value-type="percentage" office:value="1">
            <text:p>100%</text:p>
          </table:table-cell>
          <table:table-cell table:style-name="ce152" table:formula="of:=([.P33]+[.Q33])/2/255" office:value-type="percentage" office:value="0.5">
            <text:p>50%</text:p>
          </table:table-cell>
          <table:table-cell/>
          <table:table-cell table:formula="of:=MIN([.F33:.H33])" office:value-type="float" office:value="0">
            <text:p>0</text:p>
          </table:table-cell>
          <table:table-cell table:formula="of:=MAX([.F33:.H33])" office:value-type="float" office:value="255">
            <text:p>255</text:p>
          </table:table-cell>
        </table:table-row>
        <table:table-row table:style-name="ro3">
          <table:table-cell table:number-columns-repeated="2" table:style-name="ce32" office:value-type="string">
            <text:p><text:s text:c="2"/></text:p>
          </table:table-cell>
          <table:table-cell table:style-name="ce27" office:value-type="string">
            <text:p>darkorchid </text:p>
          </table:table-cell>
          <table:table-cell table:style-name="ce27" office:value-type="string">
            <text:p>darkOrchid </text:p>
          </table:table-cell>
          <table:table-cell table:style-name="ce124" office:value-type="string">
            <text:p>#9932cc </text:p>
          </table:table-cell>
          <table:table-cell table:style-name="ce144" office:value-type="float" office:value="153">
            <text:p>153</text:p>
          </table:table-cell>
          <table:table-cell office:value-type="float" office:value="50">
            <text:p>50</text:p>
          </table:table-cell>
          <table:table-cell office:value-type="float" office:value="204">
            <text:p>204</text:p>
          </table:table-cell>
          <table:table-cell table:style-name="ce148" table:formula="of:=[.F34]/255" office:value-type="percentage" office:value="0.6">
            <text:p>60%</text:p>
          </table:table-cell>
          <table:table-cell table:style-name="ce148" table:formula="of:=[.G34]/255" office:value-type="percentage" office:value="0.196078431372549">
            <text:p>20%</text:p>
          </table:table-cell>
          <table:table-cell table:style-name="ce148" table:formula="of:=[.H34]/255" office:value-type="percentage" office:value="0.8">
            <text:p>80%</text:p>
          </table:table-cell>
          <table:table-cell table:style-name="ce151" table:formula="of:=IF([.P34]=[.F34];(120+120*([.H34]-[.P34])/([.G34]+[.H34]-2*[.P34])); IF([.G34]=[.P34]; 240+120*(([.F34]-[.P34])/([.F34]+[.H34]-2*[.P34])) ; 120*(([.G34]-[.P34])/([.F34]+[.G34]-2*[.P34]) )))" office:value-type="float" office:value="288.093385214008">
            <text:p>288</text:p>
          </table:table-cell>
          <table:table-cell table:style-name="ce152" table:formula="of:=1-([.P34]/[.Q34])" office:value-type="percentage" office:value="0.754901960784314">
            <text:p>75%</text:p>
          </table:table-cell>
          <table:table-cell table:style-name="ce152" table:formula="of:=([.P34]+[.Q34])/2/255" office:value-type="percentage" office:value="0.498039215686275">
            <text:p>50%</text:p>
          </table:table-cell>
          <table:table-cell/>
          <table:table-cell table:formula="of:=MIN([.F34:.H34])" office:value-type="float" office:value="50">
            <text:p>50</text:p>
          </table:table-cell>
          <table:table-cell table:formula="of:=MAX([.F34:.H34])" office:value-type="float" office:value="204">
            <text:p>204</text:p>
          </table:table-cell>
        </table:table-row>
        <table:table-row table:style-name="ro3">
          <table:table-cell table:number-columns-repeated="2" table:style-name="ce33" office:value-type="string">
            <text:p><text:s text:c="2"/></text:p>
          </table:table-cell>
          <table:table-cell table:style-name="ce27" office:value-type="string">
            <text:p>darkred </text:p>
          </table:table-cell>
          <table:table-cell table:style-name="ce27" office:value-type="string">
            <text:p>darkRed </text:p>
          </table:table-cell>
          <table:table-cell table:style-name="ce124" office:value-type="string">
            <text:p>#8b0000 </text:p>
          </table:table-cell>
          <table:table-cell table:style-name="ce144" office:value-type="float" office:value="139">
            <text:p>139</text:p>
          </table:table-cell>
          <table:table-cell table:number-columns-repeated="2" office:value-type="float" office:value="0">
            <text:p>0</text:p>
          </table:table-cell>
          <table:table-cell table:style-name="ce148" table:formula="of:=[.F35]/255" office:value-type="percentage" office:value="0.545098039215686">
            <text:p>55%</text:p>
          </table:table-cell>
          <table:table-cell table:style-name="ce148" table:formula="of:=[.G35]/255" office:value-type="percentage" office:value="0">
            <text:p>0%</text:p>
          </table:table-cell>
          <table:table-cell table:style-name="ce148" table:formula="of:=[.H35]/255" office:value-type="percentage" office:value="0">
            <text:p>0%</text:p>
          </table:table-cell>
          <table:table-cell table:style-name="ce151" table:formula="of:=IF([.P35]=[.F35];(120+120*([.H35]-[.P35])/([.G35]+[.H35]-2*[.P35])); IF([.G35]=[.P35]; 240+120*(([.F35]-[.P35])/([.F35]+[.H35]-2*[.P35])) ; 120*(([.G35]-[.P35])/([.F35]+[.G35]-2*[.P35]) )))" office:value-type="float" office:value="360">
            <text:p>360</text:p>
          </table:table-cell>
          <table:table-cell table:style-name="ce152" table:formula="of:=1-([.P35]/[.Q35])" office:value-type="percentage" office:value="1">
            <text:p>100%</text:p>
          </table:table-cell>
          <table:table-cell table:style-name="ce152" table:formula="of:=([.P35]+[.Q35])/2/255" office:value-type="percentage" office:value="0.272549019607843">
            <text:p>27%</text:p>
          </table:table-cell>
          <table:table-cell/>
          <table:table-cell table:formula="of:=MIN([.F35:.H35])" office:value-type="float" office:value="0">
            <text:p>0</text:p>
          </table:table-cell>
          <table:table-cell table:formula="of:=MAX([.F35:.H35])" office:value-type="float" office:value="139">
            <text:p>139</text:p>
          </table:table-cell>
        </table:table-row>
        <table:table-row table:style-name="ro3">
          <table:table-cell table:number-columns-repeated="2" table:style-name="ce34" office:value-type="string">
            <text:p><text:s text:c="2"/></text:p>
          </table:table-cell>
          <table:table-cell table:style-name="ce27" office:value-type="string">
            <text:p>darksalmon </text:p>
          </table:table-cell>
          <table:table-cell table:style-name="ce27" office:value-type="string">
            <text:p>darkSalmon </text:p>
          </table:table-cell>
          <table:table-cell table:style-name="ce124" office:value-type="string">
            <text:p>#e9967a </text:p>
          </table:table-cell>
          <table:table-cell table:style-name="ce144" office:value-type="float" office:value="233">
            <text:p>233</text:p>
          </table:table-cell>
          <table:table-cell office:value-type="float" office:value="150">
            <text:p>150</text:p>
          </table:table-cell>
          <table:table-cell office:value-type="float" office:value="122">
            <text:p>122</text:p>
          </table:table-cell>
          <table:table-cell table:style-name="ce148" table:formula="of:=[.F36]/255" office:value-type="percentage" office:value="0.913725490196078">
            <text:p>91%</text:p>
          </table:table-cell>
          <table:table-cell table:style-name="ce148" table:formula="of:=[.G36]/255" office:value-type="percentage" office:value="0.588235294117647">
            <text:p>59%</text:p>
          </table:table-cell>
          <table:table-cell table:style-name="ce148" table:formula="of:=[.H36]/255" office:value-type="percentage" office:value="0.47843137254902">
            <text:p>48%</text:p>
          </table:table-cell>
          <table:table-cell table:style-name="ce151" table:formula="of:=IF([.P36]=[.F36];(120+120*([.H36]-[.P36])/([.G36]+[.H36]-2*[.P36])); IF([.G36]=[.P36]; 240+120*(([.F36]-[.P36])/([.F36]+[.H36]-2*[.P36])) ; 120*(([.G36]-[.P36])/([.F36]+[.G36]-2*[.P36]) )))" office:value-type="float" office:value="24.1726618705036">
            <text:p>24</text:p>
          </table:table-cell>
          <table:table-cell table:style-name="ce152" table:formula="of:=1-([.P36]/[.Q36])" office:value-type="percentage" office:value="0.476394849785408">
            <text:p>48%</text:p>
          </table:table-cell>
          <table:table-cell table:style-name="ce152" table:formula="of:=([.P36]+[.Q36])/2/255" office:value-type="percentage" office:value="0.696078431372549">
            <text:p>70%</text:p>
          </table:table-cell>
          <table:table-cell/>
          <table:table-cell table:formula="of:=MIN([.F36:.H36])" office:value-type="float" office:value="122">
            <text:p>122</text:p>
          </table:table-cell>
          <table:table-cell table:formula="of:=MAX([.F36:.H36])" office:value-type="float" office:value="233">
            <text:p>233</text:p>
          </table:table-cell>
        </table:table-row>
        <table:table-row table:style-name="ro3">
          <table:table-cell table:number-columns-repeated="2" table:style-name="ce35" office:value-type="string">
            <text:p><text:s text:c="2"/></text:p>
          </table:table-cell>
          <table:table-cell table:style-name="ce27" office:value-type="string">
            <text:p>darkseagreen </text:p>
          </table:table-cell>
          <table:table-cell table:style-name="ce27" office:value-type="string">
            <text:p>darkSeaGreen </text:p>
          </table:table-cell>
          <table:table-cell table:style-name="ce124" office:value-type="string">
            <text:p>#8fbc8f </text:p>
          </table:table-cell>
          <table:table-cell table:style-name="ce144" office:value-type="float" office:value="143">
            <text:p>143</text:p>
          </table:table-cell>
          <table:table-cell office:value-type="float" office:value="188">
            <text:p>188</text:p>
          </table:table-cell>
          <table:table-cell office:value-type="float" office:value="143">
            <text:p>143</text:p>
          </table:table-cell>
          <table:table-cell table:style-name="ce148" table:formula="of:=[.F37]/255" office:value-type="percentage" office:value="0.56078431372549">
            <text:p>56%</text:p>
          </table:table-cell>
          <table:table-cell table:style-name="ce148" table:formula="of:=[.G37]/255" office:value-type="percentage" office:value="0.737254901960784">
            <text:p>74%</text:p>
          </table:table-cell>
          <table:table-cell table:style-name="ce148" table:formula="of:=[.H37]/255" office:value-type="percentage" office:value="0.56078431372549">
            <text:p>56%</text:p>
          </table:table-cell>
          <table:table-cell table:style-name="ce151" table:formula="of:=IF([.P37]=[.F37];(120+120*([.H37]-[.P37])/([.G37]+[.H37]-2*[.P37])); IF([.G37]=[.P37]; 240+120*(([.F37]-[.P37])/([.F37]+[.H37]-2*[.P37])) ; 120*(([.G37]-[.P37])/([.F37]+[.G37]-2*[.P37]) )))" office:value-type="float" office:value="120">
            <text:p>120</text:p>
          </table:table-cell>
          <table:table-cell table:style-name="ce152" table:formula="of:=1-([.P37]/[.Q37])" office:value-type="percentage" office:value="0.23936170212766">
            <text:p>24%</text:p>
          </table:table-cell>
          <table:table-cell table:style-name="ce152" table:formula="of:=([.P37]+[.Q37])/2/255" office:value-type="percentage" office:value="0.649019607843137">
            <text:p>65%</text:p>
          </table:table-cell>
          <table:table-cell/>
          <table:table-cell table:formula="of:=MIN([.F37:.H37])" office:value-type="float" office:value="143">
            <text:p>143</text:p>
          </table:table-cell>
          <table:table-cell table:formula="of:=MAX([.F37:.H37])" office:value-type="float" office:value="188">
            <text:p>188</text:p>
          </table:table-cell>
        </table:table-row>
        <table:table-row table:style-name="ro3">
          <table:table-cell table:number-columns-repeated="2" table:style-name="ce36" office:value-type="string">
            <text:p><text:s text:c="2"/></text:p>
          </table:table-cell>
          <table:table-cell table:style-name="ce27" office:value-type="string">
            <text:p>darkslateblue </text:p>
          </table:table-cell>
          <table:table-cell table:style-name="ce27" office:value-type="string">
            <text:p>darkSlateBlue </text:p>
          </table:table-cell>
          <table:table-cell table:style-name="ce124" office:value-type="string">
            <text:p>#483d8b </text:p>
          </table:table-cell>
          <table:table-cell table:style-name="ce144" office:value-type="float" office:value="72">
            <text:p>72</text:p>
          </table:table-cell>
          <table:table-cell office:value-type="float" office:value="61">
            <text:p>61</text:p>
          </table:table-cell>
          <table:table-cell office:value-type="float" office:value="139">
            <text:p>139</text:p>
          </table:table-cell>
          <table:table-cell table:style-name="ce148" table:formula="of:=[.F38]/255" office:value-type="percentage" office:value="0.282352941176471">
            <text:p>28%</text:p>
          </table:table-cell>
          <table:table-cell table:style-name="ce148" table:formula="of:=[.G38]/255" office:value-type="percentage" office:value="0.23921568627451">
            <text:p>24%</text:p>
          </table:table-cell>
          <table:table-cell table:style-name="ce148" table:formula="of:=[.H38]/255" office:value-type="percentage" office:value="0.545098039215686">
            <text:p>55%</text:p>
          </table:table-cell>
          <table:table-cell table:style-name="ce151" table:formula="of:=IF([.P38]=[.F38];(120+120*([.H38]-[.P38])/([.G38]+[.H38]-2*[.P38])); IF([.G38]=[.P38]; 240+120*(([.F38]-[.P38])/([.F38]+[.H38]-2*[.P38])) ; 120*(([.G38]-[.P38])/([.F38]+[.G38]-2*[.P38]) )))" office:value-type="float" office:value="254.831460674157">
            <text:p>255</text:p>
          </table:table-cell>
          <table:table-cell table:style-name="ce152" table:formula="of:=1-([.P38]/[.Q38])" office:value-type="percentage" office:value="0.561151079136691">
            <text:p>56%</text:p>
          </table:table-cell>
          <table:table-cell table:style-name="ce152" table:formula="of:=([.P38]+[.Q38])/2/255" office:value-type="percentage" office:value="0.392156862745098">
            <text:p>39%</text:p>
          </table:table-cell>
          <table:table-cell/>
          <table:table-cell table:formula="of:=MIN([.F38:.H38])" office:value-type="float" office:value="61">
            <text:p>61</text:p>
          </table:table-cell>
          <table:table-cell table:formula="of:=MAX([.F38:.H38])" office:value-type="float" office:value="139">
            <text:p>139</text:p>
          </table:table-cell>
        </table:table-row>
        <table:table-row table:style-name="ro3">
          <table:table-cell table:number-columns-repeated="2" table:style-name="ce37" office:value-type="string">
            <text:p><text:s text:c="2"/></text:p>
          </table:table-cell>
          <table:table-cell table:style-name="ce27" office:value-type="string">
            <text:p>darkslategray </text:p>
          </table:table-cell>
          <table:table-cell table:style-name="ce27" office:value-type="string">
            <text:p>darkSlateGray </text:p>
          </table:table-cell>
          <table:table-cell table:style-name="ce124" office:value-type="string">
            <text:p>#2f4f4f </text:p>
          </table:table-cell>
          <table:table-cell table:style-name="ce144" office:value-type="float" office:value="47">
            <text:p>47</text:p>
          </table:table-cell>
          <table:table-cell table:number-columns-repeated="2" office:value-type="float" office:value="79">
            <text:p>79</text:p>
          </table:table-cell>
          <table:table-cell table:style-name="ce148" table:formula="of:=[.F39]/255" office:value-type="percentage" office:value="0.184313725490196">
            <text:p>18%</text:p>
          </table:table-cell>
          <table:table-cell table:style-name="ce148" table:formula="of:=[.G39]/255" office:value-type="percentage" office:value="0.309803921568627">
            <text:p>31%</text:p>
          </table:table-cell>
          <table:table-cell table:style-name="ce148" table:formula="of:=[.H39]/255" office:value-type="percentage" office:value="0.309803921568627">
            <text:p>31%</text:p>
          </table:table-cell>
          <table:table-cell table:style-name="ce151" table:formula="of:=IF([.P39]=[.F39];(120+120*([.H39]-[.P39])/([.G39]+[.H39]-2*[.P39])); IF([.G39]=[.P39]; 240+120*(([.F39]-[.P39])/([.F39]+[.H39]-2*[.P39])) ; 120*(([.G39]-[.P39])/([.F39]+[.G39]-2*[.P39]) )))" office:value-type="float" office:value="180">
            <text:p>180</text:p>
          </table:table-cell>
          <table:table-cell table:style-name="ce152" table:formula="of:=1-([.P39]/[.Q39])" office:value-type="percentage" office:value="0.405063291139241">
            <text:p>41%</text:p>
          </table:table-cell>
          <table:table-cell table:style-name="ce152" table:formula="of:=([.P39]+[.Q39])/2/255" office:value-type="percentage" office:value="0.247058823529412">
            <text:p>25%</text:p>
          </table:table-cell>
          <table:table-cell/>
          <table:table-cell table:formula="of:=MIN([.F39:.H39])" office:value-type="float" office:value="47">
            <text:p>47</text:p>
          </table:table-cell>
          <table:table-cell table:formula="of:=MAX([.F39:.H39])" office:value-type="float" office:value="79">
            <text:p>79</text:p>
          </table:table-cell>
        </table:table-row>
        <table:table-row table:style-name="ro3">
          <table:table-cell table:style-name="ce27" office:value-type="string">
            <text:p><text:s text:c="2"/></text:p>
          </table:table-cell>
          <table:table-cell table:style-name="ce37" office:value-type="string">
            <text:p><text:s text:c="2"/></text:p>
          </table:table-cell>
          <table:table-cell table:style-name="ce27" office:value-type="string">
            <text:p>darkslategrey </text:p>
          </table:table-cell>
          <table:table-cell table:style-name="ce27" office:value-type="string">
            <text:p>darkSlateGrey </text:p>
          </table:table-cell>
          <table:table-cell table:style-name="ce124" office:value-type="string">
            <text:p>#2f4f4f </text:p>
          </table:table-cell>
          <table:table-cell table:style-name="ce144" office:value-type="float" office:value="47">
            <text:p>47</text:p>
          </table:table-cell>
          <table:table-cell table:number-columns-repeated="2" office:value-type="float" office:value="79">
            <text:p>79</text:p>
          </table:table-cell>
          <table:table-cell table:style-name="ce148" table:formula="of:=[.F40]/255" office:value-type="percentage" office:value="0.184313725490196">
            <text:p>18%</text:p>
          </table:table-cell>
          <table:table-cell table:style-name="ce148" table:formula="of:=[.G40]/255" office:value-type="percentage" office:value="0.309803921568627">
            <text:p>31%</text:p>
          </table:table-cell>
          <table:table-cell table:style-name="ce148" table:formula="of:=[.H40]/255" office:value-type="percentage" office:value="0.309803921568627">
            <text:p>31%</text:p>
          </table:table-cell>
          <table:table-cell table:style-name="ce151" table:formula="of:=IF([.P40]=[.F40];(120+120*([.H40]-[.P40])/([.G40]+[.H40]-2*[.P40])); IF([.G40]=[.P40]; 240+120*(([.F40]-[.P40])/([.F40]+[.H40]-2*[.P40])) ; 120*(([.G40]-[.P40])/([.F40]+[.G40]-2*[.P40]) )))" office:value-type="float" office:value="180">
            <text:p>180</text:p>
          </table:table-cell>
          <table:table-cell table:style-name="ce152" table:formula="of:=1-([.P40]/[.Q40])" office:value-type="percentage" office:value="0.405063291139241">
            <text:p>41%</text:p>
          </table:table-cell>
          <table:table-cell table:style-name="ce152" table:formula="of:=([.P40]+[.Q40])/2/255" office:value-type="percentage" office:value="0.247058823529412">
            <text:p>25%</text:p>
          </table:table-cell>
          <table:table-cell/>
          <table:table-cell table:formula="of:=MIN([.F40:.H40])" office:value-type="float" office:value="47">
            <text:p>47</text:p>
          </table:table-cell>
          <table:table-cell table:formula="of:=MAX([.F40:.H40])" office:value-type="float" office:value="79">
            <text:p>79</text:p>
          </table:table-cell>
        </table:table-row>
        <table:table-row table:style-name="ro3">
          <table:table-cell table:number-columns-repeated="2" table:style-name="ce38" office:value-type="string">
            <text:p><text:s text:c="2"/></text:p>
          </table:table-cell>
          <table:table-cell table:style-name="ce27" office:value-type="string">
            <text:p>darkturquoise </text:p>
          </table:table-cell>
          <table:table-cell table:style-name="ce27" office:value-type="string">
            <text:p>darkTurquoise </text:p>
          </table:table-cell>
          <table:table-cell table:style-name="ce124" office:value-type="string">
            <text:p>#00ced1 </text:p>
          </table:table-cell>
          <table:table-cell table:style-name="ce144" office:value-type="float" office:value="0">
            <text:p>0</text:p>
          </table:table-cell>
          <table:table-cell office:value-type="float" office:value="206">
            <text:p>206</text:p>
          </table:table-cell>
          <table:table-cell office:value-type="float" office:value="209">
            <text:p>209</text:p>
          </table:table-cell>
          <table:table-cell table:style-name="ce148" table:formula="of:=[.F41]/255" office:value-type="percentage" office:value="0">
            <text:p>0%</text:p>
          </table:table-cell>
          <table:table-cell table:style-name="ce148" table:formula="of:=[.G41]/255" office:value-type="percentage" office:value="0.807843137254902">
            <text:p>81%</text:p>
          </table:table-cell>
          <table:table-cell table:style-name="ce148" table:formula="of:=[.H41]/255" office:value-type="percentage" office:value="0.819607843137255">
            <text:p>82%</text:p>
          </table:table-cell>
          <table:table-cell table:style-name="ce151" table:formula="of:=IF([.P41]=[.F41];(120+120*([.H41]-[.P41])/([.G41]+[.H41]-2*[.P41])); IF([.G41]=[.P41]; 240+120*(([.F41]-[.P41])/([.F41]+[.H41]-2*[.P41])) ; 120*(([.G41]-[.P41])/([.F41]+[.G41]-2*[.P41]) )))" office:value-type="float" office:value="180.433734939759">
            <text:p>180</text:p>
          </table:table-cell>
          <table:table-cell table:style-name="ce152" table:formula="of:=1-([.P41]/[.Q41])" office:value-type="percentage" office:value="1">
            <text:p>100%</text:p>
          </table:table-cell>
          <table:table-cell table:style-name="ce152" table:formula="of:=([.P41]+[.Q41])/2/255" office:value-type="percentage" office:value="0.409803921568627">
            <text:p>41%</text:p>
          </table:table-cell>
          <table:table-cell/>
          <table:table-cell table:formula="of:=MIN([.F41:.H41])" office:value-type="float" office:value="0">
            <text:p>0</text:p>
          </table:table-cell>
          <table:table-cell table:formula="of:=MAX([.F41:.H41])" office:value-type="float" office:value="209">
            <text:p>209</text:p>
          </table:table-cell>
        </table:table-row>
        <table:table-row table:style-name="ro3">
          <table:table-cell table:number-columns-repeated="2" table:style-name="ce39" office:value-type="string">
            <text:p><text:s text:c="2"/></text:p>
          </table:table-cell>
          <table:table-cell table:style-name="ce27" office:value-type="string">
            <text:p>darkviolet </text:p>
          </table:table-cell>
          <table:table-cell table:style-name="ce27" office:value-type="string">
            <text:p>darkViolet </text:p>
          </table:table-cell>
          <table:table-cell table:style-name="ce124" office:value-type="string">
            <text:p>#9400d3 </text:p>
          </table:table-cell>
          <table:table-cell table:style-name="ce144"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211">
            <text:p>211</text:p>
          </table:table-cell>
          <table:table-cell table:style-name="ce148" table:formula="of:=[.F42]/255" office:value-type="percentage" office:value="0.580392156862745">
            <text:p>58%</text:p>
          </table:table-cell>
          <table:table-cell table:style-name="ce148" table:formula="of:=[.G42]/255" office:value-type="percentage" office:value="0">
            <text:p>0%</text:p>
          </table:table-cell>
          <table:table-cell table:style-name="ce148" table:formula="of:=[.H42]/255" office:value-type="percentage" office:value="0.827450980392157">
            <text:p>83%</text:p>
          </table:table-cell>
          <table:table-cell table:style-name="ce151" table:formula="of:=IF([.P42]=[.F42];(120+120*([.H42]-[.P42])/([.G42]+[.H42]-2*[.P42])); IF([.G42]=[.P42]; 240+120*(([.F42]-[.P42])/([.F42]+[.H42]-2*[.P42])) ; 120*(([.G42]-[.P42])/([.F42]+[.G42]-2*[.P42]) )))" office:value-type="float" office:value="289.470752089136">
            <text:p>289</text:p>
          </table:table-cell>
          <table:table-cell table:style-name="ce152" table:formula="of:=1-([.P42]/[.Q42])" office:value-type="percentage" office:value="1">
            <text:p>100%</text:p>
          </table:table-cell>
          <table:table-cell table:style-name="ce152" table:formula="of:=([.P42]+[.Q42])/2/255" office:value-type="percentage" office:value="0.413725490196078">
            <text:p>41%</text:p>
          </table:table-cell>
          <table:table-cell/>
          <table:table-cell table:formula="of:=MIN([.F42:.H42])" office:value-type="float" office:value="0">
            <text:p>0</text:p>
          </table:table-cell>
          <table:table-cell table:formula="of:=MAX([.F42:.H42])" office:value-type="float" office:value="211">
            <text:p>211</text:p>
          </table:table-cell>
        </table:table-row>
        <table:table-row table:style-name="ro3">
          <table:table-cell table:number-columns-repeated="2" table:style-name="ce40" office:value-type="string">
            <text:p><text:s text:c="2"/></text:p>
          </table:table-cell>
          <table:table-cell table:style-name="ce27" office:value-type="string">
            <text:p>deeppink </text:p>
          </table:table-cell>
          <table:table-cell table:style-name="ce27" office:value-type="string">
            <text:p>deepPink </text:p>
          </table:table-cell>
          <table:table-cell table:style-name="ce124" office:value-type="string">
            <text:p>#ff1493 </text:p>
          </table:table-cell>
          <table:table-cell table:style-name="ce144" office:value-type="float" office:value="255">
            <text:p>255</text:p>
          </table:table-cell>
          <table:table-cell office:value-type="float" office:value="20">
            <text:p>20</text:p>
          </table:table-cell>
          <table:table-cell office:value-type="float" office:value="147">
            <text:p>147</text:p>
          </table:table-cell>
          <table:table-cell table:style-name="ce148" table:formula="of:=[.F43]/255" office:value-type="percentage" office:value="1">
            <text:p>100%</text:p>
          </table:table-cell>
          <table:table-cell table:style-name="ce148" table:formula="of:=[.G43]/255" office:value-type="percentage" office:value="0.0784313725490196">
            <text:p>8%</text:p>
          </table:table-cell>
          <table:table-cell table:style-name="ce148" table:formula="of:=[.H43]/255" office:value-type="percentage" office:value="0.576470588235294">
            <text:p>58%</text:p>
          </table:table-cell>
          <table:table-cell table:style-name="ce151" table:formula="of:=IF([.P43]=[.F43];(120+120*([.H43]-[.P43])/([.G43]+[.H43]-2*[.P43])); IF([.G43]=[.P43]; 240+120*(([.F43]-[.P43])/([.F43]+[.H43]-2*[.P43])) ; 120*(([.G43]-[.P43])/([.F43]+[.G43]-2*[.P43]) )))" office:value-type="float" office:value="317.900552486188">
            <text:p>318</text:p>
          </table:table-cell>
          <table:table-cell table:style-name="ce152" table:formula="of:=1-([.P43]/[.Q43])" office:value-type="percentage" office:value="0.92156862745098">
            <text:p>92%</text:p>
          </table:table-cell>
          <table:table-cell table:style-name="ce152" table:formula="of:=([.P43]+[.Q43])/2/255" office:value-type="percentage" office:value="0.53921568627451">
            <text:p>54%</text:p>
          </table:table-cell>
          <table:table-cell/>
          <table:table-cell table:formula="of:=MIN([.F43:.H43])" office:value-type="float" office:value="20">
            <text:p>20</text:p>
          </table:table-cell>
          <table:table-cell table:formula="of:=MAX([.F43:.H43])" office:value-type="float" office:value="255">
            <text:p>255</text:p>
          </table:table-cell>
        </table:table-row>
        <table:table-row table:style-name="ro3">
          <table:table-cell table:number-columns-repeated="2" table:style-name="ce41" office:value-type="string">
            <text:p><text:s text:c="2"/></text:p>
          </table:table-cell>
          <table:table-cell table:style-name="ce27" office:value-type="string">
            <text:p>deepskyblue </text:p>
          </table:table-cell>
          <table:table-cell table:style-name="ce27" office:value-type="string">
            <text:p>deepSkyBlue </text:p>
          </table:table-cell>
          <table:table-cell table:style-name="ce124" office:value-type="string">
            <text:p>#00bfff </text:p>
          </table:table-cell>
          <table:table-cell table:style-name="ce144" office:value-type="float" office:value="0">
            <text:p>0</text:p>
          </table:table-cell>
          <table:table-cell office:value-type="float" office:value="191">
            <text:p>191</text:p>
          </table:table-cell>
          <table:table-cell office:value-type="float" office:value="255">
            <text:p>255</text:p>
          </table:table-cell>
          <table:table-cell table:style-name="ce148" table:formula="of:=[.F44]/255" office:value-type="percentage" office:value="0">
            <text:p>0%</text:p>
          </table:table-cell>
          <table:table-cell table:style-name="ce148" table:formula="of:=[.G44]/255" office:value-type="percentage" office:value="0.749019607843137">
            <text:p>75%</text:p>
          </table:table-cell>
          <table:table-cell table:style-name="ce148" table:formula="of:=[.H44]/255" office:value-type="percentage" office:value="1">
            <text:p>100%</text:p>
          </table:table-cell>
          <table:table-cell table:style-name="ce151" table:formula="of:=IF([.P44]=[.F44];(120+120*([.H44]-[.P44])/([.G44]+[.H44]-2*[.P44])); IF([.G44]=[.P44]; 240+120*(([.F44]-[.P44])/([.F44]+[.H44]-2*[.P44])) ; 120*(([.G44]-[.P44])/([.F44]+[.G44]-2*[.P44]) )))" office:value-type="float" office:value="188.609865470852">
            <text:p>189</text:p>
          </table:table-cell>
          <table:table-cell table:style-name="ce152" table:formula="of:=1-([.P44]/[.Q44])" office:value-type="percentage" office:value="1">
            <text:p>100%</text:p>
          </table:table-cell>
          <table:table-cell table:style-name="ce152" table:formula="of:=([.P44]+[.Q44])/2/255" office:value-type="percentage" office:value="0.5">
            <text:p>50%</text:p>
          </table:table-cell>
          <table:table-cell/>
          <table:table-cell table:formula="of:=MIN([.F44:.H44])" office:value-type="float" office:value="0">
            <text:p>0</text:p>
          </table:table-cell>
          <table:table-cell table:formula="of:=MAX([.F44:.H44])" office:value-type="float" office:value="255">
            <text:p>255</text:p>
          </table:table-cell>
        </table:table-row>
        <table:table-row table:style-name="ro3">
          <table:table-cell table:number-columns-repeated="2" table:style-name="ce42" office:value-type="string">
            <text:p><text:s text:c="2"/></text:p>
          </table:table-cell>
          <table:table-cell table:style-name="ce27" office:value-type="string">
            <text:p>dimgray </text:p>
          </table:table-cell>
          <table:table-cell table:style-name="ce27" office:value-type="string">
            <text:p>dimGray </text:p>
          </table:table-cell>
          <table:table-cell table:style-name="ce124" office:value-type="string">
            <text:p>#696969 </text:p>
          </table:table-cell>
          <table:table-cell table:style-name="ce144" office:value-type="float" office:value="105">
            <text:p>105</text:p>
          </table:table-cell>
          <table:table-cell table:number-columns-repeated="2" office:value-type="float" office:value="105">
            <text:p>105</text:p>
          </table:table-cell>
          <table:table-cell table:style-name="ce148" table:formula="of:=[.F45]/255" office:value-type="percentage" office:value="0.411764705882353">
            <text:p>41%</text:p>
          </table:table-cell>
          <table:table-cell table:style-name="ce148" table:formula="of:=[.G45]/255" office:value-type="percentage" office:value="0.411764705882353">
            <text:p>41%</text:p>
          </table:table-cell>
          <table:table-cell table:style-name="ce148" table:formula="of:=[.H45]/255" office:value-type="percentage" office:value="0.411764705882353">
            <text:p>41%</text:p>
          </table:table-cell>
          <table:table-cell table:style-name="ce151" table:formula="of:=IF([.P45]=[.F45];(120+120*([.H45]-[.P45])/([.G45]+[.H45]-2*[.P45])); IF([.G45]=[.P45]; 240+120*(([.F45]-[.P45])/([.F45]+[.H45]-2*[.P45])) ; 120*(([.G45]-[.P45])/([.F45]+[.G45]-2*[.P45]) )))" office:value-type="float" office:value="0">
            <text:p>#DIV/0!</text:p>
          </table:table-cell>
          <table:table-cell table:style-name="ce152" table:formula="of:=1-([.P45]/[.Q45])" office:value-type="percentage" office:value="0">
            <text:p>0%</text:p>
          </table:table-cell>
          <table:table-cell table:style-name="ce152" table:formula="of:=([.P45]+[.Q45])/2/255" office:value-type="percentage" office:value="0.411764705882353">
            <text:p>41%</text:p>
          </table:table-cell>
          <table:table-cell/>
          <table:table-cell table:formula="of:=MIN([.F45:.H45])" office:value-type="float" office:value="105">
            <text:p>105</text:p>
          </table:table-cell>
          <table:table-cell table:formula="of:=MAX([.F45:.H45])" office:value-type="float" office:value="105">
            <text:p>105</text:p>
          </table:table-cell>
        </table:table-row>
        <table:table-row table:style-name="ro3">
          <table:table-cell table:style-name="ce27" office:value-type="string">
            <text:p><text:s text:c="2"/></text:p>
          </table:table-cell>
          <table:table-cell table:style-name="ce42" office:value-type="string">
            <text:p><text:s text:c="2"/></text:p>
          </table:table-cell>
          <table:table-cell table:style-name="ce27" office:value-type="string">
            <text:p>dimgrey </text:p>
          </table:table-cell>
          <table:table-cell table:style-name="ce27" office:value-type="string">
            <text:p>dimGrey </text:p>
          </table:table-cell>
          <table:table-cell table:style-name="ce124" office:value-type="string">
            <text:p>#696969 </text:p>
          </table:table-cell>
          <table:table-cell table:style-name="ce144" office:value-type="float" office:value="105">
            <text:p>105</text:p>
          </table:table-cell>
          <table:table-cell table:number-columns-repeated="2" office:value-type="float" office:value="105">
            <text:p>105</text:p>
          </table:table-cell>
          <table:table-cell table:style-name="ce148" table:formula="of:=[.F46]/255" office:value-type="percentage" office:value="0.411764705882353">
            <text:p>41%</text:p>
          </table:table-cell>
          <table:table-cell table:style-name="ce148" table:formula="of:=[.G46]/255" office:value-type="percentage" office:value="0.411764705882353">
            <text:p>41%</text:p>
          </table:table-cell>
          <table:table-cell table:style-name="ce148" table:formula="of:=[.H46]/255" office:value-type="percentage" office:value="0.411764705882353">
            <text:p>41%</text:p>
          </table:table-cell>
          <table:table-cell table:style-name="ce151" table:formula="of:=IF([.P46]=[.F46];(120+120*([.H46]-[.P46])/([.G46]+[.H46]-2*[.P46])); IF([.G46]=[.P46]; 240+120*(([.F46]-[.P46])/([.F46]+[.H46]-2*[.P46])) ; 120*(([.G46]-[.P46])/([.F46]+[.G46]-2*[.P46]) )))" office:value-type="float" office:value="0">
            <text:p>#DIV/0!</text:p>
          </table:table-cell>
          <table:table-cell table:style-name="ce152" table:formula="of:=1-([.P46]/[.Q46])" office:value-type="percentage" office:value="0">
            <text:p>0%</text:p>
          </table:table-cell>
          <table:table-cell table:style-name="ce152" table:formula="of:=([.P46]+[.Q46])/2/255" office:value-type="percentage" office:value="0.411764705882353">
            <text:p>41%</text:p>
          </table:table-cell>
          <table:table-cell/>
          <table:table-cell table:formula="of:=MIN([.F46:.H46])" office:value-type="float" office:value="105">
            <text:p>105</text:p>
          </table:table-cell>
          <table:table-cell table:formula="of:=MAX([.F46:.H46])" office:value-type="float" office:value="105">
            <text:p>105</text:p>
          </table:table-cell>
        </table:table-row>
        <table:table-row table:style-name="ro3">
          <table:table-cell table:number-columns-repeated="2" table:style-name="ce43" office:value-type="string">
            <text:p><text:s text:c="2"/></text:p>
          </table:table-cell>
          <table:table-cell table:style-name="ce27" office:value-type="string">
            <text:p>dodgerblue </text:p>
          </table:table-cell>
          <table:table-cell table:style-name="ce27" office:value-type="string">
            <text:p>dodgerBlue </text:p>
          </table:table-cell>
          <table:table-cell table:style-name="ce124" office:value-type="string">
            <text:p>#1e90ff </text:p>
          </table:table-cell>
          <table:table-cell table:style-name="ce144" office:value-type="float" office:value="30">
            <text:p>30</text:p>
          </table:table-cell>
          <table:table-cell office:value-type="float" office:value="144">
            <text:p>144</text:p>
          </table:table-cell>
          <table:table-cell office:value-type="float" office:value="255">
            <text:p>255</text:p>
          </table:table-cell>
          <table:table-cell table:style-name="ce148" table:formula="of:=[.F47]/255" office:value-type="percentage" office:value="0.117647058823529">
            <text:p>12%</text:p>
          </table:table-cell>
          <table:table-cell table:style-name="ce148" table:formula="of:=[.G47]/255" office:value-type="percentage" office:value="0.564705882352941">
            <text:p>56%</text:p>
          </table:table-cell>
          <table:table-cell table:style-name="ce148" table:formula="of:=[.H47]/255" office:value-type="percentage" office:value="1">
            <text:p>100%</text:p>
          </table:table-cell>
          <table:table-cell table:style-name="ce151" table:formula="of:=IF([.P47]=[.F47];(120+120*([.H47]-[.P47])/([.G47]+[.H47]-2*[.P47])); IF([.G47]=[.P47]; 240+120*(([.F47]-[.P47])/([.F47]+[.H47]-2*[.P47])) ; 120*(([.G47]-[.P47])/([.F47]+[.G47]-2*[.P47]) )))" office:value-type="float" office:value="199.646017699115">
            <text:p>200</text:p>
          </table:table-cell>
          <table:table-cell table:style-name="ce152" table:formula="of:=1-([.P47]/[.Q47])" office:value-type="percentage" office:value="0.882352941176471">
            <text:p>88%</text:p>
          </table:table-cell>
          <table:table-cell table:style-name="ce152" table:formula="of:=([.P47]+[.Q47])/2/255" office:value-type="percentage" office:value="0.558823529411765">
            <text:p>56%</text:p>
          </table:table-cell>
          <table:table-cell/>
          <table:table-cell table:formula="of:=MIN([.F47:.H47])" office:value-type="float" office:value="30">
            <text:p>30</text:p>
          </table:table-cell>
          <table:table-cell table:formula="of:=MAX([.F47:.H47])" office:value-type="float" office:value="255">
            <text:p>255</text:p>
          </table:table-cell>
        </table:table-row>
        <table:table-row table:style-name="ro3">
          <table:table-cell table:number-columns-repeated="2" table:style-name="ce44" office:value-type="string">
            <text:p><text:s text:c="2"/></text:p>
          </table:table-cell>
          <table:table-cell table:number-columns-repeated="2" table:style-name="ce27" office:value-type="string">
            <text:p>firebrick </text:p>
          </table:table-cell>
          <table:table-cell table:style-name="ce124" office:value-type="string">
            <text:p>#b22222 </text:p>
          </table:table-cell>
          <table:table-cell table:style-name="ce144" office:value-type="float" office:value="178">
            <text:p>178</text:p>
          </table:table-cell>
          <table:table-cell table:number-columns-repeated="2" office:value-type="float" office:value="34">
            <text:p>34</text:p>
          </table:table-cell>
          <table:table-cell table:style-name="ce148" table:formula="of:=[.F48]/255" office:value-type="percentage" office:value="0.698039215686274">
            <text:p>70%</text:p>
          </table:table-cell>
          <table:table-cell table:style-name="ce148" table:formula="of:=[.G48]/255" office:value-type="percentage" office:value="0.133333333333333">
            <text:p>13%</text:p>
          </table:table-cell>
          <table:table-cell table:style-name="ce148" table:formula="of:=[.H48]/255" office:value-type="percentage" office:value="0.133333333333333">
            <text:p>13%</text:p>
          </table:table-cell>
          <table:table-cell table:style-name="ce151" table:formula="of:=IF([.P48]=[.F48];(120+120*([.H48]-[.P48])/([.G48]+[.H48]-2*[.P48])); IF([.G48]=[.P48]; 240+120*(([.F48]-[.P48])/([.F48]+[.H48]-2*[.P48])) ; 120*(([.G48]-[.P48])/([.F48]+[.G48]-2*[.P48]) )))" office:value-type="float" office:value="360">
            <text:p>360</text:p>
          </table:table-cell>
          <table:table-cell table:style-name="ce152" table:formula="of:=1-([.P48]/[.Q48])" office:value-type="percentage" office:value="0.808988764044944">
            <text:p>81%</text:p>
          </table:table-cell>
          <table:table-cell table:style-name="ce152" table:formula="of:=([.P48]+[.Q48])/2/255" office:value-type="percentage" office:value="0.415686274509804">
            <text:p>42%</text:p>
          </table:table-cell>
          <table:table-cell/>
          <table:table-cell table:formula="of:=MIN([.F48:.H48])" office:value-type="float" office:value="34">
            <text:p>34</text:p>
          </table:table-cell>
          <table:table-cell table:formula="of:=MAX([.F48:.H48])" office:value-type="float" office:value="178">
            <text:p>178</text:p>
          </table:table-cell>
        </table:table-row>
        <table:table-row table:style-name="ro3">
          <table:table-cell table:number-columns-repeated="2" table:style-name="ce45" office:value-type="string">
            <text:p><text:s text:c="2"/></text:p>
          </table:table-cell>
          <table:table-cell table:style-name="ce27" office:value-type="string">
            <text:p>floralwhite </text:p>
          </table:table-cell>
          <table:table-cell table:style-name="ce27" office:value-type="string">
            <text:p>floralWhite </text:p>
          </table:table-cell>
          <table:table-cell table:style-name="ce124" office:value-type="string">
            <text:p>#fffaf0 </text:p>
          </table:table-cell>
          <table:table-cell table:style-name="ce144" office:value-type="float" office:value="255">
            <text:p>255</text:p>
          </table:table-cell>
          <table:table-cell office:value-type="float" office:value="250">
            <text:p>250</text:p>
          </table:table-cell>
          <table:table-cell office:value-type="float" office:value="240">
            <text:p>240</text:p>
          </table:table-cell>
          <table:table-cell table:style-name="ce148" table:formula="of:=[.F49]/255" office:value-type="percentage" office:value="1">
            <text:p>100%</text:p>
          </table:table-cell>
          <table:table-cell table:style-name="ce148" table:formula="of:=[.G49]/255" office:value-type="percentage" office:value="0.980392156862745">
            <text:p>98%</text:p>
          </table:table-cell>
          <table:table-cell table:style-name="ce148" table:formula="of:=[.H49]/255" office:value-type="percentage" office:value="0.941176470588235">
            <text:p>94%</text:p>
          </table:table-cell>
          <table:table-cell table:style-name="ce151" table:formula="of:=IF([.P49]=[.F49];(120+120*([.H49]-[.P49])/([.G49]+[.H49]-2*[.P49])); IF([.G49]=[.P49]; 240+120*(([.F49]-[.P49])/([.F49]+[.H49]-2*[.P49])) ; 120*(([.G49]-[.P49])/([.F49]+[.G49]-2*[.P49]) )))" office:value-type="float" office:value="48">
            <text:p>48</text:p>
          </table:table-cell>
          <table:table-cell table:style-name="ce152" table:formula="of:=1-([.P49]/[.Q49])" office:value-type="percentage" office:value="0.0588235294117647">
            <text:p>6%</text:p>
          </table:table-cell>
          <table:table-cell table:style-name="ce152" table:formula="of:=([.P49]+[.Q49])/2/255" office:value-type="percentage" office:value="0.970588235294118">
            <text:p>97%</text:p>
          </table:table-cell>
          <table:table-cell/>
          <table:table-cell table:formula="of:=MIN([.F49:.H49])" office:value-type="float" office:value="240">
            <text:p>240</text:p>
          </table:table-cell>
          <table:table-cell table:formula="of:=MAX([.F49:.H49])" office:value-type="float" office:value="255">
            <text:p>255</text:p>
          </table:table-cell>
        </table:table-row>
        <table:table-row table:style-name="ro3">
          <table:table-cell table:number-columns-repeated="2" table:style-name="ce46" office:value-type="string">
            <text:p><text:s text:c="2"/></text:p>
          </table:table-cell>
          <table:table-cell table:style-name="ce27" office:value-type="string">
            <text:p>forestgreen </text:p>
          </table:table-cell>
          <table:table-cell table:style-name="ce27" office:value-type="string">
            <text:p>forestGreen </text:p>
          </table:table-cell>
          <table:table-cell table:style-name="ce124" office:value-type="string">
            <text:p>#228b22 </text:p>
          </table:table-cell>
          <table:table-cell table:style-name="ce144" office:value-type="float" office:value="34">
            <text:p>34</text:p>
          </table:table-cell>
          <table:table-cell office:value-type="float" office:value="139">
            <text:p>139</text:p>
          </table:table-cell>
          <table:table-cell office:value-type="float" office:value="34">
            <text:p>34</text:p>
          </table:table-cell>
          <table:table-cell table:style-name="ce148" table:formula="of:=[.F50]/255" office:value-type="percentage" office:value="0.133333333333333">
            <text:p>13%</text:p>
          </table:table-cell>
          <table:table-cell table:style-name="ce148" table:formula="of:=[.G50]/255" office:value-type="percentage" office:value="0.545098039215686">
            <text:p>55%</text:p>
          </table:table-cell>
          <table:table-cell table:style-name="ce148" table:formula="of:=[.H50]/255" office:value-type="percentage" office:value="0.133333333333333">
            <text:p>13%</text:p>
          </table:table-cell>
          <table:table-cell table:style-name="ce151" table:formula="of:=IF([.P50]=[.F50];(120+120*([.H50]-[.P50])/([.G50]+[.H50]-2*[.P50])); IF([.G50]=[.P50]; 240+120*(([.F50]-[.P50])/([.F50]+[.H50]-2*[.P50])) ; 120*(([.G50]-[.P50])/([.F50]+[.G50]-2*[.P50]) )))" office:value-type="float" office:value="120">
            <text:p>120</text:p>
          </table:table-cell>
          <table:table-cell table:style-name="ce152" table:formula="of:=1-([.P50]/[.Q50])" office:value-type="percentage" office:value="0.755395683453237">
            <text:p>76%</text:p>
          </table:table-cell>
          <table:table-cell table:style-name="ce152" table:formula="of:=([.P50]+[.Q50])/2/255" office:value-type="percentage" office:value="0.33921568627451">
            <text:p>34%</text:p>
          </table:table-cell>
          <table:table-cell/>
          <table:table-cell table:formula="of:=MIN([.F50:.H50])" office:value-type="float" office:value="34">
            <text:p>34</text:p>
          </table:table-cell>
          <table:table-cell table:formula="of:=MAX([.F50:.H50])" office:value-type="float" office:value="139">
            <text:p>139</text:p>
          </table:table-cell>
        </table:table-row>
        <table:table-row table:style-name="ro3">
          <table:table-cell table:number-columns-repeated="2" table:style-name="ce47" office:value-type="string">
            <text:p><text:s text:c="2"/></text:p>
          </table:table-cell>
          <table:table-cell table:number-columns-repeated="2" table:style-name="ce27" office:value-type="string">
            <text:p>fuchsia </text:p>
          </table:table-cell>
          <table:table-cell table:style-name="ce124" office:value-type="string">
            <text:p>#ff00ff </text:p>
          </table:table-cell>
          <table:table-cell table:style-name="ce144"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style-name="ce148" table:formula="of:=[.F51]/255" office:value-type="percentage" office:value="1">
            <text:p>100%</text:p>
          </table:table-cell>
          <table:table-cell table:style-name="ce148" table:formula="of:=[.G51]/255" office:value-type="percentage" office:value="0">
            <text:p>0%</text:p>
          </table:table-cell>
          <table:table-cell table:style-name="ce148" table:formula="of:=[.H51]/255" office:value-type="percentage" office:value="1">
            <text:p>100%</text:p>
          </table:table-cell>
          <table:table-cell table:style-name="ce151" table:formula="of:=IF([.P51]=[.F51];(120+120*([.H51]-[.P51])/([.G51]+[.H51]-2*[.P51])); IF([.G51]=[.P51]; 240+120*(([.F51]-[.P51])/([.F51]+[.H51]-2*[.P51])) ; 120*(([.G51]-[.P51])/([.F51]+[.G51]-2*[.P51]) )))" office:value-type="float" office:value="300">
            <text:p>300</text:p>
          </table:table-cell>
          <table:table-cell table:style-name="ce152" table:formula="of:=1-([.P51]/[.Q51])" office:value-type="percentage" office:value="1">
            <text:p>100%</text:p>
          </table:table-cell>
          <table:table-cell table:style-name="ce152" table:formula="of:=([.P51]+[.Q51])/2/255" office:value-type="percentage" office:value="0.5">
            <text:p>50%</text:p>
          </table:table-cell>
          <table:table-cell/>
          <table:table-cell table:formula="of:=MIN([.F51:.H51])" office:value-type="float" office:value="0">
            <text:p>0</text:p>
          </table:table-cell>
          <table:table-cell table:formula="of:=MAX([.F51:.H51])" office:value-type="float" office:value="255">
            <text:p>255</text:p>
          </table:table-cell>
        </table:table-row>
        <table:table-row table:style-name="ro3">
          <table:table-cell table:number-columns-repeated="2" table:style-name="ce48" office:value-type="string">
            <text:p><text:s text:c="2"/></text:p>
          </table:table-cell>
          <table:table-cell table:number-columns-repeated="2" table:style-name="ce27" office:value-type="string">
            <text:p>gainsboro </text:p>
          </table:table-cell>
          <table:table-cell table:style-name="ce124" office:value-type="string">
            <text:p>#dcdcdc </text:p>
          </table:table-cell>
          <table:table-cell table:style-name="ce144" office:value-type="float" office:value="220">
            <text:p>220</text:p>
          </table:table-cell>
          <table:table-cell table:number-columns-repeated="2" office:value-type="float" office:value="220">
            <text:p>220</text:p>
          </table:table-cell>
          <table:table-cell table:style-name="ce148" table:formula="of:=[.F52]/255" office:value-type="percentage" office:value="0.862745098039216">
            <text:p>86%</text:p>
          </table:table-cell>
          <table:table-cell table:style-name="ce148" table:formula="of:=[.G52]/255" office:value-type="percentage" office:value="0.862745098039216">
            <text:p>86%</text:p>
          </table:table-cell>
          <table:table-cell table:style-name="ce148" table:formula="of:=[.H52]/255" office:value-type="percentage" office:value="0.862745098039216">
            <text:p>86%</text:p>
          </table:table-cell>
          <table:table-cell table:style-name="ce151" table:formula="of:=IF([.P52]=[.F52];(120+120*([.H52]-[.P52])/([.G52]+[.H52]-2*[.P52])); IF([.G52]=[.P52]; 240+120*(([.F52]-[.P52])/([.F52]+[.H52]-2*[.P52])) ; 120*(([.G52]-[.P52])/([.F52]+[.G52]-2*[.P52]) )))" office:value-type="float" office:value="0">
            <text:p>#DIV/0!</text:p>
          </table:table-cell>
          <table:table-cell table:style-name="ce152" table:formula="of:=1-([.P52]/[.Q52])" office:value-type="percentage" office:value="0">
            <text:p>0%</text:p>
          </table:table-cell>
          <table:table-cell table:style-name="ce152" table:formula="of:=([.P52]+[.Q52])/2/255" office:value-type="percentage" office:value="0.862745098039216">
            <text:p>86%</text:p>
          </table:table-cell>
          <table:table-cell/>
          <table:table-cell table:formula="of:=MIN([.F52:.H52])" office:value-type="float" office:value="220">
            <text:p>220</text:p>
          </table:table-cell>
          <table:table-cell table:formula="of:=MAX([.F52:.H52])" office:value-type="float" office:value="220">
            <text:p>220</text:p>
          </table:table-cell>
        </table:table-row>
        <table:table-row table:style-name="ro3">
          <table:table-cell table:number-columns-repeated="2" table:style-name="ce49" office:value-type="string">
            <text:p><text:s text:c="2"/></text:p>
          </table:table-cell>
          <table:table-cell table:style-name="ce27" office:value-type="string">
            <text:p>ghostwhite </text:p>
          </table:table-cell>
          <table:table-cell table:style-name="ce27" office:value-type="string">
            <text:p>ghostWhite </text:p>
          </table:table-cell>
          <table:table-cell table:style-name="ce124" office:value-type="string">
            <text:p>#f8f8ff </text:p>
          </table:table-cell>
          <table:table-cell table:style-name="ce144" office:value-type="float" office:value="248">
            <text:p>248</text:p>
          </table:table-cell>
          <table:table-cell office:value-type="float" office:value="248">
            <text:p>248</text:p>
          </table:table-cell>
          <table:table-cell office:value-type="float" office:value="255">
            <text:p>255</text:p>
          </table:table-cell>
          <table:table-cell table:style-name="ce148" table:formula="of:=[.F53]/255" office:value-type="percentage" office:value="0.972549019607843">
            <text:p>97%</text:p>
          </table:table-cell>
          <table:table-cell table:style-name="ce148" table:formula="of:=[.G53]/255" office:value-type="percentage" office:value="0.972549019607843">
            <text:p>97%</text:p>
          </table:table-cell>
          <table:table-cell table:style-name="ce148" table:formula="of:=[.H53]/255" office:value-type="percentage" office:value="1">
            <text:p>100%</text:p>
          </table:table-cell>
          <table:table-cell table:style-name="ce151" table:formula="of:=IF([.P53]=[.F53];(120+120*([.H53]-[.P53])/([.G53]+[.H53]-2*[.P53])); IF([.G53]=[.P53]; 240+120*(([.F53]-[.P53])/([.F53]+[.H53]-2*[.P53])) ; 120*(([.G53]-[.P53])/([.F53]+[.G53]-2*[.P53]) )))" office:value-type="float" office:value="240">
            <text:p>240</text:p>
          </table:table-cell>
          <table:table-cell table:style-name="ce152" table:formula="of:=1-([.P53]/[.Q53])" office:value-type="percentage" office:value="0.0274509803921569">
            <text:p>3%</text:p>
          </table:table-cell>
          <table:table-cell table:style-name="ce152" table:formula="of:=([.P53]+[.Q53])/2/255" office:value-type="percentage" office:value="0.986274509803922">
            <text:p>99%</text:p>
          </table:table-cell>
          <table:table-cell/>
          <table:table-cell table:formula="of:=MIN([.F53:.H53])" office:value-type="float" office:value="248">
            <text:p>248</text:p>
          </table:table-cell>
          <table:table-cell table:formula="of:=MAX([.F53:.H53])" office:value-type="float" office:value="255">
            <text:p>255</text:p>
          </table:table-cell>
        </table:table-row>
        <table:table-row table:style-name="ro3">
          <table:table-cell table:number-columns-repeated="2" table:style-name="ce50" office:value-type="string">
            <text:p><text:s text:c="2"/></text:p>
          </table:table-cell>
          <table:table-cell table:number-columns-repeated="2" table:style-name="ce27" office:value-type="string">
            <text:p>gold </text:p>
          </table:table-cell>
          <table:table-cell table:style-name="ce124" office:value-type="string">
            <text:p>#ffd700 </text:p>
          </table:table-cell>
          <table:table-cell table:style-name="ce144" office:value-type="float" office:value="255">
            <text:p>255</text:p>
          </table:table-cell>
          <table:table-cell office:value-type="float" office:value="215">
            <text:p>215</text:p>
          </table:table-cell>
          <table:table-cell office:value-type="float" office:value="0">
            <text:p>0</text:p>
          </table:table-cell>
          <table:table-cell table:style-name="ce148" table:formula="of:=[.F54]/255" office:value-type="percentage" office:value="1">
            <text:p>100%</text:p>
          </table:table-cell>
          <table:table-cell table:style-name="ce148" table:formula="of:=[.G54]/255" office:value-type="percentage" office:value="0.843137254901961">
            <text:p>84%</text:p>
          </table:table-cell>
          <table:table-cell table:style-name="ce148" table:formula="of:=[.H54]/255" office:value-type="percentage" office:value="0">
            <text:p>0%</text:p>
          </table:table-cell>
          <table:table-cell table:style-name="ce151" table:formula="of:=IF([.P54]=[.F54];(120+120*([.H54]-[.P54])/([.G54]+[.H54]-2*[.P54])); IF([.G54]=[.P54]; 240+120*(([.F54]-[.P54])/([.F54]+[.H54]-2*[.P54])) ; 120*(([.G54]-[.P54])/([.F54]+[.G54]-2*[.P54]) )))" office:value-type="float" office:value="54.8936170212766">
            <text:p>55</text:p>
          </table:table-cell>
          <table:table-cell table:style-name="ce152" table:formula="of:=1-([.P54]/[.Q54])" office:value-type="percentage" office:value="1">
            <text:p>100%</text:p>
          </table:table-cell>
          <table:table-cell table:style-name="ce152" table:formula="of:=([.P54]+[.Q54])/2/255" office:value-type="percentage" office:value="0.5">
            <text:p>50%</text:p>
          </table:table-cell>
          <table:table-cell/>
          <table:table-cell table:formula="of:=MIN([.F54:.H54])" office:value-type="float" office:value="0">
            <text:p>0</text:p>
          </table:table-cell>
          <table:table-cell table:formula="of:=MAX([.F54:.H54])" office:value-type="float" office:value="255">
            <text:p>255</text:p>
          </table:table-cell>
        </table:table-row>
        <table:table-row table:style-name="ro3">
          <table:table-cell table:number-columns-repeated="2" table:style-name="ce51" office:value-type="string">
            <text:p><text:s text:c="2"/></text:p>
          </table:table-cell>
          <table:table-cell table:number-columns-repeated="2" table:style-name="ce27" office:value-type="string">
            <text:p>goldenrod </text:p>
          </table:table-cell>
          <table:table-cell table:style-name="ce124" office:value-type="string">
            <text:p>#daa520 </text:p>
          </table:table-cell>
          <table:table-cell table:style-name="ce144" office:value-type="float" office:value="218">
            <text:p>218</text:p>
          </table:table-cell>
          <table:table-cell office:value-type="float" office:value="165">
            <text:p>165</text:p>
          </table:table-cell>
          <table:table-cell office:value-type="float" office:value="32">
            <text:p>32</text:p>
          </table:table-cell>
          <table:table-cell table:style-name="ce148" table:formula="of:=[.F55]/255" office:value-type="percentage" office:value="0.854901960784314">
            <text:p>85%</text:p>
          </table:table-cell>
          <table:table-cell table:style-name="ce148" table:formula="of:=[.G55]/255" office:value-type="percentage" office:value="0.647058823529412">
            <text:p>65%</text:p>
          </table:table-cell>
          <table:table-cell table:style-name="ce148" table:formula="of:=[.H55]/255" office:value-type="percentage" office:value="0.125490196078431">
            <text:p>13%</text:p>
          </table:table-cell>
          <table:table-cell table:style-name="ce151" table:formula="of:=IF([.P55]=[.F55];(120+120*([.H55]-[.P55])/([.G55]+[.H55]-2*[.P55])); IF([.G55]=[.P55]; 240+120*(([.F55]-[.P55])/([.F55]+[.H55]-2*[.P55])) ; 120*(([.G55]-[.P55])/([.F55]+[.G55]-2*[.P55]) )))" office:value-type="float" office:value="50.0313479623824">
            <text:p>50</text:p>
          </table:table-cell>
          <table:table-cell table:style-name="ce152" table:formula="of:=1-([.P55]/[.Q55])" office:value-type="percentage" office:value="0.853211009174312">
            <text:p>85%</text:p>
          </table:table-cell>
          <table:table-cell table:style-name="ce152" table:formula="of:=([.P55]+[.Q55])/2/255" office:value-type="percentage" office:value="0.490196078431373">
            <text:p>49%</text:p>
          </table:table-cell>
          <table:table-cell/>
          <table:table-cell table:formula="of:=MIN([.F55:.H55])" office:value-type="float" office:value="32">
            <text:p>32</text:p>
          </table:table-cell>
          <table:table-cell table:formula="of:=MAX([.F55:.H55])" office:value-type="float" office:value="218">
            <text:p>218</text:p>
          </table:table-cell>
        </table:table-row>
        <table:table-row table:style-name="ro3">
          <table:table-cell table:number-columns-repeated="2" table:style-name="ce52" office:value-type="string">
            <text:p><text:s text:c="2"/></text:p>
          </table:table-cell>
          <table:table-cell table:number-columns-repeated="2" table:style-name="ce27" office:value-type="string">
            <text:p>gray </text:p>
          </table:table-cell>
          <table:table-cell table:style-name="ce124" office:value-type="string">
            <text:p>#808080 </text:p>
          </table:table-cell>
          <table:table-cell table:style-name="ce144" office:value-type="float" office:value="128">
            <text:p>128</text:p>
          </table:table-cell>
          <table:table-cell table:number-columns-repeated="2" office:value-type="float" office:value="128">
            <text:p>128</text:p>
          </table:table-cell>
          <table:table-cell table:style-name="ce148" table:formula="of:=[.F56]/255" office:value-type="percentage" office:value="0.501960784313726">
            <text:p>50%</text:p>
          </table:table-cell>
          <table:table-cell table:style-name="ce148" table:formula="of:=[.G56]/255" office:value-type="percentage" office:value="0.501960784313726">
            <text:p>50%</text:p>
          </table:table-cell>
          <table:table-cell table:style-name="ce148" table:formula="of:=[.H56]/255" office:value-type="percentage" office:value="0.501960784313726">
            <text:p>50%</text:p>
          </table:table-cell>
          <table:table-cell table:style-name="ce151" table:formula="of:=IF([.P56]=[.F56];(120+120*([.H56]-[.P56])/([.G56]+[.H56]-2*[.P56])); IF([.G56]=[.P56]; 240+120*(([.F56]-[.P56])/([.F56]+[.H56]-2*[.P56])) ; 120*(([.G56]-[.P56])/([.F56]+[.G56]-2*[.P56]) )))" office:value-type="float" office:value="0">
            <text:p>#DIV/0!</text:p>
          </table:table-cell>
          <table:table-cell table:style-name="ce152" table:formula="of:=1-([.P56]/[.Q56])" office:value-type="percentage" office:value="0">
            <text:p>0%</text:p>
          </table:table-cell>
          <table:table-cell table:style-name="ce152" table:formula="of:=([.P56]+[.Q56])/2/255" office:value-type="percentage" office:value="0.501960784313726">
            <text:p>50%</text:p>
          </table:table-cell>
          <table:table-cell/>
          <table:table-cell table:formula="of:=MIN([.F56:.H56])" office:value-type="float" office:value="128">
            <text:p>128</text:p>
          </table:table-cell>
          <table:table-cell table:formula="of:=MAX([.F56:.H56])" office:value-type="float" office:value="128">
            <text:p>128</text:p>
          </table:table-cell>
        </table:table-row>
        <table:table-row table:style-name="ro3">
          <table:table-cell table:number-columns-repeated="2" table:style-name="ce53" office:value-type="string">
            <text:p><text:s text:c="2"/></text:p>
          </table:table-cell>
          <table:table-cell table:number-columns-repeated="2" table:style-name="ce27" office:value-type="string">
            <text:p>green </text:p>
          </table:table-cell>
          <table:table-cell table:style-name="ce124" office:value-type="string">
            <text:p>#008000 </text:p>
          </table:table-cell>
          <table:table-cell table:style-name="ce144"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table:style-name="ce148" table:formula="of:=[.F57]/255" office:value-type="percentage" office:value="0">
            <text:p>0%</text:p>
          </table:table-cell>
          <table:table-cell table:style-name="ce148" table:formula="of:=[.G57]/255" office:value-type="percentage" office:value="0.501960784313726">
            <text:p>50%</text:p>
          </table:table-cell>
          <table:table-cell table:style-name="ce148" table:formula="of:=[.H57]/255" office:value-type="percentage" office:value="0">
            <text:p>0%</text:p>
          </table:table-cell>
          <table:table-cell table:style-name="ce151" table:formula="of:=IF([.P57]=[.F57];(120+120*([.H57]-[.P57])/([.G57]+[.H57]-2*[.P57])); IF([.G57]=[.P57]; 240+120*(([.F57]-[.P57])/([.F57]+[.H57]-2*[.P57])) ; 120*(([.G57]-[.P57])/([.F57]+[.G57]-2*[.P57]) )))" office:value-type="float" office:value="120">
            <text:p>120</text:p>
          </table:table-cell>
          <table:table-cell table:style-name="ce152" table:formula="of:=1-([.P57]/[.Q57])" office:value-type="percentage" office:value="1">
            <text:p>100%</text:p>
          </table:table-cell>
          <table:table-cell table:style-name="ce152" table:formula="of:=([.P57]+[.Q57])/2/255" office:value-type="percentage" office:value="0.250980392156863">
            <text:p>25%</text:p>
          </table:table-cell>
          <table:table-cell/>
          <table:table-cell table:formula="of:=MIN([.F57:.H57])" office:value-type="float" office:value="0">
            <text:p>0</text:p>
          </table:table-cell>
          <table:table-cell table:formula="of:=MAX([.F57:.H57])" office:value-type="float" office:value="128">
            <text:p>128</text:p>
          </table:table-cell>
        </table:table-row>
        <table:table-row table:style-name="ro3">
          <table:table-cell table:number-columns-repeated="2" table:style-name="ce54" office:value-type="string">
            <text:p><text:s text:c="2"/></text:p>
          </table:table-cell>
          <table:table-cell table:style-name="ce27" office:value-type="string">
            <text:p>greenyellow </text:p>
          </table:table-cell>
          <table:table-cell table:style-name="ce27" office:value-type="string">
            <text:p>greenYellow </text:p>
          </table:table-cell>
          <table:table-cell table:style-name="ce124" office:value-type="string">
            <text:p>#adff2f </text:p>
          </table:table-cell>
          <table:table-cell table:style-name="ce144" office:value-type="float" office:value="173">
            <text:p>173</text:p>
          </table:table-cell>
          <table:table-cell office:value-type="float" office:value="255">
            <text:p>255</text:p>
          </table:table-cell>
          <table:table-cell office:value-type="float" office:value="47">
            <text:p>47</text:p>
          </table:table-cell>
          <table:table-cell table:style-name="ce148" table:formula="of:=[.F58]/255" office:value-type="percentage" office:value="0.67843137254902">
            <text:p>68%</text:p>
          </table:table-cell>
          <table:table-cell table:style-name="ce148" table:formula="of:=[.G58]/255" office:value-type="percentage" office:value="1">
            <text:p>100%</text:p>
          </table:table-cell>
          <table:table-cell table:style-name="ce148" table:formula="of:=[.H58]/255" office:value-type="percentage" office:value="0.184313725490196">
            <text:p>18%</text:p>
          </table:table-cell>
          <table:table-cell table:style-name="ce151" table:formula="of:=IF([.P58]=[.F58];(120+120*([.H58]-[.P58])/([.G58]+[.H58]-2*[.P58])); IF([.G58]=[.P58]; 240+120*(([.F58]-[.P58])/([.F58]+[.H58]-2*[.P58])) ; 120*(([.G58]-[.P58])/([.F58]+[.G58]-2*[.P58]) )))" office:value-type="float" office:value="74.7305389221557">
            <text:p>75</text:p>
          </table:table-cell>
          <table:table-cell table:style-name="ce152" table:formula="of:=1-([.P58]/[.Q58])" office:value-type="percentage" office:value="0.815686274509804">
            <text:p>82%</text:p>
          </table:table-cell>
          <table:table-cell table:style-name="ce152" table:formula="of:=([.P58]+[.Q58])/2/255" office:value-type="percentage" office:value="0.592156862745098">
            <text:p>59%</text:p>
          </table:table-cell>
          <table:table-cell/>
          <table:table-cell table:formula="of:=MIN([.F58:.H58])" office:value-type="float" office:value="47">
            <text:p>47</text:p>
          </table:table-cell>
          <table:table-cell table:formula="of:=MAX([.F58:.H58])" office:value-type="float" office:value="255">
            <text:p>255</text:p>
          </table:table-cell>
        </table:table-row>
        <table:table-row table:style-name="ro3">
          <table:table-cell table:style-name="ce27" office:value-type="string">
            <text:p><text:s text:c="2"/></text:p>
          </table:table-cell>
          <table:table-cell table:style-name="ce52" office:value-type="string">
            <text:p><text:s text:c="2"/></text:p>
          </table:table-cell>
          <table:table-cell table:number-columns-repeated="2" table:style-name="ce27" office:value-type="string">
            <text:p>grey </text:p>
          </table:table-cell>
          <table:table-cell table:style-name="ce124" office:value-type="string">
            <text:p>#808080 </text:p>
          </table:table-cell>
          <table:table-cell table:style-name="ce144" office:value-type="float" office:value="128">
            <text:p>128</text:p>
          </table:table-cell>
          <table:table-cell table:number-columns-repeated="2" office:value-type="float" office:value="128">
            <text:p>128</text:p>
          </table:table-cell>
          <table:table-cell table:style-name="ce148" table:formula="of:=[.F59]/255" office:value-type="percentage" office:value="0.501960784313726">
            <text:p>50%</text:p>
          </table:table-cell>
          <table:table-cell table:style-name="ce148" table:formula="of:=[.G59]/255" office:value-type="percentage" office:value="0.501960784313726">
            <text:p>50%</text:p>
          </table:table-cell>
          <table:table-cell table:style-name="ce148" table:formula="of:=[.H59]/255" office:value-type="percentage" office:value="0.501960784313726">
            <text:p>50%</text:p>
          </table:table-cell>
          <table:table-cell table:style-name="ce151" table:formula="of:=IF([.P59]=[.F59];(120+120*([.H59]-[.P59])/([.G59]+[.H59]-2*[.P59])); IF([.G59]=[.P59]; 240+120*(([.F59]-[.P59])/([.F59]+[.H59]-2*[.P59])) ; 120*(([.G59]-[.P59])/([.F59]+[.G59]-2*[.P59]) )))" office:value-type="float" office:value="0">
            <text:p>#DIV/0!</text:p>
          </table:table-cell>
          <table:table-cell table:style-name="ce152" table:formula="of:=1-([.P59]/[.Q59])" office:value-type="percentage" office:value="0">
            <text:p>0%</text:p>
          </table:table-cell>
          <table:table-cell table:style-name="ce152" table:formula="of:=([.P59]+[.Q59])/2/255" office:value-type="percentage" office:value="0.501960784313726">
            <text:p>50%</text:p>
          </table:table-cell>
          <table:table-cell/>
          <table:table-cell table:formula="of:=MIN([.F59:.H59])" office:value-type="float" office:value="128">
            <text:p>128</text:p>
          </table:table-cell>
          <table:table-cell table:formula="of:=MAX([.F59:.H59])" office:value-type="float" office:value="128">
            <text:p>128</text:p>
          </table:table-cell>
        </table:table-row>
        <table:table-row table:style-name="ro3">
          <table:table-cell table:number-columns-repeated="2" table:style-name="ce55" office:value-type="string">
            <text:p><text:s text:c="2"/></text:p>
          </table:table-cell>
          <table:table-cell table:number-columns-repeated="2" table:style-name="ce27" office:value-type="string">
            <text:p>honeydew </text:p>
          </table:table-cell>
          <table:table-cell table:style-name="ce124" office:value-type="string">
            <text:p>#f0fff0 </text:p>
          </table:table-cell>
          <table:table-cell table:style-name="ce144" office:value-type="float" office:value="240">
            <text:p>240</text:p>
          </table:table-cell>
          <table:table-cell office:value-type="float" office:value="255">
            <text:p>255</text:p>
          </table:table-cell>
          <table:table-cell office:value-type="float" office:value="240">
            <text:p>240</text:p>
          </table:table-cell>
          <table:table-cell table:style-name="ce148" table:formula="of:=[.F60]/255" office:value-type="percentage" office:value="0.941176470588235">
            <text:p>94%</text:p>
          </table:table-cell>
          <table:table-cell table:style-name="ce148" table:formula="of:=[.G60]/255" office:value-type="percentage" office:value="1">
            <text:p>100%</text:p>
          </table:table-cell>
          <table:table-cell table:style-name="ce148" table:formula="of:=[.H60]/255" office:value-type="percentage" office:value="0.941176470588235">
            <text:p>94%</text:p>
          </table:table-cell>
          <table:table-cell table:style-name="ce151" table:formula="of:=IF([.P60]=[.F60];(120+120*([.H60]-[.P60])/([.G60]+[.H60]-2*[.P60])); IF([.G60]=[.P60]; 240+120*(([.F60]-[.P60])/([.F60]+[.H60]-2*[.P60])) ; 120*(([.G60]-[.P60])/([.F60]+[.G60]-2*[.P60]) )))" office:value-type="float" office:value="120">
            <text:p>120</text:p>
          </table:table-cell>
          <table:table-cell table:style-name="ce152" table:formula="of:=1-([.P60]/[.Q60])" office:value-type="percentage" office:value="0.0588235294117647">
            <text:p>6%</text:p>
          </table:table-cell>
          <table:table-cell table:style-name="ce152" table:formula="of:=([.P60]+[.Q60])/2/255" office:value-type="percentage" office:value="0.970588235294118">
            <text:p>97%</text:p>
          </table:table-cell>
          <table:table-cell/>
          <table:table-cell table:formula="of:=MIN([.F60:.H60])" office:value-type="float" office:value="240">
            <text:p>240</text:p>
          </table:table-cell>
          <table:table-cell table:formula="of:=MAX([.F60:.H60])" office:value-type="float" office:value="255">
            <text:p>255</text:p>
          </table:table-cell>
        </table:table-row>
        <table:table-row table:style-name="ro3">
          <table:table-cell table:number-columns-repeated="2" table:style-name="ce56" office:value-type="string">
            <text:p><text:s text:c="2"/></text:p>
          </table:table-cell>
          <table:table-cell table:style-name="ce27" office:value-type="string">
            <text:p>hotpink </text:p>
          </table:table-cell>
          <table:table-cell table:style-name="ce27" office:value-type="string">
            <text:p>hotPink </text:p>
          </table:table-cell>
          <table:table-cell table:style-name="ce124" office:value-type="string">
            <text:p>#ff69b4 </text:p>
          </table:table-cell>
          <table:table-cell table:style-name="ce144" office:value-type="float" office:value="255">
            <text:p>255</text:p>
          </table:table-cell>
          <table:table-cell office:value-type="float" office:value="105">
            <text:p>105</text:p>
          </table:table-cell>
          <table:table-cell office:value-type="float" office:value="180">
            <text:p>180</text:p>
          </table:table-cell>
          <table:table-cell table:style-name="ce148" table:formula="of:=[.F61]/255" office:value-type="percentage" office:value="1">
            <text:p>100%</text:p>
          </table:table-cell>
          <table:table-cell table:style-name="ce148" table:formula="of:=[.G61]/255" office:value-type="percentage" office:value="0.411764705882353">
            <text:p>41%</text:p>
          </table:table-cell>
          <table:table-cell table:style-name="ce148" table:formula="of:=[.H61]/255" office:value-type="percentage" office:value="0.705882352941176">
            <text:p>71%</text:p>
          </table:table-cell>
          <table:table-cell table:style-name="ce151" table:formula="of:=IF([.P61]=[.F61];(120+120*([.H61]-[.P61])/([.G61]+[.H61]-2*[.P61])); IF([.G61]=[.P61]; 240+120*(([.F61]-[.P61])/([.F61]+[.H61]-2*[.P61])) ; 120*(([.G61]-[.P61])/([.F61]+[.G61]-2*[.P61]) )))" office:value-type="float" office:value="320">
            <text:p>320</text:p>
          </table:table-cell>
          <table:table-cell table:style-name="ce152" table:formula="of:=1-([.P61]/[.Q61])" office:value-type="percentage" office:value="0.588235294117647">
            <text:p>59%</text:p>
          </table:table-cell>
          <table:table-cell table:style-name="ce152" table:formula="of:=([.P61]+[.Q61])/2/255" office:value-type="percentage" office:value="0.705882352941176">
            <text:p>71%</text:p>
          </table:table-cell>
          <table:table-cell/>
          <table:table-cell table:formula="of:=MIN([.F61:.H61])" office:value-type="float" office:value="105">
            <text:p>105</text:p>
          </table:table-cell>
          <table:table-cell table:formula="of:=MAX([.F61:.H61])" office:value-type="float" office:value="255">
            <text:p>255</text:p>
          </table:table-cell>
        </table:table-row>
        <table:table-row table:style-name="ro3">
          <table:table-cell table:number-columns-repeated="2" table:style-name="ce57" office:value-type="string">
            <text:p><text:s text:c="2"/></text:p>
          </table:table-cell>
          <table:table-cell table:style-name="ce27" office:value-type="string">
            <text:p>indianred </text:p>
          </table:table-cell>
          <table:table-cell table:style-name="ce27" office:value-type="string">
            <text:p>indianRed </text:p>
          </table:table-cell>
          <table:table-cell table:style-name="ce124" office:value-type="string">
            <text:p>#cd5c5c </text:p>
          </table:table-cell>
          <table:table-cell table:style-name="ce144" office:value-type="float" office:value="205">
            <text:p>205</text:p>
          </table:table-cell>
          <table:table-cell table:number-columns-repeated="2" office:value-type="float" office:value="92">
            <text:p>92</text:p>
          </table:table-cell>
          <table:table-cell table:style-name="ce148" table:formula="of:=[.F62]/255" office:value-type="percentage" office:value="0.803921568627451">
            <text:p>80%</text:p>
          </table:table-cell>
          <table:table-cell table:style-name="ce148" table:formula="of:=[.G62]/255" office:value-type="percentage" office:value="0.36078431372549">
            <text:p>36%</text:p>
          </table:table-cell>
          <table:table-cell table:style-name="ce148" table:formula="of:=[.H62]/255" office:value-type="percentage" office:value="0.36078431372549">
            <text:p>36%</text:p>
          </table:table-cell>
          <table:table-cell table:style-name="ce151" table:formula="of:=IF([.P62]=[.F62];(120+120*([.H62]-[.P62])/([.G62]+[.H62]-2*[.P62])); IF([.G62]=[.P62]; 240+120*(([.F62]-[.P62])/([.F62]+[.H62]-2*[.P62])) ; 120*(([.G62]-[.P62])/([.F62]+[.G62]-2*[.P62]) )))" office:value-type="float" office:value="360">
            <text:p>360</text:p>
          </table:table-cell>
          <table:table-cell table:style-name="ce152" table:formula="of:=1-([.P62]/[.Q62])" office:value-type="percentage" office:value="0.551219512195122">
            <text:p>55%</text:p>
          </table:table-cell>
          <table:table-cell table:style-name="ce152" table:formula="of:=([.P62]+[.Q62])/2/255" office:value-type="percentage" office:value="0.582352941176471">
            <text:p>58%</text:p>
          </table:table-cell>
          <table:table-cell/>
          <table:table-cell table:formula="of:=MIN([.F62:.H62])" office:value-type="float" office:value="92">
            <text:p>92</text:p>
          </table:table-cell>
          <table:table-cell table:formula="of:=MAX([.F62:.H62])" office:value-type="float" office:value="205">
            <text:p>205</text:p>
          </table:table-cell>
        </table:table-row>
        <table:table-row table:style-name="ro3">
          <table:table-cell table:number-columns-repeated="2" table:style-name="ce58" office:value-type="string">
            <text:p><text:s text:c="2"/></text:p>
          </table:table-cell>
          <table:table-cell table:number-columns-repeated="2" table:style-name="ce27" office:value-type="string">
            <text:p>indigo </text:p>
          </table:table-cell>
          <table:table-cell table:style-name="ce124" office:value-type="string">
            <text:p>#4b0082 </text:p>
          </table:table-cell>
          <table:table-cell table:style-name="ce144"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table:style-name="ce148" table:formula="of:=[.F63]/255" office:value-type="percentage" office:value="0.294117647058823">
            <text:p>29%</text:p>
          </table:table-cell>
          <table:table-cell table:style-name="ce148" table:formula="of:=[.G63]/255" office:value-type="percentage" office:value="0">
            <text:p>0%</text:p>
          </table:table-cell>
          <table:table-cell table:style-name="ce148" table:formula="of:=[.H63]/255" office:value-type="percentage" office:value="0.509803921568627">
            <text:p>51%</text:p>
          </table:table-cell>
          <table:table-cell table:style-name="ce151" table:formula="of:=IF([.P63]=[.F63];(120+120*([.H63]-[.P63])/([.G63]+[.H63]-2*[.P63])); IF([.G63]=[.P63]; 240+120*(([.F63]-[.P63])/([.F63]+[.H63]-2*[.P63])) ; 120*(([.G63]-[.P63])/([.F63]+[.G63]-2*[.P63]) )))" office:value-type="float" office:value="283.90243902439">
            <text:p>284</text:p>
          </table:table-cell>
          <table:table-cell table:style-name="ce152" table:formula="of:=1-([.P63]/[.Q63])" office:value-type="percentage" office:value="1">
            <text:p>100%</text:p>
          </table:table-cell>
          <table:table-cell table:style-name="ce152" table:formula="of:=([.P63]+[.Q63])/2/255" office:value-type="percentage" office:value="0.254901960784314">
            <text:p>25%</text:p>
          </table:table-cell>
          <table:table-cell/>
          <table:table-cell table:formula="of:=MIN([.F63:.H63])" office:value-type="float" office:value="0">
            <text:p>0</text:p>
          </table:table-cell>
          <table:table-cell table:formula="of:=MAX([.F63:.H63])" office:value-type="float" office:value="130">
            <text:p>130</text:p>
          </table:table-cell>
        </table:table-row>
        <table:table-row table:style-name="ro3">
          <table:table-cell table:number-columns-repeated="2" table:style-name="ce59" office:value-type="string">
            <text:p><text:s text:c="2"/></text:p>
          </table:table-cell>
          <table:table-cell table:number-columns-repeated="2" table:style-name="ce27" office:value-type="string">
            <text:p>ivory </text:p>
          </table:table-cell>
          <table:table-cell table:style-name="ce124" office:value-type="string">
            <text:p>#fffff0 </text:p>
          </table:table-cell>
          <table:table-cell table:style-name="ce144" office:value-type="float" office:value="255">
            <text:p>255</text:p>
          </table:table-cell>
          <table:table-cell office:value-type="float" office:value="255">
            <text:p>255</text:p>
          </table:table-cell>
          <table:table-cell office:value-type="float" office:value="240">
            <text:p>240</text:p>
          </table:table-cell>
          <table:table-cell table:style-name="ce148" table:formula="of:=[.F64]/255" office:value-type="percentage" office:value="1">
            <text:p>100%</text:p>
          </table:table-cell>
          <table:table-cell table:style-name="ce148" table:formula="of:=[.G64]/255" office:value-type="percentage" office:value="1">
            <text:p>100%</text:p>
          </table:table-cell>
          <table:table-cell table:style-name="ce148" table:formula="of:=[.H64]/255" office:value-type="percentage" office:value="0.941176470588235">
            <text:p>94%</text:p>
          </table:table-cell>
          <table:table-cell table:style-name="ce151" table:formula="of:=IF([.P64]=[.F64];(120+120*([.H64]-[.P64])/([.G64]+[.H64]-2*[.P64])); IF([.G64]=[.P64]; 240+120*(([.F64]-[.P64])/([.F64]+[.H64]-2*[.P64])) ; 120*(([.G64]-[.P64])/([.F64]+[.G64]-2*[.P64]) )))" office:value-type="float" office:value="60">
            <text:p>60</text:p>
          </table:table-cell>
          <table:table-cell table:style-name="ce152" table:formula="of:=1-([.P64]/[.Q64])" office:value-type="percentage" office:value="0.0588235294117647">
            <text:p>6%</text:p>
          </table:table-cell>
          <table:table-cell table:style-name="ce152" table:formula="of:=([.P64]+[.Q64])/2/255" office:value-type="percentage" office:value="0.970588235294118">
            <text:p>97%</text:p>
          </table:table-cell>
          <table:table-cell/>
          <table:table-cell table:formula="of:=MIN([.F64:.H64])" office:value-type="float" office:value="240">
            <text:p>240</text:p>
          </table:table-cell>
          <table:table-cell table:formula="of:=MAX([.F64:.H64])" office:value-type="float" office:value="255">
            <text:p>255</text:p>
          </table:table-cell>
        </table:table-row>
        <table:table-row table:style-name="ro3">
          <table:table-cell table:number-columns-repeated="2" table:style-name="ce60" office:value-type="string">
            <text:p><text:s text:c="2"/></text:p>
          </table:table-cell>
          <table:table-cell table:number-columns-repeated="2" table:style-name="ce27" office:value-type="string">
            <text:p>khaki </text:p>
          </table:table-cell>
          <table:table-cell table:style-name="ce124" office:value-type="string">
            <text:p>#f0e68c </text:p>
          </table:table-cell>
          <table:table-cell table:style-name="ce144" office:value-type="float" office:value="240">
            <text:p>240</text:p>
          </table:table-cell>
          <table:table-cell office:value-type="float" office:value="230">
            <text:p>230</text:p>
          </table:table-cell>
          <table:table-cell office:value-type="float" office:value="140">
            <text:p>140</text:p>
          </table:table-cell>
          <table:table-cell table:style-name="ce148" table:formula="of:=[.F65]/255" office:value-type="percentage" office:value="0.941176470588235">
            <text:p>94%</text:p>
          </table:table-cell>
          <table:table-cell table:style-name="ce148" table:formula="of:=[.G65]/255" office:value-type="percentage" office:value="0.901960784313726">
            <text:p>90%</text:p>
          </table:table-cell>
          <table:table-cell table:style-name="ce148" table:formula="of:=[.H65]/255" office:value-type="percentage" office:value="0.549019607843137">
            <text:p>55%</text:p>
          </table:table-cell>
          <table:table-cell table:style-name="ce151" table:formula="of:=IF([.P65]=[.F65];(120+120*([.H65]-[.P65])/([.G65]+[.H65]-2*[.P65])); IF([.G65]=[.P65]; 240+120*(([.F65]-[.P65])/([.F65]+[.H65]-2*[.P65])) ; 120*(([.G65]-[.P65])/([.F65]+[.G65]-2*[.P65]) )))" office:value-type="float" office:value="56.8421052631579">
            <text:p>57</text:p>
          </table:table-cell>
          <table:table-cell table:style-name="ce152" table:formula="of:=1-([.P65]/[.Q65])" office:value-type="percentage" office:value="0.416666666666667">
            <text:p>42%</text:p>
          </table:table-cell>
          <table:table-cell table:style-name="ce152" table:formula="of:=([.P65]+[.Q65])/2/255" office:value-type="percentage" office:value="0.745098039215686">
            <text:p>75%</text:p>
          </table:table-cell>
          <table:table-cell/>
          <table:table-cell table:formula="of:=MIN([.F65:.H65])" office:value-type="float" office:value="140">
            <text:p>140</text:p>
          </table:table-cell>
          <table:table-cell table:formula="of:=MAX([.F65:.H65])" office:value-type="float" office:value="240">
            <text:p>240</text:p>
          </table:table-cell>
        </table:table-row>
        <table:table-row table:style-name="ro3">
          <table:table-cell table:number-columns-repeated="2" table:style-name="ce61" office:value-type="string">
            <text:p><text:s text:c="2"/></text:p>
          </table:table-cell>
          <table:table-cell table:number-columns-repeated="2" table:style-name="ce27" office:value-type="string">
            <text:p>lavender </text:p>
          </table:table-cell>
          <table:table-cell table:style-name="ce124" office:value-type="string">
            <text:p>#e6e6fa </text:p>
          </table:table-cell>
          <table:table-cell table:style-name="ce144" office:value-type="float" office:value="230">
            <text:p>230</text:p>
          </table:table-cell>
          <table:table-cell office:value-type="float" office:value="230">
            <text:p>230</text:p>
          </table:table-cell>
          <table:table-cell office:value-type="float" office:value="250">
            <text:p>250</text:p>
          </table:table-cell>
          <table:table-cell table:style-name="ce148" table:formula="of:=[.F66]/255" office:value-type="percentage" office:value="0.901960784313726">
            <text:p>90%</text:p>
          </table:table-cell>
          <table:table-cell table:style-name="ce148" table:formula="of:=[.G66]/255" office:value-type="percentage" office:value="0.901960784313726">
            <text:p>90%</text:p>
          </table:table-cell>
          <table:table-cell table:style-name="ce148" table:formula="of:=[.H66]/255" office:value-type="percentage" office:value="0.980392156862745">
            <text:p>98%</text:p>
          </table:table-cell>
          <table:table-cell table:style-name="ce151" table:formula="of:=IF([.P66]=[.F66];(120+120*([.H66]-[.P66])/([.G66]+[.H66]-2*[.P66])); IF([.G66]=[.P66]; 240+120*(([.F66]-[.P66])/([.F66]+[.H66]-2*[.P66])) ; 120*(([.G66]-[.P66])/([.F66]+[.G66]-2*[.P66]) )))" office:value-type="float" office:value="240">
            <text:p>240</text:p>
          </table:table-cell>
          <table:table-cell table:style-name="ce152" table:formula="of:=1-([.P66]/[.Q66])" office:value-type="percentage" office:value="0.08">
            <text:p>8%</text:p>
          </table:table-cell>
          <table:table-cell table:style-name="ce152" table:formula="of:=([.P66]+[.Q66])/2/255" office:value-type="percentage" office:value="0.941176470588235">
            <text:p>94%</text:p>
          </table:table-cell>
          <table:table-cell/>
          <table:table-cell table:formula="of:=MIN([.F66:.H66])" office:value-type="float" office:value="230">
            <text:p>230</text:p>
          </table:table-cell>
          <table:table-cell table:formula="of:=MAX([.F66:.H66])" office:value-type="float" office:value="250">
            <text:p>250</text:p>
          </table:table-cell>
        </table:table-row>
        <table:table-row table:style-name="ro3">
          <table:table-cell table:number-columns-repeated="2" table:style-name="ce62" office:value-type="string">
            <text:p><text:s text:c="2"/></text:p>
          </table:table-cell>
          <table:table-cell table:style-name="ce27" office:value-type="string">
            <text:p>lavenderblush </text:p>
          </table:table-cell>
          <table:table-cell table:style-name="ce27" office:value-type="string">
            <text:p>lavenderBlush </text:p>
          </table:table-cell>
          <table:table-cell table:style-name="ce124" office:value-type="string">
            <text:p>#fff0f5 </text:p>
          </table:table-cell>
          <table:table-cell table:style-name="ce144" office:value-type="float" office:value="255">
            <text:p>255</text:p>
          </table:table-cell>
          <table:table-cell office:value-type="float" office:value="240">
            <text:p>240</text:p>
          </table:table-cell>
          <table:table-cell office:value-type="float" office:value="245">
            <text:p>245</text:p>
          </table:table-cell>
          <table:table-cell table:style-name="ce148" table:formula="of:=[.F67]/255" office:value-type="percentage" office:value="1">
            <text:p>100%</text:p>
          </table:table-cell>
          <table:table-cell table:style-name="ce148" table:formula="of:=[.G67]/255" office:value-type="percentage" office:value="0.941176470588235">
            <text:p>94%</text:p>
          </table:table-cell>
          <table:table-cell table:style-name="ce148" table:formula="of:=[.H67]/255" office:value-type="percentage" office:value="0.96078431372549">
            <text:p>96%</text:p>
          </table:table-cell>
          <table:table-cell table:style-name="ce151" table:formula="of:=IF([.P67]=[.F67];(120+120*([.H67]-[.P67])/([.G67]+[.H67]-2*[.P67])); IF([.G67]=[.P67]; 240+120*(([.F67]-[.P67])/([.F67]+[.H67]-2*[.P67])) ; 120*(([.G67]-[.P67])/([.F67]+[.G67]-2*[.P67]) )))" office:value-type="float" office:value="330">
            <text:p>330</text:p>
          </table:table-cell>
          <table:table-cell table:style-name="ce152" table:formula="of:=1-([.P67]/[.Q67])" office:value-type="percentage" office:value="0.0588235294117647">
            <text:p>6%</text:p>
          </table:table-cell>
          <table:table-cell table:style-name="ce152" table:formula="of:=([.P67]+[.Q67])/2/255" office:value-type="percentage" office:value="0.970588235294118">
            <text:p>97%</text:p>
          </table:table-cell>
          <table:table-cell/>
          <table:table-cell table:formula="of:=MIN([.F67:.H67])" office:value-type="float" office:value="240">
            <text:p>240</text:p>
          </table:table-cell>
          <table:table-cell table:formula="of:=MAX([.F67:.H67])" office:value-type="float" office:value="255">
            <text:p>255</text:p>
          </table:table-cell>
        </table:table-row>
        <table:table-row table:style-name="ro3">
          <table:table-cell table:number-columns-repeated="2" table:style-name="ce63" office:value-type="string">
            <text:p><text:s text:c="2"/></text:p>
          </table:table-cell>
          <table:table-cell table:style-name="ce27" office:value-type="string">
            <text:p>lawngreen </text:p>
          </table:table-cell>
          <table:table-cell table:style-name="ce27" office:value-type="string">
            <text:p>lawnGreen </text:p>
          </table:table-cell>
          <table:table-cell table:style-name="ce124" office:value-type="string">
            <text:p>#7cfc00 </text:p>
          </table:table-cell>
          <table:table-cell table:style-name="ce144" office:value-type="float" office:value="124">
            <text:p>124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table:style-name="ce148" table:formula="of:=[.F68]/255" office:value-type="percentage" office:value="0.486274509803922">
            <text:p>49%</text:p>
          </table:table-cell>
          <table:table-cell table:style-name="ce148" table:formula="of:=[.G68]/255" office:value-type="percentage" office:value="0.988235294117647">
            <text:p>99%</text:p>
          </table:table-cell>
          <table:table-cell table:style-name="ce148" table:formula="of:=[.H68]/255" office:value-type="percentage" office:value="0">
            <text:p>0%</text:p>
          </table:table-cell>
          <table:table-cell table:style-name="ce151" table:formula="of:=IF([.P68]=[.F68];(120+120*([.H68]-[.P68])/([.G68]+[.H68]-2*[.P68])); IF([.G68]=[.P68]; 240+120*(([.F68]-[.P68])/([.F68]+[.H68]-2*[.P68])) ; 120*(([.G68]-[.P68])/([.F68]+[.G68]-2*[.P68]) )))" office:value-type="float" office:value="80.4255319148936">
            <text:p>80</text:p>
          </table:table-cell>
          <table:table-cell table:style-name="ce152" table:formula="of:=1-([.P68]/[.Q68])" office:value-type="percentage" office:value="1">
            <text:p>100%</text:p>
          </table:table-cell>
          <table:table-cell table:style-name="ce152" table:formula="of:=([.P68]+[.Q68])/2/255" office:value-type="percentage" office:value="0.494117647058824">
            <text:p>49%</text:p>
          </table:table-cell>
          <table:table-cell/>
          <table:table-cell table:formula="of:=MIN([.F68:.H68])" office:value-type="float" office:value="0">
            <text:p>0</text:p>
          </table:table-cell>
          <table:table-cell table:formula="of:=MAX([.F68:.H68])" office:value-type="float" office:value="252">
            <text:p>252</text:p>
          </table:table-cell>
        </table:table-row>
        <table:table-row table:style-name="ro3">
          <table:table-cell table:number-columns-repeated="2" table:style-name="ce64" office:value-type="string">
            <text:p><text:s text:c="2"/></text:p>
          </table:table-cell>
          <table:table-cell table:style-name="ce27" office:value-type="string">
            <text:p>lemonchiffon </text:p>
          </table:table-cell>
          <table:table-cell table:style-name="ce27" office:value-type="string">
            <text:p>lemonChiffon </text:p>
          </table:table-cell>
          <table:table-cell table:style-name="ce124" office:value-type="string">
            <text:p>#fffacd </text:p>
          </table:table-cell>
          <table:table-cell table:style-name="ce144" office:value-type="float" office:value="255">
            <text:p>255</text:p>
          </table:table-cell>
          <table:table-cell office:value-type="float" office:value="250">
            <text:p>250</text:p>
          </table:table-cell>
          <table:table-cell office:value-type="float" office:value="205">
            <text:p>205</text:p>
          </table:table-cell>
          <table:table-cell table:style-name="ce148" table:formula="of:=[.F69]/255" office:value-type="percentage" office:value="1">
            <text:p>100%</text:p>
          </table:table-cell>
          <table:table-cell table:style-name="ce148" table:formula="of:=[.G69]/255" office:value-type="percentage" office:value="0.980392156862745">
            <text:p>98%</text:p>
          </table:table-cell>
          <table:table-cell table:style-name="ce148" table:formula="of:=[.H69]/255" office:value-type="percentage" office:value="0.803921568627451">
            <text:p>80%</text:p>
          </table:table-cell>
          <table:table-cell table:style-name="ce151" table:formula="of:=IF([.P69]=[.F69];(120+120*([.H69]-[.P69])/([.G69]+[.H69]-2*[.P69])); IF([.G69]=[.P69]; 240+120*(([.F69]-[.P69])/([.F69]+[.H69]-2*[.P69])) ; 120*(([.G69]-[.P69])/([.F69]+[.G69]-2*[.P69]) )))" office:value-type="float" office:value="56.8421052631579">
            <text:p>57</text:p>
          </table:table-cell>
          <table:table-cell table:style-name="ce152" table:formula="of:=1-([.P69]/[.Q69])" office:value-type="percentage" office:value="0.196078431372549">
            <text:p>20%</text:p>
          </table:table-cell>
          <table:table-cell table:style-name="ce152" table:formula="of:=([.P69]+[.Q69])/2/255" office:value-type="percentage" office:value="0.901960784313726">
            <text:p>90%</text:p>
          </table:table-cell>
          <table:table-cell/>
          <table:table-cell table:formula="of:=MIN([.F69:.H69])" office:value-type="float" office:value="205">
            <text:p>205</text:p>
          </table:table-cell>
          <table:table-cell table:formula="of:=MAX([.F69:.H69])" office:value-type="float" office:value="255">
            <text:p>255</text:p>
          </table:table-cell>
        </table:table-row>
        <table:table-row table:style-name="ro3">
          <table:table-cell table:number-columns-repeated="2" table:style-name="ce65" office:value-type="string">
            <text:p><text:s text:c="2"/></text:p>
          </table:table-cell>
          <table:table-cell table:style-name="ce27" office:value-type="string">
            <text:p>lightblue </text:p>
          </table:table-cell>
          <table:table-cell table:style-name="ce27" office:value-type="string">
            <text:p>lightBlue </text:p>
          </table:table-cell>
          <table:table-cell table:style-name="ce124" office:value-type="string">
            <text:p>#add8e6 </text:p>
          </table:table-cell>
          <table:table-cell table:style-name="ce144" office:value-type="float" office:value="173">
            <text:p>173</text:p>
          </table:table-cell>
          <table:table-cell office:value-type="float" office:value="216">
            <text:p>216</text:p>
          </table:table-cell>
          <table:table-cell office:value-type="float" office:value="230">
            <text:p>230</text:p>
          </table:table-cell>
          <table:table-cell table:style-name="ce148" table:formula="of:=[.F70]/255" office:value-type="percentage" office:value="0.67843137254902">
            <text:p>68%</text:p>
          </table:table-cell>
          <table:table-cell table:style-name="ce148" table:formula="of:=[.G70]/255" office:value-type="percentage" office:value="0.847058823529412">
            <text:p>85%</text:p>
          </table:table-cell>
          <table:table-cell table:style-name="ce148" table:formula="of:=[.H70]/255" office:value-type="percentage" office:value="0.901960784313726">
            <text:p>90%</text:p>
          </table:table-cell>
          <table:table-cell table:style-name="ce151" table:formula="of:=IF([.P70]=[.F70];(120+120*([.H70]-[.P70])/([.G70]+[.H70]-2*[.P70])); IF([.G70]=[.P70]; 240+120*(([.F70]-[.P70])/([.F70]+[.H70]-2*[.P70])) ; 120*(([.G70]-[.P70])/([.F70]+[.G70]-2*[.P70]) )))" office:value-type="float" office:value="188.4">
            <text:p>188</text:p>
          </table:table-cell>
          <table:table-cell table:style-name="ce152" table:formula="of:=1-([.P70]/[.Q70])" office:value-type="percentage" office:value="0.247826086956522">
            <text:p>25%</text:p>
          </table:table-cell>
          <table:table-cell table:style-name="ce152" table:formula="of:=([.P70]+[.Q70])/2/255" office:value-type="percentage" office:value="0.790196078431373">
            <text:p>79%</text:p>
          </table:table-cell>
          <table:table-cell/>
          <table:table-cell table:formula="of:=MIN([.F70:.H70])" office:value-type="float" office:value="173">
            <text:p>173</text:p>
          </table:table-cell>
          <table:table-cell table:formula="of:=MAX([.F70:.H70])" office:value-type="float" office:value="230">
            <text:p>230</text:p>
          </table:table-cell>
        </table:table-row>
        <table:table-row table:style-name="ro3">
          <table:table-cell table:number-columns-repeated="2" table:style-name="ce66" office:value-type="string">
            <text:p><text:s text:c="2"/></text:p>
          </table:table-cell>
          <table:table-cell table:style-name="ce27" office:value-type="string">
            <text:p>lightcoral </text:p>
          </table:table-cell>
          <table:table-cell table:style-name="ce27" office:value-type="string">
            <text:p>lightCoral </text:p>
          </table:table-cell>
          <table:table-cell table:style-name="ce124" office:value-type="string">
            <text:p>#f08080 </text:p>
          </table:table-cell>
          <table:table-cell table:style-name="ce144" office:value-type="float" office:value="240">
            <text:p>240</text:p>
          </table:table-cell>
          <table:table-cell table:number-columns-repeated="2" office:value-type="float" office:value="128">
            <text:p>128</text:p>
          </table:table-cell>
          <table:table-cell table:style-name="ce148" table:formula="of:=[.F71]/255" office:value-type="percentage" office:value="0.941176470588235">
            <text:p>94%</text:p>
          </table:table-cell>
          <table:table-cell table:style-name="ce148" table:formula="of:=[.G71]/255" office:value-type="percentage" office:value="0.501960784313726">
            <text:p>50%</text:p>
          </table:table-cell>
          <table:table-cell table:style-name="ce148" table:formula="of:=[.H71]/255" office:value-type="percentage" office:value="0.501960784313726">
            <text:p>50%</text:p>
          </table:table-cell>
          <table:table-cell table:style-name="ce151" table:formula="of:=IF([.P71]=[.F71];(120+120*([.H71]-[.P71])/([.G71]+[.H71]-2*[.P71])); IF([.G71]=[.P71]; 240+120*(([.F71]-[.P71])/([.F71]+[.H71]-2*[.P71])) ; 120*(([.G71]-[.P71])/([.F71]+[.G71]-2*[.P71]) )))" office:value-type="float" office:value="360">
            <text:p>360</text:p>
          </table:table-cell>
          <table:table-cell table:style-name="ce152" table:formula="of:=1-([.P71]/[.Q71])" office:value-type="percentage" office:value="0.466666666666667">
            <text:p>47%</text:p>
          </table:table-cell>
          <table:table-cell table:style-name="ce152" table:formula="of:=([.P71]+[.Q71])/2/255" office:value-type="percentage" office:value="0.72156862745098">
            <text:p>72%</text:p>
          </table:table-cell>
          <table:table-cell/>
          <table:table-cell table:formula="of:=MIN([.F71:.H71])" office:value-type="float" office:value="128">
            <text:p>128</text:p>
          </table:table-cell>
          <table:table-cell table:formula="of:=MAX([.F71:.H71])" office:value-type="float" office:value="240">
            <text:p>240</text:p>
          </table:table-cell>
        </table:table-row>
        <table:table-row table:style-name="ro3">
          <table:table-cell table:number-columns-repeated="2" table:style-name="ce67" office:value-type="string">
            <text:p><text:s text:c="2"/></text:p>
          </table:table-cell>
          <table:table-cell table:style-name="ce27" office:value-type="string">
            <text:p>lightcyan </text:p>
          </table:table-cell>
          <table:table-cell table:style-name="ce27" office:value-type="string">
            <text:p>lightCyan </text:p>
          </table:table-cell>
          <table:table-cell table:style-name="ce124" office:value-type="string">
            <text:p>#e0ffff </text:p>
          </table:table-cell>
          <table:table-cell table:style-name="ce144" office:value-type="float" office:value="224">
            <text:p>224</text:p>
          </table:table-cell>
          <table:table-cell table:number-columns-repeated="2" office:value-type="float" office:value="255">
            <text:p>255</text:p>
          </table:table-cell>
          <table:table-cell table:style-name="ce148" table:formula="of:=[.F72]/255" office:value-type="percentage" office:value="0.87843137254902">
            <text:p>88%</text:p>
          </table:table-cell>
          <table:table-cell table:style-name="ce148" table:formula="of:=[.G72]/255" office:value-type="percentage" office:value="1">
            <text:p>100%</text:p>
          </table:table-cell>
          <table:table-cell table:style-name="ce148" table:formula="of:=[.H72]/255" office:value-type="percentage" office:value="1">
            <text:p>100%</text:p>
          </table:table-cell>
          <table:table-cell table:style-name="ce151" table:formula="of:=IF([.P72]=[.F72];(120+120*([.H72]-[.P72])/([.G72]+[.H72]-2*[.P72])); IF([.G72]=[.P72]; 240+120*(([.F72]-[.P72])/([.F72]+[.H72]-2*[.P72])) ; 120*(([.G72]-[.P72])/([.F72]+[.G72]-2*[.P72]) )))" office:value-type="float" office:value="180">
            <text:p>180</text:p>
          </table:table-cell>
          <table:table-cell table:style-name="ce152" table:formula="of:=1-([.P72]/[.Q72])" office:value-type="percentage" office:value="0.12156862745098">
            <text:p>12%</text:p>
          </table:table-cell>
          <table:table-cell table:style-name="ce152" table:formula="of:=([.P72]+[.Q72])/2/255" office:value-type="percentage" office:value="0.93921568627451">
            <text:p>94%</text:p>
          </table:table-cell>
          <table:table-cell/>
          <table:table-cell table:formula="of:=MIN([.F72:.H72])" office:value-type="float" office:value="224">
            <text:p>224</text:p>
          </table:table-cell>
          <table:table-cell table:formula="of:=MAX([.F72:.H72])" office:value-type="float" office:value="255">
            <text:p>255</text:p>
          </table:table-cell>
        </table:table-row>
        <table:table-row table:style-name="ro3">
          <table:table-cell table:number-columns-repeated="2" table:style-name="ce68" office:value-type="string">
            <text:p><text:s text:c="2"/></text:p>
          </table:table-cell>
          <table:table-cell table:style-name="ce27" office:value-type="string">
            <text:p>lightgoldenrodyellow </text:p>
          </table:table-cell>
          <table:table-cell table:style-name="ce27" office:value-type="string">
            <text:p>lightGoldenrodYellow </text:p>
          </table:table-cell>
          <table:table-cell table:style-name="ce124" office:value-type="string">
            <text:p>#fafad2 </text:p>
          </table:table-cell>
          <table:table-cell table:style-name="ce144" office:value-type="float" office:value="250">
            <text:p>250</text:p>
          </table:table-cell>
          <table:table-cell office:value-type="float" office:value="250">
            <text:p>250</text:p>
          </table:table-cell>
          <table:table-cell office:value-type="float" office:value="210">
            <text:p>210</text:p>
          </table:table-cell>
          <table:table-cell table:style-name="ce148" table:formula="of:=[.F73]/255" office:value-type="percentage" office:value="0.980392156862745">
            <text:p>98%</text:p>
          </table:table-cell>
          <table:table-cell table:style-name="ce148" table:formula="of:=[.G73]/255" office:value-type="percentage" office:value="0.980392156862745">
            <text:p>98%</text:p>
          </table:table-cell>
          <table:table-cell table:style-name="ce148" table:formula="of:=[.H73]/255" office:value-type="percentage" office:value="0.823529411764706">
            <text:p>82%</text:p>
          </table:table-cell>
          <table:table-cell table:style-name="ce151" table:formula="of:=IF([.P73]=[.F73];(120+120*([.H73]-[.P73])/([.G73]+[.H73]-2*[.P73])); IF([.G73]=[.P73]; 240+120*(([.F73]-[.P73])/([.F73]+[.H73]-2*[.P73])) ; 120*(([.G73]-[.P73])/([.F73]+[.G73]-2*[.P73]) )))" office:value-type="float" office:value="60">
            <text:p>60</text:p>
          </table:table-cell>
          <table:table-cell table:style-name="ce152" table:formula="of:=1-([.P73]/[.Q73])" office:value-type="percentage" office:value="0.16">
            <text:p>16%</text:p>
          </table:table-cell>
          <table:table-cell table:style-name="ce152" table:formula="of:=([.P73]+[.Q73])/2/255" office:value-type="percentage" office:value="0.901960784313726">
            <text:p>90%</text:p>
          </table:table-cell>
          <table:table-cell/>
          <table:table-cell table:formula="of:=MIN([.F73:.H73])" office:value-type="float" office:value="210">
            <text:p>210</text:p>
          </table:table-cell>
          <table:table-cell table:formula="of:=MAX([.F73:.H73])" office:value-type="float" office:value="250">
            <text:p>250</text:p>
          </table:table-cell>
        </table:table-row>
        <table:table-row table:style-name="ro3">
          <table:table-cell table:style-name="ce27" office:value-type="string">
            <text:p><text:s text:c="2"/></text:p>
          </table:table-cell>
          <table:table-cell table:style-name="ce70" office:value-type="string">
            <text:p><text:s text:c="2"/></text:p>
          </table:table-cell>
          <table:table-cell table:style-name="ce27" office:value-type="string">
            <text:p>lightgray </text:p>
          </table:table-cell>
          <table:table-cell table:style-name="ce27" office:value-type="string">
            <text:p>lightGray </text:p>
          </table:table-cell>
          <table:table-cell table:style-name="ce124" office:value-type="string">
            <text:p>#d3d3d3 </text:p>
          </table:table-cell>
          <table:table-cell table:style-name="ce144" office:value-type="float" office:value="211">
            <text:p>211</text:p>
          </table:table-cell>
          <table:table-cell table:number-columns-repeated="2" office:value-type="float" office:value="211">
            <text:p>211</text:p>
          </table:table-cell>
          <table:table-cell table:style-name="ce148" table:formula="of:=[.F74]/255" office:value-type="percentage" office:value="0.827450980392157">
            <text:p>83%</text:p>
          </table:table-cell>
          <table:table-cell table:style-name="ce148" table:formula="of:=[.G74]/255" office:value-type="percentage" office:value="0.827450980392157">
            <text:p>83%</text:p>
          </table:table-cell>
          <table:table-cell table:style-name="ce148" table:formula="of:=[.H74]/255" office:value-type="percentage" office:value="0.827450980392157">
            <text:p>83%</text:p>
          </table:table-cell>
          <table:table-cell table:style-name="ce151" table:formula="of:=IF([.P74]=[.F74];(120+120*([.H74]-[.P74])/([.G74]+[.H74]-2*[.P74])); IF([.G74]=[.P74]; 240+120*(([.F74]-[.P74])/([.F74]+[.H74]-2*[.P74])) ; 120*(([.G74]-[.P74])/([.F74]+[.G74]-2*[.P74]) )))" office:value-type="float" office:value="0">
            <text:p>#DIV/0!</text:p>
          </table:table-cell>
          <table:table-cell table:style-name="ce152" table:formula="of:=1-([.P74]/[.Q74])" office:value-type="percentage" office:value="0">
            <text:p>0%</text:p>
          </table:table-cell>
          <table:table-cell table:style-name="ce152" table:formula="of:=([.P74]+[.Q74])/2/255" office:value-type="percentage" office:value="0.827450980392157">
            <text:p>83%</text:p>
          </table:table-cell>
          <table:table-cell/>
          <table:table-cell table:formula="of:=MIN([.F74:.H74])" office:value-type="float" office:value="211">
            <text:p>211</text:p>
          </table:table-cell>
          <table:table-cell table:formula="of:=MAX([.F74:.H74])" office:value-type="float" office:value="211">
            <text:p>211</text:p>
          </table:table-cell>
        </table:table-row>
        <table:table-row table:style-name="ro3">
          <table:table-cell table:number-columns-repeated="2" table:style-name="ce69" office:value-type="string">
            <text:p><text:s text:c="2"/></text:p>
          </table:table-cell>
          <table:table-cell table:style-name="ce27" office:value-type="string">
            <text:p>lightgreen </text:p>
          </table:table-cell>
          <table:table-cell table:style-name="ce27" office:value-type="string">
            <text:p>lightGreen </text:p>
          </table:table-cell>
          <table:table-cell table:style-name="ce124" office:value-type="string">
            <text:p>#90ee90 </text:p>
          </table:table-cell>
          <table:table-cell table:style-name="ce144" office:value-type="float" office:value="144">
            <text:p>144</text:p>
          </table:table-cell>
          <table:table-cell office:value-type="float" office:value="238">
            <text:p>238</text:p>
          </table:table-cell>
          <table:table-cell office:value-type="float" office:value="144">
            <text:p>144</text:p>
          </table:table-cell>
          <table:table-cell table:style-name="ce148" table:formula="of:=[.F75]/255" office:value-type="percentage" office:value="0.564705882352941">
            <text:p>56%</text:p>
          </table:table-cell>
          <table:table-cell table:style-name="ce148" table:formula="of:=[.G75]/255" office:value-type="percentage" office:value="0.933333333333333">
            <text:p>93%</text:p>
          </table:table-cell>
          <table:table-cell table:style-name="ce148" table:formula="of:=[.H75]/255" office:value-type="percentage" office:value="0.564705882352941">
            <text:p>56%</text:p>
          </table:table-cell>
          <table:table-cell table:style-name="ce151" table:formula="of:=IF([.P75]=[.F75];(120+120*([.H75]-[.P75])/([.G75]+[.H75]-2*[.P75])); IF([.G75]=[.P75]; 240+120*(([.F75]-[.P75])/([.F75]+[.H75]-2*[.P75])) ; 120*(([.G75]-[.P75])/([.F75]+[.G75]-2*[.P75]) )))" office:value-type="float" office:value="120">
            <text:p>120</text:p>
          </table:table-cell>
          <table:table-cell table:style-name="ce152" table:formula="of:=1-([.P75]/[.Q75])" office:value-type="percentage" office:value="0.394957983193277">
            <text:p>39%</text:p>
          </table:table-cell>
          <table:table-cell table:style-name="ce152" table:formula="of:=([.P75]+[.Q75])/2/255" office:value-type="percentage" office:value="0.749019607843137">
            <text:p>75%</text:p>
          </table:table-cell>
          <table:table-cell/>
          <table:table-cell table:formula="of:=MIN([.F75:.H75])" office:value-type="float" office:value="144">
            <text:p>144</text:p>
          </table:table-cell>
          <table:table-cell table:formula="of:=MAX([.F75:.H75])" office:value-type="float" office:value="238">
            <text:p>238</text:p>
          </table:table-cell>
        </table:table-row>
        <table:table-row table:style-name="ro3">
          <table:table-cell table:number-columns-repeated="2" table:style-name="ce70" office:value-type="string">
            <text:p><text:s text:c="2"/></text:p>
          </table:table-cell>
          <table:table-cell table:style-name="ce27" office:value-type="string">
            <text:p>lightgrey </text:p>
          </table:table-cell>
          <table:table-cell table:style-name="ce27" office:value-type="string">
            <text:p>lightGrey </text:p>
          </table:table-cell>
          <table:table-cell table:style-name="ce124" office:value-type="string">
            <text:p>#d3d3d3 </text:p>
          </table:table-cell>
          <table:table-cell table:style-name="ce144" office:value-type="float" office:value="211">
            <text:p>211</text:p>
          </table:table-cell>
          <table:table-cell table:number-columns-repeated="2" office:value-type="float" office:value="211">
            <text:p>211</text:p>
          </table:table-cell>
          <table:table-cell table:style-name="ce148" table:formula="of:=[.F76]/255" office:value-type="percentage" office:value="0.827450980392157">
            <text:p>83%</text:p>
          </table:table-cell>
          <table:table-cell table:style-name="ce148" table:formula="of:=[.G76]/255" office:value-type="percentage" office:value="0.827450980392157">
            <text:p>83%</text:p>
          </table:table-cell>
          <table:table-cell table:style-name="ce148" table:formula="of:=[.H76]/255" office:value-type="percentage" office:value="0.827450980392157">
            <text:p>83%</text:p>
          </table:table-cell>
          <table:table-cell table:style-name="ce151" table:formula="of:=IF([.P76]=[.F76];(120+120*([.H76]-[.P76])/([.G76]+[.H76]-2*[.P76])); IF([.G76]=[.P76]; 240+120*(([.F76]-[.P76])/([.F76]+[.H76]-2*[.P76])) ; 120*(([.G76]-[.P76])/([.F76]+[.G76]-2*[.P76]) )))" office:value-type="float" office:value="0">
            <text:p>#DIV/0!</text:p>
          </table:table-cell>
          <table:table-cell table:style-name="ce152" table:formula="of:=1-([.P76]/[.Q76])" office:value-type="percentage" office:value="0">
            <text:p>0%</text:p>
          </table:table-cell>
          <table:table-cell table:style-name="ce152" table:formula="of:=([.P76]+[.Q76])/2/255" office:value-type="percentage" office:value="0.827450980392157">
            <text:p>83%</text:p>
          </table:table-cell>
          <table:table-cell/>
          <table:table-cell table:formula="of:=MIN([.F76:.H76])" office:value-type="float" office:value="211">
            <text:p>211</text:p>
          </table:table-cell>
          <table:table-cell table:formula="of:=MAX([.F76:.H76])" office:value-type="float" office:value="211">
            <text:p>211</text:p>
          </table:table-cell>
        </table:table-row>
        <table:table-row table:style-name="ro3">
          <table:table-cell table:number-columns-repeated="2" table:style-name="ce71" office:value-type="string">
            <text:p><text:s text:c="2"/></text:p>
          </table:table-cell>
          <table:table-cell table:style-name="ce27" office:value-type="string">
            <text:p>lightpink </text:p>
          </table:table-cell>
          <table:table-cell table:style-name="ce27" office:value-type="string">
            <text:p>lightPink </text:p>
          </table:table-cell>
          <table:table-cell table:style-name="ce124" office:value-type="string">
            <text:p>#ffb6c1 </text:p>
          </table:table-cell>
          <table:table-cell table:style-name="ce144" office:value-type="float" office:value="255">
            <text:p>255</text:p>
          </table:table-cell>
          <table:table-cell office:value-type="float" office:value="182">
            <text:p>182</text:p>
          </table:table-cell>
          <table:table-cell office:value-type="float" office:value="193">
            <text:p>193</text:p>
          </table:table-cell>
          <table:table-cell table:style-name="ce148" table:formula="of:=[.F77]/255" office:value-type="percentage" office:value="1">
            <text:p>100%</text:p>
          </table:table-cell>
          <table:table-cell table:style-name="ce148" table:formula="of:=[.G77]/255" office:value-type="percentage" office:value="0.713725490196078">
            <text:p>71%</text:p>
          </table:table-cell>
          <table:table-cell table:style-name="ce148" table:formula="of:=[.H77]/255" office:value-type="percentage" office:value="0.756862745098039">
            <text:p>76%</text:p>
          </table:table-cell>
          <table:table-cell table:style-name="ce151" table:formula="of:=IF([.P77]=[.F77];(120+120*([.H77]-[.P77])/([.G77]+[.H77]-2*[.P77])); IF([.G77]=[.P77]; 240+120*(([.F77]-[.P77])/([.F77]+[.H77]-2*[.P77])) ; 120*(([.G77]-[.P77])/([.F77]+[.G77]-2*[.P77]) )))" office:value-type="float" office:value="344.285714285714">
            <text:p>344</text:p>
          </table:table-cell>
          <table:table-cell table:style-name="ce152" table:formula="of:=1-([.P77]/[.Q77])" office:value-type="percentage" office:value="0.286274509803922">
            <text:p>29%</text:p>
          </table:table-cell>
          <table:table-cell table:style-name="ce152" table:formula="of:=([.P77]+[.Q77])/2/255" office:value-type="percentage" office:value="0.856862745098039">
            <text:p>86%</text:p>
          </table:table-cell>
          <table:table-cell/>
          <table:table-cell table:formula="of:=MIN([.F77:.H77])" office:value-type="float" office:value="182">
            <text:p>182</text:p>
          </table:table-cell>
          <table:table-cell table:formula="of:=MAX([.F77:.H77])" office:value-type="float" office:value="255">
            <text:p>255</text:p>
          </table:table-cell>
        </table:table-row>
        <table:table-row table:style-name="ro3">
          <table:table-cell table:number-columns-repeated="2" table:style-name="ce72" office:value-type="string">
            <text:p><text:s text:c="2"/></text:p>
          </table:table-cell>
          <table:table-cell table:style-name="ce27" office:value-type="string">
            <text:p>lightsalmon </text:p>
          </table:table-cell>
          <table:table-cell table:style-name="ce27" office:value-type="string">
            <text:p>lightSalmon </text:p>
          </table:table-cell>
          <table:table-cell table:style-name="ce124" office:value-type="string">
            <text:p>#ffa07a </text:p>
          </table:table-cell>
          <table:table-cell table:style-name="ce144" office:value-type="float" office:value="255">
            <text:p>255</text:p>
          </table:table-cell>
          <table:table-cell office:value-type="float" office:value="160">
            <text:p>160</text:p>
          </table:table-cell>
          <table:table-cell office:value-type="float" office:value="122">
            <text:p>122</text:p>
          </table:table-cell>
          <table:table-cell table:style-name="ce148" table:formula="of:=[.F78]/255" office:value-type="percentage" office:value="1">
            <text:p>100%</text:p>
          </table:table-cell>
          <table:table-cell table:style-name="ce148" table:formula="of:=[.G78]/255" office:value-type="percentage" office:value="0.627450980392157">
            <text:p>63%</text:p>
          </table:table-cell>
          <table:table-cell table:style-name="ce148" table:formula="of:=[.H78]/255" office:value-type="percentage" office:value="0.47843137254902">
            <text:p>48%</text:p>
          </table:table-cell>
          <table:table-cell table:style-name="ce151" table:formula="of:=IF([.P78]=[.F78];(120+120*([.H78]-[.P78])/([.G78]+[.H78]-2*[.P78])); IF([.G78]=[.P78]; 240+120*(([.F78]-[.P78])/([.F78]+[.H78]-2*[.P78])) ; 120*(([.G78]-[.P78])/([.F78]+[.G78]-2*[.P78]) )))" office:value-type="float" office:value="26.6666666666667">
            <text:p>27</text:p>
          </table:table-cell>
          <table:table-cell table:style-name="ce152" table:formula="of:=1-([.P78]/[.Q78])" office:value-type="percentage" office:value="0.52156862745098">
            <text:p>52%</text:p>
          </table:table-cell>
          <table:table-cell table:style-name="ce152" table:formula="of:=([.P78]+[.Q78])/2/255" office:value-type="percentage" office:value="0.73921568627451">
            <text:p>74%</text:p>
          </table:table-cell>
          <table:table-cell/>
          <table:table-cell table:formula="of:=MIN([.F78:.H78])" office:value-type="float" office:value="122">
            <text:p>122</text:p>
          </table:table-cell>
          <table:table-cell table:formula="of:=MAX([.F78:.H78])" office:value-type="float" office:value="255">
            <text:p>255</text:p>
          </table:table-cell>
        </table:table-row>
        <table:table-row table:style-name="ro3">
          <table:table-cell table:number-columns-repeated="2" table:style-name="ce73" office:value-type="string">
            <text:p><text:s text:c="2"/></text:p>
          </table:table-cell>
          <table:table-cell table:style-name="ce27" office:value-type="string">
            <text:p>lightseagreen </text:p>
          </table:table-cell>
          <table:table-cell table:style-name="ce27" office:value-type="string">
            <text:p>lightSeaGreen </text:p>
          </table:table-cell>
          <table:table-cell table:style-name="ce124" office:value-type="string">
            <text:p>#20b2aa </text:p>
          </table:table-cell>
          <table:table-cell table:style-name="ce144" office:value-type="float" office:value="32">
            <text:p>32</text:p>
          </table:table-cell>
          <table:table-cell office:value-type="float" office:value="178">
            <text:p>178</text:p>
          </table:table-cell>
          <table:table-cell office:value-type="float" office:value="170">
            <text:p>170</text:p>
          </table:table-cell>
          <table:table-cell table:style-name="ce148" table:formula="of:=[.F79]/255" office:value-type="percentage" office:value="0.125490196078431">
            <text:p>13%</text:p>
          </table:table-cell>
          <table:table-cell table:style-name="ce148" table:formula="of:=[.G79]/255" office:value-type="percentage" office:value="0.698039215686274">
            <text:p>70%</text:p>
          </table:table-cell>
          <table:table-cell table:style-name="ce148" table:formula="of:=[.H79]/255" office:value-type="percentage" office:value="0.666666666666667">
            <text:p>67%</text:p>
          </table:table-cell>
          <table:table-cell table:style-name="ce151" table:formula="of:=IF([.P79]=[.F79];(120+120*([.H79]-[.P79])/([.G79]+[.H79]-2*[.P79])); IF([.G79]=[.P79]; 240+120*(([.F79]-[.P79])/([.F79]+[.H79]-2*[.P79])) ; 120*(([.G79]-[.P79])/([.F79]+[.G79]-2*[.P79]) )))" office:value-type="float" office:value="178.30985915493">
            <text:p>178</text:p>
          </table:table-cell>
          <table:table-cell table:style-name="ce152" table:formula="of:=1-([.P79]/[.Q79])" office:value-type="percentage" office:value="0.820224719101124">
            <text:p>82%</text:p>
          </table:table-cell>
          <table:table-cell table:style-name="ce152" table:formula="of:=([.P79]+[.Q79])/2/255" office:value-type="percentage" office:value="0.411764705882353">
            <text:p>41%</text:p>
          </table:table-cell>
          <table:table-cell/>
          <table:table-cell table:formula="of:=MIN([.F79:.H79])" office:value-type="float" office:value="32">
            <text:p>32</text:p>
          </table:table-cell>
          <table:table-cell table:formula="of:=MAX([.F79:.H79])" office:value-type="float" office:value="178">
            <text:p>178</text:p>
          </table:table-cell>
        </table:table-row>
        <table:table-row table:style-name="ro3">
          <table:table-cell table:number-columns-repeated="2" table:style-name="ce74" office:value-type="string">
            <text:p><text:s text:c="2"/></text:p>
          </table:table-cell>
          <table:table-cell table:style-name="ce27" office:value-type="string">
            <text:p>lightskyblue </text:p>
          </table:table-cell>
          <table:table-cell table:style-name="ce27" office:value-type="string">
            <text:p>lightSkyBlue </text:p>
          </table:table-cell>
          <table:table-cell table:style-name="ce124" office:value-type="string">
            <text:p>#87cefa </text:p>
          </table:table-cell>
          <table:table-cell table:style-name="ce144" office:value-type="float" office:value="135">
            <text:p>135</text:p>
          </table:table-cell>
          <table:table-cell office:value-type="float" office:value="206">
            <text:p>206</text:p>
          </table:table-cell>
          <table:table-cell office:value-type="float" office:value="250">
            <text:p>250</text:p>
          </table:table-cell>
          <table:table-cell table:style-name="ce148" table:formula="of:=[.F80]/255" office:value-type="percentage" office:value="0.529411764705882">
            <text:p>53%</text:p>
          </table:table-cell>
          <table:table-cell table:style-name="ce148" table:formula="of:=[.G80]/255" office:value-type="percentage" office:value="0.807843137254902">
            <text:p>81%</text:p>
          </table:table-cell>
          <table:table-cell table:style-name="ce148" table:formula="of:=[.H80]/255" office:value-type="percentage" office:value="0.980392156862745">
            <text:p>98%</text:p>
          </table:table-cell>
          <table:table-cell table:style-name="ce151" table:formula="of:=IF([.P80]=[.F80];(120+120*([.H80]-[.P80])/([.G80]+[.H80]-2*[.P80])); IF([.G80]=[.P80]; 240+120*(([.F80]-[.P80])/([.F80]+[.H80]-2*[.P80])) ; 120*(([.G80]-[.P80])/([.F80]+[.G80]-2*[.P80]) )))" office:value-type="float" office:value="194.193548387097">
            <text:p>194</text:p>
          </table:table-cell>
          <table:table-cell table:style-name="ce152" table:formula="of:=1-([.P80]/[.Q80])" office:value-type="percentage" office:value="0.46">
            <text:p>46%</text:p>
          </table:table-cell>
          <table:table-cell table:style-name="ce152" table:formula="of:=([.P80]+[.Q80])/2/255" office:value-type="percentage" office:value="0.754901960784314">
            <text:p>75%</text:p>
          </table:table-cell>
          <table:table-cell/>
          <table:table-cell table:formula="of:=MIN([.F80:.H80])" office:value-type="float" office:value="135">
            <text:p>135</text:p>
          </table:table-cell>
          <table:table-cell table:formula="of:=MAX([.F80:.H80])" office:value-type="float" office:value="250">
            <text:p>250</text:p>
          </table:table-cell>
        </table:table-row>
        <table:table-row table:style-name="ro3">
          <table:table-cell table:number-columns-repeated="2" table:style-name="ce75" office:value-type="string">
            <text:p><text:s text:c="2"/></text:p>
          </table:table-cell>
          <table:table-cell table:style-name="ce27" office:value-type="string">
            <text:p>lightslategray </text:p>
          </table:table-cell>
          <table:table-cell table:style-name="ce27" office:value-type="string">
            <text:p>lightSlateGray </text:p>
          </table:table-cell>
          <table:table-cell table:style-name="ce124" office:value-type="string">
            <text:p>#778899 </text:p>
          </table:table-cell>
          <table:table-cell table:style-name="ce144" office:value-type="float" office:value="119">
            <text:p>119</text:p>
          </table:table-cell>
          <table:table-cell office:value-type="float" office:value="136">
            <text:p>136</text:p>
          </table:table-cell>
          <table:table-cell office:value-type="float" office:value="153">
            <text:p>153</text:p>
          </table:table-cell>
          <table:table-cell table:style-name="ce148" table:formula="of:=[.F81]/255" office:value-type="percentage" office:value="0.466666666666667">
            <text:p>47%</text:p>
          </table:table-cell>
          <table:table-cell table:style-name="ce148" table:formula="of:=[.G81]/255" office:value-type="percentage" office:value="0.533333333333333">
            <text:p>53%</text:p>
          </table:table-cell>
          <table:table-cell table:style-name="ce148" table:formula="of:=[.H81]/255" office:value-type="percentage" office:value="0.6">
            <text:p>60%</text:p>
          </table:table-cell>
          <table:table-cell table:style-name="ce151" table:formula="of:=IF([.P81]=[.F81];(120+120*([.H81]-[.P81])/([.G81]+[.H81]-2*[.P81])); IF([.G81]=[.P81]; 240+120*(([.F81]-[.P81])/([.F81]+[.H81]-2*[.P81])) ; 120*(([.G81]-[.P81])/([.F81]+[.G81]-2*[.P81]) )))" office:value-type="float" office:value="200">
            <text:p>200</text:p>
          </table:table-cell>
          <table:table-cell table:style-name="ce152" table:formula="of:=1-([.P81]/[.Q81])" office:value-type="percentage" office:value="0.222222222222222">
            <text:p>22%</text:p>
          </table:table-cell>
          <table:table-cell table:style-name="ce152" table:formula="of:=([.P81]+[.Q81])/2/255" office:value-type="percentage" office:value="0.533333333333333">
            <text:p>53%</text:p>
          </table:table-cell>
          <table:table-cell/>
          <table:table-cell table:formula="of:=MIN([.F81:.H81])" office:value-type="float" office:value="119">
            <text:p>119</text:p>
          </table:table-cell>
          <table:table-cell table:formula="of:=MAX([.F81:.H81])" office:value-type="float" office:value="153">
            <text:p>153</text:p>
          </table:table-cell>
        </table:table-row>
        <table:table-row table:style-name="ro3">
          <table:table-cell table:style-name="ce27" office:value-type="string">
            <text:p><text:s text:c="2"/></text:p>
          </table:table-cell>
          <table:table-cell table:style-name="ce75" office:value-type="string">
            <text:p><text:s text:c="2"/></text:p>
          </table:table-cell>
          <table:table-cell table:style-name="ce27" office:value-type="string">
            <text:p>lightslategrey </text:p>
          </table:table-cell>
          <table:table-cell table:style-name="ce27" office:value-type="string">
            <text:p>lightSlateGrey </text:p>
          </table:table-cell>
          <table:table-cell table:style-name="ce124" office:value-type="string">
            <text:p>#778899 </text:p>
          </table:table-cell>
          <table:table-cell table:style-name="ce144" office:value-type="float" office:value="119">
            <text:p>119</text:p>
          </table:table-cell>
          <table:table-cell office:value-type="float" office:value="136">
            <text:p>136</text:p>
          </table:table-cell>
          <table:table-cell office:value-type="float" office:value="153">
            <text:p>153</text:p>
          </table:table-cell>
          <table:table-cell table:style-name="ce148" table:formula="of:=[.F82]/255" office:value-type="percentage" office:value="0.466666666666667">
            <text:p>47%</text:p>
          </table:table-cell>
          <table:table-cell table:style-name="ce148" table:formula="of:=[.G82]/255" office:value-type="percentage" office:value="0.533333333333333">
            <text:p>53%</text:p>
          </table:table-cell>
          <table:table-cell table:style-name="ce148" table:formula="of:=[.H82]/255" office:value-type="percentage" office:value="0.6">
            <text:p>60%</text:p>
          </table:table-cell>
          <table:table-cell table:style-name="ce151" table:formula="of:=IF([.P82]=[.F82];(120+120*([.H82]-[.P82])/([.G82]+[.H82]-2*[.P82])); IF([.G82]=[.P82]; 240+120*(([.F82]-[.P82])/([.F82]+[.H82]-2*[.P82])) ; 120*(([.G82]-[.P82])/([.F82]+[.G82]-2*[.P82]) )))" office:value-type="float" office:value="200">
            <text:p>200</text:p>
          </table:table-cell>
          <table:table-cell table:style-name="ce152" table:formula="of:=1-([.P82]/[.Q82])" office:value-type="percentage" office:value="0.222222222222222">
            <text:p>22%</text:p>
          </table:table-cell>
          <table:table-cell table:style-name="ce152" table:formula="of:=([.P82]+[.Q82])/2/255" office:value-type="percentage" office:value="0.533333333333333">
            <text:p>53%</text:p>
          </table:table-cell>
          <table:table-cell/>
          <table:table-cell table:formula="of:=MIN([.F82:.H82])" office:value-type="float" office:value="119">
            <text:p>119</text:p>
          </table:table-cell>
          <table:table-cell table:formula="of:=MAX([.F82:.H82])" office:value-type="float" office:value="153">
            <text:p>153</text:p>
          </table:table-cell>
        </table:table-row>
        <table:table-row table:style-name="ro3">
          <table:table-cell table:number-columns-repeated="2" table:style-name="ce76" office:value-type="string">
            <text:p><text:s text:c="2"/></text:p>
          </table:table-cell>
          <table:table-cell table:style-name="ce27" office:value-type="string">
            <text:p>lightsteelblue </text:p>
          </table:table-cell>
          <table:table-cell table:style-name="ce27" office:value-type="string">
            <text:p>lightSteelBlue </text:p>
          </table:table-cell>
          <table:table-cell table:style-name="ce124" office:value-type="string">
            <text:p>#b0c4de </text:p>
          </table:table-cell>
          <table:table-cell table:style-name="ce144" office:value-type="float" office:value="176">
            <text:p>176</text:p>
          </table:table-cell>
          <table:table-cell office:value-type="float" office:value="196">
            <text:p>196</text:p>
          </table:table-cell>
          <table:table-cell office:value-type="float" office:value="222">
            <text:p>222</text:p>
          </table:table-cell>
          <table:table-cell table:style-name="ce148" table:formula="of:=[.F83]/255" office:value-type="percentage" office:value="0.690196078431373">
            <text:p>69%</text:p>
          </table:table-cell>
          <table:table-cell table:style-name="ce148" table:formula="of:=[.G83]/255" office:value-type="percentage" office:value="0.768627450980392">
            <text:p>77%</text:p>
          </table:table-cell>
          <table:table-cell table:style-name="ce148" table:formula="of:=[.H83]/255" office:value-type="percentage" office:value="0.870588235294118">
            <text:p>87%</text:p>
          </table:table-cell>
          <table:table-cell table:style-name="ce151" table:formula="of:=IF([.P83]=[.F83];(120+120*([.H83]-[.P83])/([.G83]+[.H83]-2*[.P83])); IF([.G83]=[.P83]; 240+120*(([.F83]-[.P83])/([.F83]+[.H83]-2*[.P83])) ; 120*(([.G83]-[.P83])/([.F83]+[.G83]-2*[.P83]) )))" office:value-type="float" office:value="203.636363636364">
            <text:p>204</text:p>
          </table:table-cell>
          <table:table-cell table:style-name="ce152" table:formula="of:=1-([.P83]/[.Q83])" office:value-type="percentage" office:value="0.207207207207207">
            <text:p>21%</text:p>
          </table:table-cell>
          <table:table-cell table:style-name="ce152" table:formula="of:=([.P83]+[.Q83])/2/255" office:value-type="percentage" office:value="0.780392156862745">
            <text:p>78%</text:p>
          </table:table-cell>
          <table:table-cell/>
          <table:table-cell table:formula="of:=MIN([.F83:.H83])" office:value-type="float" office:value="176">
            <text:p>176</text:p>
          </table:table-cell>
          <table:table-cell table:formula="of:=MAX([.F83:.H83])" office:value-type="float" office:value="222">
            <text:p>222</text:p>
          </table:table-cell>
        </table:table-row>
        <table:table-row table:style-name="ro3">
          <table:table-cell table:number-columns-repeated="2" table:style-name="ce77" office:value-type="string">
            <text:p><text:s text:c="2"/></text:p>
          </table:table-cell>
          <table:table-cell table:style-name="ce27" office:value-type="string">
            <text:p>lightyellow </text:p>
          </table:table-cell>
          <table:table-cell table:style-name="ce27" office:value-type="string">
            <text:p>lightYellow </text:p>
          </table:table-cell>
          <table:table-cell table:style-name="ce124" office:value-type="string">
            <text:p>#ffffe0 </text:p>
          </table:table-cell>
          <table:table-cell table:style-name="ce144" office:value-type="float" office:value="255">
            <text:p>255</text:p>
          </table:table-cell>
          <table:table-cell office:value-type="float" office:value="255">
            <text:p>255</text:p>
          </table:table-cell>
          <table:table-cell office:value-type="float" office:value="224">
            <text:p>224</text:p>
          </table:table-cell>
          <table:table-cell table:style-name="ce148" table:formula="of:=[.F84]/255" office:value-type="percentage" office:value="1">
            <text:p>100%</text:p>
          </table:table-cell>
          <table:table-cell table:style-name="ce148" table:formula="of:=[.G84]/255" office:value-type="percentage" office:value="1">
            <text:p>100%</text:p>
          </table:table-cell>
          <table:table-cell table:style-name="ce148" table:formula="of:=[.H84]/255" office:value-type="percentage" office:value="0.87843137254902">
            <text:p>88%</text:p>
          </table:table-cell>
          <table:table-cell table:style-name="ce151" table:formula="of:=IF([.P84]=[.F84];(120+120*([.H84]-[.P84])/([.G84]+[.H84]-2*[.P84])); IF([.G84]=[.P84]; 240+120*(([.F84]-[.P84])/([.F84]+[.H84]-2*[.P84])) ; 120*(([.G84]-[.P84])/([.F84]+[.G84]-2*[.P84]) )))" office:value-type="float" office:value="60">
            <text:p>60</text:p>
          </table:table-cell>
          <table:table-cell table:style-name="ce152" table:formula="of:=1-([.P84]/[.Q84])" office:value-type="percentage" office:value="0.12156862745098">
            <text:p>12%</text:p>
          </table:table-cell>
          <table:table-cell table:style-name="ce152" table:formula="of:=([.P84]+[.Q84])/2/255" office:value-type="percentage" office:value="0.93921568627451">
            <text:p>94%</text:p>
          </table:table-cell>
          <table:table-cell/>
          <table:table-cell table:formula="of:=MIN([.F84:.H84])" office:value-type="float" office:value="224">
            <text:p>224</text:p>
          </table:table-cell>
          <table:table-cell table:formula="of:=MAX([.F84:.H84])" office:value-type="float" office:value="255">
            <text:p>255</text:p>
          </table:table-cell>
        </table:table-row>
        <table:table-row table:style-name="ro3">
          <table:table-cell table:number-columns-repeated="2" table:style-name="ce78" office:value-type="string">
            <text:p><text:s text:c="2"/></text:p>
          </table:table-cell>
          <table:table-cell table:number-columns-repeated="2" table:style-name="ce27" office:value-type="string">
            <text:p>lime </text:p>
          </table:table-cell>
          <table:table-cell table:style-name="ce124" office:value-type="string">
            <text:p>#00ff00 </text:p>
          </table:table-cell>
          <table:table-cell table:style-name="ce144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table:style-name="ce148" table:formula="of:=[.F85]/255" office:value-type="percentage" office:value="0">
            <text:p>0%</text:p>
          </table:table-cell>
          <table:table-cell table:style-name="ce148" table:formula="of:=[.G85]/255" office:value-type="percentage" office:value="1">
            <text:p>100%</text:p>
          </table:table-cell>
          <table:table-cell table:style-name="ce148" table:formula="of:=[.H85]/255" office:value-type="percentage" office:value="0">
            <text:p>0%</text:p>
          </table:table-cell>
          <table:table-cell table:style-name="ce151" table:formula="of:=IF([.P85]=[.F85];(120+120*([.H85]-[.P85])/([.G85]+[.H85]-2*[.P85])); IF([.G85]=[.P85]; 240+120*(([.F85]-[.P85])/([.F85]+[.H85]-2*[.P85])) ; 120*(([.G85]-[.P85])/([.F85]+[.G85]-2*[.P85]) )))" office:value-type="float" office:value="120">
            <text:p>120</text:p>
          </table:table-cell>
          <table:table-cell table:style-name="ce152" table:formula="of:=1-([.P85]/[.Q85])" office:value-type="percentage" office:value="1">
            <text:p>100%</text:p>
          </table:table-cell>
          <table:table-cell table:style-name="ce152" table:formula="of:=([.P85]+[.Q85])/2/255" office:value-type="percentage" office:value="0.5">
            <text:p>50%</text:p>
          </table:table-cell>
          <table:table-cell/>
          <table:table-cell table:formula="of:=MIN([.F85:.H85])" office:value-type="float" office:value="0">
            <text:p>0</text:p>
          </table:table-cell>
          <table:table-cell table:formula="of:=MAX([.F85:.H85])" office:value-type="float" office:value="255">
            <text:p>255</text:p>
          </table:table-cell>
        </table:table-row>
        <table:table-row table:style-name="ro3">
          <table:table-cell table:number-columns-repeated="2" table:style-name="ce79" office:value-type="string">
            <text:p><text:s text:c="2"/></text:p>
          </table:table-cell>
          <table:table-cell table:style-name="ce27" office:value-type="string">
            <text:p>limegreen </text:p>
          </table:table-cell>
          <table:table-cell table:style-name="ce27" office:value-type="string">
            <text:p>limeGreen </text:p>
          </table:table-cell>
          <table:table-cell table:style-name="ce124" office:value-type="string">
            <text:p>#32cd32 </text:p>
          </table:table-cell>
          <table:table-cell table:style-name="ce144" office:value-type="float" office:value="50">
            <text:p>50</text:p>
          </table:table-cell>
          <table:table-cell office:value-type="float" office:value="205">
            <text:p>205</text:p>
          </table:table-cell>
          <table:table-cell office:value-type="float" office:value="50">
            <text:p>50</text:p>
          </table:table-cell>
          <table:table-cell table:style-name="ce148" table:formula="of:=[.F86]/255" office:value-type="percentage" office:value="0.196078431372549">
            <text:p>20%</text:p>
          </table:table-cell>
          <table:table-cell table:style-name="ce148" table:formula="of:=[.G86]/255" office:value-type="percentage" office:value="0.803921568627451">
            <text:p>80%</text:p>
          </table:table-cell>
          <table:table-cell table:style-name="ce148" table:formula="of:=[.H86]/255" office:value-type="percentage" office:value="0.196078431372549">
            <text:p>20%</text:p>
          </table:table-cell>
          <table:table-cell table:style-name="ce151" table:formula="of:=IF([.P86]=[.F86];(120+120*([.H86]-[.P86])/([.G86]+[.H86]-2*[.P86])); IF([.G86]=[.P86]; 240+120*(([.F86]-[.P86])/([.F86]+[.H86]-2*[.P86])) ; 120*(([.G86]-[.P86])/([.F86]+[.G86]-2*[.P86]) )))" office:value-type="float" office:value="120">
            <text:p>120</text:p>
          </table:table-cell>
          <table:table-cell table:style-name="ce152" table:formula="of:=1-([.P86]/[.Q86])" office:value-type="percentage" office:value="0.75609756097561">
            <text:p>76%</text:p>
          </table:table-cell>
          <table:table-cell table:style-name="ce152" table:formula="of:=([.P86]+[.Q86])/2/255" office:value-type="percentage" office:value="0.5">
            <text:p>50%</text:p>
          </table:table-cell>
          <table:table-cell/>
          <table:table-cell table:formula="of:=MIN([.F86:.H86])" office:value-type="float" office:value="50">
            <text:p>50</text:p>
          </table:table-cell>
          <table:table-cell table:formula="of:=MAX([.F86:.H86])" office:value-type="float" office:value="205">
            <text:p>205</text:p>
          </table:table-cell>
        </table:table-row>
        <table:table-row table:style-name="ro3">
          <table:table-cell table:number-columns-repeated="2" table:style-name="ce80" office:value-type="string">
            <text:p><text:s text:c="2"/></text:p>
          </table:table-cell>
          <table:table-cell table:number-columns-repeated="2" table:style-name="ce27" office:value-type="string">
            <text:p>linen </text:p>
          </table:table-cell>
          <table:table-cell table:style-name="ce124" office:value-type="string">
            <text:p>#faf0e6 </text:p>
          </table:table-cell>
          <table:table-cell table:style-name="ce144" office:value-type="float" office:value="250">
            <text:p>250</text:p>
          </table:table-cell>
          <table:table-cell office:value-type="float" office:value="240">
            <text:p>240</text:p>
          </table:table-cell>
          <table:table-cell office:value-type="float" office:value="230">
            <text:p>230</text:p>
          </table:table-cell>
          <table:table-cell table:style-name="ce148" table:formula="of:=[.F87]/255" office:value-type="percentage" office:value="0.980392156862745">
            <text:p>98%</text:p>
          </table:table-cell>
          <table:table-cell table:style-name="ce148" table:formula="of:=[.G87]/255" office:value-type="percentage" office:value="0.941176470588235">
            <text:p>94%</text:p>
          </table:table-cell>
          <table:table-cell table:style-name="ce148" table:formula="of:=[.H87]/255" office:value-type="percentage" office:value="0.901960784313726">
            <text:p>90%</text:p>
          </table:table-cell>
          <table:table-cell table:style-name="ce151" table:formula="of:=IF([.P87]=[.F87];(120+120*([.H87]-[.P87])/([.G87]+[.H87]-2*[.P87])); IF([.G87]=[.P87]; 240+120*(([.F87]-[.P87])/([.F87]+[.H87]-2*[.P87])) ; 120*(([.G87]-[.P87])/([.F87]+[.G87]-2*[.P87]) )))" office:value-type="float" office:value="40">
            <text:p>40</text:p>
          </table:table-cell>
          <table:table-cell table:style-name="ce152" table:formula="of:=1-([.P87]/[.Q87])" office:value-type="percentage" office:value="0.08">
            <text:p>8%</text:p>
          </table:table-cell>
          <table:table-cell table:style-name="ce152" table:formula="of:=([.P87]+[.Q87])/2/255" office:value-type="percentage" office:value="0.941176470588235">
            <text:p>94%</text:p>
          </table:table-cell>
          <table:table-cell/>
          <table:table-cell table:formula="of:=MIN([.F87:.H87])" office:value-type="float" office:value="230">
            <text:p>230</text:p>
          </table:table-cell>
          <table:table-cell table:formula="of:=MAX([.F87:.H87])" office:value-type="float" office:value="250">
            <text:p>250</text:p>
          </table:table-cell>
        </table:table-row>
        <table:table-row table:style-name="ro3">
          <table:table-cell table:number-columns-repeated="2" table:style-name="ce47" office:value-type="string">
            <text:p><text:s text:c="2"/></text:p>
          </table:table-cell>
          <table:table-cell table:number-columns-repeated="2" table:style-name="ce27" office:value-type="string">
            <text:p>magenta </text:p>
          </table:table-cell>
          <table:table-cell table:style-name="ce124" office:value-type="string">
            <text:p>#ff00ff </text:p>
          </table:table-cell>
          <table:table-cell table:style-name="ce144"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style-name="ce148" table:formula="of:=[.F88]/255" office:value-type="percentage" office:value="1">
            <text:p>100%</text:p>
          </table:table-cell>
          <table:table-cell table:style-name="ce148" table:formula="of:=[.G88]/255" office:value-type="percentage" office:value="0">
            <text:p>0%</text:p>
          </table:table-cell>
          <table:table-cell table:style-name="ce148" table:formula="of:=[.H88]/255" office:value-type="percentage" office:value="1">
            <text:p>100%</text:p>
          </table:table-cell>
          <table:table-cell table:style-name="ce151" table:formula="of:=IF([.P88]=[.F88];(120+120*([.H88]-[.P88])/([.G88]+[.H88]-2*[.P88])); IF([.G88]=[.P88]; 240+120*(([.F88]-[.P88])/([.F88]+[.H88]-2*[.P88])) ; 120*(([.G88]-[.P88])/([.F88]+[.G88]-2*[.P88]) )))" office:value-type="float" office:value="300">
            <text:p>300</text:p>
          </table:table-cell>
          <table:table-cell table:style-name="ce152" table:formula="of:=1-([.P88]/[.Q88])" office:value-type="percentage" office:value="1">
            <text:p>100%</text:p>
          </table:table-cell>
          <table:table-cell table:style-name="ce152" table:formula="of:=([.P88]+[.Q88])/2/255" office:value-type="percentage" office:value="0.5">
            <text:p>50%</text:p>
          </table:table-cell>
          <table:table-cell/>
          <table:table-cell table:formula="of:=MIN([.F88:.H88])" office:value-type="float" office:value="0">
            <text:p>0</text:p>
          </table:table-cell>
          <table:table-cell table:formula="of:=MAX([.F88:.H88])" office:value-type="float" office:value="255">
            <text:p>255</text:p>
          </table:table-cell>
        </table:table-row>
        <table:table-row table:style-name="ro3">
          <table:table-cell table:number-columns-repeated="2" table:style-name="ce81" office:value-type="string">
            <text:p><text:s text:c="2"/></text:p>
          </table:table-cell>
          <table:table-cell table:number-columns-repeated="2" table:style-name="ce27" office:value-type="string">
            <text:p>maroon </text:p>
          </table:table-cell>
          <table:table-cell table:style-name="ce124" office:value-type="string">
            <text:p>#800000 </text:p>
          </table:table-cell>
          <table:table-cell table:style-name="ce144" office:value-type="float" office:value="128">
            <text:p>128</text:p>
          </table:table-cell>
          <table:table-cell table:number-columns-repeated="2" office:value-type="float" office:value="0">
            <text:p>0</text:p>
          </table:table-cell>
          <table:table-cell table:style-name="ce148" table:formula="of:=[.F89]/255" office:value-type="percentage" office:value="0.501960784313726">
            <text:p>50%</text:p>
          </table:table-cell>
          <table:table-cell table:style-name="ce148" table:formula="of:=[.G89]/255" office:value-type="percentage" office:value="0">
            <text:p>0%</text:p>
          </table:table-cell>
          <table:table-cell table:style-name="ce148" table:formula="of:=[.H89]/255" office:value-type="percentage" office:value="0">
            <text:p>0%</text:p>
          </table:table-cell>
          <table:table-cell table:style-name="ce151" table:formula="of:=IF([.P89]=[.F89];(120+120*([.H89]-[.P89])/([.G89]+[.H89]-2*[.P89])); IF([.G89]=[.P89]; 240+120*(([.F89]-[.P89])/([.F89]+[.H89]-2*[.P89])) ; 120*(([.G89]-[.P89])/([.F89]+[.G89]-2*[.P89]) )))" office:value-type="float" office:value="360">
            <text:p>360</text:p>
          </table:table-cell>
          <table:table-cell table:style-name="ce152" table:formula="of:=1-([.P89]/[.Q89])" office:value-type="percentage" office:value="1">
            <text:p>100%</text:p>
          </table:table-cell>
          <table:table-cell table:style-name="ce152" table:formula="of:=([.P89]+[.Q89])/2/255" office:value-type="percentage" office:value="0.250980392156863">
            <text:p>25%</text:p>
          </table:table-cell>
          <table:table-cell/>
          <table:table-cell table:formula="of:=MIN([.F89:.H89])" office:value-type="float" office:value="0">
            <text:p>0</text:p>
          </table:table-cell>
          <table:table-cell table:formula="of:=MAX([.F89:.H89])" office:value-type="float" office:value="128">
            <text:p>128</text:p>
          </table:table-cell>
        </table:table-row>
        <table:table-row table:style-name="ro3">
          <table:table-cell table:number-columns-repeated="2" table:style-name="ce82" office:value-type="string">
            <text:p><text:s text:c="2"/></text:p>
          </table:table-cell>
          <table:table-cell table:style-name="ce27" office:value-type="string">
            <text:p>mediumaquamarine </text:p>
          </table:table-cell>
          <table:table-cell table:style-name="ce27" office:value-type="string">
            <text:p>mediumAquamarine </text:p>
          </table:table-cell>
          <table:table-cell table:style-name="ce124" office:value-type="string">
            <text:p>#66cdaa </text:p>
          </table:table-cell>
          <table:table-cell table:style-name="ce144" office:value-type="float" office:value="102">
            <text:p>102</text:p>
          </table:table-cell>
          <table:table-cell office:value-type="float" office:value="205">
            <text:p>205</text:p>
          </table:table-cell>
          <table:table-cell office:value-type="float" office:value="170">
            <text:p>170</text:p>
          </table:table-cell>
          <table:table-cell table:style-name="ce148" table:formula="of:=[.F90]/255" office:value-type="percentage" office:value="0.4">
            <text:p>40%</text:p>
          </table:table-cell>
          <table:table-cell table:style-name="ce148" table:formula="of:=[.G90]/255" office:value-type="percentage" office:value="0.803921568627451">
            <text:p>80%</text:p>
          </table:table-cell>
          <table:table-cell table:style-name="ce148" table:formula="of:=[.H90]/255" office:value-type="percentage" office:value="0.666666666666667">
            <text:p>67%</text:p>
          </table:table-cell>
          <table:table-cell table:style-name="ce151" table:formula="of:=IF([.P90]=[.F90];(120+120*([.H90]-[.P90])/([.G90]+[.H90]-2*[.P90])); IF([.G90]=[.P90]; 240+120*(([.F90]-[.P90])/([.F90]+[.H90]-2*[.P90])) ; 120*(([.G90]-[.P90])/([.F90]+[.G90]-2*[.P90]) )))" office:value-type="float" office:value="167.719298245614">
            <text:p>168</text:p>
          </table:table-cell>
          <table:table-cell table:style-name="ce152" table:formula="of:=1-([.P90]/[.Q90])" office:value-type="percentage" office:value="0.502439024390244">
            <text:p>50%</text:p>
          </table:table-cell>
          <table:table-cell table:style-name="ce152" table:formula="of:=([.P90]+[.Q90])/2/255" office:value-type="percentage" office:value="0.601960784313725">
            <text:p>60%</text:p>
          </table:table-cell>
          <table:table-cell/>
          <table:table-cell table:formula="of:=MIN([.F90:.H90])" office:value-type="float" office:value="102">
            <text:p>102</text:p>
          </table:table-cell>
          <table:table-cell table:formula="of:=MAX([.F90:.H90])" office:value-type="float" office:value="205">
            <text:p>205</text:p>
          </table:table-cell>
        </table:table-row>
        <table:table-row table:style-name="ro3">
          <table:table-cell table:number-columns-repeated="2" table:style-name="ce83" office:value-type="string">
            <text:p><text:s text:c="2"/></text:p>
          </table:table-cell>
          <table:table-cell table:style-name="ce27" office:value-type="string">
            <text:p>mediumblue </text:p>
          </table:table-cell>
          <table:table-cell table:style-name="ce27" office:value-type="string">
            <text:p>mediumBlue </text:p>
          </table:table-cell>
          <table:table-cell table:style-name="ce124" office:value-type="string">
            <text:p>#0000cd </text:p>
          </table:table-cell>
          <table:table-cell table:style-name="ce14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5">
            <text:p>205</text:p>
          </table:table-cell>
          <table:table-cell table:style-name="ce148" table:formula="of:=[.F91]/255" office:value-type="percentage" office:value="0">
            <text:p>0%</text:p>
          </table:table-cell>
          <table:table-cell table:style-name="ce148" table:formula="of:=[.G91]/255" office:value-type="percentage" office:value="0">
            <text:p>0%</text:p>
          </table:table-cell>
          <table:table-cell table:style-name="ce148" table:formula="of:=[.H91]/255" office:value-type="percentage" office:value="0.803921568627451">
            <text:p>80%</text:p>
          </table:table-cell>
          <table:table-cell table:style-name="ce151" table:formula="of:=IF([.P91]=[.F91];(120+120*([.H91]-[.P91])/([.G91]+[.H91]-2*[.P91])); IF([.G91]=[.P91]; 240+120*(([.F91]-[.P91])/([.F91]+[.H91]-2*[.P91])) ; 120*(([.G91]-[.P91])/([.F91]+[.G91]-2*[.P91]) )))" office:value-type="float" office:value="240">
            <text:p>240</text:p>
          </table:table-cell>
          <table:table-cell table:style-name="ce152" table:formula="of:=1-([.P91]/[.Q91])" office:value-type="percentage" office:value="1">
            <text:p>100%</text:p>
          </table:table-cell>
          <table:table-cell table:style-name="ce152" table:formula="of:=([.P91]+[.Q91])/2/255" office:value-type="percentage" office:value="0.401960784313726">
            <text:p>40%</text:p>
          </table:table-cell>
          <table:table-cell/>
          <table:table-cell table:formula="of:=MIN([.F91:.H91])" office:value-type="float" office:value="0">
            <text:p>0</text:p>
          </table:table-cell>
          <table:table-cell table:formula="of:=MAX([.F91:.H91])" office:value-type="float" office:value="205">
            <text:p>205</text:p>
          </table:table-cell>
        </table:table-row>
        <table:table-row table:style-name="ro3">
          <table:table-cell table:number-columns-repeated="2" table:style-name="ce84" office:value-type="string">
            <text:p><text:s text:c="2"/></text:p>
          </table:table-cell>
          <table:table-cell table:style-name="ce27" office:value-type="string">
            <text:p>mediumorchid </text:p>
          </table:table-cell>
          <table:table-cell table:style-name="ce27" office:value-type="string">
            <text:p>mediumOrchid </text:p>
          </table:table-cell>
          <table:table-cell table:style-name="ce124" office:value-type="string">
            <text:p>#ba55d3 </text:p>
          </table:table-cell>
          <table:table-cell table:style-name="ce144" office:value-type="float" office:value="186">
            <text:p>186</text:p>
          </table:table-cell>
          <table:table-cell office:value-type="float" office:value="85">
            <text:p>85</text:p>
          </table:table-cell>
          <table:table-cell office:value-type="float" office:value="211">
            <text:p>211</text:p>
          </table:table-cell>
          <table:table-cell table:style-name="ce148" table:formula="of:=[.F92]/255" office:value-type="percentage" office:value="0.729411764705882">
            <text:p>73%</text:p>
          </table:table-cell>
          <table:table-cell table:style-name="ce148" table:formula="of:=[.G92]/255" office:value-type="percentage" office:value="0.333333333333333">
            <text:p>33%</text:p>
          </table:table-cell>
          <table:table-cell table:style-name="ce148" table:formula="of:=[.H92]/255" office:value-type="percentage" office:value="0.827450980392157">
            <text:p>83%</text:p>
          </table:table-cell>
          <table:table-cell table:style-name="ce151" table:formula="of:=IF([.P92]=[.F92];(120+120*([.H92]-[.P92])/([.G92]+[.H92]-2*[.P92])); IF([.G92]=[.P92]; 240+120*(([.F92]-[.P92])/([.F92]+[.H92]-2*[.P92])) ; 120*(([.G92]-[.P92])/([.F92]+[.G92]-2*[.P92]) )))" office:value-type="float" office:value="293.392070484581">
            <text:p>293</text:p>
          </table:table-cell>
          <table:table-cell table:style-name="ce152" table:formula="of:=1-([.P92]/[.Q92])" office:value-type="percentage" office:value="0.597156398104265">
            <text:p>60%</text:p>
          </table:table-cell>
          <table:table-cell table:style-name="ce152" table:formula="of:=([.P92]+[.Q92])/2/255" office:value-type="percentage" office:value="0.580392156862745">
            <text:p>58%</text:p>
          </table:table-cell>
          <table:table-cell/>
          <table:table-cell table:formula="of:=MIN([.F92:.H92])" office:value-type="float" office:value="85">
            <text:p>85</text:p>
          </table:table-cell>
          <table:table-cell table:formula="of:=MAX([.F92:.H92])" office:value-type="float" office:value="211">
            <text:p>211</text:p>
          </table:table-cell>
        </table:table-row>
        <table:table-row table:style-name="ro3">
          <table:table-cell table:number-columns-repeated="2" table:style-name="ce85" office:value-type="string">
            <text:p><text:s text:c="2"/></text:p>
          </table:table-cell>
          <table:table-cell table:style-name="ce27" office:value-type="string">
            <text:p>mediumpurple </text:p>
          </table:table-cell>
          <table:table-cell table:style-name="ce27" office:value-type="string">
            <text:p>mediumPurple </text:p>
          </table:table-cell>
          <table:table-cell table:style-name="ce124" office:value-type="string">
            <text:p>#9370db </text:p>
          </table:table-cell>
          <table:table-cell table:style-name="ce144" office:value-type="float" office:value="147">
            <text:p>147</text:p>
          </table:table-cell>
          <table:table-cell office:value-type="float" office:value="112">
            <text:p>112</text:p>
          </table:table-cell>
          <table:table-cell office:value-type="float" office:value="219">
            <text:p>219</text:p>
          </table:table-cell>
          <table:table-cell table:style-name="ce148" table:formula="of:=[.F93]/255" office:value-type="percentage" office:value="0.576470588235294">
            <text:p>58%</text:p>
          </table:table-cell>
          <table:table-cell table:style-name="ce148" table:formula="of:=[.G93]/255" office:value-type="percentage" office:value="0.43921568627451">
            <text:p>44%</text:p>
          </table:table-cell>
          <table:table-cell table:style-name="ce148" table:formula="of:=[.H93]/255" office:value-type="percentage" office:value="0.858823529411765">
            <text:p>86%</text:p>
          </table:table-cell>
          <table:table-cell table:style-name="ce151" table:formula="of:=IF([.P93]=[.F93];(120+120*([.H93]-[.P93])/([.G93]+[.H93]-2*[.P93])); IF([.G93]=[.P93]; 240+120*(([.F93]-[.P93])/([.F93]+[.H93]-2*[.P93])) ; 120*(([.G93]-[.P93])/([.F93]+[.G93]-2*[.P93]) )))" office:value-type="float" office:value="269.577464788732">
            <text:p>270</text:p>
          </table:table-cell>
          <table:table-cell table:style-name="ce152" table:formula="of:=1-([.P93]/[.Q93])" office:value-type="percentage" office:value="0.488584474885845">
            <text:p>49%</text:p>
          </table:table-cell>
          <table:table-cell table:style-name="ce152" table:formula="of:=([.P93]+[.Q93])/2/255" office:value-type="percentage" office:value="0.649019607843137">
            <text:p>65%</text:p>
          </table:table-cell>
          <table:table-cell/>
          <table:table-cell table:formula="of:=MIN([.F93:.H93])" office:value-type="float" office:value="112">
            <text:p>112</text:p>
          </table:table-cell>
          <table:table-cell table:formula="of:=MAX([.F93:.H93])" office:value-type="float" office:value="219">
            <text:p>219</text:p>
          </table:table-cell>
        </table:table-row>
        <table:table-row table:style-name="ro3">
          <table:table-cell table:number-columns-repeated="2" table:style-name="ce86" office:value-type="string">
            <text:p><text:s text:c="2"/></text:p>
          </table:table-cell>
          <table:table-cell table:style-name="ce27" office:value-type="string">
            <text:p>mediumseagreen </text:p>
          </table:table-cell>
          <table:table-cell table:style-name="ce27" office:value-type="string">
            <text:p>mediumSeaGreen </text:p>
          </table:table-cell>
          <table:table-cell table:style-name="ce124" office:value-type="string">
            <text:p>#3cb371 </text:p>
          </table:table-cell>
          <table:table-cell table:style-name="ce144" office:value-type="float" office:value="60">
            <text:p>60</text:p>
          </table:table-cell>
          <table:table-cell office:value-type="float" office:value="179">
            <text:p>179</text:p>
          </table:table-cell>
          <table:table-cell office:value-type="float" office:value="113">
            <text:p>113</text:p>
          </table:table-cell>
          <table:table-cell table:style-name="ce148" table:formula="of:=[.F94]/255" office:value-type="percentage" office:value="0.235294117647059">
            <text:p>24%</text:p>
          </table:table-cell>
          <table:table-cell table:style-name="ce148" table:formula="of:=[.G94]/255" office:value-type="percentage" office:value="0.701960784313725">
            <text:p>70%</text:p>
          </table:table-cell>
          <table:table-cell table:style-name="ce148" table:formula="of:=[.H94]/255" office:value-type="percentage" office:value="0.443137254901961">
            <text:p>44%</text:p>
          </table:table-cell>
          <table:table-cell table:style-name="ce151" table:formula="of:=IF([.P94]=[.F94];(120+120*([.H94]-[.P94])/([.G94]+[.H94]-2*[.P94])); IF([.G94]=[.P94]; 240+120*(([.F94]-[.P94])/([.F94]+[.H94]-2*[.P94])) ; 120*(([.G94]-[.P94])/([.F94]+[.G94]-2*[.P94]) )))" office:value-type="float" office:value="156.976744186047">
            <text:p>157</text:p>
          </table:table-cell>
          <table:table-cell table:style-name="ce152" table:formula="of:=1-([.P94]/[.Q94])" office:value-type="percentage" office:value="0.664804469273743">
            <text:p>66%</text:p>
          </table:table-cell>
          <table:table-cell table:style-name="ce152" table:formula="of:=([.P94]+[.Q94])/2/255" office:value-type="percentage" office:value="0.468627450980392">
            <text:p>47%</text:p>
          </table:table-cell>
          <table:table-cell/>
          <table:table-cell table:formula="of:=MIN([.F94:.H94])" office:value-type="float" office:value="60">
            <text:p>60</text:p>
          </table:table-cell>
          <table:table-cell table:formula="of:=MAX([.F94:.H94])" office:value-type="float" office:value="179">
            <text:p>179</text:p>
          </table:table-cell>
        </table:table-row>
        <table:table-row table:style-name="ro3">
          <table:table-cell table:number-columns-repeated="2" table:style-name="ce87" office:value-type="string">
            <text:p><text:s text:c="2"/></text:p>
          </table:table-cell>
          <table:table-cell table:style-name="ce27" office:value-type="string">
            <text:p>mediumslateblue </text:p>
          </table:table-cell>
          <table:table-cell table:style-name="ce27" office:value-type="string">
            <text:p>mediumSlateBlue </text:p>
          </table:table-cell>
          <table:table-cell table:style-name="ce124" office:value-type="string">
            <text:p>#7b68ee </text:p>
          </table:table-cell>
          <table:table-cell table:style-name="ce144" office:value-type="float" office:value="123">
            <text:p>123</text:p>
          </table:table-cell>
          <table:table-cell office:value-type="float" office:value="104">
            <text:p>104</text:p>
          </table:table-cell>
          <table:table-cell office:value-type="float" office:value="238">
            <text:p>238</text:p>
          </table:table-cell>
          <table:table-cell table:style-name="ce148" table:formula="of:=[.F95]/255" office:value-type="percentage" office:value="0.482352941176471">
            <text:p>48%</text:p>
          </table:table-cell>
          <table:table-cell table:style-name="ce148" table:formula="of:=[.G95]/255" office:value-type="percentage" office:value="0.407843137254902">
            <text:p>41%</text:p>
          </table:table-cell>
          <table:table-cell table:style-name="ce148" table:formula="of:=[.H95]/255" office:value-type="percentage" office:value="0.933333333333333">
            <text:p>93%</text:p>
          </table:table-cell>
          <table:table-cell table:style-name="ce151" table:formula="of:=IF([.P95]=[.F95];(120+120*([.H95]-[.P95])/([.G95]+[.H95]-2*[.P95])); IF([.G95]=[.P95]; 240+120*(([.F95]-[.P95])/([.F95]+[.H95]-2*[.P95])) ; 120*(([.G95]-[.P95])/([.F95]+[.G95]-2*[.P95]) )))" office:value-type="float" office:value="254.901960784314">
            <text:p>255</text:p>
          </table:table-cell>
          <table:table-cell table:style-name="ce152" table:formula="of:=1-([.P95]/[.Q95])" office:value-type="percentage" office:value="0.563025210084034">
            <text:p>56%</text:p>
          </table:table-cell>
          <table:table-cell table:style-name="ce152" table:formula="of:=([.P95]+[.Q95])/2/255" office:value-type="percentage" office:value="0.670588235294118">
            <text:p>67%</text:p>
          </table:table-cell>
          <table:table-cell/>
          <table:table-cell table:formula="of:=MIN([.F95:.H95])" office:value-type="float" office:value="104">
            <text:p>104</text:p>
          </table:table-cell>
          <table:table-cell table:formula="of:=MAX([.F95:.H95])" office:value-type="float" office:value="238">
            <text:p>238</text:p>
          </table:table-cell>
        </table:table-row>
        <table:table-row table:style-name="ro3">
          <table:table-cell table:number-columns-repeated="2" table:style-name="ce88" office:value-type="string">
            <text:p><text:s text:c="2"/></text:p>
          </table:table-cell>
          <table:table-cell table:style-name="ce27" office:value-type="string">
            <text:p>mediumspringgreen </text:p>
          </table:table-cell>
          <table:table-cell table:style-name="ce27" office:value-type="string">
            <text:p>mediumSpringGreen </text:p>
          </table:table-cell>
          <table:table-cell table:style-name="ce124" office:value-type="string">
            <text:p>#00fa9a </text:p>
          </table:table-cell>
          <table:table-cell table:style-name="ce144"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154">
            <text:p>154</text:p>
          </table:table-cell>
          <table:table-cell table:style-name="ce148" table:formula="of:=[.F96]/255" office:value-type="percentage" office:value="0">
            <text:p>0%</text:p>
          </table:table-cell>
          <table:table-cell table:style-name="ce148" table:formula="of:=[.G96]/255" office:value-type="percentage" office:value="0.980392156862745">
            <text:p>98%</text:p>
          </table:table-cell>
          <table:table-cell table:style-name="ce148" table:formula="of:=[.H96]/255" office:value-type="percentage" office:value="0.603921568627451">
            <text:p>60%</text:p>
          </table:table-cell>
          <table:table-cell table:style-name="ce151" table:formula="of:=IF([.P96]=[.F96];(120+120*([.H96]-[.P96])/([.G96]+[.H96]-2*[.P96])); IF([.G96]=[.P96]; 240+120*(([.F96]-[.P96])/([.F96]+[.H96]-2*[.P96])) ; 120*(([.G96]-[.P96])/([.F96]+[.G96]-2*[.P96]) )))" office:value-type="float" office:value="165.742574257426">
            <text:p>166</text:p>
          </table:table-cell>
          <table:table-cell table:style-name="ce152" table:formula="of:=1-([.P96]/[.Q96])" office:value-type="percentage" office:value="1">
            <text:p>100%</text:p>
          </table:table-cell>
          <table:table-cell table:style-name="ce152" table:formula="of:=([.P96]+[.Q96])/2/255" office:value-type="percentage" office:value="0.490196078431373">
            <text:p>49%</text:p>
          </table:table-cell>
          <table:table-cell/>
          <table:table-cell table:formula="of:=MIN([.F96:.H96])" office:value-type="float" office:value="0">
            <text:p>0</text:p>
          </table:table-cell>
          <table:table-cell table:formula="of:=MAX([.F96:.H96])" office:value-type="float" office:value="250">
            <text:p>250</text:p>
          </table:table-cell>
        </table:table-row>
        <table:table-row table:style-name="ro3">
          <table:table-cell table:number-columns-repeated="2" table:style-name="ce89" office:value-type="string">
            <text:p><text:s text:c="2"/></text:p>
          </table:table-cell>
          <table:table-cell table:style-name="ce27" office:value-type="string">
            <text:p>mediumturquoise </text:p>
          </table:table-cell>
          <table:table-cell table:style-name="ce27" office:value-type="string">
            <text:p>mediumTurquoise </text:p>
          </table:table-cell>
          <table:table-cell table:style-name="ce124" office:value-type="string">
            <text:p>#48d1cc </text:p>
          </table:table-cell>
          <table:table-cell table:style-name="ce144" office:value-type="float" office:value="72">
            <text:p>72</text:p>
          </table:table-cell>
          <table:table-cell office:value-type="float" office:value="209">
            <text:p>209</text:p>
          </table:table-cell>
          <table:table-cell office:value-type="float" office:value="204">
            <text:p>204</text:p>
          </table:table-cell>
          <table:table-cell table:style-name="ce148" table:formula="of:=[.F97]/255" office:value-type="percentage" office:value="0.282352941176471">
            <text:p>28%</text:p>
          </table:table-cell>
          <table:table-cell table:style-name="ce148" table:formula="of:=[.G97]/255" office:value-type="percentage" office:value="0.819607843137255">
            <text:p>82%</text:p>
          </table:table-cell>
          <table:table-cell table:style-name="ce148" table:formula="of:=[.H97]/255" office:value-type="percentage" office:value="0.8">
            <text:p>80%</text:p>
          </table:table-cell>
          <table:table-cell table:style-name="ce151" table:formula="of:=IF([.P97]=[.F97];(120+120*([.H97]-[.P97])/([.G97]+[.H97]-2*[.P97])); IF([.G97]=[.P97]; 240+120*(([.F97]-[.P97])/([.F97]+[.H97]-2*[.P97])) ; 120*(([.G97]-[.P97])/([.F97]+[.G97]-2*[.P97]) )))" office:value-type="float" office:value="178.884758364312">
            <text:p>179</text:p>
          </table:table-cell>
          <table:table-cell table:style-name="ce152" table:formula="of:=1-([.P97]/[.Q97])" office:value-type="percentage" office:value="0.655502392344498">
            <text:p>66%</text:p>
          </table:table-cell>
          <table:table-cell table:style-name="ce152" table:formula="of:=([.P97]+[.Q97])/2/255" office:value-type="percentage" office:value="0.550980392156863">
            <text:p>55%</text:p>
          </table:table-cell>
          <table:table-cell/>
          <table:table-cell table:formula="of:=MIN([.F97:.H97])" office:value-type="float" office:value="72">
            <text:p>72</text:p>
          </table:table-cell>
          <table:table-cell table:formula="of:=MAX([.F97:.H97])" office:value-type="float" office:value="209">
            <text:p>209</text:p>
          </table:table-cell>
        </table:table-row>
        <table:table-row table:style-name="ro3">
          <table:table-cell table:number-columns-repeated="2" table:style-name="ce90" office:value-type="string">
            <text:p><text:s text:c="2"/></text:p>
          </table:table-cell>
          <table:table-cell table:style-name="ce27" office:value-type="string">
            <text:p>mediumvioletred </text:p>
          </table:table-cell>
          <table:table-cell table:style-name="ce27" office:value-type="string">
            <text:p>mediumVioletRed </text:p>
          </table:table-cell>
          <table:table-cell table:style-name="ce124" office:value-type="string">
            <text:p>#c71585 </text:p>
          </table:table-cell>
          <table:table-cell table:style-name="ce144" office:value-type="float" office:value="199">
            <text:p>199</text:p>
          </table:table-cell>
          <table:table-cell office:value-type="float" office:value="21">
            <text:p>21</text:p>
          </table:table-cell>
          <table:table-cell office:value-type="float" office:value="133">
            <text:p>133</text:p>
          </table:table-cell>
          <table:table-cell table:style-name="ce148" table:formula="of:=[.F98]/255" office:value-type="percentage" office:value="0.780392156862745">
            <text:p>78%</text:p>
          </table:table-cell>
          <table:table-cell table:style-name="ce148" table:formula="of:=[.G98]/255" office:value-type="percentage" office:value="0.0823529411764706">
            <text:p>8%</text:p>
          </table:table-cell>
          <table:table-cell table:style-name="ce148" table:formula="of:=[.H98]/255" office:value-type="percentage" office:value="0.52156862745098">
            <text:p>52%</text:p>
          </table:table-cell>
          <table:table-cell table:style-name="ce151" table:formula="of:=IF([.P98]=[.F98];(120+120*([.H98]-[.P98])/([.G98]+[.H98]-2*[.P98])); IF([.G98]=[.P98]; 240+120*(([.F98]-[.P98])/([.F98]+[.H98]-2*[.P98])) ; 120*(([.G98]-[.P98])/([.F98]+[.G98]-2*[.P98]) )))" office:value-type="float" office:value="313.655172413793">
            <text:p>314</text:p>
          </table:table-cell>
          <table:table-cell table:style-name="ce152" table:formula="of:=1-([.P98]/[.Q98])" office:value-type="percentage" office:value="0.894472361809045">
            <text:p>89%</text:p>
          </table:table-cell>
          <table:table-cell table:style-name="ce152" table:formula="of:=([.P98]+[.Q98])/2/255" office:value-type="percentage" office:value="0.431372549019608">
            <text:p>43%</text:p>
          </table:table-cell>
          <table:table-cell/>
          <table:table-cell table:formula="of:=MIN([.F98:.H98])" office:value-type="float" office:value="21">
            <text:p>21</text:p>
          </table:table-cell>
          <table:table-cell table:formula="of:=MAX([.F98:.H98])" office:value-type="float" office:value="199">
            <text:p>199</text:p>
          </table:table-cell>
        </table:table-row>
        <table:table-row table:style-name="ro3">
          <table:table-cell table:number-columns-repeated="2" table:style-name="ce91" office:value-type="string">
            <text:p><text:s text:c="2"/></text:p>
          </table:table-cell>
          <table:table-cell table:style-name="ce27" office:value-type="string">
            <text:p>midnightblue </text:p>
          </table:table-cell>
          <table:table-cell table:style-name="ce27" office:value-type="string">
            <text:p>midnightBlue </text:p>
          </table:table-cell>
          <table:table-cell table:style-name="ce124" office:value-type="string">
            <text:p>#191970 </text:p>
          </table:table-cell>
          <table:table-cell table:style-name="ce144" office:value-type="float" office:value="25">
            <text:p>25</text:p>
          </table:table-cell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table:style-name="ce148" table:formula="of:=[.F99]/255" office:value-type="percentage" office:value="0.0980392156862745">
            <text:p>10%</text:p>
          </table:table-cell>
          <table:table-cell table:style-name="ce148" table:formula="of:=[.G99]/255" office:value-type="percentage" office:value="0.0980392156862745">
            <text:p>10%</text:p>
          </table:table-cell>
          <table:table-cell table:style-name="ce148" table:formula="of:=[.H99]/255" office:value-type="percentage" office:value="0.43921568627451">
            <text:p>44%</text:p>
          </table:table-cell>
          <table:table-cell table:style-name="ce151" table:formula="of:=IF([.P99]=[.F99];(120+120*([.H99]-[.P99])/([.G99]+[.H99]-2*[.P99])); IF([.G99]=[.P99]; 240+120*(([.F99]-[.P99])/([.F99]+[.H99]-2*[.P99])) ; 120*(([.G99]-[.P99])/([.F99]+[.G99]-2*[.P99]) )))" office:value-type="float" office:value="240">
            <text:p>240</text:p>
          </table:table-cell>
          <table:table-cell table:style-name="ce152" table:formula="of:=1-([.P99]/[.Q99])" office:value-type="percentage" office:value="0.776785714285714">
            <text:p>78%</text:p>
          </table:table-cell>
          <table:table-cell table:style-name="ce152" table:formula="of:=([.P99]+[.Q99])/2/255" office:value-type="percentage" office:value="0.268627450980392">
            <text:p>27%</text:p>
          </table:table-cell>
          <table:table-cell/>
          <table:table-cell table:formula="of:=MIN([.F99:.H99])" office:value-type="float" office:value="25">
            <text:p>25</text:p>
          </table:table-cell>
          <table:table-cell table:formula="of:=MAX([.F99:.H99])" office:value-type="float" office:value="112">
            <text:p>112</text:p>
          </table:table-cell>
        </table:table-row>
        <table:table-row table:style-name="ro3">
          <table:table-cell table:number-columns-repeated="2" table:style-name="ce92" office:value-type="string">
            <text:p><text:s text:c="2"/></text:p>
          </table:table-cell>
          <table:table-cell table:style-name="ce27" office:value-type="string">
            <text:p>mintcream </text:p>
          </table:table-cell>
          <table:table-cell table:style-name="ce27" office:value-type="string">
            <text:p>mintCream </text:p>
          </table:table-cell>
          <table:table-cell table:style-name="ce124" office:value-type="string">
            <text:p>#f5fffa </text:p>
          </table:table-cell>
          <table:table-cell table:style-name="ce144" office:value-type="float" office:value="245">
            <text:p>245</text:p>
          </table:table-cell>
          <table:table-cell office:value-type="float" office:value="255">
            <text:p>255</text:p>
          </table:table-cell>
          <table:table-cell office:value-type="float" office:value="250">
            <text:p>250</text:p>
          </table:table-cell>
          <table:table-cell table:style-name="ce148" table:formula="of:=[.F100]/255" office:value-type="percentage" office:value="0.96078431372549">
            <text:p>96%</text:p>
          </table:table-cell>
          <table:table-cell table:style-name="ce148" table:formula="of:=[.G100]/255" office:value-type="percentage" office:value="1">
            <text:p>100%</text:p>
          </table:table-cell>
          <table:table-cell table:style-name="ce148" table:formula="of:=[.H100]/255" office:value-type="percentage" office:value="0.980392156862745">
            <text:p>98%</text:p>
          </table:table-cell>
          <table:table-cell table:style-name="ce151" table:formula="of:=IF([.P100]=[.F100];(120+120*([.H100]-[.P100])/([.G100]+[.H100]-2*[.P100])); IF([.G100]=[.P100]; 240+120*(([.F100]-[.P100])/([.F100]+[.H100]-2*[.P100])) ; 120*(([.G100]-[.P100])/([.F100]+[.G100]-2*[.P100]) )))" office:value-type="float" office:value="160">
            <text:p>160</text:p>
          </table:table-cell>
          <table:table-cell table:style-name="ce152" table:formula="of:=1-([.P100]/[.Q100])" office:value-type="percentage" office:value="0.0392156862745098">
            <text:p>4%</text:p>
          </table:table-cell>
          <table:table-cell table:style-name="ce152" table:formula="of:=([.P100]+[.Q100])/2/255" office:value-type="percentage" office:value="0.980392156862745">
            <text:p>98%</text:p>
          </table:table-cell>
          <table:table-cell/>
          <table:table-cell table:formula="of:=MIN([.F100:.H100])" office:value-type="float" office:value="245">
            <text:p>245</text:p>
          </table:table-cell>
          <table:table-cell table:formula="of:=MAX([.F100:.H100])" office:value-type="float" office:value="255">
            <text:p>255</text:p>
          </table:table-cell>
        </table:table-row>
        <table:table-row table:style-name="ro3">
          <table:table-cell table:number-columns-repeated="2" table:style-name="ce93" office:value-type="string">
            <text:p><text:s text:c="2"/></text:p>
          </table:table-cell>
          <table:table-cell table:style-name="ce27" office:value-type="string">
            <text:p>mistyrose </text:p>
          </table:table-cell>
          <table:table-cell table:style-name="ce27" office:value-type="string">
            <text:p>mistyRose </text:p>
          </table:table-cell>
          <table:table-cell table:style-name="ce124" office:value-type="string">
            <text:p>#ffe4e1 </text:p>
          </table:table-cell>
          <table:table-cell table:style-name="ce144" office:value-type="float" office:value="255">
            <text:p>255</text:p>
          </table:table-cell>
          <table:table-cell office:value-type="float" office:value="228">
            <text:p>228</text:p>
          </table:table-cell>
          <table:table-cell office:value-type="float" office:value="225">
            <text:p>225</text:p>
          </table:table-cell>
          <table:table-cell table:style-name="ce148" table:formula="of:=[.F101]/255" office:value-type="percentage" office:value="1">
            <text:p>100%</text:p>
          </table:table-cell>
          <table:table-cell table:style-name="ce148" table:formula="of:=[.G101]/255" office:value-type="percentage" office:value="0.894117647058824">
            <text:p>89%</text:p>
          </table:table-cell>
          <table:table-cell table:style-name="ce148" table:formula="of:=[.H101]/255" office:value-type="percentage" office:value="0.882352941176471">
            <text:p>88%</text:p>
          </table:table-cell>
          <table:table-cell table:style-name="ce151" table:formula="of:=IF([.P101]=[.F101];(120+120*([.H101]-[.P101])/([.G101]+[.H101]-2*[.P101])); IF([.G101]=[.P101]; 240+120*(([.F101]-[.P101])/([.F101]+[.H101]-2*[.P101])) ; 120*(([.G101]-[.P101])/([.F101]+[.G101]-2*[.P101]) )))" office:value-type="float" office:value="10.9090909090909">
            <text:p>11</text:p>
          </table:table-cell>
          <table:table-cell table:style-name="ce152" table:formula="of:=1-([.P101]/[.Q101])" office:value-type="percentage" office:value="0.117647058823529">
            <text:p>12%</text:p>
          </table:table-cell>
          <table:table-cell table:style-name="ce152" table:formula="of:=([.P101]+[.Q101])/2/255" office:value-type="percentage" office:value="0.941176470588235">
            <text:p>94%</text:p>
          </table:table-cell>
          <table:table-cell/>
          <table:table-cell table:formula="of:=MIN([.F101:.H101])" office:value-type="float" office:value="225">
            <text:p>225</text:p>
          </table:table-cell>
          <table:table-cell table:formula="of:=MAX([.F101:.H101])" office:value-type="float" office:value="255">
            <text:p>255</text:p>
          </table:table-cell>
        </table:table-row>
        <table:table-row table:style-name="ro3">
          <table:table-cell table:number-columns-repeated="2" table:style-name="ce94" office:value-type="string">
            <text:p><text:s text:c="2"/></text:p>
          </table:table-cell>
          <table:table-cell table:number-columns-repeated="2" table:style-name="ce27" office:value-type="string">
            <text:p>moccasin </text:p>
          </table:table-cell>
          <table:table-cell table:style-name="ce124" office:value-type="string">
            <text:p>#ffe4b5 </text:p>
          </table:table-cell>
          <table:table-cell table:style-name="ce144" office:value-type="float" office:value="255">
            <text:p>255</text:p>
          </table:table-cell>
          <table:table-cell office:value-type="float" office:value="228">
            <text:p>228</text:p>
          </table:table-cell>
          <table:table-cell office:value-type="float" office:value="181">
            <text:p>181</text:p>
          </table:table-cell>
          <table:table-cell table:style-name="ce148" table:formula="of:=[.F102]/255" office:value-type="percentage" office:value="1">
            <text:p>100%</text:p>
          </table:table-cell>
          <table:table-cell table:style-name="ce148" table:formula="of:=[.G102]/255" office:value-type="percentage" office:value="0.894117647058824">
            <text:p>89%</text:p>
          </table:table-cell>
          <table:table-cell table:style-name="ce148" table:formula="of:=[.H102]/255" office:value-type="percentage" office:value="0.709803921568627">
            <text:p>71%</text:p>
          </table:table-cell>
          <table:table-cell table:style-name="ce151" table:formula="of:=IF([.P102]=[.F102];(120+120*([.H102]-[.P102])/([.G102]+[.H102]-2*[.P102])); IF([.G102]=[.P102]; 240+120*(([.F102]-[.P102])/([.F102]+[.H102]-2*[.P102])) ; 120*(([.G102]-[.P102])/([.F102]+[.G102]-2*[.P102]) )))" office:value-type="float" office:value="46.6115702479339">
            <text:p>47</text:p>
          </table:table-cell>
          <table:table-cell table:style-name="ce152" table:formula="of:=1-([.P102]/[.Q102])" office:value-type="percentage" office:value="0.290196078431372">
            <text:p>29%</text:p>
          </table:table-cell>
          <table:table-cell table:style-name="ce152" table:formula="of:=([.P102]+[.Q102])/2/255" office:value-type="percentage" office:value="0.854901960784314">
            <text:p>85%</text:p>
          </table:table-cell>
          <table:table-cell/>
          <table:table-cell table:formula="of:=MIN([.F102:.H102])" office:value-type="float" office:value="181">
            <text:p>181</text:p>
          </table:table-cell>
          <table:table-cell table:formula="of:=MAX([.F102:.H102])" office:value-type="float" office:value="255">
            <text:p>255</text:p>
          </table:table-cell>
        </table:table-row>
        <table:table-row table:style-name="ro3">
          <table:table-cell table:number-columns-repeated="2" table:style-name="ce95" office:value-type="string">
            <text:p><text:s text:c="2"/></text:p>
          </table:table-cell>
          <table:table-cell table:style-name="ce27" office:value-type="string">
            <text:p>navajowhite </text:p>
          </table:table-cell>
          <table:table-cell table:style-name="ce27" office:value-type="string">
            <text:p>navajoWhite </text:p>
          </table:table-cell>
          <table:table-cell table:style-name="ce124" office:value-type="string">
            <text:p>#ffdead </text:p>
          </table:table-cell>
          <table:table-cell table:style-name="ce144" office:value-type="float" office:value="255">
            <text:p>255</text:p>
          </table:table-cell>
          <table:table-cell office:value-type="float" office:value="222">
            <text:p>222</text:p>
          </table:table-cell>
          <table:table-cell office:value-type="float" office:value="173">
            <text:p>173</text:p>
          </table:table-cell>
          <table:table-cell table:style-name="ce148" table:formula="of:=[.F103]/255" office:value-type="percentage" office:value="1">
            <text:p>100%</text:p>
          </table:table-cell>
          <table:table-cell table:style-name="ce148" table:formula="of:=[.G103]/255" office:value-type="percentage" office:value="0.870588235294118">
            <text:p>87%</text:p>
          </table:table-cell>
          <table:table-cell table:style-name="ce148" table:formula="of:=[.H103]/255" office:value-type="percentage" office:value="0.67843137254902">
            <text:p>68%</text:p>
          </table:table-cell>
          <table:table-cell table:style-name="ce151" table:formula="of:=IF([.P103]=[.F103];(120+120*([.H103]-[.P103])/([.G103]+[.H103]-2*[.P103])); IF([.G103]=[.P103]; 240+120*(([.F103]-[.P103])/([.F103]+[.H103]-2*[.P103])) ; 120*(([.G103]-[.P103])/([.F103]+[.G103]-2*[.P103]) )))" office:value-type="float" office:value="44.8854961832061">
            <text:p>45</text:p>
          </table:table-cell>
          <table:table-cell table:style-name="ce152" table:formula="of:=1-([.P103]/[.Q103])" office:value-type="percentage" office:value="0.32156862745098">
            <text:p>32%</text:p>
          </table:table-cell>
          <table:table-cell table:style-name="ce152" table:formula="of:=([.P103]+[.Q103])/2/255" office:value-type="percentage" office:value="0.83921568627451">
            <text:p>84%</text:p>
          </table:table-cell>
          <table:table-cell/>
          <table:table-cell table:formula="of:=MIN([.F103:.H103])" office:value-type="float" office:value="173">
            <text:p>173</text:p>
          </table:table-cell>
          <table:table-cell table:formula="of:=MAX([.F103:.H103])" office:value-type="float" office:value="255">
            <text:p>255</text:p>
          </table:table-cell>
        </table:table-row>
        <table:table-row table:style-name="ro3">
          <table:table-cell table:number-columns-repeated="2" table:style-name="ce96" office:value-type="string">
            <text:p><text:s text:c="2"/></text:p>
          </table:table-cell>
          <table:table-cell table:number-columns-repeated="2" table:style-name="ce27" office:value-type="string">
            <text:p>navy </text:p>
          </table:table-cell>
          <table:table-cell table:style-name="ce124" office:value-type="string">
            <text:p>#000080 </text:p>
          </table:table-cell>
          <table:table-cell table:style-name="ce14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148" table:formula="of:=[.F104]/255" office:value-type="percentage" office:value="0">
            <text:p>0%</text:p>
          </table:table-cell>
          <table:table-cell table:style-name="ce148" table:formula="of:=[.G104]/255" office:value-type="percentage" office:value="0">
            <text:p>0%</text:p>
          </table:table-cell>
          <table:table-cell table:style-name="ce148" table:formula="of:=[.H104]/255" office:value-type="percentage" office:value="0.501960784313726">
            <text:p>50%</text:p>
          </table:table-cell>
          <table:table-cell table:style-name="ce151" table:formula="of:=IF([.P104]=[.F104];(120+120*([.H104]-[.P104])/([.G104]+[.H104]-2*[.P104])); IF([.G104]=[.P104]; 240+120*(([.F104]-[.P104])/([.F104]+[.H104]-2*[.P104])) ; 120*(([.G104]-[.P104])/([.F104]+[.G104]-2*[.P104]) )))" office:value-type="float" office:value="240">
            <text:p>240</text:p>
          </table:table-cell>
          <table:table-cell table:style-name="ce152" table:formula="of:=1-([.P104]/[.Q104])" office:value-type="percentage" office:value="1">
            <text:p>100%</text:p>
          </table:table-cell>
          <table:table-cell table:style-name="ce152" table:formula="of:=([.P104]+[.Q104])/2/255" office:value-type="percentage" office:value="0.250980392156863">
            <text:p>25%</text:p>
          </table:table-cell>
          <table:table-cell/>
          <table:table-cell table:formula="of:=MIN([.F104:.H104])" office:value-type="float" office:value="0">
            <text:p>0</text:p>
          </table:table-cell>
          <table:table-cell table:formula="of:=MAX([.F104:.H104])" office:value-type="float" office:value="128">
            <text:p>128</text:p>
          </table:table-cell>
        </table:table-row>
        <table:table-row table:style-name="ro3">
          <table:table-cell table:number-columns-repeated="2" table:style-name="ce97" office:value-type="string">
            <text:p><text:s text:c="2"/></text:p>
          </table:table-cell>
          <table:table-cell table:style-name="ce27" office:value-type="string">
            <text:p>oldlace </text:p>
          </table:table-cell>
          <table:table-cell table:style-name="ce27" office:value-type="string">
            <text:p>oldLace </text:p>
          </table:table-cell>
          <table:table-cell table:style-name="ce124" office:value-type="string">
            <text:p>#fdf5e6 </text:p>
          </table:table-cell>
          <table:table-cell table:style-name="ce144" office:value-type="float" office:value="253">
            <text:p>253</text:p>
          </table:table-cell>
          <table:table-cell office:value-type="float" office:value="245">
            <text:p>245</text:p>
          </table:table-cell>
          <table:table-cell office:value-type="float" office:value="230">
            <text:p>230</text:p>
          </table:table-cell>
          <table:table-cell table:style-name="ce148" table:formula="of:=[.F105]/255" office:value-type="percentage" office:value="0.992156862745098">
            <text:p>99%</text:p>
          </table:table-cell>
          <table:table-cell table:style-name="ce148" table:formula="of:=[.G105]/255" office:value-type="percentage" office:value="0.96078431372549">
            <text:p>96%</text:p>
          </table:table-cell>
          <table:table-cell table:style-name="ce148" table:formula="of:=[.H105]/255" office:value-type="percentage" office:value="0.901960784313726">
            <text:p>90%</text:p>
          </table:table-cell>
          <table:table-cell table:style-name="ce151" table:formula="of:=IF([.P105]=[.F105];(120+120*([.H105]-[.P105])/([.G105]+[.H105]-2*[.P105])); IF([.G105]=[.P105]; 240+120*(([.F105]-[.P105])/([.F105]+[.H105]-2*[.P105])) ; 120*(([.G105]-[.P105])/([.F105]+[.G105]-2*[.P105]) )))" office:value-type="float" office:value="47.3684210526316">
            <text:p>47</text:p>
          </table:table-cell>
          <table:table-cell table:style-name="ce152" table:formula="of:=1-([.P105]/[.Q105])" office:value-type="percentage" office:value="0.0909090909090909">
            <text:p>9%</text:p>
          </table:table-cell>
          <table:table-cell table:style-name="ce152" table:formula="of:=([.P105]+[.Q105])/2/255" office:value-type="percentage" office:value="0.947058823529412">
            <text:p>95%</text:p>
          </table:table-cell>
          <table:table-cell/>
          <table:table-cell table:formula="of:=MIN([.F105:.H105])" office:value-type="float" office:value="230">
            <text:p>230</text:p>
          </table:table-cell>
          <table:table-cell table:formula="of:=MAX([.F105:.H105])" office:value-type="float" office:value="253">
            <text:p>253</text:p>
          </table:table-cell>
        </table:table-row>
        <table:table-row table:style-name="ro3">
          <table:table-cell table:number-columns-repeated="2" table:style-name="ce98" office:value-type="string">
            <text:p><text:s text:c="2"/></text:p>
          </table:table-cell>
          <table:table-cell table:number-columns-repeated="2" table:style-name="ce27" office:value-type="string">
            <text:p>olive </text:p>
          </table:table-cell>
          <table:table-cell table:style-name="ce124" office:value-type="string">
            <text:p>#808000 </text:p>
          </table:table-cell>
          <table:table-cell table:style-name="ce144"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table:style-name="ce148" table:formula="of:=[.F106]/255" office:value-type="percentage" office:value="0.501960784313726">
            <text:p>50%</text:p>
          </table:table-cell>
          <table:table-cell table:style-name="ce148" table:formula="of:=[.G106]/255" office:value-type="percentage" office:value="0.501960784313726">
            <text:p>50%</text:p>
          </table:table-cell>
          <table:table-cell table:style-name="ce148" table:formula="of:=[.H106]/255" office:value-type="percentage" office:value="0">
            <text:p>0%</text:p>
          </table:table-cell>
          <table:table-cell table:style-name="ce151" table:formula="of:=IF([.P106]=[.F106];(120+120*([.H106]-[.P106])/([.G106]+[.H106]-2*[.P106])); IF([.G106]=[.P106]; 240+120*(([.F106]-[.P106])/([.F106]+[.H106]-2*[.P106])) ; 120*(([.G106]-[.P106])/([.F106]+[.G106]-2*[.P106]) )))" office:value-type="float" office:value="60">
            <text:p>60</text:p>
          </table:table-cell>
          <table:table-cell table:style-name="ce152" table:formula="of:=1-([.P106]/[.Q106])" office:value-type="percentage" office:value="1">
            <text:p>100%</text:p>
          </table:table-cell>
          <table:table-cell table:style-name="ce152" table:formula="of:=([.P106]+[.Q106])/2/255" office:value-type="percentage" office:value="0.250980392156863">
            <text:p>25%</text:p>
          </table:table-cell>
          <table:table-cell/>
          <table:table-cell table:formula="of:=MIN([.F106:.H106])" office:value-type="float" office:value="0">
            <text:p>0</text:p>
          </table:table-cell>
          <table:table-cell table:formula="of:=MAX([.F106:.H106])" office:value-type="float" office:value="128">
            <text:p>128</text:p>
          </table:table-cell>
        </table:table-row>
        <table:table-row table:style-name="ro3">
          <table:table-cell table:number-columns-repeated="2" table:style-name="ce99" office:value-type="string">
            <text:p><text:s text:c="2"/></text:p>
          </table:table-cell>
          <table:table-cell table:style-name="ce27" office:value-type="string">
            <text:p>olivedrab </text:p>
          </table:table-cell>
          <table:table-cell table:style-name="ce27" office:value-type="string">
            <text:p>oliveDrab </text:p>
          </table:table-cell>
          <table:table-cell table:style-name="ce124" office:value-type="string">
            <text:p>#6b8e23 </text:p>
          </table:table-cell>
          <table:table-cell table:style-name="ce144" office:value-type="float" office:value="107">
            <text:p>107</text:p>
          </table:table-cell>
          <table:table-cell office:value-type="float" office:value="142">
            <text:p>142</text:p>
          </table:table-cell>
          <table:table-cell office:value-type="float" office:value="35">
            <text:p>35</text:p>
          </table:table-cell>
          <table:table-cell table:style-name="ce148" table:formula="of:=[.F107]/255" office:value-type="percentage" office:value="0.419607843137255">
            <text:p>42%</text:p>
          </table:table-cell>
          <table:table-cell table:style-name="ce148" table:formula="of:=[.G107]/255" office:value-type="percentage" office:value="0.556862745098039">
            <text:p>56%</text:p>
          </table:table-cell>
          <table:table-cell table:style-name="ce148" table:formula="of:=[.H107]/255" office:value-type="percentage" office:value="0.137254901960784">
            <text:p>14%</text:p>
          </table:table-cell>
          <table:table-cell table:style-name="ce151" table:formula="of:=IF([.P107]=[.F107];(120+120*([.H107]-[.P107])/([.G107]+[.H107]-2*[.P107])); IF([.G107]=[.P107]; 240+120*(([.F107]-[.P107])/([.F107]+[.H107]-2*[.P107])) ; 120*(([.G107]-[.P107])/([.F107]+[.G107]-2*[.P107]) )))" office:value-type="float" office:value="71.731843575419">
            <text:p>72</text:p>
          </table:table-cell>
          <table:table-cell table:style-name="ce152" table:formula="of:=1-([.P107]/[.Q107])" office:value-type="percentage" office:value="0.753521126760563">
            <text:p>75%</text:p>
          </table:table-cell>
          <table:table-cell table:style-name="ce152" table:formula="of:=([.P107]+[.Q107])/2/255" office:value-type="percentage" office:value="0.347058823529412">
            <text:p>35%</text:p>
          </table:table-cell>
          <table:table-cell/>
          <table:table-cell table:formula="of:=MIN([.F107:.H107])" office:value-type="float" office:value="35">
            <text:p>35</text:p>
          </table:table-cell>
          <table:table-cell table:formula="of:=MAX([.F107:.H107])" office:value-type="float" office:value="142">
            <text:p>142</text:p>
          </table:table-cell>
        </table:table-row>
        <table:table-row table:style-name="ro3">
          <table:table-cell table:number-columns-repeated="2" table:style-name="ce100" office:value-type="string">
            <text:p><text:s text:c="2"/></text:p>
          </table:table-cell>
          <table:table-cell table:number-columns-repeated="2" table:style-name="ce27" office:value-type="string">
            <text:p>orange </text:p>
          </table:table-cell>
          <table:table-cell table:style-name="ce124" office:value-type="string">
            <text:p>#ffa500 </text:p>
          </table:table-cell>
          <table:table-cell table:style-name="ce144" office:value-type="float" office:value="255">
            <text:p>255</text:p>
          </table:table-cell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table:style-name="ce148" table:formula="of:=[.F108]/255" office:value-type="percentage" office:value="1">
            <text:p>100%</text:p>
          </table:table-cell>
          <table:table-cell table:style-name="ce148" table:formula="of:=[.G108]/255" office:value-type="percentage" office:value="0.647058823529412">
            <text:p>65%</text:p>
          </table:table-cell>
          <table:table-cell table:style-name="ce148" table:formula="of:=[.H108]/255" office:value-type="percentage" office:value="0">
            <text:p>0%</text:p>
          </table:table-cell>
          <table:table-cell table:style-name="ce151" table:formula="of:=IF([.P108]=[.F108];(120+120*([.H108]-[.P108])/([.G108]+[.H108]-2*[.P108])); IF([.G108]=[.P108]; 240+120*(([.F108]-[.P108])/([.F108]+[.H108]-2*[.P108])) ; 120*(([.G108]-[.P108])/([.F108]+[.G108]-2*[.P108]) )))" office:value-type="float" office:value="47.1428571428571">
            <text:p>47</text:p>
          </table:table-cell>
          <table:table-cell table:style-name="ce152" table:formula="of:=1-([.P108]/[.Q108])" office:value-type="percentage" office:value="1">
            <text:p>100%</text:p>
          </table:table-cell>
          <table:table-cell table:style-name="ce152" table:formula="of:=([.P108]+[.Q108])/2/255" office:value-type="percentage" office:value="0.5">
            <text:p>50%</text:p>
          </table:table-cell>
          <table:table-cell/>
          <table:table-cell table:formula="of:=MIN([.F108:.H108])" office:value-type="float" office:value="0">
            <text:p>0</text:p>
          </table:table-cell>
          <table:table-cell table:formula="of:=MAX([.F108:.H108])" office:value-type="float" office:value="255">
            <text:p>255</text:p>
          </table:table-cell>
        </table:table-row>
        <table:table-row table:style-name="ro3">
          <table:table-cell table:number-columns-repeated="2" table:style-name="ce101" office:value-type="string">
            <text:p><text:s text:c="2"/></text:p>
          </table:table-cell>
          <table:table-cell table:style-name="ce27" office:value-type="string">
            <text:p>orangered </text:p>
          </table:table-cell>
          <table:table-cell table:style-name="ce27" office:value-type="string">
            <text:p>orangeRed </text:p>
          </table:table-cell>
          <table:table-cell table:style-name="ce124" office:value-type="string">
            <text:p>#ff4500 </text:p>
          </table:table-cell>
          <table:table-cell table:style-name="ce144" office:value-type="float" office:value="255">
            <text:p>255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table:style-name="ce148" table:formula="of:=[.F109]/255" office:value-type="percentage" office:value="1">
            <text:p>100%</text:p>
          </table:table-cell>
          <table:table-cell table:style-name="ce148" table:formula="of:=[.G109]/255" office:value-type="percentage" office:value="0.270588235294118">
            <text:p>27%</text:p>
          </table:table-cell>
          <table:table-cell table:style-name="ce148" table:formula="of:=[.H109]/255" office:value-type="percentage" office:value="0">
            <text:p>0%</text:p>
          </table:table-cell>
          <table:table-cell table:style-name="ce151" table:formula="of:=IF([.P109]=[.F109];(120+120*([.H109]-[.P109])/([.G109]+[.H109]-2*[.P109])); IF([.G109]=[.P109]; 240+120*(([.F109]-[.P109])/([.F109]+[.H109]-2*[.P109])) ; 120*(([.G109]-[.P109])/([.F109]+[.G109]-2*[.P109]) )))" office:value-type="float" office:value="25.5555555555556">
            <text:p>26</text:p>
          </table:table-cell>
          <table:table-cell table:style-name="ce152" table:formula="of:=1-([.P109]/[.Q109])" office:value-type="percentage" office:value="1">
            <text:p>100%</text:p>
          </table:table-cell>
          <table:table-cell table:style-name="ce152" table:formula="of:=([.P109]+[.Q109])/2/255" office:value-type="percentage" office:value="0.5">
            <text:p>50%</text:p>
          </table:table-cell>
          <table:table-cell/>
          <table:table-cell table:formula="of:=MIN([.F109:.H109])" office:value-type="float" office:value="0">
            <text:p>0</text:p>
          </table:table-cell>
          <table:table-cell table:formula="of:=MAX([.F109:.H109])" office:value-type="float" office:value="255">
            <text:p>255</text:p>
          </table:table-cell>
        </table:table-row>
        <table:table-row table:style-name="ro3">
          <table:table-cell table:number-columns-repeated="2" table:style-name="ce102" office:value-type="string">
            <text:p><text:s text:c="2"/></text:p>
          </table:table-cell>
          <table:table-cell table:number-columns-repeated="2" table:style-name="ce27" office:value-type="string">
            <text:p>orchid </text:p>
          </table:table-cell>
          <table:table-cell table:style-name="ce124" office:value-type="string">
            <text:p>#da70d6 </text:p>
          </table:table-cell>
          <table:table-cell table:style-name="ce144" office:value-type="float" office:value="218">
            <text:p>218</text:p>
          </table:table-cell>
          <table:table-cell office:value-type="float" office:value="112">
            <text:p>112</text:p>
          </table:table-cell>
          <table:table-cell office:value-type="float" office:value="214">
            <text:p>214</text:p>
          </table:table-cell>
          <table:table-cell table:style-name="ce148" table:formula="of:=[.F110]/255" office:value-type="percentage" office:value="0.854901960784314">
            <text:p>85%</text:p>
          </table:table-cell>
          <table:table-cell table:style-name="ce148" table:formula="of:=[.G110]/255" office:value-type="percentage" office:value="0.43921568627451">
            <text:p>44%</text:p>
          </table:table-cell>
          <table:table-cell table:style-name="ce148" table:formula="of:=[.H110]/255" office:value-type="percentage" office:value="0.83921568627451">
            <text:p>84%</text:p>
          </table:table-cell>
          <table:table-cell table:style-name="ce151" table:formula="of:=IF([.P110]=[.F110];(120+120*([.H110]-[.P110])/([.G110]+[.H110]-2*[.P110])); IF([.G110]=[.P110]; 240+120*(([.F110]-[.P110])/([.F110]+[.H110]-2*[.P110])) ; 120*(([.G110]-[.P110])/([.F110]+[.G110]-2*[.P110]) )))" office:value-type="float" office:value="301.153846153846">
            <text:p>301</text:p>
          </table:table-cell>
          <table:table-cell table:style-name="ce152" table:formula="of:=1-([.P110]/[.Q110])" office:value-type="percentage" office:value="0.486238532110092">
            <text:p>49%</text:p>
          </table:table-cell>
          <table:table-cell table:style-name="ce152" table:formula="of:=([.P110]+[.Q110])/2/255" office:value-type="percentage" office:value="0.647058823529412">
            <text:p>65%</text:p>
          </table:table-cell>
          <table:table-cell/>
          <table:table-cell table:formula="of:=MIN([.F110:.H110])" office:value-type="float" office:value="112">
            <text:p>112</text:p>
          </table:table-cell>
          <table:table-cell table:formula="of:=MAX([.F110:.H110])" office:value-type="float" office:value="218">
            <text:p>218</text:p>
          </table:table-cell>
        </table:table-row>
        <table:table-row table:style-name="ro3">
          <table:table-cell table:number-columns-repeated="2" table:style-name="ce103" office:value-type="string">
            <text:p><text:s text:c="2"/></text:p>
          </table:table-cell>
          <table:table-cell table:style-name="ce27" office:value-type="string">
            <text:p>palegoldenrod </text:p>
          </table:table-cell>
          <table:table-cell table:style-name="ce27" office:value-type="string">
            <text:p>paleGoldenrod </text:p>
          </table:table-cell>
          <table:table-cell table:style-name="ce124" office:value-type="string">
            <text:p>#eee8aa </text:p>
          </table:table-cell>
          <table:table-cell table:style-name="ce144" office:value-type="float" office:value="238">
            <text:p>238</text:p>
          </table:table-cell>
          <table:table-cell office:value-type="float" office:value="232">
            <text:p>232</text:p>
          </table:table-cell>
          <table:table-cell office:value-type="float" office:value="170">
            <text:p>170</text:p>
          </table:table-cell>
          <table:table-cell table:style-name="ce148" table:formula="of:=[.F111]/255" office:value-type="percentage" office:value="0.933333333333333">
            <text:p>93%</text:p>
          </table:table-cell>
          <table:table-cell table:style-name="ce148" table:formula="of:=[.G111]/255" office:value-type="percentage" office:value="0.909803921568627">
            <text:p>91%</text:p>
          </table:table-cell>
          <table:table-cell table:style-name="ce148" table:formula="of:=[.H111]/255" office:value-type="percentage" office:value="0.666666666666667">
            <text:p>67%</text:p>
          </table:table-cell>
          <table:table-cell table:style-name="ce151" table:formula="of:=IF([.P111]=[.F111];(120+120*([.H111]-[.P111])/([.G111]+[.H111]-2*[.P111])); IF([.G111]=[.P111]; 240+120*(([.F111]-[.P111])/([.F111]+[.H111]-2*[.P111])) ; 120*(([.G111]-[.P111])/([.F111]+[.G111]-2*[.P111]) )))" office:value-type="float" office:value="57.2307692307692">
            <text:p>57</text:p>
          </table:table-cell>
          <table:table-cell table:style-name="ce152" table:formula="of:=1-([.P111]/[.Q111])" office:value-type="percentage" office:value="0.285714285714286">
            <text:p>29%</text:p>
          </table:table-cell>
          <table:table-cell table:style-name="ce152" table:formula="of:=([.P111]+[.Q111])/2/255" office:value-type="percentage" office:value="0.8">
            <text:p>80%</text:p>
          </table:table-cell>
          <table:table-cell/>
          <table:table-cell table:formula="of:=MIN([.F111:.H111])" office:value-type="float" office:value="170">
            <text:p>170</text:p>
          </table:table-cell>
          <table:table-cell table:formula="of:=MAX([.F111:.H111])" office:value-type="float" office:value="238">
            <text:p>238</text:p>
          </table:table-cell>
        </table:table-row>
        <table:table-row table:style-name="ro3">
          <table:table-cell table:number-columns-repeated="2" table:style-name="ce104" office:value-type="string">
            <text:p><text:s text:c="2"/></text:p>
          </table:table-cell>
          <table:table-cell table:style-name="ce27" office:value-type="string">
            <text:p>palegreen </text:p>
          </table:table-cell>
          <table:table-cell table:style-name="ce27" office:value-type="string">
            <text:p>paleGreen </text:p>
          </table:table-cell>
          <table:table-cell table:style-name="ce124" office:value-type="string">
            <text:p>#98fb98 </text:p>
          </table:table-cell>
          <table:table-cell table:style-name="ce144" office:value-type="float" office:value="152">
            <text:p>152</text:p>
          </table:table-cell>
          <table:table-cell office:value-type="float" office:value="251">
            <text:p>251</text:p>
          </table:table-cell>
          <table:table-cell office:value-type="float" office:value="152">
            <text:p>152</text:p>
          </table:table-cell>
          <table:table-cell table:style-name="ce148" table:formula="of:=[.F112]/255" office:value-type="percentage" office:value="0.596078431372549">
            <text:p>60%</text:p>
          </table:table-cell>
          <table:table-cell table:style-name="ce148" table:formula="of:=[.G112]/255" office:value-type="percentage" office:value="0.984313725490196">
            <text:p>98%</text:p>
          </table:table-cell>
          <table:table-cell table:style-name="ce148" table:formula="of:=[.H112]/255" office:value-type="percentage" office:value="0.596078431372549">
            <text:p>60%</text:p>
          </table:table-cell>
          <table:table-cell table:style-name="ce151" table:formula="of:=IF([.P112]=[.F112];(120+120*([.H112]-[.P112])/([.G112]+[.H112]-2*[.P112])); IF([.G112]=[.P112]; 240+120*(([.F112]-[.P112])/([.F112]+[.H112]-2*[.P112])) ; 120*(([.G112]-[.P112])/([.F112]+[.G112]-2*[.P112]) )))" office:value-type="float" office:value="120">
            <text:p>120</text:p>
          </table:table-cell>
          <table:table-cell table:style-name="ce152" table:formula="of:=1-([.P112]/[.Q112])" office:value-type="percentage" office:value="0.394422310756972">
            <text:p>39%</text:p>
          </table:table-cell>
          <table:table-cell table:style-name="ce152" table:formula="of:=([.P112]+[.Q112])/2/255" office:value-type="percentage" office:value="0.790196078431373">
            <text:p>79%</text:p>
          </table:table-cell>
          <table:table-cell/>
          <table:table-cell table:formula="of:=MIN([.F112:.H112])" office:value-type="float" office:value="152">
            <text:p>152</text:p>
          </table:table-cell>
          <table:table-cell table:formula="of:=MAX([.F112:.H112])" office:value-type="float" office:value="251">
            <text:p>251</text:p>
          </table:table-cell>
        </table:table-row>
        <table:table-row table:style-name="ro3">
          <table:table-cell table:number-columns-repeated="2" table:style-name="ce105" office:value-type="string">
            <text:p><text:s text:c="2"/></text:p>
          </table:table-cell>
          <table:table-cell table:style-name="ce27" office:value-type="string">
            <text:p>paleturquoise </text:p>
          </table:table-cell>
          <table:table-cell table:style-name="ce27" office:value-type="string">
            <text:p>paleTurquoise </text:p>
          </table:table-cell>
          <table:table-cell table:style-name="ce124" office:value-type="string">
            <text:p>#afeeee </text:p>
          </table:table-cell>
          <table:table-cell table:style-name="ce144" office:value-type="float" office:value="175">
            <text:p>175</text:p>
          </table:table-cell>
          <table:table-cell table:number-columns-repeated="2" office:value-type="float" office:value="238">
            <text:p>238</text:p>
          </table:table-cell>
          <table:table-cell table:style-name="ce148" table:formula="of:=[.F113]/255" office:value-type="percentage" office:value="0.686274509803922">
            <text:p>69%</text:p>
          </table:table-cell>
          <table:table-cell table:style-name="ce148" table:formula="of:=[.G113]/255" office:value-type="percentage" office:value="0.933333333333333">
            <text:p>93%</text:p>
          </table:table-cell>
          <table:table-cell table:style-name="ce148" table:formula="of:=[.H113]/255" office:value-type="percentage" office:value="0.933333333333333">
            <text:p>93%</text:p>
          </table:table-cell>
          <table:table-cell table:style-name="ce151" table:formula="of:=IF([.P113]=[.F113];(120+120*([.H113]-[.P113])/([.G113]+[.H113]-2*[.P113])); IF([.G113]=[.P113]; 240+120*(([.F113]-[.P113])/([.F113]+[.H113]-2*[.P113])) ; 120*(([.G113]-[.P113])/([.F113]+[.G113]-2*[.P113]) )))" office:value-type="float" office:value="180">
            <text:p>180</text:p>
          </table:table-cell>
          <table:table-cell table:style-name="ce152" table:formula="of:=1-([.P113]/[.Q113])" office:value-type="percentage" office:value="0.264705882352941">
            <text:p>26%</text:p>
          </table:table-cell>
          <table:table-cell table:style-name="ce152" table:formula="of:=([.P113]+[.Q113])/2/255" office:value-type="percentage" office:value="0.809803921568627">
            <text:p>81%</text:p>
          </table:table-cell>
          <table:table-cell/>
          <table:table-cell table:formula="of:=MIN([.F113:.H113])" office:value-type="float" office:value="175">
            <text:p>175</text:p>
          </table:table-cell>
          <table:table-cell table:formula="of:=MAX([.F113:.H113])" office:value-type="float" office:value="238">
            <text:p>238</text:p>
          </table:table-cell>
        </table:table-row>
        <table:table-row table:style-name="ro3">
          <table:table-cell table:number-columns-repeated="2" table:style-name="ce106" office:value-type="string">
            <text:p><text:s text:c="2"/></text:p>
          </table:table-cell>
          <table:table-cell table:style-name="ce27" office:value-type="string">
            <text:p>palevioletred </text:p>
          </table:table-cell>
          <table:table-cell table:style-name="ce27" office:value-type="string">
            <text:p>paleVioletRed </text:p>
          </table:table-cell>
          <table:table-cell table:style-name="ce124" office:value-type="string">
            <text:p>#db7093 </text:p>
          </table:table-cell>
          <table:table-cell table:style-name="ce144" office:value-type="float" office:value="219">
            <text:p>219</text:p>
          </table:table-cell>
          <table:table-cell office:value-type="float" office:value="112">
            <text:p>112</text:p>
          </table:table-cell>
          <table:table-cell office:value-type="float" office:value="147">
            <text:p>147</text:p>
          </table:table-cell>
          <table:table-cell table:style-name="ce148" table:formula="of:=[.F114]/255" office:value-type="percentage" office:value="0.858823529411765">
            <text:p>86%</text:p>
          </table:table-cell>
          <table:table-cell table:style-name="ce148" table:formula="of:=[.G114]/255" office:value-type="percentage" office:value="0.43921568627451">
            <text:p>44%</text:p>
          </table:table-cell>
          <table:table-cell table:style-name="ce148" table:formula="of:=[.H114]/255" office:value-type="percentage" office:value="0.576470588235294">
            <text:p>58%</text:p>
          </table:table-cell>
          <table:table-cell table:style-name="ce151" table:formula="of:=IF([.P114]=[.F114];(120+120*([.H114]-[.P114])/([.G114]+[.H114]-2*[.P114])); IF([.G114]=[.P114]; 240+120*(([.F114]-[.P114])/([.F114]+[.H114]-2*[.P114])) ; 120*(([.G114]-[.P114])/([.F114]+[.G114]-2*[.P114]) )))" office:value-type="float" office:value="330.422535211268">
            <text:p>330</text:p>
          </table:table-cell>
          <table:table-cell table:style-name="ce152" table:formula="of:=1-([.P114]/[.Q114])" office:value-type="percentage" office:value="0.488584474885845">
            <text:p>49%</text:p>
          </table:table-cell>
          <table:table-cell table:style-name="ce152" table:formula="of:=([.P114]+[.Q114])/2/255" office:value-type="percentage" office:value="0.649019607843137">
            <text:p>65%</text:p>
          </table:table-cell>
          <table:table-cell/>
          <table:table-cell table:formula="of:=MIN([.F114:.H114])" office:value-type="float" office:value="112">
            <text:p>112</text:p>
          </table:table-cell>
          <table:table-cell table:formula="of:=MAX([.F114:.H114])" office:value-type="float" office:value="219">
            <text:p>219</text:p>
          </table:table-cell>
        </table:table-row>
        <table:table-row table:style-name="ro3">
          <table:table-cell table:number-columns-repeated="2" table:style-name="ce107" office:value-type="string">
            <text:p><text:s text:c="2"/></text:p>
          </table:table-cell>
          <table:table-cell table:style-name="ce27" office:value-type="string">
            <text:p>papayawhip </text:p>
          </table:table-cell>
          <table:table-cell table:style-name="ce27" office:value-type="string">
            <text:p>papayaWhip </text:p>
          </table:table-cell>
          <table:table-cell table:style-name="ce124" office:value-type="string">
            <text:p>#ffefd5 </text:p>
          </table:table-cell>
          <table:table-cell table:style-name="ce144" office:value-type="float" office:value="255">
            <text:p>255</text:p>
          </table:table-cell>
          <table:table-cell office:value-type="float" office:value="239">
            <text:p>239</text:p>
          </table:table-cell>
          <table:table-cell office:value-type="float" office:value="213">
            <text:p>213</text:p>
          </table:table-cell>
          <table:table-cell table:style-name="ce148" table:formula="of:=[.F115]/255" office:value-type="percentage" office:value="1">
            <text:p>100%</text:p>
          </table:table-cell>
          <table:table-cell table:style-name="ce148" table:formula="of:=[.G115]/255" office:value-type="percentage" office:value="0.937254901960784">
            <text:p>94%</text:p>
          </table:table-cell>
          <table:table-cell table:style-name="ce148" table:formula="of:=[.H115]/255" office:value-type="percentage" office:value="0.835294117647059">
            <text:p>84%</text:p>
          </table:table-cell>
          <table:table-cell table:style-name="ce151" table:formula="of:=IF([.P115]=[.F115];(120+120*([.H115]-[.P115])/([.G115]+[.H115]-2*[.P115])); IF([.G115]=[.P115]; 240+120*(([.F115]-[.P115])/([.F115]+[.H115]-2*[.P115])) ; 120*(([.G115]-[.P115])/([.F115]+[.G115]-2*[.P115]) )))" office:value-type="float" office:value="45.8823529411765">
            <text:p>46</text:p>
          </table:table-cell>
          <table:table-cell table:style-name="ce152" table:formula="of:=1-([.P115]/[.Q115])" office:value-type="percentage" office:value="0.164705882352941">
            <text:p>16%</text:p>
          </table:table-cell>
          <table:table-cell table:style-name="ce152" table:formula="of:=([.P115]+[.Q115])/2/255" office:value-type="percentage" office:value="0.917647058823529">
            <text:p>92%</text:p>
          </table:table-cell>
          <table:table-cell/>
          <table:table-cell table:formula="of:=MIN([.F115:.H115])" office:value-type="float" office:value="213">
            <text:p>213</text:p>
          </table:table-cell>
          <table:table-cell table:formula="of:=MAX([.F115:.H115])" office:value-type="float" office:value="255">
            <text:p>255</text:p>
          </table:table-cell>
        </table:table-row>
        <table:table-row table:style-name="ro3">
          <table:table-cell table:number-columns-repeated="2" table:style-name="ce108" office:value-type="string">
            <text:p><text:s text:c="2"/></text:p>
          </table:table-cell>
          <table:table-cell table:style-name="ce27" office:value-type="string">
            <text:p>peachpuff </text:p>
          </table:table-cell>
          <table:table-cell table:style-name="ce27" office:value-type="string">
            <text:p>peachPuff </text:p>
          </table:table-cell>
          <table:table-cell table:style-name="ce124" office:value-type="string">
            <text:p>#ffdab9 </text:p>
          </table:table-cell>
          <table:table-cell table:style-name="ce144" office:value-type="float" office:value="255">
            <text:p>255</text:p>
          </table:table-cell>
          <table:table-cell office:value-type="float" office:value="218">
            <text:p>218</text:p>
          </table:table-cell>
          <table:table-cell office:value-type="float" office:value="185">
            <text:p>185</text:p>
          </table:table-cell>
          <table:table-cell table:style-name="ce148" table:formula="of:=[.F116]/255" office:value-type="percentage" office:value="1">
            <text:p>100%</text:p>
          </table:table-cell>
          <table:table-cell table:style-name="ce148" table:formula="of:=[.G116]/255" office:value-type="percentage" office:value="0.854901960784314">
            <text:p>85%</text:p>
          </table:table-cell>
          <table:table-cell table:style-name="ce148" table:formula="of:=[.H116]/255" office:value-type="percentage" office:value="0.725490196078431">
            <text:p>73%</text:p>
          </table:table-cell>
          <table:table-cell table:style-name="ce151" table:formula="of:=IF([.P116]=[.F116];(120+120*([.H116]-[.P116])/([.G116]+[.H116]-2*[.P116])); IF([.G116]=[.P116]; 240+120*(([.F116]-[.P116])/([.F116]+[.H116]-2*[.P116])) ; 120*(([.G116]-[.P116])/([.F116]+[.G116]-2*[.P116]) )))" office:value-type="float" office:value="38.4466019417476">
            <text:p>38</text:p>
          </table:table-cell>
          <table:table-cell table:style-name="ce152" table:formula="of:=1-([.P116]/[.Q116])" office:value-type="percentage" office:value="0.274509803921569">
            <text:p>27%</text:p>
          </table:table-cell>
          <table:table-cell table:style-name="ce152" table:formula="of:=([.P116]+[.Q116])/2/255" office:value-type="percentage" office:value="0.862745098039216">
            <text:p>86%</text:p>
          </table:table-cell>
          <table:table-cell/>
          <table:table-cell table:formula="of:=MIN([.F116:.H116])" office:value-type="float" office:value="185">
            <text:p>185</text:p>
          </table:table-cell>
          <table:table-cell table:formula="of:=MAX([.F116:.H116])" office:value-type="float" office:value="255">
            <text:p>255</text:p>
          </table:table-cell>
        </table:table-row>
        <table:table-row table:style-name="ro3">
          <table:table-cell table:number-columns-repeated="2" table:style-name="ce109" office:value-type="string">
            <text:p><text:s text:c="2"/></text:p>
          </table:table-cell>
          <table:table-cell table:number-columns-repeated="2" table:style-name="ce27" office:value-type="string">
            <text:p>peru </text:p>
          </table:table-cell>
          <table:table-cell table:style-name="ce124" office:value-type="string">
            <text:p>#cd853f </text:p>
          </table:table-cell>
          <table:table-cell table:style-name="ce144" office:value-type="float" office:value="205">
            <text:p>205</text:p>
          </table:table-cell>
          <table:table-cell office:value-type="float" office:value="133">
            <text:p>133</text:p>
          </table:table-cell>
          <table:table-cell office:value-type="float" office:value="63">
            <text:p>63</text:p>
          </table:table-cell>
          <table:table-cell table:style-name="ce148" table:formula="of:=[.F117]/255" office:value-type="percentage" office:value="0.803921568627451">
            <text:p>80%</text:p>
          </table:table-cell>
          <table:table-cell table:style-name="ce148" table:formula="of:=[.G117]/255" office:value-type="percentage" office:value="0.52156862745098">
            <text:p>52%</text:p>
          </table:table-cell>
          <table:table-cell table:style-name="ce148" table:formula="of:=[.H117]/255" office:value-type="percentage" office:value="0.247058823529412">
            <text:p>25%</text:p>
          </table:table-cell>
          <table:table-cell table:style-name="ce151" table:formula="of:=IF([.P117]=[.F117];(120+120*([.H117]-[.P117])/([.G117]+[.H117]-2*[.P117])); IF([.G117]=[.P117]; 240+120*(([.F117]-[.P117])/([.F117]+[.H117]-2*[.P117])) ; 120*(([.G117]-[.P117])/([.F117]+[.G117]-2*[.P117]) )))" office:value-type="float" office:value="39.622641509434">
            <text:p>40</text:p>
          </table:table-cell>
          <table:table-cell table:style-name="ce152" table:formula="of:=1-([.P117]/[.Q117])" office:value-type="percentage" office:value="0.692682926829268">
            <text:p>69%</text:p>
          </table:table-cell>
          <table:table-cell table:style-name="ce152" table:formula="of:=([.P117]+[.Q117])/2/255" office:value-type="percentage" office:value="0.525490196078431">
            <text:p>53%</text:p>
          </table:table-cell>
          <table:table-cell/>
          <table:table-cell table:formula="of:=MIN([.F117:.H117])" office:value-type="float" office:value="63">
            <text:p>63</text:p>
          </table:table-cell>
          <table:table-cell table:formula="of:=MAX([.F117:.H117])" office:value-type="float" office:value="205">
            <text:p>205</text:p>
          </table:table-cell>
        </table:table-row>
        <table:table-row table:style-name="ro3">
          <table:table-cell table:number-columns-repeated="2" table:style-name="ce110" office:value-type="string">
            <text:p><text:s text:c="2"/></text:p>
          </table:table-cell>
          <table:table-cell table:number-columns-repeated="2" table:style-name="ce27" office:value-type="string">
            <text:p>pink </text:p>
          </table:table-cell>
          <table:table-cell table:style-name="ce124" office:value-type="string">
            <text:p>#ffc0cb </text:p>
          </table:table-cell>
          <table:table-cell table:style-name="ce144" office:value-type="float" office:value="255">
            <text:p>255</text:p>
          </table:table-cell>
          <table:table-cell office:value-type="float" office:value="192">
            <text:p>192</text:p>
          </table:table-cell>
          <table:table-cell office:value-type="float" office:value="203">
            <text:p>203</text:p>
          </table:table-cell>
          <table:table-cell table:style-name="ce148" table:formula="of:=[.F118]/255" office:value-type="percentage" office:value="1">
            <text:p>100%</text:p>
          </table:table-cell>
          <table:table-cell table:style-name="ce148" table:formula="of:=[.G118]/255" office:value-type="percentage" office:value="0.752941176470588">
            <text:p>75%</text:p>
          </table:table-cell>
          <table:table-cell table:style-name="ce148" table:formula="of:=[.H118]/255" office:value-type="percentage" office:value="0.796078431372549">
            <text:p>80%</text:p>
          </table:table-cell>
          <table:table-cell table:style-name="ce151" table:formula="of:=IF([.P118]=[.F118];(120+120*([.H118]-[.P118])/([.G118]+[.H118]-2*[.P118])); IF([.G118]=[.P118]; 240+120*(([.F118]-[.P118])/([.F118]+[.H118]-2*[.P118])) ; 120*(([.G118]-[.P118])/([.F118]+[.G118]-2*[.P118]) )))" office:value-type="float" office:value="342.162162162162">
            <text:p>342</text:p>
          </table:table-cell>
          <table:table-cell table:style-name="ce152" table:formula="of:=1-([.P118]/[.Q118])" office:value-type="percentage" office:value="0.247058823529412">
            <text:p>25%</text:p>
          </table:table-cell>
          <table:table-cell table:style-name="ce152" table:formula="of:=([.P118]+[.Q118])/2/255" office:value-type="percentage" office:value="0.876470588235294">
            <text:p>88%</text:p>
          </table:table-cell>
          <table:table-cell/>
          <table:table-cell table:formula="of:=MIN([.F118:.H118])" office:value-type="float" office:value="192">
            <text:p>192</text:p>
          </table:table-cell>
          <table:table-cell table:formula="of:=MAX([.F118:.H118])" office:value-type="float" office:value="255">
            <text:p>255</text:p>
          </table:table-cell>
        </table:table-row>
        <table:table-row table:style-name="ro3">
          <table:table-cell table:number-columns-repeated="2" table:style-name="ce111" office:value-type="string">
            <text:p><text:s text:c="2"/></text:p>
          </table:table-cell>
          <table:table-cell table:number-columns-repeated="2" table:style-name="ce27" office:value-type="string">
            <text:p>plum </text:p>
          </table:table-cell>
          <table:table-cell table:style-name="ce124" office:value-type="string">
            <text:p>#dda0dd </text:p>
          </table:table-cell>
          <table:table-cell table:style-name="ce144" office:value-type="float" office:value="221">
            <text:p>221</text:p>
          </table:table-cell>
          <table:table-cell office:value-type="float" office:value="160">
            <text:p>160</text:p>
          </table:table-cell>
          <table:table-cell office:value-type="float" office:value="221">
            <text:p>221</text:p>
          </table:table-cell>
          <table:table-cell table:style-name="ce148" table:formula="of:=[.F119]/255" office:value-type="percentage" office:value="0.866666666666667">
            <text:p>87%</text:p>
          </table:table-cell>
          <table:table-cell table:style-name="ce148" table:formula="of:=[.G119]/255" office:value-type="percentage" office:value="0.627450980392157">
            <text:p>63%</text:p>
          </table:table-cell>
          <table:table-cell table:style-name="ce148" table:formula="of:=[.H119]/255" office:value-type="percentage" office:value="0.866666666666667">
            <text:p>87%</text:p>
          </table:table-cell>
          <table:table-cell table:style-name="ce151" table:formula="of:=IF([.P119]=[.F119];(120+120*([.H119]-[.P119])/([.G119]+[.H119]-2*[.P119])); IF([.G119]=[.P119]; 240+120*(([.F119]-[.P119])/([.F119]+[.H119]-2*[.P119])) ; 120*(([.G119]-[.P119])/([.F119]+[.G119]-2*[.P119]) )))" office:value-type="float" office:value="300">
            <text:p>300</text:p>
          </table:table-cell>
          <table:table-cell table:style-name="ce152" table:formula="of:=1-([.P119]/[.Q119])" office:value-type="percentage" office:value="0.276018099547511">
            <text:p>28%</text:p>
          </table:table-cell>
          <table:table-cell table:style-name="ce152" table:formula="of:=([.P119]+[.Q119])/2/255" office:value-type="percentage" office:value="0.747058823529412">
            <text:p>75%</text:p>
          </table:table-cell>
          <table:table-cell/>
          <table:table-cell table:formula="of:=MIN([.F119:.H119])" office:value-type="float" office:value="160">
            <text:p>160</text:p>
          </table:table-cell>
          <table:table-cell table:formula="of:=MAX([.F119:.H119])" office:value-type="float" office:value="221">
            <text:p>221</text:p>
          </table:table-cell>
        </table:table-row>
        <table:table-row table:style-name="ro3">
          <table:table-cell table:number-columns-repeated="2" table:style-name="ce112" office:value-type="string">
            <text:p><text:s text:c="2"/></text:p>
          </table:table-cell>
          <table:table-cell table:style-name="ce27" office:value-type="string">
            <text:p>powderblue </text:p>
          </table:table-cell>
          <table:table-cell table:style-name="ce27" office:value-type="string">
            <text:p>powderBlue </text:p>
          </table:table-cell>
          <table:table-cell table:style-name="ce124" office:value-type="string">
            <text:p>#b0e0e6 </text:p>
          </table:table-cell>
          <table:table-cell table:style-name="ce144" office:value-type="float" office:value="176">
            <text:p>176</text:p>
          </table:table-cell>
          <table:table-cell office:value-type="float" office:value="224">
            <text:p>224</text:p>
          </table:table-cell>
          <table:table-cell office:value-type="float" office:value="230">
            <text:p>230</text:p>
          </table:table-cell>
          <table:table-cell table:style-name="ce148" table:formula="of:=[.F120]/255" office:value-type="percentage" office:value="0.690196078431373">
            <text:p>69%</text:p>
          </table:table-cell>
          <table:table-cell table:style-name="ce148" table:formula="of:=[.G120]/255" office:value-type="percentage" office:value="0.87843137254902">
            <text:p>88%</text:p>
          </table:table-cell>
          <table:table-cell table:style-name="ce148" table:formula="of:=[.H120]/255" office:value-type="percentage" office:value="0.901960784313726">
            <text:p>90%</text:p>
          </table:table-cell>
          <table:table-cell table:style-name="ce151" table:formula="of:=IF([.P120]=[.F120];(120+120*([.H120]-[.P120])/([.G120]+[.H120]-2*[.P120])); IF([.G120]=[.P120]; 240+120*(([.F120]-[.P120])/([.F120]+[.H120]-2*[.P120])) ; 120*(([.G120]-[.P120])/([.F120]+[.G120]-2*[.P120]) )))" office:value-type="float" office:value="183.529411764706">
            <text:p>184</text:p>
          </table:table-cell>
          <table:table-cell table:style-name="ce152" table:formula="of:=1-([.P120]/[.Q120])" office:value-type="percentage" office:value="0.234782608695652">
            <text:p>23%</text:p>
          </table:table-cell>
          <table:table-cell table:style-name="ce152" table:formula="of:=([.P120]+[.Q120])/2/255" office:value-type="percentage" office:value="0.796078431372549">
            <text:p>80%</text:p>
          </table:table-cell>
          <table:table-cell/>
          <table:table-cell table:formula="of:=MIN([.F120:.H120])" office:value-type="float" office:value="176">
            <text:p>176</text:p>
          </table:table-cell>
          <table:table-cell table:formula="of:=MAX([.F120:.H120])" office:value-type="float" office:value="230">
            <text:p>230</text:p>
          </table:table-cell>
        </table:table-row>
        <table:table-row table:style-name="ro3">
          <table:table-cell table:number-columns-repeated="2" table:style-name="ce113" office:value-type="string">
            <text:p><text:s text:c="2"/></text:p>
          </table:table-cell>
          <table:table-cell table:number-columns-repeated="2" table:style-name="ce27" office:value-type="string">
            <text:p>purple </text:p>
          </table:table-cell>
          <table:table-cell table:style-name="ce124" office:value-type="string">
            <text:p>#800080 </text:p>
          </table:table-cell>
          <table:table-cell table:style-name="ce144"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148" table:formula="of:=[.F121]/255" office:value-type="percentage" office:value="0.501960784313726">
            <text:p>50%</text:p>
          </table:table-cell>
          <table:table-cell table:style-name="ce148" table:formula="of:=[.G121]/255" office:value-type="percentage" office:value="0">
            <text:p>0%</text:p>
          </table:table-cell>
          <table:table-cell table:style-name="ce148" table:formula="of:=[.H121]/255" office:value-type="percentage" office:value="0.501960784313726">
            <text:p>50%</text:p>
          </table:table-cell>
          <table:table-cell table:style-name="ce151" table:formula="of:=IF([.P121]=[.F121];(120+120*([.H121]-[.P121])/([.G121]+[.H121]-2*[.P121])); IF([.G121]=[.P121]; 240+120*(([.F121]-[.P121])/([.F121]+[.H121]-2*[.P121])) ; 120*(([.G121]-[.P121])/([.F121]+[.G121]-2*[.P121]) )))" office:value-type="float" office:value="300">
            <text:p>300</text:p>
          </table:table-cell>
          <table:table-cell table:style-name="ce152" table:formula="of:=1-([.P121]/[.Q121])" office:value-type="percentage" office:value="1">
            <text:p>100%</text:p>
          </table:table-cell>
          <table:table-cell table:style-name="ce152" table:formula="of:=([.P121]+[.Q121])/2/255" office:value-type="percentage" office:value="0.250980392156863">
            <text:p>25%</text:p>
          </table:table-cell>
          <table:table-cell/>
          <table:table-cell table:formula="of:=MIN([.F121:.H121])" office:value-type="float" office:value="0">
            <text:p>0</text:p>
          </table:table-cell>
          <table:table-cell table:formula="of:=MAX([.F121:.H121])" office:value-type="float" office:value="128">
            <text:p>128</text:p>
          </table:table-cell>
        </table:table-row>
        <table:table-row table:style-name="ro3">
          <table:table-cell table:style-name="ce114" table:number-columns-repeated="2"/>
          <table:table-cell table:style-name="ce27" office:value-type="string">
            <text:p>rebeccapurple</text:p>
          </table:table-cell>
          <table:table-cell table:style-name="ce27" office:value-type="string">
            <text:p>rebeccaPurple</text:p>
          </table:table-cell>
          <table:table-cell table:style-name="ce124" office:value-type="string">
            <text:p>#663399</text:p>
          </table:table-cell>
          <table:table-cell table:style-name="ce145" table:formula="of:=6*16+6" office:value-type="float" office:value="102">
            <text:p>102</text:p>
          </table:table-cell>
          <table:table-cell table:formula="of:=3*16+3" office:value-type="float" office:value="51">
            <text:p>51</text:p>
          </table:table-cell>
          <table:table-cell table:formula="of:=9*16+9" office:value-type="float" office:value="153">
            <text:p>153</text:p>
          </table:table-cell>
          <table:table-cell table:style-name="ce148" table:formula="of:=[.F122]/255" office:value-type="percentage" office:value="0.4">
            <text:p>40%</text:p>
          </table:table-cell>
          <table:table-cell table:style-name="ce148" table:formula="of:=[.G122]/255" office:value-type="percentage" office:value="0.2">
            <text:p>20%</text:p>
          </table:table-cell>
          <table:table-cell table:style-name="ce148" table:formula="of:=[.H122]/255" office:value-type="percentage" office:value="0.6">
            <text:p>60%</text:p>
          </table:table-cell>
          <table:table-cell table:style-name="ce151" table:formula="of:=IF([.P122]=[.F122];(120+120*([.H122]-[.P122])/([.G122]+[.H122]-2*[.P122])); IF([.G122]=[.P122]; 240+120*(([.F122]-[.P122])/([.F122]+[.H122]-2*[.P122])) ; 120*(([.G122]-[.P122])/([.F122]+[.G122]-2*[.P122]) )))" office:value-type="float" office:value="280">
            <text:p>280</text:p>
          </table:table-cell>
          <table:table-cell table:style-name="ce152" table:formula="of:=1-([.P122]/[.Q122])" office:value-type="percentage" office:value="0.666666666666667">
            <text:p>67%</text:p>
          </table:table-cell>
          <table:table-cell table:style-name="ce152" table:formula="of:=([.P122]+[.Q122])/2/255" office:value-type="percentage" office:value="0.4">
            <text:p>40%</text:p>
          </table:table-cell>
          <table:table-cell/>
          <table:table-cell table:formula="of:=MIN([.F122:.H122])" office:value-type="float" office:value="51">
            <text:p>51</text:p>
          </table:table-cell>
          <table:table-cell table:formula="of:=MAX([.F122:.H122])" office:value-type="float" office:value="153">
            <text:p>153</text:p>
          </table:table-cell>
        </table:table-row>
        <table:table-row table:style-name="ro3">
          <table:table-cell table:number-columns-repeated="2" table:style-name="ce115" office:value-type="string">
            <text:p><text:s text:c="2"/></text:p>
          </table:table-cell>
          <table:table-cell table:number-columns-repeated="2" table:style-name="ce27" office:value-type="string">
            <text:p>red </text:p>
          </table:table-cell>
          <table:table-cell table:style-name="ce124" office:value-type="string">
            <text:p>#ff0000 </text:p>
          </table:table-cell>
          <table:table-cell table:style-name="ce144"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table:style-name="ce148" table:formula="of:=[.F123]/255" office:value-type="percentage" office:value="1">
            <text:p>100%</text:p>
          </table:table-cell>
          <table:table-cell table:style-name="ce148" table:formula="of:=[.G123]/255" office:value-type="percentage" office:value="0">
            <text:p>0%</text:p>
          </table:table-cell>
          <table:table-cell table:style-name="ce148" table:formula="of:=[.H123]/255" office:value-type="percentage" office:value="0">
            <text:p>0%</text:p>
          </table:table-cell>
          <table:table-cell table:style-name="ce151" table:formula="of:=IF([.P123]=[.F123];(120+120*([.H123]-[.P123])/([.G123]+[.H123]-2*[.P123])); IF([.G123]=[.P123]; 240+120*(([.F123]-[.P123])/([.F123]+[.H123]-2*[.P123])) ; 120*(([.G123]-[.P123])/([.F123]+[.G123]-2*[.P123]) )))" office:value-type="float" office:value="360">
            <text:p>360</text:p>
          </table:table-cell>
          <table:table-cell table:style-name="ce152" table:formula="of:=1-([.P123]/[.Q123])" office:value-type="percentage" office:value="1">
            <text:p>100%</text:p>
          </table:table-cell>
          <table:table-cell table:style-name="ce152" table:formula="of:=([.P123]+[.Q123])/2/255" office:value-type="percentage" office:value="0.5">
            <text:p>50%</text:p>
          </table:table-cell>
          <table:table-cell/>
          <table:table-cell table:formula="of:=MIN([.F123:.H123])" office:value-type="float" office:value="0">
            <text:p>0</text:p>
          </table:table-cell>
          <table:table-cell table:formula="of:=MAX([.F123:.H123])" office:value-type="float" office:value="255">
            <text:p>255</text:p>
          </table:table-cell>
        </table:table-row>
        <table:table-row table:style-name="ro3">
          <table:table-cell table:number-columns-repeated="2" table:style-name="ce116" office:value-type="string">
            <text:p><text:s text:c="2"/></text:p>
          </table:table-cell>
          <table:table-cell table:style-name="ce27" office:value-type="string">
            <text:p>rosybrown </text:p>
          </table:table-cell>
          <table:table-cell table:style-name="ce27" office:value-type="string">
            <text:p>rosyBrown </text:p>
          </table:table-cell>
          <table:table-cell table:style-name="ce124" office:value-type="string">
            <text:p>#bc8f8f </text:p>
          </table:table-cell>
          <table:table-cell table:style-name="ce144" office:value-type="float" office:value="188">
            <text:p>188</text:p>
          </table:table-cell>
          <table:table-cell table:number-columns-repeated="2" office:value-type="float" office:value="143">
            <text:p>143</text:p>
          </table:table-cell>
          <table:table-cell table:style-name="ce148" table:formula="of:=[.F124]/255" office:value-type="percentage" office:value="0.737254901960784">
            <text:p>74%</text:p>
          </table:table-cell>
          <table:table-cell table:style-name="ce148" table:formula="of:=[.G124]/255" office:value-type="percentage" office:value="0.56078431372549">
            <text:p>56%</text:p>
          </table:table-cell>
          <table:table-cell table:style-name="ce148" table:formula="of:=[.H124]/255" office:value-type="percentage" office:value="0.56078431372549">
            <text:p>56%</text:p>
          </table:table-cell>
          <table:table-cell table:style-name="ce151" table:formula="of:=IF([.P124]=[.F124];(120+120*([.H124]-[.P124])/([.G124]+[.H124]-2*[.P124])); IF([.G124]=[.P124]; 240+120*(([.F124]-[.P124])/([.F124]+[.H124]-2*[.P124])) ; 120*(([.G124]-[.P124])/([.F124]+[.G124]-2*[.P124]) )))" office:value-type="float" office:value="360">
            <text:p>360</text:p>
          </table:table-cell>
          <table:table-cell table:style-name="ce152" table:formula="of:=1-([.P124]/[.Q124])" office:value-type="percentage" office:value="0.23936170212766">
            <text:p>24%</text:p>
          </table:table-cell>
          <table:table-cell table:style-name="ce152" table:formula="of:=([.P124]+[.Q124])/2/255" office:value-type="percentage" office:value="0.649019607843137">
            <text:p>65%</text:p>
          </table:table-cell>
          <table:table-cell/>
          <table:table-cell table:formula="of:=MIN([.F124:.H124])" office:value-type="float" office:value="143">
            <text:p>143</text:p>
          </table:table-cell>
          <table:table-cell table:formula="of:=MAX([.F124:.H124])" office:value-type="float" office:value="188">
            <text:p>188</text:p>
          </table:table-cell>
        </table:table-row>
        <table:table-row table:style-name="ro3">
          <table:table-cell table:number-columns-repeated="2" table:style-name="ce117" office:value-type="string">
            <text:p><text:s text:c="2"/></text:p>
          </table:table-cell>
          <table:table-cell table:style-name="ce27" office:value-type="string">
            <text:p>royalblue </text:p>
          </table:table-cell>
          <table:table-cell table:style-name="ce27" office:value-type="string">
            <text:p>royalBlue </text:p>
          </table:table-cell>
          <table:table-cell table:style-name="ce124" office:value-type="string">
            <text:p>#4169e1 </text:p>
          </table:table-cell>
          <table:table-cell table:style-name="ce144" office:value-type="float" office:value="65">
            <text:p>65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table:style-name="ce148" table:formula="of:=[.F125]/255" office:value-type="percentage" office:value="0.254901960784314">
            <text:p>25%</text:p>
          </table:table-cell>
          <table:table-cell table:style-name="ce148" table:formula="of:=[.G125]/255" office:value-type="percentage" office:value="0.411764705882353">
            <text:p>41%</text:p>
          </table:table-cell>
          <table:table-cell table:style-name="ce148" table:formula="of:=[.H125]/255" office:value-type="percentage" office:value="0.882352941176471">
            <text:p>88%</text:p>
          </table:table-cell>
          <table:table-cell table:style-name="ce151" table:formula="of:=IF([.P125]=[.F125];(120+120*([.H125]-[.P125])/([.G125]+[.H125]-2*[.P125])); IF([.G125]=[.P125]; 240+120*(([.F125]-[.P125])/([.F125]+[.H125]-2*[.P125])) ; 120*(([.G125]-[.P125])/([.F125]+[.G125]-2*[.P125]) )))" office:value-type="float" office:value="216">
            <text:p>216</text:p>
          </table:table-cell>
          <table:table-cell table:style-name="ce152" table:formula="of:=1-([.P125]/[.Q125])" office:value-type="percentage" office:value="0.711111111111111">
            <text:p>71%</text:p>
          </table:table-cell>
          <table:table-cell table:style-name="ce152" table:formula="of:=([.P125]+[.Q125])/2/255" office:value-type="percentage" office:value="0.568627450980392">
            <text:p>57%</text:p>
          </table:table-cell>
          <table:table-cell/>
          <table:table-cell table:formula="of:=MIN([.F125:.H125])" office:value-type="float" office:value="65">
            <text:p>65</text:p>
          </table:table-cell>
          <table:table-cell table:formula="of:=MAX([.F125:.H125])" office:value-type="float" office:value="225">
            <text:p>225</text:p>
          </table:table-cell>
        </table:table-row>
        <table:table-row table:style-name="ro3">
          <table:table-cell table:number-columns-repeated="2" table:style-name="ce118" office:value-type="string">
            <text:p><text:s text:c="2"/></text:p>
          </table:table-cell>
          <table:table-cell table:style-name="ce27" office:value-type="string">
            <text:p>saddlebrown </text:p>
          </table:table-cell>
          <table:table-cell table:style-name="ce27" office:value-type="string">
            <text:p>saddleBrown </text:p>
          </table:table-cell>
          <table:table-cell table:style-name="ce124" office:value-type="string">
            <text:p>#8b4513 </text:p>
          </table:table-cell>
          <table:table-cell table:style-name="ce144" office:value-type="float" office:value="139">
            <text:p>139</text:p>
          </table:table-cell>
          <table:table-cell office:value-type="float" office:value="69">
            <text:p>69</text:p>
          </table:table-cell>
          <table:table-cell office:value-type="float" office:value="19">
            <text:p>19</text:p>
          </table:table-cell>
          <table:table-cell table:style-name="ce148" table:formula="of:=[.F126]/255" office:value-type="percentage" office:value="0.545098039215686">
            <text:p>55%</text:p>
          </table:table-cell>
          <table:table-cell table:style-name="ce148" table:formula="of:=[.G126]/255" office:value-type="percentage" office:value="0.270588235294118">
            <text:p>27%</text:p>
          </table:table-cell>
          <table:table-cell table:style-name="ce148" table:formula="of:=[.H126]/255" office:value-type="percentage" office:value="0.0745098039215686">
            <text:p>7%</text:p>
          </table:table-cell>
          <table:table-cell table:style-name="ce151" table:formula="of:=IF([.P126]=[.F126];(120+120*([.H126]-[.P126])/([.G126]+[.H126]-2*[.P126])); IF([.G126]=[.P126]; 240+120*(([.F126]-[.P126])/([.F126]+[.H126]-2*[.P126])) ; 120*(([.G126]-[.P126])/([.F126]+[.G126]-2*[.P126]) )))" office:value-type="float" office:value="35.2941176470588">
            <text:p>35</text:p>
          </table:table-cell>
          <table:table-cell table:style-name="ce152" table:formula="of:=1-([.P126]/[.Q126])" office:value-type="percentage" office:value="0.863309352517986">
            <text:p>86%</text:p>
          </table:table-cell>
          <table:table-cell table:style-name="ce152" table:formula="of:=([.P126]+[.Q126])/2/255" office:value-type="percentage" office:value="0.309803921568627">
            <text:p>31%</text:p>
          </table:table-cell>
          <table:table-cell/>
          <table:table-cell table:formula="of:=MIN([.F126:.H126])" office:value-type="float" office:value="19">
            <text:p>19</text:p>
          </table:table-cell>
          <table:table-cell table:formula="of:=MAX([.F126:.H126])" office:value-type="float" office:value="139">
            <text:p>139</text:p>
          </table:table-cell>
        </table:table-row>
        <table:table-row table:style-name="ro3">
          <table:table-cell table:number-columns-repeated="2" table:style-name="ce119" office:value-type="string">
            <text:p><text:s text:c="2"/></text:p>
          </table:table-cell>
          <table:table-cell table:number-columns-repeated="2" table:style-name="ce27" office:value-type="string">
            <text:p>salmon </text:p>
          </table:table-cell>
          <table:table-cell table:style-name="ce124" office:value-type="string">
            <text:p>#fa8072 </text:p>
          </table:table-cell>
          <table:table-cell table:style-name="ce144" office:value-type="float" office:value="250">
            <text:p>250</text:p>
          </table:table-cell>
          <table:table-cell office:value-type="float" office:value="128">
            <text:p>128</text:p>
          </table:table-cell>
          <table:table-cell office:value-type="float" office:value="114">
            <text:p>114</text:p>
          </table:table-cell>
          <table:table-cell table:style-name="ce148" table:formula="of:=[.F127]/255" office:value-type="percentage" office:value="0.980392156862745">
            <text:p>98%</text:p>
          </table:table-cell>
          <table:table-cell table:style-name="ce148" table:formula="of:=[.G127]/255" office:value-type="percentage" office:value="0.501960784313726">
            <text:p>50%</text:p>
          </table:table-cell>
          <table:table-cell table:style-name="ce148" table:formula="of:=[.H127]/255" office:value-type="percentage" office:value="0.447058823529412">
            <text:p>45%</text:p>
          </table:table-cell>
          <table:table-cell table:style-name="ce151" table:formula="of:=IF([.P127]=[.F127];(120+120*([.H127]-[.P127])/([.G127]+[.H127]-2*[.P127])); IF([.G127]=[.P127]; 240+120*(([.F127]-[.P127])/([.F127]+[.H127]-2*[.P127])) ; 120*(([.G127]-[.P127])/([.F127]+[.G127]-2*[.P127]) )))" office:value-type="float" office:value="11.2">
            <text:p>11</text:p>
          </table:table-cell>
          <table:table-cell table:style-name="ce152" table:formula="of:=1-([.P127]/[.Q127])" office:value-type="percentage" office:value="0.544">
            <text:p>54%</text:p>
          </table:table-cell>
          <table:table-cell table:style-name="ce152" table:formula="of:=([.P127]+[.Q127])/2/255" office:value-type="percentage" office:value="0.713725490196078">
            <text:p>71%</text:p>
          </table:table-cell>
          <table:table-cell/>
          <table:table-cell table:formula="of:=MIN([.F127:.H127])" office:value-type="float" office:value="114">
            <text:p>114</text:p>
          </table:table-cell>
          <table:table-cell table:formula="of:=MAX([.F127:.H127])" office:value-type="float" office:value="250">
            <text:p>250</text:p>
          </table:table-cell>
        </table:table-row>
        <table:table-row table:style-name="ro3">
          <table:table-cell table:number-columns-repeated="2" table:style-name="ce120" office:value-type="string">
            <text:p><text:s text:c="2"/></text:p>
          </table:table-cell>
          <table:table-cell table:style-name="ce27" office:value-type="string">
            <text:p>sandybrown </text:p>
          </table:table-cell>
          <table:table-cell table:style-name="ce27" office:value-type="string">
            <text:p>sandyBrown </text:p>
          </table:table-cell>
          <table:table-cell table:style-name="ce124" office:value-type="string">
            <text:p>#f4a460 </text:p>
          </table:table-cell>
          <table:table-cell table:style-name="ce144" office:value-type="float" office:value="244">
            <text:p>244</text:p>
          </table:table-cell>
          <table:table-cell office:value-type="float" office:value="164">
            <text:p>164</text:p>
          </table:table-cell>
          <table:table-cell office:value-type="float" office:value="96">
            <text:p>96</text:p>
          </table:table-cell>
          <table:table-cell table:style-name="ce148" table:formula="of:=[.F128]/255" office:value-type="percentage" office:value="0.956862745098039">
            <text:p>96%</text:p>
          </table:table-cell>
          <table:table-cell table:style-name="ce148" table:formula="of:=[.G128]/255" office:value-type="percentage" office:value="0.643137254901961">
            <text:p>64%</text:p>
          </table:table-cell>
          <table:table-cell table:style-name="ce148" table:formula="of:=[.H128]/255" office:value-type="percentage" office:value="0.376470588235294">
            <text:p>38%</text:p>
          </table:table-cell>
          <table:table-cell table:style-name="ce151" table:formula="of:=IF([.P128]=[.F128];(120+120*([.H128]-[.P128])/([.G128]+[.H128]-2*[.P128])); IF([.G128]=[.P128]; 240+120*(([.F128]-[.P128])/([.F128]+[.H128]-2*[.P128])) ; 120*(([.G128]-[.P128])/([.F128]+[.G128]-2*[.P128]) )))" office:value-type="float" office:value="37.7777777777778">
            <text:p>38</text:p>
          </table:table-cell>
          <table:table-cell table:style-name="ce152" table:formula="of:=1-([.P128]/[.Q128])" office:value-type="percentage" office:value="0.60655737704918">
            <text:p>61%</text:p>
          </table:table-cell>
          <table:table-cell table:style-name="ce152" table:formula="of:=([.P128]+[.Q128])/2/255" office:value-type="percentage" office:value="0.666666666666667">
            <text:p>67%</text:p>
          </table:table-cell>
          <table:table-cell/>
          <table:table-cell table:formula="of:=MIN([.F128:.H128])" office:value-type="float" office:value="96">
            <text:p>96</text:p>
          </table:table-cell>
          <table:table-cell table:formula="of:=MAX([.F128:.H128])" office:value-type="float" office:value="244">
            <text:p>244</text:p>
          </table:table-cell>
        </table:table-row>
        <table:table-row table:style-name="ro3">
          <table:table-cell table:number-columns-repeated="2" table:style-name="ce121" office:value-type="string">
            <text:p><text:s text:c="2"/></text:p>
          </table:table-cell>
          <table:table-cell table:style-name="ce27" office:value-type="string">
            <text:p>seagreen </text:p>
          </table:table-cell>
          <table:table-cell table:style-name="ce27" office:value-type="string">
            <text:p>seaGreen </text:p>
          </table:table-cell>
          <table:table-cell table:style-name="ce124" office:value-type="string">
            <text:p>#2e8b57 </text:p>
          </table:table-cell>
          <table:table-cell table:style-name="ce144"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87">
            <text:p>87</text:p>
          </table:table-cell>
          <table:table-cell table:style-name="ce148" table:formula="of:=[.F129]/255" office:value-type="percentage" office:value="0.180392156862745">
            <text:p>18%</text:p>
          </table:table-cell>
          <table:table-cell table:style-name="ce148" table:formula="of:=[.G129]/255" office:value-type="percentage" office:value="0.545098039215686">
            <text:p>55%</text:p>
          </table:table-cell>
          <table:table-cell table:style-name="ce148" table:formula="of:=[.H129]/255" office:value-type="percentage" office:value="0.341176470588235">
            <text:p>34%</text:p>
          </table:table-cell>
          <table:table-cell table:style-name="ce151" table:formula="of:=IF([.P129]=[.F129];(120+120*([.H129]-[.P129])/([.G129]+[.H129]-2*[.P129])); IF([.G129]=[.P129]; 240+120*(([.F129]-[.P129])/([.F129]+[.H129]-2*[.P129])) ; 120*(([.G129]-[.P129])/([.F129]+[.G129]-2*[.P129]) )))" office:value-type="float" office:value="156.716417910448">
            <text:p>157</text:p>
          </table:table-cell>
          <table:table-cell table:style-name="ce152" table:formula="of:=1-([.P129]/[.Q129])" office:value-type="percentage" office:value="0.669064748201439">
            <text:p>67%</text:p>
          </table:table-cell>
          <table:table-cell table:style-name="ce152" table:formula="of:=([.P129]+[.Q129])/2/255" office:value-type="percentage" office:value="0.362745098039216">
            <text:p>36%</text:p>
          </table:table-cell>
          <table:table-cell/>
          <table:table-cell table:formula="of:=MIN([.F129:.H129])" office:value-type="float" office:value="46">
            <text:p>46</text:p>
          </table:table-cell>
          <table:table-cell table:formula="of:=MAX([.F129:.H129])" office:value-type="float" office:value="139">
            <text:p>139</text:p>
          </table:table-cell>
        </table:table-row>
        <table:table-row table:style-name="ro3">
          <table:table-cell table:number-columns-repeated="2" table:style-name="ce122" office:value-type="string">
            <text:p><text:s text:c="2"/></text:p>
          </table:table-cell>
          <table:table-cell table:number-columns-repeated="2" table:style-name="ce27" office:value-type="string">
            <text:p>seashell </text:p>
          </table:table-cell>
          <table:table-cell table:style-name="ce124" office:value-type="string">
            <text:p>#fff5ee </text:p>
          </table:table-cell>
          <table:table-cell table:style-name="ce144" office:value-type="float" office:value="255">
            <text:p>255</text:p>
          </table:table-cell>
          <table:table-cell office:value-type="float" office:value="245">
            <text:p>245</text:p>
          </table:table-cell>
          <table:table-cell office:value-type="float" office:value="238">
            <text:p>238</text:p>
          </table:table-cell>
          <table:table-cell table:style-name="ce148" table:formula="of:=[.F130]/255" office:value-type="percentage" office:value="1">
            <text:p>100%</text:p>
          </table:table-cell>
          <table:table-cell table:style-name="ce148" table:formula="of:=[.G130]/255" office:value-type="percentage" office:value="0.96078431372549">
            <text:p>96%</text:p>
          </table:table-cell>
          <table:table-cell table:style-name="ce148" table:formula="of:=[.H130]/255" office:value-type="percentage" office:value="0.933333333333333">
            <text:p>93%</text:p>
          </table:table-cell>
          <table:table-cell table:style-name="ce151" table:formula="of:=IF([.P130]=[.F130];(120+120*([.H130]-[.P130])/([.G130]+[.H130]-2*[.P130])); IF([.G130]=[.P130]; 240+120*(([.F130]-[.P130])/([.F130]+[.H130]-2*[.P130])) ; 120*(([.G130]-[.P130])/([.F130]+[.G130]-2*[.P130]) )))" office:value-type="float" office:value="35">
            <text:p>35</text:p>
          </table:table-cell>
          <table:table-cell table:style-name="ce152" table:formula="of:=1-([.P130]/[.Q130])" office:value-type="percentage" office:value="0.0666666666666667">
            <text:p>7%</text:p>
          </table:table-cell>
          <table:table-cell table:style-name="ce152" table:formula="of:=([.P130]+[.Q130])/2/255" office:value-type="percentage" office:value="0.966666666666667">
            <text:p>97%</text:p>
          </table:table-cell>
          <table:table-cell/>
          <table:table-cell table:formula="of:=MIN([.F130:.H130])" office:value-type="float" office:value="238">
            <text:p>238</text:p>
          </table:table-cell>
          <table:table-cell table:formula="of:=MAX([.F130:.H130])" office:value-type="float" office:value="255">
            <text:p>255</text:p>
          </table:table-cell>
        </table:table-row>
        <table:table-row table:style-name="ro3">
          <table:table-cell table:number-columns-repeated="2" table:style-name="ce123" office:value-type="string">
            <text:p><text:s text:c="2"/></text:p>
          </table:table-cell>
          <table:table-cell table:number-columns-repeated="2" table:style-name="ce27" office:value-type="string">
            <text:p>sienna </text:p>
          </table:table-cell>
          <table:table-cell table:style-name="ce124" office:value-type="string">
            <text:p>#a0522d </text:p>
          </table:table-cell>
          <table:table-cell table:style-name="ce144" office:value-type="float" office:value="160">
            <text:p>160</text:p>
          </table:table-cell>
          <table:table-cell office:value-type="float" office:value="82">
            <text:p>82</text:p>
          </table:table-cell>
          <table:table-cell office:value-type="float" office:value="45">
            <text:p>45</text:p>
          </table:table-cell>
          <table:table-cell table:style-name="ce148" table:formula="of:=[.F131]/255" office:value-type="percentage" office:value="0.627450980392157">
            <text:p>63%</text:p>
          </table:table-cell>
          <table:table-cell table:style-name="ce148" table:formula="of:=[.G131]/255" office:value-type="percentage" office:value="0.32156862745098">
            <text:p>32%</text:p>
          </table:table-cell>
          <table:table-cell table:style-name="ce148" table:formula="of:=[.H131]/255" office:value-type="percentage" office:value="0.176470588235294">
            <text:p>18%</text:p>
          </table:table-cell>
          <table:table-cell table:style-name="ce151" table:formula="of:=IF([.P131]=[.F131];(120+120*([.H131]-[.P131])/([.G131]+[.H131]-2*[.P131])); IF([.G131]=[.P131]; 240+120*(([.F131]-[.P131])/([.F131]+[.H131]-2*[.P131])) ; 120*(([.G131]-[.P131])/([.F131]+[.G131]-2*[.P131]) )))" office:value-type="float" office:value="29.2105263157895">
            <text:p>29</text:p>
          </table:table-cell>
          <table:table-cell table:style-name="ce152" table:formula="of:=1-([.P131]/[.Q131])" office:value-type="percentage" office:value="0.71875">
            <text:p>72%</text:p>
          </table:table-cell>
          <table:table-cell table:style-name="ce152" table:formula="of:=([.P131]+[.Q131])/2/255" office:value-type="percentage" office:value="0.401960784313726">
            <text:p>40%</text:p>
          </table:table-cell>
          <table:table-cell/>
          <table:table-cell table:formula="of:=MIN([.F131:.H131])" office:value-type="float" office:value="45">
            <text:p>45</text:p>
          </table:table-cell>
          <table:table-cell table:formula="of:=MAX([.F131:.H131])" office:value-type="float" office:value="160">
            <text:p>160</text:p>
          </table:table-cell>
        </table:table-row>
        <table:table-row table:style-name="ro3">
          <table:table-cell table:number-columns-repeated="2" table:style-name="ce124" office:value-type="string">
            <text:p><text:s text:c="2"/></text:p>
          </table:table-cell>
          <table:table-cell table:number-columns-repeated="2" table:style-name="ce27" office:value-type="string">
            <text:p>silver </text:p>
          </table:table-cell>
          <table:table-cell table:style-name="ce124" office:value-type="string">
            <text:p>#c0c0c0 </text:p>
          </table:table-cell>
          <table:table-cell table:style-name="ce144" office:value-type="float" office:value="192">
            <text:p>192</text:p>
          </table:table-cell>
          <table:table-cell table:number-columns-repeated="2" office:value-type="float" office:value="192">
            <text:p>192</text:p>
          </table:table-cell>
          <table:table-cell table:style-name="ce148" table:formula="of:=[.F132]/255" office:value-type="percentage" office:value="0.752941176470588">
            <text:p>75%</text:p>
          </table:table-cell>
          <table:table-cell table:style-name="ce148" table:formula="of:=[.G132]/255" office:value-type="percentage" office:value="0.752941176470588">
            <text:p>75%</text:p>
          </table:table-cell>
          <table:table-cell table:style-name="ce148" table:formula="of:=[.H132]/255" office:value-type="percentage" office:value="0.752941176470588">
            <text:p>75%</text:p>
          </table:table-cell>
          <table:table-cell table:style-name="ce151" table:formula="of:=IF([.P132]=[.F132];(120+120*([.H132]-[.P132])/([.G132]+[.H132]-2*[.P132])); IF([.G132]=[.P132]; 240+120*(([.F132]-[.P132])/([.F132]+[.H132]-2*[.P132])) ; 120*(([.G132]-[.P132])/([.F132]+[.G132]-2*[.P132]) )))" office:value-type="float" office:value="0">
            <text:p>#DIV/0!</text:p>
          </table:table-cell>
          <table:table-cell table:style-name="ce152" table:formula="of:=1-([.P132]/[.Q132])" office:value-type="percentage" office:value="0">
            <text:p>0%</text:p>
          </table:table-cell>
          <table:table-cell table:style-name="ce152" table:formula="of:=([.P132]+[.Q132])/2/255" office:value-type="percentage" office:value="0.752941176470588">
            <text:p>75%</text:p>
          </table:table-cell>
          <table:table-cell/>
          <table:table-cell table:formula="of:=MIN([.F132:.H132])" office:value-type="float" office:value="192">
            <text:p>192</text:p>
          </table:table-cell>
          <table:table-cell table:formula="of:=MAX([.F132:.H132])" office:value-type="float" office:value="192">
            <text:p>192</text:p>
          </table:table-cell>
        </table:table-row>
        <table:table-row table:style-name="ro3">
          <table:table-cell table:number-columns-repeated="2" table:style-name="ce125" office:value-type="string">
            <text:p><text:s text:c="2"/></text:p>
          </table:table-cell>
          <table:table-cell table:style-name="ce27" office:value-type="string">
            <text:p>skyblue </text:p>
          </table:table-cell>
          <table:table-cell table:style-name="ce27" office:value-type="string">
            <text:p>skyBlue </text:p>
          </table:table-cell>
          <table:table-cell table:style-name="ce124" office:value-type="string">
            <text:p>#87ceeb </text:p>
          </table:table-cell>
          <table:table-cell table:style-name="ce144" office:value-type="float" office:value="135">
            <text:p>135</text:p>
          </table:table-cell>
          <table:table-cell office:value-type="float" office:value="206">
            <text:p>206</text:p>
          </table:table-cell>
          <table:table-cell office:value-type="float" office:value="235">
            <text:p>235</text:p>
          </table:table-cell>
          <table:table-cell table:style-name="ce148" table:formula="of:=[.F133]/255" office:value-type="percentage" office:value="0.529411764705882">
            <text:p>53%</text:p>
          </table:table-cell>
          <table:table-cell table:style-name="ce148" table:formula="of:=[.G133]/255" office:value-type="percentage" office:value="0.807843137254902">
            <text:p>81%</text:p>
          </table:table-cell>
          <table:table-cell table:style-name="ce148" table:formula="of:=[.H133]/255" office:value-type="percentage" office:value="0.92156862745098">
            <text:p>92%</text:p>
          </table:table-cell>
          <table:table-cell table:style-name="ce151" table:formula="of:=IF([.P133]=[.F133];(120+120*([.H133]-[.P133])/([.G133]+[.H133]-2*[.P133])); IF([.G133]=[.P133]; 240+120*(([.F133]-[.P133])/([.F133]+[.H133]-2*[.P133])) ; 120*(([.G133]-[.P133])/([.F133]+[.G133]-2*[.P133]) )))" office:value-type="float" office:value="190.175438596491">
            <text:p>190</text:p>
          </table:table-cell>
          <table:table-cell table:style-name="ce152" table:formula="of:=1-([.P133]/[.Q133])" office:value-type="percentage" office:value="0.425531914893617">
            <text:p>43%</text:p>
          </table:table-cell>
          <table:table-cell table:style-name="ce152" table:formula="of:=([.P133]+[.Q133])/2/255" office:value-type="percentage" office:value="0.725490196078431">
            <text:p>73%</text:p>
          </table:table-cell>
          <table:table-cell/>
          <table:table-cell table:formula="of:=MIN([.F133:.H133])" office:value-type="float" office:value="135">
            <text:p>135</text:p>
          </table:table-cell>
          <table:table-cell table:formula="of:=MAX([.F133:.H133])" office:value-type="float" office:value="235">
            <text:p>235</text:p>
          </table:table-cell>
        </table:table-row>
        <table:table-row table:style-name="ro3">
          <table:table-cell table:number-columns-repeated="2" table:style-name="ce126" office:value-type="string">
            <text:p><text:s text:c="2"/></text:p>
          </table:table-cell>
          <table:table-cell table:style-name="ce27" office:value-type="string">
            <text:p>slateblue </text:p>
          </table:table-cell>
          <table:table-cell table:style-name="ce27" office:value-type="string">
            <text:p>slateBlue </text:p>
          </table:table-cell>
          <table:table-cell table:style-name="ce124" office:value-type="string">
            <text:p>#6a5acd </text:p>
          </table:table-cell>
          <table:table-cell table:style-name="ce144" office:value-type="float" office:value="106">
            <text:p>106</text:p>
          </table:table-cell>
          <table:table-cell office:value-type="float" office:value="90">
            <text:p>90</text:p>
          </table:table-cell>
          <table:table-cell office:value-type="float" office:value="205">
            <text:p>205</text:p>
          </table:table-cell>
          <table:table-cell table:style-name="ce148" table:formula="of:=[.F134]/255" office:value-type="percentage" office:value="0.415686274509804">
            <text:p>42%</text:p>
          </table:table-cell>
          <table:table-cell table:style-name="ce148" table:formula="of:=[.G134]/255" office:value-type="percentage" office:value="0.352941176470588">
            <text:p>35%</text:p>
          </table:table-cell>
          <table:table-cell table:style-name="ce148" table:formula="of:=[.H134]/255" office:value-type="percentage" office:value="0.803921568627451">
            <text:p>80%</text:p>
          </table:table-cell>
          <table:table-cell table:style-name="ce151" table:formula="of:=IF([.P134]=[.F134];(120+120*([.H134]-[.P134])/([.G134]+[.H134]-2*[.P134])); IF([.G134]=[.P134]; 240+120*(([.F134]-[.P134])/([.F134]+[.H134]-2*[.P134])) ; 120*(([.G134]-[.P134])/([.F134]+[.G134]-2*[.P134]) )))" office:value-type="float" office:value="254.656488549618">
            <text:p>255</text:p>
          </table:table-cell>
          <table:table-cell table:style-name="ce152" table:formula="of:=1-([.P134]/[.Q134])" office:value-type="percentage" office:value="0.560975609756098">
            <text:p>56%</text:p>
          </table:table-cell>
          <table:table-cell table:style-name="ce152" table:formula="of:=([.P134]+[.Q134])/2/255" office:value-type="percentage" office:value="0.57843137254902">
            <text:p>58%</text:p>
          </table:table-cell>
          <table:table-cell/>
          <table:table-cell table:formula="of:=MIN([.F134:.H134])" office:value-type="float" office:value="90">
            <text:p>90</text:p>
          </table:table-cell>
          <table:table-cell table:formula="of:=MAX([.F134:.H134])" office:value-type="float" office:value="205">
            <text:p>205</text:p>
          </table:table-cell>
        </table:table-row>
        <table:table-row table:style-name="ro3">
          <table:table-cell table:number-columns-repeated="2" table:style-name="ce127" office:value-type="string">
            <text:p><text:s text:c="2"/></text:p>
          </table:table-cell>
          <table:table-cell table:style-name="ce27" office:value-type="string">
            <text:p>slategray </text:p>
          </table:table-cell>
          <table:table-cell table:style-name="ce27" office:value-type="string">
            <text:p>slateGray </text:p>
          </table:table-cell>
          <table:table-cell table:style-name="ce124" office:value-type="string">
            <text:p>#708090 </text:p>
          </table:table-cell>
          <table:table-cell table:style-name="ce144" office:value-type="float" office:value="112">
            <text:p>112</text:p>
          </table:table-cell>
          <table:table-cell office:value-type="float" office:value="128">
            <text:p>128</text:p>
          </table:table-cell>
          <table:table-cell office:value-type="float" office:value="144">
            <text:p>144</text:p>
          </table:table-cell>
          <table:table-cell table:style-name="ce148" table:formula="of:=[.F135]/255" office:value-type="percentage" office:value="0.43921568627451">
            <text:p>44%</text:p>
          </table:table-cell>
          <table:table-cell table:style-name="ce148" table:formula="of:=[.G135]/255" office:value-type="percentage" office:value="0.501960784313726">
            <text:p>50%</text:p>
          </table:table-cell>
          <table:table-cell table:style-name="ce148" table:formula="of:=[.H135]/255" office:value-type="percentage" office:value="0.564705882352941">
            <text:p>56%</text:p>
          </table:table-cell>
          <table:table-cell table:style-name="ce151" table:formula="of:=IF([.P135]=[.F135];(120+120*([.H135]-[.P135])/([.G135]+[.H135]-2*[.P135])); IF([.G135]=[.P135]; 240+120*(([.F135]-[.P135])/([.F135]+[.H135]-2*[.P135])) ; 120*(([.G135]-[.P135])/([.F135]+[.G135]-2*[.P135]) )))" office:value-type="float" office:value="200">
            <text:p>200</text:p>
          </table:table-cell>
          <table:table-cell table:style-name="ce152" table:formula="of:=1-([.P135]/[.Q135])" office:value-type="percentage" office:value="0.222222222222222">
            <text:p>22%</text:p>
          </table:table-cell>
          <table:table-cell table:style-name="ce152" table:formula="of:=([.P135]+[.Q135])/2/255" office:value-type="percentage" office:value="0.501960784313726">
            <text:p>50%</text:p>
          </table:table-cell>
          <table:table-cell/>
          <table:table-cell table:formula="of:=MIN([.F135:.H135])" office:value-type="float" office:value="112">
            <text:p>112</text:p>
          </table:table-cell>
          <table:table-cell table:formula="of:=MAX([.F135:.H135])" office:value-type="float" office:value="144">
            <text:p>144</text:p>
          </table:table-cell>
        </table:table-row>
        <table:table-row table:style-name="ro3">
          <table:table-cell table:style-name="ce27" office:value-type="string">
            <text:p><text:s text:c="2"/></text:p>
          </table:table-cell>
          <table:table-cell table:style-name="ce127" office:value-type="string">
            <text:p><text:s text:c="2"/></text:p>
          </table:table-cell>
          <table:table-cell table:style-name="ce27" office:value-type="string">
            <text:p>slategrey </text:p>
          </table:table-cell>
          <table:table-cell table:style-name="ce27" office:value-type="string">
            <text:p>slateGrey </text:p>
          </table:table-cell>
          <table:table-cell table:style-name="ce124" office:value-type="string">
            <text:p>#708090 </text:p>
          </table:table-cell>
          <table:table-cell table:style-name="ce144" office:value-type="float" office:value="112">
            <text:p>112</text:p>
          </table:table-cell>
          <table:table-cell office:value-type="float" office:value="128">
            <text:p>128</text:p>
          </table:table-cell>
          <table:table-cell office:value-type="float" office:value="144">
            <text:p>144</text:p>
          </table:table-cell>
          <table:table-cell table:style-name="ce148" table:formula="of:=[.F136]/255" office:value-type="percentage" office:value="0.43921568627451">
            <text:p>44%</text:p>
          </table:table-cell>
          <table:table-cell table:style-name="ce148" table:formula="of:=[.G136]/255" office:value-type="percentage" office:value="0.501960784313726">
            <text:p>50%</text:p>
          </table:table-cell>
          <table:table-cell table:style-name="ce148" table:formula="of:=[.H136]/255" office:value-type="percentage" office:value="0.564705882352941">
            <text:p>56%</text:p>
          </table:table-cell>
          <table:table-cell table:style-name="ce151" table:formula="of:=IF([.P136]=[.F136];(120+120*([.H136]-[.P136])/([.G136]+[.H136]-2*[.P136])); IF([.G136]=[.P136]; 240+120*(([.F136]-[.P136])/([.F136]+[.H136]-2*[.P136])) ; 120*(([.G136]-[.P136])/([.F136]+[.G136]-2*[.P136]) )))" office:value-type="float" office:value="200">
            <text:p>200</text:p>
          </table:table-cell>
          <table:table-cell table:style-name="ce152" table:formula="of:=1-([.P136]/[.Q136])" office:value-type="percentage" office:value="0.222222222222222">
            <text:p>22%</text:p>
          </table:table-cell>
          <table:table-cell table:style-name="ce152" table:formula="of:=([.P136]+[.Q136])/2/255" office:value-type="percentage" office:value="0.501960784313726">
            <text:p>50%</text:p>
          </table:table-cell>
          <table:table-cell/>
          <table:table-cell table:formula="of:=MIN([.F136:.H136])" office:value-type="float" office:value="112">
            <text:p>112</text:p>
          </table:table-cell>
          <table:table-cell table:formula="of:=MAX([.F136:.H136])" office:value-type="float" office:value="144">
            <text:p>144</text:p>
          </table:table-cell>
        </table:table-row>
        <table:table-row table:style-name="ro3">
          <table:table-cell table:number-columns-repeated="2" table:style-name="ce128" office:value-type="string">
            <text:p><text:s text:c="2"/></text:p>
          </table:table-cell>
          <table:table-cell table:number-columns-repeated="2" table:style-name="ce27" office:value-type="string">
            <text:p>snow </text:p>
          </table:table-cell>
          <table:table-cell table:style-name="ce124" office:value-type="string">
            <text:p>#fffafa </text:p>
          </table:table-cell>
          <table:table-cell table:style-name="ce144" office:value-type="float" office:value="255">
            <text:p>255</text:p>
          </table:table-cell>
          <table:table-cell table:number-columns-repeated="2" office:value-type="float" office:value="250">
            <text:p>250</text:p>
          </table:table-cell>
          <table:table-cell table:style-name="ce148" table:formula="of:=[.F137]/255" office:value-type="percentage" office:value="1">
            <text:p>100%</text:p>
          </table:table-cell>
          <table:table-cell table:style-name="ce148" table:formula="of:=[.G137]/255" office:value-type="percentage" office:value="0.980392156862745">
            <text:p>98%</text:p>
          </table:table-cell>
          <table:table-cell table:style-name="ce148" table:formula="of:=[.H137]/255" office:value-type="percentage" office:value="0.980392156862745">
            <text:p>98%</text:p>
          </table:table-cell>
          <table:table-cell table:style-name="ce151" table:formula="of:=IF([.P137]=[.F137];(120+120*([.H137]-[.P137])/([.G137]+[.H137]-2*[.P137])); IF([.G137]=[.P137]; 240+120*(([.F137]-[.P137])/([.F137]+[.H137]-2*[.P137])) ; 120*(([.G137]-[.P137])/([.F137]+[.G137]-2*[.P137]) )))" office:value-type="float" office:value="360">
            <text:p>360</text:p>
          </table:table-cell>
          <table:table-cell table:style-name="ce152" table:formula="of:=1-([.P137]/[.Q137])" office:value-type="percentage" office:value="0.0196078431372549">
            <text:p>2%</text:p>
          </table:table-cell>
          <table:table-cell table:style-name="ce152" table:formula="of:=([.P137]+[.Q137])/2/255" office:value-type="percentage" office:value="0.990196078431373">
            <text:p>99%</text:p>
          </table:table-cell>
          <table:table-cell/>
          <table:table-cell table:formula="of:=MIN([.F137:.H137])" office:value-type="float" office:value="250">
            <text:p>250</text:p>
          </table:table-cell>
          <table:table-cell table:formula="of:=MAX([.F137:.H137])" office:value-type="float" office:value="255">
            <text:p>255</text:p>
          </table:table-cell>
        </table:table-row>
        <table:table-row table:style-name="ro3">
          <table:table-cell table:number-columns-repeated="2" table:style-name="ce129" office:value-type="string">
            <text:p><text:s text:c="2"/></text:p>
          </table:table-cell>
          <table:table-cell table:style-name="ce27" office:value-type="string">
            <text:p>springgreen </text:p>
          </table:table-cell>
          <table:table-cell table:style-name="ce27" office:value-type="string">
            <text:p>springGreen </text:p>
          </table:table-cell>
          <table:table-cell table:style-name="ce124" office:value-type="string">
            <text:p>#00ff7f </text:p>
          </table:table-cell>
          <table:table-cell table:style-name="ce144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27">
            <text:p>127</text:p>
          </table:table-cell>
          <table:table-cell table:style-name="ce148" table:formula="of:=[.F138]/255" office:value-type="percentage" office:value="0">
            <text:p>0%</text:p>
          </table:table-cell>
          <table:table-cell table:style-name="ce148" table:formula="of:=[.G138]/255" office:value-type="percentage" office:value="1">
            <text:p>100%</text:p>
          </table:table-cell>
          <table:table-cell table:style-name="ce148" table:formula="of:=[.H138]/255" office:value-type="percentage" office:value="0.498039215686275">
            <text:p>50%</text:p>
          </table:table-cell>
          <table:table-cell table:style-name="ce151" table:formula="of:=IF([.P138]=[.F138];(120+120*([.H138]-[.P138])/([.G138]+[.H138]-2*[.P138])); IF([.G138]=[.P138]; 240+120*(([.F138]-[.P138])/([.F138]+[.H138]-2*[.P138])) ; 120*(([.G138]-[.P138])/([.F138]+[.G138]-2*[.P138]) )))" office:value-type="float" office:value="159.895287958115">
            <text:p>160</text:p>
          </table:table-cell>
          <table:table-cell table:style-name="ce152" table:formula="of:=1-([.P138]/[.Q138])" office:value-type="percentage" office:value="1">
            <text:p>100%</text:p>
          </table:table-cell>
          <table:table-cell table:style-name="ce152" table:formula="of:=([.P138]+[.Q138])/2/255" office:value-type="percentage" office:value="0.5">
            <text:p>50%</text:p>
          </table:table-cell>
          <table:table-cell/>
          <table:table-cell table:formula="of:=MIN([.F138:.H138])" office:value-type="float" office:value="0">
            <text:p>0</text:p>
          </table:table-cell>
          <table:table-cell table:formula="of:=MAX([.F138:.H138])" office:value-type="float" office:value="255">
            <text:p>255</text:p>
          </table:table-cell>
        </table:table-row>
        <table:table-row table:style-name="ro3">
          <table:table-cell table:number-columns-repeated="2" table:style-name="ce130" office:value-type="string">
            <text:p><text:s text:c="2"/></text:p>
          </table:table-cell>
          <table:table-cell table:style-name="ce27" office:value-type="string">
            <text:p>steelblue </text:p>
          </table:table-cell>
          <table:table-cell table:style-name="ce27" office:value-type="string">
            <text:p>steelBlue </text:p>
          </table:table-cell>
          <table:table-cell table:style-name="ce124" office:value-type="string">
            <text:p>#4682b4 </text:p>
          </table:table-cell>
          <table:table-cell table:style-name="ce144" office:value-type="float" office:value="70">
            <text:p>70</text:p>
          </table:table-cell>
          <table:table-cell office:value-type="float" office:value="130">
            <text:p>130</text:p>
          </table:table-cell>
          <table:table-cell office:value-type="float" office:value="180">
            <text:p>180</text:p>
          </table:table-cell>
          <table:table-cell table:style-name="ce148" table:formula="of:=[.F139]/255" office:value-type="percentage" office:value="0.274509803921569">
            <text:p>27%</text:p>
          </table:table-cell>
          <table:table-cell table:style-name="ce148" table:formula="of:=[.G139]/255" office:value-type="percentage" office:value="0.509803921568627">
            <text:p>51%</text:p>
          </table:table-cell>
          <table:table-cell table:style-name="ce148" table:formula="of:=[.H139]/255" office:value-type="percentage" office:value="0.705882352941176">
            <text:p>71%</text:p>
          </table:table-cell>
          <table:table-cell table:style-name="ce151" table:formula="of:=IF([.P139]=[.F139];(120+120*([.H139]-[.P139])/([.G139]+[.H139]-2*[.P139])); IF([.G139]=[.P139]; 240+120*(([.F139]-[.P139])/([.F139]+[.H139]-2*[.P139])) ; 120*(([.G139]-[.P139])/([.F139]+[.G139]-2*[.P139]) )))" office:value-type="float" office:value="197.647058823529">
            <text:p>198</text:p>
          </table:table-cell>
          <table:table-cell table:style-name="ce152" table:formula="of:=1-([.P139]/[.Q139])" office:value-type="percentage" office:value="0.611111111111111">
            <text:p>61%</text:p>
          </table:table-cell>
          <table:table-cell table:style-name="ce152" table:formula="of:=([.P139]+[.Q139])/2/255" office:value-type="percentage" office:value="0.490196078431373">
            <text:p>49%</text:p>
          </table:table-cell>
          <table:table-cell/>
          <table:table-cell table:formula="of:=MIN([.F139:.H139])" office:value-type="float" office:value="70">
            <text:p>70</text:p>
          </table:table-cell>
          <table:table-cell table:formula="of:=MAX([.F139:.H139])" office:value-type="float" office:value="180">
            <text:p>180</text:p>
          </table:table-cell>
        </table:table-row>
        <table:table-row table:style-name="ro3">
          <table:table-cell table:number-columns-repeated="2" table:style-name="ce131" office:value-type="string">
            <text:p><text:s text:c="2"/></text:p>
          </table:table-cell>
          <table:table-cell table:number-columns-repeated="2" table:style-name="ce27" office:value-type="string">
            <text:p>tan </text:p>
          </table:table-cell>
          <table:table-cell table:style-name="ce124" office:value-type="string">
            <text:p>#d2b48c </text:p>
          </table:table-cell>
          <table:table-cell table:style-name="ce144" office:value-type="float" office:value="210">
            <text:p>210</text:p>
          </table:table-cell>
          <table:table-cell office:value-type="float" office:value="180">
            <text:p>180</text:p>
          </table:table-cell>
          <table:table-cell office:value-type="float" office:value="140">
            <text:p>140</text:p>
          </table:table-cell>
          <table:table-cell table:style-name="ce148" table:formula="of:=[.F140]/255" office:value-type="percentage" office:value="0.823529411764706">
            <text:p>82%</text:p>
          </table:table-cell>
          <table:table-cell table:style-name="ce148" table:formula="of:=[.G140]/255" office:value-type="percentage" office:value="0.705882352941176">
            <text:p>71%</text:p>
          </table:table-cell>
          <table:table-cell table:style-name="ce148" table:formula="of:=[.H140]/255" office:value-type="percentage" office:value="0.549019607843137">
            <text:p>55%</text:p>
          </table:table-cell>
          <table:table-cell table:style-name="ce151" table:formula="of:=IF([.P140]=[.F140];(120+120*([.H140]-[.P140])/([.G140]+[.H140]-2*[.P140])); IF([.G140]=[.P140]; 240+120*(([.F140]-[.P140])/([.F140]+[.H140]-2*[.P140])) ; 120*(([.G140]-[.P140])/([.F140]+[.G140]-2*[.P140]) )))" office:value-type="float" office:value="43.6363636363636">
            <text:p>44</text:p>
          </table:table-cell>
          <table:table-cell table:style-name="ce152" table:formula="of:=1-([.P140]/[.Q140])" office:value-type="percentage" office:value="0.333333333333333">
            <text:p>33%</text:p>
          </table:table-cell>
          <table:table-cell table:style-name="ce152" table:formula="of:=([.P140]+[.Q140])/2/255" office:value-type="percentage" office:value="0.686274509803922">
            <text:p>69%</text:p>
          </table:table-cell>
          <table:table-cell/>
          <table:table-cell table:formula="of:=MIN([.F140:.H140])" office:value-type="float" office:value="140">
            <text:p>140</text:p>
          </table:table-cell>
          <table:table-cell table:formula="of:=MAX([.F140:.H140])" office:value-type="float" office:value="210">
            <text:p>210</text:p>
          </table:table-cell>
        </table:table-row>
        <table:table-row table:style-name="ro3">
          <table:table-cell table:number-columns-repeated="2" table:style-name="ce132" office:value-type="string">
            <text:p><text:s text:c="2"/></text:p>
          </table:table-cell>
          <table:table-cell table:number-columns-repeated="2" table:style-name="ce27" office:value-type="string">
            <text:p>teal </text:p>
          </table:table-cell>
          <table:table-cell table:style-name="ce124" office:value-type="string">
            <text:p>#008080 </text:p>
          </table:table-cell>
          <table:table-cell table:style-name="ce144" office:value-type="float" office:value="0">
            <text:p>0</text:p>
          </table:table-cell>
          <table:table-cell table:number-columns-repeated="2" office:value-type="float" office:value="128">
            <text:p>128</text:p>
          </table:table-cell>
          <table:table-cell table:style-name="ce148" table:formula="of:=[.F141]/255" office:value-type="percentage" office:value="0">
            <text:p>0%</text:p>
          </table:table-cell>
          <table:table-cell table:style-name="ce148" table:formula="of:=[.G141]/255" office:value-type="percentage" office:value="0.501960784313726">
            <text:p>50%</text:p>
          </table:table-cell>
          <table:table-cell table:style-name="ce148" table:formula="of:=[.H141]/255" office:value-type="percentage" office:value="0.501960784313726">
            <text:p>50%</text:p>
          </table:table-cell>
          <table:table-cell table:style-name="ce151" table:formula="of:=IF([.P141]=[.F141];(120+120*([.H141]-[.P141])/([.G141]+[.H141]-2*[.P141])); IF([.G141]=[.P141]; 240+120*(([.F141]-[.P141])/([.F141]+[.H141]-2*[.P141])) ; 120*(([.G141]-[.P141])/([.F141]+[.G141]-2*[.P141]) )))" office:value-type="float" office:value="180">
            <text:p>180</text:p>
          </table:table-cell>
          <table:table-cell table:style-name="ce152" table:formula="of:=1-([.P141]/[.Q141])" office:value-type="percentage" office:value="1">
            <text:p>100%</text:p>
          </table:table-cell>
          <table:table-cell table:style-name="ce152" table:formula="of:=([.P141]+[.Q141])/2/255" office:value-type="percentage" office:value="0.250980392156863">
            <text:p>25%</text:p>
          </table:table-cell>
          <table:table-cell/>
          <table:table-cell table:formula="of:=MIN([.F141:.H141])" office:value-type="float" office:value="0">
            <text:p>0</text:p>
          </table:table-cell>
          <table:table-cell table:formula="of:=MAX([.F141:.H141])" office:value-type="float" office:value="128">
            <text:p>128</text:p>
          </table:table-cell>
        </table:table-row>
        <table:table-row table:style-name="ro3">
          <table:table-cell table:number-columns-repeated="2" table:style-name="ce133" office:value-type="string">
            <text:p><text:s text:c="2"/></text:p>
          </table:table-cell>
          <table:table-cell table:number-columns-repeated="2" table:style-name="ce27" office:value-type="string">
            <text:p>thistle </text:p>
          </table:table-cell>
          <table:table-cell table:style-name="ce124" office:value-type="string">
            <text:p>#d8bfd8 </text:p>
          </table:table-cell>
          <table:table-cell table:style-name="ce144" office:value-type="float" office:value="216">
            <text:p>216</text:p>
          </table:table-cell>
          <table:table-cell office:value-type="float" office:value="191">
            <text:p>191</text:p>
          </table:table-cell>
          <table:table-cell office:value-type="float" office:value="216">
            <text:p>216</text:p>
          </table:table-cell>
          <table:table-cell table:style-name="ce148" table:formula="of:=[.F142]/255" office:value-type="percentage" office:value="0.847058823529412">
            <text:p>85%</text:p>
          </table:table-cell>
          <table:table-cell table:style-name="ce148" table:formula="of:=[.G142]/255" office:value-type="percentage" office:value="0.749019607843137">
            <text:p>75%</text:p>
          </table:table-cell>
          <table:table-cell table:style-name="ce148" table:formula="of:=[.H142]/255" office:value-type="percentage" office:value="0.847058823529412">
            <text:p>85%</text:p>
          </table:table-cell>
          <table:table-cell table:style-name="ce151" table:formula="of:=IF([.P142]=[.F142];(120+120*([.H142]-[.P142])/([.G142]+[.H142]-2*[.P142])); IF([.G142]=[.P142]; 240+120*(([.F142]-[.P142])/([.F142]+[.H142]-2*[.P142])) ; 120*(([.G142]-[.P142])/([.F142]+[.G142]-2*[.P142]) )))" office:value-type="float" office:value="300">
            <text:p>300</text:p>
          </table:table-cell>
          <table:table-cell table:style-name="ce152" table:formula="of:=1-([.P142]/[.Q142])" office:value-type="percentage" office:value="0.115740740740741">
            <text:p>12%</text:p>
          </table:table-cell>
          <table:table-cell table:style-name="ce152" table:formula="of:=([.P142]+[.Q142])/2/255" office:value-type="percentage" office:value="0.798039215686275">
            <text:p>80%</text:p>
          </table:table-cell>
          <table:table-cell/>
          <table:table-cell table:formula="of:=MIN([.F142:.H142])" office:value-type="float" office:value="191">
            <text:p>191</text:p>
          </table:table-cell>
          <table:table-cell table:formula="of:=MAX([.F142:.H142])" office:value-type="float" office:value="216">
            <text:p>216</text:p>
          </table:table-cell>
        </table:table-row>
        <table:table-row table:style-name="ro3">
          <table:table-cell table:number-columns-repeated="2" table:style-name="ce134" office:value-type="string">
            <text:p><text:s text:c="2"/></text:p>
          </table:table-cell>
          <table:table-cell table:number-columns-repeated="2" table:style-name="ce27" office:value-type="string">
            <text:p>tomato </text:p>
          </table:table-cell>
          <table:table-cell table:style-name="ce124" office:value-type="string">
            <text:p>#ff6347 </text:p>
          </table:table-cell>
          <table:table-cell table:style-name="ce144" office:value-type="float" office:value="255">
            <text:p>255</text:p>
          </table:table-cell>
          <table:table-cell office:value-type="float" office:value="99">
            <text:p>99</text:p>
          </table:table-cell>
          <table:table-cell office:value-type="float" office:value="71">
            <text:p>71</text:p>
          </table:table-cell>
          <table:table-cell table:style-name="ce148" table:formula="of:=[.F143]/255" office:value-type="percentage" office:value="1">
            <text:p>100%</text:p>
          </table:table-cell>
          <table:table-cell table:style-name="ce148" table:formula="of:=[.G143]/255" office:value-type="percentage" office:value="0.388235294117647">
            <text:p>39%</text:p>
          </table:table-cell>
          <table:table-cell table:style-name="ce148" table:formula="of:=[.H143]/255" office:value-type="percentage" office:value="0.27843137254902">
            <text:p>28%</text:p>
          </table:table-cell>
          <table:table-cell table:style-name="ce151" table:formula="of:=IF([.P143]=[.F143];(120+120*([.H143]-[.P143])/([.G143]+[.H143]-2*[.P143])); IF([.G143]=[.P143]; 240+120*(([.F143]-[.P143])/([.F143]+[.H143]-2*[.P143])) ; 120*(([.G143]-[.P143])/([.F143]+[.G143]-2*[.P143]) )))" office:value-type="float" office:value="15.8490566037736">
            <text:p>16</text:p>
          </table:table-cell>
          <table:table-cell table:style-name="ce152" table:formula="of:=1-([.P143]/[.Q143])" office:value-type="percentage" office:value="0.72156862745098">
            <text:p>72%</text:p>
          </table:table-cell>
          <table:table-cell table:style-name="ce152" table:formula="of:=([.P143]+[.Q143])/2/255" office:value-type="percentage" office:value="0.63921568627451">
            <text:p>64%</text:p>
          </table:table-cell>
          <table:table-cell/>
          <table:table-cell table:formula="of:=MIN([.F143:.H143])" office:value-type="float" office:value="71">
            <text:p>71</text:p>
          </table:table-cell>
          <table:table-cell table:formula="of:=MAX([.F143:.H143])" office:value-type="float" office:value="255">
            <text:p>255</text:p>
          </table:table-cell>
        </table:table-row>
        <table:table-row table:style-name="ro3">
          <table:table-cell table:number-columns-repeated="2" table:style-name="ce135" office:value-type="string">
            <text:p><text:s text:c="2"/></text:p>
          </table:table-cell>
          <table:table-cell table:number-columns-repeated="2" table:style-name="ce27" office:value-type="string">
            <text:p>turquoise </text:p>
          </table:table-cell>
          <table:table-cell table:style-name="ce124" office:value-type="string">
            <text:p>#40e0d0 </text:p>
          </table:table-cell>
          <table:table-cell table:style-name="ce144" office:value-type="float" office:value="64">
            <text:p>64</text:p>
          </table:table-cell>
          <table:table-cell office:value-type="float" office:value="224">
            <text:p>224</text:p>
          </table:table-cell>
          <table:table-cell office:value-type="float" office:value="208">
            <text:p>208</text:p>
          </table:table-cell>
          <table:table-cell table:style-name="ce148" table:formula="of:=[.F144]/255" office:value-type="percentage" office:value="0.250980392156863">
            <text:p>25%</text:p>
          </table:table-cell>
          <table:table-cell table:style-name="ce148" table:formula="of:=[.G144]/255" office:value-type="percentage" office:value="0.87843137254902">
            <text:p>88%</text:p>
          </table:table-cell>
          <table:table-cell table:style-name="ce148" table:formula="of:=[.H144]/255" office:value-type="percentage" office:value="0.815686274509804">
            <text:p>82%</text:p>
          </table:table-cell>
          <table:table-cell table:style-name="ce151" table:formula="of:=IF([.P144]=[.F144];(120+120*([.H144]-[.P144])/([.G144]+[.H144]-2*[.P144])); IF([.G144]=[.P144]; 240+120*(([.F144]-[.P144])/([.F144]+[.H144]-2*[.P144])) ; 120*(([.G144]-[.P144])/([.F144]+[.G144]-2*[.P144]) )))" office:value-type="float" office:value="176.842105263158">
            <text:p>177</text:p>
          </table:table-cell>
          <table:table-cell table:style-name="ce152" table:formula="of:=1-([.P144]/[.Q144])" office:value-type="percentage" office:value="0.714285714285714">
            <text:p>71%</text:p>
          </table:table-cell>
          <table:table-cell table:style-name="ce152" table:formula="of:=([.P144]+[.Q144])/2/255" office:value-type="percentage" office:value="0.564705882352941">
            <text:p>56%</text:p>
          </table:table-cell>
          <table:table-cell/>
          <table:table-cell table:formula="of:=MIN([.F144:.H144])" office:value-type="float" office:value="64">
            <text:p>64</text:p>
          </table:table-cell>
          <table:table-cell table:formula="of:=MAX([.F144:.H144])" office:value-type="float" office:value="224">
            <text:p>224</text:p>
          </table:table-cell>
        </table:table-row>
        <table:table-row table:style-name="ro3">
          <table:table-cell table:number-columns-repeated="2" table:style-name="ce136" office:value-type="string">
            <text:p><text:s text:c="2"/></text:p>
          </table:table-cell>
          <table:table-cell table:number-columns-repeated="2" table:style-name="ce27" office:value-type="string">
            <text:p>violet </text:p>
          </table:table-cell>
          <table:table-cell table:style-name="ce124" office:value-type="string">
            <text:p>#ee82ee </text:p>
          </table:table-cell>
          <table:table-cell table:style-name="ce144" office:value-type="float" office:value="238">
            <text:p>238</text:p>
          </table:table-cell>
          <table:table-cell office:value-type="float" office:value="130">
            <text:p>130</text:p>
          </table:table-cell>
          <table:table-cell office:value-type="float" office:value="238">
            <text:p>238</text:p>
          </table:table-cell>
          <table:table-cell table:style-name="ce148" table:formula="of:=[.F145]/255" office:value-type="percentage" office:value="0.933333333333333">
            <text:p>93%</text:p>
          </table:table-cell>
          <table:table-cell table:style-name="ce148" table:formula="of:=[.G145]/255" office:value-type="percentage" office:value="0.509803921568627">
            <text:p>51%</text:p>
          </table:table-cell>
          <table:table-cell table:style-name="ce148" table:formula="of:=[.H145]/255" office:value-type="percentage" office:value="0.933333333333333">
            <text:p>93%</text:p>
          </table:table-cell>
          <table:table-cell table:style-name="ce151" table:formula="of:=IF([.P145]=[.F145];(120+120*([.H145]-[.P145])/([.G145]+[.H145]-2*[.P145])); IF([.G145]=[.P145]; 240+120*(([.F145]-[.P145])/([.F145]+[.H145]-2*[.P145])) ; 120*(([.G145]-[.P145])/([.F145]+[.G145]-2*[.P145]) )))" office:value-type="float" office:value="300">
            <text:p>300</text:p>
          </table:table-cell>
          <table:table-cell table:style-name="ce152" table:formula="of:=1-([.P145]/[.Q145])" office:value-type="percentage" office:value="0.453781512605042">
            <text:p>45%</text:p>
          </table:table-cell>
          <table:table-cell table:style-name="ce152" table:formula="of:=([.P145]+[.Q145])/2/255" office:value-type="percentage" office:value="0.72156862745098">
            <text:p>72%</text:p>
          </table:table-cell>
          <table:table-cell/>
          <table:table-cell table:formula="of:=MIN([.F145:.H145])" office:value-type="float" office:value="130">
            <text:p>130</text:p>
          </table:table-cell>
          <table:table-cell table:formula="of:=MAX([.F145:.H145])" office:value-type="float" office:value="238">
            <text:p>238</text:p>
          </table:table-cell>
        </table:table-row>
        <table:table-row table:style-name="ro3">
          <table:table-cell table:number-columns-repeated="2" table:style-name="ce137" office:value-type="string">
            <text:p><text:s text:c="2"/></text:p>
          </table:table-cell>
          <table:table-cell table:number-columns-repeated="2" table:style-name="ce27" office:value-type="string">
            <text:p>wheat </text:p>
          </table:table-cell>
          <table:table-cell table:style-name="ce124" office:value-type="string">
            <text:p>#f5deb3 </text:p>
          </table:table-cell>
          <table:table-cell table:style-name="ce144" office:value-type="float" office:value="245">
            <text:p>245</text:p>
          </table:table-cell>
          <table:table-cell office:value-type="float" office:value="222">
            <text:p>222</text:p>
          </table:table-cell>
          <table:table-cell office:value-type="float" office:value="179">
            <text:p>179</text:p>
          </table:table-cell>
          <table:table-cell table:style-name="ce148" table:formula="of:=[.F146]/255" office:value-type="percentage" office:value="0.96078431372549">
            <text:p>96%</text:p>
          </table:table-cell>
          <table:table-cell table:style-name="ce148" table:formula="of:=[.G146]/255" office:value-type="percentage" office:value="0.870588235294118">
            <text:p>87%</text:p>
          </table:table-cell>
          <table:table-cell table:style-name="ce148" table:formula="of:=[.H146]/255" office:value-type="percentage" office:value="0.701960784313725">
            <text:p>70%</text:p>
          </table:table-cell>
          <table:table-cell table:style-name="ce151" table:formula="of:=IF([.P146]=[.F146];(120+120*([.H146]-[.P146])/([.G146]+[.H146]-2*[.P146])); IF([.G146]=[.P146]; 240+120*(([.F146]-[.P146])/([.F146]+[.H146]-2*[.P146])) ; 120*(([.G146]-[.P146])/([.F146]+[.G146]-2*[.P146]) )))" office:value-type="float" office:value="47.3394495412844">
            <text:p>47</text:p>
          </table:table-cell>
          <table:table-cell table:style-name="ce152" table:formula="of:=1-([.P146]/[.Q146])" office:value-type="percentage" office:value="0.269387755102041">
            <text:p>27%</text:p>
          </table:table-cell>
          <table:table-cell table:style-name="ce152" table:formula="of:=([.P146]+[.Q146])/2/255" office:value-type="percentage" office:value="0.831372549019608">
            <text:p>83%</text:p>
          </table:table-cell>
          <table:table-cell/>
          <table:table-cell table:formula="of:=MIN([.F146:.H146])" office:value-type="float" office:value="179">
            <text:p>179</text:p>
          </table:table-cell>
          <table:table-cell table:formula="of:=MAX([.F146:.H146])" office:value-type="float" office:value="245">
            <text:p>245</text:p>
          </table:table-cell>
        </table:table-row>
        <table:table-row table:style-name="ro3">
          <table:table-cell table:number-columns-repeated="2" table:style-name="ce138" office:value-type="string">
            <text:p><text:s text:c="2"/></text:p>
          </table:table-cell>
          <table:table-cell table:number-columns-repeated="2" table:style-name="ce27" office:value-type="string">
            <text:p>white </text:p>
          </table:table-cell>
          <table:table-cell table:style-name="ce124" office:value-type="string">
            <text:p>#ffffff </text:p>
          </table:table-cell>
          <table:table-cell table:style-name="ce144" office:value-type="float" office:value="255">
            <text:p>255</text:p>
          </table:table-cell>
          <table:table-cell table:number-columns-repeated="2" office:value-type="float" office:value="255">
            <text:p>255</text:p>
          </table:table-cell>
          <table:table-cell table:style-name="ce148" table:formula="of:=[.F147]/255" office:value-type="percentage" office:value="1">
            <text:p>100%</text:p>
          </table:table-cell>
          <table:table-cell table:style-name="ce148" table:formula="of:=[.G147]/255" office:value-type="percentage" office:value="1">
            <text:p>100%</text:p>
          </table:table-cell>
          <table:table-cell table:style-name="ce148" table:formula="of:=[.H147]/255" office:value-type="percentage" office:value="1">
            <text:p>100%</text:p>
          </table:table-cell>
          <table:table-cell table:style-name="ce151" table:formula="of:=IF([.P147]=[.F147];(120+120*([.H147]-[.P147])/([.G147]+[.H147]-2*[.P147])); IF([.G147]=[.P147]; 240+120*(([.F147]-[.P147])/([.F147]+[.H147]-2*[.P147])) ; 120*(([.G147]-[.P147])/([.F147]+[.G147]-2*[.P147]) )))" office:value-type="float" office:value="0">
            <text:p>#DIV/0!</text:p>
          </table:table-cell>
          <table:table-cell table:style-name="ce152" table:formula="of:=1-([.P147]/[.Q147])" office:value-type="percentage" office:value="0">
            <text:p>0%</text:p>
          </table:table-cell>
          <table:table-cell table:style-name="ce152" table:formula="of:=([.P147]+[.Q147])/2/255" office:value-type="percentage" office:value="1">
            <text:p>100%</text:p>
          </table:table-cell>
          <table:table-cell/>
          <table:table-cell table:formula="of:=MIN([.F147:.H147])" office:value-type="float" office:value="255">
            <text:p>255</text:p>
          </table:table-cell>
          <table:table-cell table:formula="of:=MAX([.F147:.H147])" office:value-type="float" office:value="255">
            <text:p>255</text:p>
          </table:table-cell>
        </table:table-row>
        <table:table-row table:style-name="ro3">
          <table:table-cell table:number-columns-repeated="2" table:style-name="ce139" office:value-type="string">
            <text:p><text:s text:c="2"/></text:p>
          </table:table-cell>
          <table:table-cell table:style-name="ce27" office:value-type="string">
            <text:p>whitesmoke </text:p>
          </table:table-cell>
          <table:table-cell table:style-name="ce27" office:value-type="string">
            <text:p>whiteSmoke </text:p>
          </table:table-cell>
          <table:table-cell table:style-name="ce124" office:value-type="string">
            <text:p>#f5f5f5 </text:p>
          </table:table-cell>
          <table:table-cell table:style-name="ce144" office:value-type="float" office:value="245">
            <text:p>245</text:p>
          </table:table-cell>
          <table:table-cell table:number-columns-repeated="2" office:value-type="float" office:value="245">
            <text:p>245</text:p>
          </table:table-cell>
          <table:table-cell table:style-name="ce148" table:formula="of:=[.F148]/255" office:value-type="percentage" office:value="0.96078431372549">
            <text:p>96%</text:p>
          </table:table-cell>
          <table:table-cell table:style-name="ce148" table:formula="of:=[.G148]/255" office:value-type="percentage" office:value="0.96078431372549">
            <text:p>96%</text:p>
          </table:table-cell>
          <table:table-cell table:style-name="ce148" table:formula="of:=[.H148]/255" office:value-type="percentage" office:value="0.96078431372549">
            <text:p>96%</text:p>
          </table:table-cell>
          <table:table-cell table:style-name="ce151" table:formula="of:=IF([.P148]=[.F148];(120+120*([.H148]-[.P148])/([.G148]+[.H148]-2*[.P148])); IF([.G148]=[.P148]; 240+120*(([.F148]-[.P148])/([.F148]+[.H148]-2*[.P148])) ; 120*(([.G148]-[.P148])/([.F148]+[.G148]-2*[.P148]) )))" office:value-type="float" office:value="0">
            <text:p>#DIV/0!</text:p>
          </table:table-cell>
          <table:table-cell table:style-name="ce152" table:formula="of:=1-([.P148]/[.Q148])" office:value-type="percentage" office:value="0">
            <text:p>0%</text:p>
          </table:table-cell>
          <table:table-cell table:style-name="ce152" table:formula="of:=([.P148]+[.Q148])/2/255" office:value-type="percentage" office:value="0.96078431372549">
            <text:p>96%</text:p>
          </table:table-cell>
          <table:table-cell/>
          <table:table-cell table:formula="of:=MIN([.F148:.H148])" office:value-type="float" office:value="245">
            <text:p>245</text:p>
          </table:table-cell>
          <table:table-cell table:formula="of:=MAX([.F148:.H148])" office:value-type="float" office:value="245">
            <text:p>245</text:p>
          </table:table-cell>
        </table:table-row>
        <table:table-row table:style-name="ro3">
          <table:table-cell table:number-columns-repeated="2" table:style-name="ce140" office:value-type="string">
            <text:p><text:s text:c="2"/></text:p>
          </table:table-cell>
          <table:table-cell table:number-columns-repeated="2" table:style-name="ce27" office:value-type="string">
            <text:p>yellow </text:p>
          </table:table-cell>
          <table:table-cell table:style-name="ce124" office:value-type="string">
            <text:p>#ffff00 </text:p>
          </table:table-cell>
          <table:table-cell table:style-name="ce144" office:value-type="float" office:value="255">
            <text:p>255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table:style-name="ce148" table:formula="of:=[.F149]/255" office:value-type="percentage" office:value="1">
            <text:p>100%</text:p>
          </table:table-cell>
          <table:table-cell table:style-name="ce148" table:formula="of:=[.G149]/255" office:value-type="percentage" office:value="1">
            <text:p>100%</text:p>
          </table:table-cell>
          <table:table-cell table:style-name="ce148" table:formula="of:=[.H149]/255" office:value-type="percentage" office:value="0">
            <text:p>0%</text:p>
          </table:table-cell>
          <table:table-cell table:style-name="ce151" table:formula="of:=IF([.P149]=[.F149];(120+120*([.H149]-[.P149])/([.G149]+[.H149]-2*[.P149])); IF([.G149]=[.P149]; 240+120*(([.F149]-[.P149])/([.F149]+[.H149]-2*[.P149])) ; 120*(([.G149]-[.P149])/([.F149]+[.G149]-2*[.P149]) )))" office:value-type="float" office:value="60">
            <text:p>60</text:p>
          </table:table-cell>
          <table:table-cell table:style-name="ce152" table:formula="of:=1-([.P149]/[.Q149])" office:value-type="percentage" office:value="1">
            <text:p>100%</text:p>
          </table:table-cell>
          <table:table-cell table:style-name="ce152" table:formula="of:=([.P149]+[.Q149])/2/255" office:value-type="percentage" office:value="0.5">
            <text:p>50%</text:p>
          </table:table-cell>
          <table:table-cell/>
          <table:table-cell table:formula="of:=MIN([.F149:.H149])" office:value-type="float" office:value="0">
            <text:p>0</text:p>
          </table:table-cell>
          <table:table-cell table:formula="of:=MAX([.F149:.H149])" office:value-type="float" office:value="255">
            <text:p>255</text:p>
          </table:table-cell>
        </table:table-row>
        <table:table-row table:style-name="ro3">
          <table:table-cell table:number-columns-repeated="2" table:style-name="ce141" office:value-type="string">
            <text:p><text:s text:c="2"/></text:p>
          </table:table-cell>
          <table:table-cell table:style-name="ce27" office:value-type="string">
            <text:p>yellowgreen </text:p>
          </table:table-cell>
          <table:table-cell table:style-name="ce27" office:value-type="string">
            <text:p>yellowGreen </text:p>
          </table:table-cell>
          <table:table-cell table:style-name="ce124" office:value-type="string">
            <text:p>#9acd32 </text:p>
          </table:table-cell>
          <table:table-cell table:style-name="ce144" office:value-type="float" office:value="154">
            <text:p>154</text:p>
          </table:table-cell>
          <table:table-cell office:value-type="float" office:value="205">
            <text:p>205</text:p>
          </table:table-cell>
          <table:table-cell office:value-type="float" office:value="50">
            <text:p>50</text:p>
          </table:table-cell>
          <table:table-cell table:style-name="ce148" table:formula="of:=[.F150]/255" office:value-type="percentage" office:value="0.603921568627451">
            <text:p>60%</text:p>
          </table:table-cell>
          <table:table-cell table:style-name="ce148" table:formula="of:=[.G150]/255" office:value-type="percentage" office:value="0.803921568627451">
            <text:p>80%</text:p>
          </table:table-cell>
          <table:table-cell table:style-name="ce148" table:formula="of:=[.H150]/255" office:value-type="percentage" office:value="0.196078431372549">
            <text:p>20%</text:p>
          </table:table-cell>
          <table:table-cell table:style-name="ce151" table:formula="of:=IF([.P150]=[.F150];(120+120*([.H150]-[.P150])/([.G150]+[.H150]-2*[.P150])); IF([.G150]=[.P150]; 240+120*(([.F150]-[.P150])/([.F150]+[.H150]-2*[.P150])) ; 120*(([.G150]-[.P150])/([.F150]+[.G150]-2*[.P150]) )))" office:value-type="float" office:value="71.8146718146718">
            <text:p>72</text:p>
          </table:table-cell>
          <table:table-cell table:style-name="ce152" table:formula="of:=1-([.P150]/[.Q150])" office:value-type="percentage" office:value="0.75609756097561">
            <text:p>76%</text:p>
          </table:table-cell>
          <table:table-cell table:style-name="ce152" table:formula="of:=([.P150]+[.Q150])/2/255" office:value-type="percentage" office:value="0.5">
            <text:p>50%</text:p>
          </table:table-cell>
          <table:table-cell/>
          <table:table-cell table:formula="of:=MIN([.F150:.H150])" office:value-type="float" office:value="50">
            <text:p>50</text:p>
          </table:table-cell>
          <table:table-cell table:formula="of:=MAX([.F150:.H150])" office:value-type="float" office:value="205">
            <text:p>205</text:p>
          </table:table-cell>
        </table:table-row>
        <table:table-row table:style-name="ro3" table:number-rows-repeated="1048425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Sheet2" table:style-name="ta1" table:print="false">
        <table:table-column table:style-name="co3" table:default-cell-style-name="Default"/>
        <table:table-column table:style-name="co1" table:number-columns-repeated="3" table:default-cell-style-name="Default"/>
        <table:table-row table:style-name="ro2">
          <table:table-cell table:formula="of:=[Sheet1.D3]" office:value-type="string" office:string-value="AliceBlue ">
            <text:p>AliceBlue </text:p>
          </table:table-cell>
          <table:table-cell table:formula="of:=[Sheet1.F3]" office:value-type="float" office:value="240">
            <text:p>240</text:p>
          </table:table-cell>
          <table:table-cell table:formula="of:=[Sheet1.G3]" office:value-type="float" office:value="248">
            <text:p>248</text:p>
          </table:table-cell>
          <table:table-cell table:formula="of:=[Sheet1.H3]" office:value-type="float" office:value="255">
            <text:p>255</text:p>
          </table:table-cell>
        </table:table-row>
        <table:table-row table:style-name="ro2">
          <table:table-cell table:formula="of:=[Sheet1.D4]" office:value-type="string" office:string-value="antiqueWhite ">
            <text:p>antiqueWhite </text:p>
          </table:table-cell>
          <table:table-cell table:formula="of:=[Sheet1.F4]" office:value-type="float" office:value="250">
            <text:p>250</text:p>
          </table:table-cell>
          <table:table-cell table:formula="of:=[Sheet1.G4]" office:value-type="float" office:value="235">
            <text:p>235</text:p>
          </table:table-cell>
          <table:table-cell table:formula="of:=[Sheet1.H4]" office:value-type="float" office:value="215">
            <text:p>215</text:p>
          </table:table-cell>
        </table:table-row>
        <table:table-row table:style-name="ro2">
          <table:table-cell table:formula="of:=[Sheet1.D5]" office:value-type="string" office:string-value="aqua ">
            <text:p>aqua </text:p>
          </table:table-cell>
          <table:table-cell table:formula="of:=[Sheet1.F5]" office:value-type="float" office:value="0">
            <text:p>0</text:p>
          </table:table-cell>
          <table:table-cell table:formula="of:=[Sheet1.G5]" office:value-type="float" office:value="255">
            <text:p>255</text:p>
          </table:table-cell>
          <table:table-cell table:formula="of:=[Sheet1.H5]" office:value-type="float" office:value="255">
            <text:p>255</text:p>
          </table:table-cell>
        </table:table-row>
        <table:table-row table:style-name="ro2">
          <table:table-cell table:formula="of:=[Sheet1.D6]" office:value-type="string" office:string-value="aquamarine ">
            <text:p>aquamarine </text:p>
          </table:table-cell>
          <table:table-cell table:formula="of:=[Sheet1.F6]" office:value-type="float" office:value="127">
            <text:p>127</text:p>
          </table:table-cell>
          <table:table-cell table:formula="of:=[Sheet1.G6]" office:value-type="float" office:value="255">
            <text:p>255</text:p>
          </table:table-cell>
          <table:table-cell table:formula="of:=[Sheet1.H6]" office:value-type="float" office:value="212">
            <text:p>212</text:p>
          </table:table-cell>
        </table:table-row>
        <table:table-row table:style-name="ro2">
          <table:table-cell table:formula="of:=[Sheet1.D7]" office:value-type="string" office:string-value="azure ">
            <text:p>azure </text:p>
          </table:table-cell>
          <table:table-cell table:formula="of:=[Sheet1.F7]" office:value-type="float" office:value="240">
            <text:p>240</text:p>
          </table:table-cell>
          <table:table-cell table:formula="of:=[Sheet1.G7]" office:value-type="float" office:value="255">
            <text:p>255</text:p>
          </table:table-cell>
          <table:table-cell table:formula="of:=[Sheet1.H7]" office:value-type="float" office:value="255">
            <text:p>255</text:p>
          </table:table-cell>
        </table:table-row>
        <table:table-row table:style-name="ro2">
          <table:table-cell table:formula="of:=[Sheet1.D8]" office:value-type="string" office:string-value="beige ">
            <text:p>beige </text:p>
          </table:table-cell>
          <table:table-cell table:formula="of:=[Sheet1.F8]" office:value-type="float" office:value="245">
            <text:p>245</text:p>
          </table:table-cell>
          <table:table-cell table:formula="of:=[Sheet1.G8]" office:value-type="float" office:value="245">
            <text:p>245</text:p>
          </table:table-cell>
          <table:table-cell table:formula="of:=[Sheet1.H8]" office:value-type="float" office:value="220">
            <text:p>220</text:p>
          </table:table-cell>
        </table:table-row>
        <table:table-row table:style-name="ro2">
          <table:table-cell table:formula="of:=[Sheet1.D9]" office:value-type="string" office:string-value="bisque ">
            <text:p>bisque </text:p>
          </table:table-cell>
          <table:table-cell table:formula="of:=[Sheet1.F9]" office:value-type="float" office:value="255">
            <text:p>255</text:p>
          </table:table-cell>
          <table:table-cell table:formula="of:=[Sheet1.G9]" office:value-type="float" office:value="228">
            <text:p>228</text:p>
          </table:table-cell>
          <table:table-cell table:formula="of:=[Sheet1.H9]" office:value-type="float" office:value="196">
            <text:p>196</text:p>
          </table:table-cell>
        </table:table-row>
        <table:table-row table:style-name="ro2">
          <table:table-cell table:formula="of:=[Sheet1.D10]" office:value-type="string" office:string-value="black ">
            <text:p>black </text:p>
          </table:table-cell>
          <table:table-cell table:formula="of:=[Sheet1.F10]" office:value-type="float" office:value="0">
            <text:p>0</text:p>
          </table:table-cell>
          <table:table-cell table:formula="of:=[Sheet1.G10]" office:value-type="float" office:value="0">
            <text:p>0</text:p>
          </table:table-cell>
          <table:table-cell table:formula="of:=[Sheet1.H10]" office:value-type="float" office:value="0">
            <text:p>0</text:p>
          </table:table-cell>
        </table:table-row>
        <table:table-row table:style-name="ro2">
          <table:table-cell table:formula="of:=[Sheet1.D11]" office:value-type="string" office:string-value="blanchedAlmond ">
            <text:p>blanchedAlmond </text:p>
          </table:table-cell>
          <table:table-cell table:formula="of:=[Sheet1.F11]" office:value-type="float" office:value="255">
            <text:p>255</text:p>
          </table:table-cell>
          <table:table-cell table:formula="of:=[Sheet1.G11]" office:value-type="float" office:value="235">
            <text:p>235</text:p>
          </table:table-cell>
          <table:table-cell table:formula="of:=[Sheet1.H11]" office:value-type="float" office:value="205">
            <text:p>205</text:p>
          </table:table-cell>
        </table:table-row>
        <table:table-row table:style-name="ro2">
          <table:table-cell table:formula="of:=[Sheet1.D12]" office:value-type="string" office:string-value="blue ">
            <text:p>blue </text:p>
          </table:table-cell>
          <table:table-cell table:formula="of:=[Sheet1.F12]" office:value-type="float" office:value="0">
            <text:p>0</text:p>
          </table:table-cell>
          <table:table-cell table:formula="of:=[Sheet1.G12]" office:value-type="float" office:value="0">
            <text:p>0</text:p>
          </table:table-cell>
          <table:table-cell table:formula="of:=[Sheet1.H12]" office:value-type="float" office:value="255">
            <text:p>255</text:p>
          </table:table-cell>
        </table:table-row>
        <table:table-row table:style-name="ro2">
          <table:table-cell table:formula="of:=[Sheet1.D13]" office:value-type="string" office:string-value="blueViolet ">
            <text:p>blueViolet </text:p>
          </table:table-cell>
          <table:table-cell table:formula="of:=[Sheet1.F13]" office:value-type="float" office:value="138">
            <text:p>138</text:p>
          </table:table-cell>
          <table:table-cell table:formula="of:=[Sheet1.G13]" office:value-type="float" office:value="43">
            <text:p>43</text:p>
          </table:table-cell>
          <table:table-cell table:formula="of:=[Sheet1.H13]" office:value-type="float" office:value="226">
            <text:p>226</text:p>
          </table:table-cell>
        </table:table-row>
        <table:table-row table:style-name="ro2">
          <table:table-cell table:formula="of:=[Sheet1.D14]" office:value-type="string" office:string-value="brown ">
            <text:p>brown </text:p>
          </table:table-cell>
          <table:table-cell table:formula="of:=[Sheet1.F14]" office:value-type="float" office:value="165">
            <text:p>165</text:p>
          </table:table-cell>
          <table:table-cell table:formula="of:=[Sheet1.G14]" office:value-type="float" office:value="42">
            <text:p>42</text:p>
          </table:table-cell>
          <table:table-cell table:formula="of:=[Sheet1.H14]" office:value-type="float" office:value="42">
            <text:p>42</text:p>
          </table:table-cell>
        </table:table-row>
        <table:table-row table:style-name="ro2">
          <table:table-cell table:formula="of:=[Sheet1.D15]" office:value-type="string" office:string-value="burlywood ">
            <text:p>burlywood </text:p>
          </table:table-cell>
          <table:table-cell table:formula="of:=[Sheet1.F15]" office:value-type="float" office:value="222">
            <text:p>222</text:p>
          </table:table-cell>
          <table:table-cell table:formula="of:=[Sheet1.G15]" office:value-type="float" office:value="184">
            <text:p>184</text:p>
          </table:table-cell>
          <table:table-cell table:formula="of:=[Sheet1.H15]" office:value-type="float" office:value="135">
            <text:p>135</text:p>
          </table:table-cell>
        </table:table-row>
        <table:table-row table:style-name="ro2">
          <table:table-cell table:formula="of:=[Sheet1.D16]" office:value-type="string" office:string-value="cadetBlue ">
            <text:p>cadetBlue </text:p>
          </table:table-cell>
          <table:table-cell table:formula="of:=[Sheet1.F16]" office:value-type="float" office:value="95">
            <text:p>95</text:p>
          </table:table-cell>
          <table:table-cell table:formula="of:=[Sheet1.G16]" office:value-type="float" office:value="158">
            <text:p>158</text:p>
          </table:table-cell>
          <table:table-cell table:formula="of:=[Sheet1.H16]" office:value-type="float" office:value="160">
            <text:p>160</text:p>
          </table:table-cell>
        </table:table-row>
        <table:table-row table:style-name="ro2">
          <table:table-cell table:formula="of:=[Sheet1.D17]" office:value-type="string" office:string-value="chartreuse ">
            <text:p>chartreuse </text:p>
          </table:table-cell>
          <table:table-cell table:formula="of:=[Sheet1.F17]" office:value-type="float" office:value="127">
            <text:p>127</text:p>
          </table:table-cell>
          <table:table-cell table:formula="of:=[Sheet1.G17]" office:value-type="float" office:value="255">
            <text:p>255</text:p>
          </table:table-cell>
          <table:table-cell table:formula="of:=[Sheet1.H17]" office:value-type="float" office:value="0">
            <text:p>0</text:p>
          </table:table-cell>
        </table:table-row>
        <table:table-row table:style-name="ro2">
          <table:table-cell table:formula="of:=[Sheet1.D18]" office:value-type="string" office:string-value="chocolate ">
            <text:p>chocolate </text:p>
          </table:table-cell>
          <table:table-cell table:formula="of:=[Sheet1.F18]" office:value-type="float" office:value="210">
            <text:p>210</text:p>
          </table:table-cell>
          <table:table-cell table:formula="of:=[Sheet1.G18]" office:value-type="float" office:value="105">
            <text:p>105</text:p>
          </table:table-cell>
          <table:table-cell table:formula="of:=[Sheet1.H18]" office:value-type="float" office:value="30">
            <text:p>30</text:p>
          </table:table-cell>
        </table:table-row>
        <table:table-row table:style-name="ro2">
          <table:table-cell table:formula="of:=[Sheet1.D19]" office:value-type="string" office:string-value="coral ">
            <text:p>coral </text:p>
          </table:table-cell>
          <table:table-cell table:formula="of:=[Sheet1.F19]" office:value-type="float" office:value="255">
            <text:p>255</text:p>
          </table:table-cell>
          <table:table-cell table:formula="of:=[Sheet1.G19]" office:value-type="float" office:value="127">
            <text:p>127</text:p>
          </table:table-cell>
          <table:table-cell table:formula="of:=[Sheet1.H19]" office:value-type="float" office:value="80">
            <text:p>80</text:p>
          </table:table-cell>
        </table:table-row>
        <table:table-row table:style-name="ro2">
          <table:table-cell table:formula="of:=[Sheet1.D20]" office:value-type="string" office:string-value="cornflowerBlue ">
            <text:p>cornflowerBlue </text:p>
          </table:table-cell>
          <table:table-cell table:formula="of:=[Sheet1.F20]" office:value-type="float" office:value="100">
            <text:p>100</text:p>
          </table:table-cell>
          <table:table-cell table:formula="of:=[Sheet1.G20]" office:value-type="float" office:value="149">
            <text:p>149</text:p>
          </table:table-cell>
          <table:table-cell table:formula="of:=[Sheet1.H20]" office:value-type="float" office:value="237">
            <text:p>237</text:p>
          </table:table-cell>
        </table:table-row>
        <table:table-row table:style-name="ro2">
          <table:table-cell table:formula="of:=[Sheet1.D21]" office:value-type="string" office:string-value="cornsilk ">
            <text:p>cornsilk </text:p>
          </table:table-cell>
          <table:table-cell table:formula="of:=[Sheet1.F21]" office:value-type="float" office:value="255">
            <text:p>255</text:p>
          </table:table-cell>
          <table:table-cell table:formula="of:=[Sheet1.G21]" office:value-type="float" office:value="248">
            <text:p>248</text:p>
          </table:table-cell>
          <table:table-cell table:formula="of:=[Sheet1.H21]" office:value-type="float" office:value="220">
            <text:p>220</text:p>
          </table:table-cell>
        </table:table-row>
        <table:table-row table:style-name="ro2">
          <table:table-cell table:formula="of:=[Sheet1.D22]" office:value-type="string" office:string-value="crimson ">
            <text:p>crimson </text:p>
          </table:table-cell>
          <table:table-cell table:formula="of:=[Sheet1.F22]" office:value-type="float" office:value="220">
            <text:p>220</text:p>
          </table:table-cell>
          <table:table-cell table:formula="of:=[Sheet1.G22]" office:value-type="float" office:value="20">
            <text:p>20</text:p>
          </table:table-cell>
          <table:table-cell table:formula="of:=[Sheet1.H22]" office:value-type="float" office:value="60">
            <text:p>60</text:p>
          </table:table-cell>
        </table:table-row>
        <table:table-row table:style-name="ro2">
          <table:table-cell table:formula="of:=[Sheet1.D23]" office:value-type="string" office:string-value="cyan ">
            <text:p>cyan </text:p>
          </table:table-cell>
          <table:table-cell table:formula="of:=[Sheet1.F23]" office:value-type="float" office:value="0">
            <text:p>0</text:p>
          </table:table-cell>
          <table:table-cell table:formula="of:=[Sheet1.G23]" office:value-type="float" office:value="255">
            <text:p>255</text:p>
          </table:table-cell>
          <table:table-cell table:formula="of:=[Sheet1.H23]" office:value-type="float" office:value="255">
            <text:p>255</text:p>
          </table:table-cell>
        </table:table-row>
        <table:table-row table:style-name="ro2">
          <table:table-cell table:formula="of:=[Sheet1.D24]" office:value-type="string" office:string-value="darkBlue ">
            <text:p>darkBlue </text:p>
          </table:table-cell>
          <table:table-cell table:formula="of:=[Sheet1.F24]" office:value-type="float" office:value="0">
            <text:p>0</text:p>
          </table:table-cell>
          <table:table-cell table:formula="of:=[Sheet1.G24]" office:value-type="float" office:value="0">
            <text:p>0</text:p>
          </table:table-cell>
          <table:table-cell table:formula="of:=[Sheet1.H24]" office:value-type="float" office:value="139">
            <text:p>139</text:p>
          </table:table-cell>
        </table:table-row>
        <table:table-row table:style-name="ro2">
          <table:table-cell table:formula="of:=[Sheet1.D25]" office:value-type="string" office:string-value="darkCyan ">
            <text:p>darkCyan </text:p>
          </table:table-cell>
          <table:table-cell table:formula="of:=[Sheet1.F25]" office:value-type="float" office:value="0">
            <text:p>0</text:p>
          </table:table-cell>
          <table:table-cell table:formula="of:=[Sheet1.G25]" office:value-type="float" office:value="139">
            <text:p>139</text:p>
          </table:table-cell>
          <table:table-cell table:formula="of:=[Sheet1.H25]" office:value-type="float" office:value="139">
            <text:p>139</text:p>
          </table:table-cell>
        </table:table-row>
        <table:table-row table:style-name="ro2">
          <table:table-cell table:formula="of:=[Sheet1.D26]" office:value-type="string" office:string-value="darkGoldenrod ">
            <text:p>darkGoldenrod </text:p>
          </table:table-cell>
          <table:table-cell table:formula="of:=[Sheet1.F26]" office:value-type="float" office:value="184">
            <text:p>184</text:p>
          </table:table-cell>
          <table:table-cell table:formula="of:=[Sheet1.G26]" office:value-type="float" office:value="134">
            <text:p>134</text:p>
          </table:table-cell>
          <table:table-cell table:formula="of:=[Sheet1.H26]" office:value-type="float" office:value="11">
            <text:p>11</text:p>
          </table:table-cell>
        </table:table-row>
        <table:table-row table:style-name="ro2">
          <table:table-cell table:formula="of:=[Sheet1.D27]" office:value-type="string" office:string-value="darkGray ">
            <text:p>darkGray </text:p>
          </table:table-cell>
          <table:table-cell table:formula="of:=[Sheet1.F27]" office:value-type="float" office:value="169">
            <text:p>169</text:p>
          </table:table-cell>
          <table:table-cell table:formula="of:=[Sheet1.G27]" office:value-type="float" office:value="169">
            <text:p>169</text:p>
          </table:table-cell>
          <table:table-cell table:formula="of:=[Sheet1.H27]" office:value-type="float" office:value="169">
            <text:p>169</text:p>
          </table:table-cell>
        </table:table-row>
        <table:table-row table:style-name="ro2">
          <table:table-cell table:formula="of:=[Sheet1.D28]" office:value-type="string" office:string-value="darkGreen ">
            <text:p>darkGreen </text:p>
          </table:table-cell>
          <table:table-cell table:formula="of:=[Sheet1.F28]" office:value-type="float" office:value="0">
            <text:p>0</text:p>
          </table:table-cell>
          <table:table-cell table:formula="of:=[Sheet1.G28]" office:value-type="float" office:value="100">
            <text:p>100</text:p>
          </table:table-cell>
          <table:table-cell table:formula="of:=[Sheet1.H28]" office:value-type="float" office:value="0">
            <text:p>0</text:p>
          </table:table-cell>
        </table:table-row>
        <table:table-row table:style-name="ro2">
          <table:table-cell table:formula="of:=[Sheet1.D29]" office:value-type="string" office:string-value="darkGrey ">
            <text:p>darkGrey </text:p>
          </table:table-cell>
          <table:table-cell table:formula="of:=[Sheet1.F29]" office:value-type="float" office:value="169">
            <text:p>169</text:p>
          </table:table-cell>
          <table:table-cell table:formula="of:=[Sheet1.G29]" office:value-type="float" office:value="169">
            <text:p>169</text:p>
          </table:table-cell>
          <table:table-cell table:formula="of:=[Sheet1.H29]" office:value-type="float" office:value="169">
            <text:p>169</text:p>
          </table:table-cell>
        </table:table-row>
        <table:table-row table:style-name="ro2">
          <table:table-cell table:formula="of:=[Sheet1.D30]" office:value-type="string" office:string-value="darkKhaki ">
            <text:p>darkKhaki </text:p>
          </table:table-cell>
          <table:table-cell table:formula="of:=[Sheet1.F30]" office:value-type="float" office:value="189">
            <text:p>189</text:p>
          </table:table-cell>
          <table:table-cell table:formula="of:=[Sheet1.G30]" office:value-type="float" office:value="183">
            <text:p>183</text:p>
          </table:table-cell>
          <table:table-cell table:formula="of:=[Sheet1.H30]" office:value-type="float" office:value="107">
            <text:p>107</text:p>
          </table:table-cell>
        </table:table-row>
        <table:table-row table:style-name="ro2">
          <table:table-cell table:formula="of:=[Sheet1.D31]" office:value-type="string" office:string-value="darkMagenta ">
            <text:p>darkMagenta </text:p>
          </table:table-cell>
          <table:table-cell table:formula="of:=[Sheet1.F31]" office:value-type="float" office:value="139">
            <text:p>139</text:p>
          </table:table-cell>
          <table:table-cell table:formula="of:=[Sheet1.G31]" office:value-type="float" office:value="0">
            <text:p>0</text:p>
          </table:table-cell>
          <table:table-cell table:formula="of:=[Sheet1.H31]" office:value-type="float" office:value="139">
            <text:p>139</text:p>
          </table:table-cell>
        </table:table-row>
        <table:table-row table:style-name="ro2">
          <table:table-cell table:formula="of:=[Sheet1.D32]" office:value-type="string" office:string-value="darkOliveGreen ">
            <text:p>darkOliveGreen </text:p>
          </table:table-cell>
          <table:table-cell table:formula="of:=[Sheet1.F32]" office:value-type="float" office:value="85">
            <text:p>85</text:p>
          </table:table-cell>
          <table:table-cell table:formula="of:=[Sheet1.G32]" office:value-type="float" office:value="107">
            <text:p>107</text:p>
          </table:table-cell>
          <table:table-cell table:formula="of:=[Sheet1.H32]" office:value-type="float" office:value="47">
            <text:p>47</text:p>
          </table:table-cell>
        </table:table-row>
        <table:table-row table:style-name="ro2">
          <table:table-cell table:formula="of:=[Sheet1.D33]" office:value-type="string" office:string-value="darkOrange ">
            <text:p>darkOrange </text:p>
          </table:table-cell>
          <table:table-cell table:formula="of:=[Sheet1.F33]" office:value-type="float" office:value="255">
            <text:p>255</text:p>
          </table:table-cell>
          <table:table-cell table:formula="of:=[Sheet1.G33]" office:value-type="float" office:value="140">
            <text:p>140</text:p>
          </table:table-cell>
          <table:table-cell table:formula="of:=[Sheet1.H33]" office:value-type="float" office:value="0">
            <text:p>0</text:p>
          </table:table-cell>
        </table:table-row>
        <table:table-row table:style-name="ro2">
          <table:table-cell table:formula="of:=[Sheet1.D34]" office:value-type="string" office:string-value="darkOrchid ">
            <text:p>darkOrchid </text:p>
          </table:table-cell>
          <table:table-cell table:formula="of:=[Sheet1.F34]" office:value-type="float" office:value="153">
            <text:p>153</text:p>
          </table:table-cell>
          <table:table-cell table:formula="of:=[Sheet1.G34]" office:value-type="float" office:value="50">
            <text:p>50</text:p>
          </table:table-cell>
          <table:table-cell table:formula="of:=[Sheet1.H34]" office:value-type="float" office:value="204">
            <text:p>204</text:p>
          </table:table-cell>
        </table:table-row>
        <table:table-row table:style-name="ro2">
          <table:table-cell table:formula="of:=[Sheet1.D35]" office:value-type="string" office:string-value="darkRed ">
            <text:p>darkRed </text:p>
          </table:table-cell>
          <table:table-cell table:formula="of:=[Sheet1.F35]" office:value-type="float" office:value="139">
            <text:p>139</text:p>
          </table:table-cell>
          <table:table-cell table:formula="of:=[Sheet1.G35]" office:value-type="float" office:value="0">
            <text:p>0</text:p>
          </table:table-cell>
          <table:table-cell table:formula="of:=[Sheet1.H35]" office:value-type="float" office:value="0">
            <text:p>0</text:p>
          </table:table-cell>
        </table:table-row>
        <table:table-row table:style-name="ro2">
          <table:table-cell table:formula="of:=[Sheet1.D36]" office:value-type="string" office:string-value="darkSalmon ">
            <text:p>darkSalmon </text:p>
          </table:table-cell>
          <table:table-cell table:formula="of:=[Sheet1.F36]" office:value-type="float" office:value="233">
            <text:p>233</text:p>
          </table:table-cell>
          <table:table-cell table:formula="of:=[Sheet1.G36]" office:value-type="float" office:value="150">
            <text:p>150</text:p>
          </table:table-cell>
          <table:table-cell table:formula="of:=[Sheet1.H36]" office:value-type="float" office:value="122">
            <text:p>122</text:p>
          </table:table-cell>
        </table:table-row>
        <table:table-row table:style-name="ro2">
          <table:table-cell table:formula="of:=[Sheet1.D37]" office:value-type="string" office:string-value="darkSeaGreen ">
            <text:p>darkSeaGreen </text:p>
          </table:table-cell>
          <table:table-cell table:formula="of:=[Sheet1.F37]" office:value-type="float" office:value="143">
            <text:p>143</text:p>
          </table:table-cell>
          <table:table-cell table:formula="of:=[Sheet1.G37]" office:value-type="float" office:value="188">
            <text:p>188</text:p>
          </table:table-cell>
          <table:table-cell table:formula="of:=[Sheet1.H37]" office:value-type="float" office:value="143">
            <text:p>143</text:p>
          </table:table-cell>
        </table:table-row>
        <table:table-row table:style-name="ro2">
          <table:table-cell table:formula="of:=[Sheet1.D38]" office:value-type="string" office:string-value="darkSlateBlue ">
            <text:p>darkSlateBlue </text:p>
          </table:table-cell>
          <table:table-cell table:formula="of:=[Sheet1.F38]" office:value-type="float" office:value="72">
            <text:p>72</text:p>
          </table:table-cell>
          <table:table-cell table:formula="of:=[Sheet1.G38]" office:value-type="float" office:value="61">
            <text:p>61</text:p>
          </table:table-cell>
          <table:table-cell table:formula="of:=[Sheet1.H38]" office:value-type="float" office:value="139">
            <text:p>139</text:p>
          </table:table-cell>
        </table:table-row>
        <table:table-row table:style-name="ro2">
          <table:table-cell table:formula="of:=[Sheet1.D39]" office:value-type="string" office:string-value="darkSlateGray ">
            <text:p>darkSlateGray </text:p>
          </table:table-cell>
          <table:table-cell table:formula="of:=[Sheet1.F39]" office:value-type="float" office:value="47">
            <text:p>47</text:p>
          </table:table-cell>
          <table:table-cell table:formula="of:=[Sheet1.G39]" office:value-type="float" office:value="79">
            <text:p>79</text:p>
          </table:table-cell>
          <table:table-cell table:formula="of:=[Sheet1.H39]" office:value-type="float" office:value="79">
            <text:p>79</text:p>
          </table:table-cell>
        </table:table-row>
        <table:table-row table:style-name="ro2">
          <table:table-cell table:formula="of:=[Sheet1.D40]" office:value-type="string" office:string-value="darkSlateGrey ">
            <text:p>darkSlateGrey </text:p>
          </table:table-cell>
          <table:table-cell table:formula="of:=[Sheet1.F40]" office:value-type="float" office:value="47">
            <text:p>47</text:p>
          </table:table-cell>
          <table:table-cell table:formula="of:=[Sheet1.G40]" office:value-type="float" office:value="79">
            <text:p>79</text:p>
          </table:table-cell>
          <table:table-cell table:formula="of:=[Sheet1.H40]" office:value-type="float" office:value="79">
            <text:p>79</text:p>
          </table:table-cell>
        </table:table-row>
        <table:table-row table:style-name="ro2">
          <table:table-cell table:formula="of:=[Sheet1.D41]" office:value-type="string" office:string-value="darkTurquoise ">
            <text:p>darkTurquoise </text:p>
          </table:table-cell>
          <table:table-cell table:formula="of:=[Sheet1.F41]" office:value-type="float" office:value="0">
            <text:p>0</text:p>
          </table:table-cell>
          <table:table-cell table:formula="of:=[Sheet1.G41]" office:value-type="float" office:value="206">
            <text:p>206</text:p>
          </table:table-cell>
          <table:table-cell table:formula="of:=[Sheet1.H41]" office:value-type="float" office:value="209">
            <text:p>209</text:p>
          </table:table-cell>
        </table:table-row>
        <table:table-row table:style-name="ro2">
          <table:table-cell table:formula="of:=[Sheet1.D42]" office:value-type="string" office:string-value="darkViolet ">
            <text:p>darkViolet </text:p>
          </table:table-cell>
          <table:table-cell table:formula="of:=[Sheet1.F42]" office:value-type="float" office:value="148">
            <text:p>148</text:p>
          </table:table-cell>
          <table:table-cell table:formula="of:=[Sheet1.G42]" office:value-type="float" office:value="0">
            <text:p>0</text:p>
          </table:table-cell>
          <table:table-cell table:formula="of:=[Sheet1.H42]" office:value-type="float" office:value="211">
            <text:p>211</text:p>
          </table:table-cell>
        </table:table-row>
        <table:table-row table:style-name="ro2">
          <table:table-cell table:formula="of:=[Sheet1.D43]" office:value-type="string" office:string-value="deepPink ">
            <text:p>deepPink </text:p>
          </table:table-cell>
          <table:table-cell table:formula="of:=[Sheet1.F43]" office:value-type="float" office:value="255">
            <text:p>255</text:p>
          </table:table-cell>
          <table:table-cell table:formula="of:=[Sheet1.G43]" office:value-type="float" office:value="20">
            <text:p>20</text:p>
          </table:table-cell>
          <table:table-cell table:formula="of:=[Sheet1.H43]" office:value-type="float" office:value="147">
            <text:p>147</text:p>
          </table:table-cell>
        </table:table-row>
        <table:table-row table:style-name="ro2">
          <table:table-cell table:formula="of:=[Sheet1.D44]" office:value-type="string" office:string-value="deepSkyBlue ">
            <text:p>deepSkyBlue </text:p>
          </table:table-cell>
          <table:table-cell table:formula="of:=[Sheet1.F44]" office:value-type="float" office:value="0">
            <text:p>0</text:p>
          </table:table-cell>
          <table:table-cell table:formula="of:=[Sheet1.G44]" office:value-type="float" office:value="191">
            <text:p>191</text:p>
          </table:table-cell>
          <table:table-cell table:formula="of:=[Sheet1.H44]" office:value-type="float" office:value="255">
            <text:p>255</text:p>
          </table:table-cell>
        </table:table-row>
        <table:table-row table:style-name="ro2">
          <table:table-cell table:formula="of:=[Sheet1.D45]" office:value-type="string" office:string-value="dimGray ">
            <text:p>dimGray </text:p>
          </table:table-cell>
          <table:table-cell table:formula="of:=[Sheet1.F45]" office:value-type="float" office:value="105">
            <text:p>105</text:p>
          </table:table-cell>
          <table:table-cell table:formula="of:=[Sheet1.G45]" office:value-type="float" office:value="105">
            <text:p>105</text:p>
          </table:table-cell>
          <table:table-cell table:formula="of:=[Sheet1.H45]" office:value-type="float" office:value="105">
            <text:p>105</text:p>
          </table:table-cell>
        </table:table-row>
        <table:table-row table:style-name="ro2">
          <table:table-cell table:formula="of:=[Sheet1.D46]" office:value-type="string" office:string-value="dimGrey ">
            <text:p>dimGrey </text:p>
          </table:table-cell>
          <table:table-cell table:formula="of:=[Sheet1.F46]" office:value-type="float" office:value="105">
            <text:p>105</text:p>
          </table:table-cell>
          <table:table-cell table:formula="of:=[Sheet1.G46]" office:value-type="float" office:value="105">
            <text:p>105</text:p>
          </table:table-cell>
          <table:table-cell table:formula="of:=[Sheet1.H46]" office:value-type="float" office:value="105">
            <text:p>105</text:p>
          </table:table-cell>
        </table:table-row>
        <table:table-row table:style-name="ro2">
          <table:table-cell table:formula="of:=[Sheet1.D47]" office:value-type="string" office:string-value="dodgerBlue ">
            <text:p>dodgerBlue </text:p>
          </table:table-cell>
          <table:table-cell table:formula="of:=[Sheet1.F47]" office:value-type="float" office:value="30">
            <text:p>30</text:p>
          </table:table-cell>
          <table:table-cell table:formula="of:=[Sheet1.G47]" office:value-type="float" office:value="144">
            <text:p>144</text:p>
          </table:table-cell>
          <table:table-cell table:formula="of:=[Sheet1.H47]" office:value-type="float" office:value="255">
            <text:p>255</text:p>
          </table:table-cell>
        </table:table-row>
        <table:table-row table:style-name="ro2">
          <table:table-cell table:formula="of:=[Sheet1.D48]" office:value-type="string" office:string-value="firebrick ">
            <text:p>firebrick </text:p>
          </table:table-cell>
          <table:table-cell table:formula="of:=[Sheet1.F48]" office:value-type="float" office:value="178">
            <text:p>178</text:p>
          </table:table-cell>
          <table:table-cell table:formula="of:=[Sheet1.G48]" office:value-type="float" office:value="34">
            <text:p>34</text:p>
          </table:table-cell>
          <table:table-cell table:formula="of:=[Sheet1.H48]" office:value-type="float" office:value="34">
            <text:p>34</text:p>
          </table:table-cell>
        </table:table-row>
        <table:table-row table:style-name="ro2">
          <table:table-cell table:formula="of:=[Sheet1.D49]" office:value-type="string" office:string-value="floralWhite ">
            <text:p>floralWhite </text:p>
          </table:table-cell>
          <table:table-cell table:formula="of:=[Sheet1.F49]" office:value-type="float" office:value="255">
            <text:p>255</text:p>
          </table:table-cell>
          <table:table-cell table:formula="of:=[Sheet1.G49]" office:value-type="float" office:value="250">
            <text:p>250</text:p>
          </table:table-cell>
          <table:table-cell table:formula="of:=[Sheet1.H49]" office:value-type="float" office:value="240">
            <text:p>240</text:p>
          </table:table-cell>
        </table:table-row>
        <table:table-row table:style-name="ro2">
          <table:table-cell table:formula="of:=[Sheet1.D50]" office:value-type="string" office:string-value="forestGreen ">
            <text:p>forestGreen </text:p>
          </table:table-cell>
          <table:table-cell table:formula="of:=[Sheet1.F50]" office:value-type="float" office:value="34">
            <text:p>34</text:p>
          </table:table-cell>
          <table:table-cell table:formula="of:=[Sheet1.G50]" office:value-type="float" office:value="139">
            <text:p>139</text:p>
          </table:table-cell>
          <table:table-cell table:formula="of:=[Sheet1.H50]" office:value-type="float" office:value="34">
            <text:p>34</text:p>
          </table:table-cell>
        </table:table-row>
        <table:table-row table:style-name="ro2">
          <table:table-cell table:formula="of:=[Sheet1.D51]" office:value-type="string" office:string-value="fuchsia ">
            <text:p>fuchsia </text:p>
          </table:table-cell>
          <table:table-cell table:formula="of:=[Sheet1.F51]" office:value-type="float" office:value="255">
            <text:p>255</text:p>
          </table:table-cell>
          <table:table-cell table:formula="of:=[Sheet1.G51]" office:value-type="float" office:value="0">
            <text:p>0</text:p>
          </table:table-cell>
          <table:table-cell table:formula="of:=[Sheet1.H51]" office:value-type="float" office:value="255">
            <text:p>255</text:p>
          </table:table-cell>
        </table:table-row>
        <table:table-row table:style-name="ro2">
          <table:table-cell table:formula="of:=[Sheet1.D52]" office:value-type="string" office:string-value="gainsboro ">
            <text:p>gainsboro </text:p>
          </table:table-cell>
          <table:table-cell table:formula="of:=[Sheet1.F52]" office:value-type="float" office:value="220">
            <text:p>220</text:p>
          </table:table-cell>
          <table:table-cell table:formula="of:=[Sheet1.G52]" office:value-type="float" office:value="220">
            <text:p>220</text:p>
          </table:table-cell>
          <table:table-cell table:formula="of:=[Sheet1.H52]" office:value-type="float" office:value="220">
            <text:p>220</text:p>
          </table:table-cell>
        </table:table-row>
        <table:table-row table:style-name="ro2">
          <table:table-cell table:formula="of:=[Sheet1.D53]" office:value-type="string" office:string-value="ghostWhite ">
            <text:p>ghostWhite </text:p>
          </table:table-cell>
          <table:table-cell table:formula="of:=[Sheet1.F53]" office:value-type="float" office:value="248">
            <text:p>248</text:p>
          </table:table-cell>
          <table:table-cell table:formula="of:=[Sheet1.G53]" office:value-type="float" office:value="248">
            <text:p>248</text:p>
          </table:table-cell>
          <table:table-cell table:formula="of:=[Sheet1.H53]" office:value-type="float" office:value="255">
            <text:p>255</text:p>
          </table:table-cell>
        </table:table-row>
        <table:table-row table:style-name="ro2">
          <table:table-cell table:formula="of:=[Sheet1.D54]" office:value-type="string" office:string-value="gold ">
            <text:p>gold </text:p>
          </table:table-cell>
          <table:table-cell table:formula="of:=[Sheet1.F54]" office:value-type="float" office:value="255">
            <text:p>255</text:p>
          </table:table-cell>
          <table:table-cell table:formula="of:=[Sheet1.G54]" office:value-type="float" office:value="215">
            <text:p>215</text:p>
          </table:table-cell>
          <table:table-cell table:formula="of:=[Sheet1.H54]" office:value-type="float" office:value="0">
            <text:p>0</text:p>
          </table:table-cell>
        </table:table-row>
        <table:table-row table:style-name="ro2">
          <table:table-cell table:formula="of:=[Sheet1.D55]" office:value-type="string" office:string-value="goldenrod ">
            <text:p>goldenrod </text:p>
          </table:table-cell>
          <table:table-cell table:formula="of:=[Sheet1.F55]" office:value-type="float" office:value="218">
            <text:p>218</text:p>
          </table:table-cell>
          <table:table-cell table:formula="of:=[Sheet1.G55]" office:value-type="float" office:value="165">
            <text:p>165</text:p>
          </table:table-cell>
          <table:table-cell table:formula="of:=[Sheet1.H55]" office:value-type="float" office:value="32">
            <text:p>32</text:p>
          </table:table-cell>
        </table:table-row>
        <table:table-row table:style-name="ro2">
          <table:table-cell table:formula="of:=[Sheet1.D56]" office:value-type="string" office:string-value="gray ">
            <text:p>gray </text:p>
          </table:table-cell>
          <table:table-cell table:formula="of:=[Sheet1.F56]" office:value-type="float" office:value="128">
            <text:p>128</text:p>
          </table:table-cell>
          <table:table-cell table:formula="of:=[Sheet1.G56]" office:value-type="float" office:value="128">
            <text:p>128</text:p>
          </table:table-cell>
          <table:table-cell table:formula="of:=[Sheet1.H56]" office:value-type="float" office:value="128">
            <text:p>128</text:p>
          </table:table-cell>
        </table:table-row>
        <table:table-row table:style-name="ro2">
          <table:table-cell table:formula="of:=[Sheet1.D57]" office:value-type="string" office:string-value="green ">
            <text:p>green </text:p>
          </table:table-cell>
          <table:table-cell table:formula="of:=[Sheet1.F57]" office:value-type="float" office:value="0">
            <text:p>0</text:p>
          </table:table-cell>
          <table:table-cell table:formula="of:=[Sheet1.G57]" office:value-type="float" office:value="128">
            <text:p>128</text:p>
          </table:table-cell>
          <table:table-cell table:formula="of:=[Sheet1.H57]" office:value-type="float" office:value="0">
            <text:p>0</text:p>
          </table:table-cell>
        </table:table-row>
        <table:table-row table:style-name="ro2">
          <table:table-cell table:formula="of:=[Sheet1.D58]" office:value-type="string" office:string-value="greenYellow ">
            <text:p>greenYellow </text:p>
          </table:table-cell>
          <table:table-cell table:formula="of:=[Sheet1.F58]" office:value-type="float" office:value="173">
            <text:p>173</text:p>
          </table:table-cell>
          <table:table-cell table:formula="of:=[Sheet1.G58]" office:value-type="float" office:value="255">
            <text:p>255</text:p>
          </table:table-cell>
          <table:table-cell table:formula="of:=[Sheet1.H58]" office:value-type="float" office:value="47">
            <text:p>47</text:p>
          </table:table-cell>
        </table:table-row>
        <table:table-row table:style-name="ro2">
          <table:table-cell table:formula="of:=[Sheet1.D59]" office:value-type="string" office:string-value="grey ">
            <text:p>grey </text:p>
          </table:table-cell>
          <table:table-cell table:formula="of:=[Sheet1.F59]" office:value-type="float" office:value="128">
            <text:p>128</text:p>
          </table:table-cell>
          <table:table-cell table:formula="of:=[Sheet1.G59]" office:value-type="float" office:value="128">
            <text:p>128</text:p>
          </table:table-cell>
          <table:table-cell table:formula="of:=[Sheet1.H59]" office:value-type="float" office:value="128">
            <text:p>128</text:p>
          </table:table-cell>
        </table:table-row>
        <table:table-row table:style-name="ro2">
          <table:table-cell table:formula="of:=[Sheet1.D60]" office:value-type="string" office:string-value="honeydew ">
            <text:p>honeydew </text:p>
          </table:table-cell>
          <table:table-cell table:formula="of:=[Sheet1.F60]" office:value-type="float" office:value="240">
            <text:p>240</text:p>
          </table:table-cell>
          <table:table-cell table:formula="of:=[Sheet1.G60]" office:value-type="float" office:value="255">
            <text:p>255</text:p>
          </table:table-cell>
          <table:table-cell table:formula="of:=[Sheet1.H60]" office:value-type="float" office:value="240">
            <text:p>240</text:p>
          </table:table-cell>
        </table:table-row>
        <table:table-row table:style-name="ro2">
          <table:table-cell table:formula="of:=[Sheet1.D61]" office:value-type="string" office:string-value="hotPink ">
            <text:p>hotPink </text:p>
          </table:table-cell>
          <table:table-cell table:formula="of:=[Sheet1.F61]" office:value-type="float" office:value="255">
            <text:p>255</text:p>
          </table:table-cell>
          <table:table-cell table:formula="of:=[Sheet1.G61]" office:value-type="float" office:value="105">
            <text:p>105</text:p>
          </table:table-cell>
          <table:table-cell table:formula="of:=[Sheet1.H61]" office:value-type="float" office:value="180">
            <text:p>180</text:p>
          </table:table-cell>
        </table:table-row>
        <table:table-row table:style-name="ro2">
          <table:table-cell table:formula="of:=[Sheet1.D62]" office:value-type="string" office:string-value="indianRed ">
            <text:p>indianRed </text:p>
          </table:table-cell>
          <table:table-cell table:formula="of:=[Sheet1.F62]" office:value-type="float" office:value="205">
            <text:p>205</text:p>
          </table:table-cell>
          <table:table-cell table:formula="of:=[Sheet1.G62]" office:value-type="float" office:value="92">
            <text:p>92</text:p>
          </table:table-cell>
          <table:table-cell table:formula="of:=[Sheet1.H62]" office:value-type="float" office:value="92">
            <text:p>92</text:p>
          </table:table-cell>
        </table:table-row>
        <table:table-row table:style-name="ro2">
          <table:table-cell table:formula="of:=[Sheet1.D63]" office:value-type="string" office:string-value="indigo ">
            <text:p>indigo </text:p>
          </table:table-cell>
          <table:table-cell table:formula="of:=[Sheet1.F63]" office:value-type="float" office:value="75">
            <text:p>75</text:p>
          </table:table-cell>
          <table:table-cell table:formula="of:=[Sheet1.G63]" office:value-type="float" office:value="0">
            <text:p>0</text:p>
          </table:table-cell>
          <table:table-cell table:formula="of:=[Sheet1.H63]" office:value-type="float" office:value="130">
            <text:p>130</text:p>
          </table:table-cell>
        </table:table-row>
        <table:table-row table:style-name="ro2">
          <table:table-cell table:formula="of:=[Sheet1.D64]" office:value-type="string" office:string-value="ivory ">
            <text:p>ivory </text:p>
          </table:table-cell>
          <table:table-cell table:formula="of:=[Sheet1.F64]" office:value-type="float" office:value="255">
            <text:p>255</text:p>
          </table:table-cell>
          <table:table-cell table:formula="of:=[Sheet1.G64]" office:value-type="float" office:value="255">
            <text:p>255</text:p>
          </table:table-cell>
          <table:table-cell table:formula="of:=[Sheet1.H64]" office:value-type="float" office:value="240">
            <text:p>240</text:p>
          </table:table-cell>
        </table:table-row>
        <table:table-row table:style-name="ro2">
          <table:table-cell table:formula="of:=[Sheet1.D65]" office:value-type="string" office:string-value="khaki ">
            <text:p>khaki </text:p>
          </table:table-cell>
          <table:table-cell table:formula="of:=[Sheet1.F65]" office:value-type="float" office:value="240">
            <text:p>240</text:p>
          </table:table-cell>
          <table:table-cell table:formula="of:=[Sheet1.G65]" office:value-type="float" office:value="230">
            <text:p>230</text:p>
          </table:table-cell>
          <table:table-cell table:formula="of:=[Sheet1.H65]" office:value-type="float" office:value="140">
            <text:p>140</text:p>
          </table:table-cell>
        </table:table-row>
        <table:table-row table:style-name="ro2">
          <table:table-cell table:formula="of:=[Sheet1.D66]" office:value-type="string" office:string-value="lavender ">
            <text:p>lavender </text:p>
          </table:table-cell>
          <table:table-cell table:formula="of:=[Sheet1.F66]" office:value-type="float" office:value="230">
            <text:p>230</text:p>
          </table:table-cell>
          <table:table-cell table:formula="of:=[Sheet1.G66]" office:value-type="float" office:value="230">
            <text:p>230</text:p>
          </table:table-cell>
          <table:table-cell table:formula="of:=[Sheet1.H66]" office:value-type="float" office:value="250">
            <text:p>250</text:p>
          </table:table-cell>
        </table:table-row>
        <table:table-row table:style-name="ro2">
          <table:table-cell table:formula="of:=[Sheet1.D67]" office:value-type="string" office:string-value="lavenderBlush ">
            <text:p>lavenderBlush </text:p>
          </table:table-cell>
          <table:table-cell table:formula="of:=[Sheet1.F67]" office:value-type="float" office:value="255">
            <text:p>255</text:p>
          </table:table-cell>
          <table:table-cell table:formula="of:=[Sheet1.G67]" office:value-type="float" office:value="240">
            <text:p>240</text:p>
          </table:table-cell>
          <table:table-cell table:formula="of:=[Sheet1.H67]" office:value-type="float" office:value="245">
            <text:p>245</text:p>
          </table:table-cell>
        </table:table-row>
        <table:table-row table:style-name="ro2">
          <table:table-cell table:formula="of:=[Sheet1.D68]" office:value-type="string" office:string-value="lawnGreen ">
            <text:p>lawnGreen </text:p>
          </table:table-cell>
          <table:table-cell table:formula="of:=[Sheet1.F68]" office:value-type="float" office:value="124">
            <text:p>124</text:p>
          </table:table-cell>
          <table:table-cell table:formula="of:=[Sheet1.G68]" office:value-type="float" office:value="252">
            <text:p>252</text:p>
          </table:table-cell>
          <table:table-cell table:formula="of:=[Sheet1.H68]" office:value-type="float" office:value="0">
            <text:p>0</text:p>
          </table:table-cell>
        </table:table-row>
        <table:table-row table:style-name="ro2">
          <table:table-cell table:formula="of:=[Sheet1.D69]" office:value-type="string" office:string-value="lemonChiffon ">
            <text:p>lemonChiffon </text:p>
          </table:table-cell>
          <table:table-cell table:formula="of:=[Sheet1.F69]" office:value-type="float" office:value="255">
            <text:p>255</text:p>
          </table:table-cell>
          <table:table-cell table:formula="of:=[Sheet1.G69]" office:value-type="float" office:value="250">
            <text:p>250</text:p>
          </table:table-cell>
          <table:table-cell table:formula="of:=[Sheet1.H69]" office:value-type="float" office:value="205">
            <text:p>205</text:p>
          </table:table-cell>
        </table:table-row>
        <table:table-row table:style-name="ro2">
          <table:table-cell table:formula="of:=[Sheet1.D70]" office:value-type="string" office:string-value="lightBlue ">
            <text:p>lightBlue </text:p>
          </table:table-cell>
          <table:table-cell table:formula="of:=[Sheet1.F70]" office:value-type="float" office:value="173">
            <text:p>173</text:p>
          </table:table-cell>
          <table:table-cell table:formula="of:=[Sheet1.G70]" office:value-type="float" office:value="216">
            <text:p>216</text:p>
          </table:table-cell>
          <table:table-cell table:formula="of:=[Sheet1.H70]" office:value-type="float" office:value="230">
            <text:p>230</text:p>
          </table:table-cell>
        </table:table-row>
        <table:table-row table:style-name="ro2">
          <table:table-cell table:formula="of:=[Sheet1.D71]" office:value-type="string" office:string-value="lightCoral ">
            <text:p>lightCoral </text:p>
          </table:table-cell>
          <table:table-cell table:formula="of:=[Sheet1.F71]" office:value-type="float" office:value="240">
            <text:p>240</text:p>
          </table:table-cell>
          <table:table-cell table:formula="of:=[Sheet1.G71]" office:value-type="float" office:value="128">
            <text:p>128</text:p>
          </table:table-cell>
          <table:table-cell table:formula="of:=[Sheet1.H71]" office:value-type="float" office:value="128">
            <text:p>128</text:p>
          </table:table-cell>
        </table:table-row>
        <table:table-row table:style-name="ro2">
          <table:table-cell table:formula="of:=[Sheet1.D72]" office:value-type="string" office:string-value="lightCyan ">
            <text:p>lightCyan </text:p>
          </table:table-cell>
          <table:table-cell table:formula="of:=[Sheet1.F72]" office:value-type="float" office:value="224">
            <text:p>224</text:p>
          </table:table-cell>
          <table:table-cell table:formula="of:=[Sheet1.G72]" office:value-type="float" office:value="255">
            <text:p>255</text:p>
          </table:table-cell>
          <table:table-cell table:formula="of:=[Sheet1.H72]" office:value-type="float" office:value="255">
            <text:p>255</text:p>
          </table:table-cell>
        </table:table-row>
        <table:table-row table:style-name="ro2">
          <table:table-cell table:formula="of:=[Sheet1.D73]" office:value-type="string" office:string-value="lightGoldenrodYellow ">
            <text:p>lightGoldenrodYellow </text:p>
          </table:table-cell>
          <table:table-cell table:formula="of:=[Sheet1.F73]" office:value-type="float" office:value="250">
            <text:p>250</text:p>
          </table:table-cell>
          <table:table-cell table:formula="of:=[Sheet1.G73]" office:value-type="float" office:value="250">
            <text:p>250</text:p>
          </table:table-cell>
          <table:table-cell table:formula="of:=[Sheet1.H73]" office:value-type="float" office:value="210">
            <text:p>210</text:p>
          </table:table-cell>
        </table:table-row>
        <table:table-row table:style-name="ro2">
          <table:table-cell table:formula="of:=[Sheet1.D74]" office:value-type="string" office:string-value="lightGray ">
            <text:p>lightGray </text:p>
          </table:table-cell>
          <table:table-cell table:formula="of:=[Sheet1.F74]" office:value-type="float" office:value="211">
            <text:p>211</text:p>
          </table:table-cell>
          <table:table-cell table:formula="of:=[Sheet1.G74]" office:value-type="float" office:value="211">
            <text:p>211</text:p>
          </table:table-cell>
          <table:table-cell table:formula="of:=[Sheet1.H74]" office:value-type="float" office:value="211">
            <text:p>211</text:p>
          </table:table-cell>
        </table:table-row>
        <table:table-row table:style-name="ro2">
          <table:table-cell table:formula="of:=[Sheet1.D75]" office:value-type="string" office:string-value="lightGreen ">
            <text:p>lightGreen </text:p>
          </table:table-cell>
          <table:table-cell table:formula="of:=[Sheet1.F75]" office:value-type="float" office:value="144">
            <text:p>144</text:p>
          </table:table-cell>
          <table:table-cell table:formula="of:=[Sheet1.G75]" office:value-type="float" office:value="238">
            <text:p>238</text:p>
          </table:table-cell>
          <table:table-cell table:formula="of:=[Sheet1.H75]" office:value-type="float" office:value="144">
            <text:p>144</text:p>
          </table:table-cell>
        </table:table-row>
        <table:table-row table:style-name="ro2">
          <table:table-cell table:formula="of:=[Sheet1.D76]" office:value-type="string" office:string-value="lightGrey ">
            <text:p>lightGrey </text:p>
          </table:table-cell>
          <table:table-cell table:formula="of:=[Sheet1.F76]" office:value-type="float" office:value="211">
            <text:p>211</text:p>
          </table:table-cell>
          <table:table-cell table:formula="of:=[Sheet1.G76]" office:value-type="float" office:value="211">
            <text:p>211</text:p>
          </table:table-cell>
          <table:table-cell table:formula="of:=[Sheet1.H76]" office:value-type="float" office:value="211">
            <text:p>211</text:p>
          </table:table-cell>
        </table:table-row>
        <table:table-row table:style-name="ro2">
          <table:table-cell table:formula="of:=[Sheet1.D77]" office:value-type="string" office:string-value="lightPink ">
            <text:p>lightPink </text:p>
          </table:table-cell>
          <table:table-cell table:formula="of:=[Sheet1.F77]" office:value-type="float" office:value="255">
            <text:p>255</text:p>
          </table:table-cell>
          <table:table-cell table:formula="of:=[Sheet1.G77]" office:value-type="float" office:value="182">
            <text:p>182</text:p>
          </table:table-cell>
          <table:table-cell table:formula="of:=[Sheet1.H77]" office:value-type="float" office:value="193">
            <text:p>193</text:p>
          </table:table-cell>
        </table:table-row>
        <table:table-row table:style-name="ro2">
          <table:table-cell table:formula="of:=[Sheet1.D78]" office:value-type="string" office:string-value="lightSalmon ">
            <text:p>lightSalmon </text:p>
          </table:table-cell>
          <table:table-cell table:formula="of:=[Sheet1.F78]" office:value-type="float" office:value="255">
            <text:p>255</text:p>
          </table:table-cell>
          <table:table-cell table:formula="of:=[Sheet1.G78]" office:value-type="float" office:value="160">
            <text:p>160</text:p>
          </table:table-cell>
          <table:table-cell table:formula="of:=[Sheet1.H78]" office:value-type="float" office:value="122">
            <text:p>122</text:p>
          </table:table-cell>
        </table:table-row>
        <table:table-row table:style-name="ro2">
          <table:table-cell table:formula="of:=[Sheet1.D79]" office:value-type="string" office:string-value="lightSeaGreen ">
            <text:p>lightSeaGreen </text:p>
          </table:table-cell>
          <table:table-cell table:formula="of:=[Sheet1.F79]" office:value-type="float" office:value="32">
            <text:p>32</text:p>
          </table:table-cell>
          <table:table-cell table:formula="of:=[Sheet1.G79]" office:value-type="float" office:value="178">
            <text:p>178</text:p>
          </table:table-cell>
          <table:table-cell table:formula="of:=[Sheet1.H79]" office:value-type="float" office:value="170">
            <text:p>170</text:p>
          </table:table-cell>
        </table:table-row>
        <table:table-row table:style-name="ro2">
          <table:table-cell table:formula="of:=[Sheet1.D80]" office:value-type="string" office:string-value="lightSkyBlue ">
            <text:p>lightSkyBlue </text:p>
          </table:table-cell>
          <table:table-cell table:formula="of:=[Sheet1.F80]" office:value-type="float" office:value="135">
            <text:p>135</text:p>
          </table:table-cell>
          <table:table-cell table:formula="of:=[Sheet1.G80]" office:value-type="float" office:value="206">
            <text:p>206</text:p>
          </table:table-cell>
          <table:table-cell table:formula="of:=[Sheet1.H80]" office:value-type="float" office:value="250">
            <text:p>250</text:p>
          </table:table-cell>
        </table:table-row>
        <table:table-row table:style-name="ro2">
          <table:table-cell table:formula="of:=[Sheet1.D81]" office:value-type="string" office:string-value="lightSlateGray ">
            <text:p>lightSlateGray </text:p>
          </table:table-cell>
          <table:table-cell table:formula="of:=[Sheet1.F81]" office:value-type="float" office:value="119">
            <text:p>119</text:p>
          </table:table-cell>
          <table:table-cell table:formula="of:=[Sheet1.G81]" office:value-type="float" office:value="136">
            <text:p>136</text:p>
          </table:table-cell>
          <table:table-cell table:formula="of:=[Sheet1.H81]" office:value-type="float" office:value="153">
            <text:p>153</text:p>
          </table:table-cell>
        </table:table-row>
        <table:table-row table:style-name="ro2">
          <table:table-cell table:formula="of:=[Sheet1.D82]" office:value-type="string" office:string-value="lightSlateGrey ">
            <text:p>lightSlateGrey </text:p>
          </table:table-cell>
          <table:table-cell table:formula="of:=[Sheet1.F82]" office:value-type="float" office:value="119">
            <text:p>119</text:p>
          </table:table-cell>
          <table:table-cell table:formula="of:=[Sheet1.G82]" office:value-type="float" office:value="136">
            <text:p>136</text:p>
          </table:table-cell>
          <table:table-cell table:formula="of:=[Sheet1.H82]" office:value-type="float" office:value="153">
            <text:p>153</text:p>
          </table:table-cell>
        </table:table-row>
        <table:table-row table:style-name="ro2">
          <table:table-cell table:formula="of:=[Sheet1.D83]" office:value-type="string" office:string-value="lightSteelBlue ">
            <text:p>lightSteelBlue </text:p>
          </table:table-cell>
          <table:table-cell table:formula="of:=[Sheet1.F83]" office:value-type="float" office:value="176">
            <text:p>176</text:p>
          </table:table-cell>
          <table:table-cell table:formula="of:=[Sheet1.G83]" office:value-type="float" office:value="196">
            <text:p>196</text:p>
          </table:table-cell>
          <table:table-cell table:formula="of:=[Sheet1.H83]" office:value-type="float" office:value="222">
            <text:p>222</text:p>
          </table:table-cell>
        </table:table-row>
        <table:table-row table:style-name="ro2">
          <table:table-cell table:formula="of:=[Sheet1.D84]" office:value-type="string" office:string-value="lightYellow ">
            <text:p>lightYellow </text:p>
          </table:table-cell>
          <table:table-cell table:formula="of:=[Sheet1.F84]" office:value-type="float" office:value="255">
            <text:p>255</text:p>
          </table:table-cell>
          <table:table-cell table:formula="of:=[Sheet1.G84]" office:value-type="float" office:value="255">
            <text:p>255</text:p>
          </table:table-cell>
          <table:table-cell table:formula="of:=[Sheet1.H84]" office:value-type="float" office:value="224">
            <text:p>224</text:p>
          </table:table-cell>
        </table:table-row>
        <table:table-row table:style-name="ro2">
          <table:table-cell table:formula="of:=[Sheet1.D85]" office:value-type="string" office:string-value="lime ">
            <text:p>lime </text:p>
          </table:table-cell>
          <table:table-cell table:formula="of:=[Sheet1.F85]" office:value-type="float" office:value="0">
            <text:p>0</text:p>
          </table:table-cell>
          <table:table-cell table:formula="of:=[Sheet1.G85]" office:value-type="float" office:value="255">
            <text:p>255</text:p>
          </table:table-cell>
          <table:table-cell table:formula="of:=[Sheet1.H85]" office:value-type="float" office:value="0">
            <text:p>0</text:p>
          </table:table-cell>
        </table:table-row>
        <table:table-row table:style-name="ro2">
          <table:table-cell table:formula="of:=[Sheet1.D86]" office:value-type="string" office:string-value="limeGreen ">
            <text:p>limeGreen </text:p>
          </table:table-cell>
          <table:table-cell table:formula="of:=[Sheet1.F86]" office:value-type="float" office:value="50">
            <text:p>50</text:p>
          </table:table-cell>
          <table:table-cell table:formula="of:=[Sheet1.G86]" office:value-type="float" office:value="205">
            <text:p>205</text:p>
          </table:table-cell>
          <table:table-cell table:formula="of:=[Sheet1.H86]" office:value-type="float" office:value="50">
            <text:p>50</text:p>
          </table:table-cell>
        </table:table-row>
        <table:table-row table:style-name="ro2">
          <table:table-cell table:formula="of:=[Sheet1.D87]" office:value-type="string" office:string-value="linen ">
            <text:p>linen </text:p>
          </table:table-cell>
          <table:table-cell table:formula="of:=[Sheet1.F87]" office:value-type="float" office:value="250">
            <text:p>250</text:p>
          </table:table-cell>
          <table:table-cell table:formula="of:=[Sheet1.G87]" office:value-type="float" office:value="240">
            <text:p>240</text:p>
          </table:table-cell>
          <table:table-cell table:formula="of:=[Sheet1.H87]" office:value-type="float" office:value="230">
            <text:p>230</text:p>
          </table:table-cell>
        </table:table-row>
        <table:table-row table:style-name="ro2">
          <table:table-cell table:formula="of:=[Sheet1.D88]" office:value-type="string" office:string-value="magenta ">
            <text:p>magenta </text:p>
          </table:table-cell>
          <table:table-cell table:formula="of:=[Sheet1.F88]" office:value-type="float" office:value="255">
            <text:p>255</text:p>
          </table:table-cell>
          <table:table-cell table:formula="of:=[Sheet1.G88]" office:value-type="float" office:value="0">
            <text:p>0</text:p>
          </table:table-cell>
          <table:table-cell table:formula="of:=[Sheet1.H88]" office:value-type="float" office:value="255">
            <text:p>255</text:p>
          </table:table-cell>
        </table:table-row>
        <table:table-row table:style-name="ro2">
          <table:table-cell table:formula="of:=[Sheet1.D89]" office:value-type="string" office:string-value="maroon ">
            <text:p>maroon </text:p>
          </table:table-cell>
          <table:table-cell table:formula="of:=[Sheet1.F89]" office:value-type="float" office:value="128">
            <text:p>128</text:p>
          </table:table-cell>
          <table:table-cell table:formula="of:=[Sheet1.G89]" office:value-type="float" office:value="0">
            <text:p>0</text:p>
          </table:table-cell>
          <table:table-cell table:formula="of:=[Sheet1.H89]" office:value-type="float" office:value="0">
            <text:p>0</text:p>
          </table:table-cell>
        </table:table-row>
        <table:table-row table:style-name="ro2">
          <table:table-cell table:formula="of:=[Sheet1.D90]" office:value-type="string" office:string-value="mediumAquamarine ">
            <text:p>mediumAquamarine </text:p>
          </table:table-cell>
          <table:table-cell table:formula="of:=[Sheet1.F90]" office:value-type="float" office:value="102">
            <text:p>102</text:p>
          </table:table-cell>
          <table:table-cell table:formula="of:=[Sheet1.G90]" office:value-type="float" office:value="205">
            <text:p>205</text:p>
          </table:table-cell>
          <table:table-cell table:formula="of:=[Sheet1.H90]" office:value-type="float" office:value="170">
            <text:p>170</text:p>
          </table:table-cell>
        </table:table-row>
        <table:table-row table:style-name="ro2">
          <table:table-cell table:formula="of:=[Sheet1.D91]" office:value-type="string" office:string-value="mediumBlue ">
            <text:p>mediumBlue </text:p>
          </table:table-cell>
          <table:table-cell table:formula="of:=[Sheet1.F91]" office:value-type="float" office:value="0">
            <text:p>0</text:p>
          </table:table-cell>
          <table:table-cell table:formula="of:=[Sheet1.G91]" office:value-type="float" office:value="0">
            <text:p>0</text:p>
          </table:table-cell>
          <table:table-cell table:formula="of:=[Sheet1.H91]" office:value-type="float" office:value="205">
            <text:p>205</text:p>
          </table:table-cell>
        </table:table-row>
        <table:table-row table:style-name="ro2">
          <table:table-cell table:formula="of:=[Sheet1.D92]" office:value-type="string" office:string-value="mediumOrchid ">
            <text:p>mediumOrchid </text:p>
          </table:table-cell>
          <table:table-cell table:formula="of:=[Sheet1.F92]" office:value-type="float" office:value="186">
            <text:p>186</text:p>
          </table:table-cell>
          <table:table-cell table:formula="of:=[Sheet1.G92]" office:value-type="float" office:value="85">
            <text:p>85</text:p>
          </table:table-cell>
          <table:table-cell table:formula="of:=[Sheet1.H92]" office:value-type="float" office:value="211">
            <text:p>211</text:p>
          </table:table-cell>
        </table:table-row>
        <table:table-row table:style-name="ro2">
          <table:table-cell table:formula="of:=[Sheet1.D93]" office:value-type="string" office:string-value="mediumPurple ">
            <text:p>mediumPurple </text:p>
          </table:table-cell>
          <table:table-cell table:formula="of:=[Sheet1.F93]" office:value-type="float" office:value="147">
            <text:p>147</text:p>
          </table:table-cell>
          <table:table-cell table:formula="of:=[Sheet1.G93]" office:value-type="float" office:value="112">
            <text:p>112</text:p>
          </table:table-cell>
          <table:table-cell table:formula="of:=[Sheet1.H93]" office:value-type="float" office:value="219">
            <text:p>219</text:p>
          </table:table-cell>
        </table:table-row>
        <table:table-row table:style-name="ro2">
          <table:table-cell table:formula="of:=[Sheet1.D94]" office:value-type="string" office:string-value="mediumSeaGreen ">
            <text:p>mediumSeaGreen </text:p>
          </table:table-cell>
          <table:table-cell table:formula="of:=[Sheet1.F94]" office:value-type="float" office:value="60">
            <text:p>60</text:p>
          </table:table-cell>
          <table:table-cell table:formula="of:=[Sheet1.G94]" office:value-type="float" office:value="179">
            <text:p>179</text:p>
          </table:table-cell>
          <table:table-cell table:formula="of:=[Sheet1.H94]" office:value-type="float" office:value="113">
            <text:p>113</text:p>
          </table:table-cell>
        </table:table-row>
        <table:table-row table:style-name="ro2">
          <table:table-cell table:formula="of:=[Sheet1.D95]" office:value-type="string" office:string-value="mediumSlateBlue ">
            <text:p>mediumSlateBlue </text:p>
          </table:table-cell>
          <table:table-cell table:formula="of:=[Sheet1.F95]" office:value-type="float" office:value="123">
            <text:p>123</text:p>
          </table:table-cell>
          <table:table-cell table:formula="of:=[Sheet1.G95]" office:value-type="float" office:value="104">
            <text:p>104</text:p>
          </table:table-cell>
          <table:table-cell table:formula="of:=[Sheet1.H95]" office:value-type="float" office:value="238">
            <text:p>238</text:p>
          </table:table-cell>
        </table:table-row>
        <table:table-row table:style-name="ro2">
          <table:table-cell table:formula="of:=[Sheet1.D96]" office:value-type="string" office:string-value="mediumSpringGreen ">
            <text:p>mediumSpringGreen </text:p>
          </table:table-cell>
          <table:table-cell table:formula="of:=[Sheet1.F96]" office:value-type="float" office:value="0">
            <text:p>0</text:p>
          </table:table-cell>
          <table:table-cell table:formula="of:=[Sheet1.G96]" office:value-type="float" office:value="250">
            <text:p>250</text:p>
          </table:table-cell>
          <table:table-cell table:formula="of:=[Sheet1.H96]" office:value-type="float" office:value="154">
            <text:p>154</text:p>
          </table:table-cell>
        </table:table-row>
        <table:table-row table:style-name="ro2">
          <table:table-cell table:formula="of:=[Sheet1.D97]" office:value-type="string" office:string-value="mediumTurquoise ">
            <text:p>mediumTurquoise </text:p>
          </table:table-cell>
          <table:table-cell table:formula="of:=[Sheet1.F97]" office:value-type="float" office:value="72">
            <text:p>72</text:p>
          </table:table-cell>
          <table:table-cell table:formula="of:=[Sheet1.G97]" office:value-type="float" office:value="209">
            <text:p>209</text:p>
          </table:table-cell>
          <table:table-cell table:formula="of:=[Sheet1.H97]" office:value-type="float" office:value="204">
            <text:p>204</text:p>
          </table:table-cell>
        </table:table-row>
        <table:table-row table:style-name="ro2">
          <table:table-cell table:formula="of:=[Sheet1.D98]" office:value-type="string" office:string-value="mediumVioletRed ">
            <text:p>mediumVioletRed </text:p>
          </table:table-cell>
          <table:table-cell table:formula="of:=[Sheet1.F98]" office:value-type="float" office:value="199">
            <text:p>199</text:p>
          </table:table-cell>
          <table:table-cell table:formula="of:=[Sheet1.G98]" office:value-type="float" office:value="21">
            <text:p>21</text:p>
          </table:table-cell>
          <table:table-cell table:formula="of:=[Sheet1.H98]" office:value-type="float" office:value="133">
            <text:p>133</text:p>
          </table:table-cell>
        </table:table-row>
        <table:table-row table:style-name="ro2">
          <table:table-cell table:formula="of:=[Sheet1.D99]" office:value-type="string" office:string-value="midnightBlue ">
            <text:p>midnightBlue </text:p>
          </table:table-cell>
          <table:table-cell table:formula="of:=[Sheet1.F99]" office:value-type="float" office:value="25">
            <text:p>25</text:p>
          </table:table-cell>
          <table:table-cell table:formula="of:=[Sheet1.G99]" office:value-type="float" office:value="25">
            <text:p>25</text:p>
          </table:table-cell>
          <table:table-cell table:formula="of:=[Sheet1.H99]" office:value-type="float" office:value="112">
            <text:p>112</text:p>
          </table:table-cell>
        </table:table-row>
        <table:table-row table:style-name="ro2">
          <table:table-cell table:formula="of:=[Sheet1.D100]" office:value-type="string" office:string-value="mintCream ">
            <text:p>mintCream </text:p>
          </table:table-cell>
          <table:table-cell table:formula="of:=[Sheet1.F100]" office:value-type="float" office:value="245">
            <text:p>245</text:p>
          </table:table-cell>
          <table:table-cell table:formula="of:=[Sheet1.G100]" office:value-type="float" office:value="255">
            <text:p>255</text:p>
          </table:table-cell>
          <table:table-cell table:formula="of:=[Sheet1.H100]" office:value-type="float" office:value="250">
            <text:p>250</text:p>
          </table:table-cell>
        </table:table-row>
        <table:table-row table:style-name="ro2">
          <table:table-cell table:formula="of:=[Sheet1.D101]" office:value-type="string" office:string-value="mistyRose ">
            <text:p>mistyRose </text:p>
          </table:table-cell>
          <table:table-cell table:formula="of:=[Sheet1.F101]" office:value-type="float" office:value="255">
            <text:p>255</text:p>
          </table:table-cell>
          <table:table-cell table:formula="of:=[Sheet1.G101]" office:value-type="float" office:value="228">
            <text:p>228</text:p>
          </table:table-cell>
          <table:table-cell table:formula="of:=[Sheet1.H101]" office:value-type="float" office:value="225">
            <text:p>225</text:p>
          </table:table-cell>
        </table:table-row>
        <table:table-row table:style-name="ro2">
          <table:table-cell table:formula="of:=[Sheet1.D102]" office:value-type="string" office:string-value="moccasin ">
            <text:p>moccasin </text:p>
          </table:table-cell>
          <table:table-cell table:formula="of:=[Sheet1.F102]" office:value-type="float" office:value="255">
            <text:p>255</text:p>
          </table:table-cell>
          <table:table-cell table:formula="of:=[Sheet1.G102]" office:value-type="float" office:value="228">
            <text:p>228</text:p>
          </table:table-cell>
          <table:table-cell table:formula="of:=[Sheet1.H102]" office:value-type="float" office:value="181">
            <text:p>181</text:p>
          </table:table-cell>
        </table:table-row>
        <table:table-row table:style-name="ro2">
          <table:table-cell table:formula="of:=[Sheet1.D103]" office:value-type="string" office:string-value="navajoWhite ">
            <text:p>navajoWhite </text:p>
          </table:table-cell>
          <table:table-cell table:formula="of:=[Sheet1.F103]" office:value-type="float" office:value="255">
            <text:p>255</text:p>
          </table:table-cell>
          <table:table-cell table:formula="of:=[Sheet1.G103]" office:value-type="float" office:value="222">
            <text:p>222</text:p>
          </table:table-cell>
          <table:table-cell table:formula="of:=[Sheet1.H103]" office:value-type="float" office:value="173">
            <text:p>173</text:p>
          </table:table-cell>
        </table:table-row>
        <table:table-row table:style-name="ro2">
          <table:table-cell table:formula="of:=[Sheet1.D104]" office:value-type="string" office:string-value="navy ">
            <text:p>navy </text:p>
          </table:table-cell>
          <table:table-cell table:formula="of:=[Sheet1.F104]" office:value-type="float" office:value="0">
            <text:p>0</text:p>
          </table:table-cell>
          <table:table-cell table:formula="of:=[Sheet1.G104]" office:value-type="float" office:value="0">
            <text:p>0</text:p>
          </table:table-cell>
          <table:table-cell table:formula="of:=[Sheet1.H104]" office:value-type="float" office:value="128">
            <text:p>128</text:p>
          </table:table-cell>
        </table:table-row>
        <table:table-row table:style-name="ro2">
          <table:table-cell table:formula="of:=[Sheet1.D105]" office:value-type="string" office:string-value="oldLace ">
            <text:p>oldLace </text:p>
          </table:table-cell>
          <table:table-cell table:formula="of:=[Sheet1.F105]" office:value-type="float" office:value="253">
            <text:p>253</text:p>
          </table:table-cell>
          <table:table-cell table:formula="of:=[Sheet1.G105]" office:value-type="float" office:value="245">
            <text:p>245</text:p>
          </table:table-cell>
          <table:table-cell table:formula="of:=[Sheet1.H105]" office:value-type="float" office:value="230">
            <text:p>230</text:p>
          </table:table-cell>
        </table:table-row>
        <table:table-row table:style-name="ro2">
          <table:table-cell table:formula="of:=[Sheet1.D106]" office:value-type="string" office:string-value="olive ">
            <text:p>olive </text:p>
          </table:table-cell>
          <table:table-cell table:formula="of:=[Sheet1.F106]" office:value-type="float" office:value="128">
            <text:p>128</text:p>
          </table:table-cell>
          <table:table-cell table:formula="of:=[Sheet1.G106]" office:value-type="float" office:value="128">
            <text:p>128</text:p>
          </table:table-cell>
          <table:table-cell table:formula="of:=[Sheet1.H106]" office:value-type="float" office:value="0">
            <text:p>0</text:p>
          </table:table-cell>
        </table:table-row>
        <table:table-row table:style-name="ro2">
          <table:table-cell table:formula="of:=[Sheet1.D107]" office:value-type="string" office:string-value="oliveDrab ">
            <text:p>oliveDrab </text:p>
          </table:table-cell>
          <table:table-cell table:formula="of:=[Sheet1.F107]" office:value-type="float" office:value="107">
            <text:p>107</text:p>
          </table:table-cell>
          <table:table-cell table:formula="of:=[Sheet1.G107]" office:value-type="float" office:value="142">
            <text:p>142</text:p>
          </table:table-cell>
          <table:table-cell table:formula="of:=[Sheet1.H107]" office:value-type="float" office:value="35">
            <text:p>35</text:p>
          </table:table-cell>
        </table:table-row>
        <table:table-row table:style-name="ro2">
          <table:table-cell table:formula="of:=[Sheet1.D108]" office:value-type="string" office:string-value="orange ">
            <text:p>orange </text:p>
          </table:table-cell>
          <table:table-cell table:formula="of:=[Sheet1.F108]" office:value-type="float" office:value="255">
            <text:p>255</text:p>
          </table:table-cell>
          <table:table-cell table:formula="of:=[Sheet1.G108]" office:value-type="float" office:value="165">
            <text:p>165</text:p>
          </table:table-cell>
          <table:table-cell table:formula="of:=[Sheet1.H108]" office:value-type="float" office:value="0">
            <text:p>0</text:p>
          </table:table-cell>
        </table:table-row>
        <table:table-row table:style-name="ro2">
          <table:table-cell table:formula="of:=[Sheet1.D109]" office:value-type="string" office:string-value="orangeRed ">
            <text:p>orangeRed </text:p>
          </table:table-cell>
          <table:table-cell table:formula="of:=[Sheet1.F109]" office:value-type="float" office:value="255">
            <text:p>255</text:p>
          </table:table-cell>
          <table:table-cell table:formula="of:=[Sheet1.G109]" office:value-type="float" office:value="69">
            <text:p>69</text:p>
          </table:table-cell>
          <table:table-cell table:formula="of:=[Sheet1.H109]" office:value-type="float" office:value="0">
            <text:p>0</text:p>
          </table:table-cell>
        </table:table-row>
        <table:table-row table:style-name="ro2">
          <table:table-cell table:formula="of:=[Sheet1.D110]" office:value-type="string" office:string-value="orchid ">
            <text:p>orchid </text:p>
          </table:table-cell>
          <table:table-cell table:formula="of:=[Sheet1.F110]" office:value-type="float" office:value="218">
            <text:p>218</text:p>
          </table:table-cell>
          <table:table-cell table:formula="of:=[Sheet1.G110]" office:value-type="float" office:value="112">
            <text:p>112</text:p>
          </table:table-cell>
          <table:table-cell table:formula="of:=[Sheet1.H110]" office:value-type="float" office:value="214">
            <text:p>214</text:p>
          </table:table-cell>
        </table:table-row>
        <table:table-row table:style-name="ro2">
          <table:table-cell table:formula="of:=[Sheet1.D111]" office:value-type="string" office:string-value="paleGoldenrod ">
            <text:p>paleGoldenrod </text:p>
          </table:table-cell>
          <table:table-cell table:formula="of:=[Sheet1.F111]" office:value-type="float" office:value="238">
            <text:p>238</text:p>
          </table:table-cell>
          <table:table-cell table:formula="of:=[Sheet1.G111]" office:value-type="float" office:value="232">
            <text:p>232</text:p>
          </table:table-cell>
          <table:table-cell table:formula="of:=[Sheet1.H111]" office:value-type="float" office:value="170">
            <text:p>170</text:p>
          </table:table-cell>
        </table:table-row>
        <table:table-row table:style-name="ro2">
          <table:table-cell table:formula="of:=[Sheet1.D112]" office:value-type="string" office:string-value="paleGreen ">
            <text:p>paleGreen </text:p>
          </table:table-cell>
          <table:table-cell table:formula="of:=[Sheet1.F112]" office:value-type="float" office:value="152">
            <text:p>152</text:p>
          </table:table-cell>
          <table:table-cell table:formula="of:=[Sheet1.G112]" office:value-type="float" office:value="251">
            <text:p>251</text:p>
          </table:table-cell>
          <table:table-cell table:formula="of:=[Sheet1.H112]" office:value-type="float" office:value="152">
            <text:p>152</text:p>
          </table:table-cell>
        </table:table-row>
        <table:table-row table:style-name="ro2">
          <table:table-cell table:formula="of:=[Sheet1.D113]" office:value-type="string" office:string-value="paleTurquoise ">
            <text:p>paleTurquoise </text:p>
          </table:table-cell>
          <table:table-cell table:formula="of:=[Sheet1.F113]" office:value-type="float" office:value="175">
            <text:p>175</text:p>
          </table:table-cell>
          <table:table-cell table:formula="of:=[Sheet1.G113]" office:value-type="float" office:value="238">
            <text:p>238</text:p>
          </table:table-cell>
          <table:table-cell table:formula="of:=[Sheet1.H113]" office:value-type="float" office:value="238">
            <text:p>238</text:p>
          </table:table-cell>
        </table:table-row>
        <table:table-row table:style-name="ro2">
          <table:table-cell table:formula="of:=[Sheet1.D114]" office:value-type="string" office:string-value="paleVioletRed ">
            <text:p>paleVioletRed </text:p>
          </table:table-cell>
          <table:table-cell table:formula="of:=[Sheet1.F114]" office:value-type="float" office:value="219">
            <text:p>219</text:p>
          </table:table-cell>
          <table:table-cell table:formula="of:=[Sheet1.G114]" office:value-type="float" office:value="112">
            <text:p>112</text:p>
          </table:table-cell>
          <table:table-cell table:formula="of:=[Sheet1.H114]" office:value-type="float" office:value="147">
            <text:p>147</text:p>
          </table:table-cell>
        </table:table-row>
        <table:table-row table:style-name="ro2">
          <table:table-cell table:formula="of:=[Sheet1.D115]" office:value-type="string" office:string-value="papayaWhip ">
            <text:p>papayaWhip </text:p>
          </table:table-cell>
          <table:table-cell table:formula="of:=[Sheet1.F115]" office:value-type="float" office:value="255">
            <text:p>255</text:p>
          </table:table-cell>
          <table:table-cell table:formula="of:=[Sheet1.G115]" office:value-type="float" office:value="239">
            <text:p>239</text:p>
          </table:table-cell>
          <table:table-cell table:formula="of:=[Sheet1.H115]" office:value-type="float" office:value="213">
            <text:p>213</text:p>
          </table:table-cell>
        </table:table-row>
        <table:table-row table:style-name="ro2">
          <table:table-cell table:formula="of:=[Sheet1.D116]" office:value-type="string" office:string-value="peachPuff ">
            <text:p>peachPuff </text:p>
          </table:table-cell>
          <table:table-cell table:formula="of:=[Sheet1.F116]" office:value-type="float" office:value="255">
            <text:p>255</text:p>
          </table:table-cell>
          <table:table-cell table:formula="of:=[Sheet1.G116]" office:value-type="float" office:value="218">
            <text:p>218</text:p>
          </table:table-cell>
          <table:table-cell table:formula="of:=[Sheet1.H116]" office:value-type="float" office:value="185">
            <text:p>185</text:p>
          </table:table-cell>
        </table:table-row>
        <table:table-row table:style-name="ro2">
          <table:table-cell table:formula="of:=[Sheet1.D117]" office:value-type="string" office:string-value="peru ">
            <text:p>peru </text:p>
          </table:table-cell>
          <table:table-cell table:formula="of:=[Sheet1.F117]" office:value-type="float" office:value="205">
            <text:p>205</text:p>
          </table:table-cell>
          <table:table-cell table:formula="of:=[Sheet1.G117]" office:value-type="float" office:value="133">
            <text:p>133</text:p>
          </table:table-cell>
          <table:table-cell table:formula="of:=[Sheet1.H117]" office:value-type="float" office:value="63">
            <text:p>63</text:p>
          </table:table-cell>
        </table:table-row>
        <table:table-row table:style-name="ro2">
          <table:table-cell table:formula="of:=[Sheet1.D118]" office:value-type="string" office:string-value="pink ">
            <text:p>pink </text:p>
          </table:table-cell>
          <table:table-cell table:formula="of:=[Sheet1.F118]" office:value-type="float" office:value="255">
            <text:p>255</text:p>
          </table:table-cell>
          <table:table-cell table:formula="of:=[Sheet1.G118]" office:value-type="float" office:value="192">
            <text:p>192</text:p>
          </table:table-cell>
          <table:table-cell table:formula="of:=[Sheet1.H118]" office:value-type="float" office:value="203">
            <text:p>203</text:p>
          </table:table-cell>
        </table:table-row>
        <table:table-row table:style-name="ro2">
          <table:table-cell table:formula="of:=[Sheet1.D119]" office:value-type="string" office:string-value="plum ">
            <text:p>plum </text:p>
          </table:table-cell>
          <table:table-cell table:formula="of:=[Sheet1.F119]" office:value-type="float" office:value="221">
            <text:p>221</text:p>
          </table:table-cell>
          <table:table-cell table:formula="of:=[Sheet1.G119]" office:value-type="float" office:value="160">
            <text:p>160</text:p>
          </table:table-cell>
          <table:table-cell table:formula="of:=[Sheet1.H119]" office:value-type="float" office:value="221">
            <text:p>221</text:p>
          </table:table-cell>
        </table:table-row>
        <table:table-row table:style-name="ro2">
          <table:table-cell table:formula="of:=[Sheet1.D120]" office:value-type="string" office:string-value="powderBlue ">
            <text:p>powderBlue </text:p>
          </table:table-cell>
          <table:table-cell table:formula="of:=[Sheet1.F120]" office:value-type="float" office:value="176">
            <text:p>176</text:p>
          </table:table-cell>
          <table:table-cell table:formula="of:=[Sheet1.G120]" office:value-type="float" office:value="224">
            <text:p>224</text:p>
          </table:table-cell>
          <table:table-cell table:formula="of:=[Sheet1.H120]" office:value-type="float" office:value="230">
            <text:p>230</text:p>
          </table:table-cell>
        </table:table-row>
        <table:table-row table:style-name="ro2">
          <table:table-cell table:formula="of:=[Sheet1.D121]" office:value-type="string" office:string-value="purple ">
            <text:p>purple </text:p>
          </table:table-cell>
          <table:table-cell table:formula="of:=[Sheet1.F121]" office:value-type="float" office:value="128">
            <text:p>128</text:p>
          </table:table-cell>
          <table:table-cell table:formula="of:=[Sheet1.G121]" office:value-type="float" office:value="0">
            <text:p>0</text:p>
          </table:table-cell>
          <table:table-cell table:formula="of:=[Sheet1.H121]" office:value-type="float" office:value="128">
            <text:p>128</text:p>
          </table:table-cell>
        </table:table-row>
        <table:table-row table:style-name="ro2">
          <table:table-cell table:formula="of:=[Sheet1.D122]" office:value-type="string" office:string-value="rebeccaPurple">
            <text:p>rebeccaPurple</text:p>
          </table:table-cell>
          <table:table-cell table:formula="of:=[Sheet1.F122]" office:value-type="float" office:value="102">
            <text:p>102</text:p>
          </table:table-cell>
          <table:table-cell table:formula="of:=[Sheet1.G122]" office:value-type="float" office:value="51">
            <text:p>51</text:p>
          </table:table-cell>
          <table:table-cell table:formula="of:=[Sheet1.H122]" office:value-type="float" office:value="153">
            <text:p>153</text:p>
          </table:table-cell>
        </table:table-row>
        <table:table-row table:style-name="ro2">
          <table:table-cell table:formula="of:=[Sheet1.D123]" office:value-type="string" office:string-value="red ">
            <text:p>red </text:p>
          </table:table-cell>
          <table:table-cell table:formula="of:=[Sheet1.F123]" office:value-type="float" office:value="255">
            <text:p>255</text:p>
          </table:table-cell>
          <table:table-cell table:formula="of:=[Sheet1.G123]" office:value-type="float" office:value="0">
            <text:p>0</text:p>
          </table:table-cell>
          <table:table-cell table:formula="of:=[Sheet1.H123]" office:value-type="float" office:value="0">
            <text:p>0</text:p>
          </table:table-cell>
        </table:table-row>
        <table:table-row table:style-name="ro2">
          <table:table-cell table:formula="of:=[Sheet1.D124]" office:value-type="string" office:string-value="rosyBrown ">
            <text:p>rosyBrown </text:p>
          </table:table-cell>
          <table:table-cell table:formula="of:=[Sheet1.F124]" office:value-type="float" office:value="188">
            <text:p>188</text:p>
          </table:table-cell>
          <table:table-cell table:formula="of:=[Sheet1.G124]" office:value-type="float" office:value="143">
            <text:p>143</text:p>
          </table:table-cell>
          <table:table-cell table:formula="of:=[Sheet1.H124]" office:value-type="float" office:value="143">
            <text:p>143</text:p>
          </table:table-cell>
        </table:table-row>
        <table:table-row table:style-name="ro2">
          <table:table-cell table:formula="of:=[Sheet1.D125]" office:value-type="string" office:string-value="royalBlue ">
            <text:p>royalBlue </text:p>
          </table:table-cell>
          <table:table-cell table:formula="of:=[Sheet1.F125]" office:value-type="float" office:value="65">
            <text:p>65</text:p>
          </table:table-cell>
          <table:table-cell table:formula="of:=[Sheet1.G125]" office:value-type="float" office:value="105">
            <text:p>105</text:p>
          </table:table-cell>
          <table:table-cell table:formula="of:=[Sheet1.H125]" office:value-type="float" office:value="225">
            <text:p>225</text:p>
          </table:table-cell>
        </table:table-row>
        <table:table-row table:style-name="ro2">
          <table:table-cell table:formula="of:=[Sheet1.D126]" office:value-type="string" office:string-value="saddleBrown ">
            <text:p>saddleBrown </text:p>
          </table:table-cell>
          <table:table-cell table:formula="of:=[Sheet1.F126]" office:value-type="float" office:value="139">
            <text:p>139</text:p>
          </table:table-cell>
          <table:table-cell table:formula="of:=[Sheet1.G126]" office:value-type="float" office:value="69">
            <text:p>69</text:p>
          </table:table-cell>
          <table:table-cell table:formula="of:=[Sheet1.H126]" office:value-type="float" office:value="19">
            <text:p>19</text:p>
          </table:table-cell>
        </table:table-row>
        <table:table-row table:style-name="ro2">
          <table:table-cell table:formula="of:=[Sheet1.D127]" office:value-type="string" office:string-value="salmon ">
            <text:p>salmon </text:p>
          </table:table-cell>
          <table:table-cell table:formula="of:=[Sheet1.F127]" office:value-type="float" office:value="250">
            <text:p>250</text:p>
          </table:table-cell>
          <table:table-cell table:formula="of:=[Sheet1.G127]" office:value-type="float" office:value="128">
            <text:p>128</text:p>
          </table:table-cell>
          <table:table-cell table:formula="of:=[Sheet1.H127]" office:value-type="float" office:value="114">
            <text:p>114</text:p>
          </table:table-cell>
        </table:table-row>
        <table:table-row table:style-name="ro2">
          <table:table-cell table:formula="of:=[Sheet1.D128]" office:value-type="string" office:string-value="sandyBrown ">
            <text:p>sandyBrown </text:p>
          </table:table-cell>
          <table:table-cell table:formula="of:=[Sheet1.F128]" office:value-type="float" office:value="244">
            <text:p>244</text:p>
          </table:table-cell>
          <table:table-cell table:formula="of:=[Sheet1.G128]" office:value-type="float" office:value="164">
            <text:p>164</text:p>
          </table:table-cell>
          <table:table-cell table:formula="of:=[Sheet1.H128]" office:value-type="float" office:value="96">
            <text:p>96</text:p>
          </table:table-cell>
        </table:table-row>
        <table:table-row table:style-name="ro2">
          <table:table-cell table:formula="of:=[Sheet1.D129]" office:value-type="string" office:string-value="seaGreen ">
            <text:p>seaGreen </text:p>
          </table:table-cell>
          <table:table-cell table:formula="of:=[Sheet1.F129]" office:value-type="float" office:value="46">
            <text:p>46</text:p>
          </table:table-cell>
          <table:table-cell table:formula="of:=[Sheet1.G129]" office:value-type="float" office:value="139">
            <text:p>139</text:p>
          </table:table-cell>
          <table:table-cell table:formula="of:=[Sheet1.H129]" office:value-type="float" office:value="87">
            <text:p>87</text:p>
          </table:table-cell>
        </table:table-row>
        <table:table-row table:style-name="ro2">
          <table:table-cell table:formula="of:=[Sheet1.D130]" office:value-type="string" office:string-value="seashell ">
            <text:p>seashell </text:p>
          </table:table-cell>
          <table:table-cell table:formula="of:=[Sheet1.F130]" office:value-type="float" office:value="255">
            <text:p>255</text:p>
          </table:table-cell>
          <table:table-cell table:formula="of:=[Sheet1.G130]" office:value-type="float" office:value="245">
            <text:p>245</text:p>
          </table:table-cell>
          <table:table-cell table:formula="of:=[Sheet1.H130]" office:value-type="float" office:value="238">
            <text:p>238</text:p>
          </table:table-cell>
        </table:table-row>
        <table:table-row table:style-name="ro2">
          <table:table-cell table:formula="of:=[Sheet1.D131]" office:value-type="string" office:string-value="sienna ">
            <text:p>sienna </text:p>
          </table:table-cell>
          <table:table-cell table:formula="of:=[Sheet1.F131]" office:value-type="float" office:value="160">
            <text:p>160</text:p>
          </table:table-cell>
          <table:table-cell table:formula="of:=[Sheet1.G131]" office:value-type="float" office:value="82">
            <text:p>82</text:p>
          </table:table-cell>
          <table:table-cell table:formula="of:=[Sheet1.H131]" office:value-type="float" office:value="45">
            <text:p>45</text:p>
          </table:table-cell>
        </table:table-row>
        <table:table-row table:style-name="ro2">
          <table:table-cell table:formula="of:=[Sheet1.D132]" office:value-type="string" office:string-value="silver ">
            <text:p>silver </text:p>
          </table:table-cell>
          <table:table-cell table:formula="of:=[Sheet1.F132]" office:value-type="float" office:value="192">
            <text:p>192</text:p>
          </table:table-cell>
          <table:table-cell table:formula="of:=[Sheet1.G132]" office:value-type="float" office:value="192">
            <text:p>192</text:p>
          </table:table-cell>
          <table:table-cell table:formula="of:=[Sheet1.H132]" office:value-type="float" office:value="192">
            <text:p>192</text:p>
          </table:table-cell>
        </table:table-row>
        <table:table-row table:style-name="ro2">
          <table:table-cell table:formula="of:=[Sheet1.D133]" office:value-type="string" office:string-value="skyBlue ">
            <text:p>skyBlue </text:p>
          </table:table-cell>
          <table:table-cell table:formula="of:=[Sheet1.F133]" office:value-type="float" office:value="135">
            <text:p>135</text:p>
          </table:table-cell>
          <table:table-cell table:formula="of:=[Sheet1.G133]" office:value-type="float" office:value="206">
            <text:p>206</text:p>
          </table:table-cell>
          <table:table-cell table:formula="of:=[Sheet1.H133]" office:value-type="float" office:value="235">
            <text:p>235</text:p>
          </table:table-cell>
        </table:table-row>
        <table:table-row table:style-name="ro2">
          <table:table-cell table:formula="of:=[Sheet1.D134]" office:value-type="string" office:string-value="slateBlue ">
            <text:p>slateBlue </text:p>
          </table:table-cell>
          <table:table-cell table:formula="of:=[Sheet1.F134]" office:value-type="float" office:value="106">
            <text:p>106</text:p>
          </table:table-cell>
          <table:table-cell table:formula="of:=[Sheet1.G134]" office:value-type="float" office:value="90">
            <text:p>90</text:p>
          </table:table-cell>
          <table:table-cell table:formula="of:=[Sheet1.H134]" office:value-type="float" office:value="205">
            <text:p>205</text:p>
          </table:table-cell>
        </table:table-row>
        <table:table-row table:style-name="ro2">
          <table:table-cell table:formula="of:=[Sheet1.D135]" office:value-type="string" office:string-value="slateGray ">
            <text:p>slateGray </text:p>
          </table:table-cell>
          <table:table-cell table:formula="of:=[Sheet1.F135]" office:value-type="float" office:value="112">
            <text:p>112</text:p>
          </table:table-cell>
          <table:table-cell table:formula="of:=[Sheet1.G135]" office:value-type="float" office:value="128">
            <text:p>128</text:p>
          </table:table-cell>
          <table:table-cell table:formula="of:=[Sheet1.H135]" office:value-type="float" office:value="144">
            <text:p>144</text:p>
          </table:table-cell>
        </table:table-row>
        <table:table-row table:style-name="ro2">
          <table:table-cell table:formula="of:=[Sheet1.D136]" office:value-type="string" office:string-value="slateGrey ">
            <text:p>slateGrey </text:p>
          </table:table-cell>
          <table:table-cell table:formula="of:=[Sheet1.F136]" office:value-type="float" office:value="112">
            <text:p>112</text:p>
          </table:table-cell>
          <table:table-cell table:formula="of:=[Sheet1.G136]" office:value-type="float" office:value="128">
            <text:p>128</text:p>
          </table:table-cell>
          <table:table-cell table:formula="of:=[Sheet1.H136]" office:value-type="float" office:value="144">
            <text:p>144</text:p>
          </table:table-cell>
        </table:table-row>
        <table:table-row table:style-name="ro2">
          <table:table-cell table:formula="of:=[Sheet1.D137]" office:value-type="string" office:string-value="snow ">
            <text:p>snow </text:p>
          </table:table-cell>
          <table:table-cell table:formula="of:=[Sheet1.F137]" office:value-type="float" office:value="255">
            <text:p>255</text:p>
          </table:table-cell>
          <table:table-cell table:formula="of:=[Sheet1.G137]" office:value-type="float" office:value="250">
            <text:p>250</text:p>
          </table:table-cell>
          <table:table-cell table:formula="of:=[Sheet1.H137]" office:value-type="float" office:value="250">
            <text:p>250</text:p>
          </table:table-cell>
        </table:table-row>
        <table:table-row table:style-name="ro2">
          <table:table-cell table:formula="of:=[Sheet1.D138]" office:value-type="string" office:string-value="springGreen ">
            <text:p>springGreen </text:p>
          </table:table-cell>
          <table:table-cell table:formula="of:=[Sheet1.F138]" office:value-type="float" office:value="0">
            <text:p>0</text:p>
          </table:table-cell>
          <table:table-cell table:formula="of:=[Sheet1.G138]" office:value-type="float" office:value="255">
            <text:p>255</text:p>
          </table:table-cell>
          <table:table-cell table:formula="of:=[Sheet1.H138]" office:value-type="float" office:value="127">
            <text:p>127</text:p>
          </table:table-cell>
        </table:table-row>
        <table:table-row table:style-name="ro2">
          <table:table-cell table:formula="of:=[Sheet1.D139]" office:value-type="string" office:string-value="steelBlue ">
            <text:p>steelBlue </text:p>
          </table:table-cell>
          <table:table-cell table:formula="of:=[Sheet1.F139]" office:value-type="float" office:value="70">
            <text:p>70</text:p>
          </table:table-cell>
          <table:table-cell table:formula="of:=[Sheet1.G139]" office:value-type="float" office:value="130">
            <text:p>130</text:p>
          </table:table-cell>
          <table:table-cell table:formula="of:=[Sheet1.H139]" office:value-type="float" office:value="180">
            <text:p>180</text:p>
          </table:table-cell>
        </table:table-row>
        <table:table-row table:style-name="ro2">
          <table:table-cell table:formula="of:=[Sheet1.D140]" office:value-type="string" office:string-value="tan ">
            <text:p>tan </text:p>
          </table:table-cell>
          <table:table-cell table:formula="of:=[Sheet1.F140]" office:value-type="float" office:value="210">
            <text:p>210</text:p>
          </table:table-cell>
          <table:table-cell table:formula="of:=[Sheet1.G140]" office:value-type="float" office:value="180">
            <text:p>180</text:p>
          </table:table-cell>
          <table:table-cell table:formula="of:=[Sheet1.H140]" office:value-type="float" office:value="140">
            <text:p>140</text:p>
          </table:table-cell>
        </table:table-row>
        <table:table-row table:style-name="ro2">
          <table:table-cell table:formula="of:=[Sheet1.D141]" office:value-type="string" office:string-value="teal ">
            <text:p>teal </text:p>
          </table:table-cell>
          <table:table-cell table:formula="of:=[Sheet1.F141]" office:value-type="float" office:value="0">
            <text:p>0</text:p>
          </table:table-cell>
          <table:table-cell table:formula="of:=[Sheet1.G141]" office:value-type="float" office:value="128">
            <text:p>128</text:p>
          </table:table-cell>
          <table:table-cell table:formula="of:=[Sheet1.H141]" office:value-type="float" office:value="128">
            <text:p>128</text:p>
          </table:table-cell>
        </table:table-row>
        <table:table-row table:style-name="ro2">
          <table:table-cell table:formula="of:=[Sheet1.D142]" office:value-type="string" office:string-value="thistle ">
            <text:p>thistle </text:p>
          </table:table-cell>
          <table:table-cell table:formula="of:=[Sheet1.F142]" office:value-type="float" office:value="216">
            <text:p>216</text:p>
          </table:table-cell>
          <table:table-cell table:formula="of:=[Sheet1.G142]" office:value-type="float" office:value="191">
            <text:p>191</text:p>
          </table:table-cell>
          <table:table-cell table:formula="of:=[Sheet1.H142]" office:value-type="float" office:value="216">
            <text:p>216</text:p>
          </table:table-cell>
        </table:table-row>
        <table:table-row table:style-name="ro2">
          <table:table-cell table:formula="of:=[Sheet1.D143]" office:value-type="string" office:string-value="tomato ">
            <text:p>tomato </text:p>
          </table:table-cell>
          <table:table-cell table:formula="of:=[Sheet1.F143]" office:value-type="float" office:value="255">
            <text:p>255</text:p>
          </table:table-cell>
          <table:table-cell table:formula="of:=[Sheet1.G143]" office:value-type="float" office:value="99">
            <text:p>99</text:p>
          </table:table-cell>
          <table:table-cell table:formula="of:=[Sheet1.H143]" office:value-type="float" office:value="71">
            <text:p>71</text:p>
          </table:table-cell>
        </table:table-row>
        <table:table-row table:style-name="ro2">
          <table:table-cell table:formula="of:=[Sheet1.D144]" office:value-type="string" office:string-value="turquoise ">
            <text:p>turquoise </text:p>
          </table:table-cell>
          <table:table-cell table:formula="of:=[Sheet1.F144]" office:value-type="float" office:value="64">
            <text:p>64</text:p>
          </table:table-cell>
          <table:table-cell table:formula="of:=[Sheet1.G144]" office:value-type="float" office:value="224">
            <text:p>224</text:p>
          </table:table-cell>
          <table:table-cell table:formula="of:=[Sheet1.H144]" office:value-type="float" office:value="208">
            <text:p>208</text:p>
          </table:table-cell>
        </table:table-row>
        <table:table-row table:style-name="ro2">
          <table:table-cell table:formula="of:=[Sheet1.D145]" office:value-type="string" office:string-value="violet ">
            <text:p>violet </text:p>
          </table:table-cell>
          <table:table-cell table:formula="of:=[Sheet1.F145]" office:value-type="float" office:value="238">
            <text:p>238</text:p>
          </table:table-cell>
          <table:table-cell table:formula="of:=[Sheet1.G145]" office:value-type="float" office:value="130">
            <text:p>130</text:p>
          </table:table-cell>
          <table:table-cell table:formula="of:=[Sheet1.H145]" office:value-type="float" office:value="238">
            <text:p>238</text:p>
          </table:table-cell>
        </table:table-row>
        <table:table-row table:style-name="ro2">
          <table:table-cell table:formula="of:=[Sheet1.D146]" office:value-type="string" office:string-value="wheat ">
            <text:p>wheat </text:p>
          </table:table-cell>
          <table:table-cell table:formula="of:=[Sheet1.F146]" office:value-type="float" office:value="245">
            <text:p>245</text:p>
          </table:table-cell>
          <table:table-cell table:formula="of:=[Sheet1.G146]" office:value-type="float" office:value="222">
            <text:p>222</text:p>
          </table:table-cell>
          <table:table-cell table:formula="of:=[Sheet1.H146]" office:value-type="float" office:value="179">
            <text:p>179</text:p>
          </table:table-cell>
        </table:table-row>
        <table:table-row table:style-name="ro2">
          <table:table-cell table:formula="of:=[Sheet1.D147]" office:value-type="string" office:string-value="white ">
            <text:p>white </text:p>
          </table:table-cell>
          <table:table-cell table:formula="of:=[Sheet1.F147]" office:value-type="float" office:value="255">
            <text:p>255</text:p>
          </table:table-cell>
          <table:table-cell table:formula="of:=[Sheet1.G147]" office:value-type="float" office:value="255">
            <text:p>255</text:p>
          </table:table-cell>
          <table:table-cell table:formula="of:=[Sheet1.H147]" office:value-type="float" office:value="255">
            <text:p>255</text:p>
          </table:table-cell>
        </table:table-row>
        <table:table-row table:style-name="ro2">
          <table:table-cell table:formula="of:=[Sheet1.D148]" office:value-type="string" office:string-value="whiteSmoke ">
            <text:p>whiteSmoke </text:p>
          </table:table-cell>
          <table:table-cell table:formula="of:=[Sheet1.F148]" office:value-type="float" office:value="245">
            <text:p>245</text:p>
          </table:table-cell>
          <table:table-cell table:formula="of:=[Sheet1.G148]" office:value-type="float" office:value="245">
            <text:p>245</text:p>
          </table:table-cell>
          <table:table-cell table:formula="of:=[Sheet1.H148]" office:value-type="float" office:value="245">
            <text:p>245</text:p>
          </table:table-cell>
        </table:table-row>
        <table:table-row table:style-name="ro2">
          <table:table-cell table:formula="of:=[Sheet1.D149]" office:value-type="string" office:string-value="yellow ">
            <text:p>yellow </text:p>
          </table:table-cell>
          <table:table-cell table:formula="of:=[Sheet1.F149]" office:value-type="float" office:value="255">
            <text:p>255</text:p>
          </table:table-cell>
          <table:table-cell table:formula="of:=[Sheet1.G149]" office:value-type="float" office:value="255">
            <text:p>255</text:p>
          </table:table-cell>
          <table:table-cell table:formula="of:=[Sheet1.H149]" office:value-type="float" office:value="0">
            <text:p>0</text:p>
          </table:table-cell>
        </table:table-row>
        <table:table-row table:style-name="ro2">
          <table:table-cell table:formula="of:=[Sheet1.D150]" office:value-type="string" office:string-value="yellowGreen ">
            <text:p>yellowGreen </text:p>
          </table:table-cell>
          <table:table-cell table:formula="of:=[Sheet1.F150]" office:value-type="float" office:value="154">
            <text:p>154</text:p>
          </table:table-cell>
          <table:table-cell table:formula="of:=[Sheet1.G150]" office:value-type="float" office:value="205">
            <text:p>205</text:p>
          </table:table-cell>
          <table:table-cell table:formula="of:=[Sheet1.H150]" office:value-type="float" office:value="50">
            <text:p>50</text:p>
          </table:table-cell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 table:formula="of:=[Sheet1.D3]" office:value-type="string" office:string-value="AliceBlue ">
            <text:p>AliceBlue </text:p>
          </table:table-cell>
        </table:table-row>
        <table:table-row table:style-name="ro2">
          <table:table-cell table:formula="of:=[Sheet1.D4]" office:value-type="string" office:string-value="antiqueWhite ">
            <text:p>antiqueWhite </text:p>
          </table:table-cell>
        </table:table-row>
        <table:table-row table:style-name="ro2">
          <table:table-cell table:formula="of:=[Sheet1.D5]" office:value-type="string" office:string-value="aqua ">
            <text:p>aqua </text:p>
          </table:table-cell>
        </table:table-row>
        <table:table-row table:style-name="ro2">
          <table:table-cell table:formula="of:=[Sheet1.D6]" office:value-type="string" office:string-value="aquamarine ">
            <text:p>aquamarine </text:p>
          </table:table-cell>
        </table:table-row>
        <table:table-row table:style-name="ro2">
          <table:table-cell table:formula="of:=[Sheet1.D7]" office:value-type="string" office:string-value="azure ">
            <text:p>azure </text:p>
          </table:table-cell>
        </table:table-row>
        <table:table-row table:style-name="ro2">
          <table:table-cell table:formula="of:=[Sheet1.D8]" office:value-type="string" office:string-value="beige ">
            <text:p>beige </text:p>
          </table:table-cell>
        </table:table-row>
        <table:table-row table:style-name="ro2">
          <table:table-cell table:formula="of:=[Sheet1.D9]" office:value-type="string" office:string-value="bisque ">
            <text:p>bisque </text:p>
          </table:table-cell>
        </table:table-row>
        <table:table-row table:style-name="ro2">
          <table:table-cell table:formula="of:=[Sheet1.D10]" office:value-type="string" office:string-value="black ">
            <text:p>black </text:p>
          </table:table-cell>
        </table:table-row>
        <table:table-row table:style-name="ro2">
          <table:table-cell table:formula="of:=[Sheet1.D11]" office:value-type="string" office:string-value="blanchedAlmond ">
            <text:p>blanchedAlmond </text:p>
          </table:table-cell>
        </table:table-row>
        <table:table-row table:style-name="ro2">
          <table:table-cell table:formula="of:=[Sheet1.D12]" office:value-type="string" office:string-value="blue ">
            <text:p>blue </text:p>
          </table:table-cell>
        </table:table-row>
        <table:table-row table:style-name="ro2">
          <table:table-cell table:formula="of:=[Sheet1.D13]" office:value-type="string" office:string-value="blueViolet ">
            <text:p>blueViolet </text:p>
          </table:table-cell>
        </table:table-row>
        <table:table-row table:style-name="ro2">
          <table:table-cell table:formula="of:=[Sheet1.D14]" office:value-type="string" office:string-value="brown ">
            <text:p>brown </text:p>
          </table:table-cell>
        </table:table-row>
        <table:table-row table:style-name="ro2">
          <table:table-cell table:formula="of:=[Sheet1.D15]" office:value-type="string" office:string-value="burlywood ">
            <text:p>burlywood </text:p>
          </table:table-cell>
        </table:table-row>
        <table:table-row table:style-name="ro2">
          <table:table-cell table:formula="of:=[Sheet1.D16]" office:value-type="string" office:string-value="cadetBlue ">
            <text:p>cadetBlue </text:p>
          </table:table-cell>
        </table:table-row>
        <table:table-row table:style-name="ro2">
          <table:table-cell table:formula="of:=[Sheet1.D17]" office:value-type="string" office:string-value="chartreuse ">
            <text:p>chartreuse </text:p>
          </table:table-cell>
        </table:table-row>
        <table:table-row table:style-name="ro2">
          <table:table-cell table:formula="of:=[Sheet1.D18]" office:value-type="string" office:string-value="chocolate ">
            <text:p>chocolate </text:p>
          </table:table-cell>
        </table:table-row>
        <table:table-row table:style-name="ro2">
          <table:table-cell table:formula="of:=[Sheet1.D19]" office:value-type="string" office:string-value="coral ">
            <text:p>coral </text:p>
          </table:table-cell>
        </table:table-row>
        <table:table-row table:style-name="ro2">
          <table:table-cell table:formula="of:=[Sheet1.D20]" office:value-type="string" office:string-value="cornflowerBlue ">
            <text:p>cornflowerBlue </text:p>
          </table:table-cell>
        </table:table-row>
        <table:table-row table:style-name="ro2">
          <table:table-cell table:formula="of:=[Sheet1.D21]" office:value-type="string" office:string-value="cornsilk ">
            <text:p>cornsilk </text:p>
          </table:table-cell>
        </table:table-row>
        <table:table-row table:style-name="ro2">
          <table:table-cell table:formula="of:=[Sheet1.D22]" office:value-type="string" office:string-value="crimson ">
            <text:p>crimson </text:p>
          </table:table-cell>
        </table:table-row>
        <table:table-row table:style-name="ro2">
          <table:table-cell table:formula="of:=[Sheet1.D23]" office:value-type="string" office:string-value="cyan ">
            <text:p>cyan </text:p>
          </table:table-cell>
        </table:table-row>
        <table:table-row table:style-name="ro2">
          <table:table-cell table:formula="of:=[Sheet1.D24]" office:value-type="string" office:string-value="darkBlue ">
            <text:p>darkBlue </text:p>
          </table:table-cell>
        </table:table-row>
        <table:table-row table:style-name="ro2">
          <table:table-cell table:formula="of:=[Sheet1.D25]" office:value-type="string" office:string-value="darkCyan ">
            <text:p>darkCyan </text:p>
          </table:table-cell>
        </table:table-row>
        <table:table-row table:style-name="ro2">
          <table:table-cell table:formula="of:=[Sheet1.D26]" office:value-type="string" office:string-value="darkGoldenrod ">
            <text:p>darkGoldenrod </text:p>
          </table:table-cell>
        </table:table-row>
        <table:table-row table:style-name="ro2">
          <table:table-cell table:formula="of:=[Sheet1.D27]" office:value-type="string" office:string-value="darkGray ">
            <text:p>darkGray </text:p>
          </table:table-cell>
        </table:table-row>
        <table:table-row table:style-name="ro2">
          <table:table-cell table:formula="of:=[Sheet1.D28]" office:value-type="string" office:string-value="darkGreen ">
            <text:p>darkGreen </text:p>
          </table:table-cell>
        </table:table-row>
        <table:table-row table:style-name="ro2">
          <table:table-cell table:formula="of:=[Sheet1.D29]" office:value-type="string" office:string-value="darkGrey ">
            <text:p>darkGrey </text:p>
          </table:table-cell>
        </table:table-row>
        <table:table-row table:style-name="ro2">
          <table:table-cell table:formula="of:=[Sheet1.D30]" office:value-type="string" office:string-value="darkKhaki ">
            <text:p>darkKhaki </text:p>
          </table:table-cell>
        </table:table-row>
        <table:table-row table:style-name="ro2">
          <table:table-cell table:formula="of:=[Sheet1.D31]" office:value-type="string" office:string-value="darkMagenta ">
            <text:p>darkMagenta </text:p>
          </table:table-cell>
        </table:table-row>
        <table:table-row table:style-name="ro2">
          <table:table-cell table:formula="of:=[Sheet1.D32]" office:value-type="string" office:string-value="darkOliveGreen ">
            <text:p>darkOliveGreen </text:p>
          </table:table-cell>
        </table:table-row>
        <table:table-row table:style-name="ro2">
          <table:table-cell table:formula="of:=[Sheet1.D33]" office:value-type="string" office:string-value="darkOrange ">
            <text:p>darkOrange </text:p>
          </table:table-cell>
        </table:table-row>
        <table:table-row table:style-name="ro2">
          <table:table-cell table:formula="of:=[Sheet1.D34]" office:value-type="string" office:string-value="darkOrchid ">
            <text:p>darkOrchid </text:p>
          </table:table-cell>
        </table:table-row>
        <table:table-row table:style-name="ro2">
          <table:table-cell table:formula="of:=[Sheet1.D35]" office:value-type="string" office:string-value="darkRed ">
            <text:p>darkRed </text:p>
          </table:table-cell>
        </table:table-row>
        <table:table-row table:style-name="ro2">
          <table:table-cell table:formula="of:=[Sheet1.D36]" office:value-type="string" office:string-value="darkSalmon ">
            <text:p>darkSalmon </text:p>
          </table:table-cell>
        </table:table-row>
        <table:table-row table:style-name="ro2">
          <table:table-cell table:formula="of:=[Sheet1.D37]" office:value-type="string" office:string-value="darkSeaGreen ">
            <text:p>darkSeaGreen </text:p>
          </table:table-cell>
        </table:table-row>
        <table:table-row table:style-name="ro2">
          <table:table-cell table:formula="of:=[Sheet1.D38]" office:value-type="string" office:string-value="darkSlateBlue ">
            <text:p>darkSlateBlue </text:p>
          </table:table-cell>
        </table:table-row>
        <table:table-row table:style-name="ro2">
          <table:table-cell table:formula="of:=[Sheet1.D39]" office:value-type="string" office:string-value="darkSlateGray ">
            <text:p>darkSlateGray </text:p>
          </table:table-cell>
        </table:table-row>
        <table:table-row table:style-name="ro2">
          <table:table-cell table:formula="of:=[Sheet1.D40]" office:value-type="string" office:string-value="darkSlateGrey ">
            <text:p>darkSlateGrey </text:p>
          </table:table-cell>
        </table:table-row>
        <table:table-row table:style-name="ro2">
          <table:table-cell table:formula="of:=[Sheet1.D41]" office:value-type="string" office:string-value="darkTurquoise ">
            <text:p>darkTurquoise </text:p>
          </table:table-cell>
        </table:table-row>
        <table:table-row table:style-name="ro2">
          <table:table-cell table:formula="of:=[Sheet1.D42]" office:value-type="string" office:string-value="darkViolet ">
            <text:p>darkViolet </text:p>
          </table:table-cell>
        </table:table-row>
        <table:table-row table:style-name="ro2">
          <table:table-cell table:formula="of:=[Sheet1.D43]" office:value-type="string" office:string-value="deepPink ">
            <text:p>deepPink </text:p>
          </table:table-cell>
        </table:table-row>
        <table:table-row table:style-name="ro2">
          <table:table-cell table:formula="of:=[Sheet1.D44]" office:value-type="string" office:string-value="deepSkyBlue ">
            <text:p>deepSkyBlue </text:p>
          </table:table-cell>
        </table:table-row>
        <table:table-row table:style-name="ro2">
          <table:table-cell table:formula="of:=[Sheet1.D45]" office:value-type="string" office:string-value="dimGray ">
            <text:p>dimGray </text:p>
          </table:table-cell>
        </table:table-row>
        <table:table-row table:style-name="ro2">
          <table:table-cell table:formula="of:=[Sheet1.D46]" office:value-type="string" office:string-value="dimGrey ">
            <text:p>dimGrey </text:p>
          </table:table-cell>
        </table:table-row>
        <table:table-row table:style-name="ro2">
          <table:table-cell table:formula="of:=[Sheet1.D47]" office:value-type="string" office:string-value="dodgerBlue ">
            <text:p>dodgerBlue </text:p>
          </table:table-cell>
        </table:table-row>
        <table:table-row table:style-name="ro2">
          <table:table-cell table:formula="of:=[Sheet1.D48]" office:value-type="string" office:string-value="firebrick ">
            <text:p>firebrick </text:p>
          </table:table-cell>
        </table:table-row>
        <table:table-row table:style-name="ro2">
          <table:table-cell table:formula="of:=[Sheet1.D49]" office:value-type="string" office:string-value="floralWhite ">
            <text:p>floralWhite </text:p>
          </table:table-cell>
        </table:table-row>
        <table:table-row table:style-name="ro2">
          <table:table-cell table:formula="of:=[Sheet1.D50]" office:value-type="string" office:string-value="forestGreen ">
            <text:p>forestGreen </text:p>
          </table:table-cell>
        </table:table-row>
        <table:table-row table:style-name="ro2">
          <table:table-cell table:formula="of:=[Sheet1.D51]" office:value-type="string" office:string-value="fuchsia ">
            <text:p>fuchsia </text:p>
          </table:table-cell>
        </table:table-row>
        <table:table-row table:style-name="ro2">
          <table:table-cell table:formula="of:=[Sheet1.D52]" office:value-type="string" office:string-value="gainsboro ">
            <text:p>gainsboro </text:p>
          </table:table-cell>
        </table:table-row>
        <table:table-row table:style-name="ro2">
          <table:table-cell table:formula="of:=[Sheet1.D53]" office:value-type="string" office:string-value="ghostWhite ">
            <text:p>ghostWhite </text:p>
          </table:table-cell>
        </table:table-row>
        <table:table-row table:style-name="ro2">
          <table:table-cell table:formula="of:=[Sheet1.D54]" office:value-type="string" office:string-value="gold ">
            <text:p>gold </text:p>
          </table:table-cell>
        </table:table-row>
        <table:table-row table:style-name="ro2">
          <table:table-cell table:formula="of:=[Sheet1.D55]" office:value-type="string" office:string-value="goldenrod ">
            <text:p>goldenrod </text:p>
          </table:table-cell>
        </table:table-row>
        <table:table-row table:style-name="ro2">
          <table:table-cell table:formula="of:=[Sheet1.D56]" office:value-type="string" office:string-value="gray ">
            <text:p>gray </text:p>
          </table:table-cell>
        </table:table-row>
        <table:table-row table:style-name="ro2">
          <table:table-cell table:formula="of:=[Sheet1.D57]" office:value-type="string" office:string-value="green ">
            <text:p>green </text:p>
          </table:table-cell>
        </table:table-row>
        <table:table-row table:style-name="ro2">
          <table:table-cell table:formula="of:=[Sheet1.D58]" office:value-type="string" office:string-value="greenYellow ">
            <text:p>greenYellow </text:p>
          </table:table-cell>
        </table:table-row>
        <table:table-row table:style-name="ro2">
          <table:table-cell table:formula="of:=[Sheet1.D59]" office:value-type="string" office:string-value="grey ">
            <text:p>grey </text:p>
          </table:table-cell>
        </table:table-row>
        <table:table-row table:style-name="ro2">
          <table:table-cell table:formula="of:=[Sheet1.D60]" office:value-type="string" office:string-value="honeydew ">
            <text:p>honeydew </text:p>
          </table:table-cell>
        </table:table-row>
        <table:table-row table:style-name="ro2">
          <table:table-cell table:formula="of:=[Sheet1.D61]" office:value-type="string" office:string-value="hotPink ">
            <text:p>hotPink </text:p>
          </table:table-cell>
        </table:table-row>
        <table:table-row table:style-name="ro2">
          <table:table-cell table:formula="of:=[Sheet1.D62]" office:value-type="string" office:string-value="indianRed ">
            <text:p>indianRed </text:p>
          </table:table-cell>
        </table:table-row>
        <table:table-row table:style-name="ro2">
          <table:table-cell table:formula="of:=[Sheet1.D63]" office:value-type="string" office:string-value="indigo ">
            <text:p>indigo </text:p>
          </table:table-cell>
        </table:table-row>
        <table:table-row table:style-name="ro2">
          <table:table-cell table:formula="of:=[Sheet1.D64]" office:value-type="string" office:string-value="ivory ">
            <text:p>ivory </text:p>
          </table:table-cell>
        </table:table-row>
        <table:table-row table:style-name="ro2">
          <table:table-cell table:formula="of:=[Sheet1.D65]" office:value-type="string" office:string-value="khaki ">
            <text:p>khaki </text:p>
          </table:table-cell>
        </table:table-row>
        <table:table-row table:style-name="ro2">
          <table:table-cell table:formula="of:=[Sheet1.D66]" office:value-type="string" office:string-value="lavender ">
            <text:p>lavender </text:p>
          </table:table-cell>
        </table:table-row>
        <table:table-row table:style-name="ro2">
          <table:table-cell table:formula="of:=[Sheet1.D67]" office:value-type="string" office:string-value="lavenderBlush ">
            <text:p>lavenderBlush </text:p>
          </table:table-cell>
        </table:table-row>
        <table:table-row table:style-name="ro2">
          <table:table-cell table:formula="of:=[Sheet1.D68]" office:value-type="string" office:string-value="lawnGreen ">
            <text:p>lawnGreen </text:p>
          </table:table-cell>
        </table:table-row>
        <table:table-row table:style-name="ro2">
          <table:table-cell table:formula="of:=[Sheet1.D69]" office:value-type="string" office:string-value="lemonChiffon ">
            <text:p>lemonChiffon </text:p>
          </table:table-cell>
        </table:table-row>
        <table:table-row table:style-name="ro2">
          <table:table-cell table:formula="of:=[Sheet1.D70]" office:value-type="string" office:string-value="lightBlue ">
            <text:p>lightBlue </text:p>
          </table:table-cell>
        </table:table-row>
        <table:table-row table:style-name="ro2">
          <table:table-cell table:formula="of:=[Sheet1.D71]" office:value-type="string" office:string-value="lightCoral ">
            <text:p>lightCoral </text:p>
          </table:table-cell>
        </table:table-row>
        <table:table-row table:style-name="ro2">
          <table:table-cell table:formula="of:=[Sheet1.D72]" office:value-type="string" office:string-value="lightCyan ">
            <text:p>lightCyan </text:p>
          </table:table-cell>
        </table:table-row>
        <table:table-row table:style-name="ro2">
          <table:table-cell table:formula="of:=[Sheet1.D73]" office:value-type="string" office:string-value="lightGoldenrodYellow ">
            <text:p>lightGoldenrodYellow </text:p>
          </table:table-cell>
        </table:table-row>
        <table:table-row table:style-name="ro2">
          <table:table-cell table:formula="of:=[Sheet1.D74]" office:value-type="string" office:string-value="lightGray ">
            <text:p>lightGray </text:p>
          </table:table-cell>
        </table:table-row>
        <table:table-row table:style-name="ro2">
          <table:table-cell table:formula="of:=[Sheet1.D75]" office:value-type="string" office:string-value="lightGreen ">
            <text:p>lightGreen </text:p>
          </table:table-cell>
        </table:table-row>
        <table:table-row table:style-name="ro2">
          <table:table-cell table:formula="of:=[Sheet1.D76]" office:value-type="string" office:string-value="lightGrey ">
            <text:p>lightGrey </text:p>
          </table:table-cell>
        </table:table-row>
        <table:table-row table:style-name="ro2">
          <table:table-cell table:formula="of:=[Sheet1.D77]" office:value-type="string" office:string-value="lightPink ">
            <text:p>lightPink </text:p>
          </table:table-cell>
        </table:table-row>
        <table:table-row table:style-name="ro2">
          <table:table-cell table:formula="of:=[Sheet1.D78]" office:value-type="string" office:string-value="lightSalmon ">
            <text:p>lightSalmon </text:p>
          </table:table-cell>
        </table:table-row>
        <table:table-row table:style-name="ro2">
          <table:table-cell table:formula="of:=[Sheet1.D79]" office:value-type="string" office:string-value="lightSeaGreen ">
            <text:p>lightSeaGreen </text:p>
          </table:table-cell>
        </table:table-row>
        <table:table-row table:style-name="ro2">
          <table:table-cell table:formula="of:=[Sheet1.D80]" office:value-type="string" office:string-value="lightSkyBlue ">
            <text:p>lightSkyBlue </text:p>
          </table:table-cell>
        </table:table-row>
        <table:table-row table:style-name="ro2">
          <table:table-cell table:formula="of:=[Sheet1.D81]" office:value-type="string" office:string-value="lightSlateGray ">
            <text:p>lightSlateGray </text:p>
          </table:table-cell>
        </table:table-row>
        <table:table-row table:style-name="ro2">
          <table:table-cell table:formula="of:=[Sheet1.D82]" office:value-type="string" office:string-value="lightSlateGrey ">
            <text:p>lightSlateGrey </text:p>
          </table:table-cell>
        </table:table-row>
        <table:table-row table:style-name="ro2">
          <table:table-cell table:formula="of:=[Sheet1.D83]" office:value-type="string" office:string-value="lightSteelBlue ">
            <text:p>lightSteelBlue </text:p>
          </table:table-cell>
        </table:table-row>
        <table:table-row table:style-name="ro2">
          <table:table-cell table:formula="of:=[Sheet1.D84]" office:value-type="string" office:string-value="lightYellow ">
            <text:p>lightYellow </text:p>
          </table:table-cell>
        </table:table-row>
        <table:table-row table:style-name="ro2">
          <table:table-cell table:formula="of:=[Sheet1.D85]" office:value-type="string" office:string-value="lime ">
            <text:p>lime </text:p>
          </table:table-cell>
        </table:table-row>
        <table:table-row table:style-name="ro2">
          <table:table-cell table:formula="of:=[Sheet1.D86]" office:value-type="string" office:string-value="limeGreen ">
            <text:p>limeGreen </text:p>
          </table:table-cell>
        </table:table-row>
        <table:table-row table:style-name="ro2">
          <table:table-cell table:formula="of:=[Sheet1.D87]" office:value-type="string" office:string-value="linen ">
            <text:p>linen </text:p>
          </table:table-cell>
        </table:table-row>
        <table:table-row table:style-name="ro2">
          <table:table-cell table:formula="of:=[Sheet1.D88]" office:value-type="string" office:string-value="magenta ">
            <text:p>magenta </text:p>
          </table:table-cell>
        </table:table-row>
        <table:table-row table:style-name="ro2">
          <table:table-cell table:formula="of:=[Sheet1.D89]" office:value-type="string" office:string-value="maroon ">
            <text:p>maroon </text:p>
          </table:table-cell>
        </table:table-row>
        <table:table-row table:style-name="ro2">
          <table:table-cell table:formula="of:=[Sheet1.D90]" office:value-type="string" office:string-value="mediumAquamarine ">
            <text:p>mediumAquamarine </text:p>
          </table:table-cell>
        </table:table-row>
        <table:table-row table:style-name="ro2">
          <table:table-cell table:formula="of:=[Sheet1.D91]" office:value-type="string" office:string-value="mediumBlue ">
            <text:p>mediumBlue </text:p>
          </table:table-cell>
        </table:table-row>
        <table:table-row table:style-name="ro2">
          <table:table-cell table:formula="of:=[Sheet1.D92]" office:value-type="string" office:string-value="mediumOrchid ">
            <text:p>mediumOrchid </text:p>
          </table:table-cell>
        </table:table-row>
        <table:table-row table:style-name="ro2">
          <table:table-cell table:formula="of:=[Sheet1.D93]" office:value-type="string" office:string-value="mediumPurple ">
            <text:p>mediumPurple </text:p>
          </table:table-cell>
        </table:table-row>
        <table:table-row table:style-name="ro2">
          <table:table-cell table:formula="of:=[Sheet1.D94]" office:value-type="string" office:string-value="mediumSeaGreen ">
            <text:p>mediumSeaGreen </text:p>
          </table:table-cell>
        </table:table-row>
        <table:table-row table:style-name="ro2">
          <table:table-cell table:formula="of:=[Sheet1.D95]" office:value-type="string" office:string-value="mediumSlateBlue ">
            <text:p>mediumSlateBlue </text:p>
          </table:table-cell>
        </table:table-row>
        <table:table-row table:style-name="ro2">
          <table:table-cell table:formula="of:=[Sheet1.D96]" office:value-type="string" office:string-value="mediumSpringGreen ">
            <text:p>mediumSpringGreen </text:p>
          </table:table-cell>
        </table:table-row>
        <table:table-row table:style-name="ro2">
          <table:table-cell table:formula="of:=[Sheet1.D97]" office:value-type="string" office:string-value="mediumTurquoise ">
            <text:p>mediumTurquoise </text:p>
          </table:table-cell>
        </table:table-row>
        <table:table-row table:style-name="ro2">
          <table:table-cell table:formula="of:=[Sheet1.D98]" office:value-type="string" office:string-value="mediumVioletRed ">
            <text:p>mediumVioletRed </text:p>
          </table:table-cell>
        </table:table-row>
        <table:table-row table:style-name="ro2">
          <table:table-cell table:formula="of:=[Sheet1.D99]" office:value-type="string" office:string-value="midnightBlue ">
            <text:p>midnightBlue </text:p>
          </table:table-cell>
        </table:table-row>
        <table:table-row table:style-name="ro2">
          <table:table-cell table:formula="of:=[Sheet1.D100]" office:value-type="string" office:string-value="mintCream ">
            <text:p>mintCream </text:p>
          </table:table-cell>
        </table:table-row>
        <table:table-row table:style-name="ro2">
          <table:table-cell table:formula="of:=[Sheet1.D101]" office:value-type="string" office:string-value="mistyRose ">
            <text:p>mistyRose </text:p>
          </table:table-cell>
        </table:table-row>
        <table:table-row table:style-name="ro2">
          <table:table-cell table:formula="of:=[Sheet1.D102]" office:value-type="string" office:string-value="moccasin ">
            <text:p>moccasin </text:p>
          </table:table-cell>
        </table:table-row>
        <table:table-row table:style-name="ro2">
          <table:table-cell table:formula="of:=[Sheet1.D103]" office:value-type="string" office:string-value="navajoWhite ">
            <text:p>navajoWhite </text:p>
          </table:table-cell>
        </table:table-row>
        <table:table-row table:style-name="ro2">
          <table:table-cell table:formula="of:=[Sheet1.D104]" office:value-type="string" office:string-value="navy ">
            <text:p>navy </text:p>
          </table:table-cell>
        </table:table-row>
        <table:table-row table:style-name="ro2">
          <table:table-cell table:formula="of:=[Sheet1.D105]" office:value-type="string" office:string-value="oldLace ">
            <text:p>oldLace </text:p>
          </table:table-cell>
        </table:table-row>
        <table:table-row table:style-name="ro2">
          <table:table-cell table:formula="of:=[Sheet1.D106]" office:value-type="string" office:string-value="olive ">
            <text:p>olive </text:p>
          </table:table-cell>
        </table:table-row>
        <table:table-row table:style-name="ro2">
          <table:table-cell table:formula="of:=[Sheet1.D107]" office:value-type="string" office:string-value="oliveDrab ">
            <text:p>oliveDrab </text:p>
          </table:table-cell>
        </table:table-row>
        <table:table-row table:style-name="ro2">
          <table:table-cell table:formula="of:=[Sheet1.D108]" office:value-type="string" office:string-value="orange ">
            <text:p>orange </text:p>
          </table:table-cell>
        </table:table-row>
        <table:table-row table:style-name="ro2">
          <table:table-cell table:formula="of:=[Sheet1.D109]" office:value-type="string" office:string-value="orangeRed ">
            <text:p>orangeRed </text:p>
          </table:table-cell>
        </table:table-row>
        <table:table-row table:style-name="ro2">
          <table:table-cell table:formula="of:=[Sheet1.D110]" office:value-type="string" office:string-value="orchid ">
            <text:p>orchid </text:p>
          </table:table-cell>
        </table:table-row>
        <table:table-row table:style-name="ro2">
          <table:table-cell table:formula="of:=[Sheet1.D111]" office:value-type="string" office:string-value="paleGoldenrod ">
            <text:p>paleGoldenrod </text:p>
          </table:table-cell>
        </table:table-row>
        <table:table-row table:style-name="ro2">
          <table:table-cell table:formula="of:=[Sheet1.D112]" office:value-type="string" office:string-value="paleGreen ">
            <text:p>paleGreen </text:p>
          </table:table-cell>
        </table:table-row>
        <table:table-row table:style-name="ro2">
          <table:table-cell table:formula="of:=[Sheet1.D113]" office:value-type="string" office:string-value="paleTurquoise ">
            <text:p>paleTurquoise </text:p>
          </table:table-cell>
        </table:table-row>
        <table:table-row table:style-name="ro2">
          <table:table-cell table:formula="of:=[Sheet1.D114]" office:value-type="string" office:string-value="paleVioletRed ">
            <text:p>paleVioletRed </text:p>
          </table:table-cell>
        </table:table-row>
        <table:table-row table:style-name="ro2">
          <table:table-cell table:formula="of:=[Sheet1.D115]" office:value-type="string" office:string-value="papayaWhip ">
            <text:p>papayaWhip </text:p>
          </table:table-cell>
        </table:table-row>
        <table:table-row table:style-name="ro2">
          <table:table-cell table:formula="of:=[Sheet1.D116]" office:value-type="string" office:string-value="peachPuff ">
            <text:p>peachPuff </text:p>
          </table:table-cell>
        </table:table-row>
        <table:table-row table:style-name="ro2">
          <table:table-cell table:formula="of:=[Sheet1.D117]" office:value-type="string" office:string-value="peru ">
            <text:p>peru </text:p>
          </table:table-cell>
        </table:table-row>
        <table:table-row table:style-name="ro2">
          <table:table-cell table:formula="of:=[Sheet1.D118]" office:value-type="string" office:string-value="pink ">
            <text:p>pink </text:p>
          </table:table-cell>
        </table:table-row>
        <table:table-row table:style-name="ro2">
          <table:table-cell table:formula="of:=[Sheet1.D119]" office:value-type="string" office:string-value="plum ">
            <text:p>plum </text:p>
          </table:table-cell>
        </table:table-row>
        <table:table-row table:style-name="ro2">
          <table:table-cell table:formula="of:=[Sheet1.D120]" office:value-type="string" office:string-value="powderBlue ">
            <text:p>powderBlue </text:p>
          </table:table-cell>
        </table:table-row>
        <table:table-row table:style-name="ro2">
          <table:table-cell table:formula="of:=[Sheet1.D121]" office:value-type="string" office:string-value="purple ">
            <text:p>purple </text:p>
          </table:table-cell>
        </table:table-row>
        <table:table-row table:style-name="ro2">
          <table:table-cell table:formula="of:=[Sheet1.D123]" office:value-type="string" office:string-value="red ">
            <text:p>red </text:p>
          </table:table-cell>
        </table:table-row>
        <table:table-row table:style-name="ro2">
          <table:table-cell table:formula="of:=[Sheet1.D124]" office:value-type="string" office:string-value="rosyBrown ">
            <text:p>rosyBrown </text:p>
          </table:table-cell>
        </table:table-row>
        <table:table-row table:style-name="ro2">
          <table:table-cell table:formula="of:=[Sheet1.D125]" office:value-type="string" office:string-value="royalBlue ">
            <text:p>royalBlue </text:p>
          </table:table-cell>
        </table:table-row>
        <table:table-row table:style-name="ro2">
          <table:table-cell table:formula="of:=[Sheet1.D126]" office:value-type="string" office:string-value="saddleBrown ">
            <text:p>saddleBrown </text:p>
          </table:table-cell>
        </table:table-row>
        <table:table-row table:style-name="ro2">
          <table:table-cell table:formula="of:=[Sheet1.D127]" office:value-type="string" office:string-value="salmon ">
            <text:p>salmon </text:p>
          </table:table-cell>
        </table:table-row>
        <table:table-row table:style-name="ro2">
          <table:table-cell table:formula="of:=[Sheet1.D128]" office:value-type="string" office:string-value="sandyBrown ">
            <text:p>sandyBrown </text:p>
          </table:table-cell>
        </table:table-row>
        <table:table-row table:style-name="ro2">
          <table:table-cell table:formula="of:=[Sheet1.D129]" office:value-type="string" office:string-value="seaGreen ">
            <text:p>seaGreen </text:p>
          </table:table-cell>
        </table:table-row>
        <table:table-row table:style-name="ro2">
          <table:table-cell table:formula="of:=[Sheet1.D130]" office:value-type="string" office:string-value="seashell ">
            <text:p>seashell </text:p>
          </table:table-cell>
        </table:table-row>
        <table:table-row table:style-name="ro2">
          <table:table-cell table:formula="of:=[Sheet1.D131]" office:value-type="string" office:string-value="sienna ">
            <text:p>sienna </text:p>
          </table:table-cell>
        </table:table-row>
        <table:table-row table:style-name="ro2">
          <table:table-cell table:formula="of:=[Sheet1.D132]" office:value-type="string" office:string-value="silver ">
            <text:p>silver </text:p>
          </table:table-cell>
        </table:table-row>
        <table:table-row table:style-name="ro2">
          <table:table-cell table:formula="of:=[Sheet1.D133]" office:value-type="string" office:string-value="skyBlue ">
            <text:p>skyBlue </text:p>
          </table:table-cell>
        </table:table-row>
        <table:table-row table:style-name="ro2">
          <table:table-cell table:formula="of:=[Sheet1.D134]" office:value-type="string" office:string-value="slateBlue ">
            <text:p>slateBlue </text:p>
          </table:table-cell>
        </table:table-row>
        <table:table-row table:style-name="ro2">
          <table:table-cell table:formula="of:=[Sheet1.D135]" office:value-type="string" office:string-value="slateGray ">
            <text:p>slateGray </text:p>
          </table:table-cell>
        </table:table-row>
        <table:table-row table:style-name="ro2">
          <table:table-cell table:formula="of:=[Sheet1.D136]" office:value-type="string" office:string-value="slateGrey ">
            <text:p>slateGrey </text:p>
          </table:table-cell>
        </table:table-row>
        <table:table-row table:style-name="ro2">
          <table:table-cell table:formula="of:=[Sheet1.D137]" office:value-type="string" office:string-value="snow ">
            <text:p>snow </text:p>
          </table:table-cell>
        </table:table-row>
        <table:table-row table:style-name="ro2">
          <table:table-cell table:formula="of:=[Sheet1.D138]" office:value-type="string" office:string-value="springGreen ">
            <text:p>springGreen </text:p>
          </table:table-cell>
        </table:table-row>
        <table:table-row table:style-name="ro2">
          <table:table-cell table:formula="of:=[Sheet1.D139]" office:value-type="string" office:string-value="steelBlue ">
            <text:p>steelBlue </text:p>
          </table:table-cell>
        </table:table-row>
        <table:table-row table:style-name="ro2">
          <table:table-cell table:formula="of:=[Sheet1.D140]" office:value-type="string" office:string-value="tan ">
            <text:p>tan </text:p>
          </table:table-cell>
        </table:table-row>
        <table:table-row table:style-name="ro2">
          <table:table-cell table:formula="of:=[Sheet1.D141]" office:value-type="string" office:string-value="teal ">
            <text:p>teal </text:p>
          </table:table-cell>
        </table:table-row>
        <table:table-row table:style-name="ro2">
          <table:table-cell table:formula="of:=[Sheet1.D142]" office:value-type="string" office:string-value="thistle ">
            <text:p>thistle </text:p>
          </table:table-cell>
        </table:table-row>
        <table:table-row table:style-name="ro2">
          <table:table-cell table:formula="of:=[Sheet1.D143]" office:value-type="string" office:string-value="tomato ">
            <text:p>tomato </text:p>
          </table:table-cell>
        </table:table-row>
        <table:table-row table:style-name="ro2">
          <table:table-cell table:formula="of:=[Sheet1.D144]" office:value-type="string" office:string-value="turquoise ">
            <text:p>turquoise </text:p>
          </table:table-cell>
        </table:table-row>
        <table:table-row table:style-name="ro2">
          <table:table-cell table:formula="of:=[Sheet1.D145]" office:value-type="string" office:string-value="violet ">
            <text:p>violet </text:p>
          </table:table-cell>
        </table:table-row>
        <table:table-row table:style-name="ro2">
          <table:table-cell table:formula="of:=[Sheet1.D146]" office:value-type="string" office:string-value="wheat ">
            <text:p>wheat </text:p>
          </table:table-cell>
        </table:table-row>
        <table:table-row table:style-name="ro2">
          <table:table-cell table:formula="of:=[Sheet1.D147]" office:value-type="string" office:string-value="white ">
            <text:p>white </text:p>
          </table:table-cell>
        </table:table-row>
        <table:table-row table:style-name="ro2">
          <table:table-cell table:formula="of:=[Sheet1.D148]" office:value-type="string" office:string-value="whiteSmoke ">
            <text:p>whiteSmoke </text:p>
          </table:table-cell>
        </table:table-row>
        <table:table-row table:style-name="ro2">
          <table:table-cell table:formula="of:=[Sheet1.D149]" office:value-type="string" office:string-value="yellow ">
            <text:p>yellow </text:p>
          </table:table-cell>
        </table:table-row>
        <table:table-row table:style-name="ro2">
          <table:table-cell table:formula="of:=[Sheet1.D150]" office:value-type="string" office:string-value="yellowGreen ">
            <text:p>yellowGreen </text:p>
          </table:table-cell>
        </table:table-row>
      </table:table>
      <table:table table:name="Sheet4" table:style-name="ta1" table:print="false">
        <table:table-column table:style-name="co7" table:default-cell-style-name="ce153"/>
        <table:table-column table:style-name="co1" table:default-cell-style-name="Default"/>
        <table:table-column table:style-name="co7" table:default-cell-style-name="ce153"/>
        <table:table-column table:style-name="co8" table:default-cell-style-name="Default"/>
        <table:table-column table:style-name="co7" table:number-columns-repeated="2" table:default-cell-style-name="ce153"/>
        <table:table-column table:style-name="co8" table:default-cell-style-name="Default"/>
        <table:table-column table:style-name="co7" table:default-cell-style-name="ce153"/>
        <table:table-column table:style-name="co8" table:default-cell-style-name="Default"/>
        <table:table-column table:style-name="co7" table:default-cell-style-name="ce153"/>
        <table:table-column table:style-name="co8" table:default-cell-style-name="Default"/>
        <table:table-column table:style-name="co7" table:number-columns-repeated="2" table:default-cell-style-name="ce153"/>
        <table:table-column table:style-name="co8" table:default-cell-style-name="ce152"/>
        <table:table-column table:style-name="co7" table:default-cell-style-name="ce154"/>
        <table:table-column table:style-name="co8" table:default-cell-style-name="ce152"/>
        <table:table-column table:style-name="co7" table:default-cell-style-name="ce154"/>
        <table:table-column table:style-name="co8" table:default-cell-style-name="ce152"/>
        <table:table-column table:style-name="co7" table:number-columns-repeated="2" table:default-cell-style-name="ce153"/>
        <table:table-column table:style-name="co8" table:default-cell-style-name="Default"/>
        <table:table-column table:style-name="co7" table:default-cell-style-name="ce153"/>
        <table:table-column table:style-name="co8" table:default-cell-style-name="ce152"/>
        <table:table-column table:style-name="co7" table:default-cell-style-name="ce154"/>
        <table:table-column table:style-name="co8" table:default-cell-style-name="ce152"/>
        <table:table-row table:style-name="ro2">
          <table:table-cell office:value-type="string">
            <text:p>|</text:p>
          </table:table-cell>
          <table:table-cell table:formula="of:=[Sheet1.D3]" office:value-type="string" office:string-value="AliceBlue ">
            <text:p>AliceBlue </text:p>
          </table:table-cell>
          <table:table-cell office:value-type="string">
            <text:p>|</text:p>
          </table:table-cell>
          <table:table-cell table:formula="of:=[Sheet1.E3]" office:value-type="string" office:string-value="#f0f8ff ">
            <text:p>#f0f8ff </text:p>
          </table:table-cell>
          <table:table-cell table:number-columns-repeated="2" office:value-type="string">
            <text:p>|</text:p>
          </table:table-cell>
          <table:table-cell table:formula="of:=[Sheet1.F3]" office:value-type="float" office:value="240">
            <text:p>240</text:p>
          </table:table-cell>
          <table:table-cell office:value-type="string">
            <text:p>|</text:p>
          </table:table-cell>
          <table:table-cell table:formula="of:=[Sheet1.G3]" office:value-type="float" office:value="248">
            <text:p>248</text:p>
          </table:table-cell>
          <table:table-cell office:value-type="string">
            <text:p>|</text:p>
          </table:table-cell>
          <table:table-cell table:formula="of:=[Sheet1.H3]" office:value-type="float" office:value="255">
            <text:p>255</text:p>
          </table:table-cell>
          <table:table-cell table:number-columns-repeated="2" office:value-type="string">
            <text:p>|</text:p>
          </table:table-cell>
          <table:table-cell table:formula="of:=[Sheet1.I3]" office:value-type="percentage" office:value="0.941176470588235">
            <text:p>94%</text:p>
          </table:table-cell>
          <table:table-cell office:value-type="string">
            <text:p>|</text:p>
          </table:table-cell>
          <table:table-cell table:formula="of:=[Sheet1.J3]" office:value-type="percentage" office:value="0.972549019607843">
            <text:p>97%</text:p>
          </table:table-cell>
          <table:table-cell office:value-type="string">
            <text:p>|</text:p>
          </table:table-cell>
          <table:table-cell table:formula="of:=[Sheet1.K3]" office:value-type="percentage" office:value="1">
            <text:p>10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3]); 0; [Sheet1.L3])" office:value-type="float" office:value="198.260869565217">
            <text:p>198</text:p>
          </table:table-cell>
          <table:table-cell office:value-type="string">
            <text:p>|</text:p>
          </table:table-cell>
          <table:table-cell table:formula="of:=IF(ISERROR([Sheet1.M3]);0;[Sheet1.M3])" office:value-type="percentage" office:value="0.0588235294117647">
            <text:p>6%</text:p>
          </table:table-cell>
          <table:table-cell office:value-type="string">
            <text:p>|</text:p>
          </table:table-cell>
          <table:table-cell table:formula="of:=[Sheet1.N3]" office:value-type="percentage" office:value="0.970588235294118">
            <text:p>97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4]" office:value-type="string" office:string-value="antiqueWhite ">
            <text:p>antiqueWhite </text:p>
          </table:table-cell>
          <table:table-cell office:value-type="string">
            <text:p>|</text:p>
          </table:table-cell>
          <table:table-cell table:formula="of:=[Sheet1.E4]" office:value-type="string" office:string-value="#faebd7 ">
            <text:p>#faebd7 </text:p>
          </table:table-cell>
          <table:table-cell table:number-columns-repeated="2" office:value-type="string">
            <text:p>|</text:p>
          </table:table-cell>
          <table:table-cell table:formula="of:=[Sheet1.F4]" office:value-type="float" office:value="250">
            <text:p>250</text:p>
          </table:table-cell>
          <table:table-cell office:value-type="string">
            <text:p>|</text:p>
          </table:table-cell>
          <table:table-cell table:formula="of:=[Sheet1.G4]" office:value-type="float" office:value="235">
            <text:p>235</text:p>
          </table:table-cell>
          <table:table-cell office:value-type="string">
            <text:p>|</text:p>
          </table:table-cell>
          <table:table-cell table:formula="of:=[Sheet1.H4]" office:value-type="float" office:value="215">
            <text:p>215</text:p>
          </table:table-cell>
          <table:table-cell table:number-columns-repeated="2" office:value-type="string">
            <text:p>|</text:p>
          </table:table-cell>
          <table:table-cell table:formula="of:=[Sheet1.I4]" office:value-type="percentage" office:value="0.980392156862745">
            <text:p>98%</text:p>
          </table:table-cell>
          <table:table-cell office:value-type="string">
            <text:p>|</text:p>
          </table:table-cell>
          <table:table-cell table:formula="of:=[Sheet1.J4]" office:value-type="percentage" office:value="0.92156862745098">
            <text:p>92%</text:p>
          </table:table-cell>
          <table:table-cell office:value-type="string">
            <text:p>|</text:p>
          </table:table-cell>
          <table:table-cell table:formula="of:=[Sheet1.K4]" office:value-type="percentage" office:value="0.843137254901961">
            <text:p>84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4]); 0; [Sheet1.L4])" office:value-type="float" office:value="43.6363636363636">
            <text:p>44</text:p>
          </table:table-cell>
          <table:table-cell office:value-type="string">
            <text:p>|</text:p>
          </table:table-cell>
          <table:table-cell table:formula="of:=IF(ISERROR([Sheet1.M4]);0;[Sheet1.M4])" office:value-type="percentage" office:value="0.14">
            <text:p>14%</text:p>
          </table:table-cell>
          <table:table-cell office:value-type="string">
            <text:p>|</text:p>
          </table:table-cell>
          <table:table-cell table:formula="of:=[Sheet1.N4]" office:value-type="percentage" office:value="0.911764705882353">
            <text:p>91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5]" office:value-type="string" office:string-value="aqua ">
            <text:p>aqua </text:p>
          </table:table-cell>
          <table:table-cell office:value-type="string">
            <text:p>|</text:p>
          </table:table-cell>
          <table:table-cell table:formula="of:=[Sheet1.E5]" office:value-type="string" office:string-value="#00ffff ">
            <text:p>#00ffff </text:p>
          </table:table-cell>
          <table:table-cell table:number-columns-repeated="2" office:value-type="string">
            <text:p>|</text:p>
          </table:table-cell>
          <table:table-cell table:formula="of:=[Sheet1.F5]" office:value-type="float" office:value="0">
            <text:p>0</text:p>
          </table:table-cell>
          <table:table-cell office:value-type="string">
            <text:p>|</text:p>
          </table:table-cell>
          <table:table-cell table:formula="of:=[Sheet1.G5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H5]" office:value-type="float" office:value="255">
            <text:p>255</text:p>
          </table:table-cell>
          <table:table-cell table:number-columns-repeated="2" office:value-type="string">
            <text:p>|</text:p>
          </table:table-cell>
          <table:table-cell table:formula="of:=[Sheet1.I5]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J5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K5]" office:value-type="percentage" office:value="1">
            <text:p>10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5]); 0; [Sheet1.L5])" office:value-type="float" office:value="180">
            <text:p>180</text:p>
          </table:table-cell>
          <table:table-cell office:value-type="string">
            <text:p>|</text:p>
          </table:table-cell>
          <table:table-cell table:formula="of:=IF(ISERROR([Sheet1.M5]);0;[Sheet1.M5])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N5]" office:value-type="percentage" office:value="0.5">
            <text:p>5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6]" office:value-type="string" office:string-value="aquamarine ">
            <text:p>aquamarine </text:p>
          </table:table-cell>
          <table:table-cell office:value-type="string">
            <text:p>|</text:p>
          </table:table-cell>
          <table:table-cell table:formula="of:=[Sheet1.E6]" office:value-type="string" office:string-value="#7fffd4 ">
            <text:p>#7fffd4 </text:p>
          </table:table-cell>
          <table:table-cell table:number-columns-repeated="2" office:value-type="string">
            <text:p>|</text:p>
          </table:table-cell>
          <table:table-cell table:formula="of:=[Sheet1.F6]" office:value-type="float" office:value="127">
            <text:p>127</text:p>
          </table:table-cell>
          <table:table-cell office:value-type="string">
            <text:p>|</text:p>
          </table:table-cell>
          <table:table-cell table:formula="of:=[Sheet1.G6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H6]" office:value-type="float" office:value="212">
            <text:p>212</text:p>
          </table:table-cell>
          <table:table-cell table:number-columns-repeated="2" office:value-type="string">
            <text:p>|</text:p>
          </table:table-cell>
          <table:table-cell table:formula="of:=[Sheet1.I6]" office:value-type="percentage" office:value="0.498039215686275">
            <text:p>50%</text:p>
          </table:table-cell>
          <table:table-cell office:value-type="string">
            <text:p>|</text:p>
          </table:table-cell>
          <table:table-cell table:formula="of:=[Sheet1.J6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K6]" office:value-type="percentage" office:value="0.831372549019608">
            <text:p>83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6]); 0; [Sheet1.L6])" office:value-type="float" office:value="167.887323943662">
            <text:p>168</text:p>
          </table:table-cell>
          <table:table-cell office:value-type="string">
            <text:p>|</text:p>
          </table:table-cell>
          <table:table-cell table:formula="of:=IF(ISERROR([Sheet1.M6]);0;[Sheet1.M6])" office:value-type="percentage" office:value="0.501960784313726">
            <text:p>50%</text:p>
          </table:table-cell>
          <table:table-cell office:value-type="string">
            <text:p>|</text:p>
          </table:table-cell>
          <table:table-cell table:formula="of:=[Sheet1.N6]" office:value-type="percentage" office:value="0.749019607843137">
            <text:p>75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7]" office:value-type="string" office:string-value="azure ">
            <text:p>azure </text:p>
          </table:table-cell>
          <table:table-cell office:value-type="string">
            <text:p>|</text:p>
          </table:table-cell>
          <table:table-cell table:formula="of:=[Sheet1.E7]" office:value-type="string" office:string-value="#f0ffff ">
            <text:p>#f0ffff </text:p>
          </table:table-cell>
          <table:table-cell table:number-columns-repeated="2" office:value-type="string">
            <text:p>|</text:p>
          </table:table-cell>
          <table:table-cell table:formula="of:=[Sheet1.F7]" office:value-type="float" office:value="240">
            <text:p>240</text:p>
          </table:table-cell>
          <table:table-cell office:value-type="string">
            <text:p>|</text:p>
          </table:table-cell>
          <table:table-cell table:formula="of:=[Sheet1.G7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H7]" office:value-type="float" office:value="255">
            <text:p>255</text:p>
          </table:table-cell>
          <table:table-cell table:number-columns-repeated="2" office:value-type="string">
            <text:p>|</text:p>
          </table:table-cell>
          <table:table-cell table:formula="of:=[Sheet1.I7]" office:value-type="percentage" office:value="0.941176470588235">
            <text:p>94%</text:p>
          </table:table-cell>
          <table:table-cell office:value-type="string">
            <text:p>|</text:p>
          </table:table-cell>
          <table:table-cell table:formula="of:=[Sheet1.J7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K7]" office:value-type="percentage" office:value="1">
            <text:p>10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7]); 0; [Sheet1.L7])" office:value-type="float" office:value="180">
            <text:p>180</text:p>
          </table:table-cell>
          <table:table-cell office:value-type="string">
            <text:p>|</text:p>
          </table:table-cell>
          <table:table-cell table:formula="of:=IF(ISERROR([Sheet1.M7]);0;[Sheet1.M7])" office:value-type="percentage" office:value="0.0588235294117647">
            <text:p>6%</text:p>
          </table:table-cell>
          <table:table-cell office:value-type="string">
            <text:p>|</text:p>
          </table:table-cell>
          <table:table-cell table:formula="of:=[Sheet1.N7]" office:value-type="percentage" office:value="0.970588235294118">
            <text:p>97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8]" office:value-type="string" office:string-value="beige ">
            <text:p>beige </text:p>
          </table:table-cell>
          <table:table-cell office:value-type="string">
            <text:p>|</text:p>
          </table:table-cell>
          <table:table-cell table:formula="of:=[Sheet1.E8]" office:value-type="string" office:string-value="#f5f5dc ">
            <text:p>#f5f5dc </text:p>
          </table:table-cell>
          <table:table-cell table:number-columns-repeated="2" office:value-type="string">
            <text:p>|</text:p>
          </table:table-cell>
          <table:table-cell table:formula="of:=[Sheet1.F8]" office:value-type="float" office:value="245">
            <text:p>245</text:p>
          </table:table-cell>
          <table:table-cell office:value-type="string">
            <text:p>|</text:p>
          </table:table-cell>
          <table:table-cell table:formula="of:=[Sheet1.G8]" office:value-type="float" office:value="245">
            <text:p>245</text:p>
          </table:table-cell>
          <table:table-cell office:value-type="string">
            <text:p>|</text:p>
          </table:table-cell>
          <table:table-cell table:formula="of:=[Sheet1.H8]" office:value-type="float" office:value="220">
            <text:p>220</text:p>
          </table:table-cell>
          <table:table-cell table:number-columns-repeated="2" office:value-type="string">
            <text:p>|</text:p>
          </table:table-cell>
          <table:table-cell table:formula="of:=[Sheet1.I8]" office:value-type="percentage" office:value="0.96078431372549">
            <text:p>96%</text:p>
          </table:table-cell>
          <table:table-cell office:value-type="string">
            <text:p>|</text:p>
          </table:table-cell>
          <table:table-cell table:formula="of:=[Sheet1.J8]" office:value-type="percentage" office:value="0.96078431372549">
            <text:p>96%</text:p>
          </table:table-cell>
          <table:table-cell office:value-type="string">
            <text:p>|</text:p>
          </table:table-cell>
          <table:table-cell table:formula="of:=[Sheet1.K8]" office:value-type="percentage" office:value="0.862745098039216">
            <text:p>86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8]); 0; [Sheet1.L8])" office:value-type="float" office:value="60">
            <text:p>60</text:p>
          </table:table-cell>
          <table:table-cell office:value-type="string">
            <text:p>|</text:p>
          </table:table-cell>
          <table:table-cell table:formula="of:=IF(ISERROR([Sheet1.M8]);0;[Sheet1.M8])" office:value-type="percentage" office:value="0.102040816326531">
            <text:p>10%</text:p>
          </table:table-cell>
          <table:table-cell office:value-type="string">
            <text:p>|</text:p>
          </table:table-cell>
          <table:table-cell table:formula="of:=[Sheet1.N8]" office:value-type="percentage" office:value="0.911764705882353">
            <text:p>91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9]" office:value-type="string" office:string-value="bisque ">
            <text:p>bisque </text:p>
          </table:table-cell>
          <table:table-cell office:value-type="string">
            <text:p>|</text:p>
          </table:table-cell>
          <table:table-cell table:formula="of:=[Sheet1.E9]" office:value-type="string" office:string-value="#ffe4c4 ">
            <text:p>#ffe4c4 </text:p>
          </table:table-cell>
          <table:table-cell table:number-columns-repeated="2" office:value-type="string">
            <text:p>|</text:p>
          </table:table-cell>
          <table:table-cell table:formula="of:=[Sheet1.F9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G9]" office:value-type="float" office:value="228">
            <text:p>228</text:p>
          </table:table-cell>
          <table:table-cell office:value-type="string">
            <text:p>|</text:p>
          </table:table-cell>
          <table:table-cell table:formula="of:=[Sheet1.H9]" office:value-type="float" office:value="196">
            <text:p>196</text:p>
          </table:table-cell>
          <table:table-cell table:number-columns-repeated="2" office:value-type="string">
            <text:p>|</text:p>
          </table:table-cell>
          <table:table-cell table:formula="of:=[Sheet1.I9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J9]" office:value-type="percentage" office:value="0.894117647058824">
            <text:p>89%</text:p>
          </table:table-cell>
          <table:table-cell office:value-type="string">
            <text:p>|</text:p>
          </table:table-cell>
          <table:table-cell table:formula="of:=[Sheet1.K9]" office:value-type="percentage" office:value="0.768627450980392">
            <text:p>77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9]); 0; [Sheet1.L9])" office:value-type="float" office:value="42.1978021978022">
            <text:p>42</text:p>
          </table:table-cell>
          <table:table-cell office:value-type="string">
            <text:p>|</text:p>
          </table:table-cell>
          <table:table-cell table:formula="of:=IF(ISERROR([Sheet1.M9]);0;[Sheet1.M9])" office:value-type="percentage" office:value="0.231372549019608">
            <text:p>23%</text:p>
          </table:table-cell>
          <table:table-cell office:value-type="string">
            <text:p>|</text:p>
          </table:table-cell>
          <table:table-cell table:formula="of:=[Sheet1.N9]" office:value-type="percentage" office:value="0.884313725490196">
            <text:p>88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0]" office:value-type="string" office:string-value="black ">
            <text:p>black </text:p>
          </table:table-cell>
          <table:table-cell office:value-type="string">
            <text:p>|</text:p>
          </table:table-cell>
          <table:table-cell table:formula="of:=[Sheet1.E10]" office:value-type="string" office:string-value="#000000 ">
            <text:p>#000000 </text:p>
          </table:table-cell>
          <table:table-cell table:number-columns-repeated="2" office:value-type="string">
            <text:p>|</text:p>
          </table:table-cell>
          <table:table-cell table:formula="of:=[Sheet1.F10]" office:value-type="float" office:value="0">
            <text:p>0</text:p>
          </table:table-cell>
          <table:table-cell office:value-type="string">
            <text:p>|</text:p>
          </table:table-cell>
          <table:table-cell table:formula="of:=[Sheet1.G10]" office:value-type="float" office:value="0">
            <text:p>0</text:p>
          </table:table-cell>
          <table:table-cell office:value-type="string">
            <text:p>|</text:p>
          </table:table-cell>
          <table:table-cell table:formula="of:=[Sheet1.H10]" office:value-type="float" office:value="0">
            <text:p>0</text:p>
          </table:table-cell>
          <table:table-cell table:number-columns-repeated="2" office:value-type="string">
            <text:p>|</text:p>
          </table:table-cell>
          <table:table-cell table:formula="of:=[Sheet1.I10]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J10]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K10]" office:value-type="percentage" office:value="0">
            <text:p>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0]); 0; [Sheet1.L10])" office:value-type="float" office:value="0">
            <text:p>0</text:p>
          </table:table-cell>
          <table:table-cell office:value-type="string">
            <text:p>|</text:p>
          </table:table-cell>
          <table:table-cell table:formula="of:=IF(ISERROR([Sheet1.M10]);0;[Sheet1.M10])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N10]" office:value-type="percentage" office:value="0">
            <text:p>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1]" office:value-type="string" office:string-value="blanchedAlmond ">
            <text:p>blanchedAlmond </text:p>
          </table:table-cell>
          <table:table-cell office:value-type="string">
            <text:p>|</text:p>
          </table:table-cell>
          <table:table-cell table:formula="of:=[Sheet1.E11]" office:value-type="string" office:string-value="#ffebcd ">
            <text:p>#ffebcd </text:p>
          </table:table-cell>
          <table:table-cell table:number-columns-repeated="2" office:value-type="string">
            <text:p>|</text:p>
          </table:table-cell>
          <table:table-cell table:formula="of:=[Sheet1.F11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G11]" office:value-type="float" office:value="235">
            <text:p>235</text:p>
          </table:table-cell>
          <table:table-cell office:value-type="string">
            <text:p>|</text:p>
          </table:table-cell>
          <table:table-cell table:formula="of:=[Sheet1.H11]" office:value-type="float" office:value="205">
            <text:p>205</text:p>
          </table:table-cell>
          <table:table-cell table:number-columns-repeated="2" office:value-type="string">
            <text:p>|</text:p>
          </table:table-cell>
          <table:table-cell table:formula="of:=[Sheet1.I11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J11]" office:value-type="percentage" office:value="0.92156862745098">
            <text:p>92%</text:p>
          </table:table-cell>
          <table:table-cell office:value-type="string">
            <text:p>|</text:p>
          </table:table-cell>
          <table:table-cell table:formula="of:=[Sheet1.K11]" office:value-type="percentage" office:value="0.803921568627451">
            <text:p>8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1]); 0; [Sheet1.L11])" office:value-type="float" office:value="45">
            <text:p>45</text:p>
          </table:table-cell>
          <table:table-cell office:value-type="string">
            <text:p>|</text:p>
          </table:table-cell>
          <table:table-cell table:formula="of:=IF(ISERROR([Sheet1.M11]);0;[Sheet1.M11])" office:value-type="percentage" office:value="0.196078431372549">
            <text:p>20%</text:p>
          </table:table-cell>
          <table:table-cell office:value-type="string">
            <text:p>|</text:p>
          </table:table-cell>
          <table:table-cell table:formula="of:=[Sheet1.N11]" office:value-type="percentage" office:value="0.901960784313726">
            <text:p>9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2]" office:value-type="string" office:string-value="blue ">
            <text:p>blue </text:p>
          </table:table-cell>
          <table:table-cell office:value-type="string">
            <text:p>|</text:p>
          </table:table-cell>
          <table:table-cell table:formula="of:=[Sheet1.E12]" office:value-type="string" office:string-value="#0000ff ">
            <text:p>#0000ff </text:p>
          </table:table-cell>
          <table:table-cell table:number-columns-repeated="2" office:value-type="string">
            <text:p>|</text:p>
          </table:table-cell>
          <table:table-cell table:formula="of:=[Sheet1.F12]" office:value-type="float" office:value="0">
            <text:p>0</text:p>
          </table:table-cell>
          <table:table-cell office:value-type="string">
            <text:p>|</text:p>
          </table:table-cell>
          <table:table-cell table:formula="of:=[Sheet1.G12]" office:value-type="float" office:value="0">
            <text:p>0</text:p>
          </table:table-cell>
          <table:table-cell office:value-type="string">
            <text:p>|</text:p>
          </table:table-cell>
          <table:table-cell table:formula="of:=[Sheet1.H12]" office:value-type="float" office:value="255">
            <text:p>255</text:p>
          </table:table-cell>
          <table:table-cell table:number-columns-repeated="2" office:value-type="string">
            <text:p>|</text:p>
          </table:table-cell>
          <table:table-cell table:formula="of:=[Sheet1.I12]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J12]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K12]" office:value-type="percentage" office:value="1">
            <text:p>10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2]); 0; [Sheet1.L12])" office:value-type="float" office:value="240">
            <text:p>240</text:p>
          </table:table-cell>
          <table:table-cell office:value-type="string">
            <text:p>|</text:p>
          </table:table-cell>
          <table:table-cell table:formula="of:=IF(ISERROR([Sheet1.M12]);0;[Sheet1.M12])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N12]" office:value-type="percentage" office:value="0.5">
            <text:p>5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3]" office:value-type="string" office:string-value="blueViolet ">
            <text:p>blueViolet </text:p>
          </table:table-cell>
          <table:table-cell office:value-type="string">
            <text:p>|</text:p>
          </table:table-cell>
          <table:table-cell table:formula="of:=[Sheet1.E13]" office:value-type="string" office:string-value="#8a2be2 ">
            <text:p>#8a2be2 </text:p>
          </table:table-cell>
          <table:table-cell table:number-columns-repeated="2" office:value-type="string">
            <text:p>|</text:p>
          </table:table-cell>
          <table:table-cell table:formula="of:=[Sheet1.F13]" office:value-type="float" office:value="138">
            <text:p>138</text:p>
          </table:table-cell>
          <table:table-cell office:value-type="string">
            <text:p>|</text:p>
          </table:table-cell>
          <table:table-cell table:formula="of:=[Sheet1.G13]" office:value-type="float" office:value="43">
            <text:p>43</text:p>
          </table:table-cell>
          <table:table-cell office:value-type="string">
            <text:p>|</text:p>
          </table:table-cell>
          <table:table-cell table:formula="of:=[Sheet1.H13]" office:value-type="float" office:value="226">
            <text:p>226</text:p>
          </table:table-cell>
          <table:table-cell table:number-columns-repeated="2" office:value-type="string">
            <text:p>|</text:p>
          </table:table-cell>
          <table:table-cell table:formula="of:=[Sheet1.I13]" office:value-type="percentage" office:value="0.541176470588235">
            <text:p>54%</text:p>
          </table:table-cell>
          <table:table-cell office:value-type="string">
            <text:p>|</text:p>
          </table:table-cell>
          <table:table-cell table:formula="of:=[Sheet1.J13]" office:value-type="percentage" office:value="0.168627450980392">
            <text:p>17%</text:p>
          </table:table-cell>
          <table:table-cell office:value-type="string">
            <text:p>|</text:p>
          </table:table-cell>
          <table:table-cell table:formula="of:=[Sheet1.K13]" office:value-type="percentage" office:value="0.886274509803921">
            <text:p>89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3]); 0; [Sheet1.L13])" office:value-type="float" office:value="281.007194244604">
            <text:p>281</text:p>
          </table:table-cell>
          <table:table-cell office:value-type="string">
            <text:p>|</text:p>
          </table:table-cell>
          <table:table-cell table:formula="of:=IF(ISERROR([Sheet1.M13]);0;[Sheet1.M13])" office:value-type="percentage" office:value="0.809734513274336">
            <text:p>81%</text:p>
          </table:table-cell>
          <table:table-cell office:value-type="string">
            <text:p>|</text:p>
          </table:table-cell>
          <table:table-cell table:formula="of:=[Sheet1.N13]" office:value-type="percentage" office:value="0.527450980392157">
            <text:p>53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4]" office:value-type="string" office:string-value="brown ">
            <text:p>brown </text:p>
          </table:table-cell>
          <table:table-cell office:value-type="string">
            <text:p>|</text:p>
          </table:table-cell>
          <table:table-cell table:formula="of:=[Sheet1.E14]" office:value-type="string" office:string-value="#a52a2a ">
            <text:p>#a52a2a </text:p>
          </table:table-cell>
          <table:table-cell table:number-columns-repeated="2" office:value-type="string">
            <text:p>|</text:p>
          </table:table-cell>
          <table:table-cell table:formula="of:=[Sheet1.F14]" office:value-type="float" office:value="165">
            <text:p>165</text:p>
          </table:table-cell>
          <table:table-cell office:value-type="string">
            <text:p>|</text:p>
          </table:table-cell>
          <table:table-cell table:formula="of:=[Sheet1.G14]" office:value-type="float" office:value="42">
            <text:p>42</text:p>
          </table:table-cell>
          <table:table-cell office:value-type="string">
            <text:p>|</text:p>
          </table:table-cell>
          <table:table-cell table:formula="of:=[Sheet1.H14]" office:value-type="float" office:value="42">
            <text:p>42</text:p>
          </table:table-cell>
          <table:table-cell table:number-columns-repeated="2" office:value-type="string">
            <text:p>|</text:p>
          </table:table-cell>
          <table:table-cell table:formula="of:=[Sheet1.I14]" office:value-type="percentage" office:value="0.647058823529412">
            <text:p>65%</text:p>
          </table:table-cell>
          <table:table-cell office:value-type="string">
            <text:p>|</text:p>
          </table:table-cell>
          <table:table-cell table:formula="of:=[Sheet1.J14]" office:value-type="percentage" office:value="0.164705882352941">
            <text:p>16%</text:p>
          </table:table-cell>
          <table:table-cell office:value-type="string">
            <text:p>|</text:p>
          </table:table-cell>
          <table:table-cell table:formula="of:=[Sheet1.K14]" office:value-type="percentage" office:value="0.164705882352941">
            <text:p>16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4]); 0; [Sheet1.L14])" office:value-type="float" office:value="360">
            <text:p>360</text:p>
          </table:table-cell>
          <table:table-cell office:value-type="string">
            <text:p>|</text:p>
          </table:table-cell>
          <table:table-cell table:formula="of:=IF(ISERROR([Sheet1.M14]);0;[Sheet1.M14])" office:value-type="percentage" office:value="0.745454545454545">
            <text:p>75%</text:p>
          </table:table-cell>
          <table:table-cell office:value-type="string">
            <text:p>|</text:p>
          </table:table-cell>
          <table:table-cell table:formula="of:=[Sheet1.N14]" office:value-type="percentage" office:value="0.405882352941176">
            <text:p>41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5]" office:value-type="string" office:string-value="burlywood ">
            <text:p>burlywood </text:p>
          </table:table-cell>
          <table:table-cell office:value-type="string">
            <text:p>|</text:p>
          </table:table-cell>
          <table:table-cell table:formula="of:=[Sheet1.E15]" office:value-type="string" office:string-value="#deb887 ">
            <text:p>#deb887 </text:p>
          </table:table-cell>
          <table:table-cell table:number-columns-repeated="2" office:value-type="string">
            <text:p>|</text:p>
          </table:table-cell>
          <table:table-cell table:formula="of:=[Sheet1.F15]" office:value-type="float" office:value="222">
            <text:p>222</text:p>
          </table:table-cell>
          <table:table-cell office:value-type="string">
            <text:p>|</text:p>
          </table:table-cell>
          <table:table-cell table:formula="of:=[Sheet1.G15]" office:value-type="float" office:value="184">
            <text:p>184</text:p>
          </table:table-cell>
          <table:table-cell office:value-type="string">
            <text:p>|</text:p>
          </table:table-cell>
          <table:table-cell table:formula="of:=[Sheet1.H15]" office:value-type="float" office:value="135">
            <text:p>135</text:p>
          </table:table-cell>
          <table:table-cell table:number-columns-repeated="2" office:value-type="string">
            <text:p>|</text:p>
          </table:table-cell>
          <table:table-cell table:formula="of:=[Sheet1.I15]" office:value-type="percentage" office:value="0.870588235294118">
            <text:p>87%</text:p>
          </table:table-cell>
          <table:table-cell office:value-type="string">
            <text:p>|</text:p>
          </table:table-cell>
          <table:table-cell table:formula="of:=[Sheet1.J15]" office:value-type="percentage" office:value="0.72156862745098">
            <text:p>72%</text:p>
          </table:table-cell>
          <table:table-cell office:value-type="string">
            <text:p>|</text:p>
          </table:table-cell>
          <table:table-cell table:formula="of:=[Sheet1.K15]" office:value-type="percentage" office:value="0.529411764705882">
            <text:p>53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5]); 0; [Sheet1.L15])" office:value-type="float" office:value="43.2352941176471">
            <text:p>43</text:p>
          </table:table-cell>
          <table:table-cell office:value-type="string">
            <text:p>|</text:p>
          </table:table-cell>
          <table:table-cell table:formula="of:=IF(ISERROR([Sheet1.M15]);0;[Sheet1.M15])" office:value-type="percentage" office:value="0.391891891891892">
            <text:p>39%</text:p>
          </table:table-cell>
          <table:table-cell office:value-type="string">
            <text:p>|</text:p>
          </table:table-cell>
          <table:table-cell table:formula="of:=[Sheet1.N15]" office:value-type="percentage" office:value="0.7">
            <text:p>7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6]" office:value-type="string" office:string-value="cadetBlue ">
            <text:p>cadetBlue </text:p>
          </table:table-cell>
          <table:table-cell office:value-type="string">
            <text:p>|</text:p>
          </table:table-cell>
          <table:table-cell table:formula="of:=[Sheet1.E16]" office:value-type="string" office:string-value="#5f9ea0 ">
            <text:p>#5f9ea0 </text:p>
          </table:table-cell>
          <table:table-cell table:number-columns-repeated="2" office:value-type="string">
            <text:p>|</text:p>
          </table:table-cell>
          <table:table-cell table:formula="of:=[Sheet1.F16]" office:value-type="float" office:value="95">
            <text:p>95</text:p>
          </table:table-cell>
          <table:table-cell office:value-type="string">
            <text:p>|</text:p>
          </table:table-cell>
          <table:table-cell table:formula="of:=[Sheet1.G16]" office:value-type="float" office:value="158">
            <text:p>158</text:p>
          </table:table-cell>
          <table:table-cell office:value-type="string">
            <text:p>|</text:p>
          </table:table-cell>
          <table:table-cell table:formula="of:=[Sheet1.H16]" office:value-type="float" office:value="160">
            <text:p>160</text:p>
          </table:table-cell>
          <table:table-cell table:number-columns-repeated="2" office:value-type="string">
            <text:p>|</text:p>
          </table:table-cell>
          <table:table-cell table:formula="of:=[Sheet1.I16]" office:value-type="percentage" office:value="0.372549019607843">
            <text:p>37%</text:p>
          </table:table-cell>
          <table:table-cell office:value-type="string">
            <text:p>|</text:p>
          </table:table-cell>
          <table:table-cell table:formula="of:=[Sheet1.J16]" office:value-type="percentage" office:value="0.619607843137255">
            <text:p>62%</text:p>
          </table:table-cell>
          <table:table-cell office:value-type="string">
            <text:p>|</text:p>
          </table:table-cell>
          <table:table-cell table:formula="of:=[Sheet1.K16]" office:value-type="percentage" office:value="0.627450980392157">
            <text:p>63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6]); 0; [Sheet1.L16])" office:value-type="float" office:value="180.9375">
            <text:p>181</text:p>
          </table:table-cell>
          <table:table-cell office:value-type="string">
            <text:p>|</text:p>
          </table:table-cell>
          <table:table-cell table:formula="of:=IF(ISERROR([Sheet1.M16]);0;[Sheet1.M16])" office:value-type="percentage" office:value="0.40625">
            <text:p>41%</text:p>
          </table:table-cell>
          <table:table-cell office:value-type="string">
            <text:p>|</text:p>
          </table:table-cell>
          <table:table-cell table:formula="of:=[Sheet1.N16]" office:value-type="percentage" office:value="0.5">
            <text:p>5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7]" office:value-type="string" office:string-value="chartreuse ">
            <text:p>chartreuse </text:p>
          </table:table-cell>
          <table:table-cell office:value-type="string">
            <text:p>|</text:p>
          </table:table-cell>
          <table:table-cell table:formula="of:=[Sheet1.E17]" office:value-type="string" office:string-value="#7fff00 ">
            <text:p>#7fff00 </text:p>
          </table:table-cell>
          <table:table-cell table:number-columns-repeated="2" office:value-type="string">
            <text:p>|</text:p>
          </table:table-cell>
          <table:table-cell table:formula="of:=[Sheet1.F17]" office:value-type="float" office:value="127">
            <text:p>127</text:p>
          </table:table-cell>
          <table:table-cell office:value-type="string">
            <text:p>|</text:p>
          </table:table-cell>
          <table:table-cell table:formula="of:=[Sheet1.G17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H17]" office:value-type="float" office:value="0">
            <text:p>0</text:p>
          </table:table-cell>
          <table:table-cell table:number-columns-repeated="2" office:value-type="string">
            <text:p>|</text:p>
          </table:table-cell>
          <table:table-cell table:formula="of:=[Sheet1.I17]" office:value-type="percentage" office:value="0.498039215686275">
            <text:p>50%</text:p>
          </table:table-cell>
          <table:table-cell office:value-type="string">
            <text:p>|</text:p>
          </table:table-cell>
          <table:table-cell table:formula="of:=[Sheet1.J17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K17]" office:value-type="percentage" office:value="0">
            <text:p>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7]); 0; [Sheet1.L17])" office:value-type="float" office:value="80.1047120418848">
            <text:p>80</text:p>
          </table:table-cell>
          <table:table-cell office:value-type="string">
            <text:p>|</text:p>
          </table:table-cell>
          <table:table-cell table:formula="of:=IF(ISERROR([Sheet1.M17]);0;[Sheet1.M17])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N17]" office:value-type="percentage" office:value="0.5">
            <text:p>5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8]" office:value-type="string" office:string-value="chocolate ">
            <text:p>chocolate </text:p>
          </table:table-cell>
          <table:table-cell office:value-type="string">
            <text:p>|</text:p>
          </table:table-cell>
          <table:table-cell table:formula="of:=[Sheet1.E18]" office:value-type="string" office:string-value="#d2691e ">
            <text:p>#d2691e </text:p>
          </table:table-cell>
          <table:table-cell table:number-columns-repeated="2" office:value-type="string">
            <text:p>|</text:p>
          </table:table-cell>
          <table:table-cell table:formula="of:=[Sheet1.F18]" office:value-type="float" office:value="210">
            <text:p>210</text:p>
          </table:table-cell>
          <table:table-cell office:value-type="string">
            <text:p>|</text:p>
          </table:table-cell>
          <table:table-cell table:formula="of:=[Sheet1.G18]" office:value-type="float" office:value="105">
            <text:p>105</text:p>
          </table:table-cell>
          <table:table-cell office:value-type="string">
            <text:p>|</text:p>
          </table:table-cell>
          <table:table-cell table:formula="of:=[Sheet1.H18]" office:value-type="float" office:value="30">
            <text:p>30</text:p>
          </table:table-cell>
          <table:table-cell table:number-columns-repeated="2" office:value-type="string">
            <text:p>|</text:p>
          </table:table-cell>
          <table:table-cell table:formula="of:=[Sheet1.I18]" office:value-type="percentage" office:value="0.823529411764706">
            <text:p>82%</text:p>
          </table:table-cell>
          <table:table-cell office:value-type="string">
            <text:p>|</text:p>
          </table:table-cell>
          <table:table-cell table:formula="of:=[Sheet1.J18]" office:value-type="percentage" office:value="0.411764705882353">
            <text:p>41%</text:p>
          </table:table-cell>
          <table:table-cell office:value-type="string">
            <text:p>|</text:p>
          </table:table-cell>
          <table:table-cell table:formula="of:=[Sheet1.K18]" office:value-type="percentage" office:value="0.117647058823529">
            <text:p>12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8]); 0; [Sheet1.L18])" office:value-type="float" office:value="35.2941176470588">
            <text:p>35</text:p>
          </table:table-cell>
          <table:table-cell office:value-type="string">
            <text:p>|</text:p>
          </table:table-cell>
          <table:table-cell table:formula="of:=IF(ISERROR([Sheet1.M18]);0;[Sheet1.M18])" office:value-type="percentage" office:value="0.857142857142857">
            <text:p>86%</text:p>
          </table:table-cell>
          <table:table-cell office:value-type="string">
            <text:p>|</text:p>
          </table:table-cell>
          <table:table-cell table:formula="of:=[Sheet1.N18]" office:value-type="percentage" office:value="0.470588235294118">
            <text:p>47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9]" office:value-type="string" office:string-value="coral ">
            <text:p>coral </text:p>
          </table:table-cell>
          <table:table-cell office:value-type="string">
            <text:p>|</text:p>
          </table:table-cell>
          <table:table-cell table:formula="of:=[Sheet1.E19]" office:value-type="string" office:string-value="#ff7f50 ">
            <text:p>#ff7f50 </text:p>
          </table:table-cell>
          <table:table-cell table:number-columns-repeated="2" office:value-type="string">
            <text:p>|</text:p>
          </table:table-cell>
          <table:table-cell table:formula="of:=[Sheet1.F19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G19]" office:value-type="float" office:value="127">
            <text:p>127</text:p>
          </table:table-cell>
          <table:table-cell office:value-type="string">
            <text:p>|</text:p>
          </table:table-cell>
          <table:table-cell table:formula="of:=[Sheet1.H19]" office:value-type="float" office:value="80">
            <text:p>80</text:p>
          </table:table-cell>
          <table:table-cell table:number-columns-repeated="2" office:value-type="string">
            <text:p>|</text:p>
          </table:table-cell>
          <table:table-cell table:formula="of:=[Sheet1.I19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J19]" office:value-type="percentage" office:value="0.498039215686275">
            <text:p>50%</text:p>
          </table:table-cell>
          <table:table-cell office:value-type="string">
            <text:p>|</text:p>
          </table:table-cell>
          <table:table-cell table:formula="of:=[Sheet1.K19]" office:value-type="percentage" office:value="0.313725490196078">
            <text:p>31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9]); 0; [Sheet1.L19])" office:value-type="float" office:value="25.4054054054054">
            <text:p>25</text:p>
          </table:table-cell>
          <table:table-cell office:value-type="string">
            <text:p>|</text:p>
          </table:table-cell>
          <table:table-cell table:formula="of:=IF(ISERROR([Sheet1.M19]);0;[Sheet1.M19])" office:value-type="percentage" office:value="0.686274509803922">
            <text:p>69%</text:p>
          </table:table-cell>
          <table:table-cell office:value-type="string">
            <text:p>|</text:p>
          </table:table-cell>
          <table:table-cell table:formula="of:=[Sheet1.N19]" office:value-type="percentage" office:value="0.656862745098039">
            <text:p>66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20]" office:value-type="string" office:string-value="cornflowerBlue ">
            <text:p>cornflowerBlue </text:p>
          </table:table-cell>
          <table:table-cell office:value-type="string">
            <text:p>|</text:p>
          </table:table-cell>
          <table:table-cell table:formula="of:=[Sheet1.E20]" office:value-type="string" office:string-value="#6495ed ">
            <text:p>#6495ed </text:p>
          </table:table-cell>
          <table:table-cell table:number-columns-repeated="2" office:value-type="string">
            <text:p>|</text:p>
          </table:table-cell>
          <table:table-cell table:formula="of:=[Sheet1.F20]" office:value-type="float" office:value="100">
            <text:p>100</text:p>
          </table:table-cell>
          <table:table-cell office:value-type="string">
            <text:p>|</text:p>
          </table:table-cell>
          <table:table-cell table:formula="of:=[Sheet1.G20]" office:value-type="float" office:value="149">
            <text:p>149</text:p>
          </table:table-cell>
          <table:table-cell office:value-type="string">
            <text:p>|</text:p>
          </table:table-cell>
          <table:table-cell table:formula="of:=[Sheet1.H20]" office:value-type="float" office:value="237">
            <text:p>237</text:p>
          </table:table-cell>
          <table:table-cell table:number-columns-repeated="2" office:value-type="string">
            <text:p>|</text:p>
          </table:table-cell>
          <table:table-cell table:formula="of:=[Sheet1.I20]" office:value-type="percentage" office:value="0.392156862745098">
            <text:p>39%</text:p>
          </table:table-cell>
          <table:table-cell office:value-type="string">
            <text:p>|</text:p>
          </table:table-cell>
          <table:table-cell table:formula="of:=[Sheet1.J20]" office:value-type="percentage" office:value="0.584313725490196">
            <text:p>58%</text:p>
          </table:table-cell>
          <table:table-cell office:value-type="string">
            <text:p>|</text:p>
          </table:table-cell>
          <table:table-cell table:formula="of:=[Sheet1.K20]" office:value-type="percentage" office:value="0.929411764705882">
            <text:p>93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20]); 0; [Sheet1.L20])" office:value-type="float" office:value="208.387096774194">
            <text:p>208</text:p>
          </table:table-cell>
          <table:table-cell office:value-type="string">
            <text:p>|</text:p>
          </table:table-cell>
          <table:table-cell table:formula="of:=IF(ISERROR([Sheet1.M20]);0;[Sheet1.M20])" office:value-type="percentage" office:value="0.578059071729958">
            <text:p>58%</text:p>
          </table:table-cell>
          <table:table-cell office:value-type="string">
            <text:p>|</text:p>
          </table:table-cell>
          <table:table-cell table:formula="of:=[Sheet1.N20]" office:value-type="percentage" office:value="0.66078431372549">
            <text:p>66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21]" office:value-type="string" office:string-value="cornsilk ">
            <text:p>cornsilk </text:p>
          </table:table-cell>
          <table:table-cell office:value-type="string">
            <text:p>|</text:p>
          </table:table-cell>
          <table:table-cell table:formula="of:=[Sheet1.E21]" office:value-type="string" office:string-value="#fff8dc ">
            <text:p>#fff8dc </text:p>
          </table:table-cell>
          <table:table-cell table:number-columns-repeated="2" office:value-type="string">
            <text:p>|</text:p>
          </table:table-cell>
          <table:table-cell table:formula="of:=[Sheet1.F21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G21]" office:value-type="float" office:value="248">
            <text:p>248</text:p>
          </table:table-cell>
          <table:table-cell office:value-type="string">
            <text:p>|</text:p>
          </table:table-cell>
          <table:table-cell table:formula="of:=[Sheet1.H21]" office:value-type="float" office:value="220">
            <text:p>220</text:p>
          </table:table-cell>
          <table:table-cell table:number-columns-repeated="2" office:value-type="string">
            <text:p>|</text:p>
          </table:table-cell>
          <table:table-cell table:formula="of:=[Sheet1.I21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J21]" office:value-type="percentage" office:value="0.972549019607843">
            <text:p>97%</text:p>
          </table:table-cell>
          <table:table-cell office:value-type="string">
            <text:p>|</text:p>
          </table:table-cell>
          <table:table-cell table:formula="of:=[Sheet1.K21]" office:value-type="percentage" office:value="0.862745098039216">
            <text:p>86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21]); 0; [Sheet1.L21])" office:value-type="float" office:value="53.3333333333333">
            <text:p>53</text:p>
          </table:table-cell>
          <table:table-cell office:value-type="string">
            <text:p>|</text:p>
          </table:table-cell>
          <table:table-cell table:formula="of:=IF(ISERROR([Sheet1.M21]);0;[Sheet1.M21])" office:value-type="percentage" office:value="0.137254901960784">
            <text:p>14%</text:p>
          </table:table-cell>
          <table:table-cell office:value-type="string">
            <text:p>|</text:p>
          </table:table-cell>
          <table:table-cell table:formula="of:=[Sheet1.N21]" office:value-type="percentage" office:value="0.931372549019608">
            <text:p>93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22]" office:value-type="string" office:string-value="crimson ">
            <text:p>crimson </text:p>
          </table:table-cell>
          <table:table-cell office:value-type="string">
            <text:p>|</text:p>
          </table:table-cell>
          <table:table-cell table:formula="of:=[Sheet1.E22]" office:value-type="string" office:string-value="#dc143c ">
            <text:p>#dc143c </text:p>
          </table:table-cell>
          <table:table-cell table:number-columns-repeated="2" office:value-type="string">
            <text:p>|</text:p>
          </table:table-cell>
          <table:table-cell table:formula="of:=[Sheet1.F22]" office:value-type="float" office:value="220">
            <text:p>220</text:p>
          </table:table-cell>
          <table:table-cell office:value-type="string">
            <text:p>|</text:p>
          </table:table-cell>
          <table:table-cell table:formula="of:=[Sheet1.G22]" office:value-type="float" office:value="20">
            <text:p>20</text:p>
          </table:table-cell>
          <table:table-cell office:value-type="string">
            <text:p>|</text:p>
          </table:table-cell>
          <table:table-cell table:formula="of:=[Sheet1.H22]" office:value-type="float" office:value="60">
            <text:p>60</text:p>
          </table:table-cell>
          <table:table-cell table:number-columns-repeated="2" office:value-type="string">
            <text:p>|</text:p>
          </table:table-cell>
          <table:table-cell table:formula="of:=[Sheet1.I22]" office:value-type="percentage" office:value="0.862745098039216">
            <text:p>86%</text:p>
          </table:table-cell>
          <table:table-cell office:value-type="string">
            <text:p>|</text:p>
          </table:table-cell>
          <table:table-cell table:formula="of:=[Sheet1.J22]" office:value-type="percentage" office:value="0.0784313725490196">
            <text:p>8%</text:p>
          </table:table-cell>
          <table:table-cell office:value-type="string">
            <text:p>|</text:p>
          </table:table-cell>
          <table:table-cell table:formula="of:=[Sheet1.K22]" office:value-type="percentage" office:value="0.235294117647059">
            <text:p>24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22]); 0; [Sheet1.L22])" office:value-type="float" office:value="340">
            <text:p>340</text:p>
          </table:table-cell>
          <table:table-cell office:value-type="string">
            <text:p>|</text:p>
          </table:table-cell>
          <table:table-cell table:formula="of:=IF(ISERROR([Sheet1.M22]);0;[Sheet1.M22])" office:value-type="percentage" office:value="0.909090909090909">
            <text:p>91%</text:p>
          </table:table-cell>
          <table:table-cell office:value-type="string">
            <text:p>|</text:p>
          </table:table-cell>
          <table:table-cell table:formula="of:=[Sheet1.N22]" office:value-type="percentage" office:value="0.470588235294118">
            <text:p>47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23]" office:value-type="string" office:string-value="cyan ">
            <text:p>cyan </text:p>
          </table:table-cell>
          <table:table-cell office:value-type="string">
            <text:p>|</text:p>
          </table:table-cell>
          <table:table-cell table:formula="of:=[Sheet1.E23]" office:value-type="string" office:string-value="#00ffff ">
            <text:p>#00ffff </text:p>
          </table:table-cell>
          <table:table-cell table:number-columns-repeated="2" office:value-type="string">
            <text:p>|</text:p>
          </table:table-cell>
          <table:table-cell table:formula="of:=[Sheet1.F23]" office:value-type="float" office:value="0">
            <text:p>0</text:p>
          </table:table-cell>
          <table:table-cell office:value-type="string">
            <text:p>|</text:p>
          </table:table-cell>
          <table:table-cell table:formula="of:=[Sheet1.G23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H23]" office:value-type="float" office:value="255">
            <text:p>255</text:p>
          </table:table-cell>
          <table:table-cell table:number-columns-repeated="2" office:value-type="string">
            <text:p>|</text:p>
          </table:table-cell>
          <table:table-cell table:formula="of:=[Sheet1.I23]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J23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K23]" office:value-type="percentage" office:value="1">
            <text:p>10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23]); 0; [Sheet1.L23])" office:value-type="float" office:value="180">
            <text:p>180</text:p>
          </table:table-cell>
          <table:table-cell office:value-type="string">
            <text:p>|</text:p>
          </table:table-cell>
          <table:table-cell table:formula="of:=IF(ISERROR([Sheet1.M23]);0;[Sheet1.M23])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N23]" office:value-type="percentage" office:value="0.5">
            <text:p>5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24]" office:value-type="string" office:string-value="darkBlue ">
            <text:p>darkBlue </text:p>
          </table:table-cell>
          <table:table-cell office:value-type="string">
            <text:p>|</text:p>
          </table:table-cell>
          <table:table-cell table:formula="of:=[Sheet1.E24]" office:value-type="string" office:string-value="#00008b ">
            <text:p>#00008b </text:p>
          </table:table-cell>
          <table:table-cell table:number-columns-repeated="2" office:value-type="string">
            <text:p>|</text:p>
          </table:table-cell>
          <table:table-cell table:formula="of:=[Sheet1.F24]" office:value-type="float" office:value="0">
            <text:p>0</text:p>
          </table:table-cell>
          <table:table-cell office:value-type="string">
            <text:p>|</text:p>
          </table:table-cell>
          <table:table-cell table:formula="of:=[Sheet1.G24]" office:value-type="float" office:value="0">
            <text:p>0</text:p>
          </table:table-cell>
          <table:table-cell office:value-type="string">
            <text:p>|</text:p>
          </table:table-cell>
          <table:table-cell table:formula="of:=[Sheet1.H24]" office:value-type="float" office:value="139">
            <text:p>139</text:p>
          </table:table-cell>
          <table:table-cell table:number-columns-repeated="2" office:value-type="string">
            <text:p>|</text:p>
          </table:table-cell>
          <table:table-cell table:formula="of:=[Sheet1.I24]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J24]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K24]" office:value-type="percentage" office:value="0.545098039215686">
            <text:p>55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24]); 0; [Sheet1.L24])" office:value-type="float" office:value="240">
            <text:p>240</text:p>
          </table:table-cell>
          <table:table-cell office:value-type="string">
            <text:p>|</text:p>
          </table:table-cell>
          <table:table-cell table:formula="of:=IF(ISERROR([Sheet1.M24]);0;[Sheet1.M24])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N24]" office:value-type="percentage" office:value="0.272549019607843">
            <text:p>27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25]" office:value-type="string" office:string-value="darkCyan ">
            <text:p>darkCyan </text:p>
          </table:table-cell>
          <table:table-cell office:value-type="string">
            <text:p>|</text:p>
          </table:table-cell>
          <table:table-cell table:formula="of:=[Sheet1.E25]" office:value-type="string" office:string-value="#008b8b ">
            <text:p>#008b8b </text:p>
          </table:table-cell>
          <table:table-cell table:number-columns-repeated="2" office:value-type="string">
            <text:p>|</text:p>
          </table:table-cell>
          <table:table-cell table:formula="of:=[Sheet1.F25]" office:value-type="float" office:value="0">
            <text:p>0</text:p>
          </table:table-cell>
          <table:table-cell office:value-type="string">
            <text:p>|</text:p>
          </table:table-cell>
          <table:table-cell table:formula="of:=[Sheet1.G25]" office:value-type="float" office:value="139">
            <text:p>139</text:p>
          </table:table-cell>
          <table:table-cell office:value-type="string">
            <text:p>|</text:p>
          </table:table-cell>
          <table:table-cell table:formula="of:=[Sheet1.H25]" office:value-type="float" office:value="139">
            <text:p>139</text:p>
          </table:table-cell>
          <table:table-cell table:number-columns-repeated="2" office:value-type="string">
            <text:p>|</text:p>
          </table:table-cell>
          <table:table-cell table:formula="of:=[Sheet1.I25]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J25]" office:value-type="percentage" office:value="0.545098039215686">
            <text:p>55%</text:p>
          </table:table-cell>
          <table:table-cell office:value-type="string">
            <text:p>|</text:p>
          </table:table-cell>
          <table:table-cell table:formula="of:=[Sheet1.K25]" office:value-type="percentage" office:value="0.545098039215686">
            <text:p>55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25]); 0; [Sheet1.L25])" office:value-type="float" office:value="180">
            <text:p>180</text:p>
          </table:table-cell>
          <table:table-cell office:value-type="string">
            <text:p>|</text:p>
          </table:table-cell>
          <table:table-cell table:formula="of:=IF(ISERROR([Sheet1.M25]);0;[Sheet1.M25])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N25]" office:value-type="percentage" office:value="0.272549019607843">
            <text:p>27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26]" office:value-type="string" office:string-value="darkGoldenrod ">
            <text:p>darkGoldenrod </text:p>
          </table:table-cell>
          <table:table-cell office:value-type="string">
            <text:p>|</text:p>
          </table:table-cell>
          <table:table-cell table:formula="of:=[Sheet1.E26]" office:value-type="string" office:string-value="#b8860b ">
            <text:p>#b8860b </text:p>
          </table:table-cell>
          <table:table-cell table:number-columns-repeated="2" office:value-type="string">
            <text:p>|</text:p>
          </table:table-cell>
          <table:table-cell table:formula="of:=[Sheet1.F26]" office:value-type="float" office:value="184">
            <text:p>184</text:p>
          </table:table-cell>
          <table:table-cell office:value-type="string">
            <text:p>|</text:p>
          </table:table-cell>
          <table:table-cell table:formula="of:=[Sheet1.G26]" office:value-type="float" office:value="134">
            <text:p>134</text:p>
          </table:table-cell>
          <table:table-cell office:value-type="string">
            <text:p>|</text:p>
          </table:table-cell>
          <table:table-cell table:formula="of:=[Sheet1.H26]" office:value-type="float" office:value="11">
            <text:p>11</text:p>
          </table:table-cell>
          <table:table-cell table:number-columns-repeated="2" office:value-type="string">
            <text:p>|</text:p>
          </table:table-cell>
          <table:table-cell table:formula="of:=[Sheet1.I26]" office:value-type="percentage" office:value="0.72156862745098">
            <text:p>72%</text:p>
          </table:table-cell>
          <table:table-cell office:value-type="string">
            <text:p>|</text:p>
          </table:table-cell>
          <table:table-cell table:formula="of:=[Sheet1.J26]" office:value-type="percentage" office:value="0.525490196078431">
            <text:p>53%</text:p>
          </table:table-cell>
          <table:table-cell office:value-type="string">
            <text:p>|</text:p>
          </table:table-cell>
          <table:table-cell table:formula="of:=[Sheet1.K26]" office:value-type="percentage" office:value="0.0431372549019608">
            <text:p>4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26]); 0; [Sheet1.L26])" office:value-type="float" office:value="49.8648648648649">
            <text:p>50</text:p>
          </table:table-cell>
          <table:table-cell office:value-type="string">
            <text:p>|</text:p>
          </table:table-cell>
          <table:table-cell table:formula="of:=IF(ISERROR([Sheet1.M26]);0;[Sheet1.M26])" office:value-type="percentage" office:value="0.940217391304348">
            <text:p>94%</text:p>
          </table:table-cell>
          <table:table-cell office:value-type="string">
            <text:p>|</text:p>
          </table:table-cell>
          <table:table-cell table:formula="of:=[Sheet1.N26]" office:value-type="percentage" office:value="0.382352941176471">
            <text:p>38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27]" office:value-type="string" office:string-value="darkGray ">
            <text:p>darkGray </text:p>
          </table:table-cell>
          <table:table-cell office:value-type="string">
            <text:p>|</text:p>
          </table:table-cell>
          <table:table-cell table:formula="of:=[Sheet1.E27]" office:value-type="string" office:string-value="#a9a9a9 ">
            <text:p>#a9a9a9 </text:p>
          </table:table-cell>
          <table:table-cell table:number-columns-repeated="2" office:value-type="string">
            <text:p>|</text:p>
          </table:table-cell>
          <table:table-cell table:formula="of:=[Sheet1.F27]" office:value-type="float" office:value="169">
            <text:p>169</text:p>
          </table:table-cell>
          <table:table-cell office:value-type="string">
            <text:p>|</text:p>
          </table:table-cell>
          <table:table-cell table:formula="of:=[Sheet1.G27]" office:value-type="float" office:value="169">
            <text:p>169</text:p>
          </table:table-cell>
          <table:table-cell office:value-type="string">
            <text:p>|</text:p>
          </table:table-cell>
          <table:table-cell table:formula="of:=[Sheet1.H27]" office:value-type="float" office:value="169">
            <text:p>169</text:p>
          </table:table-cell>
          <table:table-cell table:number-columns-repeated="2" office:value-type="string">
            <text:p>|</text:p>
          </table:table-cell>
          <table:table-cell table:formula="of:=[Sheet1.I27]" office:value-type="percentage" office:value="0.662745098039216">
            <text:p>66%</text:p>
          </table:table-cell>
          <table:table-cell office:value-type="string">
            <text:p>|</text:p>
          </table:table-cell>
          <table:table-cell table:formula="of:=[Sheet1.J27]" office:value-type="percentage" office:value="0.662745098039216">
            <text:p>66%</text:p>
          </table:table-cell>
          <table:table-cell office:value-type="string">
            <text:p>|</text:p>
          </table:table-cell>
          <table:table-cell table:formula="of:=[Sheet1.K27]" office:value-type="percentage" office:value="0.662745098039216">
            <text:p>66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27]); 0; [Sheet1.L27])" office:value-type="float" office:value="0">
            <text:p>0</text:p>
          </table:table-cell>
          <table:table-cell office:value-type="string">
            <text:p>|</text:p>
          </table:table-cell>
          <table:table-cell table:formula="of:=IF(ISERROR([Sheet1.M27]);0;[Sheet1.M27])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N27]" office:value-type="percentage" office:value="0.662745098039216">
            <text:p>66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28]" office:value-type="string" office:string-value="darkGreen ">
            <text:p>darkGreen </text:p>
          </table:table-cell>
          <table:table-cell office:value-type="string">
            <text:p>|</text:p>
          </table:table-cell>
          <table:table-cell table:formula="of:=[Sheet1.E28]" office:value-type="string" office:string-value="#006400 ">
            <text:p>#006400 </text:p>
          </table:table-cell>
          <table:table-cell table:number-columns-repeated="2" office:value-type="string">
            <text:p>|</text:p>
          </table:table-cell>
          <table:table-cell table:formula="of:=[Sheet1.F28]" office:value-type="float" office:value="0">
            <text:p>0</text:p>
          </table:table-cell>
          <table:table-cell office:value-type="string">
            <text:p>|</text:p>
          </table:table-cell>
          <table:table-cell table:formula="of:=[Sheet1.G28]" office:value-type="float" office:value="100">
            <text:p>100</text:p>
          </table:table-cell>
          <table:table-cell office:value-type="string">
            <text:p>|</text:p>
          </table:table-cell>
          <table:table-cell table:formula="of:=[Sheet1.H28]" office:value-type="float" office:value="0">
            <text:p>0</text:p>
          </table:table-cell>
          <table:table-cell table:number-columns-repeated="2" office:value-type="string">
            <text:p>|</text:p>
          </table:table-cell>
          <table:table-cell table:formula="of:=[Sheet1.I28]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J28]" office:value-type="percentage" office:value="0.392156862745098">
            <text:p>39%</text:p>
          </table:table-cell>
          <table:table-cell office:value-type="string">
            <text:p>|</text:p>
          </table:table-cell>
          <table:table-cell table:formula="of:=[Sheet1.K28]" office:value-type="percentage" office:value="0">
            <text:p>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28]); 0; [Sheet1.L28])" office:value-type="float" office:value="120">
            <text:p>120</text:p>
          </table:table-cell>
          <table:table-cell office:value-type="string">
            <text:p>|</text:p>
          </table:table-cell>
          <table:table-cell table:formula="of:=IF(ISERROR([Sheet1.M28]);0;[Sheet1.M28])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N28]" office:value-type="percentage" office:value="0.196078431372549">
            <text:p>2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29]" office:value-type="string" office:string-value="darkGrey ">
            <text:p>darkGrey </text:p>
          </table:table-cell>
          <table:table-cell office:value-type="string">
            <text:p>|</text:p>
          </table:table-cell>
          <table:table-cell table:formula="of:=[Sheet1.E29]" office:value-type="string" office:string-value="#a9a9a9 ">
            <text:p>#a9a9a9 </text:p>
          </table:table-cell>
          <table:table-cell table:number-columns-repeated="2" office:value-type="string">
            <text:p>|</text:p>
          </table:table-cell>
          <table:table-cell table:formula="of:=[Sheet1.F29]" office:value-type="float" office:value="169">
            <text:p>169</text:p>
          </table:table-cell>
          <table:table-cell office:value-type="string">
            <text:p>|</text:p>
          </table:table-cell>
          <table:table-cell table:formula="of:=[Sheet1.G29]" office:value-type="float" office:value="169">
            <text:p>169</text:p>
          </table:table-cell>
          <table:table-cell office:value-type="string">
            <text:p>|</text:p>
          </table:table-cell>
          <table:table-cell table:formula="of:=[Sheet1.H29]" office:value-type="float" office:value="169">
            <text:p>169</text:p>
          </table:table-cell>
          <table:table-cell table:number-columns-repeated="2" office:value-type="string">
            <text:p>|</text:p>
          </table:table-cell>
          <table:table-cell table:formula="of:=[Sheet1.I29]" office:value-type="percentage" office:value="0.662745098039216">
            <text:p>66%</text:p>
          </table:table-cell>
          <table:table-cell office:value-type="string">
            <text:p>|</text:p>
          </table:table-cell>
          <table:table-cell table:formula="of:=[Sheet1.J29]" office:value-type="percentage" office:value="0.662745098039216">
            <text:p>66%</text:p>
          </table:table-cell>
          <table:table-cell office:value-type="string">
            <text:p>|</text:p>
          </table:table-cell>
          <table:table-cell table:formula="of:=[Sheet1.K29]" office:value-type="percentage" office:value="0.662745098039216">
            <text:p>66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29]); 0; [Sheet1.L29])" office:value-type="float" office:value="0">
            <text:p>0</text:p>
          </table:table-cell>
          <table:table-cell office:value-type="string">
            <text:p>|</text:p>
          </table:table-cell>
          <table:table-cell table:formula="of:=IF(ISERROR([Sheet1.M29]);0;[Sheet1.M29])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N29]" office:value-type="percentage" office:value="0.662745098039216">
            <text:p>66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30]" office:value-type="string" office:string-value="darkKhaki ">
            <text:p>darkKhaki </text:p>
          </table:table-cell>
          <table:table-cell office:value-type="string">
            <text:p>|</text:p>
          </table:table-cell>
          <table:table-cell table:formula="of:=[Sheet1.E30]" office:value-type="string" office:string-value="#bdb76b ">
            <text:p>#bdb76b </text:p>
          </table:table-cell>
          <table:table-cell table:number-columns-repeated="2" office:value-type="string">
            <text:p>|</text:p>
          </table:table-cell>
          <table:table-cell table:formula="of:=[Sheet1.F30]" office:value-type="float" office:value="189">
            <text:p>189</text:p>
          </table:table-cell>
          <table:table-cell office:value-type="string">
            <text:p>|</text:p>
          </table:table-cell>
          <table:table-cell table:formula="of:=[Sheet1.G30]" office:value-type="float" office:value="183">
            <text:p>183</text:p>
          </table:table-cell>
          <table:table-cell office:value-type="string">
            <text:p>|</text:p>
          </table:table-cell>
          <table:table-cell table:formula="of:=[Sheet1.H30]" office:value-type="float" office:value="107">
            <text:p>107</text:p>
          </table:table-cell>
          <table:table-cell table:number-columns-repeated="2" office:value-type="string">
            <text:p>|</text:p>
          </table:table-cell>
          <table:table-cell table:formula="of:=[Sheet1.I30]" office:value-type="percentage" office:value="0.741176470588235">
            <text:p>74%</text:p>
          </table:table-cell>
          <table:table-cell office:value-type="string">
            <text:p>|</text:p>
          </table:table-cell>
          <table:table-cell table:formula="of:=[Sheet1.J30]" office:value-type="percentage" office:value="0.717647058823529">
            <text:p>72%</text:p>
          </table:table-cell>
          <table:table-cell office:value-type="string">
            <text:p>|</text:p>
          </table:table-cell>
          <table:table-cell table:formula="of:=[Sheet1.K30]" office:value-type="percentage" office:value="0.419607843137255">
            <text:p>42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30]); 0; [Sheet1.L30])" office:value-type="float" office:value="57.7215189873418">
            <text:p>58</text:p>
          </table:table-cell>
          <table:table-cell office:value-type="string">
            <text:p>|</text:p>
          </table:table-cell>
          <table:table-cell table:formula="of:=IF(ISERROR([Sheet1.M30]);0;[Sheet1.M30])" office:value-type="percentage" office:value="0.433862433862434">
            <text:p>43%</text:p>
          </table:table-cell>
          <table:table-cell office:value-type="string">
            <text:p>|</text:p>
          </table:table-cell>
          <table:table-cell table:formula="of:=[Sheet1.N30]" office:value-type="percentage" office:value="0.580392156862745">
            <text:p>58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31]" office:value-type="string" office:string-value="darkMagenta ">
            <text:p>darkMagenta </text:p>
          </table:table-cell>
          <table:table-cell office:value-type="string">
            <text:p>|</text:p>
          </table:table-cell>
          <table:table-cell table:formula="of:=[Sheet1.E31]" office:value-type="string" office:string-value="#8b008b ">
            <text:p>#8b008b </text:p>
          </table:table-cell>
          <table:table-cell table:number-columns-repeated="2" office:value-type="string">
            <text:p>|</text:p>
          </table:table-cell>
          <table:table-cell table:formula="of:=[Sheet1.F31]" office:value-type="float" office:value="139">
            <text:p>139</text:p>
          </table:table-cell>
          <table:table-cell office:value-type="string">
            <text:p>|</text:p>
          </table:table-cell>
          <table:table-cell table:formula="of:=[Sheet1.G31]" office:value-type="float" office:value="0">
            <text:p>0</text:p>
          </table:table-cell>
          <table:table-cell office:value-type="string">
            <text:p>|</text:p>
          </table:table-cell>
          <table:table-cell table:formula="of:=[Sheet1.H31]" office:value-type="float" office:value="139">
            <text:p>139</text:p>
          </table:table-cell>
          <table:table-cell table:number-columns-repeated="2" office:value-type="string">
            <text:p>|</text:p>
          </table:table-cell>
          <table:table-cell table:formula="of:=[Sheet1.I31]" office:value-type="percentage" office:value="0.545098039215686">
            <text:p>55%</text:p>
          </table:table-cell>
          <table:table-cell office:value-type="string">
            <text:p>|</text:p>
          </table:table-cell>
          <table:table-cell table:formula="of:=[Sheet1.J31]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K31]" office:value-type="percentage" office:value="0.545098039215686">
            <text:p>55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31]); 0; [Sheet1.L31])" office:value-type="float" office:value="300">
            <text:p>300</text:p>
          </table:table-cell>
          <table:table-cell office:value-type="string">
            <text:p>|</text:p>
          </table:table-cell>
          <table:table-cell table:formula="of:=IF(ISERROR([Sheet1.M31]);0;[Sheet1.M31])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N31]" office:value-type="percentage" office:value="0.272549019607843">
            <text:p>27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32]" office:value-type="string" office:string-value="darkOliveGreen ">
            <text:p>darkOliveGreen </text:p>
          </table:table-cell>
          <table:table-cell office:value-type="string">
            <text:p>|</text:p>
          </table:table-cell>
          <table:table-cell table:formula="of:=[Sheet1.E32]" office:value-type="string" office:string-value="#556b2f ">
            <text:p>#556b2f </text:p>
          </table:table-cell>
          <table:table-cell table:number-columns-repeated="2" office:value-type="string">
            <text:p>|</text:p>
          </table:table-cell>
          <table:table-cell table:formula="of:=[Sheet1.F32]" office:value-type="float" office:value="85">
            <text:p>85</text:p>
          </table:table-cell>
          <table:table-cell office:value-type="string">
            <text:p>|</text:p>
          </table:table-cell>
          <table:table-cell table:formula="of:=[Sheet1.G32]" office:value-type="float" office:value="107">
            <text:p>107</text:p>
          </table:table-cell>
          <table:table-cell office:value-type="string">
            <text:p>|</text:p>
          </table:table-cell>
          <table:table-cell table:formula="of:=[Sheet1.H32]" office:value-type="float" office:value="47">
            <text:p>47</text:p>
          </table:table-cell>
          <table:table-cell table:number-columns-repeated="2" office:value-type="string">
            <text:p>|</text:p>
          </table:table-cell>
          <table:table-cell table:formula="of:=[Sheet1.I32]" office:value-type="percentage" office:value="0.333333333333333">
            <text:p>33%</text:p>
          </table:table-cell>
          <table:table-cell office:value-type="string">
            <text:p>|</text:p>
          </table:table-cell>
          <table:table-cell table:formula="of:=[Sheet1.J32]" office:value-type="percentage" office:value="0.419607843137255">
            <text:p>42%</text:p>
          </table:table-cell>
          <table:table-cell office:value-type="string">
            <text:p>|</text:p>
          </table:table-cell>
          <table:table-cell table:formula="of:=[Sheet1.K32]" office:value-type="percentage" office:value="0.184313725490196">
            <text:p>18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32]); 0; [Sheet1.L32])" office:value-type="float" office:value="73.4693877551021">
            <text:p>73</text:p>
          </table:table-cell>
          <table:table-cell office:value-type="string">
            <text:p>|</text:p>
          </table:table-cell>
          <table:table-cell table:formula="of:=IF(ISERROR([Sheet1.M32]);0;[Sheet1.M32])" office:value-type="percentage" office:value="0.560747663551402">
            <text:p>56%</text:p>
          </table:table-cell>
          <table:table-cell office:value-type="string">
            <text:p>|</text:p>
          </table:table-cell>
          <table:table-cell table:formula="of:=[Sheet1.N32]" office:value-type="percentage" office:value="0.301960784313725">
            <text:p>3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33]" office:value-type="string" office:string-value="darkOrange ">
            <text:p>darkOrange </text:p>
          </table:table-cell>
          <table:table-cell office:value-type="string">
            <text:p>|</text:p>
          </table:table-cell>
          <table:table-cell table:formula="of:=[Sheet1.E33]" office:value-type="string" office:string-value="#ff8c00 ">
            <text:p>#ff8c00 </text:p>
          </table:table-cell>
          <table:table-cell table:number-columns-repeated="2" office:value-type="string">
            <text:p>|</text:p>
          </table:table-cell>
          <table:table-cell table:formula="of:=[Sheet1.F33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G33]" office:value-type="float" office:value="140">
            <text:p>140</text:p>
          </table:table-cell>
          <table:table-cell office:value-type="string">
            <text:p>|</text:p>
          </table:table-cell>
          <table:table-cell table:formula="of:=[Sheet1.H33]" office:value-type="float" office:value="0">
            <text:p>0</text:p>
          </table:table-cell>
          <table:table-cell table:number-columns-repeated="2" office:value-type="string">
            <text:p>|</text:p>
          </table:table-cell>
          <table:table-cell table:formula="of:=[Sheet1.I33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J33]" office:value-type="percentage" office:value="0.549019607843137">
            <text:p>55%</text:p>
          </table:table-cell>
          <table:table-cell office:value-type="string">
            <text:p>|</text:p>
          </table:table-cell>
          <table:table-cell table:formula="of:=[Sheet1.K33]" office:value-type="percentage" office:value="0">
            <text:p>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33]); 0; [Sheet1.L33])" office:value-type="float" office:value="42.5316455696203">
            <text:p>43</text:p>
          </table:table-cell>
          <table:table-cell office:value-type="string">
            <text:p>|</text:p>
          </table:table-cell>
          <table:table-cell table:formula="of:=IF(ISERROR([Sheet1.M33]);0;[Sheet1.M33])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N33]" office:value-type="percentage" office:value="0.5">
            <text:p>5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34]" office:value-type="string" office:string-value="darkOrchid ">
            <text:p>darkOrchid </text:p>
          </table:table-cell>
          <table:table-cell office:value-type="string">
            <text:p>|</text:p>
          </table:table-cell>
          <table:table-cell table:formula="of:=[Sheet1.E34]" office:value-type="string" office:string-value="#9932cc ">
            <text:p>#9932cc </text:p>
          </table:table-cell>
          <table:table-cell table:number-columns-repeated="2" office:value-type="string">
            <text:p>|</text:p>
          </table:table-cell>
          <table:table-cell table:formula="of:=[Sheet1.F34]" office:value-type="float" office:value="153">
            <text:p>153</text:p>
          </table:table-cell>
          <table:table-cell office:value-type="string">
            <text:p>|</text:p>
          </table:table-cell>
          <table:table-cell table:formula="of:=[Sheet1.G34]" office:value-type="float" office:value="50">
            <text:p>50</text:p>
          </table:table-cell>
          <table:table-cell office:value-type="string">
            <text:p>|</text:p>
          </table:table-cell>
          <table:table-cell table:formula="of:=[Sheet1.H34]" office:value-type="float" office:value="204">
            <text:p>204</text:p>
          </table:table-cell>
          <table:table-cell table:number-columns-repeated="2" office:value-type="string">
            <text:p>|</text:p>
          </table:table-cell>
          <table:table-cell table:formula="of:=[Sheet1.I34]" office:value-type="percentage" office:value="0.6">
            <text:p>60%</text:p>
          </table:table-cell>
          <table:table-cell office:value-type="string">
            <text:p>|</text:p>
          </table:table-cell>
          <table:table-cell table:formula="of:=[Sheet1.J34]" office:value-type="percentage" office:value="0.196078431372549">
            <text:p>20%</text:p>
          </table:table-cell>
          <table:table-cell office:value-type="string">
            <text:p>|</text:p>
          </table:table-cell>
          <table:table-cell table:formula="of:=[Sheet1.K34]" office:value-type="percentage" office:value="0.8">
            <text:p>8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34]); 0; [Sheet1.L34])" office:value-type="float" office:value="288.093385214008">
            <text:p>288</text:p>
          </table:table-cell>
          <table:table-cell office:value-type="string">
            <text:p>|</text:p>
          </table:table-cell>
          <table:table-cell table:formula="of:=IF(ISERROR([Sheet1.M34]);0;[Sheet1.M34])" office:value-type="percentage" office:value="0.754901960784314">
            <text:p>75%</text:p>
          </table:table-cell>
          <table:table-cell office:value-type="string">
            <text:p>|</text:p>
          </table:table-cell>
          <table:table-cell table:formula="of:=[Sheet1.N34]" office:value-type="percentage" office:value="0.498039215686275">
            <text:p>5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35]" office:value-type="string" office:string-value="darkRed ">
            <text:p>darkRed </text:p>
          </table:table-cell>
          <table:table-cell office:value-type="string">
            <text:p>|</text:p>
          </table:table-cell>
          <table:table-cell table:formula="of:=[Sheet1.E35]" office:value-type="string" office:string-value="#8b0000 ">
            <text:p>#8b0000 </text:p>
          </table:table-cell>
          <table:table-cell table:number-columns-repeated="2" office:value-type="string">
            <text:p>|</text:p>
          </table:table-cell>
          <table:table-cell table:formula="of:=[Sheet1.F35]" office:value-type="float" office:value="139">
            <text:p>139</text:p>
          </table:table-cell>
          <table:table-cell office:value-type="string">
            <text:p>|</text:p>
          </table:table-cell>
          <table:table-cell table:formula="of:=[Sheet1.G35]" office:value-type="float" office:value="0">
            <text:p>0</text:p>
          </table:table-cell>
          <table:table-cell office:value-type="string">
            <text:p>|</text:p>
          </table:table-cell>
          <table:table-cell table:formula="of:=[Sheet1.H35]" office:value-type="float" office:value="0">
            <text:p>0</text:p>
          </table:table-cell>
          <table:table-cell table:number-columns-repeated="2" office:value-type="string">
            <text:p>|</text:p>
          </table:table-cell>
          <table:table-cell table:formula="of:=[Sheet1.I35]" office:value-type="percentage" office:value="0.545098039215686">
            <text:p>55%</text:p>
          </table:table-cell>
          <table:table-cell office:value-type="string">
            <text:p>|</text:p>
          </table:table-cell>
          <table:table-cell table:formula="of:=[Sheet1.J35]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K35]" office:value-type="percentage" office:value="0">
            <text:p>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35]); 0; [Sheet1.L35])" office:value-type="float" office:value="360">
            <text:p>360</text:p>
          </table:table-cell>
          <table:table-cell office:value-type="string">
            <text:p>|</text:p>
          </table:table-cell>
          <table:table-cell table:formula="of:=IF(ISERROR([Sheet1.M35]);0;[Sheet1.M35])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N35]" office:value-type="percentage" office:value="0.272549019607843">
            <text:p>27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36]" office:value-type="string" office:string-value="darkSalmon ">
            <text:p>darkSalmon </text:p>
          </table:table-cell>
          <table:table-cell office:value-type="string">
            <text:p>|</text:p>
          </table:table-cell>
          <table:table-cell table:formula="of:=[Sheet1.E36]" office:value-type="string" office:string-value="#e9967a ">
            <text:p>#e9967a </text:p>
          </table:table-cell>
          <table:table-cell table:number-columns-repeated="2" office:value-type="string">
            <text:p>|</text:p>
          </table:table-cell>
          <table:table-cell table:formula="of:=[Sheet1.F36]" office:value-type="float" office:value="233">
            <text:p>233</text:p>
          </table:table-cell>
          <table:table-cell office:value-type="string">
            <text:p>|</text:p>
          </table:table-cell>
          <table:table-cell table:formula="of:=[Sheet1.G36]" office:value-type="float" office:value="150">
            <text:p>150</text:p>
          </table:table-cell>
          <table:table-cell office:value-type="string">
            <text:p>|</text:p>
          </table:table-cell>
          <table:table-cell table:formula="of:=[Sheet1.H36]" office:value-type="float" office:value="122">
            <text:p>122</text:p>
          </table:table-cell>
          <table:table-cell table:number-columns-repeated="2" office:value-type="string">
            <text:p>|</text:p>
          </table:table-cell>
          <table:table-cell table:formula="of:=[Sheet1.I36]" office:value-type="percentage" office:value="0.913725490196078">
            <text:p>91%</text:p>
          </table:table-cell>
          <table:table-cell office:value-type="string">
            <text:p>|</text:p>
          </table:table-cell>
          <table:table-cell table:formula="of:=[Sheet1.J36]" office:value-type="percentage" office:value="0.588235294117647">
            <text:p>59%</text:p>
          </table:table-cell>
          <table:table-cell office:value-type="string">
            <text:p>|</text:p>
          </table:table-cell>
          <table:table-cell table:formula="of:=[Sheet1.K36]" office:value-type="percentage" office:value="0.47843137254902">
            <text:p>48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36]); 0; [Sheet1.L36])" office:value-type="float" office:value="24.1726618705036">
            <text:p>24</text:p>
          </table:table-cell>
          <table:table-cell office:value-type="string">
            <text:p>|</text:p>
          </table:table-cell>
          <table:table-cell table:formula="of:=IF(ISERROR([Sheet1.M36]);0;[Sheet1.M36])" office:value-type="percentage" office:value="0.476394849785408">
            <text:p>48%</text:p>
          </table:table-cell>
          <table:table-cell office:value-type="string">
            <text:p>|</text:p>
          </table:table-cell>
          <table:table-cell table:formula="of:=[Sheet1.N36]" office:value-type="percentage" office:value="0.696078431372549">
            <text:p>7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37]" office:value-type="string" office:string-value="darkSeaGreen ">
            <text:p>darkSeaGreen </text:p>
          </table:table-cell>
          <table:table-cell office:value-type="string">
            <text:p>|</text:p>
          </table:table-cell>
          <table:table-cell table:formula="of:=[Sheet1.E37]" office:value-type="string" office:string-value="#8fbc8f ">
            <text:p>#8fbc8f </text:p>
          </table:table-cell>
          <table:table-cell table:number-columns-repeated="2" office:value-type="string">
            <text:p>|</text:p>
          </table:table-cell>
          <table:table-cell table:formula="of:=[Sheet1.F37]" office:value-type="float" office:value="143">
            <text:p>143</text:p>
          </table:table-cell>
          <table:table-cell office:value-type="string">
            <text:p>|</text:p>
          </table:table-cell>
          <table:table-cell table:formula="of:=[Sheet1.G37]" office:value-type="float" office:value="188">
            <text:p>188</text:p>
          </table:table-cell>
          <table:table-cell office:value-type="string">
            <text:p>|</text:p>
          </table:table-cell>
          <table:table-cell table:formula="of:=[Sheet1.H37]" office:value-type="float" office:value="143">
            <text:p>143</text:p>
          </table:table-cell>
          <table:table-cell table:number-columns-repeated="2" office:value-type="string">
            <text:p>|</text:p>
          </table:table-cell>
          <table:table-cell table:formula="of:=[Sheet1.I37]" office:value-type="percentage" office:value="0.56078431372549">
            <text:p>56%</text:p>
          </table:table-cell>
          <table:table-cell office:value-type="string">
            <text:p>|</text:p>
          </table:table-cell>
          <table:table-cell table:formula="of:=[Sheet1.J37]" office:value-type="percentage" office:value="0.737254901960784">
            <text:p>74%</text:p>
          </table:table-cell>
          <table:table-cell office:value-type="string">
            <text:p>|</text:p>
          </table:table-cell>
          <table:table-cell table:formula="of:=[Sheet1.K37]" office:value-type="percentage" office:value="0.56078431372549">
            <text:p>56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37]); 0; [Sheet1.L37])" office:value-type="float" office:value="120">
            <text:p>120</text:p>
          </table:table-cell>
          <table:table-cell office:value-type="string">
            <text:p>|</text:p>
          </table:table-cell>
          <table:table-cell table:formula="of:=IF(ISERROR([Sheet1.M37]);0;[Sheet1.M37])" office:value-type="percentage" office:value="0.23936170212766">
            <text:p>24%</text:p>
          </table:table-cell>
          <table:table-cell office:value-type="string">
            <text:p>|</text:p>
          </table:table-cell>
          <table:table-cell table:formula="of:=[Sheet1.N37]" office:value-type="percentage" office:value="0.649019607843137">
            <text:p>65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38]" office:value-type="string" office:string-value="darkSlateBlue ">
            <text:p>darkSlateBlue </text:p>
          </table:table-cell>
          <table:table-cell office:value-type="string">
            <text:p>|</text:p>
          </table:table-cell>
          <table:table-cell table:formula="of:=[Sheet1.E38]" office:value-type="string" office:string-value="#483d8b ">
            <text:p>#483d8b </text:p>
          </table:table-cell>
          <table:table-cell table:number-columns-repeated="2" office:value-type="string">
            <text:p>|</text:p>
          </table:table-cell>
          <table:table-cell table:formula="of:=[Sheet1.F38]" office:value-type="float" office:value="72">
            <text:p>72</text:p>
          </table:table-cell>
          <table:table-cell office:value-type="string">
            <text:p>|</text:p>
          </table:table-cell>
          <table:table-cell table:formula="of:=[Sheet1.G38]" office:value-type="float" office:value="61">
            <text:p>61</text:p>
          </table:table-cell>
          <table:table-cell office:value-type="string">
            <text:p>|</text:p>
          </table:table-cell>
          <table:table-cell table:formula="of:=[Sheet1.H38]" office:value-type="float" office:value="139">
            <text:p>139</text:p>
          </table:table-cell>
          <table:table-cell table:number-columns-repeated="2" office:value-type="string">
            <text:p>|</text:p>
          </table:table-cell>
          <table:table-cell table:formula="of:=[Sheet1.I38]" office:value-type="percentage" office:value="0.282352941176471">
            <text:p>28%</text:p>
          </table:table-cell>
          <table:table-cell office:value-type="string">
            <text:p>|</text:p>
          </table:table-cell>
          <table:table-cell table:formula="of:=[Sheet1.J38]" office:value-type="percentage" office:value="0.23921568627451">
            <text:p>24%</text:p>
          </table:table-cell>
          <table:table-cell office:value-type="string">
            <text:p>|</text:p>
          </table:table-cell>
          <table:table-cell table:formula="of:=[Sheet1.K38]" office:value-type="percentage" office:value="0.545098039215686">
            <text:p>55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38]); 0; [Sheet1.L38])" office:value-type="float" office:value="254.831460674157">
            <text:p>255</text:p>
          </table:table-cell>
          <table:table-cell office:value-type="string">
            <text:p>|</text:p>
          </table:table-cell>
          <table:table-cell table:formula="of:=IF(ISERROR([Sheet1.M38]);0;[Sheet1.M38])" office:value-type="percentage" office:value="0.561151079136691">
            <text:p>56%</text:p>
          </table:table-cell>
          <table:table-cell office:value-type="string">
            <text:p>|</text:p>
          </table:table-cell>
          <table:table-cell table:formula="of:=[Sheet1.N38]" office:value-type="percentage" office:value="0.392156862745098">
            <text:p>39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39]" office:value-type="string" office:string-value="darkSlateGray ">
            <text:p>darkSlateGray </text:p>
          </table:table-cell>
          <table:table-cell office:value-type="string">
            <text:p>|</text:p>
          </table:table-cell>
          <table:table-cell table:formula="of:=[Sheet1.E39]" office:value-type="string" office:string-value="#2f4f4f ">
            <text:p>#2f4f4f </text:p>
          </table:table-cell>
          <table:table-cell table:number-columns-repeated="2" office:value-type="string">
            <text:p>|</text:p>
          </table:table-cell>
          <table:table-cell table:formula="of:=[Sheet1.F39]" office:value-type="float" office:value="47">
            <text:p>47</text:p>
          </table:table-cell>
          <table:table-cell office:value-type="string">
            <text:p>|</text:p>
          </table:table-cell>
          <table:table-cell table:formula="of:=[Sheet1.G39]" office:value-type="float" office:value="79">
            <text:p>79</text:p>
          </table:table-cell>
          <table:table-cell office:value-type="string">
            <text:p>|</text:p>
          </table:table-cell>
          <table:table-cell table:formula="of:=[Sheet1.H39]" office:value-type="float" office:value="79">
            <text:p>79</text:p>
          </table:table-cell>
          <table:table-cell table:number-columns-repeated="2" office:value-type="string">
            <text:p>|</text:p>
          </table:table-cell>
          <table:table-cell table:formula="of:=[Sheet1.I39]" office:value-type="percentage" office:value="0.184313725490196">
            <text:p>18%</text:p>
          </table:table-cell>
          <table:table-cell office:value-type="string">
            <text:p>|</text:p>
          </table:table-cell>
          <table:table-cell table:formula="of:=[Sheet1.J39]" office:value-type="percentage" office:value="0.309803921568627">
            <text:p>31%</text:p>
          </table:table-cell>
          <table:table-cell office:value-type="string">
            <text:p>|</text:p>
          </table:table-cell>
          <table:table-cell table:formula="of:=[Sheet1.K39]" office:value-type="percentage" office:value="0.309803921568627">
            <text:p>31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39]); 0; [Sheet1.L39])" office:value-type="float" office:value="180">
            <text:p>180</text:p>
          </table:table-cell>
          <table:table-cell office:value-type="string">
            <text:p>|</text:p>
          </table:table-cell>
          <table:table-cell table:formula="of:=IF(ISERROR([Sheet1.M39]);0;[Sheet1.M39])" office:value-type="percentage" office:value="0.405063291139241">
            <text:p>41%</text:p>
          </table:table-cell>
          <table:table-cell office:value-type="string">
            <text:p>|</text:p>
          </table:table-cell>
          <table:table-cell table:formula="of:=[Sheet1.N39]" office:value-type="percentage" office:value="0.247058823529412">
            <text:p>25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40]" office:value-type="string" office:string-value="darkSlateGrey ">
            <text:p>darkSlateGrey </text:p>
          </table:table-cell>
          <table:table-cell office:value-type="string">
            <text:p>|</text:p>
          </table:table-cell>
          <table:table-cell table:formula="of:=[Sheet1.E40]" office:value-type="string" office:string-value="#2f4f4f ">
            <text:p>#2f4f4f </text:p>
          </table:table-cell>
          <table:table-cell table:number-columns-repeated="2" office:value-type="string">
            <text:p>|</text:p>
          </table:table-cell>
          <table:table-cell table:formula="of:=[Sheet1.F40]" office:value-type="float" office:value="47">
            <text:p>47</text:p>
          </table:table-cell>
          <table:table-cell office:value-type="string">
            <text:p>|</text:p>
          </table:table-cell>
          <table:table-cell table:formula="of:=[Sheet1.G40]" office:value-type="float" office:value="79">
            <text:p>79</text:p>
          </table:table-cell>
          <table:table-cell office:value-type="string">
            <text:p>|</text:p>
          </table:table-cell>
          <table:table-cell table:formula="of:=[Sheet1.H40]" office:value-type="float" office:value="79">
            <text:p>79</text:p>
          </table:table-cell>
          <table:table-cell table:number-columns-repeated="2" office:value-type="string">
            <text:p>|</text:p>
          </table:table-cell>
          <table:table-cell table:formula="of:=[Sheet1.I40]" office:value-type="percentage" office:value="0.184313725490196">
            <text:p>18%</text:p>
          </table:table-cell>
          <table:table-cell office:value-type="string">
            <text:p>|</text:p>
          </table:table-cell>
          <table:table-cell table:formula="of:=[Sheet1.J40]" office:value-type="percentage" office:value="0.309803921568627">
            <text:p>31%</text:p>
          </table:table-cell>
          <table:table-cell office:value-type="string">
            <text:p>|</text:p>
          </table:table-cell>
          <table:table-cell table:formula="of:=[Sheet1.K40]" office:value-type="percentage" office:value="0.309803921568627">
            <text:p>31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40]); 0; [Sheet1.L40])" office:value-type="float" office:value="180">
            <text:p>180</text:p>
          </table:table-cell>
          <table:table-cell office:value-type="string">
            <text:p>|</text:p>
          </table:table-cell>
          <table:table-cell table:formula="of:=IF(ISERROR([Sheet1.M40]);0;[Sheet1.M40])" office:value-type="percentage" office:value="0.405063291139241">
            <text:p>41%</text:p>
          </table:table-cell>
          <table:table-cell office:value-type="string">
            <text:p>|</text:p>
          </table:table-cell>
          <table:table-cell table:formula="of:=[Sheet1.N40]" office:value-type="percentage" office:value="0.247058823529412">
            <text:p>25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41]" office:value-type="string" office:string-value="darkTurquoise ">
            <text:p>darkTurquoise </text:p>
          </table:table-cell>
          <table:table-cell office:value-type="string">
            <text:p>|</text:p>
          </table:table-cell>
          <table:table-cell table:formula="of:=[Sheet1.E41]" office:value-type="string" office:string-value="#00ced1 ">
            <text:p>#00ced1 </text:p>
          </table:table-cell>
          <table:table-cell table:number-columns-repeated="2" office:value-type="string">
            <text:p>|</text:p>
          </table:table-cell>
          <table:table-cell table:formula="of:=[Sheet1.F41]" office:value-type="float" office:value="0">
            <text:p>0</text:p>
          </table:table-cell>
          <table:table-cell office:value-type="string">
            <text:p>|</text:p>
          </table:table-cell>
          <table:table-cell table:formula="of:=[Sheet1.G41]" office:value-type="float" office:value="206">
            <text:p>206</text:p>
          </table:table-cell>
          <table:table-cell office:value-type="string">
            <text:p>|</text:p>
          </table:table-cell>
          <table:table-cell table:formula="of:=[Sheet1.H41]" office:value-type="float" office:value="209">
            <text:p>209</text:p>
          </table:table-cell>
          <table:table-cell table:number-columns-repeated="2" office:value-type="string">
            <text:p>|</text:p>
          </table:table-cell>
          <table:table-cell table:formula="of:=[Sheet1.I41]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J41]" office:value-type="percentage" office:value="0.807843137254902">
            <text:p>81%</text:p>
          </table:table-cell>
          <table:table-cell office:value-type="string">
            <text:p>|</text:p>
          </table:table-cell>
          <table:table-cell table:formula="of:=[Sheet1.K41]" office:value-type="percentage" office:value="0.819607843137255">
            <text:p>82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41]); 0; [Sheet1.L41])" office:value-type="float" office:value="180.433734939759">
            <text:p>180</text:p>
          </table:table-cell>
          <table:table-cell office:value-type="string">
            <text:p>|</text:p>
          </table:table-cell>
          <table:table-cell table:formula="of:=IF(ISERROR([Sheet1.M41]);0;[Sheet1.M41])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N41]" office:value-type="percentage" office:value="0.409803921568627">
            <text:p>41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42]" office:value-type="string" office:string-value="darkViolet ">
            <text:p>darkViolet </text:p>
          </table:table-cell>
          <table:table-cell office:value-type="string">
            <text:p>|</text:p>
          </table:table-cell>
          <table:table-cell table:formula="of:=[Sheet1.E42]" office:value-type="string" office:string-value="#9400d3 ">
            <text:p>#9400d3 </text:p>
          </table:table-cell>
          <table:table-cell table:number-columns-repeated="2" office:value-type="string">
            <text:p>|</text:p>
          </table:table-cell>
          <table:table-cell table:formula="of:=[Sheet1.F42]" office:value-type="float" office:value="148">
            <text:p>148</text:p>
          </table:table-cell>
          <table:table-cell office:value-type="string">
            <text:p>|</text:p>
          </table:table-cell>
          <table:table-cell table:formula="of:=[Sheet1.G42]" office:value-type="float" office:value="0">
            <text:p>0</text:p>
          </table:table-cell>
          <table:table-cell office:value-type="string">
            <text:p>|</text:p>
          </table:table-cell>
          <table:table-cell table:formula="of:=[Sheet1.H42]" office:value-type="float" office:value="211">
            <text:p>211</text:p>
          </table:table-cell>
          <table:table-cell table:number-columns-repeated="2" office:value-type="string">
            <text:p>|</text:p>
          </table:table-cell>
          <table:table-cell table:formula="of:=[Sheet1.I42]" office:value-type="percentage" office:value="0.580392156862745">
            <text:p>58%</text:p>
          </table:table-cell>
          <table:table-cell office:value-type="string">
            <text:p>|</text:p>
          </table:table-cell>
          <table:table-cell table:formula="of:=[Sheet1.J42]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K42]" office:value-type="percentage" office:value="0.827450980392157">
            <text:p>83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42]); 0; [Sheet1.L42])" office:value-type="float" office:value="289.470752089136">
            <text:p>289</text:p>
          </table:table-cell>
          <table:table-cell office:value-type="string">
            <text:p>|</text:p>
          </table:table-cell>
          <table:table-cell table:formula="of:=IF(ISERROR([Sheet1.M42]);0;[Sheet1.M42])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N42]" office:value-type="percentage" office:value="0.413725490196078">
            <text:p>41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43]" office:value-type="string" office:string-value="deepPink ">
            <text:p>deepPink </text:p>
          </table:table-cell>
          <table:table-cell office:value-type="string">
            <text:p>|</text:p>
          </table:table-cell>
          <table:table-cell table:formula="of:=[Sheet1.E43]" office:value-type="string" office:string-value="#ff1493 ">
            <text:p>#ff1493 </text:p>
          </table:table-cell>
          <table:table-cell table:number-columns-repeated="2" office:value-type="string">
            <text:p>|</text:p>
          </table:table-cell>
          <table:table-cell table:formula="of:=[Sheet1.F43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G43]" office:value-type="float" office:value="20">
            <text:p>20</text:p>
          </table:table-cell>
          <table:table-cell office:value-type="string">
            <text:p>|</text:p>
          </table:table-cell>
          <table:table-cell table:formula="of:=[Sheet1.H43]" office:value-type="float" office:value="147">
            <text:p>147</text:p>
          </table:table-cell>
          <table:table-cell table:number-columns-repeated="2" office:value-type="string">
            <text:p>|</text:p>
          </table:table-cell>
          <table:table-cell table:formula="of:=[Sheet1.I43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J43]" office:value-type="percentage" office:value="0.0784313725490196">
            <text:p>8%</text:p>
          </table:table-cell>
          <table:table-cell office:value-type="string">
            <text:p>|</text:p>
          </table:table-cell>
          <table:table-cell table:formula="of:=[Sheet1.K43]" office:value-type="percentage" office:value="0.576470588235294">
            <text:p>58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43]); 0; [Sheet1.L43])" office:value-type="float" office:value="317.900552486188">
            <text:p>318</text:p>
          </table:table-cell>
          <table:table-cell office:value-type="string">
            <text:p>|</text:p>
          </table:table-cell>
          <table:table-cell table:formula="of:=IF(ISERROR([Sheet1.M43]);0;[Sheet1.M43])" office:value-type="percentage" office:value="0.92156862745098">
            <text:p>92%</text:p>
          </table:table-cell>
          <table:table-cell office:value-type="string">
            <text:p>|</text:p>
          </table:table-cell>
          <table:table-cell table:formula="of:=[Sheet1.N43]" office:value-type="percentage" office:value="0.53921568627451">
            <text:p>54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44]" office:value-type="string" office:string-value="deepSkyBlue ">
            <text:p>deepSkyBlue </text:p>
          </table:table-cell>
          <table:table-cell office:value-type="string">
            <text:p>|</text:p>
          </table:table-cell>
          <table:table-cell table:formula="of:=[Sheet1.E44]" office:value-type="string" office:string-value="#00bfff ">
            <text:p>#00bfff </text:p>
          </table:table-cell>
          <table:table-cell table:number-columns-repeated="2" office:value-type="string">
            <text:p>|</text:p>
          </table:table-cell>
          <table:table-cell table:formula="of:=[Sheet1.F44]" office:value-type="float" office:value="0">
            <text:p>0</text:p>
          </table:table-cell>
          <table:table-cell office:value-type="string">
            <text:p>|</text:p>
          </table:table-cell>
          <table:table-cell table:formula="of:=[Sheet1.G44]" office:value-type="float" office:value="191">
            <text:p>191</text:p>
          </table:table-cell>
          <table:table-cell office:value-type="string">
            <text:p>|</text:p>
          </table:table-cell>
          <table:table-cell table:formula="of:=[Sheet1.H44]" office:value-type="float" office:value="255">
            <text:p>255</text:p>
          </table:table-cell>
          <table:table-cell table:number-columns-repeated="2" office:value-type="string">
            <text:p>|</text:p>
          </table:table-cell>
          <table:table-cell table:formula="of:=[Sheet1.I44]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J44]" office:value-type="percentage" office:value="0.749019607843137">
            <text:p>75%</text:p>
          </table:table-cell>
          <table:table-cell office:value-type="string">
            <text:p>|</text:p>
          </table:table-cell>
          <table:table-cell table:formula="of:=[Sheet1.K44]" office:value-type="percentage" office:value="1">
            <text:p>10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44]); 0; [Sheet1.L44])" office:value-type="float" office:value="188.609865470852">
            <text:p>189</text:p>
          </table:table-cell>
          <table:table-cell office:value-type="string">
            <text:p>|</text:p>
          </table:table-cell>
          <table:table-cell table:formula="of:=IF(ISERROR([Sheet1.M44]);0;[Sheet1.M44])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N44]" office:value-type="percentage" office:value="0.5">
            <text:p>5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45]" office:value-type="string" office:string-value="dimGray ">
            <text:p>dimGray </text:p>
          </table:table-cell>
          <table:table-cell office:value-type="string">
            <text:p>|</text:p>
          </table:table-cell>
          <table:table-cell table:formula="of:=[Sheet1.E45]" office:value-type="string" office:string-value="#696969 ">
            <text:p>#696969 </text:p>
          </table:table-cell>
          <table:table-cell table:number-columns-repeated="2" office:value-type="string">
            <text:p>|</text:p>
          </table:table-cell>
          <table:table-cell table:formula="of:=[Sheet1.F45]" office:value-type="float" office:value="105">
            <text:p>105</text:p>
          </table:table-cell>
          <table:table-cell office:value-type="string">
            <text:p>|</text:p>
          </table:table-cell>
          <table:table-cell table:formula="of:=[Sheet1.G45]" office:value-type="float" office:value="105">
            <text:p>105</text:p>
          </table:table-cell>
          <table:table-cell office:value-type="string">
            <text:p>|</text:p>
          </table:table-cell>
          <table:table-cell table:formula="of:=[Sheet1.H45]" office:value-type="float" office:value="105">
            <text:p>105</text:p>
          </table:table-cell>
          <table:table-cell table:number-columns-repeated="2" office:value-type="string">
            <text:p>|</text:p>
          </table:table-cell>
          <table:table-cell table:formula="of:=[Sheet1.I45]" office:value-type="percentage" office:value="0.411764705882353">
            <text:p>41%</text:p>
          </table:table-cell>
          <table:table-cell office:value-type="string">
            <text:p>|</text:p>
          </table:table-cell>
          <table:table-cell table:formula="of:=[Sheet1.J45]" office:value-type="percentage" office:value="0.411764705882353">
            <text:p>41%</text:p>
          </table:table-cell>
          <table:table-cell office:value-type="string">
            <text:p>|</text:p>
          </table:table-cell>
          <table:table-cell table:formula="of:=[Sheet1.K45]" office:value-type="percentage" office:value="0.411764705882353">
            <text:p>41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45]); 0; [Sheet1.L45])" office:value-type="float" office:value="0">
            <text:p>0</text:p>
          </table:table-cell>
          <table:table-cell office:value-type="string">
            <text:p>|</text:p>
          </table:table-cell>
          <table:table-cell table:formula="of:=IF(ISERROR([Sheet1.M45]);0;[Sheet1.M45])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N45]" office:value-type="percentage" office:value="0.411764705882353">
            <text:p>41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46]" office:value-type="string" office:string-value="dimGrey ">
            <text:p>dimGrey </text:p>
          </table:table-cell>
          <table:table-cell office:value-type="string">
            <text:p>|</text:p>
          </table:table-cell>
          <table:table-cell table:formula="of:=[Sheet1.E46]" office:value-type="string" office:string-value="#696969 ">
            <text:p>#696969 </text:p>
          </table:table-cell>
          <table:table-cell table:number-columns-repeated="2" office:value-type="string">
            <text:p>|</text:p>
          </table:table-cell>
          <table:table-cell table:formula="of:=[Sheet1.F46]" office:value-type="float" office:value="105">
            <text:p>105</text:p>
          </table:table-cell>
          <table:table-cell office:value-type="string">
            <text:p>|</text:p>
          </table:table-cell>
          <table:table-cell table:formula="of:=[Sheet1.G46]" office:value-type="float" office:value="105">
            <text:p>105</text:p>
          </table:table-cell>
          <table:table-cell office:value-type="string">
            <text:p>|</text:p>
          </table:table-cell>
          <table:table-cell table:formula="of:=[Sheet1.H46]" office:value-type="float" office:value="105">
            <text:p>105</text:p>
          </table:table-cell>
          <table:table-cell table:number-columns-repeated="2" office:value-type="string">
            <text:p>|</text:p>
          </table:table-cell>
          <table:table-cell table:formula="of:=[Sheet1.I46]" office:value-type="percentage" office:value="0.411764705882353">
            <text:p>41%</text:p>
          </table:table-cell>
          <table:table-cell office:value-type="string">
            <text:p>|</text:p>
          </table:table-cell>
          <table:table-cell table:formula="of:=[Sheet1.J46]" office:value-type="percentage" office:value="0.411764705882353">
            <text:p>41%</text:p>
          </table:table-cell>
          <table:table-cell office:value-type="string">
            <text:p>|</text:p>
          </table:table-cell>
          <table:table-cell table:formula="of:=[Sheet1.K46]" office:value-type="percentage" office:value="0.411764705882353">
            <text:p>41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46]); 0; [Sheet1.L46])" office:value-type="float" office:value="0">
            <text:p>0</text:p>
          </table:table-cell>
          <table:table-cell office:value-type="string">
            <text:p>|</text:p>
          </table:table-cell>
          <table:table-cell table:formula="of:=IF(ISERROR([Sheet1.M46]);0;[Sheet1.M46])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N46]" office:value-type="percentage" office:value="0.411764705882353">
            <text:p>41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47]" office:value-type="string" office:string-value="dodgerBlue ">
            <text:p>dodgerBlue </text:p>
          </table:table-cell>
          <table:table-cell office:value-type="string">
            <text:p>|</text:p>
          </table:table-cell>
          <table:table-cell table:formula="of:=[Sheet1.E47]" office:value-type="string" office:string-value="#1e90ff ">
            <text:p>#1e90ff </text:p>
          </table:table-cell>
          <table:table-cell table:number-columns-repeated="2" office:value-type="string">
            <text:p>|</text:p>
          </table:table-cell>
          <table:table-cell table:formula="of:=[Sheet1.F47]" office:value-type="float" office:value="30">
            <text:p>30</text:p>
          </table:table-cell>
          <table:table-cell office:value-type="string">
            <text:p>|</text:p>
          </table:table-cell>
          <table:table-cell table:formula="of:=[Sheet1.G47]" office:value-type="float" office:value="144">
            <text:p>144</text:p>
          </table:table-cell>
          <table:table-cell office:value-type="string">
            <text:p>|</text:p>
          </table:table-cell>
          <table:table-cell table:formula="of:=[Sheet1.H47]" office:value-type="float" office:value="255">
            <text:p>255</text:p>
          </table:table-cell>
          <table:table-cell table:number-columns-repeated="2" office:value-type="string">
            <text:p>|</text:p>
          </table:table-cell>
          <table:table-cell table:formula="of:=[Sheet1.I47]" office:value-type="percentage" office:value="0.117647058823529">
            <text:p>12%</text:p>
          </table:table-cell>
          <table:table-cell office:value-type="string">
            <text:p>|</text:p>
          </table:table-cell>
          <table:table-cell table:formula="of:=[Sheet1.J47]" office:value-type="percentage" office:value="0.564705882352941">
            <text:p>56%</text:p>
          </table:table-cell>
          <table:table-cell office:value-type="string">
            <text:p>|</text:p>
          </table:table-cell>
          <table:table-cell table:formula="of:=[Sheet1.K47]" office:value-type="percentage" office:value="1">
            <text:p>10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47]); 0; [Sheet1.L47])" office:value-type="float" office:value="199.646017699115">
            <text:p>200</text:p>
          </table:table-cell>
          <table:table-cell office:value-type="string">
            <text:p>|</text:p>
          </table:table-cell>
          <table:table-cell table:formula="of:=IF(ISERROR([Sheet1.M47]);0;[Sheet1.M47])" office:value-type="percentage" office:value="0.882352941176471">
            <text:p>88%</text:p>
          </table:table-cell>
          <table:table-cell office:value-type="string">
            <text:p>|</text:p>
          </table:table-cell>
          <table:table-cell table:formula="of:=[Sheet1.N47]" office:value-type="percentage" office:value="0.558823529411765">
            <text:p>56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48]" office:value-type="string" office:string-value="firebrick ">
            <text:p>firebrick </text:p>
          </table:table-cell>
          <table:table-cell office:value-type="string">
            <text:p>|</text:p>
          </table:table-cell>
          <table:table-cell table:formula="of:=[Sheet1.E48]" office:value-type="string" office:string-value="#b22222 ">
            <text:p>#b22222 </text:p>
          </table:table-cell>
          <table:table-cell table:number-columns-repeated="2" office:value-type="string">
            <text:p>|</text:p>
          </table:table-cell>
          <table:table-cell table:formula="of:=[Sheet1.F48]" office:value-type="float" office:value="178">
            <text:p>178</text:p>
          </table:table-cell>
          <table:table-cell office:value-type="string">
            <text:p>|</text:p>
          </table:table-cell>
          <table:table-cell table:formula="of:=[Sheet1.G48]" office:value-type="float" office:value="34">
            <text:p>34</text:p>
          </table:table-cell>
          <table:table-cell office:value-type="string">
            <text:p>|</text:p>
          </table:table-cell>
          <table:table-cell table:formula="of:=[Sheet1.H48]" office:value-type="float" office:value="34">
            <text:p>34</text:p>
          </table:table-cell>
          <table:table-cell table:number-columns-repeated="2" office:value-type="string">
            <text:p>|</text:p>
          </table:table-cell>
          <table:table-cell table:formula="of:=[Sheet1.I48]" office:value-type="percentage" office:value="0.698039215686274">
            <text:p>70%</text:p>
          </table:table-cell>
          <table:table-cell office:value-type="string">
            <text:p>|</text:p>
          </table:table-cell>
          <table:table-cell table:formula="of:=[Sheet1.J48]" office:value-type="percentage" office:value="0.133333333333333">
            <text:p>13%</text:p>
          </table:table-cell>
          <table:table-cell office:value-type="string">
            <text:p>|</text:p>
          </table:table-cell>
          <table:table-cell table:formula="of:=[Sheet1.K48]" office:value-type="percentage" office:value="0.133333333333333">
            <text:p>13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48]); 0; [Sheet1.L48])" office:value-type="float" office:value="360">
            <text:p>360</text:p>
          </table:table-cell>
          <table:table-cell office:value-type="string">
            <text:p>|</text:p>
          </table:table-cell>
          <table:table-cell table:formula="of:=IF(ISERROR([Sheet1.M48]);0;[Sheet1.M48])" office:value-type="percentage" office:value="0.808988764044944">
            <text:p>81%</text:p>
          </table:table-cell>
          <table:table-cell office:value-type="string">
            <text:p>|</text:p>
          </table:table-cell>
          <table:table-cell table:formula="of:=[Sheet1.N48]" office:value-type="percentage" office:value="0.415686274509804">
            <text:p>42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49]" office:value-type="string" office:string-value="floralWhite ">
            <text:p>floralWhite </text:p>
          </table:table-cell>
          <table:table-cell office:value-type="string">
            <text:p>|</text:p>
          </table:table-cell>
          <table:table-cell table:formula="of:=[Sheet1.E49]" office:value-type="string" office:string-value="#fffaf0 ">
            <text:p>#fffaf0 </text:p>
          </table:table-cell>
          <table:table-cell table:number-columns-repeated="2" office:value-type="string">
            <text:p>|</text:p>
          </table:table-cell>
          <table:table-cell table:formula="of:=[Sheet1.F49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G49]" office:value-type="float" office:value="250">
            <text:p>250</text:p>
          </table:table-cell>
          <table:table-cell office:value-type="string">
            <text:p>|</text:p>
          </table:table-cell>
          <table:table-cell table:formula="of:=[Sheet1.H49]" office:value-type="float" office:value="240">
            <text:p>240</text:p>
          </table:table-cell>
          <table:table-cell table:number-columns-repeated="2" office:value-type="string">
            <text:p>|</text:p>
          </table:table-cell>
          <table:table-cell table:formula="of:=[Sheet1.I49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J49]" office:value-type="percentage" office:value="0.980392156862745">
            <text:p>98%</text:p>
          </table:table-cell>
          <table:table-cell office:value-type="string">
            <text:p>|</text:p>
          </table:table-cell>
          <table:table-cell table:formula="of:=[Sheet1.K49]" office:value-type="percentage" office:value="0.941176470588235">
            <text:p>94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49]); 0; [Sheet1.L49])" office:value-type="float" office:value="48">
            <text:p>48</text:p>
          </table:table-cell>
          <table:table-cell office:value-type="string">
            <text:p>|</text:p>
          </table:table-cell>
          <table:table-cell table:formula="of:=IF(ISERROR([Sheet1.M49]);0;[Sheet1.M49])" office:value-type="percentage" office:value="0.0588235294117647">
            <text:p>6%</text:p>
          </table:table-cell>
          <table:table-cell office:value-type="string">
            <text:p>|</text:p>
          </table:table-cell>
          <table:table-cell table:formula="of:=[Sheet1.N49]" office:value-type="percentage" office:value="0.970588235294118">
            <text:p>97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50]" office:value-type="string" office:string-value="forestGreen ">
            <text:p>forestGreen </text:p>
          </table:table-cell>
          <table:table-cell office:value-type="string">
            <text:p>|</text:p>
          </table:table-cell>
          <table:table-cell table:formula="of:=[Sheet1.E50]" office:value-type="string" office:string-value="#228b22 ">
            <text:p>#228b22 </text:p>
          </table:table-cell>
          <table:table-cell table:number-columns-repeated="2" office:value-type="string">
            <text:p>|</text:p>
          </table:table-cell>
          <table:table-cell table:formula="of:=[Sheet1.F50]" office:value-type="float" office:value="34">
            <text:p>34</text:p>
          </table:table-cell>
          <table:table-cell office:value-type="string">
            <text:p>|</text:p>
          </table:table-cell>
          <table:table-cell table:formula="of:=[Sheet1.G50]" office:value-type="float" office:value="139">
            <text:p>139</text:p>
          </table:table-cell>
          <table:table-cell office:value-type="string">
            <text:p>|</text:p>
          </table:table-cell>
          <table:table-cell table:formula="of:=[Sheet1.H50]" office:value-type="float" office:value="34">
            <text:p>34</text:p>
          </table:table-cell>
          <table:table-cell table:number-columns-repeated="2" office:value-type="string">
            <text:p>|</text:p>
          </table:table-cell>
          <table:table-cell table:formula="of:=[Sheet1.I50]" office:value-type="percentage" office:value="0.133333333333333">
            <text:p>13%</text:p>
          </table:table-cell>
          <table:table-cell office:value-type="string">
            <text:p>|</text:p>
          </table:table-cell>
          <table:table-cell table:formula="of:=[Sheet1.J50]" office:value-type="percentage" office:value="0.545098039215686">
            <text:p>55%</text:p>
          </table:table-cell>
          <table:table-cell office:value-type="string">
            <text:p>|</text:p>
          </table:table-cell>
          <table:table-cell table:formula="of:=[Sheet1.K50]" office:value-type="percentage" office:value="0.133333333333333">
            <text:p>13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50]); 0; [Sheet1.L50])" office:value-type="float" office:value="120">
            <text:p>120</text:p>
          </table:table-cell>
          <table:table-cell office:value-type="string">
            <text:p>|</text:p>
          </table:table-cell>
          <table:table-cell table:formula="of:=IF(ISERROR([Sheet1.M50]);0;[Sheet1.M50])" office:value-type="percentage" office:value="0.755395683453237">
            <text:p>76%</text:p>
          </table:table-cell>
          <table:table-cell office:value-type="string">
            <text:p>|</text:p>
          </table:table-cell>
          <table:table-cell table:formula="of:=[Sheet1.N50]" office:value-type="percentage" office:value="0.33921568627451">
            <text:p>34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51]" office:value-type="string" office:string-value="fuchsia ">
            <text:p>fuchsia </text:p>
          </table:table-cell>
          <table:table-cell office:value-type="string">
            <text:p>|</text:p>
          </table:table-cell>
          <table:table-cell table:formula="of:=[Sheet1.E51]" office:value-type="string" office:string-value="#ff00ff ">
            <text:p>#ff00ff </text:p>
          </table:table-cell>
          <table:table-cell table:number-columns-repeated="2" office:value-type="string">
            <text:p>|</text:p>
          </table:table-cell>
          <table:table-cell table:formula="of:=[Sheet1.F51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G51]" office:value-type="float" office:value="0">
            <text:p>0</text:p>
          </table:table-cell>
          <table:table-cell office:value-type="string">
            <text:p>|</text:p>
          </table:table-cell>
          <table:table-cell table:formula="of:=[Sheet1.H51]" office:value-type="float" office:value="255">
            <text:p>255</text:p>
          </table:table-cell>
          <table:table-cell table:number-columns-repeated="2" office:value-type="string">
            <text:p>|</text:p>
          </table:table-cell>
          <table:table-cell table:formula="of:=[Sheet1.I51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J51]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K51]" office:value-type="percentage" office:value="1">
            <text:p>10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51]); 0; [Sheet1.L51])" office:value-type="float" office:value="300">
            <text:p>300</text:p>
          </table:table-cell>
          <table:table-cell office:value-type="string">
            <text:p>|</text:p>
          </table:table-cell>
          <table:table-cell table:formula="of:=IF(ISERROR([Sheet1.M51]);0;[Sheet1.M51])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N51]" office:value-type="percentage" office:value="0.5">
            <text:p>5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52]" office:value-type="string" office:string-value="gainsboro ">
            <text:p>gainsboro </text:p>
          </table:table-cell>
          <table:table-cell office:value-type="string">
            <text:p>|</text:p>
          </table:table-cell>
          <table:table-cell table:formula="of:=[Sheet1.E52]" office:value-type="string" office:string-value="#dcdcdc ">
            <text:p>#dcdcdc </text:p>
          </table:table-cell>
          <table:table-cell table:number-columns-repeated="2" office:value-type="string">
            <text:p>|</text:p>
          </table:table-cell>
          <table:table-cell table:formula="of:=[Sheet1.F52]" office:value-type="float" office:value="220">
            <text:p>220</text:p>
          </table:table-cell>
          <table:table-cell office:value-type="string">
            <text:p>|</text:p>
          </table:table-cell>
          <table:table-cell table:formula="of:=[Sheet1.G52]" office:value-type="float" office:value="220">
            <text:p>220</text:p>
          </table:table-cell>
          <table:table-cell office:value-type="string">
            <text:p>|</text:p>
          </table:table-cell>
          <table:table-cell table:formula="of:=[Sheet1.H52]" office:value-type="float" office:value="220">
            <text:p>220</text:p>
          </table:table-cell>
          <table:table-cell table:number-columns-repeated="2" office:value-type="string">
            <text:p>|</text:p>
          </table:table-cell>
          <table:table-cell table:formula="of:=[Sheet1.I52]" office:value-type="percentage" office:value="0.862745098039216">
            <text:p>86%</text:p>
          </table:table-cell>
          <table:table-cell office:value-type="string">
            <text:p>|</text:p>
          </table:table-cell>
          <table:table-cell table:formula="of:=[Sheet1.J52]" office:value-type="percentage" office:value="0.862745098039216">
            <text:p>86%</text:p>
          </table:table-cell>
          <table:table-cell office:value-type="string">
            <text:p>|</text:p>
          </table:table-cell>
          <table:table-cell table:formula="of:=[Sheet1.K52]" office:value-type="percentage" office:value="0.862745098039216">
            <text:p>86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52]); 0; [Sheet1.L52])" office:value-type="float" office:value="0">
            <text:p>0</text:p>
          </table:table-cell>
          <table:table-cell office:value-type="string">
            <text:p>|</text:p>
          </table:table-cell>
          <table:table-cell table:formula="of:=IF(ISERROR([Sheet1.M52]);0;[Sheet1.M52])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N52]" office:value-type="percentage" office:value="0.862745098039216">
            <text:p>86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53]" office:value-type="string" office:string-value="ghostWhite ">
            <text:p>ghostWhite </text:p>
          </table:table-cell>
          <table:table-cell office:value-type="string">
            <text:p>|</text:p>
          </table:table-cell>
          <table:table-cell table:formula="of:=[Sheet1.E53]" office:value-type="string" office:string-value="#f8f8ff ">
            <text:p>#f8f8ff </text:p>
          </table:table-cell>
          <table:table-cell table:number-columns-repeated="2" office:value-type="string">
            <text:p>|</text:p>
          </table:table-cell>
          <table:table-cell table:formula="of:=[Sheet1.F53]" office:value-type="float" office:value="248">
            <text:p>248</text:p>
          </table:table-cell>
          <table:table-cell office:value-type="string">
            <text:p>|</text:p>
          </table:table-cell>
          <table:table-cell table:formula="of:=[Sheet1.G53]" office:value-type="float" office:value="248">
            <text:p>248</text:p>
          </table:table-cell>
          <table:table-cell office:value-type="string">
            <text:p>|</text:p>
          </table:table-cell>
          <table:table-cell table:formula="of:=[Sheet1.H53]" office:value-type="float" office:value="255">
            <text:p>255</text:p>
          </table:table-cell>
          <table:table-cell table:number-columns-repeated="2" office:value-type="string">
            <text:p>|</text:p>
          </table:table-cell>
          <table:table-cell table:formula="of:=[Sheet1.I53]" office:value-type="percentage" office:value="0.972549019607843">
            <text:p>97%</text:p>
          </table:table-cell>
          <table:table-cell office:value-type="string">
            <text:p>|</text:p>
          </table:table-cell>
          <table:table-cell table:formula="of:=[Sheet1.J53]" office:value-type="percentage" office:value="0.972549019607843">
            <text:p>97%</text:p>
          </table:table-cell>
          <table:table-cell office:value-type="string">
            <text:p>|</text:p>
          </table:table-cell>
          <table:table-cell table:formula="of:=[Sheet1.K53]" office:value-type="percentage" office:value="1">
            <text:p>10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53]); 0; [Sheet1.L53])" office:value-type="float" office:value="240">
            <text:p>240</text:p>
          </table:table-cell>
          <table:table-cell office:value-type="string">
            <text:p>|</text:p>
          </table:table-cell>
          <table:table-cell table:formula="of:=IF(ISERROR([Sheet1.M53]);0;[Sheet1.M53])" office:value-type="percentage" office:value="0.0274509803921569">
            <text:p>3%</text:p>
          </table:table-cell>
          <table:table-cell office:value-type="string">
            <text:p>|</text:p>
          </table:table-cell>
          <table:table-cell table:formula="of:=[Sheet1.N53]" office:value-type="percentage" office:value="0.986274509803922">
            <text:p>99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54]" office:value-type="string" office:string-value="gold ">
            <text:p>gold </text:p>
          </table:table-cell>
          <table:table-cell office:value-type="string">
            <text:p>|</text:p>
          </table:table-cell>
          <table:table-cell table:formula="of:=[Sheet1.E54]" office:value-type="string" office:string-value="#ffd700 ">
            <text:p>#ffd700 </text:p>
          </table:table-cell>
          <table:table-cell table:number-columns-repeated="2" office:value-type="string">
            <text:p>|</text:p>
          </table:table-cell>
          <table:table-cell table:formula="of:=[Sheet1.F54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G54]" office:value-type="float" office:value="215">
            <text:p>215</text:p>
          </table:table-cell>
          <table:table-cell office:value-type="string">
            <text:p>|</text:p>
          </table:table-cell>
          <table:table-cell table:formula="of:=[Sheet1.H54]" office:value-type="float" office:value="0">
            <text:p>0</text:p>
          </table:table-cell>
          <table:table-cell table:number-columns-repeated="2" office:value-type="string">
            <text:p>|</text:p>
          </table:table-cell>
          <table:table-cell table:formula="of:=[Sheet1.I54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J54]" office:value-type="percentage" office:value="0.843137254901961">
            <text:p>84%</text:p>
          </table:table-cell>
          <table:table-cell office:value-type="string">
            <text:p>|</text:p>
          </table:table-cell>
          <table:table-cell table:formula="of:=[Sheet1.K54]" office:value-type="percentage" office:value="0">
            <text:p>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54]); 0; [Sheet1.L54])" office:value-type="float" office:value="54.8936170212766">
            <text:p>55</text:p>
          </table:table-cell>
          <table:table-cell office:value-type="string">
            <text:p>|</text:p>
          </table:table-cell>
          <table:table-cell table:formula="of:=IF(ISERROR([Sheet1.M54]);0;[Sheet1.M54])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N54]" office:value-type="percentage" office:value="0.5">
            <text:p>5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55]" office:value-type="string" office:string-value="goldenrod ">
            <text:p>goldenrod </text:p>
          </table:table-cell>
          <table:table-cell office:value-type="string">
            <text:p>|</text:p>
          </table:table-cell>
          <table:table-cell table:formula="of:=[Sheet1.E55]" office:value-type="string" office:string-value="#daa520 ">
            <text:p>#daa520 </text:p>
          </table:table-cell>
          <table:table-cell table:number-columns-repeated="2" office:value-type="string">
            <text:p>|</text:p>
          </table:table-cell>
          <table:table-cell table:formula="of:=[Sheet1.F55]" office:value-type="float" office:value="218">
            <text:p>218</text:p>
          </table:table-cell>
          <table:table-cell office:value-type="string">
            <text:p>|</text:p>
          </table:table-cell>
          <table:table-cell table:formula="of:=[Sheet1.G55]" office:value-type="float" office:value="165">
            <text:p>165</text:p>
          </table:table-cell>
          <table:table-cell office:value-type="string">
            <text:p>|</text:p>
          </table:table-cell>
          <table:table-cell table:formula="of:=[Sheet1.H55]" office:value-type="float" office:value="32">
            <text:p>32</text:p>
          </table:table-cell>
          <table:table-cell table:number-columns-repeated="2" office:value-type="string">
            <text:p>|</text:p>
          </table:table-cell>
          <table:table-cell table:formula="of:=[Sheet1.I55]" office:value-type="percentage" office:value="0.854901960784314">
            <text:p>85%</text:p>
          </table:table-cell>
          <table:table-cell office:value-type="string">
            <text:p>|</text:p>
          </table:table-cell>
          <table:table-cell table:formula="of:=[Sheet1.J55]" office:value-type="percentage" office:value="0.647058823529412">
            <text:p>65%</text:p>
          </table:table-cell>
          <table:table-cell office:value-type="string">
            <text:p>|</text:p>
          </table:table-cell>
          <table:table-cell table:formula="of:=[Sheet1.K55]" office:value-type="percentage" office:value="0.125490196078431">
            <text:p>13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55]); 0; [Sheet1.L55])" office:value-type="float" office:value="50.0313479623824">
            <text:p>50</text:p>
          </table:table-cell>
          <table:table-cell office:value-type="string">
            <text:p>|</text:p>
          </table:table-cell>
          <table:table-cell table:formula="of:=IF(ISERROR([Sheet1.M55]);0;[Sheet1.M55])" office:value-type="percentage" office:value="0.853211009174312">
            <text:p>85%</text:p>
          </table:table-cell>
          <table:table-cell office:value-type="string">
            <text:p>|</text:p>
          </table:table-cell>
          <table:table-cell table:formula="of:=[Sheet1.N55]" office:value-type="percentage" office:value="0.490196078431373">
            <text:p>49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56]" office:value-type="string" office:string-value="gray ">
            <text:p>gray </text:p>
          </table:table-cell>
          <table:table-cell office:value-type="string">
            <text:p>|</text:p>
          </table:table-cell>
          <table:table-cell table:formula="of:=[Sheet1.E56]" office:value-type="string" office:string-value="#808080 ">
            <text:p>#808080 </text:p>
          </table:table-cell>
          <table:table-cell table:number-columns-repeated="2" office:value-type="string">
            <text:p>|</text:p>
          </table:table-cell>
          <table:table-cell table:formula="of:=[Sheet1.F56]" office:value-type="float" office:value="128">
            <text:p>128</text:p>
          </table:table-cell>
          <table:table-cell office:value-type="string">
            <text:p>|</text:p>
          </table:table-cell>
          <table:table-cell table:formula="of:=[Sheet1.G56]" office:value-type="float" office:value="128">
            <text:p>128</text:p>
          </table:table-cell>
          <table:table-cell office:value-type="string">
            <text:p>|</text:p>
          </table:table-cell>
          <table:table-cell table:formula="of:=[Sheet1.H56]" office:value-type="float" office:value="128">
            <text:p>128</text:p>
          </table:table-cell>
          <table:table-cell table:number-columns-repeated="2" office:value-type="string">
            <text:p>|</text:p>
          </table:table-cell>
          <table:table-cell table:formula="of:=[Sheet1.I56]" office:value-type="percentage" office:value="0.501960784313726">
            <text:p>50%</text:p>
          </table:table-cell>
          <table:table-cell office:value-type="string">
            <text:p>|</text:p>
          </table:table-cell>
          <table:table-cell table:formula="of:=[Sheet1.J56]" office:value-type="percentage" office:value="0.501960784313726">
            <text:p>50%</text:p>
          </table:table-cell>
          <table:table-cell office:value-type="string">
            <text:p>|</text:p>
          </table:table-cell>
          <table:table-cell table:formula="of:=[Sheet1.K56]" office:value-type="percentage" office:value="0.501960784313726">
            <text:p>5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56]); 0; [Sheet1.L56])" office:value-type="float" office:value="0">
            <text:p>0</text:p>
          </table:table-cell>
          <table:table-cell office:value-type="string">
            <text:p>|</text:p>
          </table:table-cell>
          <table:table-cell table:formula="of:=IF(ISERROR([Sheet1.M56]);0;[Sheet1.M56])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N56]" office:value-type="percentage" office:value="0.501960784313726">
            <text:p>5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57]" office:value-type="string" office:string-value="green ">
            <text:p>green </text:p>
          </table:table-cell>
          <table:table-cell office:value-type="string">
            <text:p>|</text:p>
          </table:table-cell>
          <table:table-cell table:formula="of:=[Sheet1.E57]" office:value-type="string" office:string-value="#008000 ">
            <text:p>#008000 </text:p>
          </table:table-cell>
          <table:table-cell table:number-columns-repeated="2" office:value-type="string">
            <text:p>|</text:p>
          </table:table-cell>
          <table:table-cell table:formula="of:=[Sheet1.F57]" office:value-type="float" office:value="0">
            <text:p>0</text:p>
          </table:table-cell>
          <table:table-cell office:value-type="string">
            <text:p>|</text:p>
          </table:table-cell>
          <table:table-cell table:formula="of:=[Sheet1.G57]" office:value-type="float" office:value="128">
            <text:p>128</text:p>
          </table:table-cell>
          <table:table-cell office:value-type="string">
            <text:p>|</text:p>
          </table:table-cell>
          <table:table-cell table:formula="of:=[Sheet1.H57]" office:value-type="float" office:value="0">
            <text:p>0</text:p>
          </table:table-cell>
          <table:table-cell table:number-columns-repeated="2" office:value-type="string">
            <text:p>|</text:p>
          </table:table-cell>
          <table:table-cell table:formula="of:=[Sheet1.I57]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J57]" office:value-type="percentage" office:value="0.501960784313726">
            <text:p>50%</text:p>
          </table:table-cell>
          <table:table-cell office:value-type="string">
            <text:p>|</text:p>
          </table:table-cell>
          <table:table-cell table:formula="of:=[Sheet1.K57]" office:value-type="percentage" office:value="0">
            <text:p>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57]); 0; [Sheet1.L57])" office:value-type="float" office:value="120">
            <text:p>120</text:p>
          </table:table-cell>
          <table:table-cell office:value-type="string">
            <text:p>|</text:p>
          </table:table-cell>
          <table:table-cell table:formula="of:=IF(ISERROR([Sheet1.M57]);0;[Sheet1.M57])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N57]" office:value-type="percentage" office:value="0.250980392156863">
            <text:p>25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58]" office:value-type="string" office:string-value="greenYellow ">
            <text:p>greenYellow </text:p>
          </table:table-cell>
          <table:table-cell office:value-type="string">
            <text:p>|</text:p>
          </table:table-cell>
          <table:table-cell table:formula="of:=[Sheet1.E58]" office:value-type="string" office:string-value="#adff2f ">
            <text:p>#adff2f </text:p>
          </table:table-cell>
          <table:table-cell table:number-columns-repeated="2" office:value-type="string">
            <text:p>|</text:p>
          </table:table-cell>
          <table:table-cell table:formula="of:=[Sheet1.F58]" office:value-type="float" office:value="173">
            <text:p>173</text:p>
          </table:table-cell>
          <table:table-cell office:value-type="string">
            <text:p>|</text:p>
          </table:table-cell>
          <table:table-cell table:formula="of:=[Sheet1.G58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H58]" office:value-type="float" office:value="47">
            <text:p>47</text:p>
          </table:table-cell>
          <table:table-cell table:number-columns-repeated="2" office:value-type="string">
            <text:p>|</text:p>
          </table:table-cell>
          <table:table-cell table:formula="of:=[Sheet1.I58]" office:value-type="percentage" office:value="0.67843137254902">
            <text:p>68%</text:p>
          </table:table-cell>
          <table:table-cell office:value-type="string">
            <text:p>|</text:p>
          </table:table-cell>
          <table:table-cell table:formula="of:=[Sheet1.J58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K58]" office:value-type="percentage" office:value="0.184313725490196">
            <text:p>18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58]); 0; [Sheet1.L58])" office:value-type="float" office:value="74.7305389221557">
            <text:p>75</text:p>
          </table:table-cell>
          <table:table-cell office:value-type="string">
            <text:p>|</text:p>
          </table:table-cell>
          <table:table-cell table:formula="of:=IF(ISERROR([Sheet1.M58]);0;[Sheet1.M58])" office:value-type="percentage" office:value="0.815686274509804">
            <text:p>82%</text:p>
          </table:table-cell>
          <table:table-cell office:value-type="string">
            <text:p>|</text:p>
          </table:table-cell>
          <table:table-cell table:formula="of:=[Sheet1.N58]" office:value-type="percentage" office:value="0.592156862745098">
            <text:p>59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59]" office:value-type="string" office:string-value="grey ">
            <text:p>grey </text:p>
          </table:table-cell>
          <table:table-cell office:value-type="string">
            <text:p>|</text:p>
          </table:table-cell>
          <table:table-cell table:formula="of:=[Sheet1.E59]" office:value-type="string" office:string-value="#808080 ">
            <text:p>#808080 </text:p>
          </table:table-cell>
          <table:table-cell table:number-columns-repeated="2" office:value-type="string">
            <text:p>|</text:p>
          </table:table-cell>
          <table:table-cell table:formula="of:=[Sheet1.F59]" office:value-type="float" office:value="128">
            <text:p>128</text:p>
          </table:table-cell>
          <table:table-cell office:value-type="string">
            <text:p>|</text:p>
          </table:table-cell>
          <table:table-cell table:formula="of:=[Sheet1.G59]" office:value-type="float" office:value="128">
            <text:p>128</text:p>
          </table:table-cell>
          <table:table-cell office:value-type="string">
            <text:p>|</text:p>
          </table:table-cell>
          <table:table-cell table:formula="of:=[Sheet1.H59]" office:value-type="float" office:value="128">
            <text:p>128</text:p>
          </table:table-cell>
          <table:table-cell table:number-columns-repeated="2" office:value-type="string">
            <text:p>|</text:p>
          </table:table-cell>
          <table:table-cell table:formula="of:=[Sheet1.I59]" office:value-type="percentage" office:value="0.501960784313726">
            <text:p>50%</text:p>
          </table:table-cell>
          <table:table-cell office:value-type="string">
            <text:p>|</text:p>
          </table:table-cell>
          <table:table-cell table:formula="of:=[Sheet1.J59]" office:value-type="percentage" office:value="0.501960784313726">
            <text:p>50%</text:p>
          </table:table-cell>
          <table:table-cell office:value-type="string">
            <text:p>|</text:p>
          </table:table-cell>
          <table:table-cell table:formula="of:=[Sheet1.K59]" office:value-type="percentage" office:value="0.501960784313726">
            <text:p>5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59]); 0; [Sheet1.L59])" office:value-type="float" office:value="0">
            <text:p>0</text:p>
          </table:table-cell>
          <table:table-cell office:value-type="string">
            <text:p>|</text:p>
          </table:table-cell>
          <table:table-cell table:formula="of:=IF(ISERROR([Sheet1.M59]);0;[Sheet1.M59])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N59]" office:value-type="percentage" office:value="0.501960784313726">
            <text:p>5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60]" office:value-type="string" office:string-value="honeydew ">
            <text:p>honeydew </text:p>
          </table:table-cell>
          <table:table-cell office:value-type="string">
            <text:p>|</text:p>
          </table:table-cell>
          <table:table-cell table:formula="of:=[Sheet1.E60]" office:value-type="string" office:string-value="#f0fff0 ">
            <text:p>#f0fff0 </text:p>
          </table:table-cell>
          <table:table-cell table:number-columns-repeated="2" office:value-type="string">
            <text:p>|</text:p>
          </table:table-cell>
          <table:table-cell table:formula="of:=[Sheet1.F60]" office:value-type="float" office:value="240">
            <text:p>240</text:p>
          </table:table-cell>
          <table:table-cell office:value-type="string">
            <text:p>|</text:p>
          </table:table-cell>
          <table:table-cell table:formula="of:=[Sheet1.G60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H60]" office:value-type="float" office:value="240">
            <text:p>240</text:p>
          </table:table-cell>
          <table:table-cell table:number-columns-repeated="2" office:value-type="string">
            <text:p>|</text:p>
          </table:table-cell>
          <table:table-cell table:formula="of:=[Sheet1.I60]" office:value-type="percentage" office:value="0.941176470588235">
            <text:p>94%</text:p>
          </table:table-cell>
          <table:table-cell office:value-type="string">
            <text:p>|</text:p>
          </table:table-cell>
          <table:table-cell table:formula="of:=[Sheet1.J60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K60]" office:value-type="percentage" office:value="0.941176470588235">
            <text:p>94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60]); 0; [Sheet1.L60])" office:value-type="float" office:value="120">
            <text:p>120</text:p>
          </table:table-cell>
          <table:table-cell office:value-type="string">
            <text:p>|</text:p>
          </table:table-cell>
          <table:table-cell table:formula="of:=IF(ISERROR([Sheet1.M60]);0;[Sheet1.M60])" office:value-type="percentage" office:value="0.0588235294117647">
            <text:p>6%</text:p>
          </table:table-cell>
          <table:table-cell office:value-type="string">
            <text:p>|</text:p>
          </table:table-cell>
          <table:table-cell table:formula="of:=[Sheet1.N60]" office:value-type="percentage" office:value="0.970588235294118">
            <text:p>97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61]" office:value-type="string" office:string-value="hotPink ">
            <text:p>hotPink </text:p>
          </table:table-cell>
          <table:table-cell office:value-type="string">
            <text:p>|</text:p>
          </table:table-cell>
          <table:table-cell table:formula="of:=[Sheet1.E61]" office:value-type="string" office:string-value="#ff69b4 ">
            <text:p>#ff69b4 </text:p>
          </table:table-cell>
          <table:table-cell table:number-columns-repeated="2" office:value-type="string">
            <text:p>|</text:p>
          </table:table-cell>
          <table:table-cell table:formula="of:=[Sheet1.F61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G61]" office:value-type="float" office:value="105">
            <text:p>105</text:p>
          </table:table-cell>
          <table:table-cell office:value-type="string">
            <text:p>|</text:p>
          </table:table-cell>
          <table:table-cell table:formula="of:=[Sheet1.H61]" office:value-type="float" office:value="180">
            <text:p>180</text:p>
          </table:table-cell>
          <table:table-cell table:number-columns-repeated="2" office:value-type="string">
            <text:p>|</text:p>
          </table:table-cell>
          <table:table-cell table:formula="of:=[Sheet1.I61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J61]" office:value-type="percentage" office:value="0.411764705882353">
            <text:p>41%</text:p>
          </table:table-cell>
          <table:table-cell office:value-type="string">
            <text:p>|</text:p>
          </table:table-cell>
          <table:table-cell table:formula="of:=[Sheet1.K61]" office:value-type="percentage" office:value="0.705882352941176">
            <text:p>71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61]); 0; [Sheet1.L61])" office:value-type="float" office:value="320">
            <text:p>320</text:p>
          </table:table-cell>
          <table:table-cell office:value-type="string">
            <text:p>|</text:p>
          </table:table-cell>
          <table:table-cell table:formula="of:=IF(ISERROR([Sheet1.M61]);0;[Sheet1.M61])" office:value-type="percentage" office:value="0.588235294117647">
            <text:p>59%</text:p>
          </table:table-cell>
          <table:table-cell office:value-type="string">
            <text:p>|</text:p>
          </table:table-cell>
          <table:table-cell table:formula="of:=[Sheet1.N61]" office:value-type="percentage" office:value="0.705882352941176">
            <text:p>71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62]" office:value-type="string" office:string-value="indianRed ">
            <text:p>indianRed </text:p>
          </table:table-cell>
          <table:table-cell office:value-type="string">
            <text:p>|</text:p>
          </table:table-cell>
          <table:table-cell table:formula="of:=[Sheet1.E62]" office:value-type="string" office:string-value="#cd5c5c ">
            <text:p>#cd5c5c </text:p>
          </table:table-cell>
          <table:table-cell table:number-columns-repeated="2" office:value-type="string">
            <text:p>|</text:p>
          </table:table-cell>
          <table:table-cell table:formula="of:=[Sheet1.F62]" office:value-type="float" office:value="205">
            <text:p>205</text:p>
          </table:table-cell>
          <table:table-cell office:value-type="string">
            <text:p>|</text:p>
          </table:table-cell>
          <table:table-cell table:formula="of:=[Sheet1.G62]" office:value-type="float" office:value="92">
            <text:p>92</text:p>
          </table:table-cell>
          <table:table-cell office:value-type="string">
            <text:p>|</text:p>
          </table:table-cell>
          <table:table-cell table:formula="of:=[Sheet1.H62]" office:value-type="float" office:value="92">
            <text:p>92</text:p>
          </table:table-cell>
          <table:table-cell table:number-columns-repeated="2" office:value-type="string">
            <text:p>|</text:p>
          </table:table-cell>
          <table:table-cell table:formula="of:=[Sheet1.I62]" office:value-type="percentage" office:value="0.803921568627451">
            <text:p>80%</text:p>
          </table:table-cell>
          <table:table-cell office:value-type="string">
            <text:p>|</text:p>
          </table:table-cell>
          <table:table-cell table:formula="of:=[Sheet1.J62]" office:value-type="percentage" office:value="0.36078431372549">
            <text:p>36%</text:p>
          </table:table-cell>
          <table:table-cell office:value-type="string">
            <text:p>|</text:p>
          </table:table-cell>
          <table:table-cell table:formula="of:=[Sheet1.K62]" office:value-type="percentage" office:value="0.36078431372549">
            <text:p>36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62]); 0; [Sheet1.L62])" office:value-type="float" office:value="360">
            <text:p>360</text:p>
          </table:table-cell>
          <table:table-cell office:value-type="string">
            <text:p>|</text:p>
          </table:table-cell>
          <table:table-cell table:formula="of:=IF(ISERROR([Sheet1.M62]);0;[Sheet1.M62])" office:value-type="percentage" office:value="0.551219512195122">
            <text:p>55%</text:p>
          </table:table-cell>
          <table:table-cell office:value-type="string">
            <text:p>|</text:p>
          </table:table-cell>
          <table:table-cell table:formula="of:=[Sheet1.N62]" office:value-type="percentage" office:value="0.582352941176471">
            <text:p>58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63]" office:value-type="string" office:string-value="indigo ">
            <text:p>indigo </text:p>
          </table:table-cell>
          <table:table-cell office:value-type="string">
            <text:p>|</text:p>
          </table:table-cell>
          <table:table-cell table:formula="of:=[Sheet1.E63]" office:value-type="string" office:string-value="#4b0082 ">
            <text:p>#4b0082 </text:p>
          </table:table-cell>
          <table:table-cell table:number-columns-repeated="2" office:value-type="string">
            <text:p>|</text:p>
          </table:table-cell>
          <table:table-cell table:formula="of:=[Sheet1.F63]" office:value-type="float" office:value="75">
            <text:p>75</text:p>
          </table:table-cell>
          <table:table-cell office:value-type="string">
            <text:p>|</text:p>
          </table:table-cell>
          <table:table-cell table:formula="of:=[Sheet1.G63]" office:value-type="float" office:value="0">
            <text:p>0</text:p>
          </table:table-cell>
          <table:table-cell office:value-type="string">
            <text:p>|</text:p>
          </table:table-cell>
          <table:table-cell table:formula="of:=[Sheet1.H63]" office:value-type="float" office:value="130">
            <text:p>130</text:p>
          </table:table-cell>
          <table:table-cell table:number-columns-repeated="2" office:value-type="string">
            <text:p>|</text:p>
          </table:table-cell>
          <table:table-cell table:formula="of:=[Sheet1.I63]" office:value-type="percentage" office:value="0.294117647058823">
            <text:p>29%</text:p>
          </table:table-cell>
          <table:table-cell office:value-type="string">
            <text:p>|</text:p>
          </table:table-cell>
          <table:table-cell table:formula="of:=[Sheet1.J63]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K63]" office:value-type="percentage" office:value="0.509803921568627">
            <text:p>51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63]); 0; [Sheet1.L63])" office:value-type="float" office:value="283.90243902439">
            <text:p>284</text:p>
          </table:table-cell>
          <table:table-cell office:value-type="string">
            <text:p>|</text:p>
          </table:table-cell>
          <table:table-cell table:formula="of:=IF(ISERROR([Sheet1.M63]);0;[Sheet1.M63])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N63]" office:value-type="percentage" office:value="0.254901960784314">
            <text:p>25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64]" office:value-type="string" office:string-value="ivory ">
            <text:p>ivory </text:p>
          </table:table-cell>
          <table:table-cell office:value-type="string">
            <text:p>|</text:p>
          </table:table-cell>
          <table:table-cell table:formula="of:=[Sheet1.E64]" office:value-type="string" office:string-value="#fffff0 ">
            <text:p>#fffff0 </text:p>
          </table:table-cell>
          <table:table-cell table:number-columns-repeated="2" office:value-type="string">
            <text:p>|</text:p>
          </table:table-cell>
          <table:table-cell table:formula="of:=[Sheet1.F64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G64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H64]" office:value-type="float" office:value="240">
            <text:p>240</text:p>
          </table:table-cell>
          <table:table-cell table:number-columns-repeated="2" office:value-type="string">
            <text:p>|</text:p>
          </table:table-cell>
          <table:table-cell table:formula="of:=[Sheet1.I64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J64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K64]" office:value-type="percentage" office:value="0.941176470588235">
            <text:p>94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64]); 0; [Sheet1.L64])" office:value-type="float" office:value="60">
            <text:p>60</text:p>
          </table:table-cell>
          <table:table-cell office:value-type="string">
            <text:p>|</text:p>
          </table:table-cell>
          <table:table-cell table:formula="of:=IF(ISERROR([Sheet1.M64]);0;[Sheet1.M64])" office:value-type="percentage" office:value="0.0588235294117647">
            <text:p>6%</text:p>
          </table:table-cell>
          <table:table-cell office:value-type="string">
            <text:p>|</text:p>
          </table:table-cell>
          <table:table-cell table:formula="of:=[Sheet1.N64]" office:value-type="percentage" office:value="0.970588235294118">
            <text:p>97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65]" office:value-type="string" office:string-value="khaki ">
            <text:p>khaki </text:p>
          </table:table-cell>
          <table:table-cell office:value-type="string">
            <text:p>|</text:p>
          </table:table-cell>
          <table:table-cell table:formula="of:=[Sheet1.E65]" office:value-type="string" office:string-value="#f0e68c ">
            <text:p>#f0e68c </text:p>
          </table:table-cell>
          <table:table-cell table:number-columns-repeated="2" office:value-type="string">
            <text:p>|</text:p>
          </table:table-cell>
          <table:table-cell table:formula="of:=[Sheet1.F65]" office:value-type="float" office:value="240">
            <text:p>240</text:p>
          </table:table-cell>
          <table:table-cell office:value-type="string">
            <text:p>|</text:p>
          </table:table-cell>
          <table:table-cell table:formula="of:=[Sheet1.G65]" office:value-type="float" office:value="230">
            <text:p>230</text:p>
          </table:table-cell>
          <table:table-cell office:value-type="string">
            <text:p>|</text:p>
          </table:table-cell>
          <table:table-cell table:formula="of:=[Sheet1.H65]" office:value-type="float" office:value="140">
            <text:p>140</text:p>
          </table:table-cell>
          <table:table-cell table:number-columns-repeated="2" office:value-type="string">
            <text:p>|</text:p>
          </table:table-cell>
          <table:table-cell table:formula="of:=[Sheet1.I65]" office:value-type="percentage" office:value="0.941176470588235">
            <text:p>94%</text:p>
          </table:table-cell>
          <table:table-cell office:value-type="string">
            <text:p>|</text:p>
          </table:table-cell>
          <table:table-cell table:formula="of:=[Sheet1.J65]" office:value-type="percentage" office:value="0.901960784313726">
            <text:p>90%</text:p>
          </table:table-cell>
          <table:table-cell office:value-type="string">
            <text:p>|</text:p>
          </table:table-cell>
          <table:table-cell table:formula="of:=[Sheet1.K65]" office:value-type="percentage" office:value="0.549019607843137">
            <text:p>55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65]); 0; [Sheet1.L65])" office:value-type="float" office:value="56.8421052631579">
            <text:p>57</text:p>
          </table:table-cell>
          <table:table-cell office:value-type="string">
            <text:p>|</text:p>
          </table:table-cell>
          <table:table-cell table:formula="of:=IF(ISERROR([Sheet1.M65]);0;[Sheet1.M65])" office:value-type="percentage" office:value="0.416666666666667">
            <text:p>42%</text:p>
          </table:table-cell>
          <table:table-cell office:value-type="string">
            <text:p>|</text:p>
          </table:table-cell>
          <table:table-cell table:formula="of:=[Sheet1.N65]" office:value-type="percentage" office:value="0.745098039215686">
            <text:p>75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66]" office:value-type="string" office:string-value="lavender ">
            <text:p>lavender </text:p>
          </table:table-cell>
          <table:table-cell office:value-type="string">
            <text:p>|</text:p>
          </table:table-cell>
          <table:table-cell table:formula="of:=[Sheet1.E66]" office:value-type="string" office:string-value="#e6e6fa ">
            <text:p>#e6e6fa </text:p>
          </table:table-cell>
          <table:table-cell table:number-columns-repeated="2" office:value-type="string">
            <text:p>|</text:p>
          </table:table-cell>
          <table:table-cell table:formula="of:=[Sheet1.F66]" office:value-type="float" office:value="230">
            <text:p>230</text:p>
          </table:table-cell>
          <table:table-cell office:value-type="string">
            <text:p>|</text:p>
          </table:table-cell>
          <table:table-cell table:formula="of:=[Sheet1.G66]" office:value-type="float" office:value="230">
            <text:p>230</text:p>
          </table:table-cell>
          <table:table-cell office:value-type="string">
            <text:p>|</text:p>
          </table:table-cell>
          <table:table-cell table:formula="of:=[Sheet1.H66]" office:value-type="float" office:value="250">
            <text:p>250</text:p>
          </table:table-cell>
          <table:table-cell table:number-columns-repeated="2" office:value-type="string">
            <text:p>|</text:p>
          </table:table-cell>
          <table:table-cell table:formula="of:=[Sheet1.I66]" office:value-type="percentage" office:value="0.901960784313726">
            <text:p>90%</text:p>
          </table:table-cell>
          <table:table-cell office:value-type="string">
            <text:p>|</text:p>
          </table:table-cell>
          <table:table-cell table:formula="of:=[Sheet1.J66]" office:value-type="percentage" office:value="0.901960784313726">
            <text:p>90%</text:p>
          </table:table-cell>
          <table:table-cell office:value-type="string">
            <text:p>|</text:p>
          </table:table-cell>
          <table:table-cell table:formula="of:=[Sheet1.K66]" office:value-type="percentage" office:value="0.980392156862745">
            <text:p>98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66]); 0; [Sheet1.L66])" office:value-type="float" office:value="240">
            <text:p>240</text:p>
          </table:table-cell>
          <table:table-cell office:value-type="string">
            <text:p>|</text:p>
          </table:table-cell>
          <table:table-cell table:formula="of:=IF(ISERROR([Sheet1.M66]);0;[Sheet1.M66])" office:value-type="percentage" office:value="0.08">
            <text:p>8%</text:p>
          </table:table-cell>
          <table:table-cell office:value-type="string">
            <text:p>|</text:p>
          </table:table-cell>
          <table:table-cell table:formula="of:=[Sheet1.N66]" office:value-type="percentage" office:value="0.941176470588235">
            <text:p>94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67]" office:value-type="string" office:string-value="lavenderBlush ">
            <text:p>lavenderBlush </text:p>
          </table:table-cell>
          <table:table-cell office:value-type="string">
            <text:p>|</text:p>
          </table:table-cell>
          <table:table-cell table:formula="of:=[Sheet1.E67]" office:value-type="string" office:string-value="#fff0f5 ">
            <text:p>#fff0f5 </text:p>
          </table:table-cell>
          <table:table-cell table:number-columns-repeated="2" office:value-type="string">
            <text:p>|</text:p>
          </table:table-cell>
          <table:table-cell table:formula="of:=[Sheet1.F67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G67]" office:value-type="float" office:value="240">
            <text:p>240</text:p>
          </table:table-cell>
          <table:table-cell office:value-type="string">
            <text:p>|</text:p>
          </table:table-cell>
          <table:table-cell table:formula="of:=[Sheet1.H67]" office:value-type="float" office:value="245">
            <text:p>245</text:p>
          </table:table-cell>
          <table:table-cell table:number-columns-repeated="2" office:value-type="string">
            <text:p>|</text:p>
          </table:table-cell>
          <table:table-cell table:formula="of:=[Sheet1.I67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J67]" office:value-type="percentage" office:value="0.941176470588235">
            <text:p>94%</text:p>
          </table:table-cell>
          <table:table-cell office:value-type="string">
            <text:p>|</text:p>
          </table:table-cell>
          <table:table-cell table:formula="of:=[Sheet1.K67]" office:value-type="percentage" office:value="0.96078431372549">
            <text:p>96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67]); 0; [Sheet1.L67])" office:value-type="float" office:value="330">
            <text:p>330</text:p>
          </table:table-cell>
          <table:table-cell office:value-type="string">
            <text:p>|</text:p>
          </table:table-cell>
          <table:table-cell table:formula="of:=IF(ISERROR([Sheet1.M67]);0;[Sheet1.M67])" office:value-type="percentage" office:value="0.0588235294117647">
            <text:p>6%</text:p>
          </table:table-cell>
          <table:table-cell office:value-type="string">
            <text:p>|</text:p>
          </table:table-cell>
          <table:table-cell table:formula="of:=[Sheet1.N67]" office:value-type="percentage" office:value="0.970588235294118">
            <text:p>97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68]" office:value-type="string" office:string-value="lawnGreen ">
            <text:p>lawnGreen </text:p>
          </table:table-cell>
          <table:table-cell office:value-type="string">
            <text:p>|</text:p>
          </table:table-cell>
          <table:table-cell table:formula="of:=[Sheet1.E68]" office:value-type="string" office:string-value="#7cfc00 ">
            <text:p>#7cfc00 </text:p>
          </table:table-cell>
          <table:table-cell table:number-columns-repeated="2" office:value-type="string">
            <text:p>|</text:p>
          </table:table-cell>
          <table:table-cell table:formula="of:=[Sheet1.F68]" office:value-type="float" office:value="124">
            <text:p>124</text:p>
          </table:table-cell>
          <table:table-cell office:value-type="string">
            <text:p>|</text:p>
          </table:table-cell>
          <table:table-cell table:formula="of:=[Sheet1.G68]" office:value-type="float" office:value="252">
            <text:p>252</text:p>
          </table:table-cell>
          <table:table-cell office:value-type="string">
            <text:p>|</text:p>
          </table:table-cell>
          <table:table-cell table:formula="of:=[Sheet1.H68]" office:value-type="float" office:value="0">
            <text:p>0</text:p>
          </table:table-cell>
          <table:table-cell table:number-columns-repeated="2" office:value-type="string">
            <text:p>|</text:p>
          </table:table-cell>
          <table:table-cell table:formula="of:=[Sheet1.I68]" office:value-type="percentage" office:value="0.486274509803922">
            <text:p>49%</text:p>
          </table:table-cell>
          <table:table-cell office:value-type="string">
            <text:p>|</text:p>
          </table:table-cell>
          <table:table-cell table:formula="of:=[Sheet1.J68]" office:value-type="percentage" office:value="0.988235294117647">
            <text:p>99%</text:p>
          </table:table-cell>
          <table:table-cell office:value-type="string">
            <text:p>|</text:p>
          </table:table-cell>
          <table:table-cell table:formula="of:=[Sheet1.K68]" office:value-type="percentage" office:value="0">
            <text:p>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68]); 0; [Sheet1.L68])" office:value-type="float" office:value="80.4255319148936">
            <text:p>80</text:p>
          </table:table-cell>
          <table:table-cell office:value-type="string">
            <text:p>|</text:p>
          </table:table-cell>
          <table:table-cell table:formula="of:=IF(ISERROR([Sheet1.M68]);0;[Sheet1.M68])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N68]" office:value-type="percentage" office:value="0.494117647058824">
            <text:p>49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69]" office:value-type="string" office:string-value="lemonChiffon ">
            <text:p>lemonChiffon </text:p>
          </table:table-cell>
          <table:table-cell office:value-type="string">
            <text:p>|</text:p>
          </table:table-cell>
          <table:table-cell table:formula="of:=[Sheet1.E69]" office:value-type="string" office:string-value="#fffacd ">
            <text:p>#fffacd </text:p>
          </table:table-cell>
          <table:table-cell table:number-columns-repeated="2" office:value-type="string">
            <text:p>|</text:p>
          </table:table-cell>
          <table:table-cell table:formula="of:=[Sheet1.F69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G69]" office:value-type="float" office:value="250">
            <text:p>250</text:p>
          </table:table-cell>
          <table:table-cell office:value-type="string">
            <text:p>|</text:p>
          </table:table-cell>
          <table:table-cell table:formula="of:=[Sheet1.H69]" office:value-type="float" office:value="205">
            <text:p>205</text:p>
          </table:table-cell>
          <table:table-cell table:number-columns-repeated="2" office:value-type="string">
            <text:p>|</text:p>
          </table:table-cell>
          <table:table-cell table:formula="of:=[Sheet1.I69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J69]" office:value-type="percentage" office:value="0.980392156862745">
            <text:p>98%</text:p>
          </table:table-cell>
          <table:table-cell office:value-type="string">
            <text:p>|</text:p>
          </table:table-cell>
          <table:table-cell table:formula="of:=[Sheet1.K69]" office:value-type="percentage" office:value="0.803921568627451">
            <text:p>8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69]); 0; [Sheet1.L69])" office:value-type="float" office:value="56.8421052631579">
            <text:p>57</text:p>
          </table:table-cell>
          <table:table-cell office:value-type="string">
            <text:p>|</text:p>
          </table:table-cell>
          <table:table-cell table:formula="of:=IF(ISERROR([Sheet1.M69]);0;[Sheet1.M69])" office:value-type="percentage" office:value="0.196078431372549">
            <text:p>20%</text:p>
          </table:table-cell>
          <table:table-cell office:value-type="string">
            <text:p>|</text:p>
          </table:table-cell>
          <table:table-cell table:formula="of:=[Sheet1.N69]" office:value-type="percentage" office:value="0.901960784313726">
            <text:p>9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70]" office:value-type="string" office:string-value="lightBlue ">
            <text:p>lightBlue </text:p>
          </table:table-cell>
          <table:table-cell office:value-type="string">
            <text:p>|</text:p>
          </table:table-cell>
          <table:table-cell table:formula="of:=[Sheet1.E70]" office:value-type="string" office:string-value="#add8e6 ">
            <text:p>#add8e6 </text:p>
          </table:table-cell>
          <table:table-cell table:number-columns-repeated="2" office:value-type="string">
            <text:p>|</text:p>
          </table:table-cell>
          <table:table-cell table:formula="of:=[Sheet1.F70]" office:value-type="float" office:value="173">
            <text:p>173</text:p>
          </table:table-cell>
          <table:table-cell office:value-type="string">
            <text:p>|</text:p>
          </table:table-cell>
          <table:table-cell table:formula="of:=[Sheet1.G70]" office:value-type="float" office:value="216">
            <text:p>216</text:p>
          </table:table-cell>
          <table:table-cell office:value-type="string">
            <text:p>|</text:p>
          </table:table-cell>
          <table:table-cell table:formula="of:=[Sheet1.H70]" office:value-type="float" office:value="230">
            <text:p>230</text:p>
          </table:table-cell>
          <table:table-cell table:number-columns-repeated="2" office:value-type="string">
            <text:p>|</text:p>
          </table:table-cell>
          <table:table-cell table:formula="of:=[Sheet1.I70]" office:value-type="percentage" office:value="0.67843137254902">
            <text:p>68%</text:p>
          </table:table-cell>
          <table:table-cell office:value-type="string">
            <text:p>|</text:p>
          </table:table-cell>
          <table:table-cell table:formula="of:=[Sheet1.J70]" office:value-type="percentage" office:value="0.847058823529412">
            <text:p>85%</text:p>
          </table:table-cell>
          <table:table-cell office:value-type="string">
            <text:p>|</text:p>
          </table:table-cell>
          <table:table-cell table:formula="of:=[Sheet1.K70]" office:value-type="percentage" office:value="0.901960784313726">
            <text:p>9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70]); 0; [Sheet1.L70])" office:value-type="float" office:value="188.4">
            <text:p>188</text:p>
          </table:table-cell>
          <table:table-cell office:value-type="string">
            <text:p>|</text:p>
          </table:table-cell>
          <table:table-cell table:formula="of:=IF(ISERROR([Sheet1.M70]);0;[Sheet1.M70])" office:value-type="percentage" office:value="0.247826086956522">
            <text:p>25%</text:p>
          </table:table-cell>
          <table:table-cell office:value-type="string">
            <text:p>|</text:p>
          </table:table-cell>
          <table:table-cell table:formula="of:=[Sheet1.N70]" office:value-type="percentage" office:value="0.790196078431373">
            <text:p>79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71]" office:value-type="string" office:string-value="lightCoral ">
            <text:p>lightCoral </text:p>
          </table:table-cell>
          <table:table-cell office:value-type="string">
            <text:p>|</text:p>
          </table:table-cell>
          <table:table-cell table:formula="of:=[Sheet1.E71]" office:value-type="string" office:string-value="#f08080 ">
            <text:p>#f08080 </text:p>
          </table:table-cell>
          <table:table-cell table:number-columns-repeated="2" office:value-type="string">
            <text:p>|</text:p>
          </table:table-cell>
          <table:table-cell table:formula="of:=[Sheet1.F71]" office:value-type="float" office:value="240">
            <text:p>240</text:p>
          </table:table-cell>
          <table:table-cell office:value-type="string">
            <text:p>|</text:p>
          </table:table-cell>
          <table:table-cell table:formula="of:=[Sheet1.G71]" office:value-type="float" office:value="128">
            <text:p>128</text:p>
          </table:table-cell>
          <table:table-cell office:value-type="string">
            <text:p>|</text:p>
          </table:table-cell>
          <table:table-cell table:formula="of:=[Sheet1.H71]" office:value-type="float" office:value="128">
            <text:p>128</text:p>
          </table:table-cell>
          <table:table-cell table:number-columns-repeated="2" office:value-type="string">
            <text:p>|</text:p>
          </table:table-cell>
          <table:table-cell table:formula="of:=[Sheet1.I71]" office:value-type="percentage" office:value="0.941176470588235">
            <text:p>94%</text:p>
          </table:table-cell>
          <table:table-cell office:value-type="string">
            <text:p>|</text:p>
          </table:table-cell>
          <table:table-cell table:formula="of:=[Sheet1.J71]" office:value-type="percentage" office:value="0.501960784313726">
            <text:p>50%</text:p>
          </table:table-cell>
          <table:table-cell office:value-type="string">
            <text:p>|</text:p>
          </table:table-cell>
          <table:table-cell table:formula="of:=[Sheet1.K71]" office:value-type="percentage" office:value="0.501960784313726">
            <text:p>5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71]); 0; [Sheet1.L71])" office:value-type="float" office:value="360">
            <text:p>360</text:p>
          </table:table-cell>
          <table:table-cell office:value-type="string">
            <text:p>|</text:p>
          </table:table-cell>
          <table:table-cell table:formula="of:=IF(ISERROR([Sheet1.M71]);0;[Sheet1.M71])" office:value-type="percentage" office:value="0.466666666666667">
            <text:p>47%</text:p>
          </table:table-cell>
          <table:table-cell office:value-type="string">
            <text:p>|</text:p>
          </table:table-cell>
          <table:table-cell table:formula="of:=[Sheet1.N71]" office:value-type="percentage" office:value="0.72156862745098">
            <text:p>72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72]" office:value-type="string" office:string-value="lightCyan ">
            <text:p>lightCyan </text:p>
          </table:table-cell>
          <table:table-cell office:value-type="string">
            <text:p>|</text:p>
          </table:table-cell>
          <table:table-cell table:formula="of:=[Sheet1.E72]" office:value-type="string" office:string-value="#e0ffff ">
            <text:p>#e0ffff </text:p>
          </table:table-cell>
          <table:table-cell table:number-columns-repeated="2" office:value-type="string">
            <text:p>|</text:p>
          </table:table-cell>
          <table:table-cell table:formula="of:=[Sheet1.F72]" office:value-type="float" office:value="224">
            <text:p>224</text:p>
          </table:table-cell>
          <table:table-cell office:value-type="string">
            <text:p>|</text:p>
          </table:table-cell>
          <table:table-cell table:formula="of:=[Sheet1.G72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H72]" office:value-type="float" office:value="255">
            <text:p>255</text:p>
          </table:table-cell>
          <table:table-cell table:number-columns-repeated="2" office:value-type="string">
            <text:p>|</text:p>
          </table:table-cell>
          <table:table-cell table:formula="of:=[Sheet1.I72]" office:value-type="percentage" office:value="0.87843137254902">
            <text:p>88%</text:p>
          </table:table-cell>
          <table:table-cell office:value-type="string">
            <text:p>|</text:p>
          </table:table-cell>
          <table:table-cell table:formula="of:=[Sheet1.J72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K72]" office:value-type="percentage" office:value="1">
            <text:p>10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72]); 0; [Sheet1.L72])" office:value-type="float" office:value="180">
            <text:p>180</text:p>
          </table:table-cell>
          <table:table-cell office:value-type="string">
            <text:p>|</text:p>
          </table:table-cell>
          <table:table-cell table:formula="of:=IF(ISERROR([Sheet1.M72]);0;[Sheet1.M72])" office:value-type="percentage" office:value="0.12156862745098">
            <text:p>12%</text:p>
          </table:table-cell>
          <table:table-cell office:value-type="string">
            <text:p>|</text:p>
          </table:table-cell>
          <table:table-cell table:formula="of:=[Sheet1.N72]" office:value-type="percentage" office:value="0.93921568627451">
            <text:p>94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73]" office:value-type="string" office:string-value="lightGoldenrodYellow ">
            <text:p>lightGoldenrodYellow </text:p>
          </table:table-cell>
          <table:table-cell office:value-type="string">
            <text:p>|</text:p>
          </table:table-cell>
          <table:table-cell table:formula="of:=[Sheet1.E73]" office:value-type="string" office:string-value="#fafad2 ">
            <text:p>#fafad2 </text:p>
          </table:table-cell>
          <table:table-cell table:number-columns-repeated="2" office:value-type="string">
            <text:p>|</text:p>
          </table:table-cell>
          <table:table-cell table:formula="of:=[Sheet1.F73]" office:value-type="float" office:value="250">
            <text:p>250</text:p>
          </table:table-cell>
          <table:table-cell office:value-type="string">
            <text:p>|</text:p>
          </table:table-cell>
          <table:table-cell table:formula="of:=[Sheet1.G73]" office:value-type="float" office:value="250">
            <text:p>250</text:p>
          </table:table-cell>
          <table:table-cell office:value-type="string">
            <text:p>|</text:p>
          </table:table-cell>
          <table:table-cell table:formula="of:=[Sheet1.H73]" office:value-type="float" office:value="210">
            <text:p>210</text:p>
          </table:table-cell>
          <table:table-cell table:number-columns-repeated="2" office:value-type="string">
            <text:p>|</text:p>
          </table:table-cell>
          <table:table-cell table:formula="of:=[Sheet1.I73]" office:value-type="percentage" office:value="0.980392156862745">
            <text:p>98%</text:p>
          </table:table-cell>
          <table:table-cell office:value-type="string">
            <text:p>|</text:p>
          </table:table-cell>
          <table:table-cell table:formula="of:=[Sheet1.J73]" office:value-type="percentage" office:value="0.980392156862745">
            <text:p>98%</text:p>
          </table:table-cell>
          <table:table-cell office:value-type="string">
            <text:p>|</text:p>
          </table:table-cell>
          <table:table-cell table:formula="of:=[Sheet1.K73]" office:value-type="percentage" office:value="0.823529411764706">
            <text:p>82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73]); 0; [Sheet1.L73])" office:value-type="float" office:value="60">
            <text:p>60</text:p>
          </table:table-cell>
          <table:table-cell office:value-type="string">
            <text:p>|</text:p>
          </table:table-cell>
          <table:table-cell table:formula="of:=IF(ISERROR([Sheet1.M73]);0;[Sheet1.M73])" office:value-type="percentage" office:value="0.16">
            <text:p>16%</text:p>
          </table:table-cell>
          <table:table-cell office:value-type="string">
            <text:p>|</text:p>
          </table:table-cell>
          <table:table-cell table:formula="of:=[Sheet1.N73]" office:value-type="percentage" office:value="0.901960784313726">
            <text:p>9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74]" office:value-type="string" office:string-value="lightGray ">
            <text:p>lightGray </text:p>
          </table:table-cell>
          <table:table-cell office:value-type="string">
            <text:p>|</text:p>
          </table:table-cell>
          <table:table-cell table:formula="of:=[Sheet1.E74]" office:value-type="string" office:string-value="#d3d3d3 ">
            <text:p>#d3d3d3 </text:p>
          </table:table-cell>
          <table:table-cell table:number-columns-repeated="2" office:value-type="string">
            <text:p>|</text:p>
          </table:table-cell>
          <table:table-cell table:formula="of:=[Sheet1.F74]" office:value-type="float" office:value="211">
            <text:p>211</text:p>
          </table:table-cell>
          <table:table-cell office:value-type="string">
            <text:p>|</text:p>
          </table:table-cell>
          <table:table-cell table:formula="of:=[Sheet1.G74]" office:value-type="float" office:value="211">
            <text:p>211</text:p>
          </table:table-cell>
          <table:table-cell office:value-type="string">
            <text:p>|</text:p>
          </table:table-cell>
          <table:table-cell table:formula="of:=[Sheet1.H74]" office:value-type="float" office:value="211">
            <text:p>211</text:p>
          </table:table-cell>
          <table:table-cell table:number-columns-repeated="2" office:value-type="string">
            <text:p>|</text:p>
          </table:table-cell>
          <table:table-cell table:formula="of:=[Sheet1.I74]" office:value-type="percentage" office:value="0.827450980392157">
            <text:p>83%</text:p>
          </table:table-cell>
          <table:table-cell office:value-type="string">
            <text:p>|</text:p>
          </table:table-cell>
          <table:table-cell table:formula="of:=[Sheet1.J74]" office:value-type="percentage" office:value="0.827450980392157">
            <text:p>83%</text:p>
          </table:table-cell>
          <table:table-cell office:value-type="string">
            <text:p>|</text:p>
          </table:table-cell>
          <table:table-cell table:formula="of:=[Sheet1.K74]" office:value-type="percentage" office:value="0.827450980392157">
            <text:p>83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74]); 0; [Sheet1.L74])" office:value-type="float" office:value="0">
            <text:p>0</text:p>
          </table:table-cell>
          <table:table-cell office:value-type="string">
            <text:p>|</text:p>
          </table:table-cell>
          <table:table-cell table:formula="of:=IF(ISERROR([Sheet1.M74]);0;[Sheet1.M74])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N74]" office:value-type="percentage" office:value="0.827450980392157">
            <text:p>83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75]" office:value-type="string" office:string-value="lightGreen ">
            <text:p>lightGreen </text:p>
          </table:table-cell>
          <table:table-cell office:value-type="string">
            <text:p>|</text:p>
          </table:table-cell>
          <table:table-cell table:formula="of:=[Sheet1.E75]" office:value-type="string" office:string-value="#90ee90 ">
            <text:p>#90ee90 </text:p>
          </table:table-cell>
          <table:table-cell table:number-columns-repeated="2" office:value-type="string">
            <text:p>|</text:p>
          </table:table-cell>
          <table:table-cell table:formula="of:=[Sheet1.F75]" office:value-type="float" office:value="144">
            <text:p>144</text:p>
          </table:table-cell>
          <table:table-cell office:value-type="string">
            <text:p>|</text:p>
          </table:table-cell>
          <table:table-cell table:formula="of:=[Sheet1.G75]" office:value-type="float" office:value="238">
            <text:p>238</text:p>
          </table:table-cell>
          <table:table-cell office:value-type="string">
            <text:p>|</text:p>
          </table:table-cell>
          <table:table-cell table:formula="of:=[Sheet1.H75]" office:value-type="float" office:value="144">
            <text:p>144</text:p>
          </table:table-cell>
          <table:table-cell table:number-columns-repeated="2" office:value-type="string">
            <text:p>|</text:p>
          </table:table-cell>
          <table:table-cell table:formula="of:=[Sheet1.I75]" office:value-type="percentage" office:value="0.564705882352941">
            <text:p>56%</text:p>
          </table:table-cell>
          <table:table-cell office:value-type="string">
            <text:p>|</text:p>
          </table:table-cell>
          <table:table-cell table:formula="of:=[Sheet1.J75]" office:value-type="percentage" office:value="0.933333333333333">
            <text:p>93%</text:p>
          </table:table-cell>
          <table:table-cell office:value-type="string">
            <text:p>|</text:p>
          </table:table-cell>
          <table:table-cell table:formula="of:=[Sheet1.K75]" office:value-type="percentage" office:value="0.564705882352941">
            <text:p>56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75]); 0; [Sheet1.L75])" office:value-type="float" office:value="120">
            <text:p>120</text:p>
          </table:table-cell>
          <table:table-cell office:value-type="string">
            <text:p>|</text:p>
          </table:table-cell>
          <table:table-cell table:formula="of:=IF(ISERROR([Sheet1.M75]);0;[Sheet1.M75])" office:value-type="percentage" office:value="0.394957983193277">
            <text:p>39%</text:p>
          </table:table-cell>
          <table:table-cell office:value-type="string">
            <text:p>|</text:p>
          </table:table-cell>
          <table:table-cell table:formula="of:=[Sheet1.N75]" office:value-type="percentage" office:value="0.749019607843137">
            <text:p>75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76]" office:value-type="string" office:string-value="lightGrey ">
            <text:p>lightGrey </text:p>
          </table:table-cell>
          <table:table-cell office:value-type="string">
            <text:p>|</text:p>
          </table:table-cell>
          <table:table-cell table:formula="of:=[Sheet1.E76]" office:value-type="string" office:string-value="#d3d3d3 ">
            <text:p>#d3d3d3 </text:p>
          </table:table-cell>
          <table:table-cell table:number-columns-repeated="2" office:value-type="string">
            <text:p>|</text:p>
          </table:table-cell>
          <table:table-cell table:formula="of:=[Sheet1.F76]" office:value-type="float" office:value="211">
            <text:p>211</text:p>
          </table:table-cell>
          <table:table-cell office:value-type="string">
            <text:p>|</text:p>
          </table:table-cell>
          <table:table-cell table:formula="of:=[Sheet1.G76]" office:value-type="float" office:value="211">
            <text:p>211</text:p>
          </table:table-cell>
          <table:table-cell office:value-type="string">
            <text:p>|</text:p>
          </table:table-cell>
          <table:table-cell table:formula="of:=[Sheet1.H76]" office:value-type="float" office:value="211">
            <text:p>211</text:p>
          </table:table-cell>
          <table:table-cell table:number-columns-repeated="2" office:value-type="string">
            <text:p>|</text:p>
          </table:table-cell>
          <table:table-cell table:formula="of:=[Sheet1.I76]" office:value-type="percentage" office:value="0.827450980392157">
            <text:p>83%</text:p>
          </table:table-cell>
          <table:table-cell office:value-type="string">
            <text:p>|</text:p>
          </table:table-cell>
          <table:table-cell table:formula="of:=[Sheet1.J76]" office:value-type="percentage" office:value="0.827450980392157">
            <text:p>83%</text:p>
          </table:table-cell>
          <table:table-cell office:value-type="string">
            <text:p>|</text:p>
          </table:table-cell>
          <table:table-cell table:formula="of:=[Sheet1.K76]" office:value-type="percentage" office:value="0.827450980392157">
            <text:p>83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76]); 0; [Sheet1.L76])" office:value-type="float" office:value="0">
            <text:p>0</text:p>
          </table:table-cell>
          <table:table-cell office:value-type="string">
            <text:p>|</text:p>
          </table:table-cell>
          <table:table-cell table:formula="of:=IF(ISERROR([Sheet1.M76]);0;[Sheet1.M76])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N76]" office:value-type="percentage" office:value="0.827450980392157">
            <text:p>83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77]" office:value-type="string" office:string-value="lightPink ">
            <text:p>lightPink </text:p>
          </table:table-cell>
          <table:table-cell office:value-type="string">
            <text:p>|</text:p>
          </table:table-cell>
          <table:table-cell table:formula="of:=[Sheet1.E77]" office:value-type="string" office:string-value="#ffb6c1 ">
            <text:p>#ffb6c1 </text:p>
          </table:table-cell>
          <table:table-cell table:number-columns-repeated="2" office:value-type="string">
            <text:p>|</text:p>
          </table:table-cell>
          <table:table-cell table:formula="of:=[Sheet1.F77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G77]" office:value-type="float" office:value="182">
            <text:p>182</text:p>
          </table:table-cell>
          <table:table-cell office:value-type="string">
            <text:p>|</text:p>
          </table:table-cell>
          <table:table-cell table:formula="of:=[Sheet1.H77]" office:value-type="float" office:value="193">
            <text:p>193</text:p>
          </table:table-cell>
          <table:table-cell table:number-columns-repeated="2" office:value-type="string">
            <text:p>|</text:p>
          </table:table-cell>
          <table:table-cell table:formula="of:=[Sheet1.I77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J77]" office:value-type="percentage" office:value="0.713725490196078">
            <text:p>71%</text:p>
          </table:table-cell>
          <table:table-cell office:value-type="string">
            <text:p>|</text:p>
          </table:table-cell>
          <table:table-cell table:formula="of:=[Sheet1.K77]" office:value-type="percentage" office:value="0.756862745098039">
            <text:p>76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77]); 0; [Sheet1.L77])" office:value-type="float" office:value="344.285714285714">
            <text:p>344</text:p>
          </table:table-cell>
          <table:table-cell office:value-type="string">
            <text:p>|</text:p>
          </table:table-cell>
          <table:table-cell table:formula="of:=IF(ISERROR([Sheet1.M77]);0;[Sheet1.M77])" office:value-type="percentage" office:value="0.286274509803922">
            <text:p>29%</text:p>
          </table:table-cell>
          <table:table-cell office:value-type="string">
            <text:p>|</text:p>
          </table:table-cell>
          <table:table-cell table:formula="of:=[Sheet1.N77]" office:value-type="percentage" office:value="0.856862745098039">
            <text:p>86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78]" office:value-type="string" office:string-value="lightSalmon ">
            <text:p>lightSalmon </text:p>
          </table:table-cell>
          <table:table-cell office:value-type="string">
            <text:p>|</text:p>
          </table:table-cell>
          <table:table-cell table:formula="of:=[Sheet1.E78]" office:value-type="string" office:string-value="#ffa07a ">
            <text:p>#ffa07a </text:p>
          </table:table-cell>
          <table:table-cell table:number-columns-repeated="2" office:value-type="string">
            <text:p>|</text:p>
          </table:table-cell>
          <table:table-cell table:formula="of:=[Sheet1.F78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G78]" office:value-type="float" office:value="160">
            <text:p>160</text:p>
          </table:table-cell>
          <table:table-cell office:value-type="string">
            <text:p>|</text:p>
          </table:table-cell>
          <table:table-cell table:formula="of:=[Sheet1.H78]" office:value-type="float" office:value="122">
            <text:p>122</text:p>
          </table:table-cell>
          <table:table-cell table:number-columns-repeated="2" office:value-type="string">
            <text:p>|</text:p>
          </table:table-cell>
          <table:table-cell table:formula="of:=[Sheet1.I78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J78]" office:value-type="percentage" office:value="0.627450980392157">
            <text:p>63%</text:p>
          </table:table-cell>
          <table:table-cell office:value-type="string">
            <text:p>|</text:p>
          </table:table-cell>
          <table:table-cell table:formula="of:=[Sheet1.K78]" office:value-type="percentage" office:value="0.47843137254902">
            <text:p>48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78]); 0; [Sheet1.L78])" office:value-type="float" office:value="26.6666666666667">
            <text:p>27</text:p>
          </table:table-cell>
          <table:table-cell office:value-type="string">
            <text:p>|</text:p>
          </table:table-cell>
          <table:table-cell table:formula="of:=IF(ISERROR([Sheet1.M78]);0;[Sheet1.M78])" office:value-type="percentage" office:value="0.52156862745098">
            <text:p>52%</text:p>
          </table:table-cell>
          <table:table-cell office:value-type="string">
            <text:p>|</text:p>
          </table:table-cell>
          <table:table-cell table:formula="of:=[Sheet1.N78]" office:value-type="percentage" office:value="0.73921568627451">
            <text:p>74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79]" office:value-type="string" office:string-value="lightSeaGreen ">
            <text:p>lightSeaGreen </text:p>
          </table:table-cell>
          <table:table-cell office:value-type="string">
            <text:p>|</text:p>
          </table:table-cell>
          <table:table-cell table:formula="of:=[Sheet1.E79]" office:value-type="string" office:string-value="#20b2aa ">
            <text:p>#20b2aa </text:p>
          </table:table-cell>
          <table:table-cell table:number-columns-repeated="2" office:value-type="string">
            <text:p>|</text:p>
          </table:table-cell>
          <table:table-cell table:formula="of:=[Sheet1.F79]" office:value-type="float" office:value="32">
            <text:p>32</text:p>
          </table:table-cell>
          <table:table-cell office:value-type="string">
            <text:p>|</text:p>
          </table:table-cell>
          <table:table-cell table:formula="of:=[Sheet1.G79]" office:value-type="float" office:value="178">
            <text:p>178</text:p>
          </table:table-cell>
          <table:table-cell office:value-type="string">
            <text:p>|</text:p>
          </table:table-cell>
          <table:table-cell table:formula="of:=[Sheet1.H79]" office:value-type="float" office:value="170">
            <text:p>170</text:p>
          </table:table-cell>
          <table:table-cell table:number-columns-repeated="2" office:value-type="string">
            <text:p>|</text:p>
          </table:table-cell>
          <table:table-cell table:formula="of:=[Sheet1.I79]" office:value-type="percentage" office:value="0.125490196078431">
            <text:p>13%</text:p>
          </table:table-cell>
          <table:table-cell office:value-type="string">
            <text:p>|</text:p>
          </table:table-cell>
          <table:table-cell table:formula="of:=[Sheet1.J79]" office:value-type="percentage" office:value="0.698039215686274">
            <text:p>70%</text:p>
          </table:table-cell>
          <table:table-cell office:value-type="string">
            <text:p>|</text:p>
          </table:table-cell>
          <table:table-cell table:formula="of:=[Sheet1.K79]" office:value-type="percentage" office:value="0.666666666666667">
            <text:p>67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79]); 0; [Sheet1.L79])" office:value-type="float" office:value="178.30985915493">
            <text:p>178</text:p>
          </table:table-cell>
          <table:table-cell office:value-type="string">
            <text:p>|</text:p>
          </table:table-cell>
          <table:table-cell table:formula="of:=IF(ISERROR([Sheet1.M79]);0;[Sheet1.M79])" office:value-type="percentage" office:value="0.820224719101124">
            <text:p>82%</text:p>
          </table:table-cell>
          <table:table-cell office:value-type="string">
            <text:p>|</text:p>
          </table:table-cell>
          <table:table-cell table:formula="of:=[Sheet1.N79]" office:value-type="percentage" office:value="0.411764705882353">
            <text:p>41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80]" office:value-type="string" office:string-value="lightSkyBlue ">
            <text:p>lightSkyBlue </text:p>
          </table:table-cell>
          <table:table-cell office:value-type="string">
            <text:p>|</text:p>
          </table:table-cell>
          <table:table-cell table:formula="of:=[Sheet1.E80]" office:value-type="string" office:string-value="#87cefa ">
            <text:p>#87cefa </text:p>
          </table:table-cell>
          <table:table-cell table:number-columns-repeated="2" office:value-type="string">
            <text:p>|</text:p>
          </table:table-cell>
          <table:table-cell table:formula="of:=[Sheet1.F80]" office:value-type="float" office:value="135">
            <text:p>135</text:p>
          </table:table-cell>
          <table:table-cell office:value-type="string">
            <text:p>|</text:p>
          </table:table-cell>
          <table:table-cell table:formula="of:=[Sheet1.G80]" office:value-type="float" office:value="206">
            <text:p>206</text:p>
          </table:table-cell>
          <table:table-cell office:value-type="string">
            <text:p>|</text:p>
          </table:table-cell>
          <table:table-cell table:formula="of:=[Sheet1.H80]" office:value-type="float" office:value="250">
            <text:p>250</text:p>
          </table:table-cell>
          <table:table-cell table:number-columns-repeated="2" office:value-type="string">
            <text:p>|</text:p>
          </table:table-cell>
          <table:table-cell table:formula="of:=[Sheet1.I80]" office:value-type="percentage" office:value="0.529411764705882">
            <text:p>53%</text:p>
          </table:table-cell>
          <table:table-cell office:value-type="string">
            <text:p>|</text:p>
          </table:table-cell>
          <table:table-cell table:formula="of:=[Sheet1.J80]" office:value-type="percentage" office:value="0.807843137254902">
            <text:p>81%</text:p>
          </table:table-cell>
          <table:table-cell office:value-type="string">
            <text:p>|</text:p>
          </table:table-cell>
          <table:table-cell table:formula="of:=[Sheet1.K80]" office:value-type="percentage" office:value="0.980392156862745">
            <text:p>98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80]); 0; [Sheet1.L80])" office:value-type="float" office:value="194.193548387097">
            <text:p>194</text:p>
          </table:table-cell>
          <table:table-cell office:value-type="string">
            <text:p>|</text:p>
          </table:table-cell>
          <table:table-cell table:formula="of:=IF(ISERROR([Sheet1.M80]);0;[Sheet1.M80])" office:value-type="percentage" office:value="0.46">
            <text:p>46%</text:p>
          </table:table-cell>
          <table:table-cell office:value-type="string">
            <text:p>|</text:p>
          </table:table-cell>
          <table:table-cell table:formula="of:=[Sheet1.N80]" office:value-type="percentage" office:value="0.754901960784314">
            <text:p>75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81]" office:value-type="string" office:string-value="lightSlateGray ">
            <text:p>lightSlateGray </text:p>
          </table:table-cell>
          <table:table-cell office:value-type="string">
            <text:p>|</text:p>
          </table:table-cell>
          <table:table-cell table:formula="of:=[Sheet1.E81]" office:value-type="string" office:string-value="#778899 ">
            <text:p>#778899 </text:p>
          </table:table-cell>
          <table:table-cell table:number-columns-repeated="2" office:value-type="string">
            <text:p>|</text:p>
          </table:table-cell>
          <table:table-cell table:formula="of:=[Sheet1.F81]" office:value-type="float" office:value="119">
            <text:p>119</text:p>
          </table:table-cell>
          <table:table-cell office:value-type="string">
            <text:p>|</text:p>
          </table:table-cell>
          <table:table-cell table:formula="of:=[Sheet1.G81]" office:value-type="float" office:value="136">
            <text:p>136</text:p>
          </table:table-cell>
          <table:table-cell office:value-type="string">
            <text:p>|</text:p>
          </table:table-cell>
          <table:table-cell table:formula="of:=[Sheet1.H81]" office:value-type="float" office:value="153">
            <text:p>153</text:p>
          </table:table-cell>
          <table:table-cell table:number-columns-repeated="2" office:value-type="string">
            <text:p>|</text:p>
          </table:table-cell>
          <table:table-cell table:formula="of:=[Sheet1.I81]" office:value-type="percentage" office:value="0.466666666666667">
            <text:p>47%</text:p>
          </table:table-cell>
          <table:table-cell office:value-type="string">
            <text:p>|</text:p>
          </table:table-cell>
          <table:table-cell table:formula="of:=[Sheet1.J81]" office:value-type="percentage" office:value="0.533333333333333">
            <text:p>53%</text:p>
          </table:table-cell>
          <table:table-cell office:value-type="string">
            <text:p>|</text:p>
          </table:table-cell>
          <table:table-cell table:formula="of:=[Sheet1.K81]" office:value-type="percentage" office:value="0.6">
            <text:p>6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81]); 0; [Sheet1.L81])" office:value-type="float" office:value="200">
            <text:p>200</text:p>
          </table:table-cell>
          <table:table-cell office:value-type="string">
            <text:p>|</text:p>
          </table:table-cell>
          <table:table-cell table:formula="of:=IF(ISERROR([Sheet1.M81]);0;[Sheet1.M81])" office:value-type="percentage" office:value="0.222222222222222">
            <text:p>22%</text:p>
          </table:table-cell>
          <table:table-cell office:value-type="string">
            <text:p>|</text:p>
          </table:table-cell>
          <table:table-cell table:formula="of:=[Sheet1.N81]" office:value-type="percentage" office:value="0.533333333333333">
            <text:p>53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82]" office:value-type="string" office:string-value="lightSlateGrey ">
            <text:p>lightSlateGrey </text:p>
          </table:table-cell>
          <table:table-cell office:value-type="string">
            <text:p>|</text:p>
          </table:table-cell>
          <table:table-cell table:formula="of:=[Sheet1.E82]" office:value-type="string" office:string-value="#778899 ">
            <text:p>#778899 </text:p>
          </table:table-cell>
          <table:table-cell table:number-columns-repeated="2" office:value-type="string">
            <text:p>|</text:p>
          </table:table-cell>
          <table:table-cell table:formula="of:=[Sheet1.F82]" office:value-type="float" office:value="119">
            <text:p>119</text:p>
          </table:table-cell>
          <table:table-cell office:value-type="string">
            <text:p>|</text:p>
          </table:table-cell>
          <table:table-cell table:formula="of:=[Sheet1.G82]" office:value-type="float" office:value="136">
            <text:p>136</text:p>
          </table:table-cell>
          <table:table-cell office:value-type="string">
            <text:p>|</text:p>
          </table:table-cell>
          <table:table-cell table:formula="of:=[Sheet1.H82]" office:value-type="float" office:value="153">
            <text:p>153</text:p>
          </table:table-cell>
          <table:table-cell table:number-columns-repeated="2" office:value-type="string">
            <text:p>|</text:p>
          </table:table-cell>
          <table:table-cell table:formula="of:=[Sheet1.I82]" office:value-type="percentage" office:value="0.466666666666667">
            <text:p>47%</text:p>
          </table:table-cell>
          <table:table-cell office:value-type="string">
            <text:p>|</text:p>
          </table:table-cell>
          <table:table-cell table:formula="of:=[Sheet1.J82]" office:value-type="percentage" office:value="0.533333333333333">
            <text:p>53%</text:p>
          </table:table-cell>
          <table:table-cell office:value-type="string">
            <text:p>|</text:p>
          </table:table-cell>
          <table:table-cell table:formula="of:=[Sheet1.K82]" office:value-type="percentage" office:value="0.6">
            <text:p>6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82]); 0; [Sheet1.L82])" office:value-type="float" office:value="200">
            <text:p>200</text:p>
          </table:table-cell>
          <table:table-cell office:value-type="string">
            <text:p>|</text:p>
          </table:table-cell>
          <table:table-cell table:formula="of:=IF(ISERROR([Sheet1.M82]);0;[Sheet1.M82])" office:value-type="percentage" office:value="0.222222222222222">
            <text:p>22%</text:p>
          </table:table-cell>
          <table:table-cell office:value-type="string">
            <text:p>|</text:p>
          </table:table-cell>
          <table:table-cell table:formula="of:=[Sheet1.N82]" office:value-type="percentage" office:value="0.533333333333333">
            <text:p>53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83]" office:value-type="string" office:string-value="lightSteelBlue ">
            <text:p>lightSteelBlue </text:p>
          </table:table-cell>
          <table:table-cell office:value-type="string">
            <text:p>|</text:p>
          </table:table-cell>
          <table:table-cell table:formula="of:=[Sheet1.E83]" office:value-type="string" office:string-value="#b0c4de ">
            <text:p>#b0c4de </text:p>
          </table:table-cell>
          <table:table-cell table:number-columns-repeated="2" office:value-type="string">
            <text:p>|</text:p>
          </table:table-cell>
          <table:table-cell table:formula="of:=[Sheet1.F83]" office:value-type="float" office:value="176">
            <text:p>176</text:p>
          </table:table-cell>
          <table:table-cell office:value-type="string">
            <text:p>|</text:p>
          </table:table-cell>
          <table:table-cell table:formula="of:=[Sheet1.G83]" office:value-type="float" office:value="196">
            <text:p>196</text:p>
          </table:table-cell>
          <table:table-cell office:value-type="string">
            <text:p>|</text:p>
          </table:table-cell>
          <table:table-cell table:formula="of:=[Sheet1.H83]" office:value-type="float" office:value="222">
            <text:p>222</text:p>
          </table:table-cell>
          <table:table-cell table:number-columns-repeated="2" office:value-type="string">
            <text:p>|</text:p>
          </table:table-cell>
          <table:table-cell table:formula="of:=[Sheet1.I83]" office:value-type="percentage" office:value="0.690196078431373">
            <text:p>69%</text:p>
          </table:table-cell>
          <table:table-cell office:value-type="string">
            <text:p>|</text:p>
          </table:table-cell>
          <table:table-cell table:formula="of:=[Sheet1.J83]" office:value-type="percentage" office:value="0.768627450980392">
            <text:p>77%</text:p>
          </table:table-cell>
          <table:table-cell office:value-type="string">
            <text:p>|</text:p>
          </table:table-cell>
          <table:table-cell table:formula="of:=[Sheet1.K83]" office:value-type="percentage" office:value="0.870588235294118">
            <text:p>87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83]); 0; [Sheet1.L83])" office:value-type="float" office:value="203.636363636364">
            <text:p>204</text:p>
          </table:table-cell>
          <table:table-cell office:value-type="string">
            <text:p>|</text:p>
          </table:table-cell>
          <table:table-cell table:formula="of:=IF(ISERROR([Sheet1.M83]);0;[Sheet1.M83])" office:value-type="percentage" office:value="0.207207207207207">
            <text:p>21%</text:p>
          </table:table-cell>
          <table:table-cell office:value-type="string">
            <text:p>|</text:p>
          </table:table-cell>
          <table:table-cell table:formula="of:=[Sheet1.N83]" office:value-type="percentage" office:value="0.780392156862745">
            <text:p>78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84]" office:value-type="string" office:string-value="lightYellow ">
            <text:p>lightYellow </text:p>
          </table:table-cell>
          <table:table-cell office:value-type="string">
            <text:p>|</text:p>
          </table:table-cell>
          <table:table-cell table:formula="of:=[Sheet1.E84]" office:value-type="string" office:string-value="#ffffe0 ">
            <text:p>#ffffe0 </text:p>
          </table:table-cell>
          <table:table-cell table:number-columns-repeated="2" office:value-type="string">
            <text:p>|</text:p>
          </table:table-cell>
          <table:table-cell table:formula="of:=[Sheet1.F84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G84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H84]" office:value-type="float" office:value="224">
            <text:p>224</text:p>
          </table:table-cell>
          <table:table-cell table:number-columns-repeated="2" office:value-type="string">
            <text:p>|</text:p>
          </table:table-cell>
          <table:table-cell table:formula="of:=[Sheet1.I84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J84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K84]" office:value-type="percentage" office:value="0.87843137254902">
            <text:p>88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84]); 0; [Sheet1.L84])" office:value-type="float" office:value="60">
            <text:p>60</text:p>
          </table:table-cell>
          <table:table-cell office:value-type="string">
            <text:p>|</text:p>
          </table:table-cell>
          <table:table-cell table:formula="of:=IF(ISERROR([Sheet1.M84]);0;[Sheet1.M84])" office:value-type="percentage" office:value="0.12156862745098">
            <text:p>12%</text:p>
          </table:table-cell>
          <table:table-cell office:value-type="string">
            <text:p>|</text:p>
          </table:table-cell>
          <table:table-cell table:formula="of:=[Sheet1.N84]" office:value-type="percentage" office:value="0.93921568627451">
            <text:p>94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85]" office:value-type="string" office:string-value="lime ">
            <text:p>lime </text:p>
          </table:table-cell>
          <table:table-cell office:value-type="string">
            <text:p>|</text:p>
          </table:table-cell>
          <table:table-cell table:formula="of:=[Sheet1.E85]" office:value-type="string" office:string-value="#00ff00 ">
            <text:p>#00ff00 </text:p>
          </table:table-cell>
          <table:table-cell table:number-columns-repeated="2" office:value-type="string">
            <text:p>|</text:p>
          </table:table-cell>
          <table:table-cell table:formula="of:=[Sheet1.F85]" office:value-type="float" office:value="0">
            <text:p>0</text:p>
          </table:table-cell>
          <table:table-cell office:value-type="string">
            <text:p>|</text:p>
          </table:table-cell>
          <table:table-cell table:formula="of:=[Sheet1.G85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H85]" office:value-type="float" office:value="0">
            <text:p>0</text:p>
          </table:table-cell>
          <table:table-cell table:number-columns-repeated="2" office:value-type="string">
            <text:p>|</text:p>
          </table:table-cell>
          <table:table-cell table:formula="of:=[Sheet1.I85]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J85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K85]" office:value-type="percentage" office:value="0">
            <text:p>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85]); 0; [Sheet1.L85])" office:value-type="float" office:value="120">
            <text:p>120</text:p>
          </table:table-cell>
          <table:table-cell office:value-type="string">
            <text:p>|</text:p>
          </table:table-cell>
          <table:table-cell table:formula="of:=IF(ISERROR([Sheet1.M85]);0;[Sheet1.M85])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N85]" office:value-type="percentage" office:value="0.5">
            <text:p>5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86]" office:value-type="string" office:string-value="limeGreen ">
            <text:p>limeGreen </text:p>
          </table:table-cell>
          <table:table-cell office:value-type="string">
            <text:p>|</text:p>
          </table:table-cell>
          <table:table-cell table:formula="of:=[Sheet1.E86]" office:value-type="string" office:string-value="#32cd32 ">
            <text:p>#32cd32 </text:p>
          </table:table-cell>
          <table:table-cell table:number-columns-repeated="2" office:value-type="string">
            <text:p>|</text:p>
          </table:table-cell>
          <table:table-cell table:formula="of:=[Sheet1.F86]" office:value-type="float" office:value="50">
            <text:p>50</text:p>
          </table:table-cell>
          <table:table-cell office:value-type="string">
            <text:p>|</text:p>
          </table:table-cell>
          <table:table-cell table:formula="of:=[Sheet1.G86]" office:value-type="float" office:value="205">
            <text:p>205</text:p>
          </table:table-cell>
          <table:table-cell office:value-type="string">
            <text:p>|</text:p>
          </table:table-cell>
          <table:table-cell table:formula="of:=[Sheet1.H86]" office:value-type="float" office:value="50">
            <text:p>50</text:p>
          </table:table-cell>
          <table:table-cell table:number-columns-repeated="2" office:value-type="string">
            <text:p>|</text:p>
          </table:table-cell>
          <table:table-cell table:formula="of:=[Sheet1.I86]" office:value-type="percentage" office:value="0.196078431372549">
            <text:p>20%</text:p>
          </table:table-cell>
          <table:table-cell office:value-type="string">
            <text:p>|</text:p>
          </table:table-cell>
          <table:table-cell table:formula="of:=[Sheet1.J86]" office:value-type="percentage" office:value="0.803921568627451">
            <text:p>80%</text:p>
          </table:table-cell>
          <table:table-cell office:value-type="string">
            <text:p>|</text:p>
          </table:table-cell>
          <table:table-cell table:formula="of:=[Sheet1.K86]" office:value-type="percentage" office:value="0.196078431372549">
            <text:p>2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86]); 0; [Sheet1.L86])" office:value-type="float" office:value="120">
            <text:p>120</text:p>
          </table:table-cell>
          <table:table-cell office:value-type="string">
            <text:p>|</text:p>
          </table:table-cell>
          <table:table-cell table:formula="of:=IF(ISERROR([Sheet1.M86]);0;[Sheet1.M86])" office:value-type="percentage" office:value="0.75609756097561">
            <text:p>76%</text:p>
          </table:table-cell>
          <table:table-cell office:value-type="string">
            <text:p>|</text:p>
          </table:table-cell>
          <table:table-cell table:formula="of:=[Sheet1.N86]" office:value-type="percentage" office:value="0.5">
            <text:p>5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87]" office:value-type="string" office:string-value="linen ">
            <text:p>linen </text:p>
          </table:table-cell>
          <table:table-cell office:value-type="string">
            <text:p>|</text:p>
          </table:table-cell>
          <table:table-cell table:formula="of:=[Sheet1.E87]" office:value-type="string" office:string-value="#faf0e6 ">
            <text:p>#faf0e6 </text:p>
          </table:table-cell>
          <table:table-cell table:number-columns-repeated="2" office:value-type="string">
            <text:p>|</text:p>
          </table:table-cell>
          <table:table-cell table:formula="of:=[Sheet1.F87]" office:value-type="float" office:value="250">
            <text:p>250</text:p>
          </table:table-cell>
          <table:table-cell office:value-type="string">
            <text:p>|</text:p>
          </table:table-cell>
          <table:table-cell table:formula="of:=[Sheet1.G87]" office:value-type="float" office:value="240">
            <text:p>240</text:p>
          </table:table-cell>
          <table:table-cell office:value-type="string">
            <text:p>|</text:p>
          </table:table-cell>
          <table:table-cell table:formula="of:=[Sheet1.H87]" office:value-type="float" office:value="230">
            <text:p>230</text:p>
          </table:table-cell>
          <table:table-cell table:number-columns-repeated="2" office:value-type="string">
            <text:p>|</text:p>
          </table:table-cell>
          <table:table-cell table:formula="of:=[Sheet1.I87]" office:value-type="percentage" office:value="0.980392156862745">
            <text:p>98%</text:p>
          </table:table-cell>
          <table:table-cell office:value-type="string">
            <text:p>|</text:p>
          </table:table-cell>
          <table:table-cell table:formula="of:=[Sheet1.J87]" office:value-type="percentage" office:value="0.941176470588235">
            <text:p>94%</text:p>
          </table:table-cell>
          <table:table-cell office:value-type="string">
            <text:p>|</text:p>
          </table:table-cell>
          <table:table-cell table:formula="of:=[Sheet1.K87]" office:value-type="percentage" office:value="0.901960784313726">
            <text:p>9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87]); 0; [Sheet1.L87])" office:value-type="float" office:value="40">
            <text:p>40</text:p>
          </table:table-cell>
          <table:table-cell office:value-type="string">
            <text:p>|</text:p>
          </table:table-cell>
          <table:table-cell table:formula="of:=IF(ISERROR([Sheet1.M87]);0;[Sheet1.M87])" office:value-type="percentage" office:value="0.08">
            <text:p>8%</text:p>
          </table:table-cell>
          <table:table-cell office:value-type="string">
            <text:p>|</text:p>
          </table:table-cell>
          <table:table-cell table:formula="of:=[Sheet1.N87]" office:value-type="percentage" office:value="0.941176470588235">
            <text:p>94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88]" office:value-type="string" office:string-value="magenta ">
            <text:p>magenta </text:p>
          </table:table-cell>
          <table:table-cell office:value-type="string">
            <text:p>|</text:p>
          </table:table-cell>
          <table:table-cell table:formula="of:=[Sheet1.E88]" office:value-type="string" office:string-value="#ff00ff ">
            <text:p>#ff00ff </text:p>
          </table:table-cell>
          <table:table-cell table:number-columns-repeated="2" office:value-type="string">
            <text:p>|</text:p>
          </table:table-cell>
          <table:table-cell table:formula="of:=[Sheet1.F88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G88]" office:value-type="float" office:value="0">
            <text:p>0</text:p>
          </table:table-cell>
          <table:table-cell office:value-type="string">
            <text:p>|</text:p>
          </table:table-cell>
          <table:table-cell table:formula="of:=[Sheet1.H88]" office:value-type="float" office:value="255">
            <text:p>255</text:p>
          </table:table-cell>
          <table:table-cell table:number-columns-repeated="2" office:value-type="string">
            <text:p>|</text:p>
          </table:table-cell>
          <table:table-cell table:formula="of:=[Sheet1.I88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J88]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K88]" office:value-type="percentage" office:value="1">
            <text:p>10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88]); 0; [Sheet1.L88])" office:value-type="float" office:value="300">
            <text:p>300</text:p>
          </table:table-cell>
          <table:table-cell office:value-type="string">
            <text:p>|</text:p>
          </table:table-cell>
          <table:table-cell table:formula="of:=IF(ISERROR([Sheet1.M88]);0;[Sheet1.M88])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N88]" office:value-type="percentage" office:value="0.5">
            <text:p>5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89]" office:value-type="string" office:string-value="maroon ">
            <text:p>maroon </text:p>
          </table:table-cell>
          <table:table-cell office:value-type="string">
            <text:p>|</text:p>
          </table:table-cell>
          <table:table-cell table:formula="of:=[Sheet1.E89]" office:value-type="string" office:string-value="#800000 ">
            <text:p>#800000 </text:p>
          </table:table-cell>
          <table:table-cell table:number-columns-repeated="2" office:value-type="string">
            <text:p>|</text:p>
          </table:table-cell>
          <table:table-cell table:formula="of:=[Sheet1.F89]" office:value-type="float" office:value="128">
            <text:p>128</text:p>
          </table:table-cell>
          <table:table-cell office:value-type="string">
            <text:p>|</text:p>
          </table:table-cell>
          <table:table-cell table:formula="of:=[Sheet1.G89]" office:value-type="float" office:value="0">
            <text:p>0</text:p>
          </table:table-cell>
          <table:table-cell office:value-type="string">
            <text:p>|</text:p>
          </table:table-cell>
          <table:table-cell table:formula="of:=[Sheet1.H89]" office:value-type="float" office:value="0">
            <text:p>0</text:p>
          </table:table-cell>
          <table:table-cell table:number-columns-repeated="2" office:value-type="string">
            <text:p>|</text:p>
          </table:table-cell>
          <table:table-cell table:formula="of:=[Sheet1.I89]" office:value-type="percentage" office:value="0.501960784313726">
            <text:p>50%</text:p>
          </table:table-cell>
          <table:table-cell office:value-type="string">
            <text:p>|</text:p>
          </table:table-cell>
          <table:table-cell table:formula="of:=[Sheet1.J89]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K89]" office:value-type="percentage" office:value="0">
            <text:p>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89]); 0; [Sheet1.L89])" office:value-type="float" office:value="360">
            <text:p>360</text:p>
          </table:table-cell>
          <table:table-cell office:value-type="string">
            <text:p>|</text:p>
          </table:table-cell>
          <table:table-cell table:formula="of:=IF(ISERROR([Sheet1.M89]);0;[Sheet1.M89])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N89]" office:value-type="percentage" office:value="0.250980392156863">
            <text:p>25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90]" office:value-type="string" office:string-value="mediumAquamarine ">
            <text:p>mediumAquamarine </text:p>
          </table:table-cell>
          <table:table-cell office:value-type="string">
            <text:p>|</text:p>
          </table:table-cell>
          <table:table-cell table:formula="of:=[Sheet1.E90]" office:value-type="string" office:string-value="#66cdaa ">
            <text:p>#66cdaa </text:p>
          </table:table-cell>
          <table:table-cell table:number-columns-repeated="2" office:value-type="string">
            <text:p>|</text:p>
          </table:table-cell>
          <table:table-cell table:formula="of:=[Sheet1.F90]" office:value-type="float" office:value="102">
            <text:p>102</text:p>
          </table:table-cell>
          <table:table-cell office:value-type="string">
            <text:p>|</text:p>
          </table:table-cell>
          <table:table-cell table:formula="of:=[Sheet1.G90]" office:value-type="float" office:value="205">
            <text:p>205</text:p>
          </table:table-cell>
          <table:table-cell office:value-type="string">
            <text:p>|</text:p>
          </table:table-cell>
          <table:table-cell table:formula="of:=[Sheet1.H90]" office:value-type="float" office:value="170">
            <text:p>170</text:p>
          </table:table-cell>
          <table:table-cell table:number-columns-repeated="2" office:value-type="string">
            <text:p>|</text:p>
          </table:table-cell>
          <table:table-cell table:formula="of:=[Sheet1.I90]" office:value-type="percentage" office:value="0.4">
            <text:p>40%</text:p>
          </table:table-cell>
          <table:table-cell office:value-type="string">
            <text:p>|</text:p>
          </table:table-cell>
          <table:table-cell table:formula="of:=[Sheet1.J90]" office:value-type="percentage" office:value="0.803921568627451">
            <text:p>80%</text:p>
          </table:table-cell>
          <table:table-cell office:value-type="string">
            <text:p>|</text:p>
          </table:table-cell>
          <table:table-cell table:formula="of:=[Sheet1.K90]" office:value-type="percentage" office:value="0.666666666666667">
            <text:p>67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90]); 0; [Sheet1.L90])" office:value-type="float" office:value="167.719298245614">
            <text:p>168</text:p>
          </table:table-cell>
          <table:table-cell office:value-type="string">
            <text:p>|</text:p>
          </table:table-cell>
          <table:table-cell table:formula="of:=IF(ISERROR([Sheet1.M90]);0;[Sheet1.M90])" office:value-type="percentage" office:value="0.502439024390244">
            <text:p>50%</text:p>
          </table:table-cell>
          <table:table-cell office:value-type="string">
            <text:p>|</text:p>
          </table:table-cell>
          <table:table-cell table:formula="of:=[Sheet1.N90]" office:value-type="percentage" office:value="0.601960784313725">
            <text:p>6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91]" office:value-type="string" office:string-value="mediumBlue ">
            <text:p>mediumBlue </text:p>
          </table:table-cell>
          <table:table-cell office:value-type="string">
            <text:p>|</text:p>
          </table:table-cell>
          <table:table-cell table:formula="of:=[Sheet1.E91]" office:value-type="string" office:string-value="#0000cd ">
            <text:p>#0000cd </text:p>
          </table:table-cell>
          <table:table-cell table:number-columns-repeated="2" office:value-type="string">
            <text:p>|</text:p>
          </table:table-cell>
          <table:table-cell table:formula="of:=[Sheet1.F91]" office:value-type="float" office:value="0">
            <text:p>0</text:p>
          </table:table-cell>
          <table:table-cell office:value-type="string">
            <text:p>|</text:p>
          </table:table-cell>
          <table:table-cell table:formula="of:=[Sheet1.G91]" office:value-type="float" office:value="0">
            <text:p>0</text:p>
          </table:table-cell>
          <table:table-cell office:value-type="string">
            <text:p>|</text:p>
          </table:table-cell>
          <table:table-cell table:formula="of:=[Sheet1.H91]" office:value-type="float" office:value="205">
            <text:p>205</text:p>
          </table:table-cell>
          <table:table-cell table:number-columns-repeated="2" office:value-type="string">
            <text:p>|</text:p>
          </table:table-cell>
          <table:table-cell table:formula="of:=[Sheet1.I91]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J91]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K91]" office:value-type="percentage" office:value="0.803921568627451">
            <text:p>8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91]); 0; [Sheet1.L91])" office:value-type="float" office:value="240">
            <text:p>240</text:p>
          </table:table-cell>
          <table:table-cell office:value-type="string">
            <text:p>|</text:p>
          </table:table-cell>
          <table:table-cell table:formula="of:=IF(ISERROR([Sheet1.M91]);0;[Sheet1.M91])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N91]" office:value-type="percentage" office:value="0.401960784313726">
            <text:p>4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92]" office:value-type="string" office:string-value="mediumOrchid ">
            <text:p>mediumOrchid </text:p>
          </table:table-cell>
          <table:table-cell office:value-type="string">
            <text:p>|</text:p>
          </table:table-cell>
          <table:table-cell table:formula="of:=[Sheet1.E92]" office:value-type="string" office:string-value="#ba55d3 ">
            <text:p>#ba55d3 </text:p>
          </table:table-cell>
          <table:table-cell table:number-columns-repeated="2" office:value-type="string">
            <text:p>|</text:p>
          </table:table-cell>
          <table:table-cell table:formula="of:=[Sheet1.F92]" office:value-type="float" office:value="186">
            <text:p>186</text:p>
          </table:table-cell>
          <table:table-cell office:value-type="string">
            <text:p>|</text:p>
          </table:table-cell>
          <table:table-cell table:formula="of:=[Sheet1.G92]" office:value-type="float" office:value="85">
            <text:p>85</text:p>
          </table:table-cell>
          <table:table-cell office:value-type="string">
            <text:p>|</text:p>
          </table:table-cell>
          <table:table-cell table:formula="of:=[Sheet1.H92]" office:value-type="float" office:value="211">
            <text:p>211</text:p>
          </table:table-cell>
          <table:table-cell table:number-columns-repeated="2" office:value-type="string">
            <text:p>|</text:p>
          </table:table-cell>
          <table:table-cell table:formula="of:=[Sheet1.I92]" office:value-type="percentage" office:value="0.729411764705882">
            <text:p>73%</text:p>
          </table:table-cell>
          <table:table-cell office:value-type="string">
            <text:p>|</text:p>
          </table:table-cell>
          <table:table-cell table:formula="of:=[Sheet1.J92]" office:value-type="percentage" office:value="0.333333333333333">
            <text:p>33%</text:p>
          </table:table-cell>
          <table:table-cell office:value-type="string">
            <text:p>|</text:p>
          </table:table-cell>
          <table:table-cell table:formula="of:=[Sheet1.K92]" office:value-type="percentage" office:value="0.827450980392157">
            <text:p>83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92]); 0; [Sheet1.L92])" office:value-type="float" office:value="293.392070484581">
            <text:p>293</text:p>
          </table:table-cell>
          <table:table-cell office:value-type="string">
            <text:p>|</text:p>
          </table:table-cell>
          <table:table-cell table:formula="of:=IF(ISERROR([Sheet1.M92]);0;[Sheet1.M92])" office:value-type="percentage" office:value="0.597156398104265">
            <text:p>60%</text:p>
          </table:table-cell>
          <table:table-cell office:value-type="string">
            <text:p>|</text:p>
          </table:table-cell>
          <table:table-cell table:formula="of:=[Sheet1.N92]" office:value-type="percentage" office:value="0.580392156862745">
            <text:p>58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93]" office:value-type="string" office:string-value="mediumPurple ">
            <text:p>mediumPurple </text:p>
          </table:table-cell>
          <table:table-cell office:value-type="string">
            <text:p>|</text:p>
          </table:table-cell>
          <table:table-cell table:formula="of:=[Sheet1.E93]" office:value-type="string" office:string-value="#9370db ">
            <text:p>#9370db </text:p>
          </table:table-cell>
          <table:table-cell table:number-columns-repeated="2" office:value-type="string">
            <text:p>|</text:p>
          </table:table-cell>
          <table:table-cell table:formula="of:=[Sheet1.F93]" office:value-type="float" office:value="147">
            <text:p>147</text:p>
          </table:table-cell>
          <table:table-cell office:value-type="string">
            <text:p>|</text:p>
          </table:table-cell>
          <table:table-cell table:formula="of:=[Sheet1.G93]" office:value-type="float" office:value="112">
            <text:p>112</text:p>
          </table:table-cell>
          <table:table-cell office:value-type="string">
            <text:p>|</text:p>
          </table:table-cell>
          <table:table-cell table:formula="of:=[Sheet1.H93]" office:value-type="float" office:value="219">
            <text:p>219</text:p>
          </table:table-cell>
          <table:table-cell table:number-columns-repeated="2" office:value-type="string">
            <text:p>|</text:p>
          </table:table-cell>
          <table:table-cell table:formula="of:=[Sheet1.I93]" office:value-type="percentage" office:value="0.576470588235294">
            <text:p>58%</text:p>
          </table:table-cell>
          <table:table-cell office:value-type="string">
            <text:p>|</text:p>
          </table:table-cell>
          <table:table-cell table:formula="of:=[Sheet1.J93]" office:value-type="percentage" office:value="0.43921568627451">
            <text:p>44%</text:p>
          </table:table-cell>
          <table:table-cell office:value-type="string">
            <text:p>|</text:p>
          </table:table-cell>
          <table:table-cell table:formula="of:=[Sheet1.K93]" office:value-type="percentage" office:value="0.858823529411765">
            <text:p>86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93]); 0; [Sheet1.L93])" office:value-type="float" office:value="269.577464788732">
            <text:p>270</text:p>
          </table:table-cell>
          <table:table-cell office:value-type="string">
            <text:p>|</text:p>
          </table:table-cell>
          <table:table-cell table:formula="of:=IF(ISERROR([Sheet1.M93]);0;[Sheet1.M93])" office:value-type="percentage" office:value="0.488584474885845">
            <text:p>49%</text:p>
          </table:table-cell>
          <table:table-cell office:value-type="string">
            <text:p>|</text:p>
          </table:table-cell>
          <table:table-cell table:formula="of:=[Sheet1.N93]" office:value-type="percentage" office:value="0.649019607843137">
            <text:p>65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94]" office:value-type="string" office:string-value="mediumSeaGreen ">
            <text:p>mediumSeaGreen </text:p>
          </table:table-cell>
          <table:table-cell office:value-type="string">
            <text:p>|</text:p>
          </table:table-cell>
          <table:table-cell table:formula="of:=[Sheet1.E94]" office:value-type="string" office:string-value="#3cb371 ">
            <text:p>#3cb371 </text:p>
          </table:table-cell>
          <table:table-cell table:number-columns-repeated="2" office:value-type="string">
            <text:p>|</text:p>
          </table:table-cell>
          <table:table-cell table:formula="of:=[Sheet1.F94]" office:value-type="float" office:value="60">
            <text:p>60</text:p>
          </table:table-cell>
          <table:table-cell office:value-type="string">
            <text:p>|</text:p>
          </table:table-cell>
          <table:table-cell table:formula="of:=[Sheet1.G94]" office:value-type="float" office:value="179">
            <text:p>179</text:p>
          </table:table-cell>
          <table:table-cell office:value-type="string">
            <text:p>|</text:p>
          </table:table-cell>
          <table:table-cell table:formula="of:=[Sheet1.H94]" office:value-type="float" office:value="113">
            <text:p>113</text:p>
          </table:table-cell>
          <table:table-cell table:number-columns-repeated="2" office:value-type="string">
            <text:p>|</text:p>
          </table:table-cell>
          <table:table-cell table:formula="of:=[Sheet1.I94]" office:value-type="percentage" office:value="0.235294117647059">
            <text:p>24%</text:p>
          </table:table-cell>
          <table:table-cell office:value-type="string">
            <text:p>|</text:p>
          </table:table-cell>
          <table:table-cell table:formula="of:=[Sheet1.J94]" office:value-type="percentage" office:value="0.701960784313725">
            <text:p>70%</text:p>
          </table:table-cell>
          <table:table-cell office:value-type="string">
            <text:p>|</text:p>
          </table:table-cell>
          <table:table-cell table:formula="of:=[Sheet1.K94]" office:value-type="percentage" office:value="0.443137254901961">
            <text:p>44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94]); 0; [Sheet1.L94])" office:value-type="float" office:value="156.976744186047">
            <text:p>157</text:p>
          </table:table-cell>
          <table:table-cell office:value-type="string">
            <text:p>|</text:p>
          </table:table-cell>
          <table:table-cell table:formula="of:=IF(ISERROR([Sheet1.M94]);0;[Sheet1.M94])" office:value-type="percentage" office:value="0.664804469273743">
            <text:p>66%</text:p>
          </table:table-cell>
          <table:table-cell office:value-type="string">
            <text:p>|</text:p>
          </table:table-cell>
          <table:table-cell table:formula="of:=[Sheet1.N94]" office:value-type="percentage" office:value="0.468627450980392">
            <text:p>47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95]" office:value-type="string" office:string-value="mediumSlateBlue ">
            <text:p>mediumSlateBlue </text:p>
          </table:table-cell>
          <table:table-cell office:value-type="string">
            <text:p>|</text:p>
          </table:table-cell>
          <table:table-cell table:formula="of:=[Sheet1.E95]" office:value-type="string" office:string-value="#7b68ee ">
            <text:p>#7b68ee </text:p>
          </table:table-cell>
          <table:table-cell table:number-columns-repeated="2" office:value-type="string">
            <text:p>|</text:p>
          </table:table-cell>
          <table:table-cell table:formula="of:=[Sheet1.F95]" office:value-type="float" office:value="123">
            <text:p>123</text:p>
          </table:table-cell>
          <table:table-cell office:value-type="string">
            <text:p>|</text:p>
          </table:table-cell>
          <table:table-cell table:formula="of:=[Sheet1.G95]" office:value-type="float" office:value="104">
            <text:p>104</text:p>
          </table:table-cell>
          <table:table-cell office:value-type="string">
            <text:p>|</text:p>
          </table:table-cell>
          <table:table-cell table:formula="of:=[Sheet1.H95]" office:value-type="float" office:value="238">
            <text:p>238</text:p>
          </table:table-cell>
          <table:table-cell table:number-columns-repeated="2" office:value-type="string">
            <text:p>|</text:p>
          </table:table-cell>
          <table:table-cell table:formula="of:=[Sheet1.I95]" office:value-type="percentage" office:value="0.482352941176471">
            <text:p>48%</text:p>
          </table:table-cell>
          <table:table-cell office:value-type="string">
            <text:p>|</text:p>
          </table:table-cell>
          <table:table-cell table:formula="of:=[Sheet1.J95]" office:value-type="percentage" office:value="0.407843137254902">
            <text:p>41%</text:p>
          </table:table-cell>
          <table:table-cell office:value-type="string">
            <text:p>|</text:p>
          </table:table-cell>
          <table:table-cell table:formula="of:=[Sheet1.K95]" office:value-type="percentage" office:value="0.933333333333333">
            <text:p>93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95]); 0; [Sheet1.L95])" office:value-type="float" office:value="254.901960784314">
            <text:p>255</text:p>
          </table:table-cell>
          <table:table-cell office:value-type="string">
            <text:p>|</text:p>
          </table:table-cell>
          <table:table-cell table:formula="of:=IF(ISERROR([Sheet1.M95]);0;[Sheet1.M95])" office:value-type="percentage" office:value="0.563025210084034">
            <text:p>56%</text:p>
          </table:table-cell>
          <table:table-cell office:value-type="string">
            <text:p>|</text:p>
          </table:table-cell>
          <table:table-cell table:formula="of:=[Sheet1.N95]" office:value-type="percentage" office:value="0.670588235294118">
            <text:p>67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96]" office:value-type="string" office:string-value="mediumSpringGreen ">
            <text:p>mediumSpringGreen </text:p>
          </table:table-cell>
          <table:table-cell office:value-type="string">
            <text:p>|</text:p>
          </table:table-cell>
          <table:table-cell table:formula="of:=[Sheet1.E96]" office:value-type="string" office:string-value="#00fa9a ">
            <text:p>#00fa9a </text:p>
          </table:table-cell>
          <table:table-cell table:number-columns-repeated="2" office:value-type="string">
            <text:p>|</text:p>
          </table:table-cell>
          <table:table-cell table:formula="of:=[Sheet1.F96]" office:value-type="float" office:value="0">
            <text:p>0</text:p>
          </table:table-cell>
          <table:table-cell office:value-type="string">
            <text:p>|</text:p>
          </table:table-cell>
          <table:table-cell table:formula="of:=[Sheet1.G96]" office:value-type="float" office:value="250">
            <text:p>250</text:p>
          </table:table-cell>
          <table:table-cell office:value-type="string">
            <text:p>|</text:p>
          </table:table-cell>
          <table:table-cell table:formula="of:=[Sheet1.H96]" office:value-type="float" office:value="154">
            <text:p>154</text:p>
          </table:table-cell>
          <table:table-cell table:number-columns-repeated="2" office:value-type="string">
            <text:p>|</text:p>
          </table:table-cell>
          <table:table-cell table:formula="of:=[Sheet1.I96]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J96]" office:value-type="percentage" office:value="0.980392156862745">
            <text:p>98%</text:p>
          </table:table-cell>
          <table:table-cell office:value-type="string">
            <text:p>|</text:p>
          </table:table-cell>
          <table:table-cell table:formula="of:=[Sheet1.K96]" office:value-type="percentage" office:value="0.603921568627451">
            <text:p>6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96]); 0; [Sheet1.L96])" office:value-type="float" office:value="165.742574257426">
            <text:p>166</text:p>
          </table:table-cell>
          <table:table-cell office:value-type="string">
            <text:p>|</text:p>
          </table:table-cell>
          <table:table-cell table:formula="of:=IF(ISERROR([Sheet1.M96]);0;[Sheet1.M96])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N96]" office:value-type="percentage" office:value="0.490196078431373">
            <text:p>49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97]" office:value-type="string" office:string-value="mediumTurquoise ">
            <text:p>mediumTurquoise </text:p>
          </table:table-cell>
          <table:table-cell office:value-type="string">
            <text:p>|</text:p>
          </table:table-cell>
          <table:table-cell table:formula="of:=[Sheet1.E97]" office:value-type="string" office:string-value="#48d1cc ">
            <text:p>#48d1cc </text:p>
          </table:table-cell>
          <table:table-cell table:number-columns-repeated="2" office:value-type="string">
            <text:p>|</text:p>
          </table:table-cell>
          <table:table-cell table:formula="of:=[Sheet1.F97]" office:value-type="float" office:value="72">
            <text:p>72</text:p>
          </table:table-cell>
          <table:table-cell office:value-type="string">
            <text:p>|</text:p>
          </table:table-cell>
          <table:table-cell table:formula="of:=[Sheet1.G97]" office:value-type="float" office:value="209">
            <text:p>209</text:p>
          </table:table-cell>
          <table:table-cell office:value-type="string">
            <text:p>|</text:p>
          </table:table-cell>
          <table:table-cell table:formula="of:=[Sheet1.H97]" office:value-type="float" office:value="204">
            <text:p>204</text:p>
          </table:table-cell>
          <table:table-cell table:number-columns-repeated="2" office:value-type="string">
            <text:p>|</text:p>
          </table:table-cell>
          <table:table-cell table:formula="of:=[Sheet1.I97]" office:value-type="percentage" office:value="0.282352941176471">
            <text:p>28%</text:p>
          </table:table-cell>
          <table:table-cell office:value-type="string">
            <text:p>|</text:p>
          </table:table-cell>
          <table:table-cell table:formula="of:=[Sheet1.J97]" office:value-type="percentage" office:value="0.819607843137255">
            <text:p>82%</text:p>
          </table:table-cell>
          <table:table-cell office:value-type="string">
            <text:p>|</text:p>
          </table:table-cell>
          <table:table-cell table:formula="of:=[Sheet1.K97]" office:value-type="percentage" office:value="0.8">
            <text:p>8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97]); 0; [Sheet1.L97])" office:value-type="float" office:value="178.884758364312">
            <text:p>179</text:p>
          </table:table-cell>
          <table:table-cell office:value-type="string">
            <text:p>|</text:p>
          </table:table-cell>
          <table:table-cell table:formula="of:=IF(ISERROR([Sheet1.M97]);0;[Sheet1.M97])" office:value-type="percentage" office:value="0.655502392344498">
            <text:p>66%</text:p>
          </table:table-cell>
          <table:table-cell office:value-type="string">
            <text:p>|</text:p>
          </table:table-cell>
          <table:table-cell table:formula="of:=[Sheet1.N97]" office:value-type="percentage" office:value="0.550980392156863">
            <text:p>55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98]" office:value-type="string" office:string-value="mediumVioletRed ">
            <text:p>mediumVioletRed </text:p>
          </table:table-cell>
          <table:table-cell office:value-type="string">
            <text:p>|</text:p>
          </table:table-cell>
          <table:table-cell table:formula="of:=[Sheet1.E98]" office:value-type="string" office:string-value="#c71585 ">
            <text:p>#c71585 </text:p>
          </table:table-cell>
          <table:table-cell table:number-columns-repeated="2" office:value-type="string">
            <text:p>|</text:p>
          </table:table-cell>
          <table:table-cell table:formula="of:=[Sheet1.F98]" office:value-type="float" office:value="199">
            <text:p>199</text:p>
          </table:table-cell>
          <table:table-cell office:value-type="string">
            <text:p>|</text:p>
          </table:table-cell>
          <table:table-cell table:formula="of:=[Sheet1.G98]" office:value-type="float" office:value="21">
            <text:p>21</text:p>
          </table:table-cell>
          <table:table-cell office:value-type="string">
            <text:p>|</text:p>
          </table:table-cell>
          <table:table-cell table:formula="of:=[Sheet1.H98]" office:value-type="float" office:value="133">
            <text:p>133</text:p>
          </table:table-cell>
          <table:table-cell table:number-columns-repeated="2" office:value-type="string">
            <text:p>|</text:p>
          </table:table-cell>
          <table:table-cell table:formula="of:=[Sheet1.I98]" office:value-type="percentage" office:value="0.780392156862745">
            <text:p>78%</text:p>
          </table:table-cell>
          <table:table-cell office:value-type="string">
            <text:p>|</text:p>
          </table:table-cell>
          <table:table-cell table:formula="of:=[Sheet1.J98]" office:value-type="percentage" office:value="0.0823529411764706">
            <text:p>8%</text:p>
          </table:table-cell>
          <table:table-cell office:value-type="string">
            <text:p>|</text:p>
          </table:table-cell>
          <table:table-cell table:formula="of:=[Sheet1.K98]" office:value-type="percentage" office:value="0.52156862745098">
            <text:p>52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98]); 0; [Sheet1.L98])" office:value-type="float" office:value="313.655172413793">
            <text:p>314</text:p>
          </table:table-cell>
          <table:table-cell office:value-type="string">
            <text:p>|</text:p>
          </table:table-cell>
          <table:table-cell table:formula="of:=IF(ISERROR([Sheet1.M98]);0;[Sheet1.M98])" office:value-type="percentage" office:value="0.894472361809045">
            <text:p>89%</text:p>
          </table:table-cell>
          <table:table-cell office:value-type="string">
            <text:p>|</text:p>
          </table:table-cell>
          <table:table-cell table:formula="of:=[Sheet1.N98]" office:value-type="percentage" office:value="0.431372549019608">
            <text:p>43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99]" office:value-type="string" office:string-value="midnightBlue ">
            <text:p>midnightBlue </text:p>
          </table:table-cell>
          <table:table-cell office:value-type="string">
            <text:p>|</text:p>
          </table:table-cell>
          <table:table-cell table:formula="of:=[Sheet1.E99]" office:value-type="string" office:string-value="#191970 ">
            <text:p>#191970 </text:p>
          </table:table-cell>
          <table:table-cell table:number-columns-repeated="2" office:value-type="string">
            <text:p>|</text:p>
          </table:table-cell>
          <table:table-cell table:formula="of:=[Sheet1.F99]" office:value-type="float" office:value="25">
            <text:p>25</text:p>
          </table:table-cell>
          <table:table-cell office:value-type="string">
            <text:p>|</text:p>
          </table:table-cell>
          <table:table-cell table:formula="of:=[Sheet1.G99]" office:value-type="float" office:value="25">
            <text:p>25</text:p>
          </table:table-cell>
          <table:table-cell office:value-type="string">
            <text:p>|</text:p>
          </table:table-cell>
          <table:table-cell table:formula="of:=[Sheet1.H99]" office:value-type="float" office:value="112">
            <text:p>112</text:p>
          </table:table-cell>
          <table:table-cell table:number-columns-repeated="2" office:value-type="string">
            <text:p>|</text:p>
          </table:table-cell>
          <table:table-cell table:formula="of:=[Sheet1.I99]" office:value-type="percentage" office:value="0.0980392156862745">
            <text:p>10%</text:p>
          </table:table-cell>
          <table:table-cell office:value-type="string">
            <text:p>|</text:p>
          </table:table-cell>
          <table:table-cell table:formula="of:=[Sheet1.J99]" office:value-type="percentage" office:value="0.0980392156862745">
            <text:p>10%</text:p>
          </table:table-cell>
          <table:table-cell office:value-type="string">
            <text:p>|</text:p>
          </table:table-cell>
          <table:table-cell table:formula="of:=[Sheet1.K99]" office:value-type="percentage" office:value="0.43921568627451">
            <text:p>44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99]); 0; [Sheet1.L99])" office:value-type="float" office:value="240">
            <text:p>240</text:p>
          </table:table-cell>
          <table:table-cell office:value-type="string">
            <text:p>|</text:p>
          </table:table-cell>
          <table:table-cell table:formula="of:=IF(ISERROR([Sheet1.M99]);0;[Sheet1.M99])" office:value-type="percentage" office:value="0.776785714285714">
            <text:p>78%</text:p>
          </table:table-cell>
          <table:table-cell office:value-type="string">
            <text:p>|</text:p>
          </table:table-cell>
          <table:table-cell table:formula="of:=[Sheet1.N99]" office:value-type="percentage" office:value="0.268627450980392">
            <text:p>27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00]" office:value-type="string" office:string-value="mintCream ">
            <text:p>mintCream </text:p>
          </table:table-cell>
          <table:table-cell office:value-type="string">
            <text:p>|</text:p>
          </table:table-cell>
          <table:table-cell table:formula="of:=[Sheet1.E100]" office:value-type="string" office:string-value="#f5fffa ">
            <text:p>#f5fffa </text:p>
          </table:table-cell>
          <table:table-cell table:number-columns-repeated="2" office:value-type="string">
            <text:p>|</text:p>
          </table:table-cell>
          <table:table-cell table:formula="of:=[Sheet1.F100]" office:value-type="float" office:value="245">
            <text:p>245</text:p>
          </table:table-cell>
          <table:table-cell office:value-type="string">
            <text:p>|</text:p>
          </table:table-cell>
          <table:table-cell table:formula="of:=[Sheet1.G100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H100]" office:value-type="float" office:value="250">
            <text:p>250</text:p>
          </table:table-cell>
          <table:table-cell table:number-columns-repeated="2" office:value-type="string">
            <text:p>|</text:p>
          </table:table-cell>
          <table:table-cell table:formula="of:=[Sheet1.I100]" office:value-type="percentage" office:value="0.96078431372549">
            <text:p>96%</text:p>
          </table:table-cell>
          <table:table-cell office:value-type="string">
            <text:p>|</text:p>
          </table:table-cell>
          <table:table-cell table:formula="of:=[Sheet1.J100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K100]" office:value-type="percentage" office:value="0.980392156862745">
            <text:p>98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00]); 0; [Sheet1.L100])" office:value-type="float" office:value="160">
            <text:p>160</text:p>
          </table:table-cell>
          <table:table-cell office:value-type="string">
            <text:p>|</text:p>
          </table:table-cell>
          <table:table-cell table:formula="of:=IF(ISERROR([Sheet1.M100]);0;[Sheet1.M100])" office:value-type="percentage" office:value="0.0392156862745098">
            <text:p>4%</text:p>
          </table:table-cell>
          <table:table-cell office:value-type="string">
            <text:p>|</text:p>
          </table:table-cell>
          <table:table-cell table:formula="of:=[Sheet1.N100]" office:value-type="percentage" office:value="0.980392156862745">
            <text:p>98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01]" office:value-type="string" office:string-value="mistyRose ">
            <text:p>mistyRose </text:p>
          </table:table-cell>
          <table:table-cell office:value-type="string">
            <text:p>|</text:p>
          </table:table-cell>
          <table:table-cell table:formula="of:=[Sheet1.E101]" office:value-type="string" office:string-value="#ffe4e1 ">
            <text:p>#ffe4e1 </text:p>
          </table:table-cell>
          <table:table-cell table:number-columns-repeated="2" office:value-type="string">
            <text:p>|</text:p>
          </table:table-cell>
          <table:table-cell table:formula="of:=[Sheet1.F101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G101]" office:value-type="float" office:value="228">
            <text:p>228</text:p>
          </table:table-cell>
          <table:table-cell office:value-type="string">
            <text:p>|</text:p>
          </table:table-cell>
          <table:table-cell table:formula="of:=[Sheet1.H101]" office:value-type="float" office:value="225">
            <text:p>225</text:p>
          </table:table-cell>
          <table:table-cell table:number-columns-repeated="2" office:value-type="string">
            <text:p>|</text:p>
          </table:table-cell>
          <table:table-cell table:formula="of:=[Sheet1.I101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J101]" office:value-type="percentage" office:value="0.894117647058824">
            <text:p>89%</text:p>
          </table:table-cell>
          <table:table-cell office:value-type="string">
            <text:p>|</text:p>
          </table:table-cell>
          <table:table-cell table:formula="of:=[Sheet1.K101]" office:value-type="percentage" office:value="0.882352941176471">
            <text:p>88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01]); 0; [Sheet1.L101])" office:value-type="float" office:value="10.9090909090909">
            <text:p>11</text:p>
          </table:table-cell>
          <table:table-cell office:value-type="string">
            <text:p>|</text:p>
          </table:table-cell>
          <table:table-cell table:formula="of:=IF(ISERROR([Sheet1.M101]);0;[Sheet1.M101])" office:value-type="percentage" office:value="0.117647058823529">
            <text:p>12%</text:p>
          </table:table-cell>
          <table:table-cell office:value-type="string">
            <text:p>|</text:p>
          </table:table-cell>
          <table:table-cell table:formula="of:=[Sheet1.N101]" office:value-type="percentage" office:value="0.941176470588235">
            <text:p>94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02]" office:value-type="string" office:string-value="moccasin ">
            <text:p>moccasin </text:p>
          </table:table-cell>
          <table:table-cell office:value-type="string">
            <text:p>|</text:p>
          </table:table-cell>
          <table:table-cell table:formula="of:=[Sheet1.E102]" office:value-type="string" office:string-value="#ffe4b5 ">
            <text:p>#ffe4b5 </text:p>
          </table:table-cell>
          <table:table-cell table:number-columns-repeated="2" office:value-type="string">
            <text:p>|</text:p>
          </table:table-cell>
          <table:table-cell table:formula="of:=[Sheet1.F102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G102]" office:value-type="float" office:value="228">
            <text:p>228</text:p>
          </table:table-cell>
          <table:table-cell office:value-type="string">
            <text:p>|</text:p>
          </table:table-cell>
          <table:table-cell table:formula="of:=[Sheet1.H102]" office:value-type="float" office:value="181">
            <text:p>181</text:p>
          </table:table-cell>
          <table:table-cell table:number-columns-repeated="2" office:value-type="string">
            <text:p>|</text:p>
          </table:table-cell>
          <table:table-cell table:formula="of:=[Sheet1.I102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J102]" office:value-type="percentage" office:value="0.894117647058824">
            <text:p>89%</text:p>
          </table:table-cell>
          <table:table-cell office:value-type="string">
            <text:p>|</text:p>
          </table:table-cell>
          <table:table-cell table:formula="of:=[Sheet1.K102]" office:value-type="percentage" office:value="0.709803921568627">
            <text:p>71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02]); 0; [Sheet1.L102])" office:value-type="float" office:value="46.6115702479339">
            <text:p>47</text:p>
          </table:table-cell>
          <table:table-cell office:value-type="string">
            <text:p>|</text:p>
          </table:table-cell>
          <table:table-cell table:formula="of:=IF(ISERROR([Sheet1.M102]);0;[Sheet1.M102])" office:value-type="percentage" office:value="0.290196078431372">
            <text:p>29%</text:p>
          </table:table-cell>
          <table:table-cell office:value-type="string">
            <text:p>|</text:p>
          </table:table-cell>
          <table:table-cell table:formula="of:=[Sheet1.N102]" office:value-type="percentage" office:value="0.854901960784314">
            <text:p>85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03]" office:value-type="string" office:string-value="navajoWhite ">
            <text:p>navajoWhite </text:p>
          </table:table-cell>
          <table:table-cell office:value-type="string">
            <text:p>|</text:p>
          </table:table-cell>
          <table:table-cell table:formula="of:=[Sheet1.E103]" office:value-type="string" office:string-value="#ffdead ">
            <text:p>#ffdead </text:p>
          </table:table-cell>
          <table:table-cell table:number-columns-repeated="2" office:value-type="string">
            <text:p>|</text:p>
          </table:table-cell>
          <table:table-cell table:formula="of:=[Sheet1.F103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G103]" office:value-type="float" office:value="222">
            <text:p>222</text:p>
          </table:table-cell>
          <table:table-cell office:value-type="string">
            <text:p>|</text:p>
          </table:table-cell>
          <table:table-cell table:formula="of:=[Sheet1.H103]" office:value-type="float" office:value="173">
            <text:p>173</text:p>
          </table:table-cell>
          <table:table-cell table:number-columns-repeated="2" office:value-type="string">
            <text:p>|</text:p>
          </table:table-cell>
          <table:table-cell table:formula="of:=[Sheet1.I103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J103]" office:value-type="percentage" office:value="0.870588235294118">
            <text:p>87%</text:p>
          </table:table-cell>
          <table:table-cell office:value-type="string">
            <text:p>|</text:p>
          </table:table-cell>
          <table:table-cell table:formula="of:=[Sheet1.K103]" office:value-type="percentage" office:value="0.67843137254902">
            <text:p>68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03]); 0; [Sheet1.L103])" office:value-type="float" office:value="44.8854961832061">
            <text:p>45</text:p>
          </table:table-cell>
          <table:table-cell office:value-type="string">
            <text:p>|</text:p>
          </table:table-cell>
          <table:table-cell table:formula="of:=IF(ISERROR([Sheet1.M103]);0;[Sheet1.M103])" office:value-type="percentage" office:value="0.32156862745098">
            <text:p>32%</text:p>
          </table:table-cell>
          <table:table-cell office:value-type="string">
            <text:p>|</text:p>
          </table:table-cell>
          <table:table-cell table:formula="of:=[Sheet1.N103]" office:value-type="percentage" office:value="0.83921568627451">
            <text:p>84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04]" office:value-type="string" office:string-value="navy ">
            <text:p>navy </text:p>
          </table:table-cell>
          <table:table-cell office:value-type="string">
            <text:p>|</text:p>
          </table:table-cell>
          <table:table-cell table:formula="of:=[Sheet1.E104]" office:value-type="string" office:string-value="#000080 ">
            <text:p>#000080 </text:p>
          </table:table-cell>
          <table:table-cell table:number-columns-repeated="2" office:value-type="string">
            <text:p>|</text:p>
          </table:table-cell>
          <table:table-cell table:formula="of:=[Sheet1.F104]" office:value-type="float" office:value="0">
            <text:p>0</text:p>
          </table:table-cell>
          <table:table-cell office:value-type="string">
            <text:p>|</text:p>
          </table:table-cell>
          <table:table-cell table:formula="of:=[Sheet1.G104]" office:value-type="float" office:value="0">
            <text:p>0</text:p>
          </table:table-cell>
          <table:table-cell office:value-type="string">
            <text:p>|</text:p>
          </table:table-cell>
          <table:table-cell table:formula="of:=[Sheet1.H104]" office:value-type="float" office:value="128">
            <text:p>128</text:p>
          </table:table-cell>
          <table:table-cell table:number-columns-repeated="2" office:value-type="string">
            <text:p>|</text:p>
          </table:table-cell>
          <table:table-cell table:formula="of:=[Sheet1.I104]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J104]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K104]" office:value-type="percentage" office:value="0.501960784313726">
            <text:p>5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04]); 0; [Sheet1.L104])" office:value-type="float" office:value="240">
            <text:p>240</text:p>
          </table:table-cell>
          <table:table-cell office:value-type="string">
            <text:p>|</text:p>
          </table:table-cell>
          <table:table-cell table:formula="of:=IF(ISERROR([Sheet1.M104]);0;[Sheet1.M104])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N104]" office:value-type="percentage" office:value="0.250980392156863">
            <text:p>25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05]" office:value-type="string" office:string-value="oldLace ">
            <text:p>oldLace </text:p>
          </table:table-cell>
          <table:table-cell office:value-type="string">
            <text:p>|</text:p>
          </table:table-cell>
          <table:table-cell table:formula="of:=[Sheet1.E105]" office:value-type="string" office:string-value="#fdf5e6 ">
            <text:p>#fdf5e6 </text:p>
          </table:table-cell>
          <table:table-cell table:number-columns-repeated="2" office:value-type="string">
            <text:p>|</text:p>
          </table:table-cell>
          <table:table-cell table:formula="of:=[Sheet1.F105]" office:value-type="float" office:value="253">
            <text:p>253</text:p>
          </table:table-cell>
          <table:table-cell office:value-type="string">
            <text:p>|</text:p>
          </table:table-cell>
          <table:table-cell table:formula="of:=[Sheet1.G105]" office:value-type="float" office:value="245">
            <text:p>245</text:p>
          </table:table-cell>
          <table:table-cell office:value-type="string">
            <text:p>|</text:p>
          </table:table-cell>
          <table:table-cell table:formula="of:=[Sheet1.H105]" office:value-type="float" office:value="230">
            <text:p>230</text:p>
          </table:table-cell>
          <table:table-cell table:number-columns-repeated="2" office:value-type="string">
            <text:p>|</text:p>
          </table:table-cell>
          <table:table-cell table:formula="of:=[Sheet1.I105]" office:value-type="percentage" office:value="0.992156862745098">
            <text:p>99%</text:p>
          </table:table-cell>
          <table:table-cell office:value-type="string">
            <text:p>|</text:p>
          </table:table-cell>
          <table:table-cell table:formula="of:=[Sheet1.J105]" office:value-type="percentage" office:value="0.96078431372549">
            <text:p>96%</text:p>
          </table:table-cell>
          <table:table-cell office:value-type="string">
            <text:p>|</text:p>
          </table:table-cell>
          <table:table-cell table:formula="of:=[Sheet1.K105]" office:value-type="percentage" office:value="0.901960784313726">
            <text:p>9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05]); 0; [Sheet1.L105])" office:value-type="float" office:value="47.3684210526316">
            <text:p>47</text:p>
          </table:table-cell>
          <table:table-cell office:value-type="string">
            <text:p>|</text:p>
          </table:table-cell>
          <table:table-cell table:formula="of:=IF(ISERROR([Sheet1.M105]);0;[Sheet1.M105])" office:value-type="percentage" office:value="0.0909090909090909">
            <text:p>9%</text:p>
          </table:table-cell>
          <table:table-cell office:value-type="string">
            <text:p>|</text:p>
          </table:table-cell>
          <table:table-cell table:formula="of:=[Sheet1.N105]" office:value-type="percentage" office:value="0.947058823529412">
            <text:p>95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06]" office:value-type="string" office:string-value="olive ">
            <text:p>olive </text:p>
          </table:table-cell>
          <table:table-cell office:value-type="string">
            <text:p>|</text:p>
          </table:table-cell>
          <table:table-cell table:formula="of:=[Sheet1.E106]" office:value-type="string" office:string-value="#808000 ">
            <text:p>#808000 </text:p>
          </table:table-cell>
          <table:table-cell table:number-columns-repeated="2" office:value-type="string">
            <text:p>|</text:p>
          </table:table-cell>
          <table:table-cell table:formula="of:=[Sheet1.F106]" office:value-type="float" office:value="128">
            <text:p>128</text:p>
          </table:table-cell>
          <table:table-cell office:value-type="string">
            <text:p>|</text:p>
          </table:table-cell>
          <table:table-cell table:formula="of:=[Sheet1.G106]" office:value-type="float" office:value="128">
            <text:p>128</text:p>
          </table:table-cell>
          <table:table-cell office:value-type="string">
            <text:p>|</text:p>
          </table:table-cell>
          <table:table-cell table:formula="of:=[Sheet1.H106]" office:value-type="float" office:value="0">
            <text:p>0</text:p>
          </table:table-cell>
          <table:table-cell table:number-columns-repeated="2" office:value-type="string">
            <text:p>|</text:p>
          </table:table-cell>
          <table:table-cell table:formula="of:=[Sheet1.I106]" office:value-type="percentage" office:value="0.501960784313726">
            <text:p>50%</text:p>
          </table:table-cell>
          <table:table-cell office:value-type="string">
            <text:p>|</text:p>
          </table:table-cell>
          <table:table-cell table:formula="of:=[Sheet1.J106]" office:value-type="percentage" office:value="0.501960784313726">
            <text:p>50%</text:p>
          </table:table-cell>
          <table:table-cell office:value-type="string">
            <text:p>|</text:p>
          </table:table-cell>
          <table:table-cell table:formula="of:=[Sheet1.K106]" office:value-type="percentage" office:value="0">
            <text:p>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06]); 0; [Sheet1.L106])" office:value-type="float" office:value="60">
            <text:p>60</text:p>
          </table:table-cell>
          <table:table-cell office:value-type="string">
            <text:p>|</text:p>
          </table:table-cell>
          <table:table-cell table:formula="of:=IF(ISERROR([Sheet1.M106]);0;[Sheet1.M106])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N106]" office:value-type="percentage" office:value="0.250980392156863">
            <text:p>25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07]" office:value-type="string" office:string-value="oliveDrab ">
            <text:p>oliveDrab </text:p>
          </table:table-cell>
          <table:table-cell office:value-type="string">
            <text:p>|</text:p>
          </table:table-cell>
          <table:table-cell table:formula="of:=[Sheet1.E107]" office:value-type="string" office:string-value="#6b8e23 ">
            <text:p>#6b8e23 </text:p>
          </table:table-cell>
          <table:table-cell table:number-columns-repeated="2" office:value-type="string">
            <text:p>|</text:p>
          </table:table-cell>
          <table:table-cell table:formula="of:=[Sheet1.F107]" office:value-type="float" office:value="107">
            <text:p>107</text:p>
          </table:table-cell>
          <table:table-cell office:value-type="string">
            <text:p>|</text:p>
          </table:table-cell>
          <table:table-cell table:formula="of:=[Sheet1.G107]" office:value-type="float" office:value="142">
            <text:p>142</text:p>
          </table:table-cell>
          <table:table-cell office:value-type="string">
            <text:p>|</text:p>
          </table:table-cell>
          <table:table-cell table:formula="of:=[Sheet1.H107]" office:value-type="float" office:value="35">
            <text:p>35</text:p>
          </table:table-cell>
          <table:table-cell table:number-columns-repeated="2" office:value-type="string">
            <text:p>|</text:p>
          </table:table-cell>
          <table:table-cell table:formula="of:=[Sheet1.I107]" office:value-type="percentage" office:value="0.419607843137255">
            <text:p>42%</text:p>
          </table:table-cell>
          <table:table-cell office:value-type="string">
            <text:p>|</text:p>
          </table:table-cell>
          <table:table-cell table:formula="of:=[Sheet1.J107]" office:value-type="percentage" office:value="0.556862745098039">
            <text:p>56%</text:p>
          </table:table-cell>
          <table:table-cell office:value-type="string">
            <text:p>|</text:p>
          </table:table-cell>
          <table:table-cell table:formula="of:=[Sheet1.K107]" office:value-type="percentage" office:value="0.137254901960784">
            <text:p>14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07]); 0; [Sheet1.L107])" office:value-type="float" office:value="71.731843575419">
            <text:p>72</text:p>
          </table:table-cell>
          <table:table-cell office:value-type="string">
            <text:p>|</text:p>
          </table:table-cell>
          <table:table-cell table:formula="of:=IF(ISERROR([Sheet1.M107]);0;[Sheet1.M107])" office:value-type="percentage" office:value="0.753521126760563">
            <text:p>75%</text:p>
          </table:table-cell>
          <table:table-cell office:value-type="string">
            <text:p>|</text:p>
          </table:table-cell>
          <table:table-cell table:formula="of:=[Sheet1.N107]" office:value-type="percentage" office:value="0.347058823529412">
            <text:p>35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08]" office:value-type="string" office:string-value="orange ">
            <text:p>orange </text:p>
          </table:table-cell>
          <table:table-cell office:value-type="string">
            <text:p>|</text:p>
          </table:table-cell>
          <table:table-cell table:formula="of:=[Sheet1.E108]" office:value-type="string" office:string-value="#ffa500 ">
            <text:p>#ffa500 </text:p>
          </table:table-cell>
          <table:table-cell table:number-columns-repeated="2" office:value-type="string">
            <text:p>|</text:p>
          </table:table-cell>
          <table:table-cell table:formula="of:=[Sheet1.F108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G108]" office:value-type="float" office:value="165">
            <text:p>165</text:p>
          </table:table-cell>
          <table:table-cell office:value-type="string">
            <text:p>|</text:p>
          </table:table-cell>
          <table:table-cell table:formula="of:=[Sheet1.H108]" office:value-type="float" office:value="0">
            <text:p>0</text:p>
          </table:table-cell>
          <table:table-cell table:number-columns-repeated="2" office:value-type="string">
            <text:p>|</text:p>
          </table:table-cell>
          <table:table-cell table:formula="of:=[Sheet1.I108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J108]" office:value-type="percentage" office:value="0.647058823529412">
            <text:p>65%</text:p>
          </table:table-cell>
          <table:table-cell office:value-type="string">
            <text:p>|</text:p>
          </table:table-cell>
          <table:table-cell table:formula="of:=[Sheet1.K108]" office:value-type="percentage" office:value="0">
            <text:p>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08]); 0; [Sheet1.L108])" office:value-type="float" office:value="47.1428571428571">
            <text:p>47</text:p>
          </table:table-cell>
          <table:table-cell office:value-type="string">
            <text:p>|</text:p>
          </table:table-cell>
          <table:table-cell table:formula="of:=IF(ISERROR([Sheet1.M108]);0;[Sheet1.M108])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N108]" office:value-type="percentage" office:value="0.5">
            <text:p>5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09]" office:value-type="string" office:string-value="orangeRed ">
            <text:p>orangeRed </text:p>
          </table:table-cell>
          <table:table-cell office:value-type="string">
            <text:p>|</text:p>
          </table:table-cell>
          <table:table-cell table:formula="of:=[Sheet1.E109]" office:value-type="string" office:string-value="#ff4500 ">
            <text:p>#ff4500 </text:p>
          </table:table-cell>
          <table:table-cell table:number-columns-repeated="2" office:value-type="string">
            <text:p>|</text:p>
          </table:table-cell>
          <table:table-cell table:formula="of:=[Sheet1.F109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G109]" office:value-type="float" office:value="69">
            <text:p>69</text:p>
          </table:table-cell>
          <table:table-cell office:value-type="string">
            <text:p>|</text:p>
          </table:table-cell>
          <table:table-cell table:formula="of:=[Sheet1.H109]" office:value-type="float" office:value="0">
            <text:p>0</text:p>
          </table:table-cell>
          <table:table-cell table:number-columns-repeated="2" office:value-type="string">
            <text:p>|</text:p>
          </table:table-cell>
          <table:table-cell table:formula="of:=[Sheet1.I109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J109]" office:value-type="percentage" office:value="0.270588235294118">
            <text:p>27%</text:p>
          </table:table-cell>
          <table:table-cell office:value-type="string">
            <text:p>|</text:p>
          </table:table-cell>
          <table:table-cell table:formula="of:=[Sheet1.K109]" office:value-type="percentage" office:value="0">
            <text:p>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09]); 0; [Sheet1.L109])" office:value-type="float" office:value="25.5555555555556">
            <text:p>26</text:p>
          </table:table-cell>
          <table:table-cell office:value-type="string">
            <text:p>|</text:p>
          </table:table-cell>
          <table:table-cell table:formula="of:=IF(ISERROR([Sheet1.M109]);0;[Sheet1.M109])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N109]" office:value-type="percentage" office:value="0.5">
            <text:p>5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10]" office:value-type="string" office:string-value="orchid ">
            <text:p>orchid </text:p>
          </table:table-cell>
          <table:table-cell office:value-type="string">
            <text:p>|</text:p>
          </table:table-cell>
          <table:table-cell table:formula="of:=[Sheet1.E110]" office:value-type="string" office:string-value="#da70d6 ">
            <text:p>#da70d6 </text:p>
          </table:table-cell>
          <table:table-cell table:number-columns-repeated="2" office:value-type="string">
            <text:p>|</text:p>
          </table:table-cell>
          <table:table-cell table:formula="of:=[Sheet1.F110]" office:value-type="float" office:value="218">
            <text:p>218</text:p>
          </table:table-cell>
          <table:table-cell office:value-type="string">
            <text:p>|</text:p>
          </table:table-cell>
          <table:table-cell table:formula="of:=[Sheet1.G110]" office:value-type="float" office:value="112">
            <text:p>112</text:p>
          </table:table-cell>
          <table:table-cell office:value-type="string">
            <text:p>|</text:p>
          </table:table-cell>
          <table:table-cell table:formula="of:=[Sheet1.H110]" office:value-type="float" office:value="214">
            <text:p>214</text:p>
          </table:table-cell>
          <table:table-cell table:number-columns-repeated="2" office:value-type="string">
            <text:p>|</text:p>
          </table:table-cell>
          <table:table-cell table:formula="of:=[Sheet1.I110]" office:value-type="percentage" office:value="0.854901960784314">
            <text:p>85%</text:p>
          </table:table-cell>
          <table:table-cell office:value-type="string">
            <text:p>|</text:p>
          </table:table-cell>
          <table:table-cell table:formula="of:=[Sheet1.J110]" office:value-type="percentage" office:value="0.43921568627451">
            <text:p>44%</text:p>
          </table:table-cell>
          <table:table-cell office:value-type="string">
            <text:p>|</text:p>
          </table:table-cell>
          <table:table-cell table:formula="of:=[Sheet1.K110]" office:value-type="percentage" office:value="0.83921568627451">
            <text:p>84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10]); 0; [Sheet1.L110])" office:value-type="float" office:value="301.153846153846">
            <text:p>301</text:p>
          </table:table-cell>
          <table:table-cell office:value-type="string">
            <text:p>|</text:p>
          </table:table-cell>
          <table:table-cell table:formula="of:=IF(ISERROR([Sheet1.M110]);0;[Sheet1.M110])" office:value-type="percentage" office:value="0.486238532110092">
            <text:p>49%</text:p>
          </table:table-cell>
          <table:table-cell office:value-type="string">
            <text:p>|</text:p>
          </table:table-cell>
          <table:table-cell table:formula="of:=[Sheet1.N110]" office:value-type="percentage" office:value="0.647058823529412">
            <text:p>65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11]" office:value-type="string" office:string-value="paleGoldenrod ">
            <text:p>paleGoldenrod </text:p>
          </table:table-cell>
          <table:table-cell office:value-type="string">
            <text:p>|</text:p>
          </table:table-cell>
          <table:table-cell table:formula="of:=[Sheet1.E111]" office:value-type="string" office:string-value="#eee8aa ">
            <text:p>#eee8aa </text:p>
          </table:table-cell>
          <table:table-cell table:number-columns-repeated="2" office:value-type="string">
            <text:p>|</text:p>
          </table:table-cell>
          <table:table-cell table:formula="of:=[Sheet1.F111]" office:value-type="float" office:value="238">
            <text:p>238</text:p>
          </table:table-cell>
          <table:table-cell office:value-type="string">
            <text:p>|</text:p>
          </table:table-cell>
          <table:table-cell table:formula="of:=[Sheet1.G111]" office:value-type="float" office:value="232">
            <text:p>232</text:p>
          </table:table-cell>
          <table:table-cell office:value-type="string">
            <text:p>|</text:p>
          </table:table-cell>
          <table:table-cell table:formula="of:=[Sheet1.H111]" office:value-type="float" office:value="170">
            <text:p>170</text:p>
          </table:table-cell>
          <table:table-cell table:number-columns-repeated="2" office:value-type="string">
            <text:p>|</text:p>
          </table:table-cell>
          <table:table-cell table:formula="of:=[Sheet1.I111]" office:value-type="percentage" office:value="0.933333333333333">
            <text:p>93%</text:p>
          </table:table-cell>
          <table:table-cell office:value-type="string">
            <text:p>|</text:p>
          </table:table-cell>
          <table:table-cell table:formula="of:=[Sheet1.J111]" office:value-type="percentage" office:value="0.909803921568627">
            <text:p>91%</text:p>
          </table:table-cell>
          <table:table-cell office:value-type="string">
            <text:p>|</text:p>
          </table:table-cell>
          <table:table-cell table:formula="of:=[Sheet1.K111]" office:value-type="percentage" office:value="0.666666666666667">
            <text:p>67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11]); 0; [Sheet1.L111])" office:value-type="float" office:value="57.2307692307692">
            <text:p>57</text:p>
          </table:table-cell>
          <table:table-cell office:value-type="string">
            <text:p>|</text:p>
          </table:table-cell>
          <table:table-cell table:formula="of:=IF(ISERROR([Sheet1.M111]);0;[Sheet1.M111])" office:value-type="percentage" office:value="0.285714285714286">
            <text:p>29%</text:p>
          </table:table-cell>
          <table:table-cell office:value-type="string">
            <text:p>|</text:p>
          </table:table-cell>
          <table:table-cell table:formula="of:=[Sheet1.N111]" office:value-type="percentage" office:value="0.8">
            <text:p>8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12]" office:value-type="string" office:string-value="paleGreen ">
            <text:p>paleGreen </text:p>
          </table:table-cell>
          <table:table-cell office:value-type="string">
            <text:p>|</text:p>
          </table:table-cell>
          <table:table-cell table:formula="of:=[Sheet1.E112]" office:value-type="string" office:string-value="#98fb98 ">
            <text:p>#98fb98 </text:p>
          </table:table-cell>
          <table:table-cell table:number-columns-repeated="2" office:value-type="string">
            <text:p>|</text:p>
          </table:table-cell>
          <table:table-cell table:formula="of:=[Sheet1.F112]" office:value-type="float" office:value="152">
            <text:p>152</text:p>
          </table:table-cell>
          <table:table-cell office:value-type="string">
            <text:p>|</text:p>
          </table:table-cell>
          <table:table-cell table:formula="of:=[Sheet1.G112]" office:value-type="float" office:value="251">
            <text:p>251</text:p>
          </table:table-cell>
          <table:table-cell office:value-type="string">
            <text:p>|</text:p>
          </table:table-cell>
          <table:table-cell table:formula="of:=[Sheet1.H112]" office:value-type="float" office:value="152">
            <text:p>152</text:p>
          </table:table-cell>
          <table:table-cell table:number-columns-repeated="2" office:value-type="string">
            <text:p>|</text:p>
          </table:table-cell>
          <table:table-cell table:formula="of:=[Sheet1.I112]" office:value-type="percentage" office:value="0.596078431372549">
            <text:p>60%</text:p>
          </table:table-cell>
          <table:table-cell office:value-type="string">
            <text:p>|</text:p>
          </table:table-cell>
          <table:table-cell table:formula="of:=[Sheet1.J112]" office:value-type="percentage" office:value="0.984313725490196">
            <text:p>98%</text:p>
          </table:table-cell>
          <table:table-cell office:value-type="string">
            <text:p>|</text:p>
          </table:table-cell>
          <table:table-cell table:formula="of:=[Sheet1.K112]" office:value-type="percentage" office:value="0.596078431372549">
            <text:p>6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12]); 0; [Sheet1.L112])" office:value-type="float" office:value="120">
            <text:p>120</text:p>
          </table:table-cell>
          <table:table-cell office:value-type="string">
            <text:p>|</text:p>
          </table:table-cell>
          <table:table-cell table:formula="of:=IF(ISERROR([Sheet1.M112]);0;[Sheet1.M112])" office:value-type="percentage" office:value="0.394422310756972">
            <text:p>39%</text:p>
          </table:table-cell>
          <table:table-cell office:value-type="string">
            <text:p>|</text:p>
          </table:table-cell>
          <table:table-cell table:formula="of:=[Sheet1.N112]" office:value-type="percentage" office:value="0.790196078431373">
            <text:p>79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13]" office:value-type="string" office:string-value="paleTurquoise ">
            <text:p>paleTurquoise </text:p>
          </table:table-cell>
          <table:table-cell office:value-type="string">
            <text:p>|</text:p>
          </table:table-cell>
          <table:table-cell table:formula="of:=[Sheet1.E113]" office:value-type="string" office:string-value="#afeeee ">
            <text:p>#afeeee </text:p>
          </table:table-cell>
          <table:table-cell table:number-columns-repeated="2" office:value-type="string">
            <text:p>|</text:p>
          </table:table-cell>
          <table:table-cell table:formula="of:=[Sheet1.F113]" office:value-type="float" office:value="175">
            <text:p>175</text:p>
          </table:table-cell>
          <table:table-cell office:value-type="string">
            <text:p>|</text:p>
          </table:table-cell>
          <table:table-cell table:formula="of:=[Sheet1.G113]" office:value-type="float" office:value="238">
            <text:p>238</text:p>
          </table:table-cell>
          <table:table-cell office:value-type="string">
            <text:p>|</text:p>
          </table:table-cell>
          <table:table-cell table:formula="of:=[Sheet1.H113]" office:value-type="float" office:value="238">
            <text:p>238</text:p>
          </table:table-cell>
          <table:table-cell table:number-columns-repeated="2" office:value-type="string">
            <text:p>|</text:p>
          </table:table-cell>
          <table:table-cell table:formula="of:=[Sheet1.I113]" office:value-type="percentage" office:value="0.686274509803922">
            <text:p>69%</text:p>
          </table:table-cell>
          <table:table-cell office:value-type="string">
            <text:p>|</text:p>
          </table:table-cell>
          <table:table-cell table:formula="of:=[Sheet1.J113]" office:value-type="percentage" office:value="0.933333333333333">
            <text:p>93%</text:p>
          </table:table-cell>
          <table:table-cell office:value-type="string">
            <text:p>|</text:p>
          </table:table-cell>
          <table:table-cell table:formula="of:=[Sheet1.K113]" office:value-type="percentage" office:value="0.933333333333333">
            <text:p>93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13]); 0; [Sheet1.L113])" office:value-type="float" office:value="180">
            <text:p>180</text:p>
          </table:table-cell>
          <table:table-cell office:value-type="string">
            <text:p>|</text:p>
          </table:table-cell>
          <table:table-cell table:formula="of:=IF(ISERROR([Sheet1.M113]);0;[Sheet1.M113])" office:value-type="percentage" office:value="0.264705882352941">
            <text:p>26%</text:p>
          </table:table-cell>
          <table:table-cell office:value-type="string">
            <text:p>|</text:p>
          </table:table-cell>
          <table:table-cell table:formula="of:=[Sheet1.N113]" office:value-type="percentage" office:value="0.809803921568627">
            <text:p>81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14]" office:value-type="string" office:string-value="paleVioletRed ">
            <text:p>paleVioletRed </text:p>
          </table:table-cell>
          <table:table-cell office:value-type="string">
            <text:p>|</text:p>
          </table:table-cell>
          <table:table-cell table:formula="of:=[Sheet1.E114]" office:value-type="string" office:string-value="#db7093 ">
            <text:p>#db7093 </text:p>
          </table:table-cell>
          <table:table-cell table:number-columns-repeated="2" office:value-type="string">
            <text:p>|</text:p>
          </table:table-cell>
          <table:table-cell table:formula="of:=[Sheet1.F114]" office:value-type="float" office:value="219">
            <text:p>219</text:p>
          </table:table-cell>
          <table:table-cell office:value-type="string">
            <text:p>|</text:p>
          </table:table-cell>
          <table:table-cell table:formula="of:=[Sheet1.G114]" office:value-type="float" office:value="112">
            <text:p>112</text:p>
          </table:table-cell>
          <table:table-cell office:value-type="string">
            <text:p>|</text:p>
          </table:table-cell>
          <table:table-cell table:formula="of:=[Sheet1.H114]" office:value-type="float" office:value="147">
            <text:p>147</text:p>
          </table:table-cell>
          <table:table-cell table:number-columns-repeated="2" office:value-type="string">
            <text:p>|</text:p>
          </table:table-cell>
          <table:table-cell table:formula="of:=[Sheet1.I114]" office:value-type="percentage" office:value="0.858823529411765">
            <text:p>86%</text:p>
          </table:table-cell>
          <table:table-cell office:value-type="string">
            <text:p>|</text:p>
          </table:table-cell>
          <table:table-cell table:formula="of:=[Sheet1.J114]" office:value-type="percentage" office:value="0.43921568627451">
            <text:p>44%</text:p>
          </table:table-cell>
          <table:table-cell office:value-type="string">
            <text:p>|</text:p>
          </table:table-cell>
          <table:table-cell table:formula="of:=[Sheet1.K114]" office:value-type="percentage" office:value="0.576470588235294">
            <text:p>58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14]); 0; [Sheet1.L114])" office:value-type="float" office:value="330.422535211268">
            <text:p>330</text:p>
          </table:table-cell>
          <table:table-cell office:value-type="string">
            <text:p>|</text:p>
          </table:table-cell>
          <table:table-cell table:formula="of:=IF(ISERROR([Sheet1.M114]);0;[Sheet1.M114])" office:value-type="percentage" office:value="0.488584474885845">
            <text:p>49%</text:p>
          </table:table-cell>
          <table:table-cell office:value-type="string">
            <text:p>|</text:p>
          </table:table-cell>
          <table:table-cell table:formula="of:=[Sheet1.N114]" office:value-type="percentage" office:value="0.649019607843137">
            <text:p>65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15]" office:value-type="string" office:string-value="papayaWhip ">
            <text:p>papayaWhip </text:p>
          </table:table-cell>
          <table:table-cell office:value-type="string">
            <text:p>|</text:p>
          </table:table-cell>
          <table:table-cell table:formula="of:=[Sheet1.E115]" office:value-type="string" office:string-value="#ffefd5 ">
            <text:p>#ffefd5 </text:p>
          </table:table-cell>
          <table:table-cell table:number-columns-repeated="2" office:value-type="string">
            <text:p>|</text:p>
          </table:table-cell>
          <table:table-cell table:formula="of:=[Sheet1.F115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G115]" office:value-type="float" office:value="239">
            <text:p>239</text:p>
          </table:table-cell>
          <table:table-cell office:value-type="string">
            <text:p>|</text:p>
          </table:table-cell>
          <table:table-cell table:formula="of:=[Sheet1.H115]" office:value-type="float" office:value="213">
            <text:p>213</text:p>
          </table:table-cell>
          <table:table-cell table:number-columns-repeated="2" office:value-type="string">
            <text:p>|</text:p>
          </table:table-cell>
          <table:table-cell table:formula="of:=[Sheet1.I115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J115]" office:value-type="percentage" office:value="0.937254901960784">
            <text:p>94%</text:p>
          </table:table-cell>
          <table:table-cell office:value-type="string">
            <text:p>|</text:p>
          </table:table-cell>
          <table:table-cell table:formula="of:=[Sheet1.K115]" office:value-type="percentage" office:value="0.835294117647059">
            <text:p>84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15]); 0; [Sheet1.L115])" office:value-type="float" office:value="45.8823529411765">
            <text:p>46</text:p>
          </table:table-cell>
          <table:table-cell office:value-type="string">
            <text:p>|</text:p>
          </table:table-cell>
          <table:table-cell table:formula="of:=IF(ISERROR([Sheet1.M115]);0;[Sheet1.M115])" office:value-type="percentage" office:value="0.164705882352941">
            <text:p>16%</text:p>
          </table:table-cell>
          <table:table-cell office:value-type="string">
            <text:p>|</text:p>
          </table:table-cell>
          <table:table-cell table:formula="of:=[Sheet1.N115]" office:value-type="percentage" office:value="0.917647058823529">
            <text:p>92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16]" office:value-type="string" office:string-value="peachPuff ">
            <text:p>peachPuff </text:p>
          </table:table-cell>
          <table:table-cell office:value-type="string">
            <text:p>|</text:p>
          </table:table-cell>
          <table:table-cell table:formula="of:=[Sheet1.E116]" office:value-type="string" office:string-value="#ffdab9 ">
            <text:p>#ffdab9 </text:p>
          </table:table-cell>
          <table:table-cell table:number-columns-repeated="2" office:value-type="string">
            <text:p>|</text:p>
          </table:table-cell>
          <table:table-cell table:formula="of:=[Sheet1.F116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G116]" office:value-type="float" office:value="218">
            <text:p>218</text:p>
          </table:table-cell>
          <table:table-cell office:value-type="string">
            <text:p>|</text:p>
          </table:table-cell>
          <table:table-cell table:formula="of:=[Sheet1.H116]" office:value-type="float" office:value="185">
            <text:p>185</text:p>
          </table:table-cell>
          <table:table-cell table:number-columns-repeated="2" office:value-type="string">
            <text:p>|</text:p>
          </table:table-cell>
          <table:table-cell table:formula="of:=[Sheet1.I116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J116]" office:value-type="percentage" office:value="0.854901960784314">
            <text:p>85%</text:p>
          </table:table-cell>
          <table:table-cell office:value-type="string">
            <text:p>|</text:p>
          </table:table-cell>
          <table:table-cell table:formula="of:=[Sheet1.K116]" office:value-type="percentage" office:value="0.725490196078431">
            <text:p>73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16]); 0; [Sheet1.L116])" office:value-type="float" office:value="38.4466019417476">
            <text:p>38</text:p>
          </table:table-cell>
          <table:table-cell office:value-type="string">
            <text:p>|</text:p>
          </table:table-cell>
          <table:table-cell table:formula="of:=IF(ISERROR([Sheet1.M116]);0;[Sheet1.M116])" office:value-type="percentage" office:value="0.274509803921569">
            <text:p>27%</text:p>
          </table:table-cell>
          <table:table-cell office:value-type="string">
            <text:p>|</text:p>
          </table:table-cell>
          <table:table-cell table:formula="of:=[Sheet1.N116]" office:value-type="percentage" office:value="0.862745098039216">
            <text:p>86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17]" office:value-type="string" office:string-value="peru ">
            <text:p>peru </text:p>
          </table:table-cell>
          <table:table-cell office:value-type="string">
            <text:p>|</text:p>
          </table:table-cell>
          <table:table-cell table:formula="of:=[Sheet1.E117]" office:value-type="string" office:string-value="#cd853f ">
            <text:p>#cd853f </text:p>
          </table:table-cell>
          <table:table-cell table:number-columns-repeated="2" office:value-type="string">
            <text:p>|</text:p>
          </table:table-cell>
          <table:table-cell table:formula="of:=[Sheet1.F117]" office:value-type="float" office:value="205">
            <text:p>205</text:p>
          </table:table-cell>
          <table:table-cell office:value-type="string">
            <text:p>|</text:p>
          </table:table-cell>
          <table:table-cell table:formula="of:=[Sheet1.G117]" office:value-type="float" office:value="133">
            <text:p>133</text:p>
          </table:table-cell>
          <table:table-cell office:value-type="string">
            <text:p>|</text:p>
          </table:table-cell>
          <table:table-cell table:formula="of:=[Sheet1.H117]" office:value-type="float" office:value="63">
            <text:p>63</text:p>
          </table:table-cell>
          <table:table-cell table:number-columns-repeated="2" office:value-type="string">
            <text:p>|</text:p>
          </table:table-cell>
          <table:table-cell table:formula="of:=[Sheet1.I117]" office:value-type="percentage" office:value="0.803921568627451">
            <text:p>80%</text:p>
          </table:table-cell>
          <table:table-cell office:value-type="string">
            <text:p>|</text:p>
          </table:table-cell>
          <table:table-cell table:formula="of:=[Sheet1.J117]" office:value-type="percentage" office:value="0.52156862745098">
            <text:p>52%</text:p>
          </table:table-cell>
          <table:table-cell office:value-type="string">
            <text:p>|</text:p>
          </table:table-cell>
          <table:table-cell table:formula="of:=[Sheet1.K117]" office:value-type="percentage" office:value="0.247058823529412">
            <text:p>25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17]); 0; [Sheet1.L117])" office:value-type="float" office:value="39.622641509434">
            <text:p>40</text:p>
          </table:table-cell>
          <table:table-cell office:value-type="string">
            <text:p>|</text:p>
          </table:table-cell>
          <table:table-cell table:formula="of:=IF(ISERROR([Sheet1.M117]);0;[Sheet1.M117])" office:value-type="percentage" office:value="0.692682926829268">
            <text:p>69%</text:p>
          </table:table-cell>
          <table:table-cell office:value-type="string">
            <text:p>|</text:p>
          </table:table-cell>
          <table:table-cell table:formula="of:=[Sheet1.N117]" office:value-type="percentage" office:value="0.525490196078431">
            <text:p>53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18]" office:value-type="string" office:string-value="pink ">
            <text:p>pink </text:p>
          </table:table-cell>
          <table:table-cell office:value-type="string">
            <text:p>|</text:p>
          </table:table-cell>
          <table:table-cell table:formula="of:=[Sheet1.E118]" office:value-type="string" office:string-value="#ffc0cb ">
            <text:p>#ffc0cb </text:p>
          </table:table-cell>
          <table:table-cell table:number-columns-repeated="2" office:value-type="string">
            <text:p>|</text:p>
          </table:table-cell>
          <table:table-cell table:formula="of:=[Sheet1.F118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G118]" office:value-type="float" office:value="192">
            <text:p>192</text:p>
          </table:table-cell>
          <table:table-cell office:value-type="string">
            <text:p>|</text:p>
          </table:table-cell>
          <table:table-cell table:formula="of:=[Sheet1.H118]" office:value-type="float" office:value="203">
            <text:p>203</text:p>
          </table:table-cell>
          <table:table-cell table:number-columns-repeated="2" office:value-type="string">
            <text:p>|</text:p>
          </table:table-cell>
          <table:table-cell table:formula="of:=[Sheet1.I118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J118]" office:value-type="percentage" office:value="0.752941176470588">
            <text:p>75%</text:p>
          </table:table-cell>
          <table:table-cell office:value-type="string">
            <text:p>|</text:p>
          </table:table-cell>
          <table:table-cell table:formula="of:=[Sheet1.K118]" office:value-type="percentage" office:value="0.796078431372549">
            <text:p>8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18]); 0; [Sheet1.L118])" office:value-type="float" office:value="342.162162162162">
            <text:p>342</text:p>
          </table:table-cell>
          <table:table-cell office:value-type="string">
            <text:p>|</text:p>
          </table:table-cell>
          <table:table-cell table:formula="of:=IF(ISERROR([Sheet1.M118]);0;[Sheet1.M118])" office:value-type="percentage" office:value="0.247058823529412">
            <text:p>25%</text:p>
          </table:table-cell>
          <table:table-cell office:value-type="string">
            <text:p>|</text:p>
          </table:table-cell>
          <table:table-cell table:formula="of:=[Sheet1.N118]" office:value-type="percentage" office:value="0.876470588235294">
            <text:p>88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19]" office:value-type="string" office:string-value="plum ">
            <text:p>plum </text:p>
          </table:table-cell>
          <table:table-cell office:value-type="string">
            <text:p>|</text:p>
          </table:table-cell>
          <table:table-cell table:formula="of:=[Sheet1.E119]" office:value-type="string" office:string-value="#dda0dd ">
            <text:p>#dda0dd </text:p>
          </table:table-cell>
          <table:table-cell table:number-columns-repeated="2" office:value-type="string">
            <text:p>|</text:p>
          </table:table-cell>
          <table:table-cell table:formula="of:=[Sheet1.F119]" office:value-type="float" office:value="221">
            <text:p>221</text:p>
          </table:table-cell>
          <table:table-cell office:value-type="string">
            <text:p>|</text:p>
          </table:table-cell>
          <table:table-cell table:formula="of:=[Sheet1.G119]" office:value-type="float" office:value="160">
            <text:p>160</text:p>
          </table:table-cell>
          <table:table-cell office:value-type="string">
            <text:p>|</text:p>
          </table:table-cell>
          <table:table-cell table:formula="of:=[Sheet1.H119]" office:value-type="float" office:value="221">
            <text:p>221</text:p>
          </table:table-cell>
          <table:table-cell table:number-columns-repeated="2" office:value-type="string">
            <text:p>|</text:p>
          </table:table-cell>
          <table:table-cell table:formula="of:=[Sheet1.I119]" office:value-type="percentage" office:value="0.866666666666667">
            <text:p>87%</text:p>
          </table:table-cell>
          <table:table-cell office:value-type="string">
            <text:p>|</text:p>
          </table:table-cell>
          <table:table-cell table:formula="of:=[Sheet1.J119]" office:value-type="percentage" office:value="0.627450980392157">
            <text:p>63%</text:p>
          </table:table-cell>
          <table:table-cell office:value-type="string">
            <text:p>|</text:p>
          </table:table-cell>
          <table:table-cell table:formula="of:=[Sheet1.K119]" office:value-type="percentage" office:value="0.866666666666667">
            <text:p>87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19]); 0; [Sheet1.L119])" office:value-type="float" office:value="300">
            <text:p>300</text:p>
          </table:table-cell>
          <table:table-cell office:value-type="string">
            <text:p>|</text:p>
          </table:table-cell>
          <table:table-cell table:formula="of:=IF(ISERROR([Sheet1.M119]);0;[Sheet1.M119])" office:value-type="percentage" office:value="0.276018099547511">
            <text:p>28%</text:p>
          </table:table-cell>
          <table:table-cell office:value-type="string">
            <text:p>|</text:p>
          </table:table-cell>
          <table:table-cell table:formula="of:=[Sheet1.N119]" office:value-type="percentage" office:value="0.747058823529412">
            <text:p>75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20]" office:value-type="string" office:string-value="powderBlue ">
            <text:p>powderBlue </text:p>
          </table:table-cell>
          <table:table-cell office:value-type="string">
            <text:p>|</text:p>
          </table:table-cell>
          <table:table-cell table:formula="of:=[Sheet1.E120]" office:value-type="string" office:string-value="#b0e0e6 ">
            <text:p>#b0e0e6 </text:p>
          </table:table-cell>
          <table:table-cell table:number-columns-repeated="2" office:value-type="string">
            <text:p>|</text:p>
          </table:table-cell>
          <table:table-cell table:formula="of:=[Sheet1.F120]" office:value-type="float" office:value="176">
            <text:p>176</text:p>
          </table:table-cell>
          <table:table-cell office:value-type="string">
            <text:p>|</text:p>
          </table:table-cell>
          <table:table-cell table:formula="of:=[Sheet1.G120]" office:value-type="float" office:value="224">
            <text:p>224</text:p>
          </table:table-cell>
          <table:table-cell office:value-type="string">
            <text:p>|</text:p>
          </table:table-cell>
          <table:table-cell table:formula="of:=[Sheet1.H120]" office:value-type="float" office:value="230">
            <text:p>230</text:p>
          </table:table-cell>
          <table:table-cell table:number-columns-repeated="2" office:value-type="string">
            <text:p>|</text:p>
          </table:table-cell>
          <table:table-cell table:formula="of:=[Sheet1.I120]" office:value-type="percentage" office:value="0.690196078431373">
            <text:p>69%</text:p>
          </table:table-cell>
          <table:table-cell office:value-type="string">
            <text:p>|</text:p>
          </table:table-cell>
          <table:table-cell table:formula="of:=[Sheet1.J120]" office:value-type="percentage" office:value="0.87843137254902">
            <text:p>88%</text:p>
          </table:table-cell>
          <table:table-cell office:value-type="string">
            <text:p>|</text:p>
          </table:table-cell>
          <table:table-cell table:formula="of:=[Sheet1.K120]" office:value-type="percentage" office:value="0.901960784313726">
            <text:p>9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20]); 0; [Sheet1.L120])" office:value-type="float" office:value="183.529411764706">
            <text:p>184</text:p>
          </table:table-cell>
          <table:table-cell office:value-type="string">
            <text:p>|</text:p>
          </table:table-cell>
          <table:table-cell table:formula="of:=IF(ISERROR([Sheet1.M120]);0;[Sheet1.M120])" office:value-type="percentage" office:value="0.234782608695652">
            <text:p>23%</text:p>
          </table:table-cell>
          <table:table-cell office:value-type="string">
            <text:p>|</text:p>
          </table:table-cell>
          <table:table-cell table:formula="of:=[Sheet1.N120]" office:value-type="percentage" office:value="0.796078431372549">
            <text:p>8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21]" office:value-type="string" office:string-value="purple ">
            <text:p>purple </text:p>
          </table:table-cell>
          <table:table-cell office:value-type="string">
            <text:p>|</text:p>
          </table:table-cell>
          <table:table-cell table:formula="of:=[Sheet1.E121]" office:value-type="string" office:string-value="#800080 ">
            <text:p>#800080 </text:p>
          </table:table-cell>
          <table:table-cell table:number-columns-repeated="2" office:value-type="string">
            <text:p>|</text:p>
          </table:table-cell>
          <table:table-cell table:formula="of:=[Sheet1.F121]" office:value-type="float" office:value="128">
            <text:p>128</text:p>
          </table:table-cell>
          <table:table-cell office:value-type="string">
            <text:p>|</text:p>
          </table:table-cell>
          <table:table-cell table:formula="of:=[Sheet1.G121]" office:value-type="float" office:value="0">
            <text:p>0</text:p>
          </table:table-cell>
          <table:table-cell office:value-type="string">
            <text:p>|</text:p>
          </table:table-cell>
          <table:table-cell table:formula="of:=[Sheet1.H121]" office:value-type="float" office:value="128">
            <text:p>128</text:p>
          </table:table-cell>
          <table:table-cell table:number-columns-repeated="2" office:value-type="string">
            <text:p>|</text:p>
          </table:table-cell>
          <table:table-cell table:formula="of:=[Sheet1.I121]" office:value-type="percentage" office:value="0.501960784313726">
            <text:p>50%</text:p>
          </table:table-cell>
          <table:table-cell office:value-type="string">
            <text:p>|</text:p>
          </table:table-cell>
          <table:table-cell table:formula="of:=[Sheet1.J121]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K121]" office:value-type="percentage" office:value="0.501960784313726">
            <text:p>5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21]); 0; [Sheet1.L121])" office:value-type="float" office:value="300">
            <text:p>300</text:p>
          </table:table-cell>
          <table:table-cell office:value-type="string">
            <text:p>|</text:p>
          </table:table-cell>
          <table:table-cell table:formula="of:=IF(ISERROR([Sheet1.M121]);0;[Sheet1.M121])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N121]" office:value-type="percentage" office:value="0.250980392156863">
            <text:p>25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22]" office:value-type="string" office:string-value="rebeccaPurple">
            <text:p>rebeccaPurple</text:p>
          </table:table-cell>
          <table:table-cell office:value-type="string">
            <text:p>|</text:p>
          </table:table-cell>
          <table:table-cell table:formula="of:=[Sheet1.E122]" office:value-type="string" office:string-value="#663399">
            <text:p>#663399</text:p>
          </table:table-cell>
          <table:table-cell table:number-columns-repeated="2" office:value-type="string">
            <text:p>|</text:p>
          </table:table-cell>
          <table:table-cell table:formula="of:=[Sheet1.F122]" office:value-type="float" office:value="102">
            <text:p>102</text:p>
          </table:table-cell>
          <table:table-cell office:value-type="string">
            <text:p>|</text:p>
          </table:table-cell>
          <table:table-cell table:formula="of:=[Sheet1.G122]" office:value-type="float" office:value="51">
            <text:p>51</text:p>
          </table:table-cell>
          <table:table-cell office:value-type="string">
            <text:p>|</text:p>
          </table:table-cell>
          <table:table-cell table:formula="of:=[Sheet1.H122]" office:value-type="float" office:value="153">
            <text:p>153</text:p>
          </table:table-cell>
          <table:table-cell table:number-columns-repeated="2" office:value-type="string">
            <text:p>|</text:p>
          </table:table-cell>
          <table:table-cell table:formula="of:=[Sheet1.I122]" office:value-type="percentage" office:value="0.4">
            <text:p>40%</text:p>
          </table:table-cell>
          <table:table-cell office:value-type="string">
            <text:p>|</text:p>
          </table:table-cell>
          <table:table-cell table:formula="of:=[Sheet1.J122]" office:value-type="percentage" office:value="0.2">
            <text:p>20%</text:p>
          </table:table-cell>
          <table:table-cell office:value-type="string">
            <text:p>|</text:p>
          </table:table-cell>
          <table:table-cell table:formula="of:=[Sheet1.K122]" office:value-type="percentage" office:value="0.6">
            <text:p>6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22]); 0; [Sheet1.L122])" office:value-type="float" office:value="280">
            <text:p>280</text:p>
          </table:table-cell>
          <table:table-cell office:value-type="string">
            <text:p>|</text:p>
          </table:table-cell>
          <table:table-cell table:formula="of:=IF(ISERROR([Sheet1.M122]);0;[Sheet1.M122])" office:value-type="percentage" office:value="0.666666666666667">
            <text:p>67%</text:p>
          </table:table-cell>
          <table:table-cell office:value-type="string">
            <text:p>|</text:p>
          </table:table-cell>
          <table:table-cell table:formula="of:=[Sheet1.N122]" office:value-type="percentage" office:value="0.4">
            <text:p>4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23]" office:value-type="string" office:string-value="red ">
            <text:p>red </text:p>
          </table:table-cell>
          <table:table-cell office:value-type="string">
            <text:p>|</text:p>
          </table:table-cell>
          <table:table-cell table:formula="of:=[Sheet1.E123]" office:value-type="string" office:string-value="#ff0000 ">
            <text:p>#ff0000 </text:p>
          </table:table-cell>
          <table:table-cell table:number-columns-repeated="2" office:value-type="string">
            <text:p>|</text:p>
          </table:table-cell>
          <table:table-cell table:formula="of:=[Sheet1.F123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G123]" office:value-type="float" office:value="0">
            <text:p>0</text:p>
          </table:table-cell>
          <table:table-cell office:value-type="string">
            <text:p>|</text:p>
          </table:table-cell>
          <table:table-cell table:formula="of:=[Sheet1.H123]" office:value-type="float" office:value="0">
            <text:p>0</text:p>
          </table:table-cell>
          <table:table-cell table:number-columns-repeated="2" office:value-type="string">
            <text:p>|</text:p>
          </table:table-cell>
          <table:table-cell table:formula="of:=[Sheet1.I123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J123]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K123]" office:value-type="percentage" office:value="0">
            <text:p>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23]); 0; [Sheet1.L123])" office:value-type="float" office:value="360">
            <text:p>360</text:p>
          </table:table-cell>
          <table:table-cell office:value-type="string">
            <text:p>|</text:p>
          </table:table-cell>
          <table:table-cell table:formula="of:=IF(ISERROR([Sheet1.M123]);0;[Sheet1.M123])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N123]" office:value-type="percentage" office:value="0.5">
            <text:p>5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24]" office:value-type="string" office:string-value="rosyBrown ">
            <text:p>rosyBrown </text:p>
          </table:table-cell>
          <table:table-cell office:value-type="string">
            <text:p>|</text:p>
          </table:table-cell>
          <table:table-cell table:formula="of:=[Sheet1.E124]" office:value-type="string" office:string-value="#bc8f8f ">
            <text:p>#bc8f8f </text:p>
          </table:table-cell>
          <table:table-cell table:number-columns-repeated="2" office:value-type="string">
            <text:p>|</text:p>
          </table:table-cell>
          <table:table-cell table:formula="of:=[Sheet1.F124]" office:value-type="float" office:value="188">
            <text:p>188</text:p>
          </table:table-cell>
          <table:table-cell office:value-type="string">
            <text:p>|</text:p>
          </table:table-cell>
          <table:table-cell table:formula="of:=[Sheet1.G124]" office:value-type="float" office:value="143">
            <text:p>143</text:p>
          </table:table-cell>
          <table:table-cell office:value-type="string">
            <text:p>|</text:p>
          </table:table-cell>
          <table:table-cell table:formula="of:=[Sheet1.H124]" office:value-type="float" office:value="143">
            <text:p>143</text:p>
          </table:table-cell>
          <table:table-cell table:number-columns-repeated="2" office:value-type="string">
            <text:p>|</text:p>
          </table:table-cell>
          <table:table-cell table:formula="of:=[Sheet1.I124]" office:value-type="percentage" office:value="0.737254901960784">
            <text:p>74%</text:p>
          </table:table-cell>
          <table:table-cell office:value-type="string">
            <text:p>|</text:p>
          </table:table-cell>
          <table:table-cell table:formula="of:=[Sheet1.J124]" office:value-type="percentage" office:value="0.56078431372549">
            <text:p>56%</text:p>
          </table:table-cell>
          <table:table-cell office:value-type="string">
            <text:p>|</text:p>
          </table:table-cell>
          <table:table-cell table:formula="of:=[Sheet1.K124]" office:value-type="percentage" office:value="0.56078431372549">
            <text:p>56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24]); 0; [Sheet1.L124])" office:value-type="float" office:value="360">
            <text:p>360</text:p>
          </table:table-cell>
          <table:table-cell office:value-type="string">
            <text:p>|</text:p>
          </table:table-cell>
          <table:table-cell table:formula="of:=IF(ISERROR([Sheet1.M124]);0;[Sheet1.M124])" office:value-type="percentage" office:value="0.23936170212766">
            <text:p>24%</text:p>
          </table:table-cell>
          <table:table-cell office:value-type="string">
            <text:p>|</text:p>
          </table:table-cell>
          <table:table-cell table:formula="of:=[Sheet1.N124]" office:value-type="percentage" office:value="0.649019607843137">
            <text:p>65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25]" office:value-type="string" office:string-value="royalBlue ">
            <text:p>royalBlue </text:p>
          </table:table-cell>
          <table:table-cell office:value-type="string">
            <text:p>|</text:p>
          </table:table-cell>
          <table:table-cell table:formula="of:=[Sheet1.E125]" office:value-type="string" office:string-value="#4169e1 ">
            <text:p>#4169e1 </text:p>
          </table:table-cell>
          <table:table-cell table:number-columns-repeated="2" office:value-type="string">
            <text:p>|</text:p>
          </table:table-cell>
          <table:table-cell table:formula="of:=[Sheet1.F125]" office:value-type="float" office:value="65">
            <text:p>65</text:p>
          </table:table-cell>
          <table:table-cell office:value-type="string">
            <text:p>|</text:p>
          </table:table-cell>
          <table:table-cell table:formula="of:=[Sheet1.G125]" office:value-type="float" office:value="105">
            <text:p>105</text:p>
          </table:table-cell>
          <table:table-cell office:value-type="string">
            <text:p>|</text:p>
          </table:table-cell>
          <table:table-cell table:formula="of:=[Sheet1.H125]" office:value-type="float" office:value="225">
            <text:p>225</text:p>
          </table:table-cell>
          <table:table-cell table:number-columns-repeated="2" office:value-type="string">
            <text:p>|</text:p>
          </table:table-cell>
          <table:table-cell table:formula="of:=[Sheet1.I125]" office:value-type="percentage" office:value="0.254901960784314">
            <text:p>25%</text:p>
          </table:table-cell>
          <table:table-cell office:value-type="string">
            <text:p>|</text:p>
          </table:table-cell>
          <table:table-cell table:formula="of:=[Sheet1.J125]" office:value-type="percentage" office:value="0.411764705882353">
            <text:p>41%</text:p>
          </table:table-cell>
          <table:table-cell office:value-type="string">
            <text:p>|</text:p>
          </table:table-cell>
          <table:table-cell table:formula="of:=[Sheet1.K125]" office:value-type="percentage" office:value="0.882352941176471">
            <text:p>88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25]); 0; [Sheet1.L125])" office:value-type="float" office:value="216">
            <text:p>216</text:p>
          </table:table-cell>
          <table:table-cell office:value-type="string">
            <text:p>|</text:p>
          </table:table-cell>
          <table:table-cell table:formula="of:=IF(ISERROR([Sheet1.M125]);0;[Sheet1.M125])" office:value-type="percentage" office:value="0.711111111111111">
            <text:p>71%</text:p>
          </table:table-cell>
          <table:table-cell office:value-type="string">
            <text:p>|</text:p>
          </table:table-cell>
          <table:table-cell table:formula="of:=[Sheet1.N125]" office:value-type="percentage" office:value="0.568627450980392">
            <text:p>57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26]" office:value-type="string" office:string-value="saddleBrown ">
            <text:p>saddleBrown </text:p>
          </table:table-cell>
          <table:table-cell office:value-type="string">
            <text:p>|</text:p>
          </table:table-cell>
          <table:table-cell table:formula="of:=[Sheet1.E126]" office:value-type="string" office:string-value="#8b4513 ">
            <text:p>#8b4513 </text:p>
          </table:table-cell>
          <table:table-cell table:number-columns-repeated="2" office:value-type="string">
            <text:p>|</text:p>
          </table:table-cell>
          <table:table-cell table:formula="of:=[Sheet1.F126]" office:value-type="float" office:value="139">
            <text:p>139</text:p>
          </table:table-cell>
          <table:table-cell office:value-type="string">
            <text:p>|</text:p>
          </table:table-cell>
          <table:table-cell table:formula="of:=[Sheet1.G126]" office:value-type="float" office:value="69">
            <text:p>69</text:p>
          </table:table-cell>
          <table:table-cell office:value-type="string">
            <text:p>|</text:p>
          </table:table-cell>
          <table:table-cell table:formula="of:=[Sheet1.H126]" office:value-type="float" office:value="19">
            <text:p>19</text:p>
          </table:table-cell>
          <table:table-cell table:number-columns-repeated="2" office:value-type="string">
            <text:p>|</text:p>
          </table:table-cell>
          <table:table-cell table:formula="of:=[Sheet1.I126]" office:value-type="percentage" office:value="0.545098039215686">
            <text:p>55%</text:p>
          </table:table-cell>
          <table:table-cell office:value-type="string">
            <text:p>|</text:p>
          </table:table-cell>
          <table:table-cell table:formula="of:=[Sheet1.J126]" office:value-type="percentage" office:value="0.270588235294118">
            <text:p>27%</text:p>
          </table:table-cell>
          <table:table-cell office:value-type="string">
            <text:p>|</text:p>
          </table:table-cell>
          <table:table-cell table:formula="of:=[Sheet1.K126]" office:value-type="percentage" office:value="0.0745098039215686">
            <text:p>7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26]); 0; [Sheet1.L126])" office:value-type="float" office:value="35.2941176470588">
            <text:p>35</text:p>
          </table:table-cell>
          <table:table-cell office:value-type="string">
            <text:p>|</text:p>
          </table:table-cell>
          <table:table-cell table:formula="of:=IF(ISERROR([Sheet1.M126]);0;[Sheet1.M126])" office:value-type="percentage" office:value="0.863309352517986">
            <text:p>86%</text:p>
          </table:table-cell>
          <table:table-cell office:value-type="string">
            <text:p>|</text:p>
          </table:table-cell>
          <table:table-cell table:formula="of:=[Sheet1.N126]" office:value-type="percentage" office:value="0.309803921568627">
            <text:p>31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27]" office:value-type="string" office:string-value="salmon ">
            <text:p>salmon </text:p>
          </table:table-cell>
          <table:table-cell office:value-type="string">
            <text:p>|</text:p>
          </table:table-cell>
          <table:table-cell table:formula="of:=[Sheet1.E127]" office:value-type="string" office:string-value="#fa8072 ">
            <text:p>#fa8072 </text:p>
          </table:table-cell>
          <table:table-cell table:number-columns-repeated="2" office:value-type="string">
            <text:p>|</text:p>
          </table:table-cell>
          <table:table-cell table:formula="of:=[Sheet1.F127]" office:value-type="float" office:value="250">
            <text:p>250</text:p>
          </table:table-cell>
          <table:table-cell office:value-type="string">
            <text:p>|</text:p>
          </table:table-cell>
          <table:table-cell table:formula="of:=[Sheet1.G127]" office:value-type="float" office:value="128">
            <text:p>128</text:p>
          </table:table-cell>
          <table:table-cell office:value-type="string">
            <text:p>|</text:p>
          </table:table-cell>
          <table:table-cell table:formula="of:=[Sheet1.H127]" office:value-type="float" office:value="114">
            <text:p>114</text:p>
          </table:table-cell>
          <table:table-cell table:number-columns-repeated="2" office:value-type="string">
            <text:p>|</text:p>
          </table:table-cell>
          <table:table-cell table:formula="of:=[Sheet1.I127]" office:value-type="percentage" office:value="0.980392156862745">
            <text:p>98%</text:p>
          </table:table-cell>
          <table:table-cell office:value-type="string">
            <text:p>|</text:p>
          </table:table-cell>
          <table:table-cell table:formula="of:=[Sheet1.J127]" office:value-type="percentage" office:value="0.501960784313726">
            <text:p>50%</text:p>
          </table:table-cell>
          <table:table-cell office:value-type="string">
            <text:p>|</text:p>
          </table:table-cell>
          <table:table-cell table:formula="of:=[Sheet1.K127]" office:value-type="percentage" office:value="0.447058823529412">
            <text:p>45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27]); 0; [Sheet1.L127])" office:value-type="float" office:value="11.2">
            <text:p>11</text:p>
          </table:table-cell>
          <table:table-cell office:value-type="string">
            <text:p>|</text:p>
          </table:table-cell>
          <table:table-cell table:formula="of:=IF(ISERROR([Sheet1.M127]);0;[Sheet1.M127])" office:value-type="percentage" office:value="0.544">
            <text:p>54%</text:p>
          </table:table-cell>
          <table:table-cell office:value-type="string">
            <text:p>|</text:p>
          </table:table-cell>
          <table:table-cell table:formula="of:=[Sheet1.N127]" office:value-type="percentage" office:value="0.713725490196078">
            <text:p>71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28]" office:value-type="string" office:string-value="sandyBrown ">
            <text:p>sandyBrown </text:p>
          </table:table-cell>
          <table:table-cell office:value-type="string">
            <text:p>|</text:p>
          </table:table-cell>
          <table:table-cell table:formula="of:=[Sheet1.E128]" office:value-type="string" office:string-value="#f4a460 ">
            <text:p>#f4a460 </text:p>
          </table:table-cell>
          <table:table-cell table:number-columns-repeated="2" office:value-type="string">
            <text:p>|</text:p>
          </table:table-cell>
          <table:table-cell table:formula="of:=[Sheet1.F128]" office:value-type="float" office:value="244">
            <text:p>244</text:p>
          </table:table-cell>
          <table:table-cell office:value-type="string">
            <text:p>|</text:p>
          </table:table-cell>
          <table:table-cell table:formula="of:=[Sheet1.G128]" office:value-type="float" office:value="164">
            <text:p>164</text:p>
          </table:table-cell>
          <table:table-cell office:value-type="string">
            <text:p>|</text:p>
          </table:table-cell>
          <table:table-cell table:formula="of:=[Sheet1.H128]" office:value-type="float" office:value="96">
            <text:p>96</text:p>
          </table:table-cell>
          <table:table-cell table:number-columns-repeated="2" office:value-type="string">
            <text:p>|</text:p>
          </table:table-cell>
          <table:table-cell table:formula="of:=[Sheet1.I128]" office:value-type="percentage" office:value="0.956862745098039">
            <text:p>96%</text:p>
          </table:table-cell>
          <table:table-cell office:value-type="string">
            <text:p>|</text:p>
          </table:table-cell>
          <table:table-cell table:formula="of:=[Sheet1.J128]" office:value-type="percentage" office:value="0.643137254901961">
            <text:p>64%</text:p>
          </table:table-cell>
          <table:table-cell office:value-type="string">
            <text:p>|</text:p>
          </table:table-cell>
          <table:table-cell table:formula="of:=[Sheet1.K128]" office:value-type="percentage" office:value="0.376470588235294">
            <text:p>38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28]); 0; [Sheet1.L128])" office:value-type="float" office:value="37.7777777777778">
            <text:p>38</text:p>
          </table:table-cell>
          <table:table-cell office:value-type="string">
            <text:p>|</text:p>
          </table:table-cell>
          <table:table-cell table:formula="of:=IF(ISERROR([Sheet1.M128]);0;[Sheet1.M128])" office:value-type="percentage" office:value="0.60655737704918">
            <text:p>61%</text:p>
          </table:table-cell>
          <table:table-cell office:value-type="string">
            <text:p>|</text:p>
          </table:table-cell>
          <table:table-cell table:formula="of:=[Sheet1.N128]" office:value-type="percentage" office:value="0.666666666666667">
            <text:p>67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29]" office:value-type="string" office:string-value="seaGreen ">
            <text:p>seaGreen </text:p>
          </table:table-cell>
          <table:table-cell office:value-type="string">
            <text:p>|</text:p>
          </table:table-cell>
          <table:table-cell table:formula="of:=[Sheet1.E129]" office:value-type="string" office:string-value="#2e8b57 ">
            <text:p>#2e8b57 </text:p>
          </table:table-cell>
          <table:table-cell table:number-columns-repeated="2" office:value-type="string">
            <text:p>|</text:p>
          </table:table-cell>
          <table:table-cell table:formula="of:=[Sheet1.F129]" office:value-type="float" office:value="46">
            <text:p>46</text:p>
          </table:table-cell>
          <table:table-cell office:value-type="string">
            <text:p>|</text:p>
          </table:table-cell>
          <table:table-cell table:formula="of:=[Sheet1.G129]" office:value-type="float" office:value="139">
            <text:p>139</text:p>
          </table:table-cell>
          <table:table-cell office:value-type="string">
            <text:p>|</text:p>
          </table:table-cell>
          <table:table-cell table:formula="of:=[Sheet1.H129]" office:value-type="float" office:value="87">
            <text:p>87</text:p>
          </table:table-cell>
          <table:table-cell table:number-columns-repeated="2" office:value-type="string">
            <text:p>|</text:p>
          </table:table-cell>
          <table:table-cell table:formula="of:=[Sheet1.I129]" office:value-type="percentage" office:value="0.180392156862745">
            <text:p>18%</text:p>
          </table:table-cell>
          <table:table-cell office:value-type="string">
            <text:p>|</text:p>
          </table:table-cell>
          <table:table-cell table:formula="of:=[Sheet1.J129]" office:value-type="percentage" office:value="0.545098039215686">
            <text:p>55%</text:p>
          </table:table-cell>
          <table:table-cell office:value-type="string">
            <text:p>|</text:p>
          </table:table-cell>
          <table:table-cell table:formula="of:=[Sheet1.K129]" office:value-type="percentage" office:value="0.341176470588235">
            <text:p>34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29]); 0; [Sheet1.L129])" office:value-type="float" office:value="156.716417910448">
            <text:p>157</text:p>
          </table:table-cell>
          <table:table-cell office:value-type="string">
            <text:p>|</text:p>
          </table:table-cell>
          <table:table-cell table:formula="of:=IF(ISERROR([Sheet1.M129]);0;[Sheet1.M129])" office:value-type="percentage" office:value="0.669064748201439">
            <text:p>67%</text:p>
          </table:table-cell>
          <table:table-cell office:value-type="string">
            <text:p>|</text:p>
          </table:table-cell>
          <table:table-cell table:formula="of:=[Sheet1.N129]" office:value-type="percentage" office:value="0.362745098039216">
            <text:p>36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30]" office:value-type="string" office:string-value="seashell ">
            <text:p>seashell </text:p>
          </table:table-cell>
          <table:table-cell office:value-type="string">
            <text:p>|</text:p>
          </table:table-cell>
          <table:table-cell table:formula="of:=[Sheet1.E130]" office:value-type="string" office:string-value="#fff5ee ">
            <text:p>#fff5ee </text:p>
          </table:table-cell>
          <table:table-cell table:number-columns-repeated="2" office:value-type="string">
            <text:p>|</text:p>
          </table:table-cell>
          <table:table-cell table:formula="of:=[Sheet1.F130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G130]" office:value-type="float" office:value="245">
            <text:p>245</text:p>
          </table:table-cell>
          <table:table-cell office:value-type="string">
            <text:p>|</text:p>
          </table:table-cell>
          <table:table-cell table:formula="of:=[Sheet1.H130]" office:value-type="float" office:value="238">
            <text:p>238</text:p>
          </table:table-cell>
          <table:table-cell table:number-columns-repeated="2" office:value-type="string">
            <text:p>|</text:p>
          </table:table-cell>
          <table:table-cell table:formula="of:=[Sheet1.I130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J130]" office:value-type="percentage" office:value="0.96078431372549">
            <text:p>96%</text:p>
          </table:table-cell>
          <table:table-cell office:value-type="string">
            <text:p>|</text:p>
          </table:table-cell>
          <table:table-cell table:formula="of:=[Sheet1.K130]" office:value-type="percentage" office:value="0.933333333333333">
            <text:p>93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30]); 0; [Sheet1.L130])" office:value-type="float" office:value="35">
            <text:p>35</text:p>
          </table:table-cell>
          <table:table-cell office:value-type="string">
            <text:p>|</text:p>
          </table:table-cell>
          <table:table-cell table:formula="of:=IF(ISERROR([Sheet1.M130]);0;[Sheet1.M130])" office:value-type="percentage" office:value="0.0666666666666667">
            <text:p>7%</text:p>
          </table:table-cell>
          <table:table-cell office:value-type="string">
            <text:p>|</text:p>
          </table:table-cell>
          <table:table-cell table:formula="of:=[Sheet1.N130]" office:value-type="percentage" office:value="0.966666666666667">
            <text:p>97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31]" office:value-type="string" office:string-value="sienna ">
            <text:p>sienna </text:p>
          </table:table-cell>
          <table:table-cell office:value-type="string">
            <text:p>|</text:p>
          </table:table-cell>
          <table:table-cell table:formula="of:=[Sheet1.E131]" office:value-type="string" office:string-value="#a0522d ">
            <text:p>#a0522d </text:p>
          </table:table-cell>
          <table:table-cell table:number-columns-repeated="2" office:value-type="string">
            <text:p>|</text:p>
          </table:table-cell>
          <table:table-cell table:formula="of:=[Sheet1.F131]" office:value-type="float" office:value="160">
            <text:p>160</text:p>
          </table:table-cell>
          <table:table-cell office:value-type="string">
            <text:p>|</text:p>
          </table:table-cell>
          <table:table-cell table:formula="of:=[Sheet1.G131]" office:value-type="float" office:value="82">
            <text:p>82</text:p>
          </table:table-cell>
          <table:table-cell office:value-type="string">
            <text:p>|</text:p>
          </table:table-cell>
          <table:table-cell table:formula="of:=[Sheet1.H131]" office:value-type="float" office:value="45">
            <text:p>45</text:p>
          </table:table-cell>
          <table:table-cell table:number-columns-repeated="2" office:value-type="string">
            <text:p>|</text:p>
          </table:table-cell>
          <table:table-cell table:formula="of:=[Sheet1.I131]" office:value-type="percentage" office:value="0.627450980392157">
            <text:p>63%</text:p>
          </table:table-cell>
          <table:table-cell office:value-type="string">
            <text:p>|</text:p>
          </table:table-cell>
          <table:table-cell table:formula="of:=[Sheet1.J131]" office:value-type="percentage" office:value="0.32156862745098">
            <text:p>32%</text:p>
          </table:table-cell>
          <table:table-cell office:value-type="string">
            <text:p>|</text:p>
          </table:table-cell>
          <table:table-cell table:formula="of:=[Sheet1.K131]" office:value-type="percentage" office:value="0.176470588235294">
            <text:p>18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31]); 0; [Sheet1.L131])" office:value-type="float" office:value="29.2105263157895">
            <text:p>29</text:p>
          </table:table-cell>
          <table:table-cell office:value-type="string">
            <text:p>|</text:p>
          </table:table-cell>
          <table:table-cell table:formula="of:=IF(ISERROR([Sheet1.M131]);0;[Sheet1.M131])" office:value-type="percentage" office:value="0.71875">
            <text:p>72%</text:p>
          </table:table-cell>
          <table:table-cell office:value-type="string">
            <text:p>|</text:p>
          </table:table-cell>
          <table:table-cell table:formula="of:=[Sheet1.N131]" office:value-type="percentage" office:value="0.401960784313726">
            <text:p>4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32]" office:value-type="string" office:string-value="silver ">
            <text:p>silver </text:p>
          </table:table-cell>
          <table:table-cell office:value-type="string">
            <text:p>|</text:p>
          </table:table-cell>
          <table:table-cell table:formula="of:=[Sheet1.E132]" office:value-type="string" office:string-value="#c0c0c0 ">
            <text:p>#c0c0c0 </text:p>
          </table:table-cell>
          <table:table-cell table:number-columns-repeated="2" office:value-type="string">
            <text:p>|</text:p>
          </table:table-cell>
          <table:table-cell table:formula="of:=[Sheet1.F132]" office:value-type="float" office:value="192">
            <text:p>192</text:p>
          </table:table-cell>
          <table:table-cell office:value-type="string">
            <text:p>|</text:p>
          </table:table-cell>
          <table:table-cell table:formula="of:=[Sheet1.G132]" office:value-type="float" office:value="192">
            <text:p>192</text:p>
          </table:table-cell>
          <table:table-cell office:value-type="string">
            <text:p>|</text:p>
          </table:table-cell>
          <table:table-cell table:formula="of:=[Sheet1.H132]" office:value-type="float" office:value="192">
            <text:p>192</text:p>
          </table:table-cell>
          <table:table-cell table:number-columns-repeated="2" office:value-type="string">
            <text:p>|</text:p>
          </table:table-cell>
          <table:table-cell table:formula="of:=[Sheet1.I132]" office:value-type="percentage" office:value="0.752941176470588">
            <text:p>75%</text:p>
          </table:table-cell>
          <table:table-cell office:value-type="string">
            <text:p>|</text:p>
          </table:table-cell>
          <table:table-cell table:formula="of:=[Sheet1.J132]" office:value-type="percentage" office:value="0.752941176470588">
            <text:p>75%</text:p>
          </table:table-cell>
          <table:table-cell office:value-type="string">
            <text:p>|</text:p>
          </table:table-cell>
          <table:table-cell table:formula="of:=[Sheet1.K132]" office:value-type="percentage" office:value="0.752941176470588">
            <text:p>75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32]); 0; [Sheet1.L132])" office:value-type="float" office:value="0">
            <text:p>0</text:p>
          </table:table-cell>
          <table:table-cell office:value-type="string">
            <text:p>|</text:p>
          </table:table-cell>
          <table:table-cell table:formula="of:=IF(ISERROR([Sheet1.M132]);0;[Sheet1.M132])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N132]" office:value-type="percentage" office:value="0.752941176470588">
            <text:p>75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33]" office:value-type="string" office:string-value="skyBlue ">
            <text:p>skyBlue </text:p>
          </table:table-cell>
          <table:table-cell office:value-type="string">
            <text:p>|</text:p>
          </table:table-cell>
          <table:table-cell table:formula="of:=[Sheet1.E133]" office:value-type="string" office:string-value="#87ceeb ">
            <text:p>#87ceeb </text:p>
          </table:table-cell>
          <table:table-cell table:number-columns-repeated="2" office:value-type="string">
            <text:p>|</text:p>
          </table:table-cell>
          <table:table-cell table:formula="of:=[Sheet1.F133]" office:value-type="float" office:value="135">
            <text:p>135</text:p>
          </table:table-cell>
          <table:table-cell office:value-type="string">
            <text:p>|</text:p>
          </table:table-cell>
          <table:table-cell table:formula="of:=[Sheet1.G133]" office:value-type="float" office:value="206">
            <text:p>206</text:p>
          </table:table-cell>
          <table:table-cell office:value-type="string">
            <text:p>|</text:p>
          </table:table-cell>
          <table:table-cell table:formula="of:=[Sheet1.H133]" office:value-type="float" office:value="235">
            <text:p>235</text:p>
          </table:table-cell>
          <table:table-cell table:number-columns-repeated="2" office:value-type="string">
            <text:p>|</text:p>
          </table:table-cell>
          <table:table-cell table:formula="of:=[Sheet1.I133]" office:value-type="percentage" office:value="0.529411764705882">
            <text:p>53%</text:p>
          </table:table-cell>
          <table:table-cell office:value-type="string">
            <text:p>|</text:p>
          </table:table-cell>
          <table:table-cell table:formula="of:=[Sheet1.J133]" office:value-type="percentage" office:value="0.807843137254902">
            <text:p>81%</text:p>
          </table:table-cell>
          <table:table-cell office:value-type="string">
            <text:p>|</text:p>
          </table:table-cell>
          <table:table-cell table:formula="of:=[Sheet1.K133]" office:value-type="percentage" office:value="0.92156862745098">
            <text:p>92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33]); 0; [Sheet1.L133])" office:value-type="float" office:value="190.175438596491">
            <text:p>190</text:p>
          </table:table-cell>
          <table:table-cell office:value-type="string">
            <text:p>|</text:p>
          </table:table-cell>
          <table:table-cell table:formula="of:=IF(ISERROR([Sheet1.M133]);0;[Sheet1.M133])" office:value-type="percentage" office:value="0.425531914893617">
            <text:p>43%</text:p>
          </table:table-cell>
          <table:table-cell office:value-type="string">
            <text:p>|</text:p>
          </table:table-cell>
          <table:table-cell table:formula="of:=[Sheet1.N133]" office:value-type="percentage" office:value="0.725490196078431">
            <text:p>73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34]" office:value-type="string" office:string-value="slateBlue ">
            <text:p>slateBlue </text:p>
          </table:table-cell>
          <table:table-cell office:value-type="string">
            <text:p>|</text:p>
          </table:table-cell>
          <table:table-cell table:formula="of:=[Sheet1.E134]" office:value-type="string" office:string-value="#6a5acd ">
            <text:p>#6a5acd </text:p>
          </table:table-cell>
          <table:table-cell table:number-columns-repeated="2" office:value-type="string">
            <text:p>|</text:p>
          </table:table-cell>
          <table:table-cell table:formula="of:=[Sheet1.F134]" office:value-type="float" office:value="106">
            <text:p>106</text:p>
          </table:table-cell>
          <table:table-cell office:value-type="string">
            <text:p>|</text:p>
          </table:table-cell>
          <table:table-cell table:formula="of:=[Sheet1.G134]" office:value-type="float" office:value="90">
            <text:p>90</text:p>
          </table:table-cell>
          <table:table-cell office:value-type="string">
            <text:p>|</text:p>
          </table:table-cell>
          <table:table-cell table:formula="of:=[Sheet1.H134]" office:value-type="float" office:value="205">
            <text:p>205</text:p>
          </table:table-cell>
          <table:table-cell table:number-columns-repeated="2" office:value-type="string">
            <text:p>|</text:p>
          </table:table-cell>
          <table:table-cell table:formula="of:=[Sheet1.I134]" office:value-type="percentage" office:value="0.415686274509804">
            <text:p>42%</text:p>
          </table:table-cell>
          <table:table-cell office:value-type="string">
            <text:p>|</text:p>
          </table:table-cell>
          <table:table-cell table:formula="of:=[Sheet1.J134]" office:value-type="percentage" office:value="0.352941176470588">
            <text:p>35%</text:p>
          </table:table-cell>
          <table:table-cell office:value-type="string">
            <text:p>|</text:p>
          </table:table-cell>
          <table:table-cell table:formula="of:=[Sheet1.K134]" office:value-type="percentage" office:value="0.803921568627451">
            <text:p>8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34]); 0; [Sheet1.L134])" office:value-type="float" office:value="254.656488549618">
            <text:p>255</text:p>
          </table:table-cell>
          <table:table-cell office:value-type="string">
            <text:p>|</text:p>
          </table:table-cell>
          <table:table-cell table:formula="of:=IF(ISERROR([Sheet1.M134]);0;[Sheet1.M134])" office:value-type="percentage" office:value="0.560975609756098">
            <text:p>56%</text:p>
          </table:table-cell>
          <table:table-cell office:value-type="string">
            <text:p>|</text:p>
          </table:table-cell>
          <table:table-cell table:formula="of:=[Sheet1.N134]" office:value-type="percentage" office:value="0.57843137254902">
            <text:p>58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35]" office:value-type="string" office:string-value="slateGray ">
            <text:p>slateGray </text:p>
          </table:table-cell>
          <table:table-cell office:value-type="string">
            <text:p>|</text:p>
          </table:table-cell>
          <table:table-cell table:formula="of:=[Sheet1.E135]" office:value-type="string" office:string-value="#708090 ">
            <text:p>#708090 </text:p>
          </table:table-cell>
          <table:table-cell table:number-columns-repeated="2" office:value-type="string">
            <text:p>|</text:p>
          </table:table-cell>
          <table:table-cell table:formula="of:=[Sheet1.F135]" office:value-type="float" office:value="112">
            <text:p>112</text:p>
          </table:table-cell>
          <table:table-cell office:value-type="string">
            <text:p>|</text:p>
          </table:table-cell>
          <table:table-cell table:formula="of:=[Sheet1.G135]" office:value-type="float" office:value="128">
            <text:p>128</text:p>
          </table:table-cell>
          <table:table-cell office:value-type="string">
            <text:p>|</text:p>
          </table:table-cell>
          <table:table-cell table:formula="of:=[Sheet1.H135]" office:value-type="float" office:value="144">
            <text:p>144</text:p>
          </table:table-cell>
          <table:table-cell table:number-columns-repeated="2" office:value-type="string">
            <text:p>|</text:p>
          </table:table-cell>
          <table:table-cell table:formula="of:=[Sheet1.I135]" office:value-type="percentage" office:value="0.43921568627451">
            <text:p>44%</text:p>
          </table:table-cell>
          <table:table-cell office:value-type="string">
            <text:p>|</text:p>
          </table:table-cell>
          <table:table-cell table:formula="of:=[Sheet1.J135]" office:value-type="percentage" office:value="0.501960784313726">
            <text:p>50%</text:p>
          </table:table-cell>
          <table:table-cell office:value-type="string">
            <text:p>|</text:p>
          </table:table-cell>
          <table:table-cell table:formula="of:=[Sheet1.K135]" office:value-type="percentage" office:value="0.564705882352941">
            <text:p>56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35]); 0; [Sheet1.L135])" office:value-type="float" office:value="200">
            <text:p>200</text:p>
          </table:table-cell>
          <table:table-cell office:value-type="string">
            <text:p>|</text:p>
          </table:table-cell>
          <table:table-cell table:formula="of:=IF(ISERROR([Sheet1.M135]);0;[Sheet1.M135])" office:value-type="percentage" office:value="0.222222222222222">
            <text:p>22%</text:p>
          </table:table-cell>
          <table:table-cell office:value-type="string">
            <text:p>|</text:p>
          </table:table-cell>
          <table:table-cell table:formula="of:=[Sheet1.N135]" office:value-type="percentage" office:value="0.501960784313726">
            <text:p>5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36]" office:value-type="string" office:string-value="slateGrey ">
            <text:p>slateGrey </text:p>
          </table:table-cell>
          <table:table-cell office:value-type="string">
            <text:p>|</text:p>
          </table:table-cell>
          <table:table-cell table:formula="of:=[Sheet1.E136]" office:value-type="string" office:string-value="#708090 ">
            <text:p>#708090 </text:p>
          </table:table-cell>
          <table:table-cell table:number-columns-repeated="2" office:value-type="string">
            <text:p>|</text:p>
          </table:table-cell>
          <table:table-cell table:formula="of:=[Sheet1.F136]" office:value-type="float" office:value="112">
            <text:p>112</text:p>
          </table:table-cell>
          <table:table-cell office:value-type="string">
            <text:p>|</text:p>
          </table:table-cell>
          <table:table-cell table:formula="of:=[Sheet1.G136]" office:value-type="float" office:value="128">
            <text:p>128</text:p>
          </table:table-cell>
          <table:table-cell office:value-type="string">
            <text:p>|</text:p>
          </table:table-cell>
          <table:table-cell table:formula="of:=[Sheet1.H136]" office:value-type="float" office:value="144">
            <text:p>144</text:p>
          </table:table-cell>
          <table:table-cell table:number-columns-repeated="2" office:value-type="string">
            <text:p>|</text:p>
          </table:table-cell>
          <table:table-cell table:formula="of:=[Sheet1.I136]" office:value-type="percentage" office:value="0.43921568627451">
            <text:p>44%</text:p>
          </table:table-cell>
          <table:table-cell office:value-type="string">
            <text:p>|</text:p>
          </table:table-cell>
          <table:table-cell table:formula="of:=[Sheet1.J136]" office:value-type="percentage" office:value="0.501960784313726">
            <text:p>50%</text:p>
          </table:table-cell>
          <table:table-cell office:value-type="string">
            <text:p>|</text:p>
          </table:table-cell>
          <table:table-cell table:formula="of:=[Sheet1.K136]" office:value-type="percentage" office:value="0.564705882352941">
            <text:p>56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36]); 0; [Sheet1.L136])" office:value-type="float" office:value="200">
            <text:p>200</text:p>
          </table:table-cell>
          <table:table-cell office:value-type="string">
            <text:p>|</text:p>
          </table:table-cell>
          <table:table-cell table:formula="of:=IF(ISERROR([Sheet1.M136]);0;[Sheet1.M136])" office:value-type="percentage" office:value="0.222222222222222">
            <text:p>22%</text:p>
          </table:table-cell>
          <table:table-cell office:value-type="string">
            <text:p>|</text:p>
          </table:table-cell>
          <table:table-cell table:formula="of:=[Sheet1.N136]" office:value-type="percentage" office:value="0.501960784313726">
            <text:p>5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37]" office:value-type="string" office:string-value="snow ">
            <text:p>snow </text:p>
          </table:table-cell>
          <table:table-cell office:value-type="string">
            <text:p>|</text:p>
          </table:table-cell>
          <table:table-cell table:formula="of:=[Sheet1.E137]" office:value-type="string" office:string-value="#fffafa ">
            <text:p>#fffafa </text:p>
          </table:table-cell>
          <table:table-cell table:number-columns-repeated="2" office:value-type="string">
            <text:p>|</text:p>
          </table:table-cell>
          <table:table-cell table:formula="of:=[Sheet1.F137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G137]" office:value-type="float" office:value="250">
            <text:p>250</text:p>
          </table:table-cell>
          <table:table-cell office:value-type="string">
            <text:p>|</text:p>
          </table:table-cell>
          <table:table-cell table:formula="of:=[Sheet1.H137]" office:value-type="float" office:value="250">
            <text:p>250</text:p>
          </table:table-cell>
          <table:table-cell table:number-columns-repeated="2" office:value-type="string">
            <text:p>|</text:p>
          </table:table-cell>
          <table:table-cell table:formula="of:=[Sheet1.I137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J137]" office:value-type="percentage" office:value="0.980392156862745">
            <text:p>98%</text:p>
          </table:table-cell>
          <table:table-cell office:value-type="string">
            <text:p>|</text:p>
          </table:table-cell>
          <table:table-cell table:formula="of:=[Sheet1.K137]" office:value-type="percentage" office:value="0.980392156862745">
            <text:p>98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37]); 0; [Sheet1.L137])" office:value-type="float" office:value="360">
            <text:p>360</text:p>
          </table:table-cell>
          <table:table-cell office:value-type="string">
            <text:p>|</text:p>
          </table:table-cell>
          <table:table-cell table:formula="of:=IF(ISERROR([Sheet1.M137]);0;[Sheet1.M137])" office:value-type="percentage" office:value="0.0196078431372549">
            <text:p>2%</text:p>
          </table:table-cell>
          <table:table-cell office:value-type="string">
            <text:p>|</text:p>
          </table:table-cell>
          <table:table-cell table:formula="of:=[Sheet1.N137]" office:value-type="percentage" office:value="0.990196078431373">
            <text:p>99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38]" office:value-type="string" office:string-value="springGreen ">
            <text:p>springGreen </text:p>
          </table:table-cell>
          <table:table-cell office:value-type="string">
            <text:p>|</text:p>
          </table:table-cell>
          <table:table-cell table:formula="of:=[Sheet1.E138]" office:value-type="string" office:string-value="#00ff7f ">
            <text:p>#00ff7f </text:p>
          </table:table-cell>
          <table:table-cell table:number-columns-repeated="2" office:value-type="string">
            <text:p>|</text:p>
          </table:table-cell>
          <table:table-cell table:formula="of:=[Sheet1.F138]" office:value-type="float" office:value="0">
            <text:p>0</text:p>
          </table:table-cell>
          <table:table-cell office:value-type="string">
            <text:p>|</text:p>
          </table:table-cell>
          <table:table-cell table:formula="of:=[Sheet1.G138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H138]" office:value-type="float" office:value="127">
            <text:p>127</text:p>
          </table:table-cell>
          <table:table-cell table:number-columns-repeated="2" office:value-type="string">
            <text:p>|</text:p>
          </table:table-cell>
          <table:table-cell table:formula="of:=[Sheet1.I138]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J138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K138]" office:value-type="percentage" office:value="0.498039215686275">
            <text:p>5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38]); 0; [Sheet1.L138])" office:value-type="float" office:value="159.895287958115">
            <text:p>160</text:p>
          </table:table-cell>
          <table:table-cell office:value-type="string">
            <text:p>|</text:p>
          </table:table-cell>
          <table:table-cell table:formula="of:=IF(ISERROR([Sheet1.M138]);0;[Sheet1.M138])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N138]" office:value-type="percentage" office:value="0.5">
            <text:p>5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39]" office:value-type="string" office:string-value="steelBlue ">
            <text:p>steelBlue </text:p>
          </table:table-cell>
          <table:table-cell office:value-type="string">
            <text:p>|</text:p>
          </table:table-cell>
          <table:table-cell table:formula="of:=[Sheet1.E139]" office:value-type="string" office:string-value="#4682b4 ">
            <text:p>#4682b4 </text:p>
          </table:table-cell>
          <table:table-cell table:number-columns-repeated="2" office:value-type="string">
            <text:p>|</text:p>
          </table:table-cell>
          <table:table-cell table:formula="of:=[Sheet1.F139]" office:value-type="float" office:value="70">
            <text:p>70</text:p>
          </table:table-cell>
          <table:table-cell office:value-type="string">
            <text:p>|</text:p>
          </table:table-cell>
          <table:table-cell table:formula="of:=[Sheet1.G139]" office:value-type="float" office:value="130">
            <text:p>130</text:p>
          </table:table-cell>
          <table:table-cell office:value-type="string">
            <text:p>|</text:p>
          </table:table-cell>
          <table:table-cell table:formula="of:=[Sheet1.H139]" office:value-type="float" office:value="180">
            <text:p>180</text:p>
          </table:table-cell>
          <table:table-cell table:number-columns-repeated="2" office:value-type="string">
            <text:p>|</text:p>
          </table:table-cell>
          <table:table-cell table:formula="of:=[Sheet1.I139]" office:value-type="percentage" office:value="0.274509803921569">
            <text:p>27%</text:p>
          </table:table-cell>
          <table:table-cell office:value-type="string">
            <text:p>|</text:p>
          </table:table-cell>
          <table:table-cell table:formula="of:=[Sheet1.J139]" office:value-type="percentage" office:value="0.509803921568627">
            <text:p>51%</text:p>
          </table:table-cell>
          <table:table-cell office:value-type="string">
            <text:p>|</text:p>
          </table:table-cell>
          <table:table-cell table:formula="of:=[Sheet1.K139]" office:value-type="percentage" office:value="0.705882352941176">
            <text:p>71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39]); 0; [Sheet1.L139])" office:value-type="float" office:value="197.647058823529">
            <text:p>198</text:p>
          </table:table-cell>
          <table:table-cell office:value-type="string">
            <text:p>|</text:p>
          </table:table-cell>
          <table:table-cell table:formula="of:=IF(ISERROR([Sheet1.M139]);0;[Sheet1.M139])" office:value-type="percentage" office:value="0.611111111111111">
            <text:p>61%</text:p>
          </table:table-cell>
          <table:table-cell office:value-type="string">
            <text:p>|</text:p>
          </table:table-cell>
          <table:table-cell table:formula="of:=[Sheet1.N139]" office:value-type="percentage" office:value="0.490196078431373">
            <text:p>49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40]" office:value-type="string" office:string-value="tan ">
            <text:p>tan </text:p>
          </table:table-cell>
          <table:table-cell office:value-type="string">
            <text:p>|</text:p>
          </table:table-cell>
          <table:table-cell table:formula="of:=[Sheet1.E140]" office:value-type="string" office:string-value="#d2b48c ">
            <text:p>#d2b48c </text:p>
          </table:table-cell>
          <table:table-cell table:number-columns-repeated="2" office:value-type="string">
            <text:p>|</text:p>
          </table:table-cell>
          <table:table-cell table:formula="of:=[Sheet1.F140]" office:value-type="float" office:value="210">
            <text:p>210</text:p>
          </table:table-cell>
          <table:table-cell office:value-type="string">
            <text:p>|</text:p>
          </table:table-cell>
          <table:table-cell table:formula="of:=[Sheet1.G140]" office:value-type="float" office:value="180">
            <text:p>180</text:p>
          </table:table-cell>
          <table:table-cell office:value-type="string">
            <text:p>|</text:p>
          </table:table-cell>
          <table:table-cell table:formula="of:=[Sheet1.H140]" office:value-type="float" office:value="140">
            <text:p>140</text:p>
          </table:table-cell>
          <table:table-cell table:number-columns-repeated="2" office:value-type="string">
            <text:p>|</text:p>
          </table:table-cell>
          <table:table-cell table:formula="of:=[Sheet1.I140]" office:value-type="percentage" office:value="0.823529411764706">
            <text:p>82%</text:p>
          </table:table-cell>
          <table:table-cell office:value-type="string">
            <text:p>|</text:p>
          </table:table-cell>
          <table:table-cell table:formula="of:=[Sheet1.J140]" office:value-type="percentage" office:value="0.705882352941176">
            <text:p>71%</text:p>
          </table:table-cell>
          <table:table-cell office:value-type="string">
            <text:p>|</text:p>
          </table:table-cell>
          <table:table-cell table:formula="of:=[Sheet1.K140]" office:value-type="percentage" office:value="0.549019607843137">
            <text:p>55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40]); 0; [Sheet1.L140])" office:value-type="float" office:value="43.6363636363636">
            <text:p>44</text:p>
          </table:table-cell>
          <table:table-cell office:value-type="string">
            <text:p>|</text:p>
          </table:table-cell>
          <table:table-cell table:formula="of:=IF(ISERROR([Sheet1.M140]);0;[Sheet1.M140])" office:value-type="percentage" office:value="0.333333333333333">
            <text:p>33%</text:p>
          </table:table-cell>
          <table:table-cell office:value-type="string">
            <text:p>|</text:p>
          </table:table-cell>
          <table:table-cell table:formula="of:=[Sheet1.N140]" office:value-type="percentage" office:value="0.686274509803922">
            <text:p>69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41]" office:value-type="string" office:string-value="teal ">
            <text:p>teal </text:p>
          </table:table-cell>
          <table:table-cell office:value-type="string">
            <text:p>|</text:p>
          </table:table-cell>
          <table:table-cell table:formula="of:=[Sheet1.E141]" office:value-type="string" office:string-value="#008080 ">
            <text:p>#008080 </text:p>
          </table:table-cell>
          <table:table-cell table:number-columns-repeated="2" office:value-type="string">
            <text:p>|</text:p>
          </table:table-cell>
          <table:table-cell table:formula="of:=[Sheet1.F141]" office:value-type="float" office:value="0">
            <text:p>0</text:p>
          </table:table-cell>
          <table:table-cell office:value-type="string">
            <text:p>|</text:p>
          </table:table-cell>
          <table:table-cell table:formula="of:=[Sheet1.G141]" office:value-type="float" office:value="128">
            <text:p>128</text:p>
          </table:table-cell>
          <table:table-cell office:value-type="string">
            <text:p>|</text:p>
          </table:table-cell>
          <table:table-cell table:formula="of:=[Sheet1.H141]" office:value-type="float" office:value="128">
            <text:p>128</text:p>
          </table:table-cell>
          <table:table-cell table:number-columns-repeated="2" office:value-type="string">
            <text:p>|</text:p>
          </table:table-cell>
          <table:table-cell table:formula="of:=[Sheet1.I141]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J141]" office:value-type="percentage" office:value="0.501960784313726">
            <text:p>50%</text:p>
          </table:table-cell>
          <table:table-cell office:value-type="string">
            <text:p>|</text:p>
          </table:table-cell>
          <table:table-cell table:formula="of:=[Sheet1.K141]" office:value-type="percentage" office:value="0.501960784313726">
            <text:p>5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41]); 0; [Sheet1.L141])" office:value-type="float" office:value="180">
            <text:p>180</text:p>
          </table:table-cell>
          <table:table-cell office:value-type="string">
            <text:p>|</text:p>
          </table:table-cell>
          <table:table-cell table:formula="of:=IF(ISERROR([Sheet1.M141]);0;[Sheet1.M141])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N141]" office:value-type="percentage" office:value="0.250980392156863">
            <text:p>25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42]" office:value-type="string" office:string-value="thistle ">
            <text:p>thistle </text:p>
          </table:table-cell>
          <table:table-cell office:value-type="string">
            <text:p>|</text:p>
          </table:table-cell>
          <table:table-cell table:formula="of:=[Sheet1.E142]" office:value-type="string" office:string-value="#d8bfd8 ">
            <text:p>#d8bfd8 </text:p>
          </table:table-cell>
          <table:table-cell table:number-columns-repeated="2" office:value-type="string">
            <text:p>|</text:p>
          </table:table-cell>
          <table:table-cell table:formula="of:=[Sheet1.F142]" office:value-type="float" office:value="216">
            <text:p>216</text:p>
          </table:table-cell>
          <table:table-cell office:value-type="string">
            <text:p>|</text:p>
          </table:table-cell>
          <table:table-cell table:formula="of:=[Sheet1.G142]" office:value-type="float" office:value="191">
            <text:p>191</text:p>
          </table:table-cell>
          <table:table-cell office:value-type="string">
            <text:p>|</text:p>
          </table:table-cell>
          <table:table-cell table:formula="of:=[Sheet1.H142]" office:value-type="float" office:value="216">
            <text:p>216</text:p>
          </table:table-cell>
          <table:table-cell table:number-columns-repeated="2" office:value-type="string">
            <text:p>|</text:p>
          </table:table-cell>
          <table:table-cell table:formula="of:=[Sheet1.I142]" office:value-type="percentage" office:value="0.847058823529412">
            <text:p>85%</text:p>
          </table:table-cell>
          <table:table-cell office:value-type="string">
            <text:p>|</text:p>
          </table:table-cell>
          <table:table-cell table:formula="of:=[Sheet1.J142]" office:value-type="percentage" office:value="0.749019607843137">
            <text:p>75%</text:p>
          </table:table-cell>
          <table:table-cell office:value-type="string">
            <text:p>|</text:p>
          </table:table-cell>
          <table:table-cell table:formula="of:=[Sheet1.K142]" office:value-type="percentage" office:value="0.847058823529412">
            <text:p>85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42]); 0; [Sheet1.L142])" office:value-type="float" office:value="300">
            <text:p>300</text:p>
          </table:table-cell>
          <table:table-cell office:value-type="string">
            <text:p>|</text:p>
          </table:table-cell>
          <table:table-cell table:formula="of:=IF(ISERROR([Sheet1.M142]);0;[Sheet1.M142])" office:value-type="percentage" office:value="0.115740740740741">
            <text:p>12%</text:p>
          </table:table-cell>
          <table:table-cell office:value-type="string">
            <text:p>|</text:p>
          </table:table-cell>
          <table:table-cell table:formula="of:=[Sheet1.N142]" office:value-type="percentage" office:value="0.798039215686275">
            <text:p>8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43]" office:value-type="string" office:string-value="tomato ">
            <text:p>tomato </text:p>
          </table:table-cell>
          <table:table-cell office:value-type="string">
            <text:p>|</text:p>
          </table:table-cell>
          <table:table-cell table:formula="of:=[Sheet1.E143]" office:value-type="string" office:string-value="#ff6347 ">
            <text:p>#ff6347 </text:p>
          </table:table-cell>
          <table:table-cell table:number-columns-repeated="2" office:value-type="string">
            <text:p>|</text:p>
          </table:table-cell>
          <table:table-cell table:formula="of:=[Sheet1.F143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G143]" office:value-type="float" office:value="99">
            <text:p>99</text:p>
          </table:table-cell>
          <table:table-cell office:value-type="string">
            <text:p>|</text:p>
          </table:table-cell>
          <table:table-cell table:formula="of:=[Sheet1.H143]" office:value-type="float" office:value="71">
            <text:p>71</text:p>
          </table:table-cell>
          <table:table-cell table:number-columns-repeated="2" office:value-type="string">
            <text:p>|</text:p>
          </table:table-cell>
          <table:table-cell table:formula="of:=[Sheet1.I143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J143]" office:value-type="percentage" office:value="0.388235294117647">
            <text:p>39%</text:p>
          </table:table-cell>
          <table:table-cell office:value-type="string">
            <text:p>|</text:p>
          </table:table-cell>
          <table:table-cell table:formula="of:=[Sheet1.K143]" office:value-type="percentage" office:value="0.27843137254902">
            <text:p>28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43]); 0; [Sheet1.L143])" office:value-type="float" office:value="15.8490566037736">
            <text:p>16</text:p>
          </table:table-cell>
          <table:table-cell office:value-type="string">
            <text:p>|</text:p>
          </table:table-cell>
          <table:table-cell table:formula="of:=IF(ISERROR([Sheet1.M143]);0;[Sheet1.M143])" office:value-type="percentage" office:value="0.72156862745098">
            <text:p>72%</text:p>
          </table:table-cell>
          <table:table-cell office:value-type="string">
            <text:p>|</text:p>
          </table:table-cell>
          <table:table-cell table:formula="of:=[Sheet1.N143]" office:value-type="percentage" office:value="0.63921568627451">
            <text:p>64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44]" office:value-type="string" office:string-value="turquoise ">
            <text:p>turquoise </text:p>
          </table:table-cell>
          <table:table-cell office:value-type="string">
            <text:p>|</text:p>
          </table:table-cell>
          <table:table-cell table:formula="of:=[Sheet1.E144]" office:value-type="string" office:string-value="#40e0d0 ">
            <text:p>#40e0d0 </text:p>
          </table:table-cell>
          <table:table-cell table:number-columns-repeated="2" office:value-type="string">
            <text:p>|</text:p>
          </table:table-cell>
          <table:table-cell table:formula="of:=[Sheet1.F144]" office:value-type="float" office:value="64">
            <text:p>64</text:p>
          </table:table-cell>
          <table:table-cell office:value-type="string">
            <text:p>|</text:p>
          </table:table-cell>
          <table:table-cell table:formula="of:=[Sheet1.G144]" office:value-type="float" office:value="224">
            <text:p>224</text:p>
          </table:table-cell>
          <table:table-cell office:value-type="string">
            <text:p>|</text:p>
          </table:table-cell>
          <table:table-cell table:formula="of:=[Sheet1.H144]" office:value-type="float" office:value="208">
            <text:p>208</text:p>
          </table:table-cell>
          <table:table-cell table:number-columns-repeated="2" office:value-type="string">
            <text:p>|</text:p>
          </table:table-cell>
          <table:table-cell table:formula="of:=[Sheet1.I144]" office:value-type="percentage" office:value="0.250980392156863">
            <text:p>25%</text:p>
          </table:table-cell>
          <table:table-cell office:value-type="string">
            <text:p>|</text:p>
          </table:table-cell>
          <table:table-cell table:formula="of:=[Sheet1.J144]" office:value-type="percentage" office:value="0.87843137254902">
            <text:p>88%</text:p>
          </table:table-cell>
          <table:table-cell office:value-type="string">
            <text:p>|</text:p>
          </table:table-cell>
          <table:table-cell table:formula="of:=[Sheet1.K144]" office:value-type="percentage" office:value="0.815686274509804">
            <text:p>82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44]); 0; [Sheet1.L144])" office:value-type="float" office:value="176.842105263158">
            <text:p>177</text:p>
          </table:table-cell>
          <table:table-cell office:value-type="string">
            <text:p>|</text:p>
          </table:table-cell>
          <table:table-cell table:formula="of:=IF(ISERROR([Sheet1.M144]);0;[Sheet1.M144])" office:value-type="percentage" office:value="0.714285714285714">
            <text:p>71%</text:p>
          </table:table-cell>
          <table:table-cell office:value-type="string">
            <text:p>|</text:p>
          </table:table-cell>
          <table:table-cell table:formula="of:=[Sheet1.N144]" office:value-type="percentage" office:value="0.564705882352941">
            <text:p>56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45]" office:value-type="string" office:string-value="violet ">
            <text:p>violet </text:p>
          </table:table-cell>
          <table:table-cell office:value-type="string">
            <text:p>|</text:p>
          </table:table-cell>
          <table:table-cell table:formula="of:=[Sheet1.E145]" office:value-type="string" office:string-value="#ee82ee ">
            <text:p>#ee82ee </text:p>
          </table:table-cell>
          <table:table-cell table:number-columns-repeated="2" office:value-type="string">
            <text:p>|</text:p>
          </table:table-cell>
          <table:table-cell table:formula="of:=[Sheet1.F145]" office:value-type="float" office:value="238">
            <text:p>238</text:p>
          </table:table-cell>
          <table:table-cell office:value-type="string">
            <text:p>|</text:p>
          </table:table-cell>
          <table:table-cell table:formula="of:=[Sheet1.G145]" office:value-type="float" office:value="130">
            <text:p>130</text:p>
          </table:table-cell>
          <table:table-cell office:value-type="string">
            <text:p>|</text:p>
          </table:table-cell>
          <table:table-cell table:formula="of:=[Sheet1.H145]" office:value-type="float" office:value="238">
            <text:p>238</text:p>
          </table:table-cell>
          <table:table-cell table:number-columns-repeated="2" office:value-type="string">
            <text:p>|</text:p>
          </table:table-cell>
          <table:table-cell table:formula="of:=[Sheet1.I145]" office:value-type="percentage" office:value="0.933333333333333">
            <text:p>93%</text:p>
          </table:table-cell>
          <table:table-cell office:value-type="string">
            <text:p>|</text:p>
          </table:table-cell>
          <table:table-cell table:formula="of:=[Sheet1.J145]" office:value-type="percentage" office:value="0.509803921568627">
            <text:p>51%</text:p>
          </table:table-cell>
          <table:table-cell office:value-type="string">
            <text:p>|</text:p>
          </table:table-cell>
          <table:table-cell table:formula="of:=[Sheet1.K145]" office:value-type="percentage" office:value="0.933333333333333">
            <text:p>93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45]); 0; [Sheet1.L145])" office:value-type="float" office:value="300">
            <text:p>300</text:p>
          </table:table-cell>
          <table:table-cell office:value-type="string">
            <text:p>|</text:p>
          </table:table-cell>
          <table:table-cell table:formula="of:=IF(ISERROR([Sheet1.M145]);0;[Sheet1.M145])" office:value-type="percentage" office:value="0.453781512605042">
            <text:p>45%</text:p>
          </table:table-cell>
          <table:table-cell office:value-type="string">
            <text:p>|</text:p>
          </table:table-cell>
          <table:table-cell table:formula="of:=[Sheet1.N145]" office:value-type="percentage" office:value="0.72156862745098">
            <text:p>72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46]" office:value-type="string" office:string-value="wheat ">
            <text:p>wheat </text:p>
          </table:table-cell>
          <table:table-cell office:value-type="string">
            <text:p>|</text:p>
          </table:table-cell>
          <table:table-cell table:formula="of:=[Sheet1.E146]" office:value-type="string" office:string-value="#f5deb3 ">
            <text:p>#f5deb3 </text:p>
          </table:table-cell>
          <table:table-cell table:number-columns-repeated="2" office:value-type="string">
            <text:p>|</text:p>
          </table:table-cell>
          <table:table-cell table:formula="of:=[Sheet1.F146]" office:value-type="float" office:value="245">
            <text:p>245</text:p>
          </table:table-cell>
          <table:table-cell office:value-type="string">
            <text:p>|</text:p>
          </table:table-cell>
          <table:table-cell table:formula="of:=[Sheet1.G146]" office:value-type="float" office:value="222">
            <text:p>222</text:p>
          </table:table-cell>
          <table:table-cell office:value-type="string">
            <text:p>|</text:p>
          </table:table-cell>
          <table:table-cell table:formula="of:=[Sheet1.H146]" office:value-type="float" office:value="179">
            <text:p>179</text:p>
          </table:table-cell>
          <table:table-cell table:number-columns-repeated="2" office:value-type="string">
            <text:p>|</text:p>
          </table:table-cell>
          <table:table-cell table:formula="of:=[Sheet1.I146]" office:value-type="percentage" office:value="0.96078431372549">
            <text:p>96%</text:p>
          </table:table-cell>
          <table:table-cell office:value-type="string">
            <text:p>|</text:p>
          </table:table-cell>
          <table:table-cell table:formula="of:=[Sheet1.J146]" office:value-type="percentage" office:value="0.870588235294118">
            <text:p>87%</text:p>
          </table:table-cell>
          <table:table-cell office:value-type="string">
            <text:p>|</text:p>
          </table:table-cell>
          <table:table-cell table:formula="of:=[Sheet1.K146]" office:value-type="percentage" office:value="0.701960784313725">
            <text:p>7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46]); 0; [Sheet1.L146])" office:value-type="float" office:value="47.3394495412844">
            <text:p>47</text:p>
          </table:table-cell>
          <table:table-cell office:value-type="string">
            <text:p>|</text:p>
          </table:table-cell>
          <table:table-cell table:formula="of:=IF(ISERROR([Sheet1.M146]);0;[Sheet1.M146])" office:value-type="percentage" office:value="0.269387755102041">
            <text:p>27%</text:p>
          </table:table-cell>
          <table:table-cell office:value-type="string">
            <text:p>|</text:p>
          </table:table-cell>
          <table:table-cell table:formula="of:=[Sheet1.N146]" office:value-type="percentage" office:value="0.831372549019608">
            <text:p>83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47]" office:value-type="string" office:string-value="white ">
            <text:p>white </text:p>
          </table:table-cell>
          <table:table-cell office:value-type="string">
            <text:p>|</text:p>
          </table:table-cell>
          <table:table-cell table:formula="of:=[Sheet1.E147]" office:value-type="string" office:string-value="#ffffff ">
            <text:p>#ffffff </text:p>
          </table:table-cell>
          <table:table-cell table:number-columns-repeated="2" office:value-type="string">
            <text:p>|</text:p>
          </table:table-cell>
          <table:table-cell table:formula="of:=[Sheet1.F147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G147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H147]" office:value-type="float" office:value="255">
            <text:p>255</text:p>
          </table:table-cell>
          <table:table-cell table:number-columns-repeated="2" office:value-type="string">
            <text:p>|</text:p>
          </table:table-cell>
          <table:table-cell table:formula="of:=[Sheet1.I147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J147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K147]" office:value-type="percentage" office:value="1">
            <text:p>10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47]); 0; [Sheet1.L147])" office:value-type="float" office:value="0">
            <text:p>0</text:p>
          </table:table-cell>
          <table:table-cell office:value-type="string">
            <text:p>|</text:p>
          </table:table-cell>
          <table:table-cell table:formula="of:=IF(ISERROR([Sheet1.M147]);0;[Sheet1.M147])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N147]" office:value-type="percentage" office:value="1">
            <text:p>10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48]" office:value-type="string" office:string-value="whiteSmoke ">
            <text:p>whiteSmoke </text:p>
          </table:table-cell>
          <table:table-cell office:value-type="string">
            <text:p>|</text:p>
          </table:table-cell>
          <table:table-cell table:formula="of:=[Sheet1.E148]" office:value-type="string" office:string-value="#f5f5f5 ">
            <text:p>#f5f5f5 </text:p>
          </table:table-cell>
          <table:table-cell table:number-columns-repeated="2" office:value-type="string">
            <text:p>|</text:p>
          </table:table-cell>
          <table:table-cell table:formula="of:=[Sheet1.F148]" office:value-type="float" office:value="245">
            <text:p>245</text:p>
          </table:table-cell>
          <table:table-cell office:value-type="string">
            <text:p>|</text:p>
          </table:table-cell>
          <table:table-cell table:formula="of:=[Sheet1.G148]" office:value-type="float" office:value="245">
            <text:p>245</text:p>
          </table:table-cell>
          <table:table-cell office:value-type="string">
            <text:p>|</text:p>
          </table:table-cell>
          <table:table-cell table:formula="of:=[Sheet1.H148]" office:value-type="float" office:value="245">
            <text:p>245</text:p>
          </table:table-cell>
          <table:table-cell table:number-columns-repeated="2" office:value-type="string">
            <text:p>|</text:p>
          </table:table-cell>
          <table:table-cell table:formula="of:=[Sheet1.I148]" office:value-type="percentage" office:value="0.96078431372549">
            <text:p>96%</text:p>
          </table:table-cell>
          <table:table-cell office:value-type="string">
            <text:p>|</text:p>
          </table:table-cell>
          <table:table-cell table:formula="of:=[Sheet1.J148]" office:value-type="percentage" office:value="0.96078431372549">
            <text:p>96%</text:p>
          </table:table-cell>
          <table:table-cell office:value-type="string">
            <text:p>|</text:p>
          </table:table-cell>
          <table:table-cell table:formula="of:=[Sheet1.K148]" office:value-type="percentage" office:value="0.96078431372549">
            <text:p>96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48]); 0; [Sheet1.L148])" office:value-type="float" office:value="0">
            <text:p>0</text:p>
          </table:table-cell>
          <table:table-cell office:value-type="string">
            <text:p>|</text:p>
          </table:table-cell>
          <table:table-cell table:formula="of:=IF(ISERROR([Sheet1.M148]);0;[Sheet1.M148])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N148]" office:value-type="percentage" office:value="0.96078431372549">
            <text:p>96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49]" office:value-type="string" office:string-value="yellow ">
            <text:p>yellow </text:p>
          </table:table-cell>
          <table:table-cell office:value-type="string">
            <text:p>|</text:p>
          </table:table-cell>
          <table:table-cell table:formula="of:=[Sheet1.E149]" office:value-type="string" office:string-value="#ffff00 ">
            <text:p>#ffff00 </text:p>
          </table:table-cell>
          <table:table-cell table:number-columns-repeated="2" office:value-type="string">
            <text:p>|</text:p>
          </table:table-cell>
          <table:table-cell table:formula="of:=[Sheet1.F149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G149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H149]" office:value-type="float" office:value="0">
            <text:p>0</text:p>
          </table:table-cell>
          <table:table-cell table:number-columns-repeated="2" office:value-type="string">
            <text:p>|</text:p>
          </table:table-cell>
          <table:table-cell table:formula="of:=[Sheet1.I149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J149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K149]" office:value-type="percentage" office:value="0">
            <text:p>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49]); 0; [Sheet1.L149])" office:value-type="float" office:value="60">
            <text:p>60</text:p>
          </table:table-cell>
          <table:table-cell office:value-type="string">
            <text:p>|</text:p>
          </table:table-cell>
          <table:table-cell table:formula="of:=IF(ISERROR([Sheet1.M149]);0;[Sheet1.M149])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N149]" office:value-type="percentage" office:value="0.5">
            <text:p>5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50]" office:value-type="string" office:string-value="yellowGreen ">
            <text:p>yellowGreen </text:p>
          </table:table-cell>
          <table:table-cell office:value-type="string">
            <text:p>|</text:p>
          </table:table-cell>
          <table:table-cell table:formula="of:=[Sheet1.E150]" office:value-type="string" office:string-value="#9acd32 ">
            <text:p>#9acd32 </text:p>
          </table:table-cell>
          <table:table-cell table:number-columns-repeated="2" office:value-type="string">
            <text:p>|</text:p>
          </table:table-cell>
          <table:table-cell table:formula="of:=[Sheet1.F150]" office:value-type="float" office:value="154">
            <text:p>154</text:p>
          </table:table-cell>
          <table:table-cell office:value-type="string">
            <text:p>|</text:p>
          </table:table-cell>
          <table:table-cell table:formula="of:=[Sheet1.G150]" office:value-type="float" office:value="205">
            <text:p>205</text:p>
          </table:table-cell>
          <table:table-cell office:value-type="string">
            <text:p>|</text:p>
          </table:table-cell>
          <table:table-cell table:formula="of:=[Sheet1.H150]" office:value-type="float" office:value="50">
            <text:p>50</text:p>
          </table:table-cell>
          <table:table-cell table:number-columns-repeated="2" office:value-type="string">
            <text:p>|</text:p>
          </table:table-cell>
          <table:table-cell table:formula="of:=[Sheet1.I150]" office:value-type="percentage" office:value="0.603921568627451">
            <text:p>60%</text:p>
          </table:table-cell>
          <table:table-cell office:value-type="string">
            <text:p>|</text:p>
          </table:table-cell>
          <table:table-cell table:formula="of:=[Sheet1.J150]" office:value-type="percentage" office:value="0.803921568627451">
            <text:p>80%</text:p>
          </table:table-cell>
          <table:table-cell office:value-type="string">
            <text:p>|</text:p>
          </table:table-cell>
          <table:table-cell table:formula="of:=[Sheet1.K150]" office:value-type="percentage" office:value="0.196078431372549">
            <text:p>2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50]); 0; [Sheet1.L150])" office:value-type="float" office:value="71.8146718146718">
            <text:p>72</text:p>
          </table:table-cell>
          <table:table-cell office:value-type="string">
            <text:p>|</text:p>
          </table:table-cell>
          <table:table-cell table:formula="of:=IF(ISERROR([Sheet1.M150]);0;[Sheet1.M150])" office:value-type="percentage" office:value="0.75609756097561">
            <text:p>76%</text:p>
          </table:table-cell>
          <table:table-cell office:value-type="string">
            <text:p>|</text:p>
          </table:table-cell>
          <table:table-cell table:formula="of:=[Sheet1.N150]" office:value-type="percentage" office:value="0.5">
            <text:p>50%</text:p>
          </table:table-cell>
        </table:table-row>
        <table:table-row table:style-name="ro2" table:number-rows-repeated="1048427">
          <table:table-cell table:number-columns-repeated="25"/>
        </table:table-row>
        <table:table-row table:style-name="ro2">
          <table:table-cell table:number-columns-repeated="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9">2015-03-29</text:date>, <text:time>23:0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1T17:34:49.44</meta:creation-date>
    <dc:date>2015-03-29T23:00:49.58</dc:date>
    <meta:editing-duration>P2DT21M29S</meta:editing-duration>
    <meta:editing-cycles>10</meta:editing-cycles>
    <meta:generator>OpenOffice/4.1.1$Win32 OpenOffice.org_project/411m6$Build-9775</meta:generator>
    <meta:document-statistic meta:table-count="4" meta:cell-count="6824" meta:object-count="0"/>
  </office:meta>
</office:document-meta>
</file>